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244ac7da" officeooo:paragraph-rsid="27911d11"/>
    </style:style>
    <style:style style:name="P48" style:family="paragraph" style:parent-style-name="Text_20_body">
      <style:text-properties fo:language="cs" fo:country="CZ" officeooo:rsid="1e5eb703" officeooo:paragraph-rsid="283b5b27"/>
    </style:style>
    <style:style style:name="P49" style:family="paragraph" style:parent-style-name="Text_20_body">
      <style:text-properties fo:language="cs" fo:country="CZ" officeooo:rsid="283b5b27" officeooo:paragraph-rsid="283b5b27"/>
    </style:style>
    <style:style style:name="P50" style:family="paragraph" style:parent-style-name="Text_20_body">
      <style:text-properties fo:language="cs" fo:country="CZ" officeooo:rsid="17870ee9" officeooo:paragraph-rsid="284f60f7"/>
    </style:style>
    <style:style style:name="P51" style:family="paragraph" style:parent-style-name="Text_20_body">
      <style:text-properties fo:language="cs" fo:country="CZ" officeooo:rsid="28445bcb" officeooo:paragraph-rsid="28445bcb"/>
    </style:style>
    <style:style style:name="P52" style:family="paragraph" style:parent-style-name="Text_20_body">
      <style:text-properties fo:language="cs" fo:country="CZ" officeooo:rsid="287adeee" officeooo:paragraph-rsid="287adeee"/>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officeooo:rsid="2dc276f2" officeooo:paragraph-rsid="2e85268a"/>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c40b032" officeooo:paragraph-rsid="2c40b032"/>
    </style:style>
    <style:style style:name="P121" style:family="paragraph" style:parent-style-name="Text_20_body">
      <style:text-properties style:text-line-through-style="none" style:text-line-through-type="none" officeooo:rsid="246911ff" officeooo:paragraph-rsid="2ca518cd"/>
    </style:style>
    <style:style style:name="P122"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3" style:family="paragraph" style:parent-style-name="Text_20_body">
      <style:text-properties style:text-line-through-style="none" style:text-line-through-type="none" officeooo:rsid="2990865f" officeooo:paragraph-rsid="2990865f"/>
    </style:style>
    <style:style style:name="P124" style:family="paragraph" style:parent-style-name="Text_20_body">
      <style:text-properties style:text-line-through-style="none" style:text-line-through-type="none" officeooo:rsid="2d92ea18" officeooo:paragraph-rsid="2d92ea18"/>
    </style:style>
    <style:style style:name="P125" style:family="paragraph" style:parent-style-name="Text_20_body">
      <style:text-properties style:text-line-through-style="none" style:text-line-through-type="none" officeooo:rsid="18d5013b" officeooo:paragraph-rsid="2de55328"/>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paragraph-properties fo:text-align="end" style:justify-single-word="false"/>
      <style:text-properties officeooo:rsid="1efe6072" officeooo:paragraph-rsid="1efe6072"/>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paragraph-rsid="237987a4"/>
    </style:style>
    <style:style style:name="P166" style:family="paragraph" style:parent-style-name="Text_20_body">
      <style:text-properties officeooo:paragraph-rsid="219805d8"/>
    </style:style>
    <style:style style:name="P167" style:family="paragraph" style:parent-style-name="Text_20_body">
      <style:paragraph-properties fo:text-align="center" style:justify-single-word="false"/>
      <style:text-properties officeooo:paragraph-rsid="0ce719f8"/>
    </style:style>
    <style:style style:name="P168" style:family="paragraph" style:parent-style-name="Text_20_body">
      <style:text-properties officeooo:rsid="2397efe5" officeooo:paragraph-rsid="2397efe5"/>
    </style:style>
    <style:style style:name="P169" style:family="paragraph" style:parent-style-name="Text_20_body">
      <style:text-properties officeooo:rsid="2397efe5" officeooo:paragraph-rsid="23b0ce43"/>
    </style:style>
    <style:style style:name="P170" style:family="paragraph" style:parent-style-name="Text_20_body">
      <style:text-properties officeooo:rsid="23981548" officeooo:paragraph-rsid="23c21e07"/>
    </style:style>
    <style:style style:name="P171" style:family="paragraph" style:parent-style-name="Text_20_body">
      <style:text-properties officeooo:rsid="2399f6d8" officeooo:paragraph-rsid="2399f6d8"/>
    </style:style>
    <style:style style:name="P172" style:family="paragraph" style:parent-style-name="Text_20_body">
      <style:text-properties officeooo:rsid="239ee6d2" officeooo:paragraph-rsid="239ee6d2"/>
    </style:style>
    <style:style style:name="P173" style:family="paragraph" style:parent-style-name="Text_20_body">
      <style:text-properties officeooo:rsid="239ee6d2" officeooo:paragraph-rsid="239ee9e8"/>
    </style:style>
    <style:style style:name="P174" style:family="paragraph" style:parent-style-name="Text_20_body">
      <style:text-properties officeooo:rsid="239ee6d2" officeooo:paragraph-rsid="23a5525d"/>
    </style:style>
    <style:style style:name="P175" style:family="paragraph" style:parent-style-name="Text_20_body">
      <style:text-properties officeooo:rsid="239ee6d2" officeooo:paragraph-rsid="23d41b6c"/>
    </style:style>
    <style:style style:name="P176" style:family="paragraph" style:parent-style-name="Text_20_body">
      <style:text-properties officeooo:rsid="239f3212" officeooo:paragraph-rsid="23a68aaa"/>
    </style:style>
    <style:style style:name="P177" style:family="paragraph" style:parent-style-name="Text_20_body">
      <style:text-properties officeooo:rsid="23a2d0a9" officeooo:paragraph-rsid="23a2d0a9"/>
    </style:style>
    <style:style style:name="P178" style:family="paragraph" style:parent-style-name="Text_20_body">
      <style:text-properties officeooo:rsid="23a5525d" officeooo:paragraph-rsid="23a5525d"/>
    </style:style>
    <style:style style:name="P179" style:family="paragraph" style:parent-style-name="Text_20_body">
      <style:text-properties officeooo:rsid="23aa7f86" officeooo:paragraph-rsid="23c07497"/>
    </style:style>
    <style:style style:name="P180" style:family="paragraph" style:parent-style-name="Text_20_body">
      <style:text-properties officeooo:rsid="23c804c5" officeooo:paragraph-rsid="23cb1884"/>
    </style:style>
    <style:style style:name="P181" style:family="paragraph" style:parent-style-name="Text_20_body">
      <style:text-properties officeooo:rsid="23c97ddf" officeooo:paragraph-rsid="23c97ddf"/>
    </style:style>
    <style:style style:name="P182" style:family="paragraph" style:parent-style-name="Text_20_body">
      <style:text-properties officeooo:rsid="23cc4087" officeooo:paragraph-rsid="23cc4087"/>
    </style:style>
    <style:style style:name="P183" style:family="paragraph" style:parent-style-name="Text_20_body">
      <style:text-properties officeooo:rsid="23d41b6c" officeooo:paragraph-rsid="23d41b6c"/>
    </style:style>
    <style:style style:name="P184" style:family="paragraph" style:parent-style-name="Text_20_body">
      <style:text-properties officeooo:rsid="2431d875" officeooo:paragraph-rsid="2431d875"/>
    </style:style>
    <style:style style:name="P185" style:family="paragraph" style:parent-style-name="Text_20_body">
      <style:text-properties officeooo:rsid="2437c5dd" officeooo:paragraph-rsid="2437c5dd"/>
    </style:style>
    <style:style style:name="P186" style:family="paragraph" style:parent-style-name="Text_20_body">
      <style:text-properties officeooo:rsid="2439eff7" officeooo:paragraph-rsid="2444f0d8"/>
    </style:style>
    <style:style style:name="P187" style:family="paragraph" style:parent-style-name="Text_20_body">
      <style:text-properties officeooo:rsid="2152db7f" officeooo:paragraph-rsid="2455efb8"/>
    </style:style>
    <style:style style:name="P188" style:family="paragraph" style:parent-style-name="Text_20_body">
      <style:text-properties officeooo:rsid="246de800" officeooo:paragraph-rsid="24c89ecb"/>
    </style:style>
    <style:style style:name="P189" style:family="paragraph" style:parent-style-name="Text_20_body">
      <style:text-properties officeooo:rsid="249a7289" officeooo:paragraph-rsid="249d1577"/>
    </style:style>
    <style:style style:name="P190" style:family="paragraph" style:parent-style-name="Text_20_body">
      <style:text-properties officeooo:rsid="249ff65b" officeooo:paragraph-rsid="249ff65b"/>
    </style:style>
    <style:style style:name="P191" style:family="paragraph" style:parent-style-name="Text_20_body">
      <style:text-properties officeooo:rsid="24a005f2" officeooo:paragraph-rsid="24a005f2"/>
    </style:style>
    <style:style style:name="P192" style:family="paragraph" style:parent-style-name="Text_20_body">
      <style:text-properties officeooo:rsid="249bb37b" officeooo:paragraph-rsid="249d1577"/>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rsid="24969cfe" officeooo:paragraph-rsid="24969cfe"/>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1bdbbaf9" officeooo:paragraph-rsid="2849de42"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160e7e69" officeooo:paragraph-rsid="284eff00" style:font-style-asian="normal" style:font-style-complex="normal"/>
    </style:style>
    <style:style style:name="P235" style:family="paragraph" style:parent-style-name="Text_20_body">
      <style:text-properties fo:font-style="normal" officeooo:rsid="161194ba" officeooo:paragraph-rsid="284eff00" style:font-style-asian="normal" style:font-style-complex="normal"/>
    </style:style>
    <style:style style:name="P236" style:family="paragraph" style:parent-style-name="Text_20_body">
      <style:text-properties fo:font-style="normal" officeooo:rsid="287f4470" officeooo:paragraph-rsid="287f4470" style:font-style-asian="normal" style:font-style-complex="normal"/>
    </style:style>
    <style:style style:name="P237" style:family="paragraph" style:parent-style-name="Text_20_body">
      <style:text-properties fo:font-style="normal" officeooo:rsid="18c84115" officeooo:paragraph-rsid="2e450f13"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09a335" officeooo:paragraph-rsid="27911d11"/>
    </style:style>
    <style:style style:name="P256" style:family="paragraph" style:parent-style-name="Text_20_body">
      <style:text-properties officeooo:rsid="244802c2" officeooo:paragraph-rsid="27911d11"/>
    </style:style>
    <style:style style:name="P257" style:family="paragraph" style:parent-style-name="Text_20_body">
      <style:text-properties officeooo:rsid="2795358b" officeooo:paragraph-rsid="2795358b"/>
    </style:style>
    <style:style style:name="P258" style:family="paragraph" style:parent-style-name="Text_20_body">
      <style:text-properties officeooo:rsid="279e46b6" officeooo:paragraph-rsid="279e46b6"/>
    </style:style>
    <style:style style:name="P259" style:family="paragraph" style:parent-style-name="Text_20_body">
      <style:text-properties officeooo:rsid="218cfb73" officeooo:paragraph-rsid="27f3e5ba"/>
    </style:style>
    <style:style style:name="P260" style:family="paragraph" style:parent-style-name="Text_20_body">
      <style:text-properties officeooo:rsid="27c1a74d" officeooo:paragraph-rsid="27c1a74d"/>
    </style:style>
    <style:style style:name="P261" style:family="paragraph" style:parent-style-name="Text_20_body">
      <style:text-properties officeooo:rsid="27c703fc" officeooo:paragraph-rsid="27c703fc"/>
    </style:style>
    <style:style style:name="P262" style:family="paragraph" style:parent-style-name="Text_20_body">
      <style:text-properties officeooo:rsid="27de6c88" officeooo:paragraph-rsid="27dfeaae"/>
    </style:style>
    <style:style style:name="P263" style:family="paragraph" style:parent-style-name="Text_20_body">
      <style:text-properties officeooo:rsid="27dfeaae" officeooo:paragraph-rsid="27dfeaae"/>
    </style:style>
    <style:style style:name="P264" style:family="paragraph" style:parent-style-name="Text_20_body">
      <style:text-properties officeooo:rsid="27e201ac" officeooo:paragraph-rsid="27e201ac"/>
    </style:style>
    <style:style style:name="P265" style:family="paragraph" style:parent-style-name="Text_20_body">
      <style:text-properties officeooo:rsid="27ea0ea6" officeooo:paragraph-rsid="27eb7acb"/>
    </style:style>
    <style:style style:name="P266" style:family="paragraph" style:parent-style-name="Text_20_body">
      <style:text-properties officeooo:rsid="27ebd5a0" officeooo:paragraph-rsid="27ebd5a0"/>
    </style:style>
    <style:style style:name="P267" style:family="paragraph" style:parent-style-name="Text_20_body">
      <style:text-properties officeooo:rsid="27eea8c9" officeooo:paragraph-rsid="27eea8c9"/>
    </style:style>
    <style:style style:name="P268" style:family="paragraph" style:parent-style-name="Text_20_body">
      <style:text-properties officeooo:rsid="27f4fa7b" officeooo:paragraph-rsid="27f4fa7b"/>
    </style:style>
    <style:style style:name="P269" style:family="paragraph" style:parent-style-name="Text_20_body">
      <style:text-properties officeooo:rsid="27f58c0f" officeooo:paragraph-rsid="27f58c0f"/>
    </style:style>
    <style:style style:name="P270" style:family="paragraph" style:parent-style-name="Text_20_body">
      <style:text-properties officeooo:rsid="27f58cff" officeooo:paragraph-rsid="27f58cff"/>
    </style:style>
    <style:style style:name="P271" style:family="paragraph" style:parent-style-name="Text_20_body">
      <style:text-properties officeooo:rsid="27ff85eb" officeooo:paragraph-rsid="27ff85eb"/>
    </style:style>
    <style:style style:name="P272" style:family="paragraph" style:parent-style-name="Text_20_body">
      <style:text-properties officeooo:rsid="2800826c" officeooo:paragraph-rsid="2800826c"/>
    </style:style>
    <style:style style:name="P273" style:family="paragraph" style:parent-style-name="Text_20_body">
      <style:text-properties officeooo:rsid="2801dd04" officeooo:paragraph-rsid="2801dd04"/>
    </style:style>
    <style:style style:name="P274" style:family="paragraph" style:parent-style-name="Text_20_body">
      <style:text-properties officeooo:rsid="28064983" officeooo:paragraph-rsid="28064983"/>
    </style:style>
    <style:style style:name="P275" style:family="paragraph" style:parent-style-name="Text_20_body">
      <style:text-properties officeooo:rsid="281025f2" officeooo:paragraph-rsid="28113e50"/>
    </style:style>
    <style:style style:name="P276" style:family="paragraph" style:parent-style-name="Text_20_body">
      <style:text-properties officeooo:rsid="28159ee9" officeooo:paragraph-rsid="28159ee9"/>
    </style:style>
    <style:style style:name="P277" style:family="paragraph" style:parent-style-name="Text_20_body">
      <style:text-properties officeooo:rsid="27bcad0c" officeooo:paragraph-rsid="26c705ee"/>
    </style:style>
    <style:style style:name="P278" style:family="paragraph" style:parent-style-name="Text_20_body">
      <style:text-properties officeooo:rsid="27be212f" officeooo:paragraph-rsid="27be212f"/>
    </style:style>
    <style:style style:name="P279" style:family="paragraph" style:parent-style-name="Text_20_body">
      <style:text-properties officeooo:rsid="217800a7" officeooo:paragraph-rsid="259f0425"/>
    </style:style>
    <style:style style:name="P280" style:family="paragraph" style:parent-style-name="Text_20_body">
      <style:text-properties officeooo:rsid="27f6cc8e" officeooo:paragraph-rsid="27f6cc8e"/>
    </style:style>
    <style:style style:name="P281" style:family="paragraph" style:parent-style-name="Text_20_body">
      <style:text-properties officeooo:rsid="114dc1c6" officeooo:paragraph-rsid="2830e9f4"/>
    </style:style>
    <style:style style:name="P282" style:family="paragraph" style:parent-style-name="Text_20_body">
      <style:text-properties officeooo:rsid="0d679da4" officeooo:paragraph-rsid="2830e9f4"/>
    </style:style>
    <style:style style:name="P283" style:family="paragraph" style:parent-style-name="Text_20_body">
      <style:text-properties officeooo:rsid="0df8ab2d" officeooo:paragraph-rsid="2830e9f4"/>
    </style:style>
    <style:style style:name="P284" style:family="paragraph" style:parent-style-name="Text_20_body">
      <style:text-properties officeooo:rsid="2832e265" officeooo:paragraph-rsid="2832e265"/>
    </style:style>
    <style:style style:name="P285" style:family="paragraph" style:parent-style-name="Text_20_body">
      <style:text-properties officeooo:rsid="18b7ca6c" officeooo:paragraph-rsid="283a7a76"/>
    </style:style>
    <style:style style:name="P286" style:family="paragraph" style:parent-style-name="Text_20_body">
      <style:text-properties fo:font-style="italic" officeooo:rsid="12ca63e1" officeooo:paragraph-rsid="284eff00" style:font-style-asian="italic" style:font-style-complex="italic"/>
    </style:style>
    <style:style style:name="P287" style:family="paragraph" style:parent-style-name="Text_20_body">
      <style:text-properties fo:font-style="italic" officeooo:rsid="15fad1cc" officeooo:paragraph-rsid="284eff00" style:font-style-asian="italic" style:font-style-complex="italic"/>
    </style:style>
    <style:style style:name="P288" style:family="paragraph" style:parent-style-name="Text_20_body">
      <style:text-properties fo:font-style="italic" officeooo:rsid="12d8b3cc" officeooo:paragraph-rsid="284eff00" style:font-style-asian="italic" style:font-style-complex="italic"/>
    </style:style>
    <style:style style:name="P289" style:family="paragraph" style:parent-style-name="Text_20_body">
      <style:text-properties fo:font-style="italic" officeooo:rsid="160e7e69" officeooo:paragraph-rsid="284eff00" style:font-style-asian="italic" style:font-style-complex="italic"/>
    </style:style>
    <style:style style:name="P290" style:family="paragraph" style:parent-style-name="Text_20_body">
      <style:text-properties officeooo:rsid="1e60abaa" officeooo:paragraph-rsid="283b5b27"/>
    </style:style>
    <style:style style:name="P291" style:family="paragraph" style:parent-style-name="Text_20_body">
      <style:text-properties officeooo:rsid="1daf878f" officeooo:paragraph-rsid="283b5b27"/>
    </style:style>
    <style:style style:name="P292" style:family="paragraph" style:parent-style-name="Text_20_body">
      <style:text-properties officeooo:rsid="1743cb1d" officeooo:paragraph-rsid="283d4ef9"/>
    </style:style>
    <style:style style:name="P293" style:family="paragraph" style:parent-style-name="Text_20_body">
      <style:text-properties officeooo:rsid="19e5887b" officeooo:paragraph-rsid="283d4ef9"/>
    </style:style>
    <style:style style:name="P294" style:family="paragraph" style:parent-style-name="Text_20_body">
      <style:text-properties officeooo:rsid="14c8a310" officeooo:paragraph-rsid="28400f36"/>
    </style:style>
    <style:style style:name="P295" style:family="paragraph" style:parent-style-name="Text_20_body">
      <style:text-properties officeooo:rsid="10ef4032" officeooo:paragraph-rsid="2842b948"/>
    </style:style>
    <style:style style:name="P296" style:family="paragraph" style:parent-style-name="Text_20_body">
      <style:text-properties officeooo:rsid="1ac05084" officeooo:paragraph-rsid="2842b948"/>
    </style:style>
    <style:style style:name="P297" style:family="paragraph" style:parent-style-name="Text_20_body">
      <style:text-properties officeooo:rsid="137b1378" officeooo:paragraph-rsid="2842b948"/>
    </style:style>
    <style:style style:name="P298" style:family="paragraph" style:parent-style-name="Text_20_body">
      <style:text-properties officeooo:rsid="109943b2" officeooo:paragraph-rsid="2842b948"/>
    </style:style>
    <style:style style:name="P299" style:family="paragraph" style:parent-style-name="Text_20_body">
      <style:text-properties officeooo:rsid="1ac27fde" officeooo:paragraph-rsid="2842b948"/>
    </style:style>
    <style:style style:name="P300" style:family="paragraph" style:parent-style-name="Text_20_body">
      <style:text-properties officeooo:rsid="10a2cf85" officeooo:paragraph-rsid="2842b948"/>
    </style:style>
    <style:style style:name="P301" style:family="paragraph" style:parent-style-name="Text_20_body">
      <style:text-properties officeooo:rsid="1a1cdfe0" officeooo:paragraph-rsid="28445bcb"/>
    </style:style>
    <style:style style:name="P302" style:family="paragraph" style:parent-style-name="Text_20_body">
      <style:text-properties officeooo:rsid="284482c7" officeooo:paragraph-rsid="284482c7"/>
    </style:style>
    <style:style style:name="P303" style:family="paragraph" style:parent-style-name="Text_20_body">
      <style:text-properties officeooo:rsid="169df590" officeooo:paragraph-rsid="2849de42"/>
    </style:style>
    <style:style style:name="P304" style:family="paragraph" style:parent-style-name="Text_20_body">
      <style:text-properties officeooo:rsid="14763b02" officeooo:paragraph-rsid="2849de42"/>
    </style:style>
    <style:style style:name="P305" style:family="paragraph" style:parent-style-name="Text_20_body">
      <style:text-properties officeooo:rsid="14763b02" officeooo:paragraph-rsid="284c49a8"/>
    </style:style>
    <style:style style:name="P306" style:family="paragraph" style:parent-style-name="Text_20_body">
      <style:text-properties officeooo:rsid="147b0296" officeooo:paragraph-rsid="2849de42"/>
    </style:style>
    <style:style style:name="P307" style:family="paragraph" style:parent-style-name="Text_20_body">
      <style:text-properties officeooo:rsid="14780134" officeooo:paragraph-rsid="2849de42"/>
    </style:style>
    <style:style style:name="P308" style:family="paragraph" style:parent-style-name="Text_20_body">
      <style:text-properties officeooo:rsid="1c1d28cd" officeooo:paragraph-rsid="2849de42"/>
    </style:style>
    <style:style style:name="P309" style:family="paragraph" style:parent-style-name="Text_20_body">
      <style:text-properties officeooo:rsid="1c1edfc2" officeooo:paragraph-rsid="2849de42"/>
    </style:style>
    <style:style style:name="P310" style:family="paragraph" style:parent-style-name="Text_20_body">
      <style:text-properties officeooo:rsid="1bce3dd3" officeooo:paragraph-rsid="2849de42"/>
    </style:style>
    <style:style style:name="P311" style:family="paragraph" style:parent-style-name="Text_20_body">
      <style:text-properties officeooo:rsid="1bf12398" officeooo:paragraph-rsid="2849de42"/>
    </style:style>
    <style:style style:name="P312" style:family="paragraph" style:parent-style-name="Text_20_body">
      <style:text-properties officeooo:rsid="1b1133f5" officeooo:paragraph-rsid="2849de42"/>
    </style:style>
    <style:style style:name="P313" style:family="paragraph" style:parent-style-name="Text_20_body">
      <style:text-properties officeooo:rsid="1ba85a2c" officeooo:paragraph-rsid="2849de42"/>
    </style:style>
    <style:style style:name="P314" style:family="paragraph" style:parent-style-name="Text_20_body">
      <style:text-properties officeooo:paragraph-rsid="2849de42"/>
    </style:style>
    <style:style style:name="P315" style:family="paragraph" style:parent-style-name="Text_20_body">
      <style:text-properties officeooo:rsid="284c49a8" officeooo:paragraph-rsid="284c49a8"/>
    </style:style>
    <style:style style:name="P316" style:family="paragraph" style:parent-style-name="Text_20_body">
      <style:text-properties officeooo:rsid="21050cb4" officeooo:paragraph-rsid="284d90c6"/>
    </style:style>
    <style:style style:name="P317" style:family="paragraph" style:parent-style-name="Text_20_body">
      <style:text-properties officeooo:rsid="2107ada6" officeooo:paragraph-rsid="284d90c6"/>
    </style:style>
    <style:style style:name="P318" style:family="paragraph" style:parent-style-name="Text_20_body">
      <style:text-properties officeooo:rsid="17efa3a4" officeooo:paragraph-rsid="284d90c6"/>
    </style:style>
    <style:style style:name="P319" style:family="paragraph" style:parent-style-name="Text_20_body">
      <style:text-properties officeooo:rsid="212150a4" officeooo:paragraph-rsid="284d90c6"/>
    </style:style>
    <style:style style:name="P320" style:family="paragraph" style:parent-style-name="Text_20_body">
      <style:text-properties officeooo:rsid="210ceec1" officeooo:paragraph-rsid="284e03ae"/>
    </style:style>
    <style:style style:name="P321" style:family="paragraph" style:parent-style-name="Text_20_body">
      <style:text-properties officeooo:rsid="1bc04f01" officeooo:paragraph-rsid="284e03ae"/>
    </style:style>
    <style:style style:name="P322" style:family="paragraph" style:parent-style-name="Text_20_body">
      <style:text-properties officeooo:rsid="1bc58a8c" officeooo:paragraph-rsid="284e03ae"/>
    </style:style>
    <style:style style:name="P323" style:family="paragraph" style:parent-style-name="Text_20_body">
      <style:text-properties officeooo:paragraph-rsid="284e03ae"/>
    </style:style>
    <style:style style:name="P324" style:family="paragraph" style:parent-style-name="Text_20_body">
      <style:text-properties officeooo:rsid="15f90d02" officeooo:paragraph-rsid="284eff00"/>
    </style:style>
    <style:style style:name="P325" style:family="paragraph" style:parent-style-name="Text_20_body">
      <style:text-properties officeooo:rsid="15ff1c9e" officeooo:paragraph-rsid="284eff00"/>
    </style:style>
    <style:style style:name="P326" style:family="paragraph" style:parent-style-name="Text_20_body">
      <style:text-properties officeooo:rsid="164d2894" officeooo:paragraph-rsid="284eff00"/>
    </style:style>
    <style:style style:name="P327" style:family="paragraph" style:parent-style-name="Text_20_body">
      <style:text-properties officeooo:rsid="1b403fd8" officeooo:paragraph-rsid="284eff00"/>
    </style:style>
    <style:style style:name="P328" style:family="paragraph" style:parent-style-name="Text_20_body">
      <style:text-properties officeooo:rsid="16211d4b" officeooo:paragraph-rsid="284eff00"/>
    </style:style>
    <style:style style:name="P329" style:family="paragraph" style:parent-style-name="Text_20_body">
      <style:text-properties officeooo:rsid="16216b0f" officeooo:paragraph-rsid="284eff00"/>
    </style:style>
    <style:style style:name="P330" style:family="paragraph" style:parent-style-name="Text_20_body">
      <style:text-properties officeooo:paragraph-rsid="284eff00"/>
    </style:style>
    <style:style style:name="P331" style:family="paragraph" style:parent-style-name="Text_20_body">
      <style:text-properties officeooo:rsid="134243ab" officeooo:paragraph-rsid="284f60f7"/>
    </style:style>
    <style:style style:name="P332" style:family="paragraph" style:parent-style-name="Text_20_body">
      <style:text-properties officeooo:rsid="0f3e2872" officeooo:paragraph-rsid="284f60f7"/>
    </style:style>
    <style:style style:name="P333" style:family="paragraph" style:parent-style-name="Text_20_body">
      <style:text-properties officeooo:rsid="1920e4fe" officeooo:paragraph-rsid="284c49a8"/>
    </style:style>
    <style:style style:name="P334" style:family="paragraph" style:parent-style-name="Text_20_body">
      <style:text-properties officeooo:rsid="20cb160c" officeooo:paragraph-rsid="20cb160c"/>
    </style:style>
    <style:style style:name="P335" style:family="paragraph" style:parent-style-name="Text_20_body">
      <style:text-properties officeooo:rsid="28550227" officeooo:paragraph-rsid="28550227"/>
    </style:style>
    <style:style style:name="P336" style:family="paragraph" style:parent-style-name="Text_20_body">
      <style:text-properties officeooo:rsid="28550227" officeooo:paragraph-rsid="285506bd"/>
    </style:style>
    <style:style style:name="P337" style:family="paragraph" style:parent-style-name="Text_20_body">
      <style:text-properties officeooo:rsid="20b59c5a" officeooo:paragraph-rsid="236a9e26"/>
    </style:style>
    <style:style style:name="P338" style:family="paragraph" style:parent-style-name="Text_20_body">
      <style:text-properties officeooo:rsid="285c2fe7" officeooo:paragraph-rsid="285c2fe7"/>
    </style:style>
    <style:style style:name="P339" style:family="paragraph" style:parent-style-name="Text_20_body">
      <style:text-properties officeooo:paragraph-rsid="2860138b"/>
    </style:style>
    <style:style style:name="P340" style:family="paragraph" style:parent-style-name="Text_20_body">
      <style:text-properties officeooo:paragraph-rsid="286ee754"/>
    </style:style>
    <style:style style:name="P341" style:family="paragraph" style:parent-style-name="Text_20_body">
      <style:text-properties officeooo:paragraph-rsid="2873a08e"/>
    </style:style>
    <style:style style:name="P342" style:family="paragraph" style:parent-style-name="Text_20_body">
      <style:text-properties officeooo:paragraph-rsid="202364ac"/>
    </style:style>
    <style:style style:name="P343" style:family="paragraph" style:parent-style-name="Text_20_body">
      <style:text-properties officeooo:rsid="287f4470" officeooo:paragraph-rsid="287f4470"/>
    </style:style>
    <style:style style:name="P344" style:family="paragraph" style:parent-style-name="Text_20_body">
      <style:text-properties officeooo:rsid="2883472f" officeooo:paragraph-rsid="2883472f"/>
    </style:style>
    <style:style style:name="P345" style:family="paragraph" style:parent-style-name="Text_20_body">
      <style:text-properties officeooo:paragraph-rsid="288afecb"/>
    </style:style>
    <style:style style:name="P346" style:family="paragraph" style:parent-style-name="Text_20_body">
      <style:text-properties officeooo:paragraph-rsid="289be73f"/>
    </style:style>
    <style:style style:name="P347" style:family="paragraph" style:parent-style-name="Text_20_body">
      <style:text-properties officeooo:rsid="289d2cb7" officeooo:paragraph-rsid="289d2cb7"/>
    </style:style>
    <style:style style:name="P348" style:family="paragraph" style:parent-style-name="Text_20_body">
      <style:text-properties officeooo:rsid="28a8f94c" officeooo:paragraph-rsid="28a8f94c"/>
    </style:style>
    <style:style style:name="P349" style:family="paragraph" style:parent-style-name="Text_20_body">
      <style:text-properties officeooo:rsid="215d4e07" officeooo:paragraph-rsid="28f28620"/>
    </style:style>
    <style:style style:name="P350" style:family="paragraph" style:parent-style-name="Text_20_body">
      <style:text-properties officeooo:rsid="1877b3ae" officeooo:paragraph-rsid="2aaa4bfe"/>
    </style:style>
    <style:style style:name="P351" style:family="paragraph" style:parent-style-name="Text_20_body">
      <style:text-properties officeooo:rsid="28dfd528" officeooo:paragraph-rsid="28dfd528"/>
    </style:style>
    <style:style style:name="P352" style:family="paragraph" style:parent-style-name="Text_20_body">
      <style:text-properties officeooo:rsid="28dfd528" officeooo:paragraph-rsid="28e40697"/>
    </style:style>
    <style:style style:name="P353" style:family="paragraph" style:parent-style-name="Text_20_body">
      <style:text-properties officeooo:rsid="28e9a78f" officeooo:paragraph-rsid="28e9a78f"/>
    </style:style>
    <style:style style:name="P354" style:family="paragraph" style:parent-style-name="Text_20_body">
      <style:text-properties officeooo:rsid="215e7a47" officeooo:paragraph-rsid="28f28620"/>
    </style:style>
    <style:style style:name="P355" style:family="paragraph" style:parent-style-name="Text_20_body">
      <style:text-properties officeooo:rsid="24ad076f" officeooo:paragraph-rsid="28fe9422"/>
    </style:style>
    <style:style style:name="P356" style:family="paragraph" style:parent-style-name="Text_20_body">
      <style:text-properties officeooo:rsid="1a5209d2" officeooo:paragraph-rsid="2aaa4bfe"/>
    </style:style>
    <style:style style:name="P357" style:family="paragraph" style:parent-style-name="Text_20_body">
      <style:text-properties officeooo:rsid="1a4c9a67" officeooo:paragraph-rsid="2d6848db"/>
    </style:style>
    <style:style style:name="P358" style:family="paragraph" style:parent-style-name="Text_20_body">
      <style:text-properties officeooo:rsid="290c43f4" officeooo:paragraph-rsid="2d6848db"/>
    </style:style>
    <style:style style:name="P359" style:family="paragraph" style:parent-style-name="Text_20_body">
      <style:text-properties officeooo:rsid="29166430" officeooo:paragraph-rsid="2d6848db"/>
    </style:style>
    <style:style style:name="P360" style:family="paragraph" style:parent-style-name="Text_20_body">
      <style:text-properties officeooo:rsid="2947b2f5" officeooo:paragraph-rsid="2aaa4bfe"/>
    </style:style>
    <style:style style:name="P361" style:family="paragraph" style:parent-style-name="Text_20_body">
      <style:text-properties officeooo:rsid="28e2de2a" officeooo:paragraph-rsid="28e2de2a"/>
    </style:style>
    <style:style style:name="P362" style:family="paragraph" style:parent-style-name="Text_20_body">
      <style:text-properties officeooo:rsid="2848fd51" officeooo:paragraph-rsid="2848fd51"/>
    </style:style>
    <style:style style:name="P363" style:family="paragraph" style:parent-style-name="Text_20_body">
      <style:text-properties officeooo:rsid="240b9cc4" officeooo:paragraph-rsid="2ac39226"/>
    </style:style>
    <style:style style:name="P364" style:family="paragraph" style:parent-style-name="Text_20_body">
      <style:text-properties officeooo:rsid="21e0d06b" officeooo:paragraph-rsid="2d669901"/>
    </style:style>
    <style:style style:name="P365" style:family="paragraph" style:parent-style-name="Text_20_body">
      <style:text-properties officeooo:paragraph-rsid="29739d0f"/>
    </style:style>
    <style:style style:name="P366" style:family="paragraph" style:parent-style-name="Text_20_body">
      <style:text-properties officeooo:rsid="113240ec" officeooo:paragraph-rsid="29739d0f"/>
    </style:style>
    <style:style style:name="P367" style:family="paragraph" style:parent-style-name="Text_20_body">
      <style:text-properties officeooo:rsid="29901351" officeooo:paragraph-rsid="29901351"/>
    </style:style>
    <style:style style:name="P368" style:family="paragraph" style:parent-style-name="Text_20_body">
      <style:text-properties officeooo:rsid="2999581b" officeooo:paragraph-rsid="2999581b"/>
    </style:style>
    <style:style style:name="P369" style:family="paragraph" style:parent-style-name="Text_20_body">
      <style:text-properties officeooo:rsid="29995bff" officeooo:paragraph-rsid="299bc094"/>
    </style:style>
    <style:style style:name="P370" style:family="paragraph" style:parent-style-name="Text_20_body">
      <style:text-properties officeooo:rsid="299bc094" officeooo:paragraph-rsid="29a34dba"/>
    </style:style>
    <style:style style:name="P371" style:family="paragraph" style:parent-style-name="Text_20_body">
      <style:text-properties officeooo:rsid="299bc094" officeooo:paragraph-rsid="29a7205d"/>
    </style:style>
    <style:style style:name="P372" style:family="paragraph" style:parent-style-name="Text_20_body">
      <style:text-properties officeooo:rsid="29763f4f" officeooo:paragraph-rsid="2d669901"/>
    </style:style>
    <style:style style:name="P373" style:family="paragraph" style:parent-style-name="Text_20_body">
      <style:text-properties officeooo:rsid="29763f4f" officeooo:paragraph-rsid="2d7da83a"/>
    </style:style>
    <style:style style:name="P374" style:family="paragraph" style:parent-style-name="Text_20_body">
      <style:text-properties officeooo:rsid="286a31ba" officeooo:paragraph-rsid="29ec35f4"/>
    </style:style>
    <style:style style:name="P375" style:family="paragraph" style:parent-style-name="Text_20_body">
      <style:text-properties officeooo:rsid="188aab53" officeooo:paragraph-rsid="29ec35f4"/>
    </style:style>
    <style:style style:name="P376" style:family="paragraph" style:parent-style-name="Text_20_body">
      <style:text-properties officeooo:rsid="29edc12d" officeooo:paragraph-rsid="29edc12d"/>
    </style:style>
    <style:style style:name="P377" style:family="paragraph" style:parent-style-name="Text_20_body">
      <style:text-properties officeooo:rsid="2a58db68" officeooo:paragraph-rsid="2a58db68"/>
    </style:style>
    <style:style style:name="P378" style:family="paragraph" style:parent-style-name="Text_20_body">
      <style:text-properties officeooo:rsid="2a8d2813" officeooo:paragraph-rsid="2a8d2813"/>
    </style:style>
    <style:style style:name="P379" style:family="paragraph" style:parent-style-name="Text_20_body">
      <style:text-properties officeooo:rsid="25204fbc" officeooo:paragraph-rsid="2aa87f50"/>
    </style:style>
    <style:style style:name="P380" style:family="paragraph" style:parent-style-name="Text_20_body">
      <style:text-properties officeooo:rsid="24b51085" officeooo:paragraph-rsid="2aaa4bfe"/>
    </style:style>
    <style:style style:name="P381" style:family="paragraph" style:parent-style-name="Text_20_body">
      <style:text-properties officeooo:paragraph-rsid="2aaa4bfe"/>
    </style:style>
    <style:style style:name="P382" style:family="paragraph" style:parent-style-name="Text_20_body">
      <style:text-properties officeooo:paragraph-rsid="22ba960b"/>
    </style:style>
    <style:style style:name="P383" style:family="paragraph" style:parent-style-name="Text_20_body">
      <style:text-properties officeooo:paragraph-rsid="2ab0c64f"/>
    </style:style>
    <style:style style:name="P384" style:family="paragraph" style:parent-style-name="Text_20_body">
      <style:text-properties officeooo:rsid="2ab2f4c4" officeooo:paragraph-rsid="2ab2f4c4"/>
    </style:style>
    <style:style style:name="P385" style:family="paragraph" style:parent-style-name="Text_20_body">
      <style:text-properties officeooo:rsid="2ab504dd" officeooo:paragraph-rsid="2ab504dd"/>
    </style:style>
    <style:style style:name="P386" style:family="paragraph" style:parent-style-name="Text_20_body">
      <style:text-properties officeooo:rsid="2a2a576c" officeooo:paragraph-rsid="2ac39226"/>
    </style:style>
    <style:style style:name="P387" style:family="paragraph" style:parent-style-name="Text_20_body">
      <style:text-properties officeooo:rsid="2ad946a0" officeooo:paragraph-rsid="2adf01e2"/>
    </style:style>
    <style:style style:name="P388" style:family="paragraph" style:parent-style-name="Text_20_body">
      <style:text-properties officeooo:rsid="2ae0e0fb" officeooo:paragraph-rsid="2ae1d984"/>
    </style:style>
    <style:style style:name="P389" style:family="paragraph" style:parent-style-name="Text_20_body">
      <style:text-properties officeooo:rsid="2af2c3a9" officeooo:paragraph-rsid="2af2c3a9"/>
    </style:style>
    <style:style style:name="P390" style:family="paragraph" style:parent-style-name="Text_20_body">
      <style:text-properties officeooo:rsid="24ffc69a" officeooo:paragraph-rsid="24ffc69a"/>
    </style:style>
    <style:style style:name="P391" style:family="paragraph" style:parent-style-name="Text_20_body">
      <style:text-properties officeooo:rsid="240e4950" officeooo:paragraph-rsid="2b3fbade"/>
    </style:style>
    <style:style style:name="P392" style:family="paragraph" style:parent-style-name="Text_20_body">
      <style:text-properties officeooo:rsid="240e4950" officeooo:paragraph-rsid="2cbe1b52"/>
    </style:style>
    <style:style style:name="P393" style:family="paragraph" style:parent-style-name="Text_20_body">
      <style:text-properties officeooo:rsid="20735a6d" officeooo:paragraph-rsid="20735a6d"/>
    </style:style>
    <style:style style:name="P394" style:family="paragraph" style:parent-style-name="Text_20_body">
      <style:text-properties officeooo:rsid="20642488" officeooo:paragraph-rsid="2afd3de0"/>
    </style:style>
    <style:style style:name="P395" style:family="paragraph" style:parent-style-name="Text_20_body">
      <style:text-properties officeooo:rsid="206449e7" officeooo:paragraph-rsid="2afd3de0"/>
    </style:style>
    <style:style style:name="P396" style:family="paragraph" style:parent-style-name="Text_20_body">
      <style:text-properties officeooo:rsid="2afd3de0" officeooo:paragraph-rsid="2afd3de0"/>
    </style:style>
    <style:style style:name="P397" style:family="paragraph" style:parent-style-name="Text_20_body">
      <style:text-properties officeooo:rsid="221a0527" officeooo:paragraph-rsid="221a0527"/>
    </style:style>
    <style:style style:name="P398" style:family="paragraph" style:parent-style-name="Text_20_body">
      <style:text-properties officeooo:rsid="226394fa" officeooo:paragraph-rsid="2b0035d5"/>
    </style:style>
    <style:style style:name="P399" style:family="paragraph" style:parent-style-name="Text_20_body">
      <style:text-properties officeooo:rsid="2b05b4e8" officeooo:paragraph-rsid="2b59c36f"/>
    </style:style>
    <style:style style:name="P400" style:family="paragraph" style:parent-style-name="Text_20_body">
      <style:text-properties officeooo:rsid="2b06eaf6" officeooo:paragraph-rsid="2b089e62"/>
    </style:style>
    <style:style style:name="P401" style:family="paragraph" style:parent-style-name="Text_20_body">
      <style:text-properties officeooo:rsid="2b102a27" officeooo:paragraph-rsid="2b1589f6"/>
    </style:style>
    <style:style style:name="P402" style:family="paragraph" style:parent-style-name="Text_20_body">
      <style:text-properties officeooo:rsid="2b4276f8" officeooo:paragraph-rsid="2b459676"/>
    </style:style>
    <style:style style:name="P403" style:family="paragraph" style:parent-style-name="Text_20_body">
      <style:text-properties officeooo:rsid="18552efa" officeooo:paragraph-rsid="2b2a7dc2"/>
    </style:style>
    <style:style style:name="P404" style:family="paragraph" style:parent-style-name="Text_20_body">
      <style:text-properties officeooo:rsid="14585935" officeooo:paragraph-rsid="2b22bc82"/>
    </style:style>
    <style:style style:name="P405" style:family="paragraph" style:parent-style-name="Text_20_body">
      <style:text-properties officeooo:rsid="20a19e91" officeooo:paragraph-rsid="20a19e91"/>
    </style:style>
    <style:style style:name="P406" style:family="paragraph" style:parent-style-name="Text_20_body">
      <style:text-properties officeooo:rsid="20a19e91" officeooo:paragraph-rsid="2b5c6e39"/>
    </style:style>
    <style:style style:name="P407" style:family="paragraph" style:parent-style-name="Text_20_body">
      <style:text-properties officeooo:rsid="2b5c6e39" officeooo:paragraph-rsid="2b5c6e39"/>
    </style:style>
    <style:style style:name="P408" style:family="paragraph" style:parent-style-name="Text_20_body">
      <style:text-properties officeooo:rsid="2aeaa996" officeooo:paragraph-rsid="2b8918f8"/>
    </style:style>
    <style:style style:name="P409" style:family="paragraph" style:parent-style-name="Text_20_body">
      <style:text-properties officeooo:rsid="2b991a2f" officeooo:paragraph-rsid="2b991a2f"/>
    </style:style>
    <style:style style:name="P410" style:family="paragraph" style:parent-style-name="Text_20_body">
      <style:text-properties officeooo:paragraph-rsid="2bb744ac"/>
    </style:style>
    <style:style style:name="P411" style:family="paragraph" style:parent-style-name="Text_20_body">
      <style:text-properties officeooo:rsid="27567664" officeooo:paragraph-rsid="288afecb"/>
    </style:style>
    <style:style style:name="P412" style:family="paragraph" style:parent-style-name="Text_20_body">
      <style:text-properties officeooo:paragraph-rsid="2bba64a0"/>
    </style:style>
    <style:style style:name="P413" style:family="paragraph" style:parent-style-name="Text_20_body">
      <style:text-properties officeooo:rsid="2bc129d0" officeooo:paragraph-rsid="2bc129d0"/>
    </style:style>
    <style:style style:name="P414" style:family="paragraph" style:parent-style-name="Text_20_body">
      <style:text-properties officeooo:rsid="2bc129d0" officeooo:paragraph-rsid="2bc19664"/>
    </style:style>
    <style:style style:name="P415" style:family="paragraph" style:parent-style-name="Text_20_body">
      <style:text-properties officeooo:rsid="142dd805" officeooo:paragraph-rsid="2bc30301"/>
    </style:style>
    <style:style style:name="P416" style:family="paragraph" style:parent-style-name="Text_20_body">
      <style:text-properties officeooo:paragraph-rsid="2bc7cb45"/>
    </style:style>
    <style:style style:name="P417" style:family="paragraph" style:parent-style-name="Text_20_body">
      <style:text-properties officeooo:rsid="2bd3e1b8" officeooo:paragraph-rsid="2bd3e1b8"/>
    </style:style>
    <style:style style:name="P418" style:family="paragraph" style:parent-style-name="Text_20_body">
      <style:text-properties officeooo:rsid="2be46d33" officeooo:paragraph-rsid="2be46d33"/>
    </style:style>
    <style:style style:name="P419" style:family="paragraph" style:parent-style-name="Text_20_body">
      <style:text-properties officeooo:rsid="246911ff" officeooo:paragraph-rsid="24ca2bd1"/>
    </style:style>
    <style:style style:name="P420" style:family="paragraph" style:parent-style-name="Text_20_body">
      <style:text-properties officeooo:rsid="29b4fce0" officeooo:paragraph-rsid="29b56b55"/>
    </style:style>
    <style:style style:name="P421" style:family="paragraph" style:parent-style-name="Text_20_body">
      <style:text-properties officeooo:rsid="2c42ac88" officeooo:paragraph-rsid="2c42ac88"/>
    </style:style>
    <style:style style:name="P422" style:family="paragraph" style:parent-style-name="Text_20_body">
      <style:text-properties officeooo:rsid="2c488b9d" officeooo:paragraph-rsid="2c4dc19f"/>
    </style:style>
    <style:style style:name="P423" style:family="paragraph" style:parent-style-name="Text_20_body">
      <style:text-properties officeooo:rsid="2b836d75" officeooo:paragraph-rsid="2b8357f7"/>
    </style:style>
    <style:style style:name="P424" style:family="paragraph" style:parent-style-name="Text_20_body">
      <style:text-properties officeooo:rsid="245d908c" officeooo:paragraph-rsid="2c61150d"/>
    </style:style>
    <style:style style:name="P425" style:family="paragraph" style:parent-style-name="Text_20_body">
      <style:text-properties officeooo:paragraph-rsid="246de800"/>
    </style:style>
    <style:style style:name="P426" style:family="paragraph" style:parent-style-name="Text_20_body">
      <style:text-properties officeooo:rsid="2a49905a" officeooo:paragraph-rsid="2b3fbade"/>
    </style:style>
    <style:style style:name="P427" style:family="paragraph" style:parent-style-name="Text_20_body">
      <style:text-properties officeooo:rsid="21e9668e" officeooo:paragraph-rsid="2c9a41f2"/>
    </style:style>
    <style:style style:name="P428" style:family="paragraph" style:parent-style-name="Text_20_body">
      <style:text-properties officeooo:rsid="2caeee03" officeooo:paragraph-rsid="2caeee03"/>
    </style:style>
    <style:style style:name="P429" style:family="paragraph" style:parent-style-name="Text_20_body">
      <style:text-properties officeooo:rsid="2c88089a" officeooo:paragraph-rsid="2cc6170e"/>
    </style:style>
    <style:style style:name="P430" style:family="paragraph" style:parent-style-name="Text_20_body">
      <style:text-properties officeooo:rsid="2ccd087b" officeooo:paragraph-rsid="2ccd087b"/>
    </style:style>
    <style:style style:name="P431" style:family="paragraph" style:parent-style-name="Text_20_body">
      <style:text-properties officeooo:rsid="2ce6318c" officeooo:paragraph-rsid="2ce82707"/>
    </style:style>
    <style:style style:name="P432" style:family="paragraph" style:parent-style-name="Text_20_body">
      <style:text-properties officeooo:rsid="293a810a" officeooo:paragraph-rsid="2ce9bd95"/>
    </style:style>
    <style:style style:name="P433" style:family="paragraph" style:parent-style-name="Text_20_body">
      <style:text-properties officeooo:rsid="2cc7c413" officeooo:paragraph-rsid="2cc6170e"/>
    </style:style>
    <style:style style:name="P434" style:family="paragraph" style:parent-style-name="Text_20_body">
      <style:text-properties officeooo:rsid="2cce6533" officeooo:paragraph-rsid="2cce6533"/>
    </style:style>
    <style:style style:name="P435" style:family="paragraph" style:parent-style-name="Text_20_body">
      <style:text-properties officeooo:rsid="293bcf6c" officeooo:paragraph-rsid="2ce9bd95"/>
    </style:style>
    <style:style style:name="P436" style:family="paragraph" style:parent-style-name="Text_20_body">
      <style:text-properties officeooo:rsid="1a44020f" officeooo:paragraph-rsid="2d6848db"/>
    </style:style>
    <style:style style:name="P437" style:family="paragraph" style:parent-style-name="Text_20_body">
      <style:text-properties officeooo:rsid="291f3f49" officeooo:paragraph-rsid="2d6848db"/>
    </style:style>
    <style:style style:name="P438" style:family="paragraph" style:parent-style-name="Text_20_body">
      <style:text-properties officeooo:rsid="29205610" officeooo:paragraph-rsid="2d6848db"/>
    </style:style>
    <style:style style:name="P439" style:family="paragraph" style:parent-style-name="Text_20_body">
      <style:text-properties officeooo:paragraph-rsid="2ab504dd"/>
    </style:style>
    <style:style style:name="P440" style:family="paragraph" style:parent-style-name="Text_20_body">
      <style:text-properties officeooo:rsid="2c93ea46" officeooo:paragraph-rsid="2cefea23"/>
    </style:style>
    <style:style style:name="P441" style:family="paragraph" style:parent-style-name="Text_20_body">
      <style:text-properties officeooo:paragraph-rsid="2cf5c33e"/>
    </style:style>
    <style:style style:name="P442" style:family="paragraph" style:parent-style-name="Text_20_body">
      <style:text-properties officeooo:rsid="2cf780b1" officeooo:paragraph-rsid="2d6848db"/>
    </style:style>
    <style:style style:name="P443" style:family="paragraph" style:parent-style-name="Text_20_body">
      <style:text-properties officeooo:rsid="2d090591" officeooo:paragraph-rsid="2d6848db"/>
    </style:style>
    <style:style style:name="P444" style:family="paragraph" style:parent-style-name="Text_20_body">
      <style:text-properties officeooo:rsid="2918a14f" officeooo:paragraph-rsid="2d6848db"/>
    </style:style>
    <style:style style:name="P445" style:family="paragraph" style:parent-style-name="Text_20_body">
      <style:text-properties officeooo:rsid="2d049751" officeooo:paragraph-rsid="2d6848db"/>
    </style:style>
    <style:style style:name="P446" style:family="paragraph" style:parent-style-name="Text_20_body">
      <style:text-properties officeooo:rsid="2d1ffb87" officeooo:paragraph-rsid="2d6848db"/>
    </style:style>
    <style:style style:name="P447" style:family="paragraph" style:parent-style-name="Text_20_body">
      <style:text-properties officeooo:rsid="2a1cd60e" officeooo:paragraph-rsid="2b22c1b3"/>
    </style:style>
    <style:style style:name="P448" style:family="paragraph" style:parent-style-name="Text_20_body">
      <style:text-properties officeooo:rsid="2a1cd60e" officeooo:paragraph-rsid="2d4c4067"/>
    </style:style>
    <style:style style:name="P449" style:family="paragraph" style:parent-style-name="Text_20_body">
      <style:text-properties officeooo:rsid="292ff4b3" officeooo:paragraph-rsid="2d4c4067"/>
    </style:style>
    <style:style style:name="P450" style:family="paragraph" style:parent-style-name="Text_20_body">
      <style:text-properties officeooo:paragraph-rsid="2d6848db"/>
    </style:style>
    <style:style style:name="P451" style:family="paragraph" style:parent-style-name="Text_20_body">
      <style:text-properties officeooo:rsid="2d6f8a45" officeooo:paragraph-rsid="2d7449ce"/>
    </style:style>
    <style:style style:name="P452" style:family="paragraph" style:parent-style-name="Text_20_body">
      <style:text-properties officeooo:rsid="2d7b2348" officeooo:paragraph-rsid="2d7b2348"/>
    </style:style>
    <style:style style:name="P453" style:family="paragraph" style:parent-style-name="Text_20_body">
      <style:text-properties officeooo:rsid="2d97f919" officeooo:paragraph-rsid="2da8436c"/>
    </style:style>
    <style:style style:name="P454" style:family="paragraph" style:parent-style-name="Text_20_body">
      <style:text-properties officeooo:rsid="2d99149e" officeooo:paragraph-rsid="2da8436c"/>
    </style:style>
    <style:style style:name="P455" style:family="paragraph" style:parent-style-name="Text_20_body">
      <style:text-properties officeooo:rsid="2d9a9f2f" officeooo:paragraph-rsid="2da8436c"/>
    </style:style>
    <style:style style:name="P456" style:family="paragraph" style:parent-style-name="Text_20_body">
      <style:text-properties officeooo:rsid="2da4bc0d" officeooo:paragraph-rsid="2da8436c"/>
    </style:style>
    <style:style style:name="P457" style:family="paragraph" style:parent-style-name="Text_20_body">
      <style:text-properties officeooo:rsid="2da4bc0d" officeooo:paragraph-rsid="2e63bc98"/>
    </style:style>
    <style:style style:name="P458" style:family="paragraph" style:parent-style-name="Text_20_body">
      <style:text-properties officeooo:rsid="29915c7e" officeooo:paragraph-rsid="29915c7e"/>
    </style:style>
    <style:style style:name="P459" style:family="paragraph" style:parent-style-name="Text_20_body">
      <style:text-properties officeooo:rsid="2dc4b494" officeooo:paragraph-rsid="2dc4b494"/>
    </style:style>
    <style:style style:name="P460" style:family="paragraph" style:parent-style-name="Text_20_body">
      <style:text-properties officeooo:rsid="1658caa3" officeooo:paragraph-rsid="2dcd3050"/>
    </style:style>
    <style:style style:name="P461" style:family="paragraph" style:parent-style-name="Text_20_body">
      <style:text-properties officeooo:rsid="1bf4e358" officeooo:paragraph-rsid="2dd10b15"/>
    </style:style>
    <style:style style:name="P462" style:family="paragraph" style:parent-style-name="Text_20_body">
      <style:text-properties officeooo:rsid="2dd978ae" officeooo:paragraph-rsid="2dd978ae"/>
    </style:style>
    <style:style style:name="P463" style:family="paragraph" style:parent-style-name="Text_20_body">
      <style:text-properties officeooo:rsid="18cd3ad4" officeooo:paragraph-rsid="2de6a5a7"/>
    </style:style>
    <style:style style:name="P464" style:family="paragraph" style:parent-style-name="Text_20_body">
      <style:text-properties officeooo:rsid="2ddfffc5" officeooo:paragraph-rsid="2ddfffc5"/>
    </style:style>
    <style:style style:name="P465" style:family="paragraph" style:parent-style-name="Text_20_body">
      <style:text-properties officeooo:rsid="2debb34b" officeooo:paragraph-rsid="2debb34b"/>
    </style:style>
    <style:style style:name="P466" style:family="paragraph" style:parent-style-name="Text_20_body">
      <style:text-properties officeooo:rsid="2dfe6218" officeooo:paragraph-rsid="2dfff89b"/>
    </style:style>
    <style:style style:name="P467" style:family="paragraph" style:parent-style-name="Text_20_body">
      <style:text-properties officeooo:rsid="18a69eb1" officeooo:paragraph-rsid="2e081869"/>
    </style:style>
    <style:style style:name="P468" style:family="paragraph" style:parent-style-name="Text_20_body">
      <style:text-properties officeooo:rsid="2e081869" officeooo:paragraph-rsid="2e0cb0f8"/>
    </style:style>
    <style:style style:name="P469" style:family="paragraph" style:parent-style-name="Text_20_body">
      <style:text-properties officeooo:rsid="18d09906" officeooo:paragraph-rsid="28376d61"/>
    </style:style>
    <style:style style:name="P470" style:family="paragraph" style:parent-style-name="Text_20_body">
      <style:text-properties officeooo:rsid="2ddf6d9b" officeooo:paragraph-rsid="2ddf6d9b"/>
    </style:style>
    <style:style style:name="P471" style:family="paragraph" style:parent-style-name="Text_20_body">
      <style:text-properties officeooo:rsid="2e12ea87" officeooo:paragraph-rsid="2e1a2de8"/>
    </style:style>
    <style:style style:name="P472" style:family="paragraph" style:parent-style-name="Text_20_body">
      <style:text-properties officeooo:rsid="2e0f2eca" officeooo:paragraph-rsid="2e19265d"/>
    </style:style>
    <style:style style:name="P473" style:family="paragraph" style:parent-style-name="Text_20_body">
      <style:text-properties officeooo:rsid="166573f1" officeooo:paragraph-rsid="2e2c817f"/>
    </style:style>
    <style:style style:name="P474" style:family="paragraph" style:parent-style-name="Text_20_body">
      <style:text-properties officeooo:rsid="18b03c24" officeooo:paragraph-rsid="2e37bf1b"/>
    </style:style>
    <style:style style:name="P475" style:family="paragraph" style:parent-style-name="Text_20_body">
      <style:text-properties officeooo:rsid="224a4c61" officeooo:paragraph-rsid="2851c44a"/>
    </style:style>
    <style:style style:name="P476" style:family="paragraph" style:parent-style-name="Text_20_body">
      <style:text-properties officeooo:rsid="2e32271c" officeooo:paragraph-rsid="2e32271c"/>
    </style:style>
    <style:style style:name="P477" style:family="paragraph" style:parent-style-name="Text_20_body">
      <style:text-properties officeooo:rsid="2e0cb0f8" officeooo:paragraph-rsid="2e0cb0f8"/>
    </style:style>
    <style:style style:name="P478" style:family="paragraph" style:parent-style-name="Text_20_body">
      <style:text-properties officeooo:rsid="18c84115" officeooo:paragraph-rsid="2e37bf1b"/>
    </style:style>
    <style:style style:name="P479" style:family="paragraph" style:parent-style-name="Text_20_body">
      <style:text-properties officeooo:rsid="2e3a60e4" officeooo:paragraph-rsid="2e49d7c3"/>
    </style:style>
    <style:style style:name="P480" style:family="paragraph" style:parent-style-name="Text_20_body">
      <style:text-properties officeooo:rsid="2e49d7c3" officeooo:paragraph-rsid="2e49d7c3"/>
    </style:style>
    <style:style style:name="P481" style:family="paragraph" style:parent-style-name="Text_20_body">
      <style:text-properties officeooo:paragraph-rsid="2e4d3905"/>
    </style:style>
    <style:style style:name="P482" style:family="paragraph" style:parent-style-name="Text_20_body">
      <style:text-properties officeooo:rsid="2e4d3905" officeooo:paragraph-rsid="2e4d3905"/>
    </style:style>
    <style:style style:name="P483" style:family="paragraph" style:parent-style-name="Text_20_body">
      <style:text-properties officeooo:rsid="2db94cc7" officeooo:paragraph-rsid="2e63bc98"/>
    </style:style>
    <style:style style:name="P484" style:family="paragraph" style:parent-style-name="Text_20_body">
      <style:text-properties officeooo:rsid="2e682b1d" officeooo:paragraph-rsid="2e682b1d"/>
    </style:style>
    <style:style style:name="P485" style:family="paragraph" style:parent-style-name="Text_20_body">
      <style:text-properties officeooo:rsid="2dc093b6" officeooo:paragraph-rsid="2dc093b6"/>
    </style:style>
    <style:style style:name="P486" style:family="paragraph" style:parent-style-name="Text_20_body">
      <style:text-properties officeooo:rsid="2e74aed3" officeooo:paragraph-rsid="2e74aed3"/>
    </style:style>
    <style:style style:name="P487" style:family="paragraph" style:parent-style-name="Text_20_body">
      <style:text-properties officeooo:paragraph-rsid="2e750252"/>
    </style:style>
    <style:style style:name="P488" style:family="paragraph" style:parent-style-name="Text_20_body">
      <style:text-properties officeooo:rsid="2e750252" officeooo:paragraph-rsid="2e810b7c"/>
    </style:style>
    <style:style style:name="P489" style:family="paragraph" style:parent-style-name="Text_20_body">
      <style:text-properties officeooo:paragraph-rsid="2e771983"/>
    </style:style>
    <style:style style:name="P490" style:family="paragraph" style:parent-style-name="Text_20_body">
      <style:text-properties officeooo:paragraph-rsid="2ea1bbe9"/>
    </style:style>
    <style:style style:name="P491" style:family="paragraph" style:parent-style-name="Text_20_body">
      <style:text-properties officeooo:paragraph-rsid="21e9668e"/>
    </style:style>
    <style:style style:name="P492" style:family="paragraph" style:parent-style-name="Standard">
      <style:paragraph-properties fo:text-align="center" style:justify-single-word="false"/>
      <style:text-properties officeooo:rsid="057aae1d" officeooo:paragraph-rsid="057aae1d"/>
    </style:style>
    <style:style style:name="P49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9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9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9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9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99" style:family="paragraph" style:parent-style-name="Example_20_Header">
      <style:text-properties officeooo:paragraph-rsid="0ce95318"/>
    </style:style>
    <style:style style:name="P500" style:family="paragraph" style:parent-style-name="Example_20_Header">
      <style:text-properties officeooo:paragraph-rsid="2049b142"/>
    </style:style>
    <style:style style:name="P501" style:family="paragraph" style:parent-style-name="Example_20_Header">
      <style:text-properties officeooo:rsid="21d5baa3" officeooo:paragraph-rsid="21d5baa3"/>
    </style:style>
    <style:style style:name="P502" style:family="paragraph" style:parent-style-name="Example_20_Header">
      <style:text-properties officeooo:paragraph-rsid="256b3a1f"/>
    </style:style>
    <style:style style:name="P503" style:family="paragraph" style:parent-style-name="Example_20_Header">
      <style:text-properties officeooo:paragraph-rsid="2583568e"/>
    </style:style>
    <style:style style:name="P504" style:family="paragraph" style:parent-style-name="Example_20_Header">
      <style:text-properties officeooo:paragraph-rsid="259f0425"/>
    </style:style>
    <style:style style:name="P505" style:family="paragraph" style:parent-style-name="Example_20_Header">
      <style:text-properties officeooo:paragraph-rsid="25a0872c"/>
    </style:style>
    <style:style style:name="P506" style:family="paragraph" style:parent-style-name="Example_20_Header">
      <style:text-properties officeooo:paragraph-rsid="2601f6bf"/>
    </style:style>
    <style:style style:name="P507" style:family="paragraph" style:parent-style-name="Example_20_Header">
      <style:text-properties officeooo:paragraph-rsid="26270f32"/>
    </style:style>
    <style:style style:name="P508" style:family="paragraph" style:parent-style-name="Example_20_Header">
      <style:text-properties officeooo:paragraph-rsid="266ff55f"/>
    </style:style>
    <style:style style:name="P509" style:family="paragraph" style:parent-style-name="Example_20_Header">
      <style:text-properties officeooo:paragraph-rsid="269668ef"/>
    </style:style>
    <style:style style:name="P510" style:family="paragraph" style:parent-style-name="Example_20_Header">
      <style:text-properties officeooo:paragraph-rsid="27283b99"/>
    </style:style>
    <style:style style:name="P511" style:family="paragraph" style:parent-style-name="Example_20_Header">
      <style:text-properties officeooo:paragraph-rsid="273b9d1e"/>
    </style:style>
    <style:style style:name="P512" style:family="paragraph" style:parent-style-name="Example_20_Header">
      <style:text-properties officeooo:paragraph-rsid="273ba786"/>
    </style:style>
    <style:style style:name="P513" style:family="paragraph" style:parent-style-name="Example_20_Header">
      <style:text-properties officeooo:paragraph-rsid="274cfdd4"/>
    </style:style>
    <style:style style:name="P514" style:family="paragraph" style:parent-style-name="Example_20_Header">
      <style:text-properties officeooo:paragraph-rsid="275f9bed"/>
    </style:style>
    <style:style style:name="P515" style:family="paragraph" style:parent-style-name="Example_20_Header">
      <style:text-properties officeooo:paragraph-rsid="27742e6c"/>
    </style:style>
    <style:style style:name="P516" style:family="paragraph" style:parent-style-name="Example_20_Header">
      <style:text-properties officeooo:paragraph-rsid="27911d11"/>
    </style:style>
    <style:style style:name="P517" style:family="paragraph" style:parent-style-name="Example_20_Header">
      <style:text-properties officeooo:paragraph-rsid="2712130b"/>
    </style:style>
    <style:style style:name="P518" style:family="paragraph" style:parent-style-name="Example_20_Header">
      <style:text-properties officeooo:paragraph-rsid="2796ff13"/>
    </style:style>
    <style:style style:name="P519" style:family="paragraph" style:parent-style-name="Example_20_Header">
      <style:text-properties officeooo:rsid="279e46b6" officeooo:paragraph-rsid="279e46b6"/>
    </style:style>
    <style:style style:name="P520" style:family="paragraph" style:parent-style-name="Example_20_Header">
      <style:text-properties officeooo:rsid="279e46b6" officeooo:paragraph-rsid="27ace2b1"/>
    </style:style>
    <style:style style:name="P521" style:family="paragraph" style:parent-style-name="Example_20_Header">
      <style:text-properties officeooo:rsid="279e46b6" officeooo:paragraph-rsid="27ff85eb"/>
    </style:style>
    <style:style style:name="P522" style:family="paragraph" style:parent-style-name="Example_20_Header">
      <style:text-properties officeooo:rsid="27e08a27" officeooo:paragraph-rsid="27e08a27"/>
    </style:style>
    <style:style style:name="P523" style:family="paragraph" style:parent-style-name="Example_20_Header">
      <style:text-properties officeooo:rsid="27e08a27" officeooo:paragraph-rsid="27e201ac"/>
    </style:style>
    <style:style style:name="P524" style:family="paragraph" style:parent-style-name="Example_20_Header">
      <style:text-properties officeooo:rsid="27e08a27" officeooo:paragraph-rsid="27e80366"/>
    </style:style>
    <style:style style:name="P525" style:family="paragraph" style:parent-style-name="Example_20_Header">
      <style:text-properties officeooo:rsid="27e08a27" officeooo:paragraph-rsid="27eb7acb"/>
    </style:style>
    <style:style style:name="P526" style:family="paragraph" style:parent-style-name="Example_20_Header">
      <style:text-properties officeooo:rsid="27e08a27" officeooo:paragraph-rsid="27ef31c1"/>
    </style:style>
    <style:style style:name="P527" style:family="paragraph" style:parent-style-name="Example_20_Header">
      <style:text-properties officeooo:rsid="27e08a27" officeooo:paragraph-rsid="27f58c0f"/>
    </style:style>
    <style:style style:name="P528" style:family="paragraph" style:parent-style-name="Example_20_Header">
      <style:text-properties officeooo:paragraph-rsid="27f261ba"/>
    </style:style>
    <style:style style:name="P529" style:family="paragraph" style:parent-style-name="Example_20_Header">
      <style:text-properties officeooo:paragraph-rsid="27f3e5ba"/>
    </style:style>
    <style:style style:name="P530" style:family="paragraph" style:parent-style-name="Example_20_Header">
      <style:text-properties officeooo:paragraph-rsid="2805168e"/>
    </style:style>
    <style:style style:name="P531" style:family="paragraph" style:parent-style-name="Example_20_Header">
      <style:text-properties officeooo:paragraph-rsid="28064983"/>
    </style:style>
    <style:style style:name="P532" style:family="paragraph" style:parent-style-name="Example_20_Header">
      <style:text-properties officeooo:paragraph-rsid="280aa77e"/>
    </style:style>
    <style:style style:name="P533" style:family="paragraph" style:parent-style-name="Example_20_Header">
      <style:text-properties officeooo:paragraph-rsid="280d8053"/>
    </style:style>
    <style:style style:name="P534" style:family="paragraph" style:parent-style-name="Example_20_Header">
      <style:text-properties style:text-line-through-style="none" style:text-line-through-type="none" officeooo:rsid="2801dd04" officeooo:paragraph-rsid="2801dd04" fo:background-color="transparent"/>
    </style:style>
    <style:style style:name="P535" style:family="paragraph" style:parent-style-name="Example_20_Header">
      <style:text-properties officeooo:paragraph-rsid="282211ed"/>
    </style:style>
    <style:style style:name="P536" style:family="paragraph" style:parent-style-name="Example_20_Header">
      <style:text-properties officeooo:paragraph-rsid="283b5b27"/>
    </style:style>
    <style:style style:name="P537" style:family="paragraph" style:parent-style-name="Example_20_Header">
      <style:text-properties officeooo:paragraph-rsid="2842b948"/>
    </style:style>
    <style:style style:name="P538" style:family="paragraph" style:parent-style-name="Example_20_Header">
      <style:text-properties officeooo:paragraph-rsid="28445bcb"/>
    </style:style>
    <style:style style:name="P539" style:family="paragraph" style:parent-style-name="Example_20_Header">
      <style:text-properties officeooo:rsid="1877b3ae" officeooo:paragraph-rsid="2aaa4bfe"/>
    </style:style>
    <style:style style:name="P540" style:family="paragraph" style:parent-style-name="Example_20_Header">
      <style:text-properties officeooo:paragraph-rsid="29739d0f"/>
    </style:style>
    <style:style style:name="P541" style:family="paragraph" style:parent-style-name="Example_20_Header">
      <style:text-properties officeooo:paragraph-rsid="2aa45f8b"/>
    </style:style>
    <style:style style:name="P542" style:family="paragraph" style:parent-style-name="Example_20_Header">
      <style:text-properties officeooo:paragraph-rsid="2aaa4bfe"/>
    </style:style>
    <style:style style:name="P543" style:family="paragraph" style:parent-style-name="Example_20_Header">
      <style:text-properties officeooo:paragraph-rsid="2ae1d984"/>
    </style:style>
    <style:style style:name="P544" style:family="paragraph" style:parent-style-name="Example_20_Header">
      <style:text-properties officeooo:paragraph-rsid="2b3fbade"/>
    </style:style>
    <style:style style:name="P545" style:family="paragraph" style:parent-style-name="Example_20_Header">
      <style:text-properties officeooo:paragraph-rsid="2c1562ff"/>
    </style:style>
    <style:style style:name="P546" style:family="paragraph" style:parent-style-name="Example_20_Header">
      <style:text-properties officeooo:paragraph-rsid="2c188f63"/>
    </style:style>
    <style:style style:name="P547" style:family="paragraph" style:parent-style-name="Example_20_Header">
      <style:text-properties officeooo:paragraph-rsid="2c3c0ad1"/>
    </style:style>
    <style:style style:name="P548" style:family="paragraph" style:parent-style-name="Example_20_Header">
      <style:text-properties officeooo:paragraph-rsid="2c67e17b"/>
    </style:style>
    <style:style style:name="P549" style:family="paragraph" style:parent-style-name="Example_20_Header">
      <style:text-properties officeooo:paragraph-rsid="2c6a45e7"/>
    </style:style>
    <style:style style:name="P550" style:family="paragraph" style:parent-style-name="Example_20_Header">
      <style:text-properties officeooo:rsid="2d090591" officeooo:paragraph-rsid="2d6848db"/>
    </style:style>
    <style:style style:name="P551" style:family="paragraph" style:parent-style-name="Example_20_Header">
      <style:text-properties officeooo:paragraph-rsid="2d6848db"/>
    </style:style>
    <style:style style:name="P552" style:family="paragraph" style:parent-style-name="Example_20_Header">
      <style:text-properties officeooo:paragraph-rsid="2da8436c"/>
    </style:style>
    <style:style style:name="P553" style:family="paragraph" style:parent-style-name="Example_20_Header">
      <style:text-properties officeooo:paragraph-rsid="2de0ec95"/>
    </style:style>
    <style:style style:name="P554" style:family="paragraph" style:parent-style-name="Example_20_Header">
      <style:text-properties officeooo:paragraph-rsid="2de2908b"/>
    </style:style>
    <style:style style:name="P555" style:family="paragraph" style:parent-style-name="Example_20_Header">
      <style:text-properties fo:font-style="normal" officeooo:rsid="2de3a528" officeooo:paragraph-rsid="2de3a528" style:font-style-asian="normal" style:font-style-complex="normal"/>
    </style:style>
    <style:style style:name="P556" style:family="paragraph" style:parent-style-name="Example_20_Header">
      <style:text-properties officeooo:paragraph-rsid="2debb34b"/>
    </style:style>
    <style:style style:name="P557" style:family="paragraph" style:parent-style-name="Example_20_Header">
      <style:text-properties officeooo:paragraph-rsid="2e100a8b"/>
    </style:style>
    <style:style style:name="P558" style:family="paragraph" style:parent-style-name="Example_20_Header">
      <style:text-properties officeooo:paragraph-rsid="2e295e17"/>
    </style:style>
    <style:style style:name="P559" style:family="paragraph" style:parent-style-name="Example_20_Header">
      <style:text-properties officeooo:rsid="166573f1" officeooo:paragraph-rsid="2e2c817f"/>
    </style:style>
    <style:style style:name="P560" style:family="paragraph" style:parent-style-name="Example_20_Header">
      <style:text-properties officeooo:rsid="166573f1" officeooo:paragraph-rsid="2e37bf1b"/>
    </style:style>
    <style:style style:name="P561" style:family="paragraph" style:parent-style-name="Example_20_Header">
      <style:text-properties officeooo:rsid="166573f1" officeooo:paragraph-rsid="2e3e312b"/>
    </style:style>
    <style:style style:name="P562" style:family="paragraph" style:parent-style-name="Example_20_Header">
      <style:text-properties officeooo:paragraph-rsid="2e85268a"/>
    </style:style>
    <style:style style:name="P563" style:family="paragraph" style:parent-style-name="Example">
      <style:text-properties officeooo:rsid="21d5baa3" officeooo:paragraph-rsid="21d5baa3"/>
    </style:style>
    <style:style style:name="P564" style:family="paragraph" style:parent-style-name="Example">
      <style:text-properties officeooo:paragraph-rsid="24c92b39"/>
    </style:style>
    <style:style style:name="P565" style:family="paragraph" style:parent-style-name="Example">
      <style:text-properties officeooo:paragraph-rsid="2576dfad"/>
    </style:style>
    <style:style style:name="P566" style:family="paragraph" style:parent-style-name="Example">
      <style:text-properties officeooo:paragraph-rsid="2583568e"/>
    </style:style>
    <style:style style:name="P567" style:family="paragraph" style:parent-style-name="Example">
      <style:text-properties fo:language="cs" fo:country="CZ" officeooo:rsid="25612f74" officeooo:paragraph-rsid="25a0872c" style:language-asian="zxx" style:country-asian="none" style:language-complex="ar" style:country-complex="SA"/>
    </style:style>
    <style:style style:name="P56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69" style:family="paragraph" style:parent-style-name="Example">
      <style:text-properties officeooo:rsid="122861d3" officeooo:paragraph-rsid="259f0425"/>
    </style:style>
    <style:style style:name="P570" style:family="paragraph" style:parent-style-name="Example">
      <style:text-properties officeooo:rsid="122861d3" officeooo:paragraph-rsid="25a63f6d"/>
    </style:style>
    <style:style style:name="P571" style:family="paragraph" style:parent-style-name="Example">
      <style:text-properties officeooo:paragraph-rsid="259f0425"/>
    </style:style>
    <style:style style:name="P572" style:family="paragraph" style:parent-style-name="Example">
      <style:text-properties officeooo:paragraph-rsid="2597a654"/>
    </style:style>
    <style:style style:name="P573" style:family="paragraph" style:parent-style-name="Example">
      <style:text-properties officeooo:paragraph-rsid="25a63f6d"/>
    </style:style>
    <style:style style:name="P574" style:family="paragraph" style:parent-style-name="Example">
      <style:text-properties officeooo:paragraph-rsid="256b3a1f"/>
    </style:style>
    <style:style style:name="P575" style:family="paragraph" style:parent-style-name="Example">
      <style:text-properties officeooo:paragraph-rsid="258abddb"/>
    </style:style>
    <style:style style:name="P576" style:family="paragraph" style:parent-style-name="Example">
      <style:text-properties officeooo:rsid="217800a7" officeooo:paragraph-rsid="25f2d04a"/>
    </style:style>
    <style:style style:name="P577" style:family="paragraph" style:parent-style-name="Example">
      <style:text-properties officeooo:paragraph-rsid="26080d49"/>
    </style:style>
    <style:style style:name="P578" style:family="paragraph" style:parent-style-name="Example">
      <style:text-properties officeooo:rsid="25c61070" officeooo:paragraph-rsid="266ff55f" fo:background-color="transparent"/>
    </style:style>
    <style:style style:name="P579" style:family="paragraph" style:parent-style-name="Example">
      <style:text-properties officeooo:rsid="2632c719" officeooo:paragraph-rsid="27283b99" fo:background-color="transparent"/>
    </style:style>
    <style:style style:name="P580" style:family="paragraph" style:parent-style-name="Example">
      <style:text-properties officeooo:rsid="273ba786" officeooo:paragraph-rsid="273ba786" fo:background-color="transparent"/>
    </style:style>
    <style:style style:name="P581" style:family="paragraph" style:parent-style-name="Example">
      <style:text-properties officeooo:rsid="266fc3c7" officeooo:paragraph-rsid="27283b99" fo:background-color="transparent"/>
    </style:style>
    <style:style style:name="P582" style:family="paragraph" style:parent-style-name="Example">
      <style:text-properties officeooo:rsid="2795358b" officeooo:paragraph-rsid="2795358b" fo:background-color="transparent"/>
    </style:style>
    <style:style style:name="P583" style:family="paragraph" style:parent-style-name="Example">
      <style:text-properties officeooo:rsid="2795358b" officeooo:paragraph-rsid="2799384d" fo:background-color="transparent"/>
    </style:style>
    <style:style style:name="P584" style:family="paragraph" style:parent-style-name="Example">
      <style:text-properties officeooo:rsid="2795358b" officeooo:paragraph-rsid="27f261ba" fo:background-color="transparent"/>
    </style:style>
    <style:style style:name="P585" style:family="paragraph" style:parent-style-name="Example">
      <style:text-properties officeooo:rsid="279a808c" officeooo:paragraph-rsid="279a808c" fo:background-color="transparent"/>
    </style:style>
    <style:style style:name="P586" style:family="paragraph" style:parent-style-name="Example">
      <style:text-properties officeooo:rsid="279e46b6" officeooo:paragraph-rsid="279e46b6" fo:background-color="transparent"/>
    </style:style>
    <style:style style:name="P587" style:family="paragraph" style:parent-style-name="Example">
      <style:text-properties officeooo:rsid="280d8053" officeooo:paragraph-rsid="280d8053" fo:background-color="transparent"/>
    </style:style>
    <style:style style:name="P588" style:family="paragraph" style:parent-style-name="Example">
      <style:text-properties officeooo:rsid="280aa77e" officeooo:paragraph-rsid="280aa77e" fo:background-color="transparent"/>
    </style:style>
    <style:style style:name="P589" style:family="paragraph" style:parent-style-name="Example">
      <style:text-properties officeooo:paragraph-rsid="2684f7d7"/>
    </style:style>
    <style:style style:name="P590" style:family="paragraph" style:parent-style-name="Example">
      <style:text-properties officeooo:paragraph-rsid="269668ef"/>
    </style:style>
    <style:style style:name="P591" style:family="paragraph" style:parent-style-name="Example">
      <style:text-properties officeooo:rsid="26d10de3" officeooo:paragraph-rsid="26d10de3"/>
    </style:style>
    <style:style style:name="P592" style:family="paragraph" style:parent-style-name="Example">
      <style:text-properties officeooo:paragraph-rsid="27283b99"/>
    </style:style>
    <style:style style:name="P593" style:family="paragraph" style:parent-style-name="Example">
      <style:text-properties officeooo:paragraph-rsid="2734f380"/>
    </style:style>
    <style:style style:name="P594" style:family="paragraph" style:parent-style-name="Example">
      <style:text-properties officeooo:paragraph-rsid="273b9d1e"/>
    </style:style>
    <style:style style:name="P595" style:family="paragraph" style:parent-style-name="Example">
      <style:text-properties officeooo:rsid="274cfdd4" officeooo:paragraph-rsid="274e343c"/>
    </style:style>
    <style:style style:name="P596" style:family="paragraph" style:parent-style-name="Example">
      <style:text-properties officeooo:paragraph-rsid="27742e6c"/>
    </style:style>
    <style:style style:name="P597" style:family="paragraph" style:parent-style-name="Example">
      <style:text-properties officeooo:paragraph-rsid="27911d11"/>
    </style:style>
    <style:style style:name="P598" style:family="paragraph" style:parent-style-name="Example">
      <style:text-properties fo:font-style="italic" officeooo:paragraph-rsid="27f3e5ba" fo:background-color="transparent" style:font-style-asian="italic" style:font-style-complex="italic"/>
    </style:style>
    <style:style style:name="P599" style:family="paragraph" style:parent-style-name="Example">
      <style:text-properties fo:font-style="italic" officeooo:paragraph-rsid="29ec35f4" style:font-style-asian="italic" style:font-style-complex="italic"/>
    </style:style>
    <style:style style:name="P600" style:family="paragraph" style:parent-style-name="Example">
      <style:text-properties officeooo:rsid="279e46b6" officeooo:paragraph-rsid="279e46b6"/>
    </style:style>
    <style:style style:name="P601" style:family="paragraph" style:parent-style-name="Example">
      <style:text-properties officeooo:rsid="27ace2b1" officeooo:paragraph-rsid="27ace2b1"/>
    </style:style>
    <style:style style:name="P602" style:family="paragraph" style:parent-style-name="Example">
      <style:text-properties officeooo:paragraph-rsid="27c703fc"/>
    </style:style>
    <style:style style:name="P603" style:family="paragraph" style:parent-style-name="Example">
      <style:text-properties officeooo:paragraph-rsid="27c86e38"/>
    </style:style>
    <style:style style:name="P604" style:family="paragraph" style:parent-style-name="Example">
      <style:text-properties officeooo:rsid="27e08a27" officeooo:paragraph-rsid="27e08a27"/>
    </style:style>
    <style:style style:name="P605" style:family="paragraph" style:parent-style-name="Example">
      <style:text-properties officeooo:rsid="27e201ac" officeooo:paragraph-rsid="27e201ac"/>
    </style:style>
    <style:style style:name="P606" style:family="paragraph" style:parent-style-name="Example">
      <style:text-properties officeooo:rsid="27e201ac" officeooo:paragraph-rsid="27ef31c1"/>
    </style:style>
    <style:style style:name="P607" style:family="paragraph" style:parent-style-name="Example">
      <style:text-properties officeooo:paragraph-rsid="27f3e5ba"/>
    </style:style>
    <style:style style:name="P608" style:family="paragraph" style:parent-style-name="Example">
      <style:text-properties officeooo:rsid="27f58c0f" officeooo:paragraph-rsid="27f58c0f"/>
    </style:style>
    <style:style style:name="P609" style:family="paragraph" style:parent-style-name="Example">
      <style:text-properties officeooo:rsid="26c93516" officeooo:paragraph-rsid="2805168e"/>
    </style:style>
    <style:style style:name="P610" style:family="paragraph" style:parent-style-name="Example">
      <style:text-properties officeooo:rsid="2805168e" officeooo:paragraph-rsid="2805168e"/>
    </style:style>
    <style:style style:name="P611" style:family="paragraph" style:parent-style-name="Example">
      <style:text-properties officeooo:rsid="2808ebbf" officeooo:paragraph-rsid="2808ebbf"/>
    </style:style>
    <style:style style:name="P612" style:family="paragraph" style:parent-style-name="Example">
      <style:text-properties officeooo:rsid="280aa77e" officeooo:paragraph-rsid="280aa77e"/>
    </style:style>
    <style:style style:name="P613" style:family="paragraph" style:parent-style-name="Example">
      <style:text-properties officeooo:rsid="27ea0ea6" officeooo:paragraph-rsid="27eb7acb"/>
    </style:style>
    <style:style style:name="P614" style:family="paragraph" style:parent-style-name="Example">
      <style:text-properties style:text-line-through-style="none" style:text-line-through-type="none" officeooo:rsid="2795358b" officeooo:paragraph-rsid="2795358b" fo:background-color="transparent"/>
    </style:style>
    <style:style style:name="P615" style:family="paragraph" style:parent-style-name="Example">
      <style:text-properties style:text-line-through-style="none" style:text-line-through-type="none" officeooo:rsid="27ff85eb" officeooo:paragraph-rsid="27ff85eb" fo:background-color="transparent"/>
    </style:style>
    <style:style style:name="P616" style:family="paragraph" style:parent-style-name="Example">
      <style:text-properties style:text-line-through-style="none" style:text-line-through-type="none" officeooo:rsid="246911ff" officeooo:paragraph-rsid="2c3ee333"/>
    </style:style>
    <style:style style:name="P617" style:family="paragraph" style:parent-style-name="Example">
      <style:text-properties officeooo:paragraph-rsid="283b5b27"/>
    </style:style>
    <style:style style:name="P618" style:family="paragraph" style:parent-style-name="Example">
      <style:text-properties officeooo:rsid="261b77fd" officeooo:paragraph-rsid="261b77fd"/>
    </style:style>
    <style:style style:name="P619" style:family="paragraph" style:parent-style-name="Example">
      <style:text-properties officeooo:rsid="2823eee8" officeooo:paragraph-rsid="2823eee8"/>
    </style:style>
    <style:style style:name="P620" style:family="paragraph" style:parent-style-name="Example">
      <style:text-properties officeooo:rsid="2823eee8" officeooo:paragraph-rsid="2842b948"/>
    </style:style>
    <style:style style:name="P621" style:family="paragraph" style:parent-style-name="Example">
      <style:text-properties officeooo:paragraph-rsid="28445bcb"/>
    </style:style>
    <style:style style:name="P622" style:family="paragraph" style:parent-style-name="Example">
      <style:text-properties officeooo:paragraph-rsid="284482c7"/>
    </style:style>
    <style:style style:name="P623" style:family="paragraph" style:parent-style-name="Example">
      <style:text-properties officeooo:paragraph-rsid="29739d0f"/>
    </style:style>
    <style:style style:name="P624" style:family="paragraph" style:parent-style-name="Example">
      <style:text-properties officeooo:rsid="14641de2" officeooo:paragraph-rsid="29ec35f4"/>
    </style:style>
    <style:style style:name="P625" style:family="paragraph" style:parent-style-name="Example">
      <style:text-properties officeooo:paragraph-rsid="29ec35f4"/>
    </style:style>
    <style:style style:name="P626" style:family="paragraph" style:parent-style-name="Example">
      <style:text-properties officeooo:paragraph-rsid="28f98aba"/>
    </style:style>
    <style:style style:name="P627" style:family="paragraph" style:parent-style-name="Example">
      <style:text-properties officeooo:paragraph-rsid="2aaa4bfe"/>
    </style:style>
    <style:style style:name="P628" style:family="paragraph" style:parent-style-name="Example">
      <style:text-properties officeooo:paragraph-rsid="2adab1f3"/>
    </style:style>
    <style:style style:name="P629" style:family="paragraph" style:parent-style-name="Example">
      <style:text-properties officeooo:rsid="2ae0e0fb" officeooo:paragraph-rsid="2ae1d984"/>
    </style:style>
    <style:style style:name="P630" style:family="paragraph" style:parent-style-name="Example">
      <style:text-properties officeooo:rsid="275f9bed" officeooo:paragraph-rsid="275f9bed"/>
    </style:style>
    <style:style style:name="P631" style:family="paragraph" style:parent-style-name="Example">
      <style:text-properties officeooo:rsid="2601f6bf" officeooo:paragraph-rsid="26270f32"/>
    </style:style>
    <style:style style:name="P632" style:family="paragraph" style:parent-style-name="Example">
      <style:text-properties officeooo:rsid="2ae2c1e9" officeooo:paragraph-rsid="2ae2c1e9"/>
    </style:style>
    <style:style style:name="P633" style:family="paragraph" style:parent-style-name="Example">
      <style:text-properties officeooo:paragraph-rsid="2b3fbade"/>
    </style:style>
    <style:style style:name="P634" style:family="paragraph" style:parent-style-name="Example">
      <style:text-properties officeooo:paragraph-rsid="2b47301d"/>
    </style:style>
    <style:style style:name="P635" style:family="paragraph" style:parent-style-name="Example">
      <style:text-properties officeooo:rsid="2b51d712" officeooo:paragraph-rsid="2b54f678"/>
    </style:style>
    <style:style style:name="P636" style:family="paragraph" style:parent-style-name="Example">
      <style:text-properties officeooo:rsid="21e9668e" officeooo:paragraph-rsid="2c1562ff"/>
    </style:style>
    <style:style style:name="P637" style:family="paragraph" style:parent-style-name="Example">
      <style:text-properties officeooo:paragraph-rsid="2c1562ff"/>
    </style:style>
    <style:style style:name="P638" style:family="paragraph" style:parent-style-name="Example">
      <style:text-properties officeooo:rsid="29b4fce0" officeooo:paragraph-rsid="2c188f63"/>
    </style:style>
    <style:style style:name="P639" style:family="paragraph" style:parent-style-name="Example">
      <style:text-properties officeooo:paragraph-rsid="2c188f63"/>
    </style:style>
    <style:style style:name="P640" style:family="paragraph" style:parent-style-name="Example">
      <style:text-properties officeooo:paragraph-rsid="2c2e6e7f"/>
    </style:style>
    <style:style style:name="P641" style:family="paragraph" style:parent-style-name="Example">
      <style:text-properties officeooo:paragraph-rsid="2c3c0ad1"/>
    </style:style>
    <style:style style:name="P642" style:family="paragraph" style:parent-style-name="Example">
      <style:text-properties officeooo:paragraph-rsid="2c3ee333"/>
    </style:style>
    <style:style style:name="P643" style:family="paragraph" style:parent-style-name="Example">
      <style:text-properties officeooo:rsid="246911ff" officeooo:paragraph-rsid="2aa45f8b"/>
    </style:style>
    <style:style style:name="P644" style:family="paragraph" style:parent-style-name="Example">
      <style:text-properties officeooo:rsid="246911ff" officeooo:paragraph-rsid="2c63dcdd"/>
    </style:style>
    <style:style style:name="P645" style:family="paragraph" style:parent-style-name="Example">
      <style:text-properties officeooo:rsid="2b836d75" officeooo:paragraph-rsid="2c67e17b"/>
    </style:style>
    <style:style style:name="P646" style:family="paragraph" style:parent-style-name="Example">
      <style:text-properties officeooo:rsid="2b836d75" officeooo:paragraph-rsid="2c6e338e"/>
    </style:style>
    <style:style style:name="P647" style:family="paragraph" style:parent-style-name="Example">
      <style:text-properties officeooo:rsid="2cc3f8e5" officeooo:paragraph-rsid="2cc3f8e5"/>
    </style:style>
    <style:style style:name="P648" style:family="paragraph" style:parent-style-name="Example">
      <style:text-properties officeooo:rsid="2cdb7044" officeooo:paragraph-rsid="2cdb7044"/>
    </style:style>
    <style:style style:name="P649" style:family="paragraph" style:parent-style-name="Example">
      <style:text-properties officeooo:paragraph-rsid="2cdbaf2d"/>
    </style:style>
    <style:style style:name="P650" style:family="paragraph" style:parent-style-name="Example">
      <style:text-properties officeooo:paragraph-rsid="2d6848db"/>
    </style:style>
    <style:style style:name="P651" style:family="paragraph" style:parent-style-name="Example">
      <style:text-properties officeooo:rsid="2d9d1b80" officeooo:paragraph-rsid="2da8436c"/>
    </style:style>
    <style:style style:name="P652" style:family="paragraph" style:parent-style-name="Example">
      <style:text-properties officeooo:paragraph-rsid="2da8436c"/>
    </style:style>
    <style:style style:name="P653" style:family="paragraph" style:parent-style-name="Example">
      <style:text-properties officeooo:rsid="21ddad74" officeooo:paragraph-rsid="29739d0f"/>
    </style:style>
    <style:style style:name="P654" style:family="paragraph" style:parent-style-name="Example">
      <style:text-properties officeooo:rsid="2ddfffc5" officeooo:paragraph-rsid="2de0ec95"/>
    </style:style>
    <style:style style:name="P655" style:family="paragraph" style:parent-style-name="Example">
      <style:text-properties officeooo:rsid="2ddfffc5" officeooo:paragraph-rsid="2de28ca0"/>
    </style:style>
    <style:style style:name="P656" style:family="paragraph" style:parent-style-name="Example">
      <style:text-properties officeooo:rsid="2ddfffc5" officeooo:paragraph-rsid="2de2908b"/>
    </style:style>
    <style:style style:name="P657" style:family="paragraph" style:parent-style-name="Example">
      <style:text-properties officeooo:rsid="2ddfffc5" officeooo:paragraph-rsid="2e100a8b"/>
    </style:style>
    <style:style style:name="P658" style:family="paragraph" style:parent-style-name="Example">
      <style:text-properties officeooo:rsid="2ddfffc5" officeooo:paragraph-rsid="2e295e17"/>
    </style:style>
    <style:style style:name="P659" style:family="paragraph" style:parent-style-name="Example">
      <style:text-properties officeooo:rsid="2ddfffc5" officeooo:paragraph-rsid="2e37bf1b"/>
    </style:style>
    <style:style style:name="P660" style:family="paragraph" style:parent-style-name="Example">
      <style:text-properties officeooo:rsid="2de0ec95" officeooo:paragraph-rsid="2de0ec95"/>
    </style:style>
    <style:style style:name="P661" style:family="paragraph" style:parent-style-name="Example">
      <style:text-properties officeooo:rsid="2de0ec95" officeooo:paragraph-rsid="2de2908b"/>
    </style:style>
    <style:style style:name="P662" style:family="paragraph" style:parent-style-name="Example">
      <style:text-properties officeooo:rsid="2de0ec95" officeooo:paragraph-rsid="2de35b06"/>
    </style:style>
    <style:style style:name="P663" style:family="paragraph" style:parent-style-name="Example">
      <style:text-properties officeooo:rsid="2de0ec95" officeooo:paragraph-rsid="2def83ce"/>
    </style:style>
    <style:style style:name="P664" style:family="paragraph" style:parent-style-name="Example">
      <style:text-properties officeooo:rsid="2de0ec95" officeooo:paragraph-rsid="2e100a8b"/>
    </style:style>
    <style:style style:name="P665" style:family="paragraph" style:parent-style-name="Example">
      <style:text-properties officeooo:paragraph-rsid="2e2c817f"/>
    </style:style>
    <style:style style:name="P666" style:family="paragraph" style:parent-style-name="Example">
      <style:text-properties officeooo:rsid="2e37bf1b" officeooo:paragraph-rsid="2e37bf1b"/>
    </style:style>
    <style:style style:name="P667" style:family="paragraph" style:parent-style-name="Text_20_body">
      <style:paragraph-properties fo:margin-left="0cm" fo:margin-right="0cm" fo:text-indent="0cm" style:auto-text-indent="false"/>
      <style:text-properties officeooo:rsid="261e8383" officeooo:paragraph-rsid="26270f32"/>
    </style:style>
    <style:style style:name="P668" style:family="paragraph" style:parent-style-name="Text_20_body">
      <style:paragraph-properties fo:margin-left="0cm" fo:margin-right="0cm" fo:text-indent="0cm" style:auto-text-indent="false"/>
      <style:text-properties officeooo:rsid="2632c719" officeooo:paragraph-rsid="263a2851"/>
    </style:style>
    <style:style style:name="P669" style:family="paragraph" style:parent-style-name="Text_20_body">
      <style:paragraph-properties fo:margin-left="0cm" fo:margin-right="0cm" fo:text-indent="0cm" style:auto-text-indent="false"/>
      <style:text-properties officeooo:rsid="263958db" officeooo:paragraph-rsid="263958db"/>
    </style:style>
    <style:style style:name="P670" style:family="paragraph" style:parent-style-name="Text_20_body">
      <style:paragraph-properties fo:margin-left="0cm" fo:margin-right="0cm" fo:text-indent="0cm" style:auto-text-indent="false"/>
      <style:text-properties officeooo:rsid="263cd0cf" officeooo:paragraph-rsid="263cd0cf"/>
    </style:style>
    <style:style style:name="P671" style:family="paragraph" style:parent-style-name="Text_20_Body_20_Full_20_Page">
      <style:text-properties officeooo:rsid="1f43b011" officeooo:paragraph-rsid="2656844a"/>
    </style:style>
    <style:style style:name="P672" style:family="paragraph" style:parent-style-name="Text_20_Body_20_Full_20_Page">
      <style:text-properties officeooo:paragraph-rsid="282f1ba6"/>
    </style:style>
    <style:style style:name="P67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74" style:family="paragraph" style:parent-style-name="Contents_20_2">
      <style:paragraph-properties>
        <style:tab-stops>
          <style:tab-stop style:position="14.801cm" style:type="right" style:leader-style="dotted" style:leader-text="."/>
        </style:tab-stops>
      </style:paragraph-properties>
    </style:style>
    <style:style style:name="P675" style:family="paragraph" style:parent-style-name="Contents_20_1">
      <style:paragraph-properties>
        <style:tab-stops>
          <style:tab-stop style:position="14.801cm" style:type="right" style:leader-style="dotted" style:leader-text="."/>
        </style:tab-stops>
      </style:paragraph-properties>
    </style:style>
    <style:style style:name="P676" style:family="paragraph" style:parent-style-name="Properties">
      <style:text-properties officeooo:paragraph-rsid="2ea32590"/>
    </style:style>
    <style:style style:name="P677" style:family="paragraph" style:parent-style-name="Heading_20_4">
      <style:text-properties officeooo:paragraph-rsid="2e771983"/>
    </style:style>
    <style:style style:name="P678" style:family="paragraph" style:parent-style-name="Heading_20_4">
      <style:text-properties officeooo:rsid="237eccd0" officeooo:paragraph-rsid="237eccd0"/>
    </style:style>
    <style:style style:name="P679" style:family="paragraph" style:parent-style-name="Heading_20_4">
      <style:text-properties style:text-line-through-style="none" style:text-line-through-type="none" officeooo:rsid="21f79b9f" officeooo:paragraph-rsid="21f79b9f"/>
    </style:style>
    <style:style style:name="P68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81" style:family="paragraph" style:parent-style-name="Heading_20_4">
      <style:text-properties officeooo:paragraph-rsid="2e37bf1b"/>
    </style:style>
    <style:style style:name="P682" style:family="paragraph" style:parent-style-name="Heading_20_4">
      <style:text-properties officeooo:rsid="28400f36"/>
    </style:style>
    <style:style style:name="P683" style:family="paragraph" style:parent-style-name="Heading_20_4">
      <style:text-properties officeooo:paragraph-rsid="27283b99"/>
    </style:style>
    <style:style style:name="P684" style:family="paragraph" style:parent-style-name="Heading_20_4">
      <style:text-properties officeooo:rsid="25a98614" officeooo:paragraph-rsid="27ee83d7"/>
    </style:style>
    <style:style style:name="P685" style:family="paragraph" style:parent-style-name="Heading_20_4">
      <style:text-properties officeooo:rsid="25a98614" officeooo:paragraph-rsid="27de6c88"/>
    </style:style>
    <style:style style:name="P686" style:family="paragraph" style:parent-style-name="Heading_20_4">
      <style:text-properties officeooo:paragraph-rsid="27f3e5ba"/>
    </style:style>
    <style:style style:name="P687" style:family="paragraph" style:parent-style-name="Heading_20_4">
      <style:text-properties officeooo:rsid="27925bf3" officeooo:paragraph-rsid="27bfdf9b"/>
    </style:style>
    <style:style style:name="P688" style:family="paragraph" style:parent-style-name="Heading_20_4">
      <style:text-properties officeooo:rsid="27f58cff" officeooo:paragraph-rsid="27f58cff"/>
    </style:style>
    <style:style style:name="P689" style:family="paragraph" style:parent-style-name="Heading_20_4">
      <style:text-properties officeooo:paragraph-rsid="29739d0f"/>
    </style:style>
    <style:style style:name="P690" style:family="paragraph" style:parent-style-name="Heading_20_4">
      <style:text-properties officeooo:paragraph-rsid="284eff00"/>
    </style:style>
    <style:style style:name="P691" style:family="paragraph" style:parent-style-name="Heading_20_4">
      <style:text-properties officeooo:paragraph-rsid="284f60f7"/>
    </style:style>
    <style:style style:name="P692" style:family="paragraph" style:parent-style-name="Heading_20_4">
      <style:text-properties officeooo:paragraph-rsid="2ec654fd"/>
    </style:style>
    <style:style style:name="P693" style:family="paragraph" style:parent-style-name="Heading_20_2">
      <style:text-properties officeooo:rsid="18495320" officeooo:paragraph-rsid="2b2a7dc2"/>
    </style:style>
    <style:style style:name="P694" style:family="paragraph" style:parent-style-name="Heading_20_2">
      <style:text-properties officeooo:rsid="2b29bd54" officeooo:paragraph-rsid="2b29bd54"/>
    </style:style>
    <style:style style:name="P695" style:family="paragraph" style:parent-style-name="Heading_20_2">
      <style:text-properties officeooo:rsid="2853fcde" officeooo:paragraph-rsid="2d4c4067"/>
    </style:style>
    <style:style style:name="P696" style:family="paragraph" style:parent-style-name="Heading_20_2">
      <style:text-properties officeooo:paragraph-rsid="2d4c4067"/>
    </style:style>
    <style:style style:name="P697" style:family="paragraph" style:parent-style-name="Heading_20_2">
      <style:text-properties officeooo:paragraph-rsid="2ac39226"/>
    </style:style>
    <style:style style:name="P698" style:family="paragraph" style:parent-style-name="Heading_20_2">
      <style:text-properties officeooo:rsid="181f7fed" officeooo:paragraph-rsid="2830e9f4"/>
    </style:style>
    <style:style style:name="P699" style:family="paragraph" style:parent-style-name="Heading_20_2">
      <style:text-properties officeooo:paragraph-rsid="21e9668e"/>
    </style:style>
    <style:style style:name="P700" style:family="paragraph" style:parent-style-name="Heading_20_2">
      <style:text-properties officeooo:rsid="21597f75" officeooo:paragraph-rsid="21e9668e"/>
    </style:style>
    <style:style style:name="P701" style:family="paragraph" style:parent-style-name="Heading_20_2">
      <style:text-properties fo:language="cs" fo:country="CZ" officeooo:rsid="28aea984" officeooo:paragraph-rsid="28aefe7f" style:language-asian="cs" style:country-asian="CZ"/>
    </style:style>
    <style:style style:name="P702" style:family="paragraph" style:parent-style-name="Heading_20_2">
      <style:text-properties officeooo:rsid="2b991a2f" officeooo:paragraph-rsid="2b991a2f"/>
    </style:style>
    <style:style style:name="P703" style:family="paragraph" style:parent-style-name="Heading_20_2">
      <style:text-properties officeooo:rsid="29ac4c0b" officeooo:paragraph-rsid="29ac4c0b"/>
    </style:style>
    <style:style style:name="P704" style:family="paragraph" style:parent-style-name="Heading_20_2">
      <style:text-properties officeooo:rsid="2861b7f6" officeooo:paragraph-rsid="2860138b"/>
    </style:style>
    <style:style style:name="P705" style:family="paragraph" style:parent-style-name="Heading_20_2">
      <style:text-properties officeooo:paragraph-rsid="29ec35f4"/>
    </style:style>
    <style:style style:name="P706" style:family="paragraph" style:parent-style-name="Heading_20_2">
      <style:text-properties officeooo:paragraph-rsid="2b3aa2ab"/>
    </style:style>
    <style:style style:name="P707" style:family="paragraph" style:parent-style-name="Heading_20_2">
      <style:text-properties officeooo:rsid="2ccbe66b" officeooo:paragraph-rsid="2ccbe66b"/>
    </style:style>
    <style:style style:name="P708" style:family="paragraph" style:parent-style-name="Heading_20_2">
      <style:text-properties officeooo:paragraph-rsid="2aaa4bfe"/>
    </style:style>
    <style:style style:name="P709" style:family="paragraph" style:parent-style-name="Heading_20_2">
      <style:text-properties officeooo:paragraph-rsid="2aac1b25"/>
    </style:style>
    <style:style style:name="P710" style:family="paragraph" style:parent-style-name="Heading_20_2">
      <style:text-properties officeooo:rsid="2d182286" officeooo:paragraph-rsid="2d669901"/>
    </style:style>
    <style:style style:name="P711" style:family="paragraph" style:parent-style-name="Heading_20_2">
      <style:text-properties officeooo:rsid="2d182286" officeooo:paragraph-rsid="2f27e38e"/>
    </style:style>
    <style:style style:name="P712" style:family="paragraph" style:parent-style-name="Heading_20_2">
      <style:text-properties officeooo:rsid="2dcda9e2" officeooo:paragraph-rsid="2dcda9e2"/>
    </style:style>
    <style:style style:name="P713" style:family="paragraph" style:parent-style-name="Heading_20_2">
      <style:text-properties officeooo:rsid="1bf74c1b" officeooo:paragraph-rsid="2839ac60"/>
    </style:style>
    <style:style style:name="P714" style:family="paragraph" style:parent-style-name="Heading_20_2">
      <style:text-properties officeooo:paragraph-rsid="283a7a76"/>
    </style:style>
    <style:style style:name="P715" style:family="paragraph" style:parent-style-name="Heading_20_2">
      <style:text-properties officeooo:rsid="253b3c77" officeooo:paragraph-rsid="253b3c77"/>
    </style:style>
    <style:style style:name="P716" style:family="paragraph" style:parent-style-name="Heading_20_2">
      <style:text-properties officeooo:rsid="2790ad45" officeooo:paragraph-rsid="27911d11"/>
    </style:style>
    <style:style style:name="P717" style:family="paragraph" style:parent-style-name="Heading_20_2">
      <style:text-properties officeooo:rsid="2415a15d" officeooo:paragraph-rsid="27911d11"/>
    </style:style>
    <style:style style:name="P718" style:family="paragraph" style:parent-style-name="Heading_20_2">
      <style:text-properties officeooo:rsid="18e685e5" officeooo:paragraph-rsid="25611652"/>
    </style:style>
    <style:style style:name="P719" style:family="paragraph" style:parent-style-name="Heading_20_2">
      <style:text-properties officeooo:rsid="18e6729c" officeooo:paragraph-rsid="25616a1b"/>
    </style:style>
    <style:style style:name="P720" style:family="paragraph" style:parent-style-name="Heading_20_2">
      <style:text-properties officeooo:rsid="212b88ed" officeooo:paragraph-rsid="252a5a54"/>
    </style:style>
    <style:style style:name="P721" style:family="paragraph" style:parent-style-name="Heading_20_2">
      <style:text-properties officeooo:rsid="1cd61472" officeooo:paragraph-rsid="25b688d0"/>
    </style:style>
    <style:style style:name="P722" style:family="paragraph" style:parent-style-name="Heading_20_2">
      <style:text-properties officeooo:rsid="284482c7" officeooo:paragraph-rsid="284482c7"/>
    </style:style>
    <style:style style:name="P723" style:family="paragraph" style:parent-style-name="Heading_20_2">
      <style:text-properties officeooo:paragraph-rsid="2842b948"/>
    </style:style>
    <style:style style:name="P724" style:family="paragraph" style:parent-style-name="Heading_20_2">
      <style:text-properties officeooo:paragraph-rsid="2da8436c"/>
    </style:style>
    <style:style style:name="P725" style:family="paragraph" style:parent-style-name="Heading_20_2">
      <style:text-properties officeooo:rsid="2cf811bf" officeooo:paragraph-rsid="2d6848db"/>
    </style:style>
    <style:style style:name="P726" style:family="paragraph" style:parent-style-name="Heading_20_2">
      <style:text-properties officeooo:paragraph-rsid="2d6848db"/>
    </style:style>
    <style:style style:name="P727" style:family="paragraph" style:parent-style-name="Heading_20_2">
      <style:text-properties officeooo:rsid="2d3e9f32" officeooo:paragraph-rsid="2d6848db"/>
    </style:style>
    <style:style style:name="P728" style:family="paragraph" style:parent-style-name="Heading_20_2">
      <style:text-properties officeooo:rsid="2d3e3a28" officeooo:paragraph-rsid="2d6848db"/>
    </style:style>
    <style:style style:name="P729" style:family="paragraph" style:parent-style-name="Heading_20_2">
      <style:text-properties officeooo:rsid="1bcbcc1a" officeooo:paragraph-rsid="2849de42"/>
    </style:style>
    <style:style style:name="P730" style:family="paragraph" style:parent-style-name="Heading_20_2">
      <style:text-properties officeooo:rsid="1bcc61dd" officeooo:paragraph-rsid="2849de42"/>
    </style:style>
    <style:style style:name="P731" style:family="paragraph" style:parent-style-name="Heading_20_2">
      <style:text-properties officeooo:rsid="2999581b" officeooo:paragraph-rsid="2999581b"/>
    </style:style>
    <style:style style:name="P732" style:family="paragraph" style:parent-style-name="Heading_20_2">
      <style:text-properties officeooo:rsid="15f5671d" officeooo:paragraph-rsid="284eff00"/>
    </style:style>
    <style:style style:name="P733" style:family="paragraph" style:parent-style-name="Heading_20_2">
      <style:text-properties officeooo:rsid="283b5b27" officeooo:paragraph-rsid="283b5b27"/>
    </style:style>
    <style:style style:name="P734" style:family="paragraph" style:parent-style-name="Heading_20_2">
      <style:text-properties officeooo:paragraph-rsid="2a8b3125"/>
    </style:style>
    <style:style style:name="P735" style:family="paragraph" style:parent-style-name="Heading_20_2">
      <style:text-properties officeooo:paragraph-rsid="2eeeca56"/>
    </style:style>
    <style:style style:name="P736" style:family="paragraph" style:parent-style-name="Heading_20_1">
      <style:text-properties officeooo:rsid="24ffc69a" officeooo:paragraph-rsid="24fb15e5"/>
    </style:style>
    <style:style style:name="P737" style:family="paragraph" style:parent-style-name="Heading_20_1">
      <style:text-properties officeooo:rsid="108bcbf7" officeooo:paragraph-rsid="282f1ba6"/>
    </style:style>
    <style:style style:name="P738" style:family="paragraph" style:parent-style-name="Heading_20_1">
      <style:text-properties officeooo:rsid="108bcbf7" officeooo:paragraph-rsid="202197c0"/>
    </style:style>
    <style:style style:name="P739" style:family="paragraph" style:parent-style-name="Heading_20_1">
      <style:text-properties officeooo:rsid="245d2150" officeooo:paragraph-rsid="2b404d0e"/>
    </style:style>
    <style:style style:name="P740" style:family="paragraph" style:parent-style-name="Heading_20_1">
      <style:text-properties officeooo:paragraph-rsid="272051e0"/>
    </style:style>
    <style:style style:name="P741" style:family="paragraph" style:parent-style-name="Heading_20_1">
      <style:text-properties officeooo:paragraph-rsid="2da8436c"/>
    </style:style>
    <style:style style:name="P742" style:family="paragraph" style:parent-style-name="Heading_20_1">
      <style:text-properties officeooo:paragraph-rsid="28dfd528"/>
    </style:style>
    <style:style style:name="P743" style:family="paragraph" style:parent-style-name="Heading_20_1">
      <style:text-properties officeooo:paragraph-rsid="29739d0f"/>
    </style:style>
    <style:style style:name="P744" style:family="paragraph" style:parent-style-name="Heading_20_1">
      <style:text-properties officeooo:rsid="215d4e07" officeooo:paragraph-rsid="28f28620"/>
    </style:style>
    <style:style style:name="P745" style:family="paragraph" style:parent-style-name="Heading_20_1">
      <style:text-properties officeooo:paragraph-rsid="2d6848db"/>
    </style:style>
    <style:style style:name="P746" style:family="paragraph" style:parent-style-name="Heading_20_1">
      <style:text-properties officeooo:rsid="254772b6" officeooo:paragraph-rsid="282f1ba6"/>
    </style:style>
    <style:style style:name="P747" style:family="paragraph" style:parent-style-name="Example_20_Header">
      <style:text-properties officeooo:paragraph-rsid="2eeeca56"/>
    </style:style>
    <style:style style:name="P748" style:family="paragraph" style:parent-style-name="Heading_20_3">
      <style:text-properties officeooo:paragraph-rsid="2a2bb3f3"/>
    </style:style>
    <style:style style:name="P749" style:family="paragraph" style:parent-style-name="Heading_20_3">
      <style:text-properties officeooo:paragraph-rsid="202197c0"/>
    </style:style>
    <style:style style:name="P750" style:family="paragraph" style:parent-style-name="Heading_20_3">
      <style:text-properties officeooo:paragraph-rsid="202b038b"/>
    </style:style>
    <style:style style:name="P751" style:family="paragraph" style:parent-style-name="Heading_20_3">
      <style:text-properties fo:language="cs" fo:country="CZ" officeooo:paragraph-rsid="202197c0" style:language-asian="cs" style:country-asian="CZ"/>
    </style:style>
    <style:style style:name="P752" style:family="paragraph" style:parent-style-name="Heading_20_3">
      <style:text-properties fo:language="cs" fo:country="CZ" officeooo:paragraph-rsid="288afecb" style:language-asian="cs" style:country-asian="CZ"/>
    </style:style>
    <style:style style:name="P753" style:family="paragraph" style:parent-style-name="Heading_20_3">
      <style:text-properties fo:language="cs" fo:country="CZ" officeooo:rsid="2bb744ac" officeooo:paragraph-rsid="2bb744ac" style:language-asian="cs" style:country-asian="CZ"/>
    </style:style>
    <style:style style:name="P754" style:family="paragraph" style:parent-style-name="Heading_20_3">
      <style:text-properties fo:language="cs" fo:country="CZ" officeooo:rsid="2745b86e" officeooo:paragraph-rsid="274785d5"/>
    </style:style>
    <style:style style:name="P755" style:family="paragraph" style:parent-style-name="Heading_20_3">
      <style:text-properties officeooo:paragraph-rsid="288afecb"/>
    </style:style>
    <style:style style:name="P756" style:family="paragraph" style:parent-style-name="Heading_20_3">
      <style:text-properties officeooo:paragraph-rsid="2e750252"/>
    </style:style>
    <style:style style:name="P757" style:family="paragraph" style:parent-style-name="Heading_20_3">
      <style:text-properties officeooo:rsid="2c09625b" officeooo:paragraph-rsid="2eeeca56"/>
    </style:style>
    <style:style style:name="P758" style:family="paragraph" style:parent-style-name="Heading_20_3">
      <style:text-properties officeooo:paragraph-rsid="2afd3de0"/>
    </style:style>
    <style:style style:name="P759" style:family="paragraph" style:parent-style-name="Heading_20_3">
      <style:text-properties officeooo:rsid="221a0527" officeooo:paragraph-rsid="2aff1d7c"/>
    </style:style>
    <style:style style:name="P760" style:family="paragraph" style:parent-style-name="Heading_20_3">
      <style:text-properties officeooo:rsid="2d79252c" officeooo:paragraph-rsid="2d78c47c"/>
    </style:style>
    <style:style style:name="P761" style:family="paragraph" style:parent-style-name="Heading_20_3">
      <style:text-properties officeooo:rsid="21e0d06b" officeooo:paragraph-rsid="2d669901"/>
    </style:style>
    <style:style style:name="P762" style:family="paragraph" style:parent-style-name="Heading_20_3">
      <style:text-properties officeooo:paragraph-rsid="2d669901"/>
    </style:style>
    <style:style style:name="P763" style:family="paragraph" style:parent-style-name="Heading_20_3">
      <style:text-properties officeooo:rsid="2ddf0cae" officeooo:paragraph-rsid="2ddf0cae"/>
    </style:style>
    <style:style style:name="P764" style:family="paragraph" style:parent-style-name="Heading_20_3">
      <style:text-properties officeooo:rsid="2de28ca0" officeooo:paragraph-rsid="2de28ca0"/>
    </style:style>
    <style:style style:name="P765" style:family="paragraph" style:parent-style-name="Heading_20_3">
      <style:text-properties officeooo:rsid="18d36f2a" officeooo:paragraph-rsid="28376d61"/>
    </style:style>
    <style:style style:name="P766" style:family="paragraph" style:parent-style-name="Heading_20_3">
      <style:text-properties officeooo:paragraph-rsid="2839ac60"/>
    </style:style>
    <style:style style:name="P767" style:family="paragraph" style:parent-style-name="Heading_20_3">
      <style:text-properties officeooo:paragraph-rsid="2e37bf1b"/>
    </style:style>
    <style:style style:name="P768" style:family="paragraph" style:parent-style-name="Heading_20_3">
      <style:text-properties officeooo:paragraph-rsid="2e4d3905"/>
    </style:style>
    <style:style style:name="P769" style:family="paragraph" style:parent-style-name="Heading_20_3">
      <style:text-properties officeooo:paragraph-rsid="283a7a76"/>
    </style:style>
    <style:style style:name="P770" style:family="paragraph" style:parent-style-name="Heading_20_3">
      <style:text-properties officeooo:paragraph-rsid="26270f32"/>
    </style:style>
    <style:style style:name="P771" style:family="paragraph" style:parent-style-name="Heading_20_3">
      <style:text-properties fo:background-color="transparent"/>
    </style:style>
    <style:style style:name="P772" style:family="paragraph" style:parent-style-name="Heading_20_3">
      <style:text-properties officeooo:paragraph-rsid="25d65836"/>
    </style:style>
    <style:style style:name="P773" style:family="paragraph" style:parent-style-name="Heading_20_3">
      <style:text-properties officeooo:rsid="273dc687" officeooo:paragraph-rsid="273dc687"/>
    </style:style>
    <style:style style:name="P774" style:family="paragraph" style:parent-style-name="Heading_20_3">
      <style:text-properties officeooo:rsid="275149cc" officeooo:paragraph-rsid="275149cc"/>
    </style:style>
    <style:style style:name="P775" style:family="paragraph" style:parent-style-name="Heading_20_3">
      <style:text-properties officeooo:rsid="2783d3ac" officeooo:paragraph-rsid="2783d3ac"/>
    </style:style>
    <style:style style:name="P776" style:family="paragraph" style:parent-style-name="Heading_20_3">
      <style:text-properties officeooo:paragraph-rsid="27bfdf9b"/>
    </style:style>
    <style:style style:name="P777" style:family="paragraph" style:parent-style-name="Heading_20_3">
      <style:text-properties officeooo:rsid="27ff7c41" officeooo:paragraph-rsid="27ff7c41"/>
    </style:style>
    <style:style style:name="P778" style:family="paragraph" style:parent-style-name="Heading_20_3">
      <style:text-properties officeooo:paragraph-rsid="2842b948"/>
    </style:style>
    <style:style style:name="P779" style:family="paragraph" style:parent-style-name="Heading_20_3">
      <style:text-properties officeooo:rsid="14e0c600" officeooo:paragraph-rsid="28dfd528"/>
    </style:style>
    <style:style style:name="P780" style:family="paragraph" style:parent-style-name="Heading_20_3">
      <style:text-properties officeooo:rsid="28dfd528" officeooo:paragraph-rsid="28dfd528"/>
    </style:style>
    <style:style style:name="P781" style:family="paragraph" style:parent-style-name="Heading_20_3">
      <style:text-properties officeooo:paragraph-rsid="2958d1ed"/>
    </style:style>
    <style:style style:name="P782" style:family="paragraph" style:parent-style-name="Heading_20_3">
      <style:text-properties officeooo:paragraph-rsid="2d6848db"/>
    </style:style>
    <style:style style:name="P783" style:family="paragraph" style:parent-style-name="Heading_20_3">
      <style:text-properties officeooo:rsid="2d6468d4" officeooo:paragraph-rsid="2d6848db"/>
    </style:style>
    <style:style style:name="P784" style:family="paragraph" style:parent-style-name="Heading_20_3">
      <style:text-properties officeooo:paragraph-rsid="2849de42"/>
    </style:style>
    <style:style style:name="P785" style:family="paragraph" style:parent-style-name="Heading_20_3">
      <style:text-properties officeooo:rsid="1483bbd2" officeooo:paragraph-rsid="2849de42"/>
    </style:style>
    <style:style style:name="P786" style:family="paragraph" style:parent-style-name="Heading_20_3">
      <style:text-properties officeooo:paragraph-rsid="284d90c6"/>
    </style:style>
    <style:style style:name="P787" style:family="paragraph" style:parent-style-name="Heading_20_3">
      <style:text-properties officeooo:paragraph-rsid="284e03ae"/>
    </style:style>
    <style:style style:name="P788" style:family="paragraph" style:parent-style-name="Heading_20_3">
      <style:text-properties officeooo:rsid="299bc094" officeooo:paragraph-rsid="299bc094"/>
    </style:style>
    <style:style style:name="P789" style:family="paragraph" style:parent-style-name="Heading_20_3">
      <style:text-properties officeooo:paragraph-rsid="284eff00"/>
    </style:style>
    <style:style style:name="P790" style:family="paragraph" style:parent-style-name="Heading_20_3">
      <style:text-properties officeooo:rsid="2ad946a0" officeooo:paragraph-rsid="2ad946a0"/>
    </style:style>
    <style:style style:name="P791" style:family="paragraph" style:parent-style-name="Heading_20_3">
      <style:text-properties officeooo:paragraph-rsid="284f60f7"/>
    </style:style>
    <style:style style:name="P792" style:family="paragraph" style:parent-style-name="Heading_20_3">
      <style:text-properties officeooo:rsid="2a8b3125" officeooo:paragraph-rsid="2a8b3125"/>
    </style:style>
    <style:style style:name="P793" style:family="paragraph" style:parent-style-name="Heading_20_3">
      <style:text-properties officeooo:rsid="2be33c5d" officeooo:paragraph-rsid="2be33c5d"/>
    </style:style>
    <style:style style:name="P794" style:family="paragraph" style:parent-style-name="Heading_20_3">
      <style:text-properties officeooo:paragraph-rsid="2eeeca56"/>
    </style:style>
    <style:style style:name="P795" style:family="paragraph" style:parent-style-name="Heading_20_5">
      <style:text-properties officeooo:paragraph-rsid="205aec31"/>
    </style:style>
    <style:style style:name="P796" style:family="paragraph" style:parent-style-name="Heading_20_5">
      <style:text-properties officeooo:paragraph-rsid="21ab8207"/>
    </style:style>
    <style:style style:name="P797" style:family="paragraph" style:parent-style-name="Heading_20_5">
      <style:text-properties officeooo:paragraph-rsid="22f1aa78"/>
    </style:style>
    <style:style style:name="P798" style:family="paragraph" style:parent-style-name="Heading_20_5">
      <style:text-properties fo:language="cs" fo:country="CZ" officeooo:rsid="23a11401" officeooo:paragraph-rsid="23a11401" style:language-asian="cs" style:country-asian="CZ"/>
    </style:style>
    <style:style style:name="P799" style:family="paragraph" style:parent-style-name="Heading_20_5">
      <style:text-properties fo:language="cs" fo:country="CZ" officeooo:rsid="20a56c6b" officeooo:paragraph-rsid="20aac5d0" style:language-asian="cs" style:country-asian="CZ"/>
    </style:style>
    <style:style style:name="P80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80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802" style:family="paragraph" style:parent-style-name="Heading_20_5">
      <style:text-properties officeooo:rsid="20768cfb" officeooo:paragraph-rsid="23033a35"/>
    </style:style>
    <style:style style:name="P803" style:family="paragraph" style:parent-style-name="Heading_20_5">
      <style:text-properties officeooo:paragraph-rsid="23033a35"/>
    </style:style>
    <style:style style:name="P804" style:family="paragraph" style:parent-style-name="Heading_20_5">
      <style:text-properties officeooo:paragraph-rsid="230337f0"/>
    </style:style>
    <style:style style:name="P805" style:family="paragraph" style:parent-style-name="Heading_20_5">
      <style:text-properties officeooo:paragraph-rsid="2afd3de0"/>
    </style:style>
    <style:style style:name="P806" style:family="paragraph" style:parent-style-name="Heading_20_5">
      <style:text-properties officeooo:rsid="206449e7" officeooo:paragraph-rsid="2afd3de0"/>
    </style:style>
    <style:style style:name="P80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80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80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81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81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81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81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81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81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81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81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81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81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82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82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822" style:family="paragraph" style:parent-style-name="Heading_20_5">
      <style:text-properties officeooo:paragraph-rsid="2366bc69"/>
    </style:style>
    <style:style style:name="P823" style:family="paragraph" style:parent-style-name="Heading_20_5">
      <style:text-properties officeooo:rsid="20a1bc0a" officeooo:paragraph-rsid="20ace839"/>
    </style:style>
    <style:style style:name="P824" style:family="paragraph" style:parent-style-name="Heading_20_5">
      <style:text-properties officeooo:paragraph-rsid="21ac324b"/>
    </style:style>
    <style:style style:name="P825" style:family="paragraph" style:parent-style-name="Heading_20_5">
      <style:text-properties officeooo:paragraph-rsid="220231cf"/>
    </style:style>
    <style:style style:name="P826" style:family="paragraph" style:parent-style-name="Heading_20_5">
      <style:text-properties officeooo:paragraph-rsid="236db2ab"/>
    </style:style>
    <style:style style:name="P827" style:family="paragraph" style:parent-style-name="Heading_20_5">
      <style:text-properties officeooo:paragraph-rsid="236e204c"/>
    </style:style>
    <style:style style:name="P828" style:family="paragraph" style:parent-style-name="Heading_20_5">
      <style:text-properties officeooo:paragraph-rsid="237364a0"/>
    </style:style>
    <style:style style:name="P829" style:family="paragraph" style:parent-style-name="Heading_20_5">
      <style:text-properties officeooo:paragraph-rsid="236f6335"/>
    </style:style>
    <style:style style:name="P830" style:family="paragraph" style:parent-style-name="Heading_20_5">
      <style:text-properties officeooo:paragraph-rsid="22800e48"/>
    </style:style>
    <style:style style:name="P831" style:family="paragraph" style:parent-style-name="Heading_20_5">
      <style:text-properties officeooo:paragraph-rsid="2202b942"/>
    </style:style>
    <style:style style:name="P832" style:family="paragraph" style:parent-style-name="Heading_20_5">
      <style:text-properties officeooo:paragraph-rsid="22035c33"/>
    </style:style>
    <style:style style:name="P833" style:family="paragraph" style:parent-style-name="Heading_20_5">
      <style:text-properties officeooo:paragraph-rsid="2b0035d5"/>
    </style:style>
    <style:style style:name="P834" style:family="paragraph" style:parent-style-name="Heading_20_5">
      <style:text-properties officeooo:paragraph-rsid="237987a4"/>
    </style:style>
    <style:style style:name="P835" style:family="paragraph" style:parent-style-name="Heading_20_5">
      <style:text-properties officeooo:paragraph-rsid="2195aae2"/>
    </style:style>
    <style:style style:name="P836" style:family="paragraph" style:parent-style-name="Heading_20_5">
      <style:text-properties officeooo:paragraph-rsid="23ded328"/>
    </style:style>
    <style:style style:name="P837" style:family="paragraph" style:parent-style-name="Heading_20_5">
      <style:text-properties officeooo:rsid="239baad3" officeooo:paragraph-rsid="239baad3"/>
    </style:style>
    <style:style style:name="P838" style:family="paragraph" style:parent-style-name="Heading_20_5">
      <style:text-properties officeooo:rsid="2395a884" officeooo:paragraph-rsid="2395a884"/>
    </style:style>
    <style:style style:name="P839" style:family="paragraph" style:parent-style-name="Heading_20_5">
      <style:text-properties officeooo:rsid="2397efe5" officeooo:paragraph-rsid="23a113dd"/>
    </style:style>
    <style:style style:name="P840" style:family="paragraph" style:parent-style-name="Heading_20_5">
      <style:text-properties officeooo:rsid="23c804c5" officeooo:paragraph-rsid="23c97ddf"/>
    </style:style>
    <style:style style:name="P841" style:family="paragraph" style:parent-style-name="Example" style:list-style-name="L20">
      <style:text-properties officeooo:rsid="215eb081" officeooo:paragraph-rsid="28cbd7ae"/>
    </style:style>
    <style:style style:name="P842" style:family="paragraph" style:parent-style-name="Example" style:list-style-name="L22"/>
    <style:style style:name="P843" style:family="paragraph" style:parent-style-name="Example" style:list-style-name="L25"/>
    <style:style style:name="P844" style:family="paragraph" style:parent-style-name="Example" style:list-style-name="L68"/>
    <style:style style:name="P845" style:family="paragraph" style:parent-style-name="Example" style:list-style-name="L68">
      <style:text-properties officeooo:paragraph-rsid="2673633b"/>
    </style:style>
    <style:style style:name="P846" style:family="paragraph" style:parent-style-name="Example" style:list-style-name="L68">
      <style:text-properties officeooo:rsid="26785863" officeooo:paragraph-rsid="26785863"/>
    </style:style>
    <style:style style:name="P847" style:family="paragraph" style:parent-style-name="Example" style:list-style-name="L68">
      <style:text-properties officeooo:rsid="26ca73a0" officeooo:paragraph-rsid="26ca73a0"/>
    </style:style>
    <style:style style:name="P848" style:family="paragraph" style:parent-style-name="Example" style:list-style-name="L68">
      <style:text-properties officeooo:rsid="26ca73a0" officeooo:paragraph-rsid="26ca9064"/>
    </style:style>
    <style:style style:name="P849" style:family="paragraph" style:parent-style-name="Example" style:list-style-name="L68">
      <style:text-properties officeooo:rsid="2713eaed" officeooo:paragraph-rsid="2713eaed"/>
    </style:style>
    <style:style style:name="P850" style:family="paragraph" style:parent-style-name="Example">
      <style:text-properties officeooo:paragraph-rsid="2eeeca56"/>
    </style:style>
    <style:style style:name="P851" style:family="paragraph" style:parent-style-name="Text_20_body" style:master-page-name="Standard">
      <style:paragraph-properties fo:text-align="end" style:justify-single-word="false" style:page-number="auto"/>
      <style:text-properties officeooo:rsid="2590605e" officeooo:paragraph-rsid="2590605e"/>
    </style:style>
    <style:style style:name="P852" style:family="paragraph" style:parent-style-name="Text_20_body" style:list-style-name="L1">
      <style:text-properties officeooo:rsid="2b423c0c" officeooo:paragraph-rsid="2b423c0c"/>
    </style:style>
    <style:style style:name="P853" style:family="paragraph" style:parent-style-name="Text_20_body" style:list-style-name="L1">
      <style:text-properties officeooo:rsid="2c9bc398" officeooo:paragraph-rsid="2c9bc398"/>
    </style:style>
    <style:style style:name="P854" style:family="paragraph" style:parent-style-name="Text_20_body" style:list-style-name="L1">
      <style:text-properties officeooo:rsid="2c9655f4" officeooo:paragraph-rsid="2c9655f4"/>
    </style:style>
    <style:style style:name="P855" style:family="paragraph" style:parent-style-name="Text_20_body" style:list-style-name="L2">
      <style:text-properties officeooo:rsid="2e68a41c" officeooo:paragraph-rsid="2e68a41c"/>
    </style:style>
    <style:style style:name="P856" style:family="paragraph" style:parent-style-name="Text_20_body" style:list-style-name="L3">
      <style:text-properties officeooo:rsid="14585935" officeooo:paragraph-rsid="282f1ba6"/>
    </style:style>
    <style:style style:name="P857" style:family="paragraph" style:parent-style-name="Text_20_body" style:list-style-name="L4">
      <style:text-properties officeooo:rsid="145722f9" officeooo:paragraph-rsid="282f1ba6"/>
    </style:style>
    <style:style style:name="P858" style:family="paragraph" style:parent-style-name="Text_20_body" style:list-style-name="L4">
      <style:text-properties officeooo:rsid="14d3e335" officeooo:paragraph-rsid="282f1ba6"/>
    </style:style>
    <style:style style:name="P859" style:family="paragraph" style:parent-style-name="Text_20_body" style:list-style-name="L4">
      <style:text-properties officeooo:rsid="14641de2" officeooo:paragraph-rsid="282f1ba6"/>
    </style:style>
    <style:style style:name="P860" style:family="paragraph" style:parent-style-name="Text_20_body" style:list-style-name="L5">
      <style:text-properties officeooo:rsid="2a2a576c" officeooo:paragraph-rsid="2ad07b49"/>
    </style:style>
    <style:style style:name="P861" style:family="paragraph" style:parent-style-name="Text_20_body" style:list-style-name="L5">
      <style:text-properties officeooo:rsid="2a84aab1" officeooo:paragraph-rsid="2ac39226"/>
    </style:style>
    <style:style style:name="P862" style:family="paragraph" style:parent-style-name="Text_20_body" style:list-style-name="L6">
      <style:text-properties fo:language="cs" fo:country="CZ" officeooo:rsid="2a4e5a57" officeooo:paragraph-rsid="2ac42a68"/>
    </style:style>
    <style:style style:name="P863" style:family="paragraph" style:parent-style-name="Text_20_body" style:list-style-name="L6">
      <style:text-properties fo:language="cs" fo:country="CZ" officeooo:rsid="2aee7385" officeooo:paragraph-rsid="2aee7385"/>
    </style:style>
    <style:style style:name="P864" style:family="paragraph" style:parent-style-name="Text_20_body" style:list-style-name="L6">
      <style:text-properties fo:language="cs" fo:country="CZ" officeooo:rsid="2968b071" officeooo:paragraph-rsid="2ad07b49"/>
    </style:style>
    <style:style style:name="P865" style:family="paragraph" style:parent-style-name="Text_20_body" style:list-style-name="L14">
      <style:text-properties fo:language="cs" fo:country="CZ" officeooo:rsid="28b0c8e6" officeooo:paragraph-rsid="28b0c8e6" style:language-asian="cs" style:country-asian="CZ"/>
    </style:style>
    <style:style style:name="P866" style:family="paragraph" style:parent-style-name="Text_20_body" style:list-style-name="L15">
      <style:text-properties fo:language="cs" fo:country="CZ" officeooo:rsid="28b276ea" officeooo:paragraph-rsid="2eac0ad0" style:language-asian="cs" style:country-asian="CZ"/>
    </style:style>
    <style:style style:name="P867" style:family="paragraph" style:parent-style-name="Text_20_body" style:list-style-name="L20">
      <style:text-properties fo:language="cs" fo:country="CZ" officeooo:rsid="2022d038" officeooo:paragraph-rsid="2349b8a1" style:language-asian="cs" style:country-asian="CZ"/>
    </style:style>
    <style:style style:name="P868" style:family="paragraph" style:parent-style-name="Text_20_body" style:list-style-name="L20">
      <style:text-properties fo:language="cs" fo:country="CZ" officeooo:rsid="2022d038" officeooo:paragraph-rsid="22e7537f" style:language-asian="cs" style:country-asian="CZ"/>
    </style:style>
    <style:style style:name="P869" style:family="paragraph" style:parent-style-name="Text_20_body" style:list-style-name="L20">
      <style:text-properties fo:language="cs" fo:country="CZ" officeooo:rsid="2022d038" officeooo:paragraph-rsid="22e7a051" style:language-asian="cs" style:country-asian="CZ"/>
    </style:style>
    <style:style style:name="P870" style:family="paragraph" style:parent-style-name="Text_20_body" style:list-style-name="L20">
      <style:text-properties fo:language="cs" fo:country="CZ" officeooo:rsid="2022d038" officeooo:paragraph-rsid="22e50c1a" style:language-asian="cs" style:country-asian="CZ"/>
    </style:style>
    <style:style style:name="P871" style:family="paragraph" style:parent-style-name="Text_20_body" style:list-style-name="L20">
      <style:text-properties fo:language="cs" fo:country="CZ" officeooo:rsid="2022d038" officeooo:paragraph-rsid="22eaa210" style:language-asian="cs" style:country-asian="CZ"/>
    </style:style>
    <style:style style:name="P872" style:family="paragraph" style:parent-style-name="Text_20_body" style:list-style-name="L20">
      <style:text-properties fo:language="cs" fo:country="CZ" officeooo:rsid="2022d038" officeooo:paragraph-rsid="22eb0b83" style:language-asian="cs" style:country-asian="CZ"/>
    </style:style>
    <style:style style:name="P873" style:family="paragraph" style:parent-style-name="Text_20_body" style:list-style-name="L20">
      <style:text-properties fo:language="cs" fo:country="CZ" officeooo:rsid="2022d038" officeooo:paragraph-rsid="22efc542" style:language-asian="cs" style:country-asian="CZ"/>
    </style:style>
    <style:style style:name="P874" style:family="paragraph" style:parent-style-name="Text_20_body" style:list-style-name="L20">
      <style:text-properties fo:language="cs" fo:country="CZ" officeooo:rsid="2022d038" officeooo:paragraph-rsid="22f36276" style:language-asian="cs" style:country-asian="CZ"/>
    </style:style>
    <style:style style:name="P875" style:family="paragraph" style:parent-style-name="Text_20_body" style:list-style-name="L31">
      <style:text-properties fo:language="cs" fo:country="CZ" officeooo:rsid="2022d038" officeooo:paragraph-rsid="216fef7d" style:language-asian="cs" style:country-asian="CZ"/>
    </style:style>
    <style:style style:name="P876" style:family="paragraph" style:parent-style-name="Text_20_body" style:list-style-name="L34">
      <style:text-properties fo:language="cs" fo:country="CZ" officeooo:rsid="2022d038" officeooo:paragraph-rsid="21996beb" style:language-asian="cs" style:country-asian="CZ"/>
    </style:style>
    <style:style style:name="P877" style:family="paragraph" style:parent-style-name="Text_20_body" style:list-style-name="L20">
      <style:text-properties fo:language="cs" fo:country="CZ" officeooo:rsid="22f4aacb" officeooo:paragraph-rsid="22f4aacb" style:language-asian="cs" style:country-asian="CZ"/>
    </style:style>
    <style:style style:name="P878" style:family="paragraph" style:parent-style-name="Text_20_body" style:list-style-name="L20">
      <style:text-properties fo:language="cs" fo:country="CZ" officeooo:rsid="22e976b1" officeooo:paragraph-rsid="22e976b1" style:language-asian="cs" style:country-asian="CZ"/>
    </style:style>
    <style:style style:name="P879" style:family="paragraph" style:parent-style-name="Text_20_body" style:list-style-name="L20">
      <style:text-properties fo:language="cs" fo:country="CZ" officeooo:rsid="22e976b1" officeooo:paragraph-rsid="22f36276" style:language-asian="cs" style:country-asian="CZ"/>
    </style:style>
    <style:style style:name="P880" style:family="paragraph" style:parent-style-name="Text_20_body" style:list-style-name="L36">
      <style:text-properties fo:language="cs" fo:country="CZ" officeooo:rsid="22e976b1" officeooo:paragraph-rsid="23c30856" style:language-asian="cs" style:country-asian="CZ"/>
    </style:style>
    <style:style style:name="P881" style:family="paragraph" style:parent-style-name="Text_20_body" style:list-style-name="L20">
      <style:text-properties fo:language="cs" fo:country="CZ" officeooo:rsid="22e50c1a" officeooo:paragraph-rsid="22eaa210" style:language-asian="cs" style:country-asian="CZ"/>
    </style:style>
    <style:style style:name="P882" style:family="paragraph" style:parent-style-name="Text_20_body" style:list-style-name="L22">
      <style:text-properties fo:language="cs" fo:country="CZ" officeooo:rsid="21537a33" officeooo:paragraph-rsid="21537a33" style:language-asian="cs" style:country-asian="CZ"/>
    </style:style>
    <style:style style:name="P883" style:family="paragraph" style:parent-style-name="Text_20_body" style:list-style-name="L22">
      <style:text-properties fo:language="cs" fo:country="CZ" officeooo:rsid="21537a33" officeooo:paragraph-rsid="23c30856" style:language-asian="cs" style:country-asian="CZ"/>
    </style:style>
    <style:style style:name="P884" style:family="paragraph" style:parent-style-name="Text_20_body" style:list-style-name="L22">
      <style:text-properties fo:language="cs" fo:country="CZ" officeooo:rsid="2065d056" officeooo:paragraph-rsid="2065d056" style:language-asian="cs" style:country-asian="CZ"/>
    </style:style>
    <style:style style:name="P885" style:family="paragraph" style:parent-style-name="Text_20_body" style:list-style-name="L22">
      <style:text-properties fo:language="cs" fo:country="CZ" officeooo:rsid="2065d056" officeooo:paragraph-rsid="23c30856" style:language-asian="cs" style:country-asian="CZ"/>
    </style:style>
    <style:style style:name="P886" style:family="paragraph" style:parent-style-name="Text_20_body" style:list-style-name="L26">
      <style:text-properties fo:language="cs" fo:country="CZ" officeooo:rsid="216a5f13" officeooo:paragraph-rsid="216a5f13" style:language-asian="cs" style:country-asian="CZ"/>
    </style:style>
    <style:style style:name="P887" style:family="paragraph" style:parent-style-name="Text_20_body" style:list-style-name="L31">
      <style:text-properties fo:language="cs" fo:country="CZ" officeooo:rsid="216fef7d" officeooo:paragraph-rsid="216fef7d" style:language-asian="cs" style:country-asian="CZ"/>
    </style:style>
    <style:style style:name="P888" style:family="paragraph" style:parent-style-name="Text_20_body" style:list-style-name="L31">
      <style:text-properties fo:language="cs" fo:country="CZ" officeooo:rsid="216fef7d" officeooo:paragraph-rsid="23637825" style:language-asian="cs" style:country-asian="CZ"/>
    </style:style>
    <style:style style:name="P889" style:family="paragraph" style:parent-style-name="Text_20_body" style:list-style-name="L22">
      <style:text-properties fo:language="cs" fo:country="CZ" officeooo:rsid="216fef7d" officeooo:paragraph-rsid="23637825" style:language-asian="cs" style:country-asian="CZ"/>
    </style:style>
    <style:style style:name="P890" style:family="paragraph" style:parent-style-name="Text_20_body" style:list-style-name="L22">
      <style:text-properties fo:language="cs" fo:country="CZ" fo:font-style="italic" officeooo:rsid="21556a76" officeooo:paragraph-rsid="221e54e3" style:language-asian="cs" style:country-asian="CZ" style:font-style-asian="italic" style:font-style-complex="italic"/>
    </style:style>
    <style:style style:name="P891" style:family="paragraph" style:parent-style-name="Text_20_body" style:list-style-name="L22">
      <style:text-properties fo:language="cs" fo:country="CZ" fo:font-style="italic" officeooo:rsid="21556a76" officeooo:paragraph-rsid="23c30856" style:language-asian="cs" style:country-asian="CZ" style:font-style-asian="italic" style:font-style-complex="italic"/>
    </style:style>
    <style:style style:name="P892" style:family="paragraph" style:parent-style-name="Text_20_body" style:list-style-name="L22">
      <style:text-properties fo:language="cs" fo:country="CZ" fo:font-style="normal" officeooo:rsid="2157048b" officeooo:paragraph-rsid="21577601" style:language-asian="cs" style:country-asian="CZ" style:font-style-asian="normal" style:font-style-complex="normal"/>
    </style:style>
    <style:style style:name="P893" style:family="paragraph" style:parent-style-name="Text_20_body" style:list-style-name="L22">
      <style:text-properties fo:language="cs" fo:country="CZ" fo:font-style="normal" officeooo:rsid="2157048b" officeooo:paragraph-rsid="2310fe24" style:language-asian="cs" style:country-asian="CZ" style:font-style-asian="normal" style:font-style-complex="normal"/>
    </style:style>
    <style:style style:name="P894"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895" style:family="paragraph" style:parent-style-name="Text_20_body" style:list-style-name="L24">
      <style:text-properties fo:language="cs" fo:country="CZ" fo:font-style="normal" officeooo:rsid="2157048b" officeooo:paragraph-rsid="2228c0da" style:language-asian="cs" style:country-asian="CZ" style:font-style-asian="normal" style:font-style-complex="normal"/>
    </style:style>
    <style:style style:name="P896" style:family="paragraph" style:parent-style-name="Text_20_body" style:list-style-name="L24">
      <style:text-properties fo:language="cs" fo:country="CZ" fo:font-style="normal" officeooo:rsid="2157048b" officeooo:paragraph-rsid="22fd30c1" style:language-asian="cs" style:country-asian="CZ" style:font-style-asian="normal" style:font-style-complex="normal"/>
    </style:style>
    <style:style style:name="P897" style:family="paragraph" style:parent-style-name="Text_20_body" style:list-style-name="L34">
      <style:text-properties fo:language="cs" fo:country="CZ" fo:font-style="normal" officeooo:rsid="2157048b" officeooo:paragraph-rsid="2315ffae" style:language-asian="cs" style:country-asian="CZ" style:font-style-asian="normal" style:font-style-complex="normal"/>
    </style:style>
    <style:style style:name="P898" style:family="paragraph" style:parent-style-name="Text_20_body" style:list-style-name="L38">
      <style:text-properties fo:language="cs" fo:country="CZ" fo:font-style="normal" officeooo:rsid="2157048b" officeooo:paragraph-rsid="23c30856" style:language-asian="cs" style:country-asian="CZ" style:font-style-asian="normal" style:font-style-complex="normal"/>
    </style:style>
    <style:style style:name="P899" style:family="paragraph" style:parent-style-name="Text_20_body" style:list-style-name="L24">
      <style:text-properties fo:language="cs" fo:country="CZ" fo:font-style="normal" officeooo:rsid="2065d056" officeooo:paragraph-rsid="2310fe24" style:language-asian="cs" style:country-asian="CZ" style:font-style-asian="normal" style:font-style-complex="normal"/>
    </style:style>
    <style:style style:name="P900" style:family="paragraph" style:parent-style-name="Text_20_body" style:list-style-name="L24">
      <style:text-properties fo:language="cs" fo:country="CZ" fo:font-style="normal" officeooo:rsid="2065d056" officeooo:paragraph-rsid="2313a2d1" style:language-asian="cs" style:country-asian="CZ" style:font-style-asian="normal" style:font-style-complex="normal"/>
    </style:style>
    <style:style style:name="P901" style:family="paragraph" style:parent-style-name="Text_20_body" style:list-style-name="L35">
      <style:text-properties fo:language="cs" fo:country="CZ" fo:font-style="normal" officeooo:rsid="219f8206" officeooo:paragraph-rsid="219f3a48" style:language-asian="cs" style:country-asian="CZ" style:font-style-asian="normal" style:font-style-complex="normal"/>
    </style:style>
    <style:style style:name="P902" style:family="paragraph" style:parent-style-name="Text_20_body" style:list-style-name="L34">
      <style:text-properties fo:language="cs" fo:country="CZ" fo:font-style="normal" officeooo:rsid="219f8206" officeooo:paragraph-rsid="21a0579a" style:language-asian="cs" style:country-asian="CZ" style:font-style-asian="normal" style:font-style-complex="normal"/>
    </style:style>
    <style:style style:name="P903" style:family="paragraph" style:parent-style-name="Text_20_body" style:list-style-name="L35">
      <style:text-properties fo:language="cs" fo:country="CZ" fo:font-style="normal" officeooo:rsid="2022d038" officeooo:paragraph-rsid="23751612" style:language-asian="cs" style:country-asian="CZ" style:font-style-asian="normal" style:font-style-complex="normal"/>
    </style:style>
    <style:style style:name="P904" style:family="paragraph" style:parent-style-name="Text_20_body" style:list-style-name="L34">
      <style:text-properties fo:language="cs" fo:country="CZ" fo:font-style="normal" officeooo:rsid="2022d038" officeooo:paragraph-rsid="2376f410" style:language-asian="cs" style:country-asian="CZ" style:font-style-asian="normal" style:font-style-complex="normal"/>
    </style:style>
    <style:style style:name="P905" style:family="paragraph" style:parent-style-name="Text_20_body" style:list-style-name="L24">
      <style:text-properties fo:language="cs" fo:country="CZ" fo:font-style="normal" officeooo:rsid="2022d038" officeooo:paragraph-rsid="2376f410" style:language-asian="cs" style:country-asian="CZ" style:font-style-asian="normal" style:font-style-complex="normal"/>
    </style:style>
    <style:style style:name="P906" style:family="paragraph" style:parent-style-name="Text_20_body" style:list-style-name="L38">
      <style:text-properties fo:language="cs" fo:country="CZ" fo:font-style="normal" officeooo:rsid="2022d038" officeooo:paragraph-rsid="23c30856" style:language-asian="cs" style:country-asian="CZ" style:font-style-asian="normal" style:font-style-complex="normal"/>
    </style:style>
    <style:style style:name="P907" style:family="paragraph" style:parent-style-name="Text_20_body" style:list-style-name="L80">
      <style:text-properties fo:language="cs" fo:country="CZ" officeooo:rsid="1a1cdfe0" officeooo:paragraph-rsid="28445bcb"/>
    </style:style>
    <style:style style:name="P908" style:family="paragraph" style:parent-style-name="Text_20_body" style:list-style-name="L80">
      <style:text-properties fo:language="cs" fo:country="CZ" officeooo:rsid="1a224a2d" officeooo:paragraph-rsid="28445bcb"/>
    </style:style>
    <style:style style:name="P909" style:family="paragraph" style:parent-style-name="Text_20_body" style:list-style-name="L80">
      <style:text-properties fo:language="cs" fo:country="CZ" officeooo:rsid="16b81fd2" officeooo:paragraph-rsid="28445bcb"/>
    </style:style>
    <style:style style:name="P910" style:family="paragraph" style:parent-style-name="Text_20_body" style:list-style-name="L7">
      <style:text-properties officeooo:rsid="29fe042f" officeooo:paragraph-rsid="2a55b2e6"/>
    </style:style>
    <style:style style:name="P911" style:family="paragraph" style:parent-style-name="Text_20_body" style:list-style-name="L7">
      <style:text-properties officeooo:rsid="29ffc963" officeooo:paragraph-rsid="2a54390c"/>
    </style:style>
    <style:style style:name="P912" style:family="paragraph" style:parent-style-name="Text_20_body" style:list-style-name="L7">
      <style:text-properties officeooo:rsid="2a01ea90" officeooo:paragraph-rsid="2ac57119"/>
    </style:style>
    <style:style style:name="P913" style:family="paragraph" style:parent-style-name="Text_20_body" style:list-style-name="L8">
      <style:text-properties officeooo:rsid="2a59df94" officeooo:paragraph-rsid="2a59df94"/>
    </style:style>
    <style:style style:name="P914" style:family="paragraph" style:parent-style-name="Text_20_body" style:list-style-name="L8">
      <style:text-properties officeooo:rsid="2a5b281e" officeooo:paragraph-rsid="2a5b281e"/>
    </style:style>
    <style:style style:name="P915" style:family="paragraph" style:parent-style-name="Text_20_body" style:list-style-name="L9">
      <style:text-properties officeooo:rsid="0d649d1e" officeooo:paragraph-rsid="2830e9f4"/>
    </style:style>
    <style:style style:name="P916" style:family="paragraph" style:parent-style-name="Text_20_body" style:list-style-name="L10">
      <style:text-properties officeooo:rsid="2832e265" officeooo:paragraph-rsid="2832e265"/>
    </style:style>
    <style:style style:name="P917" style:family="paragraph" style:parent-style-name="Text_20_body" style:list-style-name="L11">
      <style:text-properties officeooo:rsid="0db82cab" officeooo:paragraph-rsid="2830e9f4"/>
    </style:style>
    <style:style style:name="P918" style:family="paragraph" style:parent-style-name="Text_20_body" style:list-style-name="L12">
      <style:text-properties officeooo:rsid="2024c342" officeooo:paragraph-rsid="23f3e835"/>
    </style:style>
    <style:style style:name="P919" style:family="paragraph" style:parent-style-name="Text_20_body" style:list-style-name="L13">
      <style:text-properties officeooo:rsid="21597f75" officeooo:paragraph-rsid="21e9668e"/>
    </style:style>
    <style:style style:name="P920" style:family="paragraph" style:parent-style-name="Text_20_body" style:list-style-name="L16">
      <style:text-properties officeooo:rsid="2d24ffe7" officeooo:paragraph-rsid="2eeeca56"/>
    </style:style>
    <style:style style:name="P921" style:family="paragraph" style:parent-style-name="Text_20_body" style:list-style-name="L124">
      <style:text-properties officeooo:rsid="2d24ffe7" officeooo:paragraph-rsid="2eeeca56"/>
    </style:style>
    <style:style style:name="P922" style:family="paragraph" style:parent-style-name="Text_20_body">
      <style:text-properties officeooo:rsid="2d24ffe7" officeooo:paragraph-rsid="2eeeca56"/>
    </style:style>
    <style:style style:name="P923" style:family="paragraph" style:parent-style-name="Text_20_body" style:list-style-name="L124">
      <style:text-properties officeooo:rsid="2d4fea61" officeooo:paragraph-rsid="2eeeca56"/>
    </style:style>
    <style:style style:name="P924" style:family="paragraph" style:parent-style-name="Text_20_body" style:list-style-name="L124">
      <style:text-properties officeooo:rsid="2d4f62f1" officeooo:paragraph-rsid="2eeeca56"/>
    </style:style>
    <style:style style:name="P925" style:family="paragraph" style:parent-style-name="Text_20_body" style:list-style-name="L125">
      <style:text-properties officeooo:rsid="2d2af642" officeooo:paragraph-rsid="2eeeca56"/>
    </style:style>
    <style:style style:name="P926" style:family="paragraph" style:parent-style-name="Text_20_body" style:list-style-name="L126">
      <style:text-properties officeooo:rsid="2004c7fc" officeooo:paragraph-rsid="2eeeca56"/>
    </style:style>
    <style:style style:name="P927" style:family="paragraph" style:parent-style-name="Text_20_body" style:list-style-name="L126">
      <style:text-properties officeooo:rsid="1f7d75fb" officeooo:paragraph-rsid="2eeeca56"/>
    </style:style>
    <style:style style:name="P928" style:family="paragraph" style:parent-style-name="Text_20_body" style:list-style-name="L126">
      <style:text-properties officeooo:rsid="20147782" officeooo:paragraph-rsid="2eeeca56"/>
    </style:style>
    <style:style style:name="P929" style:family="paragraph" style:parent-style-name="Text_20_body" style:list-style-name="L126">
      <style:text-properties officeooo:rsid="20177120" officeooo:paragraph-rsid="2eeeca56"/>
    </style:style>
    <style:style style:name="P930" style:family="paragraph" style:parent-style-name="Text_20_body" style:list-style-name="L126">
      <style:text-properties officeooo:rsid="1ff30acd" officeooo:paragraph-rsid="2eeeca56"/>
    </style:style>
    <style:style style:name="P931" style:family="paragraph" style:parent-style-name="Text_20_body" style:list-style-name="L126">
      <style:text-properties officeooo:rsid="1ff24342" officeooo:paragraph-rsid="2eeeca56"/>
    </style:style>
    <style:style style:name="P932" style:family="paragraph" style:parent-style-name="Text_20_body" style:list-style-name="L126">
      <style:text-properties officeooo:rsid="1ff1bd16" officeooo:paragraph-rsid="2eeeca56"/>
    </style:style>
    <style:style style:name="P933" style:family="paragraph" style:parent-style-name="Text_20_body" style:list-style-name="L126">
      <style:text-properties officeooo:rsid="200b719d" officeooo:paragraph-rsid="2eeeca56"/>
    </style:style>
    <style:style style:name="P934" style:family="paragraph" style:parent-style-name="Text_20_body" style:list-style-name="L126">
      <style:text-properties officeooo:rsid="2018b107" officeooo:paragraph-rsid="2eeeca56"/>
    </style:style>
    <style:style style:name="P935" style:family="paragraph" style:parent-style-name="Text_20_body" style:list-style-name="L126">
      <style:text-properties officeooo:rsid="1ff4d6e7" officeooo:paragraph-rsid="2eeeca56"/>
    </style:style>
    <style:style style:name="P936" style:family="paragraph" style:parent-style-name="Text_20_body" style:list-style-name="L126">
      <style:text-properties officeooo:rsid="20192bd4" officeooo:paragraph-rsid="2eeeca56"/>
    </style:style>
    <style:style style:name="P937" style:family="paragraph" style:parent-style-name="Text_20_body" style:list-style-name="L126">
      <style:text-properties officeooo:rsid="1ff4dbd9" officeooo:paragraph-rsid="2eeeca56"/>
    </style:style>
    <style:style style:name="P938" style:family="paragraph" style:parent-style-name="Text_20_body" style:list-style-name="L126">
      <style:text-properties officeooo:rsid="1ff57b82" officeooo:paragraph-rsid="2eeeca56"/>
    </style:style>
    <style:style style:name="P939" style:family="paragraph" style:parent-style-name="Text_20_body" style:list-style-name="L126">
      <style:text-properties officeooo:rsid="20152acd" officeooo:paragraph-rsid="2eeeca56"/>
    </style:style>
    <style:style style:name="P940" style:family="paragraph" style:parent-style-name="Text_20_body" style:list-style-name="L126">
      <style:text-properties officeooo:rsid="1ffdc37c" officeooo:paragraph-rsid="2eeeca56"/>
    </style:style>
    <style:style style:name="P941" style:family="paragraph" style:parent-style-name="Text_20_body" style:list-style-name="L126">
      <style:text-properties officeooo:rsid="1fffae91" officeooo:paragraph-rsid="2eeeca56"/>
    </style:style>
    <style:style style:name="P942" style:family="paragraph" style:parent-style-name="Text_20_body" style:list-style-name="L126">
      <style:text-properties officeooo:rsid="20008eeb" officeooo:paragraph-rsid="2eeeca56"/>
    </style:style>
    <style:style style:name="P943" style:family="paragraph" style:parent-style-name="Text_20_body" style:list-style-name="L126">
      <style:text-properties officeooo:rsid="20019f83" officeooo:paragraph-rsid="2eeeca56"/>
    </style:style>
    <style:style style:name="P944" style:family="paragraph" style:parent-style-name="Text_20_body" style:list-style-name="L126">
      <style:text-properties officeooo:rsid="2008463a" officeooo:paragraph-rsid="2eeeca56"/>
    </style:style>
    <style:style style:name="P945" style:family="paragraph" style:parent-style-name="Text_20_body" style:list-style-name="L126">
      <style:text-properties officeooo:rsid="1ff6f841" officeooo:paragraph-rsid="2eeeca56"/>
    </style:style>
    <style:style style:name="P946" style:family="paragraph" style:parent-style-name="Text_20_body" style:list-style-name="L126">
      <style:text-properties officeooo:rsid="1ffc8454" officeooo:paragraph-rsid="2eeeca56"/>
    </style:style>
    <style:style style:name="P947" style:family="paragraph" style:parent-style-name="Text_20_body" style:list-style-name="L126">
      <style:text-properties officeooo:rsid="2010390f" officeooo:paragraph-rsid="2eeeca56"/>
    </style:style>
    <style:style style:name="P948" style:family="paragraph" style:parent-style-name="Text_20_body" style:list-style-name="L126">
      <style:text-properties officeooo:rsid="1ff86ef0" officeooo:paragraph-rsid="2eeeca56"/>
    </style:style>
    <style:style style:name="P949" style:family="paragraph" style:parent-style-name="Text_20_body" style:list-style-name="L126">
      <style:text-properties officeooo:rsid="200a5e30" officeooo:paragraph-rsid="2eeeca56"/>
    </style:style>
    <style:style style:name="P950" style:family="paragraph" style:parent-style-name="Text_20_body" style:list-style-name="L126">
      <style:text-properties officeooo:rsid="200e3d4b" officeooo:paragraph-rsid="2eeeca56"/>
    </style:style>
    <style:style style:name="P951" style:family="paragraph" style:parent-style-name="Text_20_body" style:list-style-name="L126">
      <style:text-properties officeooo:rsid="200fc94e" officeooo:paragraph-rsid="2eeeca56"/>
    </style:style>
    <style:style style:name="P952" style:family="paragraph" style:parent-style-name="Text_20_body" style:list-style-name="L126">
      <style:text-properties officeooo:rsid="20107045" officeooo:paragraph-rsid="2eeeca56"/>
    </style:style>
    <style:style style:name="P953" style:family="paragraph" style:parent-style-name="Text_20_body" style:list-style-name="L126">
      <style:text-properties officeooo:rsid="20126b1e" officeooo:paragraph-rsid="2eeeca56"/>
    </style:style>
    <style:style style:name="P954" style:family="paragraph" style:parent-style-name="Text_20_body" style:list-style-name="L126">
      <style:text-properties officeooo:rsid="20139a78" officeooo:paragraph-rsid="2eeeca56"/>
    </style:style>
    <style:style style:name="P955" style:family="paragraph" style:parent-style-name="Text_20_body" style:list-style-name="L20"/>
    <style:style style:name="P956" style:family="paragraph" style:parent-style-name="Text_20_body" style:list-style-name="L20">
      <style:text-properties officeooo:paragraph-rsid="221e937b"/>
    </style:style>
    <style:style style:name="P957" style:family="paragraph" style:parent-style-name="Text_20_body" style:list-style-name="L20">
      <style:text-properties officeooo:paragraph-rsid="28caaa0a"/>
    </style:style>
    <style:style style:name="P958" style:family="paragraph" style:parent-style-name="Text_20_body" style:list-style-name="L20">
      <style:text-properties officeooo:rsid="215eb081" officeooo:paragraph-rsid="215eb081"/>
    </style:style>
    <style:style style:name="P959" style:family="paragraph" style:parent-style-name="Text_20_body" style:list-style-name="L20">
      <style:text-properties officeooo:rsid="21605ebf" officeooo:paragraph-rsid="21ab8207"/>
    </style:style>
    <style:style style:name="P960" style:family="paragraph" style:parent-style-name="Text_20_body" style:list-style-name="L21">
      <style:text-properties officeooo:rsid="2052d536" officeooo:paragraph-rsid="205aec31"/>
    </style:style>
    <style:style style:name="P961" style:family="paragraph" style:parent-style-name="Text_20_body" style:list-style-name="L22">
      <style:text-properties officeooo:paragraph-rsid="2234d0ce"/>
    </style:style>
    <style:style style:name="P962" style:family="paragraph" style:parent-style-name="Text_20_body" style:list-style-name="L22">
      <style:text-properties officeooo:paragraph-rsid="2332e601"/>
    </style:style>
    <style:style style:name="P963" style:family="paragraph" style:parent-style-name="Text_20_body" style:list-style-name="L22">
      <style:text-properties officeooo:paragraph-rsid="2065d056"/>
    </style:style>
    <style:style style:name="P964" style:family="paragraph" style:parent-style-name="Text_20_body" style:list-style-name="L22">
      <style:text-properties officeooo:paragraph-rsid="23c30856"/>
    </style:style>
    <style:style style:name="P965" style:family="paragraph" style:parent-style-name="Text_20_body" style:list-style-name="L22">
      <style:text-properties officeooo:paragraph-rsid="23e6ad01"/>
    </style:style>
    <style:style style:name="P966" style:family="paragraph" style:parent-style-name="Text_20_body" style:list-style-name="L22">
      <style:text-properties officeooo:rsid="20dd41c4" officeooo:paragraph-rsid="232c9c53"/>
    </style:style>
    <style:style style:name="P967" style:family="paragraph" style:parent-style-name="Text_20_body" style:list-style-name="L22">
      <style:text-properties officeooo:rsid="20dd41c4" officeooo:paragraph-rsid="21537a33"/>
    </style:style>
    <style:style style:name="P968" style:family="paragraph" style:parent-style-name="Text_20_body" style:list-style-name="L22">
      <style:text-properties officeooo:rsid="20dd41c4" officeooo:paragraph-rsid="23297522"/>
    </style:style>
    <style:style style:name="P969" style:family="paragraph" style:parent-style-name="Text_20_body" style:list-style-name="L22">
      <style:text-properties officeooo:rsid="20dd41c4" officeooo:paragraph-rsid="216ba9fc"/>
    </style:style>
    <style:style style:name="P970" style:family="paragraph" style:parent-style-name="Text_20_body" style:list-style-name="L22">
      <style:text-properties officeooo:rsid="20dd41c4" officeooo:paragraph-rsid="23c30856"/>
    </style:style>
    <style:style style:name="P971" style:family="paragraph" style:parent-style-name="Text_20_body" style:list-style-name="L22">
      <style:text-properties officeooo:rsid="21556a76" officeooo:paragraph-rsid="221e54e3"/>
    </style:style>
    <style:style style:name="P972" style:family="paragraph" style:parent-style-name="Text_20_body" style:list-style-name="L22">
      <style:text-properties officeooo:rsid="21556a76" officeooo:paragraph-rsid="23c30856"/>
    </style:style>
    <style:style style:name="P973" style:family="paragraph" style:parent-style-name="Text_20_body" style:list-style-name="L25">
      <style:text-properties officeooo:rsid="21556a76" officeooo:paragraph-rsid="231e8445"/>
    </style:style>
    <style:style style:name="P974" style:family="paragraph" style:parent-style-name="Text_20_body" style:list-style-name="L25">
      <style:text-properties officeooo:rsid="21556a76" officeooo:paragraph-rsid="232057a1"/>
    </style:style>
    <style:style style:name="P975" style:family="paragraph" style:parent-style-name="Text_20_body" style:list-style-name="L25">
      <style:text-properties officeooo:rsid="21556a76" officeooo:paragraph-rsid="232231a2"/>
    </style:style>
    <style:style style:name="P976" style:family="paragraph" style:parent-style-name="Text_20_body" style:list-style-name="L22">
      <style:text-properties fo:font-style="italic" style:font-style-asian="italic" style:font-style-complex="italic"/>
    </style:style>
    <style:style style:name="P977" style:family="paragraph" style:parent-style-name="Text_20_body" style:list-style-name="L89">
      <style:text-properties fo:font-style="italic" officeooo:rsid="2d9c80b9" officeooo:paragraph-rsid="2da8436c" style:font-style-asian="italic" style:font-style-complex="italic"/>
    </style:style>
    <style:style style:name="P978" style:family="paragraph" style:parent-style-name="Text_20_body" style:list-style-name="L99">
      <style:text-properties fo:font-style="italic" officeooo:rsid="1bdaaf4b" officeooo:paragraph-rsid="2849de42" style:font-style-asian="italic" style:font-style-complex="italic"/>
    </style:style>
    <style:style style:name="P979" style:family="paragraph" style:parent-style-name="Text_20_body" style:list-style-name="L99">
      <style:text-properties fo:font-style="italic" officeooo:rsid="1bd786c4" officeooo:paragraph-rsid="2849de42" style:font-style-asian="italic" style:font-style-complex="italic"/>
    </style:style>
    <style:style style:name="P980" style:family="paragraph" style:parent-style-name="Text_20_body" style:list-style-name="L99">
      <style:text-properties fo:font-style="italic" officeooo:rsid="1bdc3c6c" officeooo:paragraph-rsid="2849de42" style:font-style-asian="italic" style:font-style-complex="italic"/>
    </style:style>
    <style:style style:name="P981" style:family="paragraph" style:parent-style-name="Text_20_body" style:list-style-name="L103">
      <style:text-properties fo:font-style="italic" officeooo:rsid="1baf0ceb" officeooo:paragraph-rsid="2849de42" style:font-style-asian="italic" style:font-style-complex="italic"/>
    </style:style>
    <style:style style:name="P982" style:family="paragraph" style:parent-style-name="Text_20_body" style:list-style-name="L116">
      <style:text-properties fo:font-style="italic" officeooo:rsid="1621ff56" officeooo:paragraph-rsid="284eff00" style:font-style-asian="italic" style:font-style-complex="italic"/>
    </style:style>
    <style:style style:name="P983" style:family="paragraph" style:parent-style-name="Text_20_body" style:list-style-name="L116">
      <style:text-properties fo:font-style="italic" officeooo:rsid="1626bafa" officeooo:paragraph-rsid="284eff00" style:font-style-asian="italic" style:font-style-complex="italic"/>
    </style:style>
    <style:style style:name="P984" style:family="paragraph" style:parent-style-name="Text_20_body" style:list-style-name="L2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85" style:family="paragraph" style:parent-style-name="Text_20_body" style:list-style-name="L2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86" style:family="paragraph" style:parent-style-name="Text_20_body" style:list-style-name="L2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87" style:family="paragraph" style:parent-style-name="Text_20_body" style:list-style-name="L25">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88" style:family="paragraph" style:parent-style-name="Text_20_body" style:list-style-name="L2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89" style:family="paragraph" style:parent-style-name="Text_20_body" style:list-style-name="L2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90" style:family="paragraph" style:parent-style-name="Text_20_body" style:list-style-name="L2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91" style:family="paragraph" style:parent-style-name="Text_20_body" style:list-style-name="L2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92" style:family="paragraph" style:parent-style-name="Text_20_body" style:list-style-name="L2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93" style:family="paragraph" style:parent-style-name="Text_20_body" style:list-style-name="L2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94" style:family="paragraph" style:parent-style-name="Text_20_body" style:list-style-name="L2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95" style:family="paragraph" style:parent-style-name="Text_20_body" style:list-style-name="L2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96" style:family="paragraph" style:parent-style-name="Text_20_body" style:list-style-name="L2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97" style:family="paragraph" style:parent-style-name="Text_20_body" style:list-style-name="L2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98"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99"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00" style:family="paragraph" style:parent-style-name="Text_20_body" style:list-style-name="L2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01" style:family="paragraph" style:parent-style-name="Text_20_body" style:list-style-name="L2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2" style:family="paragraph" style:parent-style-name="Text_20_body" style:list-style-name="L2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03" style:family="paragraph" style:parent-style-name="Text_20_body" style:list-style-name="L2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4" style:family="paragraph" style:parent-style-name="Text_20_body" style:list-style-name="L2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05" style:family="paragraph" style:parent-style-name="Text_20_body" style:list-style-name="L2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06" style:family="paragraph" style:parent-style-name="Text_20_body" style:list-style-name="L2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07" style:family="paragraph" style:parent-style-name="Text_20_body" style:list-style-name="L25">
      <style:text-properties style:text-line-through-style="none" style:text-line-through-type="none" fo:language="cs" fo:country="CZ" officeooo:rsid="2022d038" officeooo:paragraph-rsid="216a5f13" style:language-asian="cs" style:country-asian="CZ"/>
    </style:style>
    <style:style style:name="P1008" style:family="paragraph" style:parent-style-name="Text_20_body" style:list-style-name="L22">
      <style:text-properties style:text-line-through-style="none" style:text-line-through-type="none" fo:language="cs" fo:country="CZ" officeooo:rsid="2022d038" officeooo:paragraph-rsid="216da214" style:language-asian="cs" style:country-asian="CZ"/>
    </style:style>
    <style:style style:name="P1009" style:family="paragraph" style:parent-style-name="Text_20_body" style:list-style-name="L22">
      <style:text-properties style:text-line-through-style="none" style:text-line-through-type="none" fo:language="cs" fo:country="CZ" officeooo:rsid="21b05bb6" officeooo:paragraph-rsid="237ee0db" style:language-asian="cs" style:country-asian="CZ"/>
    </style:style>
    <style:style style:name="P1010" style:family="paragraph" style:parent-style-name="Text_20_body" style:list-style-name="L32">
      <style:text-properties style:text-line-through-style="none" style:text-line-through-type="none" fo:language="cs" fo:country="CZ" officeooo:rsid="21f79b9f" officeooo:paragraph-rsid="21f79b9f" style:language-asian="cs" style:country-asian="CZ"/>
    </style:style>
    <style:style style:name="P1011" style:family="paragraph" style:parent-style-name="Text_20_body" style:list-style-name="L32">
      <style:text-properties style:text-line-through-style="none" style:text-line-through-type="none" fo:language="cs" fo:country="CZ" officeooo:rsid="21f79b9f" officeooo:paragraph-rsid="2202c6b8" style:language-asian="cs" style:country-asian="CZ"/>
    </style:style>
    <style:style style:name="P1012" style:family="paragraph" style:parent-style-name="Text_20_body" style:list-style-name="L93">
      <style:text-properties style:text-line-through-style="none" style:text-line-through-type="none" fo:language="cs" fo:country="CZ" officeooo:rsid="215d4e07" officeooo:paragraph-rsid="28f28620" style:language-asian="cs" style:country-asian="CZ"/>
    </style:style>
    <style:style style:name="P1013" style:family="paragraph" style:parent-style-name="Text_20_body" style:list-style-name="L94">
      <style:text-properties style:text-line-through-style="none" style:text-line-through-type="none" fo:language="cs" fo:country="CZ" officeooo:rsid="285e298f" officeooo:paragraph-rsid="28f28620" style:language-asian="cs" style:country-asian="CZ"/>
    </style:style>
    <style:style style:name="P1014" style:family="paragraph" style:parent-style-name="Text_20_body" style:list-style-name="L94">
      <style:text-properties style:text-line-through-style="none" style:text-line-through-type="none" fo:language="cs" fo:country="CZ" officeooo:rsid="2863396e" officeooo:paragraph-rsid="28f28620" style:language-asian="cs" style:country-asian="CZ"/>
    </style:style>
    <style:style style:name="P1015" style:family="paragraph" style:parent-style-name="Text_20_body" style:list-style-name="L25">
      <style:text-properties style:text-line-through-style="none" style:text-line-through-type="none" fo:font-style="italic" officeooo:rsid="2229be1f" officeooo:paragraph-rsid="2229be1f" style:font-style-asian="italic" style:font-style-complex="italic"/>
    </style:style>
    <style:style style:name="P1016" style:family="paragraph" style:parent-style-name="Text_20_body" style:list-style-name="L47">
      <style:text-properties style:text-line-through-style="none" style:text-line-through-type="none" officeooo:rsid="297fc3d3" officeooo:paragraph-rsid="2d669901"/>
    </style:style>
    <style:style style:name="P1017" style:family="paragraph" style:parent-style-name="Text_20_body" style:list-style-name="L49">
      <style:text-properties style:text-line-through-style="none" style:text-line-through-type="none" officeooo:rsid="29901351" officeooo:paragraph-rsid="29901351"/>
    </style:style>
    <style:style style:name="P1018" style:family="paragraph" style:parent-style-name="Text_20_body" style:list-style-name="L83">
      <style:text-properties style:text-line-through-style="none" style:text-line-through-type="none" officeooo:rsid="212834b8" officeooo:paragraph-rsid="212834b8"/>
    </style:style>
    <style:style style:name="P1019" style:family="paragraph" style:parent-style-name="Text_20_body" style:list-style-name="L91">
      <style:text-properties style:text-line-through-style="none" style:text-line-through-type="none" officeooo:rsid="295955da" officeooo:paragraph-rsid="295955da"/>
    </style:style>
    <style:style style:name="P1020" style:family="paragraph" style:parent-style-name="Text_20_body" style:list-style-name="L112">
      <style:text-properties style:text-line-through-style="none" style:text-line-through-type="none" officeooo:rsid="2999581b" officeooo:paragraph-rsid="2999581b"/>
    </style:style>
    <style:style style:name="P1021" style:family="paragraph" style:parent-style-name="Text_20_body" style:list-style-name="L22">
      <style:text-properties officeooo:rsid="21211fb4" officeooo:paragraph-rsid="23631931"/>
    </style:style>
    <style:style style:name="P1022" style:family="paragraph" style:parent-style-name="Text_20_body" style:list-style-name="L22">
      <style:text-properties officeooo:rsid="21211fb4" officeooo:paragraph-rsid="23c30856"/>
    </style:style>
    <style:style style:name="P1023" style:family="paragraph" style:parent-style-name="Text_20_body" style:list-style-name="L22">
      <style:text-properties officeooo:rsid="21537a33" officeooo:paragraph-rsid="2307f958"/>
    </style:style>
    <style:style style:name="P1024" style:family="paragraph" style:parent-style-name="Text_20_body" style:list-style-name="L22">
      <style:text-properties officeooo:rsid="21537a33" officeooo:paragraph-rsid="21537a33"/>
    </style:style>
    <style:style style:name="P1025" style:family="paragraph" style:parent-style-name="Text_20_body" style:list-style-name="L22">
      <style:text-properties officeooo:rsid="21537a33" officeooo:paragraph-rsid="23e690ea"/>
    </style:style>
    <style:style style:name="P1026" style:family="paragraph" style:parent-style-name="Text_20_body" style:list-style-name="L22">
      <style:text-properties officeooo:rsid="21537a33" officeooo:paragraph-rsid="23c30856"/>
    </style:style>
    <style:style style:name="P1027" style:family="paragraph" style:parent-style-name="Text_20_body" style:list-style-name="L23">
      <style:text-properties officeooo:paragraph-rsid="21577601"/>
    </style:style>
    <style:style style:name="P1028" style:family="paragraph" style:parent-style-name="Text_20_body" style:list-style-name="L22">
      <style:text-properties officeooo:rsid="21577601" officeooo:paragraph-rsid="232f7481"/>
    </style:style>
    <style:style style:name="P1029" style:family="paragraph" style:parent-style-name="Text_20_body" style:list-style-name="L22">
      <style:text-properties officeooo:rsid="21577601" officeooo:paragraph-rsid="23c30856"/>
    </style:style>
    <style:style style:name="P1030" style:family="paragraph" style:parent-style-name="Text_20_body" style:list-style-name="L24">
      <style:text-properties officeooo:paragraph-rsid="2331678d"/>
    </style:style>
    <style:style style:name="P1031" style:family="paragraph" style:parent-style-name="Text_20_body" style:list-style-name="L25">
      <style:text-properties officeooo:paragraph-rsid="2165869a"/>
    </style:style>
    <style:style style:name="P1032" style:family="paragraph" style:parent-style-name="Text_20_body" style:list-style-name="L25">
      <style:text-properties officeooo:paragraph-rsid="2332e601"/>
    </style:style>
    <style:style style:name="P1033" style:family="paragraph" style:parent-style-name="Text_20_body" style:list-style-name="L25">
      <style:text-properties officeooo:rsid="216a235d" officeooo:paragraph-rsid="216a235d"/>
    </style:style>
    <style:style style:name="P1034" style:family="paragraph" style:parent-style-name="Text_20_body" style:list-style-name="L26">
      <style:text-properties officeooo:paragraph-rsid="216a5f13"/>
    </style:style>
    <style:style style:name="P1035" style:family="paragraph" style:parent-style-name="Text_20_body" style:list-style-name="L27">
      <style:text-properties officeooo:rsid="20cbce30" officeooo:paragraph-rsid="211d0b7d"/>
    </style:style>
    <style:style style:name="P1036" style:family="paragraph" style:parent-style-name="Text_20_body" style:list-style-name="L28">
      <style:text-properties officeooo:rsid="20cbce30" officeooo:paragraph-rsid="211d0b7d"/>
    </style:style>
    <style:style style:name="P1037" style:family="paragraph" style:parent-style-name="Text_20_body" style:list-style-name="L28">
      <style:text-properties officeooo:rsid="20cd3211" officeooo:paragraph-rsid="211d0b7d"/>
    </style:style>
    <style:style style:name="P1038" style:family="paragraph" style:parent-style-name="Text_20_body" style:list-style-name="L28">
      <style:text-properties officeooo:rsid="20d16baa" officeooo:paragraph-rsid="211d0b7d"/>
    </style:style>
    <style:style style:name="P1039" style:family="paragraph" style:parent-style-name="Text_20_body" style:list-style-name="L28">
      <style:text-properties officeooo:rsid="21d96890" officeooo:paragraph-rsid="21d96890"/>
    </style:style>
    <style:style style:name="P1040" style:family="paragraph" style:parent-style-name="Text_20_body" style:list-style-name="L29">
      <style:text-properties officeooo:paragraph-rsid="2b05b4e8"/>
    </style:style>
    <style:style style:name="P1041" style:family="paragraph" style:parent-style-name="Text_20_body" style:list-style-name="L29">
      <style:text-properties officeooo:rsid="2b09058d" officeooo:paragraph-rsid="2b09058d"/>
    </style:style>
    <style:style style:name="P1042" style:family="paragraph" style:parent-style-name="Text_20_body" style:list-style-name="L30">
      <style:text-properties officeooo:rsid="2b09058d" officeooo:paragraph-rsid="2b09058d"/>
    </style:style>
    <style:style style:name="P1043" style:family="paragraph" style:parent-style-name="Text_20_body" style:list-style-name="L30">
      <style:text-properties officeooo:rsid="2b05b4e8" officeooo:paragraph-rsid="2b05b4e8"/>
    </style:style>
    <style:style style:name="P1044" style:family="paragraph" style:parent-style-name="Text_20_body" style:list-style-name="L30">
      <style:text-properties officeooo:rsid="2b05b4e8" officeooo:paragraph-rsid="2b59c36f"/>
    </style:style>
    <style:style style:name="P1045" style:family="paragraph" style:parent-style-name="Text_20_body" style:list-style-name="L22">
      <style:text-properties officeooo:rsid="237ee0db" officeooo:paragraph-rsid="237ee0db"/>
    </style:style>
    <style:style style:name="P1046" style:family="paragraph" style:parent-style-name="Text_20_body" style:list-style-name="L31">
      <style:text-properties officeooo:rsid="216fef7d" officeooo:paragraph-rsid="216fef7d"/>
    </style:style>
    <style:style style:name="P1047" style:family="paragraph" style:parent-style-name="Text_20_body" style:list-style-name="L22">
      <style:text-properties officeooo:rsid="216fef7d" officeooo:paragraph-rsid="23625b74"/>
    </style:style>
    <style:style style:name="P1048" style:family="paragraph" style:parent-style-name="Text_20_body" style:list-style-name="L32">
      <style:text-properties officeooo:rsid="21f79b9f" officeooo:paragraph-rsid="2202c6b8"/>
    </style:style>
    <style:style style:name="P1049" style:family="paragraph" style:parent-style-name="Text_20_body" style:list-style-name="L32">
      <style:text-properties officeooo:rsid="21f79eda" officeooo:paragraph-rsid="21f79eda"/>
    </style:style>
    <style:style style:name="P1050" style:family="paragraph" style:parent-style-name="Text_20_body" style:list-style-name="L33">
      <style:text-properties officeooo:rsid="22107167" officeooo:paragraph-rsid="22107167"/>
    </style:style>
    <style:style style:name="P1051" style:family="paragraph" style:parent-style-name="Text_20_body" style:list-style-name="L34">
      <style:text-properties officeooo:paragraph-rsid="233724c6"/>
    </style:style>
    <style:style style:name="P1052" style:family="paragraph" style:parent-style-name="Text_20_body" style:list-style-name="L34">
      <style:text-properties officeooo:rsid="21996beb" officeooo:paragraph-rsid="21996beb"/>
    </style:style>
    <style:style style:name="P1053" style:family="paragraph" style:parent-style-name="Text_20_body" style:list-style-name="L37">
      <style:text-properties officeooo:paragraph-rsid="23c30856"/>
    </style:style>
    <style:style style:name="P1054" style:family="paragraph" style:parent-style-name="Text_20_body" style:list-style-name="L38">
      <style:text-properties officeooo:paragraph-rsid="23c30856"/>
    </style:style>
    <style:style style:name="P1055" style:family="paragraph" style:parent-style-name="Text_20_body" style:list-style-name="L39">
      <style:text-properties officeooo:rsid="214d1197" officeooo:paragraph-rsid="28627fc3"/>
    </style:style>
    <style:style style:name="P1056" style:family="paragraph" style:parent-style-name="Text_20_body" style:list-style-name="L39">
      <style:text-properties officeooo:rsid="214e4d42" officeooo:paragraph-rsid="28627fc3"/>
    </style:style>
    <style:style style:name="P1057" style:family="paragraph" style:parent-style-name="Text_20_body" style:list-style-name="L40">
      <style:text-properties officeooo:rsid="2c44ec19" officeooo:paragraph-rsid="2c44ec19"/>
    </style:style>
    <style:style style:name="P1058" style:family="paragraph" style:parent-style-name="Text_20_body" style:list-style-name="L40">
      <style:text-properties officeooo:rsid="2c44ec19" officeooo:paragraph-rsid="2c45319e"/>
    </style:style>
    <style:style style:name="P1059" style:family="paragraph" style:parent-style-name="Text_20_body" style:list-style-name="L41">
      <style:text-properties officeooo:rsid="2cc7c413" officeooo:paragraph-rsid="2cc7c413"/>
    </style:style>
    <style:style style:name="P1060" style:family="paragraph" style:parent-style-name="Text_20_body" style:list-style-name="L42">
      <style:text-properties officeooo:rsid="2c89f8f7" officeooo:paragraph-rsid="2c89f8f7"/>
    </style:style>
    <style:style style:name="P1061" style:family="paragraph" style:parent-style-name="Text_20_body" style:list-style-name="L43">
      <style:text-properties officeooo:rsid="2ccd087b" officeooo:paragraph-rsid="2ccd087b"/>
    </style:style>
    <style:style style:name="P1062" style:family="paragraph" style:parent-style-name="Text_20_body" style:list-style-name="L43">
      <style:text-properties officeooo:rsid="2cce6533" officeooo:paragraph-rsid="2cce6533"/>
    </style:style>
    <style:style style:name="P1063" style:family="paragraph" style:parent-style-name="Text_20_body" style:list-style-name="L44">
      <style:text-properties officeooo:rsid="293d5d30" officeooo:paragraph-rsid="2ce9bd95"/>
    </style:style>
    <style:style style:name="P1064" style:family="paragraph" style:parent-style-name="Text_20_body" style:list-style-name="L44">
      <style:text-properties officeooo:rsid="293bcf6c" officeooo:paragraph-rsid="2ce9bd95"/>
    </style:style>
    <style:style style:name="P1065" style:family="paragraph" style:parent-style-name="Text_20_body" style:list-style-name="L45">
      <style:text-properties officeooo:rsid="293bcf6c" officeooo:paragraph-rsid="2aac1b25"/>
    </style:style>
    <style:style style:name="P1066" style:family="paragraph" style:parent-style-name="Text_20_body" style:list-style-name="L46">
      <style:text-properties officeooo:rsid="2d766400" officeooo:paragraph-rsid="2d766400"/>
    </style:style>
    <style:style style:name="P1067" style:family="paragraph" style:parent-style-name="Text_20_body" style:list-style-name="L47">
      <style:text-properties officeooo:paragraph-rsid="2d669901"/>
    </style:style>
    <style:style style:name="P1068" style:family="paragraph" style:parent-style-name="Text_20_body" style:list-style-name="L47">
      <style:text-properties officeooo:rsid="21e40ee3" officeooo:paragraph-rsid="2d669901"/>
    </style:style>
    <style:style style:name="P1069" style:family="paragraph" style:parent-style-name="Text_20_body" style:list-style-name="L50">
      <style:text-properties officeooo:rsid="1bf6438f" officeooo:paragraph-rsid="2839ac60"/>
    </style:style>
    <style:style style:name="P1070" style:family="paragraph" style:parent-style-name="Text_20_body" style:list-style-name="L51">
      <style:text-properties officeooo:rsid="25604653" officeooo:paragraph-rsid="2dd10b15"/>
    </style:style>
    <style:style style:name="P1071" style:family="paragraph" style:parent-style-name="Text_20_body" style:list-style-name="L52">
      <style:text-properties officeooo:rsid="18b1f501" officeooo:paragraph-rsid="2e19265d"/>
    </style:style>
    <style:style style:name="P1072" style:family="paragraph" style:parent-style-name="Text_20_body" style:list-style-name="L52">
      <style:text-properties officeooo:rsid="2e19265d" officeooo:paragraph-rsid="2e19265d"/>
    </style:style>
    <style:style style:name="P1073" style:family="paragraph" style:parent-style-name="Text_20_body" style:list-style-name="L53">
      <style:text-properties officeooo:rsid="2bc129d0" officeooo:paragraph-rsid="2bc129d0"/>
    </style:style>
    <style:style style:name="P1074" style:family="paragraph" style:parent-style-name="Text_20_body" style:list-style-name="L54">
      <style:text-properties officeooo:rsid="24a005f2" officeooo:paragraph-rsid="24a005f2"/>
    </style:style>
    <style:style style:name="P1075" style:family="paragraph" style:parent-style-name="Text_20_body" style:list-style-name="L55">
      <style:text-properties officeooo:rsid="023fd48c" officeooo:paragraph-rsid="2554a1de"/>
    </style:style>
    <style:style style:name="P1076" style:family="paragraph" style:parent-style-name="Text_20_body" style:list-style-name="L56">
      <style:text-properties officeooo:rsid="023fd48c" officeooo:paragraph-rsid="2554a1de"/>
    </style:style>
    <style:style style:name="P1077" style:family="paragraph" style:parent-style-name="Text_20_body" style:list-style-name="L56">
      <style:text-properties officeooo:rsid="1cff432a" officeooo:paragraph-rsid="2554a1de"/>
    </style:style>
    <style:style style:name="P1078" style:family="paragraph" style:parent-style-name="Text_20_body" style:list-style-name="L56">
      <style:text-properties officeooo:rsid="2554a1de" officeooo:paragraph-rsid="2554a1de"/>
    </style:style>
    <style:style style:name="P1079" style:family="paragraph" style:parent-style-name="Text_20_body" style:list-style-name="L56">
      <style:text-properties officeooo:rsid="1cf61bf5" officeooo:paragraph-rsid="2554a1de"/>
    </style:style>
    <style:style style:name="P1080" style:family="paragraph" style:parent-style-name="Text_20_body" style:list-style-name="L56">
      <style:text-properties officeooo:rsid="1cf214c9" officeooo:paragraph-rsid="2554a1de"/>
    </style:style>
    <style:style style:name="P1081" style:family="paragraph" style:parent-style-name="Text_20_body" style:list-style-name="L56">
      <style:text-properties officeooo:rsid="1f3ea2e3" officeooo:paragraph-rsid="2554a1de"/>
    </style:style>
    <style:style style:name="P1082" style:family="paragraph" style:parent-style-name="Text_20_body" style:list-style-name="L56">
      <style:text-properties officeooo:rsid="1cf2501e" officeooo:paragraph-rsid="2554a1de"/>
    </style:style>
    <style:style style:name="P1083" style:family="paragraph" style:parent-style-name="Text_20_body" style:list-style-name="L56">
      <style:text-properties officeooo:rsid="1d0d8164" officeooo:paragraph-rsid="2554a1de"/>
    </style:style>
    <style:style style:name="P1084" style:family="paragraph" style:parent-style-name="Text_20_body" style:list-style-name="L56">
      <style:text-properties officeooo:rsid="1cf512fc" officeooo:paragraph-rsid="2554a1de"/>
    </style:style>
    <style:style style:name="P1085" style:family="paragraph" style:parent-style-name="Text_20_body" style:list-style-name="L56">
      <style:text-properties officeooo:rsid="1e0f14ff" officeooo:paragraph-rsid="2554a1de"/>
    </style:style>
    <style:style style:name="P1086" style:family="paragraph" style:parent-style-name="Text_20_body" style:list-style-name="L56">
      <style:text-properties officeooo:rsid="1d05d909" officeooo:paragraph-rsid="2554a1de"/>
    </style:style>
    <style:style style:name="P1087" style:family="paragraph" style:parent-style-name="Text_20_body" style:list-style-name="L57">
      <style:text-properties officeooo:rsid="17e3a390" officeooo:paragraph-rsid="25b31656"/>
    </style:style>
    <style:style style:name="P1088" style:family="paragraph" style:parent-style-name="Text_20_body" style:list-style-name="L57">
      <style:text-properties officeooo:rsid="25258903" officeooo:paragraph-rsid="25b31656"/>
    </style:style>
    <style:style style:name="P1089" style:family="paragraph" style:parent-style-name="Text_20_body" style:list-style-name="L57">
      <style:text-properties officeooo:rsid="19e29a33" officeooo:paragraph-rsid="25f6013d"/>
    </style:style>
    <style:style style:name="P1090" style:family="paragraph" style:parent-style-name="Text_20_body" style:list-style-name="L57">
      <style:text-properties officeooo:rsid="19e29a33" officeooo:paragraph-rsid="25b31656"/>
    </style:style>
    <style:style style:name="P1091" style:family="paragraph" style:parent-style-name="Text_20_body" style:list-style-name="L58">
      <style:text-properties officeooo:rsid="25b9334e" officeooo:paragraph-rsid="25b9334e"/>
    </style:style>
    <style:style style:name="P1092" style:family="paragraph" style:parent-style-name="Text_20_body" style:list-style-name="L59">
      <style:text-properties officeooo:rsid="1d1d9988" officeooo:paragraph-rsid="266616ba"/>
    </style:style>
    <style:style style:name="P1093" style:family="paragraph" style:parent-style-name="Text_20_body" style:list-style-name="L60">
      <style:text-properties officeooo:rsid="1cdbb04f" officeooo:paragraph-rsid="25bf67a6"/>
    </style:style>
    <style:style style:name="P1094" style:family="paragraph" style:parent-style-name="Text_20_body" style:list-style-name="L60">
      <style:text-properties officeooo:rsid="25e547a7" officeooo:paragraph-rsid="2603b79d"/>
    </style:style>
    <style:style style:name="P1095" style:family="paragraph" style:parent-style-name="Text_20_body" style:list-style-name="L60">
      <style:text-properties officeooo:rsid="25bf67a6" officeooo:paragraph-rsid="25bf67a6"/>
    </style:style>
    <style:style style:name="P1096" style:family="paragraph" style:parent-style-name="Text_20_body" style:list-style-name="L61">
      <style:text-properties fo:font-style="normal" fo:font-weight="normal" officeooo:rsid="1f41bc33" officeooo:paragraph-rsid="2656844a" style:font-style-asian="normal" style:font-weight-asian="normal" style:font-style-complex="normal" style:font-weight-complex="normal"/>
    </style:style>
    <style:style style:name="P1097" style:family="paragraph" style:parent-style-name="Text_20_body" style:list-style-name="L62">
      <style:text-properties fo:font-style="normal" fo:font-weight="normal" officeooo:rsid="1f41bc33" officeooo:paragraph-rsid="2656844a" style:font-style-asian="normal" style:font-weight-asian="normal" style:font-style-complex="normal" style:font-weight-complex="normal"/>
    </style:style>
    <style:style style:name="P1098" style:family="paragraph" style:parent-style-name="Text_20_body" style:list-style-name="L61">
      <style:text-properties fo:font-style="normal" fo:font-weight="normal" officeooo:rsid="1f788c88" officeooo:paragraph-rsid="2656844a" style:font-style-asian="normal" style:font-weight-asian="normal" style:font-style-complex="normal" style:font-weight-complex="normal"/>
    </style:style>
    <style:style style:name="P1099" style:family="paragraph" style:parent-style-name="Text_20_body" style:list-style-name="L62">
      <style:text-properties fo:font-style="normal" fo:font-weight="normal" officeooo:rsid="265b4d36" officeooo:paragraph-rsid="265b4d36" style:font-style-asian="normal" style:font-weight-asian="normal" style:font-style-complex="normal" style:font-weight-complex="normal"/>
    </style:style>
    <style:style style:name="P1100" style:family="paragraph" style:parent-style-name="Text_20_body" style:list-style-name="L62">
      <style:text-properties fo:font-style="normal" fo:font-weight="normal" officeooo:rsid="265b32cf" officeooo:paragraph-rsid="265b32cf" style:font-style-asian="normal" style:font-weight-asian="normal" style:font-style-complex="normal" style:font-weight-complex="normal"/>
    </style:style>
    <style:style style:name="P1101" style:family="paragraph" style:parent-style-name="Text_20_body" style:list-style-name="L88">
      <style:text-properties fo:font-style="normal" officeooo:rsid="2d99149e" officeooo:paragraph-rsid="2da8436c" style:font-style-asian="normal" style:font-style-complex="normal"/>
    </style:style>
    <style:style style:name="P1102" style:family="paragraph" style:parent-style-name="Text_20_body" style:list-style-name="L99">
      <style:text-properties fo:font-style="normal" officeooo:rsid="1bdc3c6c" officeooo:paragraph-rsid="2849de42" style:font-style-asian="normal" style:font-style-complex="normal"/>
    </style:style>
    <style:style style:name="P1103" style:family="paragraph" style:parent-style-name="Text_20_body" style:list-style-name="L108">
      <style:text-properties fo:font-style="normal" officeooo:rsid="1bc0908c" officeooo:paragraph-rsid="284e03ae" style:font-style-asian="normal" style:font-style-complex="normal"/>
    </style:style>
    <style:style style:name="P1104" style:family="paragraph" style:parent-style-name="Text_20_body" style:list-style-name="L119">
      <style:text-properties fo:font-style="normal" officeooo:paragraph-rsid="284f60f7" style:font-style-asian="normal" style:font-style-complex="normal"/>
    </style:style>
    <style:style style:name="P1105" style:family="paragraph" style:parent-style-name="Text_20_body" style:list-style-name="L61">
      <style:text-properties officeooo:rsid="1f41bc33" officeooo:paragraph-rsid="2656844a"/>
    </style:style>
    <style:style style:name="P1106" style:family="paragraph" style:parent-style-name="Text_20_body" style:list-style-name="L62">
      <style:text-properties officeooo:rsid="1f41bc33" officeooo:paragraph-rsid="2656844a"/>
    </style:style>
    <style:style style:name="P1107" style:family="paragraph" style:parent-style-name="Text_20_body" style:list-style-name="L63">
      <style:text-properties officeooo:rsid="25f91fac" officeooo:paragraph-rsid="25f91fac"/>
    </style:style>
    <style:style style:name="P1108" style:family="paragraph" style:parent-style-name="Text_20_body" style:list-style-name="L64">
      <style:text-properties officeooo:rsid="19e05936" officeooo:paragraph-rsid="28400f36"/>
    </style:style>
    <style:style style:name="P1109" style:family="paragraph" style:parent-style-name="Text_20_body" style:list-style-name="L65">
      <style:text-properties officeooo:paragraph-rsid="263a2851"/>
    </style:style>
    <style:style style:name="P1110" style:family="paragraph" style:parent-style-name="Text_20_body" style:list-style-name="L66">
      <style:text-properties fo:font-weight="normal" officeooo:rsid="1f9eac7b" officeooo:paragraph-rsid="266e20aa" fo:background-color="transparent" style:font-weight-asian="normal" style:font-weight-complex="normal"/>
    </style:style>
    <style:style style:name="P1111" style:family="paragraph" style:parent-style-name="Text_20_body" style:list-style-name="L67">
      <style:text-properties officeooo:rsid="25c44266" officeooo:paragraph-rsid="25c44266" fo:background-color="transparent"/>
    </style:style>
    <style:style style:name="P1112" style:family="paragraph" style:parent-style-name="Text_20_body" style:list-style-name="L67">
      <style:text-properties officeooo:rsid="25d1238f" officeooo:paragraph-rsid="25c44266" fo:background-color="transparent"/>
    </style:style>
    <style:style style:name="P1113" style:family="paragraph" style:parent-style-name="Text_20_body" style:list-style-name="L67">
      <style:text-properties officeooo:rsid="25cb9d66" officeooo:paragraph-rsid="25cb9d66" fo:background-color="transparent"/>
    </style:style>
    <style:style style:name="P1114" style:family="paragraph" style:parent-style-name="Text_20_body" style:list-style-name="L69">
      <style:text-properties officeooo:rsid="271575e8" officeooo:paragraph-rsid="271575e8" fo:background-color="transparent"/>
    </style:style>
    <style:style style:name="P1115" style:family="paragraph" style:parent-style-name="Text_20_body" style:list-style-name="L69">
      <style:text-properties officeooo:rsid="27183685" officeooo:paragraph-rsid="2718b236" fo:background-color="transparent"/>
    </style:style>
    <style:style style:name="P1116" style:family="paragraph" style:parent-style-name="Text_20_body" style:list-style-name="L69">
      <style:text-properties officeooo:rsid="27157765" officeooo:paragraph-rsid="27157765" fo:background-color="transparent"/>
    </style:style>
    <style:style style:name="P1117" style:family="paragraph" style:parent-style-name="Text_20_body" style:list-style-name="L69">
      <style:text-properties officeooo:rsid="268dc65d" officeooo:paragraph-rsid="272b592c" fo:background-color="transparent"/>
    </style:style>
    <style:style style:name="P1118" style:family="paragraph" style:parent-style-name="Text_20_body" style:list-style-name="L73">
      <style:text-properties officeooo:rsid="25dd9674" officeooo:paragraph-rsid="27487751" fo:background-color="transparent"/>
    </style:style>
    <style:style style:name="P1119" style:family="paragraph" style:parent-style-name="Text_20_body" style:list-style-name="L74">
      <style:text-properties officeooo:rsid="25dd9674" officeooo:paragraph-rsid="274785d5" fo:background-color="transparent"/>
    </style:style>
    <style:style style:name="P1120" style:family="paragraph" style:parent-style-name="Text_20_body" style:list-style-name="L73">
      <style:text-properties officeooo:rsid="217d02ee" officeooo:paragraph-rsid="27487751" fo:background-color="transparent"/>
    </style:style>
    <style:style style:name="P1121" style:family="paragraph" style:parent-style-name="Text_20_body" style:list-style-name="L68">
      <style:text-properties officeooo:rsid="1fa4b8bf" officeooo:paragraph-rsid="2673633b"/>
    </style:style>
    <style:style style:name="P1122" style:family="paragraph" style:parent-style-name="Text_20_body" style:list-style-name="L68">
      <style:text-properties officeooo:rsid="1fa59f87" officeooo:paragraph-rsid="2673633b"/>
    </style:style>
    <style:style style:name="P1123" style:family="paragraph" style:parent-style-name="Text_20_body" style:list-style-name="L68">
      <style:text-properties officeooo:rsid="1ef8a4eb" officeooo:paragraph-rsid="2673633b"/>
    </style:style>
    <style:style style:name="P1124" style:family="paragraph" style:parent-style-name="Text_20_body" style:list-style-name="L68">
      <style:text-properties officeooo:rsid="28420f89" officeooo:paragraph-rsid="28420f89"/>
    </style:style>
    <style:style style:name="P1125" style:family="paragraph" style:parent-style-name="Text_20_body" style:list-style-name="L68">
      <style:text-properties officeooo:rsid="1fddbc8a" officeooo:paragraph-rsid="2673633b"/>
    </style:style>
    <style:style style:name="P1126" style:family="paragraph" style:parent-style-name="Text_20_body" style:list-style-name="L68">
      <style:text-properties officeooo:rsid="1fb10ae9" officeooo:paragraph-rsid="2673633b"/>
    </style:style>
    <style:style style:name="P1127" style:family="paragraph" style:parent-style-name="Text_20_body" style:list-style-name="L68">
      <style:text-properties officeooo:rsid="26785863" officeooo:paragraph-rsid="26785863"/>
    </style:style>
    <style:style style:name="P1128" style:family="paragraph" style:parent-style-name="Text_20_body" style:list-style-name="L68">
      <style:text-properties officeooo:rsid="1fb564f3" officeooo:paragraph-rsid="2673633b"/>
    </style:style>
    <style:style style:name="P1129" style:family="paragraph" style:parent-style-name="Text_20_body" style:list-style-name="L68">
      <style:text-properties officeooo:rsid="1fe12da0" officeooo:paragraph-rsid="2673633b"/>
    </style:style>
    <style:style style:name="P1130" style:family="paragraph" style:parent-style-name="Text_20_body" style:list-style-name="L68">
      <style:text-properties officeooo:rsid="26ca73a0" officeooo:paragraph-rsid="26ca73a0"/>
    </style:style>
    <style:style style:name="P1131" style:family="paragraph" style:parent-style-name="Text_20_body" style:list-style-name="L68">
      <style:text-properties officeooo:rsid="2713eaed" officeooo:paragraph-rsid="2713eaed"/>
    </style:style>
    <style:style style:name="P1132" style:family="paragraph" style:parent-style-name="Text_20_body" style:list-style-name="L68">
      <style:text-properties officeooo:rsid="1fe5ba75" officeooo:paragraph-rsid="2673633b"/>
    </style:style>
    <style:style style:name="P1133" style:family="paragraph" style:parent-style-name="Text_20_body" style:list-style-name="L69">
      <style:text-properties officeooo:paragraph-rsid="268dc65d"/>
    </style:style>
    <style:style style:name="P1134" style:family="paragraph" style:parent-style-name="Text_20_body" style:list-style-name="L70">
      <style:text-properties officeooo:paragraph-rsid="27190835"/>
    </style:style>
    <style:style style:name="P1135" style:family="paragraph" style:parent-style-name="Text_20_body" style:list-style-name="L71">
      <style:text-properties officeooo:rsid="273dc687" officeooo:paragraph-rsid="273dc687"/>
    </style:style>
    <style:style style:name="P1136" style:family="paragraph" style:parent-style-name="Text_20_body" style:list-style-name="L71">
      <style:text-properties officeooo:rsid="273eb589" officeooo:paragraph-rsid="273eb589"/>
    </style:style>
    <style:style style:name="P1137" style:family="paragraph" style:parent-style-name="Text_20_body" style:list-style-name="L72">
      <style:text-properties officeooo:paragraph-rsid="275a9103"/>
    </style:style>
    <style:style style:name="P1138" style:family="paragraph" style:parent-style-name="Text_20_body" style:list-style-name="L73">
      <style:text-properties officeooo:paragraph-rsid="26a758d5"/>
    </style:style>
    <style:style style:name="P1139" style:family="paragraph" style:parent-style-name="Text_20_body" style:list-style-name="L74">
      <style:text-properties officeooo:paragraph-rsid="27683dd9"/>
    </style:style>
    <style:style style:name="P1140" style:family="paragraph" style:parent-style-name="Text_20_body" style:list-style-name="L75">
      <style:text-properties officeooo:rsid="19e5887b" officeooo:paragraph-rsid="283d4ef9"/>
    </style:style>
    <style:style style:name="P1141" style:family="paragraph" style:parent-style-name="Text_20_body" style:list-style-name="L76">
      <style:text-properties officeooo:rsid="26992d29" officeooo:paragraph-rsid="26992d29"/>
    </style:style>
    <style:style style:name="P1142" style:family="paragraph" style:parent-style-name="Text_20_body" style:list-style-name="L77">
      <style:text-properties officeooo:rsid="269cbd15" officeooo:paragraph-rsid="269cbd15"/>
    </style:style>
    <style:style style:name="P1143" style:family="paragraph" style:parent-style-name="Text_20_body" style:list-style-name="L77">
      <style:text-properties officeooo:rsid="269f5c8a" officeooo:paragraph-rsid="269f5c8a"/>
    </style:style>
    <style:style style:name="P1144" style:family="paragraph" style:parent-style-name="Text_20_body" style:list-style-name="L77">
      <style:text-properties officeooo:rsid="269e503f" officeooo:paragraph-rsid="269e503f"/>
    </style:style>
    <style:style style:name="P1145" style:family="paragraph" style:parent-style-name="Text_20_body" style:list-style-name="L77">
      <style:text-properties officeooo:rsid="269e503f" officeooo:paragraph-rsid="26a3593b"/>
    </style:style>
    <style:style style:name="P1146" style:family="paragraph" style:parent-style-name="Text_20_body" style:list-style-name="L77">
      <style:text-properties officeooo:rsid="27b1fd4b" officeooo:paragraph-rsid="27b1fd4b"/>
    </style:style>
    <style:style style:name="P1147" style:family="paragraph" style:parent-style-name="Text_20_body" style:list-style-name="L77">
      <style:text-properties officeooo:rsid="2181dc18" officeooo:paragraph-rsid="26a3593b"/>
    </style:style>
    <style:style style:name="P1148" style:family="paragraph" style:parent-style-name="Text_20_body" style:list-style-name="L78">
      <style:text-properties officeooo:rsid="27c1a74d" officeooo:paragraph-rsid="27c1a74d"/>
    </style:style>
    <style:style style:name="P1149" style:family="paragraph" style:parent-style-name="Text_20_body" style:list-style-name="L79">
      <style:text-properties officeooo:rsid="27dfeaae" officeooo:paragraph-rsid="27dfeaae"/>
    </style:style>
    <style:style style:name="P1150" style:family="paragraph" style:parent-style-name="Text_20_body" style:list-style-name="L80">
      <style:text-properties officeooo:rsid="1a224a2d" officeooo:paragraph-rsid="28445bcb"/>
    </style:style>
    <style:style style:name="P1151" style:family="paragraph" style:parent-style-name="Text_20_body" style:list-style-name="L81">
      <style:text-properties officeooo:rsid="27f58cff" officeooo:paragraph-rsid="27f58cff"/>
    </style:style>
    <style:style style:name="P1152" style:family="paragraph" style:parent-style-name="Text_20_body" style:list-style-name="L82">
      <style:text-properties officeooo:rsid="2811e5a0" officeooo:paragraph-rsid="2812b376"/>
    </style:style>
    <style:style style:name="P1153" style:family="paragraph" style:parent-style-name="Text_20_body" style:list-style-name="L84">
      <style:text-properties officeooo:rsid="176dcc34" officeooo:paragraph-rsid="2842b948"/>
    </style:style>
    <style:style style:name="P1154" style:family="paragraph" style:parent-style-name="Text_20_body" style:list-style-name="L84">
      <style:text-properties officeooo:rsid="1a2b313c" officeooo:paragraph-rsid="2842b948"/>
    </style:style>
    <style:style style:name="P1155" style:family="paragraph" style:parent-style-name="Text_20_body" style:list-style-name="L84">
      <style:text-properties officeooo:rsid="176f2ef9" officeooo:paragraph-rsid="2842b948"/>
    </style:style>
    <style:style style:name="P1156" style:family="paragraph" style:parent-style-name="Text_20_body" style:list-style-name="L85">
      <style:text-properties officeooo:paragraph-rsid="2842b948"/>
    </style:style>
    <style:style style:name="P1157" style:family="paragraph" style:parent-style-name="Text_20_body" style:list-style-name="L86">
      <style:text-properties officeooo:paragraph-rsid="2842b948"/>
    </style:style>
    <style:style style:name="P1158" style:family="paragraph" style:parent-style-name="Text_20_body" style:list-style-name="L84">
      <style:text-properties officeooo:rsid="137b4eb5" officeooo:paragraph-rsid="2842b948"/>
    </style:style>
    <style:style style:name="P1159" style:family="paragraph" style:parent-style-name="Text_20_body" style:list-style-name="L87">
      <style:text-properties officeooo:rsid="1ac27fde" officeooo:paragraph-rsid="2842b948"/>
    </style:style>
    <style:style style:name="P1160" style:family="paragraph" style:parent-style-name="Text_20_body" style:list-style-name="L87">
      <style:text-properties officeooo:rsid="1ac363d4" officeooo:paragraph-rsid="2842b948"/>
    </style:style>
    <style:style style:name="P1161" style:family="paragraph" style:parent-style-name="Text_20_body" style:list-style-name="L88">
      <style:text-properties officeooo:rsid="2d99149e" officeooo:paragraph-rsid="2da8436c"/>
    </style:style>
    <style:style style:name="P1162" style:family="paragraph" style:parent-style-name="Text_20_body" style:list-style-name="L89">
      <style:text-properties officeooo:rsid="2d9a9f2f" officeooo:paragraph-rsid="2da8436c"/>
    </style:style>
    <style:style style:name="P1163" style:family="paragraph" style:parent-style-name="Text_20_body" style:list-style-name="L89">
      <style:text-properties officeooo:rsid="2d9bd457" officeooo:paragraph-rsid="2da8436c"/>
    </style:style>
    <style:style style:name="P1164" style:family="paragraph" style:parent-style-name="Text_20_body" style:list-style-name="L90">
      <style:text-properties officeooo:rsid="1b23bb2a" officeooo:paragraph-rsid="28dfd528"/>
    </style:style>
    <style:style style:name="P1165" style:family="paragraph" style:parent-style-name="Text_20_body" style:list-style-name="L90">
      <style:text-properties officeooo:rsid="28ebbe8d" officeooo:paragraph-rsid="28ebbe8d"/>
    </style:style>
    <style:style style:name="P1166" style:family="paragraph" style:parent-style-name="Text_20_body" style:list-style-name="L90">
      <style:text-properties officeooo:rsid="28ed4af8" officeooo:paragraph-rsid="28ed4af8"/>
    </style:style>
    <style:style style:name="P1167" style:family="paragraph" style:parent-style-name="Text_20_body" style:list-style-name="L90">
      <style:text-properties officeooo:rsid="28e2de2a" officeooo:paragraph-rsid="28e2de2a"/>
    </style:style>
    <style:style style:name="P1168" style:family="paragraph" style:parent-style-name="Text_20_body" style:list-style-name="L91">
      <style:text-properties officeooo:paragraph-rsid="295955da"/>
    </style:style>
    <style:style style:name="P1169" style:family="paragraph" style:parent-style-name="Text_20_body" style:list-style-name="L91">
      <style:text-properties officeooo:rsid="295955da" officeooo:paragraph-rsid="295dbffe"/>
    </style:style>
    <style:style style:name="P1170" style:family="paragraph" style:parent-style-name="Text_20_body" style:list-style-name="L91">
      <style:text-properties officeooo:rsid="2959d93c" officeooo:paragraph-rsid="2959d93c"/>
    </style:style>
    <style:style style:name="P1171" style:family="paragraph" style:parent-style-name="Text_20_body" style:list-style-name="L92">
      <style:text-properties officeooo:rsid="218cfb5a" officeooo:paragraph-rsid="29739d0f"/>
    </style:style>
    <style:style style:name="P1172" style:family="paragraph" style:parent-style-name="Text_20_body" style:list-style-name="L92">
      <style:text-properties officeooo:rsid="218eee67" officeooo:paragraph-rsid="29739d0f"/>
    </style:style>
    <style:style style:name="P1173" style:family="paragraph" style:parent-style-name="Text_20_body" style:list-style-name="L92">
      <style:text-properties officeooo:rsid="219226d3" officeooo:paragraph-rsid="29739d0f"/>
    </style:style>
    <style:style style:name="P1174" style:family="paragraph" style:parent-style-name="Text_20_body" style:list-style-name="L92">
      <style:text-properties officeooo:rsid="218f7dde" officeooo:paragraph-rsid="29739d0f"/>
    </style:style>
    <style:style style:name="P1175" style:family="paragraph" style:parent-style-name="Text_20_body" style:list-style-name="L93">
      <style:text-properties officeooo:paragraph-rsid="28f28620"/>
    </style:style>
    <style:style style:name="P1176" style:family="paragraph" style:parent-style-name="Text_20_body" style:list-style-name="L93">
      <style:text-properties officeooo:rsid="215d4e07" officeooo:paragraph-rsid="28f28620"/>
    </style:style>
    <style:style style:name="P1177" style:family="paragraph" style:parent-style-name="Text_20_body" style:list-style-name="L94">
      <style:text-properties officeooo:paragraph-rsid="28f28620"/>
    </style:style>
    <style:style style:name="P1178" style:family="paragraph" style:parent-style-name="Text_20_body" style:list-style-name="L95">
      <style:text-properties officeooo:rsid="29175b96" officeooo:paragraph-rsid="2d6848db"/>
    </style:style>
    <style:style style:name="P1179" style:family="paragraph" style:parent-style-name="Text_20_body" style:list-style-name="L95">
      <style:text-properties officeooo:rsid="2918a14f" officeooo:paragraph-rsid="2d6848db"/>
    </style:style>
    <style:style style:name="P1180" style:family="paragraph" style:parent-style-name="Text_20_body" style:list-style-name="L96">
      <style:text-properties officeooo:rsid="291f3f49" officeooo:paragraph-rsid="2d6848db"/>
    </style:style>
    <style:style style:name="P1181" style:family="paragraph" style:parent-style-name="Text_20_body" style:list-style-name="L96">
      <style:text-properties officeooo:rsid="29205610" officeooo:paragraph-rsid="2d6848db"/>
    </style:style>
    <style:style style:name="P1182" style:family="paragraph" style:parent-style-name="Text_20_body" style:list-style-name="L97">
      <style:text-properties officeooo:rsid="1a44020f" officeooo:paragraph-rsid="2d6848db"/>
    </style:style>
    <style:style style:name="P1183" style:family="paragraph" style:parent-style-name="Text_20_body" style:list-style-name="L98">
      <style:text-properties officeooo:rsid="2d315a88" officeooo:paragraph-rsid="2d6848db"/>
    </style:style>
    <style:style style:name="P1184" style:family="paragraph" style:parent-style-name="Text_20_body" style:list-style-name="L98">
      <style:text-properties officeooo:rsid="2d316e09" officeooo:paragraph-rsid="2d6848db"/>
    </style:style>
    <style:style style:name="P1185" style:family="paragraph" style:parent-style-name="Text_20_body" style:list-style-name="L99">
      <style:text-properties officeooo:rsid="14802dd0" officeooo:paragraph-rsid="2849de42"/>
    </style:style>
    <style:style style:name="P1186" style:family="paragraph" style:parent-style-name="Text_20_body" style:list-style-name="L99">
      <style:text-properties officeooo:rsid="1bd786c4" officeooo:paragraph-rsid="2849de42"/>
    </style:style>
    <style:style style:name="P1187" style:family="paragraph" style:parent-style-name="Text_20_body" style:list-style-name="L100">
      <style:text-properties officeooo:rsid="1c1edfc2" officeooo:paragraph-rsid="2849de42"/>
    </style:style>
    <style:style style:name="P1188" style:family="paragraph" style:parent-style-name="Text_20_body" style:list-style-name="L101">
      <style:text-properties officeooo:rsid="1bd3639d" officeooo:paragraph-rsid="2849de42"/>
    </style:style>
    <style:style style:name="P1189" style:family="paragraph" style:parent-style-name="Text_20_body" style:list-style-name="L101">
      <style:text-properties officeooo:rsid="1be09be4" officeooo:paragraph-rsid="2849de42"/>
    </style:style>
    <style:style style:name="P1190" style:family="paragraph" style:parent-style-name="Text_20_body" style:list-style-name="L101">
      <style:text-properties officeooo:rsid="1be22b86" officeooo:paragraph-rsid="2849de42"/>
    </style:style>
    <style:style style:name="P1191" style:family="paragraph" style:parent-style-name="Text_20_body" style:list-style-name="L102">
      <style:text-properties officeooo:paragraph-rsid="2849de42"/>
    </style:style>
    <style:style style:name="P1192" style:family="paragraph" style:parent-style-name="Text_20_body" style:list-style-name="L102">
      <style:text-properties officeooo:rsid="1ba0195d" officeooo:paragraph-rsid="2849de42"/>
    </style:style>
    <style:style style:name="P1193" style:family="paragraph" style:parent-style-name="Text_20_body" style:list-style-name="L103">
      <style:text-properties officeooo:rsid="1baf0ceb" officeooo:paragraph-rsid="2849de42"/>
    </style:style>
    <style:style style:name="P1194" style:family="paragraph" style:parent-style-name="Text_20_body" style:list-style-name="L104">
      <style:text-properties officeooo:rsid="210667ea" officeooo:paragraph-rsid="284d90c6"/>
    </style:style>
    <style:style style:name="P1195" style:family="paragraph" style:parent-style-name="Text_20_body" style:list-style-name="L104">
      <style:text-properties officeooo:rsid="17ac7bf8" officeooo:paragraph-rsid="284d90c6"/>
    </style:style>
    <style:style style:name="P1196" style:family="paragraph" style:parent-style-name="Text_20_body" style:list-style-name="L105">
      <style:text-properties officeooo:paragraph-rsid="284d90c6"/>
    </style:style>
    <style:style style:name="P1197" style:family="paragraph" style:parent-style-name="Text_20_body" style:list-style-name="L105">
      <style:text-properties officeooo:rsid="210a62bf" officeooo:paragraph-rsid="284d90c6"/>
    </style:style>
    <style:style style:name="P1198" style:family="paragraph" style:parent-style-name="Text_20_body" style:list-style-name="L106">
      <style:text-properties officeooo:rsid="2107ada6" officeooo:paragraph-rsid="284d90c6"/>
    </style:style>
    <style:style style:name="P1199" style:family="paragraph" style:parent-style-name="Text_20_body" style:list-style-name="L107">
      <style:text-properties officeooo:rsid="21223c73" officeooo:paragraph-rsid="284d90c6"/>
    </style:style>
    <style:style style:name="P1200" style:family="paragraph" style:parent-style-name="Text_20_body" style:list-style-name="L107">
      <style:text-properties officeooo:rsid="21240466" officeooo:paragraph-rsid="284d90c6"/>
    </style:style>
    <style:style style:name="P1201" style:family="paragraph" style:parent-style-name="Text_20_body" style:list-style-name="L109">
      <style:text-properties officeooo:rsid="210ceec1" officeooo:paragraph-rsid="284e03ae"/>
    </style:style>
    <style:style style:name="P1202" style:family="paragraph" style:parent-style-name="Text_20_body" style:list-style-name="L110">
      <style:text-properties officeooo:rsid="210ceec1" officeooo:paragraph-rsid="284e03ae"/>
    </style:style>
    <style:style style:name="P1203" style:family="paragraph" style:parent-style-name="Text_20_body" style:list-style-name="L109">
      <style:text-properties officeooo:rsid="1bc52482" officeooo:paragraph-rsid="284e03ae"/>
    </style:style>
    <style:style style:name="P1204" style:family="paragraph" style:parent-style-name="Text_20_body" style:list-style-name="L111">
      <style:text-properties officeooo:rsid="1bc58a8c" officeooo:paragraph-rsid="284e03ae"/>
    </style:style>
    <style:style style:name="P1205" style:family="paragraph" style:parent-style-name="Text_20_body" style:list-style-name="L113">
      <style:text-properties officeooo:rsid="12c8c6da" officeooo:paragraph-rsid="284eff00"/>
    </style:style>
    <style:style style:name="P1206" style:family="paragraph" style:parent-style-name="Text_20_body" style:list-style-name="L114">
      <style:text-properties officeooo:rsid="164e3b7e" officeooo:paragraph-rsid="284eff00"/>
    </style:style>
    <style:style style:name="P1207" style:family="paragraph" style:parent-style-name="Text_20_body" style:list-style-name="L115">
      <style:text-properties officeooo:rsid="1b403fd8" officeooo:paragraph-rsid="284eff00"/>
    </style:style>
    <style:style style:name="P1208" style:family="paragraph" style:parent-style-name="Text_20_body" style:list-style-name="L116">
      <style:text-properties officeooo:rsid="1b3479eb" officeooo:paragraph-rsid="284eff00"/>
    </style:style>
    <style:style style:name="P1209" style:family="paragraph" style:parent-style-name="Text_20_body" style:list-style-name="L117">
      <style:text-properties officeooo:paragraph-rsid="283b5b27"/>
    </style:style>
    <style:style style:name="P1210" style:family="paragraph" style:parent-style-name="Text_20_body" style:list-style-name="L117">
      <style:text-properties officeooo:rsid="1dbb2aa5" officeooo:paragraph-rsid="283b5b27"/>
    </style:style>
    <style:style style:name="P1211" style:family="paragraph" style:parent-style-name="Text_20_body" style:list-style-name="L118">
      <style:text-properties officeooo:rsid="0f3e2872" officeooo:paragraph-rsid="284f60f7"/>
    </style:style>
    <style:style style:name="P1212" style:family="paragraph" style:parent-style-name="Text_20_body" style:list-style-name="L119">
      <style:text-properties officeooo:rsid="13bcbb86" officeooo:paragraph-rsid="284f60f7"/>
    </style:style>
    <style:style style:name="P1213" style:family="paragraph" style:parent-style-name="Text_20_body" style:list-style-name="L119">
      <style:text-properties officeooo:rsid="15d332f9" officeooo:paragraph-rsid="284f60f7"/>
    </style:style>
    <style:style style:name="P1214" style:family="paragraph" style:parent-style-name="Text_20_body" style:list-style-name="L119">
      <style:text-properties officeooo:rsid="13e2a301" officeooo:paragraph-rsid="284f60f7"/>
    </style:style>
    <style:style style:name="P1215" style:family="paragraph" style:parent-style-name="Text_20_body" style:list-style-name="L120">
      <style:text-properties officeooo:rsid="2432a1ec" officeooo:paragraph-rsid="2444f0d8"/>
    </style:style>
    <style:style style:name="P1216" style:family="paragraph" style:parent-style-name="Text_20_body" style:list-style-name="L121">
      <style:text-properties officeooo:rsid="2a8d2813" officeooo:paragraph-rsid="2a8d2813"/>
    </style:style>
    <style:style style:name="P1217" style:family="paragraph" style:parent-style-name="Text_20_body" style:list-style-name="L122">
      <style:text-properties officeooo:rsid="2be46d33" officeooo:paragraph-rsid="2be940fc"/>
    </style:style>
    <style:style style:name="P1218" style:family="paragraph" style:parent-style-name="Text_20_body" style:list-style-name="L122">
      <style:text-properties officeooo:rsid="2beaa784" officeooo:paragraph-rsid="2beaa784"/>
    </style:style>
    <style:style style:name="P1219" style:family="paragraph" style:parent-style-name="Text_20_body" style:list-style-name="L122">
      <style:text-properties officeooo:rsid="2be5ddac" officeooo:paragraph-rsid="2be5ddac"/>
    </style:style>
    <style:style style:name="P1220" style:family="paragraph" style:parent-style-name="Text_20_body" style:list-style-name="L122">
      <style:text-properties officeooo:rsid="2beec927" officeooo:paragraph-rsid="2beec927"/>
    </style:style>
    <style:style style:name="P1221" style:family="paragraph" style:parent-style-name="Text_20_body" style:list-style-name="L122">
      <style:text-properties officeooo:rsid="2be75dfc" officeooo:paragraph-rsid="2be75dfc"/>
    </style:style>
    <style:style style:name="P1222" style:family="paragraph" style:parent-style-name="Text_20_body" style:list-style-name="L122">
      <style:text-properties officeooo:rsid="2beb666c" officeooo:paragraph-rsid="2beb666c"/>
    </style:style>
    <style:style style:name="P1223" style:family="paragraph" style:parent-style-name="Text_20_body" style:list-style-name="L122">
      <style:text-properties officeooo:rsid="2be8f95c" officeooo:paragraph-rsid="2be8f95c"/>
    </style:style>
    <style:style style:name="P1224" style:family="paragraph" style:parent-style-name="Text_20_body" style:list-style-name="L122">
      <style:text-properties officeooo:rsid="2becae6c" officeooo:paragraph-rsid="2becae6c"/>
    </style:style>
    <style:style style:name="P1225" style:family="paragraph" style:parent-style-name="Text_20_body" style:list-style-name="L123">
      <style:text-properties officeooo:rsid="2543b6e6" officeooo:paragraph-rsid="282f1ba6"/>
    </style:style>
    <style:style style:name="P1226" style:family="paragraph" style:parent-style-name="Text_20_body" style:list-style-name="L123">
      <style:text-properties officeooo:rsid="2545656a" officeooo:paragraph-rsid="282f1ba6"/>
    </style:style>
    <style:style style:name="P1227" style:family="paragraph" style:parent-style-name="Text_20_body">
      <style:text-properties officeooo:paragraph-rsid="2ec98ba1"/>
    </style:style>
    <style:style style:name="P1228" style:family="paragraph" style:parent-style-name="Text_20_body">
      <style:text-properties officeooo:rsid="2ecca205" officeooo:paragraph-rsid="2ecca205"/>
    </style:style>
    <style:style style:name="P1229" style:family="paragraph" style:parent-style-name="Text_20_body">
      <style:text-properties officeooo:paragraph-rsid="2e87d34e"/>
    </style:style>
    <style:style style:name="P1230" style:family="paragraph" style:parent-style-name="Text_20_body">
      <style:text-properties officeooo:paragraph-rsid="2e8bca62"/>
    </style:style>
    <style:style style:name="P1231" style:family="paragraph" style:parent-style-name="Text_20_body">
      <style:text-properties officeooo:paragraph-rsid="2e810b7c"/>
    </style:style>
    <style:style style:name="P1232" style:family="paragraph" style:parent-style-name="Text_20_body">
      <style:text-properties officeooo:paragraph-rsid="2edb57b7"/>
    </style:style>
    <style:style style:name="P1233" style:family="paragraph" style:parent-style-name="Text_20_body">
      <style:text-properties officeooo:rsid="2ee52f0b" officeooo:paragraph-rsid="2ee52f0b"/>
    </style:style>
    <style:style style:name="P1234" style:family="paragraph" style:parent-style-name="Text_20_body">
      <style:text-properties officeooo:rsid="29be751c" officeooo:paragraph-rsid="2eeeca56"/>
    </style:style>
    <style:style style:name="P1235" style:family="paragraph" style:parent-style-name="Text_20_body">
      <style:text-properties officeooo:rsid="2d26b34e" officeooo:paragraph-rsid="2eeeca56"/>
    </style:style>
    <style:style style:name="P1236" style:family="paragraph" style:parent-style-name="Text_20_body">
      <style:text-properties officeooo:rsid="2bf5ffd2" officeooo:paragraph-rsid="2eeeca56"/>
    </style:style>
    <style:style style:name="P1237" style:family="paragraph" style:parent-style-name="Text_20_body">
      <style:text-properties officeooo:rsid="2c26565d" officeooo:paragraph-rsid="2eeeca56"/>
    </style:style>
    <style:style style:name="P1238" style:family="paragraph" style:parent-style-name="Text_20_body">
      <style:text-properties officeooo:paragraph-rsid="2eeeca56"/>
    </style:style>
    <style:style style:name="P1239" style:family="paragraph" style:parent-style-name="Text_20_body">
      <style:text-properties officeooo:paragraph-rsid="2eac529d"/>
    </style:style>
    <style:style style:name="P1240" style:family="paragraph" style:parent-style-name="Text_20_body">
      <style:text-properties officeooo:rsid="2eeeca56" officeooo:paragraph-rsid="2eeeca56"/>
    </style:style>
    <style:style style:name="P1241" style:family="paragraph" style:parent-style-name="Text_20_body">
      <style:text-properties officeooo:rsid="2eefa7f5" officeooo:paragraph-rsid="2eefa7f5"/>
    </style:style>
    <style:style style:name="P1242" style:family="paragraph" style:parent-style-name="Text_20_body">
      <style:text-properties officeooo:rsid="2e6eed52" officeooo:paragraph-rsid="2e750252"/>
    </style:style>
    <style:style style:name="P1243" style:family="paragraph" style:parent-style-name="Text_20_body" style:list-style-name="L127">
      <style:text-properties officeooo:rsid="2efb28ef" officeooo:paragraph-rsid="2efb28ef"/>
    </style:style>
    <style:style style:name="P1244" style:family="paragraph" style:parent-style-name="Text_20_body" style:list-style-name="L127">
      <style:text-properties officeooo:rsid="2efb28ef" officeooo:paragraph-rsid="2efbc594"/>
    </style:style>
    <style:style style:name="P1245" style:family="paragraph" style:parent-style-name="Text_20_body">
      <style:text-properties officeooo:rsid="2f0d026d" officeooo:paragraph-rsid="2f0d026d"/>
    </style:style>
    <style:style style:name="P1246" style:family="paragraph" style:parent-style-name="Text_20_body">
      <style:text-properties officeooo:rsid="2f208c8b" officeooo:paragraph-rsid="2f279654"/>
    </style:style>
    <style:style style:name="P1247" style:family="paragraph" style:parent-style-name="Text_20_body">
      <style:text-properties officeooo:rsid="2977bc9f" officeooo:paragraph-rsid="2d669901"/>
    </style:style>
    <style:style style:name="P1248" style:family="paragraph" style:parent-style-name="Text_20_body">
      <style:text-properties officeooo:paragraph-rsid="2f2860f9"/>
    </style:style>
    <style:style style:name="P1249" style:family="paragraph" style:parent-style-name="Text_20_body" style:list-style-name="L128">
      <style:text-properties officeooo:rsid="2f2860f9" officeooo:paragraph-rsid="2f2860f9"/>
    </style:style>
    <style:style style:name="P1250" style:family="paragraph" style:parent-style-name="Text_20_body" style:list-style-name="L129">
      <style:text-properties officeooo:rsid="2f2860f9" officeooo:paragraph-rsid="2f2860f9"/>
    </style:style>
    <style:style style:name="P1251" style:family="paragraph" style:parent-style-name="Text_20_body" style:list-style-name="L131">
      <style:text-properties officeooo:paragraph-rsid="2f2860f9"/>
    </style:style>
    <style:style style:name="P1252" style:family="paragraph" style:parent-style-name="Text_20_body" style:list-style-name="L131">
      <style:text-properties officeooo:rsid="2f2cbaf1" officeooo:paragraph-rsid="2f2cbaf1"/>
    </style:style>
    <style:style style:name="P1253" style:family="paragraph" style:parent-style-name="Text_20_body">
      <style:text-properties officeooo:rsid="2f305e9d" officeooo:paragraph-rsid="2f305e9d"/>
    </style:style>
    <style:style style:name="P1254" style:family="paragraph" style:parent-style-name="Text_20_body">
      <style:text-properties style:text-line-through-style="solid" style:text-line-through-type="single" officeooo:rsid="2e5f135c" officeooo:paragraph-rsid="2e73746f"/>
    </style:style>
    <style:style style:name="P1255" style:family="paragraph" style:parent-style-name="Text_20_body" style:list-style-name="L48">
      <style:text-properties style:text-line-through-style="solid" style:text-line-through-type="single" officeooo:rsid="2e5f135c" officeooo:paragraph-rsid="2e73746f"/>
    </style:style>
    <style:style style:name="P1256" style:family="paragraph" style:parent-style-name="Text_20_body">
      <style:text-properties style:text-line-through-style="solid" style:text-line-through-type="single" fo:language="cs" fo:country="CZ" officeooo:rsid="2dc276f2" officeooo:paragraph-rsid="2e73746f"/>
    </style:style>
    <style:style style:name="P1257" style:family="paragraph" style:parent-style-name="Text_20_body">
      <style:text-properties style:text-line-through-style="solid" style:text-line-through-type="single" officeooo:rsid="2e85268a" officeooo:paragraph-rsid="2e85268a"/>
    </style:style>
    <style:style style:name="P1258" style:family="paragraph" style:parent-style-name="Text_20_body">
      <style:text-properties style:text-line-through-style="solid" style:text-line-through-type="single" officeooo:paragraph-rsid="2e85268a"/>
    </style:style>
    <style:style style:name="P1259" style:family="paragraph" style:parent-style-name="Properties">
      <style:text-properties officeooo:paragraph-rsid="2ec654f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officeooo:rsid="2128d94f"/>
    </style:style>
    <style:style style:name="T76" style:family="text">
      <style:text-properties style:text-line-through-style="none" style:text-line-through-type="none" officeooo:rsid="24636339"/>
    </style:style>
    <style:style style:name="T77" style:family="text">
      <style:text-properties style:text-line-through-style="none" style:text-line-through-type="none" officeooo:rsid="2464ee38"/>
    </style:style>
    <style:style style:name="T78" style:family="text">
      <style:text-properties style:text-line-through-style="none" style:text-line-through-type="none" officeooo:rsid="2465aaea"/>
    </style:style>
    <style:style style:name="T79" style:family="text">
      <style:text-properties style:text-line-through-style="none" style:text-line-through-type="none" officeooo:rsid="2466c53a"/>
    </style:style>
    <style:style style:name="T80" style:family="text">
      <style:text-properties style:text-line-through-style="none" style:text-line-through-type="none" officeooo:rsid="24687981"/>
    </style:style>
    <style:style style:name="T81" style:family="text">
      <style:text-properties style:text-line-through-style="none" style:text-line-through-type="none" officeooo:rsid="246911ff"/>
    </style:style>
    <style:style style:name="T82" style:family="text">
      <style:text-properties style:text-line-through-style="none" style:text-line-through-type="none" officeooo:rsid="246a6250"/>
    </style:style>
    <style:style style:name="T83" style:family="text">
      <style:text-properties style:text-line-through-style="none" style:text-line-through-type="none" officeooo:rsid="246a92cc"/>
    </style:style>
    <style:style style:name="T84" style:family="text">
      <style:text-properties style:text-line-through-style="none" style:text-line-through-type="none" officeooo:rsid="246ee417"/>
    </style:style>
    <style:style style:name="T85" style:family="text">
      <style:text-properties style:text-line-through-style="none" style:text-line-through-type="none" officeooo:rsid="24730125"/>
    </style:style>
    <style:style style:name="T86" style:family="text">
      <style:text-properties style:text-line-through-style="none" style:text-line-through-type="none" fo:font-style="italic" officeooo:rsid="247aa9fe" style:font-style-asian="italic" style:font-style-complex="italic"/>
    </style:style>
    <style:style style:name="T87" style:family="text">
      <style:text-properties style:text-line-through-style="none" style:text-line-through-type="none" officeooo:rsid="247ab094"/>
    </style:style>
    <style:style style:name="T88" style:family="text">
      <style:text-properties style:text-line-through-style="none" style:text-line-through-type="none" officeooo:rsid="2481b530"/>
    </style:style>
    <style:style style:name="T89" style:family="text">
      <style:text-properties style:text-line-through-style="none" style:text-line-through-type="none" officeooo:rsid="2486d86e"/>
    </style:style>
    <style:style style:name="T90" style:family="text">
      <style:text-properties style:text-line-through-style="none" style:text-line-through-type="none" officeooo:rsid="24888590"/>
    </style:style>
    <style:style style:name="T91" style:family="text">
      <style:text-properties style:text-line-through-style="none" style:text-line-through-type="none" officeooo:rsid="2488a13c"/>
    </style:style>
    <style:style style:name="T92" style:family="text">
      <style:text-properties style:text-line-through-style="none" style:text-line-through-type="none" officeooo:rsid="24898e49"/>
    </style:style>
    <style:style style:name="T93" style:family="text">
      <style:text-properties style:text-line-through-style="none" style:text-line-through-type="none" officeooo:rsid="2490d87c"/>
    </style:style>
    <style:style style:name="T94" style:family="text">
      <style:text-properties style:text-line-through-style="none" style:text-line-through-type="none" officeooo:rsid="24928a21"/>
    </style:style>
    <style:style style:name="T95" style:family="text">
      <style:text-properties style:text-line-through-style="none" style:text-line-through-type="none" officeooo:rsid="2498f3a8"/>
    </style:style>
    <style:style style:name="T96" style:family="text">
      <style:text-properties style:text-line-through-style="none" style:text-line-through-type="none" officeooo:rsid="2499edbb"/>
    </style:style>
    <style:style style:name="T97" style:family="text">
      <style:text-properties style:text-line-through-style="none" style:text-line-through-type="none" officeooo:rsid="24c510fe"/>
    </style:style>
    <style:style style:name="T98" style:family="text">
      <style:text-properties style:text-line-through-style="none" style:text-line-through-type="none" officeooo:rsid="24c7e578"/>
    </style:style>
    <style:style style:name="T99" style:family="text">
      <style:text-properties style:text-line-through-style="none" style:text-line-through-type="none" officeooo:rsid="24c92b39"/>
    </style:style>
    <style:style style:name="T100" style:family="text">
      <style:text-properties style:text-line-through-style="none" style:text-line-through-type="none" fo:font-weight="bold" style:font-weight-asian="bold" style:font-weight-complex="bold"/>
    </style:style>
    <style:style style:name="T101" style:family="text">
      <style:text-properties style:text-line-through-style="none" style:text-line-through-type="none" fo:font-weight="bold" officeooo:rsid="24888590" style:font-weight-asian="bold" style:font-weight-complex="bold"/>
    </style:style>
    <style:style style:name="T102" style:family="text">
      <style:text-properties style:text-line-through-style="none" style:text-line-through-type="none" fo:font-weight="bold" officeooo:rsid="24c92b39" style:font-weight-asian="bold" style:font-weight-complex="bold"/>
    </style:style>
    <style:style style:name="T103" style:family="text">
      <style:text-properties style:text-line-through-style="none" style:text-line-through-type="none" fo:font-weight="bold" officeooo:rsid="247cebc3" style:font-weight-asian="bold" style:font-weight-complex="bold"/>
    </style:style>
    <style:style style:name="T104" style:family="text">
      <style:text-properties style:text-line-through-style="none" style:text-line-through-type="none" fo:font-weight="bold" officeooo:rsid="2799384d" style:font-weight-asian="bold" style:font-weight-complex="bold"/>
    </style:style>
    <style:style style:name="T105" style:family="text">
      <style:text-properties style:text-line-through-style="none" style:text-line-through-type="none" fo:font-weight="bold" officeooo:rsid="28f98aba" style:font-weight-asian="bold" style:font-weight-complex="bold"/>
    </style:style>
    <style:style style:name="T106" style:family="text">
      <style:text-properties style:text-line-through-style="none" style:text-line-through-type="none" fo:font-weight="bold" officeooo:rsid="2b7bfcfd" style:font-weight-asian="bold" style:font-weight-complex="bold"/>
    </style:style>
    <style:style style:name="T107" style:family="text">
      <style:text-properties style:text-line-through-style="none" style:text-line-through-type="none" fo:font-weight="bold" officeooo:rsid="2bba64a0" style:font-weight-asian="bold" style:font-weight-complex="bold"/>
    </style:style>
    <style:style style:name="T108" style:family="text">
      <style:text-properties style:text-line-through-style="none" style:text-line-through-type="none" fo:font-weight="bold" officeooo:rsid="2c335c33" style:font-weight-asian="bold" style:font-weight-complex="bold"/>
    </style:style>
    <style:style style:name="T109" style:family="text">
      <style:text-properties style:text-line-through-style="none" style:text-line-through-type="none" fo:font-weight="bold" officeooo:rsid="2c33731b" style:font-weight-asian="bold" style:font-weight-complex="bold"/>
    </style:style>
    <style:style style:name="T110" style:family="text">
      <style:text-properties style:text-line-through-style="none" style:text-line-through-type="none" fo:font-weight="bold" officeooo:rsid="2c354258" style:font-weight-asian="bold" style:font-weight-complex="bold"/>
    </style:style>
    <style:style style:name="T111" style:family="text">
      <style:text-properties style:text-line-through-style="none" style:text-line-through-type="none" fo:font-weight="bold" officeooo:rsid="2c71d3fe" style:font-weight-asian="bold" style:font-weight-complex="bold"/>
    </style:style>
    <style:style style:name="T112" style:family="text">
      <style:text-properties style:text-line-through-style="none" style:text-line-through-type="none" officeooo:rsid="24d95970"/>
    </style:style>
    <style:style style:name="T113" style:family="text">
      <style:text-properties style:text-line-through-style="none" style:text-line-through-type="none" officeooo:rsid="24dab1d3"/>
    </style:style>
    <style:style style:name="T114" style:family="text">
      <style:text-properties style:text-line-through-style="none" style:text-line-through-type="none" officeooo:rsid="24f10ba4"/>
    </style:style>
    <style:style style:name="T115" style:family="text">
      <style:text-properties style:text-line-through-style="none" style:text-line-through-type="none" officeooo:rsid="25217927"/>
    </style:style>
    <style:style style:name="T116" style:family="text">
      <style:text-properties style:text-line-through-style="none" style:text-line-through-type="none" officeooo:rsid="18fa2bc6"/>
    </style:style>
    <style:style style:name="T117" style:family="text">
      <style:text-properties style:text-line-through-style="none" style:text-line-through-type="none" officeooo:rsid="1cc6322d"/>
    </style:style>
    <style:style style:name="T118" style:family="text">
      <style:text-properties style:text-line-through-style="none" style:text-line-through-type="none" officeooo:rsid="1904c501"/>
    </style:style>
    <style:style style:name="T119" style:family="text">
      <style:text-properties style:text-line-through-style="none" style:text-line-through-type="none" officeooo:rsid="25611652"/>
    </style:style>
    <style:style style:name="T120" style:family="text">
      <style:text-properties style:text-line-through-style="none" style:text-line-through-type="none" officeooo:rsid="247bd336"/>
    </style:style>
    <style:style style:name="T121" style:family="text">
      <style:text-properties style:text-line-through-style="none" style:text-line-through-type="none" officeooo:rsid="269668ef"/>
    </style:style>
    <style:style style:name="T122" style:family="text">
      <style:text-properties style:text-line-through-style="none" style:text-line-through-type="none" officeooo:rsid="272051e0"/>
    </style:style>
    <style:style style:name="T123" style:family="text">
      <style:text-properties style:text-line-through-style="none" style:text-line-through-type="none" officeooo:rsid="24304c85"/>
    </style:style>
    <style:style style:name="T124" style:family="text">
      <style:text-properties style:text-line-through-style="none" style:text-line-through-type="none" officeooo:rsid="2415a15d"/>
    </style:style>
    <style:style style:name="T125" style:family="text">
      <style:text-properties style:text-line-through-style="none" style:text-line-through-type="none" officeooo:rsid="240b1c6e"/>
    </style:style>
    <style:style style:name="T126" style:family="text">
      <style:text-properties style:text-line-through-style="none" style:text-line-through-type="none" officeooo:rsid="244b657c"/>
    </style:style>
    <style:style style:name="T127" style:family="text">
      <style:text-properties style:text-line-through-style="none" style:text-line-through-type="none" officeooo:rsid="247aa9fe"/>
    </style:style>
    <style:style style:name="T128" style:family="text">
      <style:text-properties style:text-line-through-style="none" style:text-line-through-type="none" fo:background-color="transparent" loext:char-shading-value="0"/>
    </style:style>
    <style:style style:name="T129" style:family="text">
      <style:text-properties style:text-line-through-style="none" style:text-line-through-type="none" officeooo:rsid="27afbcb5" fo:background-color="transparent" loext:char-shading-value="0"/>
    </style:style>
    <style:style style:name="T130" style:family="text">
      <style:text-properties style:text-line-through-style="none" style:text-line-through-type="none" officeooo:rsid="27b04583" fo:background-color="transparent" loext:char-shading-value="0"/>
    </style:style>
    <style:style style:name="T131" style:family="text">
      <style:text-properties style:text-line-through-style="none" style:text-line-through-type="none" officeooo:rsid="27aedea8" fo:background-color="transparent" loext:char-shading-value="0"/>
    </style:style>
    <style:style style:name="T132" style:family="text">
      <style:text-properties style:text-line-through-style="none" style:text-line-through-type="none" officeooo:rsid="2796ff13"/>
    </style:style>
    <style:style style:name="T133" style:family="text">
      <style:text-properties style:text-line-through-style="none" style:text-line-through-type="none" officeooo:rsid="2797f29e"/>
    </style:style>
    <style:style style:name="T134" style:family="text">
      <style:text-properties style:text-line-through-style="none" style:text-line-through-type="none" fo:font-weight="normal" style:font-weight-asian="normal" style:font-weight-complex="normal"/>
    </style:style>
    <style:style style:name="T135" style:family="text">
      <style:text-properties style:text-line-through-style="none" style:text-line-through-type="none" fo:font-weight="normal" officeooo:rsid="2799384d" style:font-weight-asian="normal" style:font-weight-complex="normal"/>
    </style:style>
    <style:style style:name="T136" style:family="text">
      <style:text-properties style:text-line-through-style="none" style:text-line-through-type="none" fo:font-weight="normal" officeooo:rsid="2795358b" style:font-weight-asian="normal" style:font-weight-complex="normal"/>
    </style:style>
    <style:style style:name="T137" style:family="text">
      <style:text-properties style:text-line-through-style="none" style:text-line-through-type="none" fo:font-weight="normal" officeooo:rsid="279c65fa" style:font-weight-asian="normal" style:font-weight-complex="normal"/>
    </style:style>
    <style:style style:name="T138" style:family="text">
      <style:text-properties style:text-line-through-style="none" style:text-line-through-type="none" fo:font-weight="normal" officeooo:rsid="27fa3184" style:font-weight-asian="normal" style:font-weight-complex="normal"/>
    </style:style>
    <style:style style:name="T139" style:family="text">
      <style:text-properties style:text-line-through-style="none" style:text-line-through-type="none" fo:font-style="normal" style:font-style-asian="normal" style:font-style-complex="normal"/>
    </style:style>
    <style:style style:name="T140" style:family="text">
      <style:text-properties style:text-line-through-style="none" style:text-line-through-type="none" fo:font-style="normal" officeooo:rsid="27a6175d" style:font-style-asian="normal" style:font-style-complex="normal"/>
    </style:style>
    <style:style style:name="T141" style:family="text">
      <style:text-properties style:text-line-through-style="none" style:text-line-through-type="none" fo:font-style="normal" officeooo:rsid="2465aaea" style:font-style-asian="normal" style:font-style-complex="normal"/>
    </style:style>
    <style:style style:name="T142" style:family="text">
      <style:text-properties style:text-line-through-style="none" style:text-line-through-type="none" fo:font-style="normal" officeooo:rsid="286bd658" style:font-style-asian="normal" style:font-style-complex="normal"/>
    </style:style>
    <style:style style:name="T143" style:family="text">
      <style:text-properties style:text-line-through-style="none" style:text-line-through-type="none" fo:font-style="normal" officeooo:rsid="28f54263" style:font-style-asian="normal" style:font-style-complex="normal"/>
    </style:style>
    <style:style style:name="T144" style:family="text">
      <style:text-properties style:text-line-through-style="none" style:text-line-through-type="none" fo:font-style="normal" officeooo:rsid="28f56b6a" style:font-style-asian="normal" style:font-style-complex="normal"/>
    </style:style>
    <style:style style:name="T145" style:family="text">
      <style:text-properties style:text-line-through-style="none" style:text-line-through-type="none" fo:font-style="normal" officeooo:rsid="18552efa" style:font-style-asian="normal" style:font-style-complex="normal"/>
    </style:style>
    <style:style style:name="T146" style:family="text">
      <style:text-properties style:text-line-through-style="none" style:text-line-through-type="none" fo:font-style="normal" officeooo:rsid="29c96723" style:font-style-asian="normal" style:font-style-complex="normal"/>
    </style:style>
    <style:style style:name="T147" style:family="text">
      <style:text-properties style:text-line-through-style="none" style:text-line-through-type="none" fo:font-style="normal" officeooo:rsid="29ca5043" style:font-style-asian="normal" style:font-style-complex="normal"/>
    </style:style>
    <style:style style:name="T148" style:family="text">
      <style:text-properties style:text-line-through-style="none" style:text-line-through-type="none" fo:font-style="normal" officeooo:rsid="29cb7018" style:font-style-asian="normal" style:font-style-complex="normal"/>
    </style:style>
    <style:style style:name="T149" style:family="text">
      <style:text-properties style:text-line-through-style="none" style:text-line-through-type="none" fo:font-style="normal" officeooo:rsid="29d033ae" style:font-style-asian="normal" style:font-style-complex="normal"/>
    </style:style>
    <style:style style:name="T150" style:family="text">
      <style:text-properties style:text-line-through-style="none" style:text-line-through-type="none" fo:font-style="normal" officeooo:rsid="29d242b3" style:font-style-asian="normal" style:font-style-complex="normal"/>
    </style:style>
    <style:style style:name="T151" style:family="text">
      <style:text-properties style:text-line-through-style="none" style:text-line-through-type="none" fo:font-style="normal" officeooo:rsid="29d3a316" style:font-style-asian="normal" style:font-style-complex="normal"/>
    </style:style>
    <style:style style:name="T152" style:family="text">
      <style:text-properties style:text-line-through-style="none" style:text-line-through-type="none" fo:font-style="normal" officeooo:rsid="29d3d2c1" style:font-style-asian="normal" style:font-style-complex="normal"/>
    </style:style>
    <style:style style:name="T153" style:family="text">
      <style:text-properties style:text-line-through-style="none" style:text-line-through-type="none" fo:font-style="normal" officeooo:rsid="29ec9d30" style:font-style-asian="normal" style:font-style-complex="normal"/>
    </style:style>
    <style:style style:name="T154" style:family="text">
      <style:text-properties style:text-line-through-style="none" style:text-line-through-type="none" fo:font-style="normal" officeooo:rsid="297070ea" style:font-style-asian="normal" style:font-style-complex="normal"/>
    </style:style>
    <style:style style:name="T155" style:family="text">
      <style:text-properties style:text-line-through-style="none" style:text-line-through-type="none" fo:font-style="normal" officeooo:rsid="2499edbb" style:font-style-asian="normal" style:font-style-complex="normal"/>
    </style:style>
    <style:style style:name="T156" style:family="text">
      <style:text-properties style:text-line-through-style="none" style:text-line-through-type="none" fo:font-style="normal" officeooo:rsid="24b75ee0" style:font-style-asian="normal" style:font-style-complex="normal"/>
    </style:style>
    <style:style style:name="T157" style:family="text">
      <style:text-properties style:text-line-through-style="none" style:text-line-through-type="none" fo:font-style="normal" officeooo:rsid="2948e1b1" style:font-style-asian="normal" style:font-style-complex="normal"/>
    </style:style>
    <style:style style:name="T158" style:family="text">
      <style:text-properties style:text-line-through-style="none" style:text-line-through-type="none" fo:font-style="normal" officeooo:rsid="24bb23ec" style:font-style-asian="normal" style:font-style-complex="normal"/>
    </style:style>
    <style:style style:name="T159" style:family="text">
      <style:text-properties style:text-line-through-style="none" style:text-line-through-type="none" fo:font-style="normal" officeooo:rsid="24b803aa" style:font-style-asian="normal" style:font-style-complex="normal"/>
    </style:style>
    <style:style style:name="T160" style:family="text">
      <style:text-properties style:text-line-through-style="none" style:text-line-through-type="none" fo:font-style="normal" officeooo:rsid="294a412d" style:font-style-asian="normal" style:font-style-complex="normal"/>
    </style:style>
    <style:style style:name="T161" style:family="text">
      <style:text-properties style:text-line-through-style="none" style:text-line-through-type="none" fo:font-style="normal" officeooo:rsid="294b2f09" style:font-style-asian="normal" style:font-style-complex="normal"/>
    </style:style>
    <style:style style:name="T162" style:family="text">
      <style:text-properties style:text-line-through-style="none" style:text-line-through-type="none" fo:font-style="normal" officeooo:rsid="297185f3" style:font-style-asian="normal" style:font-style-complex="normal"/>
    </style:style>
    <style:style style:name="T163" style:family="text">
      <style:text-properties style:text-line-through-style="none" style:text-line-through-type="none" fo:font-style="normal" officeooo:rsid="24bcd44c" style:font-style-asian="normal" style:font-style-complex="normal"/>
    </style:style>
    <style:style style:name="T164" style:family="text">
      <style:text-properties style:text-line-through-style="none" style:text-line-through-type="none" fo:font-style="normal" officeooo:rsid="2ca3c33d" style:font-style-asian="normal" style:font-style-complex="normal"/>
    </style:style>
    <style:style style:name="T165" style:family="text">
      <style:text-properties style:text-line-through-style="none" style:text-line-through-type="none" fo:font-style="normal" officeooo:rsid="2ce09417" style:font-style-asian="normal" style:font-style-complex="normal"/>
    </style:style>
    <style:style style:name="T166" style:family="text">
      <style:text-properties style:text-line-through-style="none" style:text-line-through-type="none" fo:font-style="normal" officeooo:rsid="2977e592" style:font-style-asian="normal" style:font-style-complex="normal"/>
    </style:style>
    <style:style style:name="T167" style:family="text">
      <style:text-properties style:text-line-through-style="none" style:text-line-through-type="none" fo:font-style="normal" officeooo:rsid="298ecf06" style:font-style-asian="normal" style:font-style-complex="normal"/>
    </style:style>
    <style:style style:name="T168" style:family="text">
      <style:text-properties style:text-line-through-style="none" style:text-line-through-type="none" fo:font-style="normal" officeooo:rsid="298f3600" style:font-style-asian="normal" style:font-style-complex="normal"/>
    </style:style>
    <style:style style:name="T169" style:family="text">
      <style:text-properties style:text-line-through-style="none" style:text-line-through-type="none" officeooo:rsid="279f02ea"/>
    </style:style>
    <style:style style:name="T170" style:family="text">
      <style:text-properties style:text-line-through-style="none" style:text-line-through-type="none" officeooo:rsid="27a6175d"/>
    </style:style>
    <style:style style:name="T171" style:family="text">
      <style:text-properties style:text-line-through-style="none" style:text-line-through-type="none" officeooo:rsid="27a804db"/>
    </style:style>
    <style:style style:name="T172" style:family="text">
      <style:text-properties style:text-line-through-style="none" style:text-line-through-type="none" officeooo:rsid="27b6f898"/>
    </style:style>
    <style:style style:name="T173" style:family="text">
      <style:text-properties style:text-line-through-style="none" style:text-line-through-type="none" officeooo:rsid="27b7fd17"/>
    </style:style>
    <style:style style:name="T174" style:family="text">
      <style:text-properties style:text-line-through-style="none" style:text-line-through-type="none" officeooo:rsid="286d74af"/>
    </style:style>
    <style:style style:name="T17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6" style:family="text">
      <style:text-properties style:text-line-through-style="none" style:text-line-through-type="none" fo:language="en" fo:country="US" officeooo:rsid="2a7e2415"/>
    </style:style>
    <style:style style:name="T177" style:family="text">
      <style:text-properties style:text-line-through-style="none" style:text-line-through-type="none" fo:language="en" fo:country="US" officeooo:rsid="2bba64a0"/>
    </style:style>
    <style:style style:name="T178" style:family="text">
      <style:text-properties style:text-line-through-style="none" style:text-line-through-type="none" fo:language="en" fo:country="US" officeooo:rsid="2dc276f2"/>
    </style:style>
    <style:style style:name="T179" style:family="text">
      <style:text-properties style:text-line-through-style="none" style:text-line-through-type="none" officeooo:rsid="28f98aba"/>
    </style:style>
    <style:style style:name="T180" style:family="text">
      <style:text-properties style:text-line-through-style="none" style:text-line-through-type="none" officeooo:rsid="24b1429a"/>
    </style:style>
    <style:style style:name="T181" style:family="text">
      <style:text-properties style:text-line-through-style="none" style:text-line-through-type="none" officeooo:rsid="28fe9422"/>
    </style:style>
    <style:style style:name="T182" style:family="text">
      <style:text-properties style:text-line-through-style="none" style:text-line-through-type="none" officeooo:rsid="290035c8"/>
    </style:style>
    <style:style style:name="T183" style:family="text">
      <style:text-properties style:text-line-through-style="none" style:text-line-through-type="none" officeooo:rsid="2902a8cd"/>
    </style:style>
    <style:style style:name="T184" style:family="text">
      <style:text-properties style:text-line-through-style="none" style:text-line-through-type="none" officeooo:rsid="2903e21d"/>
    </style:style>
    <style:style style:name="T185" style:family="text">
      <style:text-properties style:text-line-through-style="none" style:text-line-through-type="none" officeooo:rsid="29057b5a"/>
    </style:style>
    <style:style style:name="T186" style:family="text">
      <style:text-properties style:text-line-through-style="none" style:text-line-through-type="none" officeooo:rsid="2924b3c4"/>
    </style:style>
    <style:style style:name="T187" style:family="text">
      <style:text-properties style:text-line-through-style="none" style:text-line-through-type="none" officeooo:rsid="2925b729"/>
    </style:style>
    <style:style style:name="T188" style:family="text">
      <style:text-properties style:text-line-through-style="none" style:text-line-through-type="none" officeooo:rsid="295955da"/>
    </style:style>
    <style:style style:name="T189" style:family="text">
      <style:text-properties style:text-line-through-style="none" style:text-line-through-type="none" officeooo:rsid="295dbffe"/>
    </style:style>
    <style:style style:name="T190" style:family="text">
      <style:text-properties style:text-line-through-style="none" style:text-line-through-type="none" officeooo:rsid="295dfa68"/>
    </style:style>
    <style:style style:name="T191" style:family="text">
      <style:text-properties style:text-line-through-style="none" style:text-line-through-type="none" officeooo:rsid="295f4291"/>
    </style:style>
    <style:style style:name="T192" style:family="text">
      <style:text-properties style:text-line-through-style="none" style:text-line-through-type="none" officeooo:rsid="297fc3d3"/>
    </style:style>
    <style:style style:name="T193" style:family="text">
      <style:text-properties style:text-line-through-style="none" style:text-line-through-type="none" officeooo:rsid="298948b9"/>
    </style:style>
    <style:style style:name="T194" style:family="text">
      <style:text-properties style:text-line-through-style="none" style:text-line-through-type="none" officeooo:rsid="298d23fe"/>
    </style:style>
    <style:style style:name="T195" style:family="text">
      <style:text-properties style:text-line-through-style="none" style:text-line-through-type="none" officeooo:rsid="299ac7f6"/>
    </style:style>
    <style:style style:name="T196" style:family="text">
      <style:text-properties style:text-line-through-style="none" style:text-line-through-type="none" officeooo:rsid="299b5317"/>
    </style:style>
    <style:style style:name="T197" style:family="text">
      <style:text-properties style:text-line-through-style="none" style:text-line-through-type="none" officeooo:rsid="299b6334"/>
    </style:style>
    <style:style style:name="T198" style:family="text">
      <style:text-properties style:text-line-through-style="none" style:text-line-through-type="none" officeooo:rsid="299bc094"/>
    </style:style>
    <style:style style:name="T199" style:family="text">
      <style:text-properties style:text-line-through-style="none" style:text-line-through-type="none" officeooo:rsid="299eef2d"/>
    </style:style>
    <style:style style:name="T200" style:family="text">
      <style:text-properties style:text-line-through-style="none" style:text-line-through-type="none" officeooo:rsid="299f2c25"/>
    </style:style>
    <style:style style:name="T201" style:family="text">
      <style:text-properties style:text-line-through-style="none" style:text-line-through-type="none" officeooo:rsid="29a0868d"/>
    </style:style>
    <style:style style:name="T202" style:family="text">
      <style:text-properties style:text-line-through-style="none" style:text-line-through-type="none" officeooo:rsid="29a2e20d"/>
    </style:style>
    <style:style style:name="T203" style:family="text">
      <style:text-properties style:text-line-through-style="none" style:text-line-through-type="none" officeooo:rsid="29a53b3b"/>
    </style:style>
    <style:style style:name="T204" style:family="text">
      <style:text-properties style:text-line-through-style="none" style:text-line-through-type="none" officeooo:rsid="29a7205d"/>
    </style:style>
    <style:style style:name="T205" style:family="text">
      <style:text-properties style:text-line-through-style="none" style:text-line-through-type="none" officeooo:rsid="29a83033"/>
    </style:style>
    <style:style style:name="T206" style:family="text">
      <style:text-properties style:text-line-through-style="none" style:text-line-through-type="none" officeooo:rsid="29d9d883"/>
    </style:style>
    <style:style style:name="T207" style:family="text">
      <style:text-properties style:text-line-through-style="none" style:text-line-through-type="none" officeooo:rsid="29dae639"/>
    </style:style>
    <style:style style:name="T208" style:family="text">
      <style:text-properties style:text-line-through-style="none" style:text-line-through-type="none" officeooo:rsid="29dcd891"/>
    </style:style>
    <style:style style:name="T209" style:family="text">
      <style:text-properties style:text-line-through-style="none" style:text-line-through-type="none" officeooo:rsid="29dd335b"/>
    </style:style>
    <style:style style:name="T210" style:family="text">
      <style:text-properties style:text-line-through-style="none" style:text-line-through-type="none" officeooo:rsid="29de9013"/>
    </style:style>
    <style:style style:name="T211" style:family="text">
      <style:text-properties style:text-line-through-style="none" style:text-line-through-type="none" officeooo:rsid="29ea66bb"/>
    </style:style>
    <style:style style:name="T212" style:family="text">
      <style:text-properties style:text-line-through-style="none" style:text-line-through-type="none" officeooo:rsid="29f4c98b"/>
    </style:style>
    <style:style style:name="T213" style:family="text">
      <style:text-properties style:text-line-through-style="none" style:text-line-through-type="none" officeooo:rsid="29f5d46f"/>
    </style:style>
    <style:style style:name="T214" style:family="text">
      <style:text-properties style:text-line-through-style="none" style:text-line-through-type="none" officeooo:rsid="29f62c31"/>
    </style:style>
    <style:style style:name="T215" style:family="text">
      <style:text-properties style:text-line-through-style="none" style:text-line-through-type="none" officeooo:rsid="29f7523c"/>
    </style:style>
    <style:style style:name="T216" style:family="text">
      <style:text-properties style:text-line-through-style="none" style:text-line-through-type="none" officeooo:rsid="29ff1cc5"/>
    </style:style>
    <style:style style:name="T217" style:family="text">
      <style:text-properties style:text-line-through-style="none" style:text-line-through-type="none" officeooo:rsid="2a003ff6"/>
    </style:style>
    <style:style style:name="T218" style:family="text">
      <style:text-properties style:text-line-through-style="none" style:text-line-through-type="none" officeooo:rsid="2a07a172"/>
    </style:style>
    <style:style style:name="T219" style:family="text">
      <style:text-properties style:text-line-through-style="none" style:text-line-through-type="none" officeooo:rsid="2a0902a7"/>
    </style:style>
    <style:style style:name="T220" style:family="text">
      <style:text-properties style:text-line-through-style="none" style:text-line-through-type="none" officeooo:rsid="2a0a03e6"/>
    </style:style>
    <style:style style:name="T221" style:family="text">
      <style:text-properties style:text-line-through-style="none" style:text-line-through-type="none" officeooo:rsid="2a0b9bc6"/>
    </style:style>
    <style:style style:name="T222" style:family="text">
      <style:text-properties style:text-line-through-style="none" style:text-line-through-type="none" officeooo:rsid="2a0c5e21"/>
    </style:style>
    <style:style style:name="T223" style:family="text">
      <style:text-properties style:text-line-through-style="none" style:text-line-through-type="none" officeooo:rsid="2a0ccdc5"/>
    </style:style>
    <style:style style:name="T224" style:family="text">
      <style:text-properties style:text-line-through-style="none" style:text-line-through-type="none" officeooo:rsid="2a0df7ab"/>
    </style:style>
    <style:style style:name="T225" style:family="text">
      <style:text-properties style:text-line-through-style="none" style:text-line-through-type="none" officeooo:rsid="2a0e1735"/>
    </style:style>
    <style:style style:name="T226" style:family="text">
      <style:text-properties style:text-line-through-style="none" style:text-line-through-type="none" officeooo:rsid="2a10b778"/>
    </style:style>
    <style:style style:name="T227" style:family="text">
      <style:text-properties style:text-line-through-style="none" style:text-line-through-type="none" officeooo:rsid="2a143e40"/>
    </style:style>
    <style:style style:name="T228" style:family="text">
      <style:text-properties style:text-line-through-style="none" style:text-line-through-type="none" officeooo:rsid="2a17affe"/>
    </style:style>
    <style:style style:name="T229" style:family="text">
      <style:text-properties style:text-line-through-style="none" style:text-line-through-type="none" officeooo:rsid="2a229b3f"/>
    </style:style>
    <style:style style:name="T230" style:family="text">
      <style:text-properties style:text-line-through-style="none" style:text-line-through-type="none" officeooo:rsid="2a23bacf"/>
    </style:style>
    <style:style style:name="T231" style:family="text">
      <style:text-properties style:text-line-through-style="none" style:text-line-through-type="none" officeooo:rsid="2a51b4a8"/>
    </style:style>
    <style:style style:name="T232" style:family="text">
      <style:text-properties style:text-line-through-style="none" style:text-line-through-type="none" officeooo:rsid="2a527400"/>
    </style:style>
    <style:style style:name="T233" style:family="text">
      <style:text-properties style:text-line-through-style="none" style:text-line-through-type="none" officeooo:rsid="2a54390c"/>
    </style:style>
    <style:style style:name="T234" style:family="text">
      <style:text-properties style:text-line-through-style="none" style:text-line-through-type="none" officeooo:rsid="2a54fb21"/>
    </style:style>
    <style:style style:name="T235" style:family="text">
      <style:text-properties style:text-line-through-style="none" style:text-line-through-type="none" officeooo:rsid="2a55b2e6"/>
    </style:style>
    <style:style style:name="T236" style:family="text">
      <style:text-properties style:text-line-through-style="none" style:text-line-through-type="none" officeooo:rsid="2a574759"/>
    </style:style>
    <style:style style:name="T237" style:family="text">
      <style:text-properties style:text-line-through-style="none" style:text-line-through-type="none" officeooo:rsid="2a583442"/>
    </style:style>
    <style:style style:name="T238" style:family="text">
      <style:text-properties style:text-line-through-style="none" style:text-line-through-type="none" officeooo:rsid="2a5b281e"/>
    </style:style>
    <style:style style:name="T239" style:family="text">
      <style:text-properties style:text-line-through-style="none" style:text-line-through-type="none" officeooo:rsid="2a5d8d12"/>
    </style:style>
    <style:style style:name="T240" style:family="text">
      <style:text-properties style:text-line-through-style="none" style:text-line-through-type="none" officeooo:rsid="2a5f66b7"/>
    </style:style>
    <style:style style:name="T241" style:family="text">
      <style:text-properties style:text-line-through-style="none" style:text-line-through-type="none" officeooo:rsid="2a628b1c"/>
    </style:style>
    <style:style style:name="T242" style:family="text">
      <style:text-properties style:text-line-through-style="none" style:text-line-through-type="none" officeooo:rsid="2a6324c9"/>
    </style:style>
    <style:style style:name="T243" style:family="text">
      <style:text-properties style:text-line-through-style="none" style:text-line-through-type="none" officeooo:rsid="2a674e99"/>
    </style:style>
    <style:style style:name="T244" style:family="text">
      <style:text-properties style:text-line-through-style="none" style:text-line-through-type="none" officeooo:rsid="2a680dc7"/>
    </style:style>
    <style:style style:name="T245" style:family="text">
      <style:text-properties style:text-line-through-style="none" style:text-line-through-type="none" officeooo:rsid="2a690695"/>
    </style:style>
    <style:style style:name="T246" style:family="text">
      <style:text-properties style:text-line-through-style="none" style:text-line-through-type="none" officeooo:rsid="2a6a764c"/>
    </style:style>
    <style:style style:name="T247" style:family="text">
      <style:text-properties style:text-line-through-style="none" style:text-line-through-type="none" officeooo:rsid="2a9054de"/>
    </style:style>
    <style:style style:name="T248" style:family="text">
      <style:text-properties style:text-line-through-style="none" style:text-line-through-type="none" officeooo:rsid="2a9307b8"/>
    </style:style>
    <style:style style:name="T249" style:family="text">
      <style:text-properties style:text-line-through-style="none" style:text-line-through-type="none" officeooo:rsid="2a84aab1"/>
    </style:style>
    <style:style style:name="T250" style:family="text">
      <style:text-properties style:text-line-through-style="none" style:text-line-through-type="none" officeooo:rsid="2a7d184f"/>
    </style:style>
    <style:style style:name="T251" style:family="text">
      <style:text-properties style:text-line-through-style="none" style:text-line-through-type="none" officeooo:rsid="2aa56ab1"/>
    </style:style>
    <style:style style:name="T252" style:family="text">
      <style:text-properties style:text-line-through-style="none" style:text-line-through-type="none" officeooo:rsid="2aa6241b"/>
    </style:style>
    <style:style style:name="T253" style:family="text">
      <style:text-properties style:text-line-through-style="none" style:text-line-through-type="none" officeooo:rsid="2aa72c88"/>
    </style:style>
    <style:style style:name="T254" style:family="text">
      <style:text-properties style:text-line-through-style="none" style:text-line-through-type="none" officeooo:rsid="2ac48c04"/>
    </style:style>
    <style:style style:name="T255" style:family="text">
      <style:text-properties style:text-line-through-style="none" style:text-line-through-type="none" officeooo:rsid="29fe042f"/>
    </style:style>
    <style:style style:name="T256" style:family="text">
      <style:text-properties style:text-line-through-style="none" style:text-line-through-type="none" officeooo:rsid="2ad3e1f6"/>
    </style:style>
    <style:style style:name="T257" style:family="text">
      <style:text-properties style:text-line-through-style="none" style:text-line-through-type="none" officeooo:rsid="2ad479f5"/>
    </style:style>
    <style:style style:name="T258" style:family="text">
      <style:text-properties style:text-line-through-style="none" style:text-line-through-type="none" officeooo:rsid="2b1e4613"/>
    </style:style>
    <style:style style:name="T259" style:family="text">
      <style:text-properties style:text-line-through-style="none" style:text-line-through-type="none" officeooo:rsid="2b1f92f9"/>
    </style:style>
    <style:style style:name="T260" style:family="text">
      <style:text-properties style:text-line-through-style="none" style:text-line-through-type="none" officeooo:rsid="2b1d73de"/>
    </style:style>
    <style:style style:name="T261" style:family="text">
      <style:text-properties style:text-line-through-style="none" style:text-line-through-type="none" officeooo:rsid="2b21f8bf"/>
    </style:style>
    <style:style style:name="T262" style:family="text">
      <style:text-properties style:text-line-through-style="none" style:text-line-through-type="none" officeooo:rsid="2b373912"/>
    </style:style>
    <style:style style:name="T263" style:family="text">
      <style:text-properties style:text-line-through-style="none" style:text-line-through-type="none" officeooo:rsid="2b3769e4"/>
    </style:style>
    <style:style style:name="T264" style:family="text">
      <style:text-properties style:text-line-through-style="none" style:text-line-through-type="none" officeooo:rsid="2b3aa2ab"/>
    </style:style>
    <style:style style:name="T265" style:family="text">
      <style:text-properties style:text-line-through-style="none" style:text-line-through-type="none" officeooo:rsid="2b76ef14"/>
    </style:style>
    <style:style style:name="T266" style:family="text">
      <style:text-properties style:text-line-through-style="none" style:text-line-through-type="none" officeooo:rsid="2b77f75f"/>
    </style:style>
    <style:style style:name="T267" style:family="text">
      <style:text-properties style:text-line-through-style="none" style:text-line-through-type="none" officeooo:rsid="2b7c6f3d"/>
    </style:style>
    <style:style style:name="T268" style:family="text">
      <style:text-properties style:text-line-through-style="none" style:text-line-through-type="none" officeooo:rsid="2b7e4400"/>
    </style:style>
    <style:style style:name="T269" style:family="text">
      <style:text-properties style:text-line-through-style="none" style:text-line-through-type="none" officeooo:rsid="2b816e4d"/>
    </style:style>
    <style:style style:name="T270" style:family="text">
      <style:text-properties style:text-line-through-style="none" style:text-line-through-type="none" officeooo:rsid="29f5c0d7"/>
    </style:style>
    <style:style style:name="T271" style:family="text">
      <style:text-properties style:text-line-through-style="none" style:text-line-through-type="none" officeooo:rsid="2bb17cc4"/>
    </style:style>
    <style:style style:name="T272" style:family="text">
      <style:text-properties style:text-line-through-style="none" style:text-line-through-type="none" officeooo:rsid="2bba64a0"/>
    </style:style>
    <style:style style:name="T273" style:family="text">
      <style:text-properties style:text-line-through-style="none" style:text-line-through-type="none" officeooo:rsid="2c2ee050"/>
    </style:style>
    <style:style style:name="T274" style:family="text">
      <style:text-properties style:text-line-through-style="none" style:text-line-through-type="none" officeooo:rsid="2c30a093"/>
    </style:style>
    <style:style style:name="T275" style:family="text">
      <style:text-properties style:text-line-through-style="none" style:text-line-through-type="none" officeooo:rsid="2c30f959"/>
    </style:style>
    <style:style style:name="T276" style:family="text">
      <style:text-properties style:text-line-through-style="none" style:text-line-through-type="none" officeooo:rsid="2c33422c"/>
    </style:style>
    <style:style style:name="T277" style:family="text">
      <style:text-properties style:text-line-through-style="none" style:text-line-through-type="none" officeooo:rsid="2c354258"/>
    </style:style>
    <style:style style:name="T278" style:family="text">
      <style:text-properties style:text-line-through-style="none" style:text-line-through-type="none" officeooo:rsid="2c5d6d43"/>
    </style:style>
    <style:style style:name="T279" style:family="text">
      <style:text-properties style:text-line-through-style="none" style:text-line-through-type="none" officeooo:rsid="2c5f42bc"/>
    </style:style>
    <style:style style:name="T280" style:family="text">
      <style:text-properties style:text-line-through-style="none" style:text-line-through-type="none" officeooo:rsid="2c61150d"/>
    </style:style>
    <style:style style:name="T281" style:family="text">
      <style:text-properties style:text-line-through-style="none" style:text-line-through-type="none" officeooo:rsid="2c63dcdd"/>
    </style:style>
    <style:style style:name="T282" style:family="text">
      <style:text-properties style:text-line-through-style="none" style:text-line-through-type="none" officeooo:rsid="2c63ddc6"/>
    </style:style>
    <style:style style:name="T283" style:family="text">
      <style:text-properties style:text-line-through-style="none" style:text-line-through-type="none" officeooo:rsid="246de800"/>
    </style:style>
    <style:style style:name="T284" style:family="text">
      <style:text-properties style:text-line-through-style="none" style:text-line-through-type="none" officeooo:rsid="2ca79994"/>
    </style:style>
    <style:style style:name="T285" style:family="text">
      <style:text-properties style:text-line-through-style="none" style:text-line-through-type="none" officeooo:rsid="2cb4dc90"/>
    </style:style>
    <style:style style:name="T286" style:family="text">
      <style:text-properties style:text-line-through-style="none" style:text-line-through-type="none" officeooo:rsid="2cb5c9a1"/>
    </style:style>
    <style:style style:name="T287" style:family="text">
      <style:text-properties style:text-line-through-style="none" style:text-line-through-type="none" officeooo:rsid="2cb70958"/>
    </style:style>
    <style:style style:name="T288" style:family="text">
      <style:text-properties style:text-line-through-style="none" style:text-line-through-type="none" officeooo:rsid="2dfff89b"/>
    </style:style>
    <style:style style:name="T289" style:family="text">
      <style:text-properties style:text-line-through-style="none" style:text-line-through-type="none" officeooo:rsid="2237b1e2"/>
    </style:style>
    <style:style style:name="T290" style:family="text">
      <style:text-properties style:text-line-through-style="none" style:text-line-through-type="none" officeooo:rsid="2e1be81c"/>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1f05e202" style:language-asian="zxx" style:country-asian="none" style:font-style-asian="italic" style:language-complex="ar" style:country-complex="SA" style:font-style-complex="italic"/>
    </style:style>
    <style:style style:name="T373" style:family="text">
      <style:text-properties fo:language="cs" fo:country="CZ" fo:font-style="italic" officeooo:rsid="1f803185" style:language-asian="zxx" style:country-asian="none" style:font-style-asian="italic" style:language-complex="ar" style:country-complex="SA" style:font-style-complex="italic"/>
    </style:style>
    <style:style style:name="T374" style:family="text">
      <style:text-properties fo:language="cs" fo:country="CZ" fo:font-style="italic" officeooo:rsid="256e38d1" style:language-asian="zxx" style:country-asian="none" style:font-style-asian="italic" style:language-complex="ar" style:country-complex="SA" style:font-style-complex="italic"/>
    </style:style>
    <style:style style:name="T375" style:family="text">
      <style:text-properties fo:language="cs" fo:country="CZ" fo:font-style="italic" officeooo:rsid="25612f74" style:language-asian="zxx" style:country-asian="none" style:font-style-asian="italic" style:language-complex="ar" style:country-complex="SA" style:font-style-complex="italic"/>
    </style:style>
    <style:style style:name="T376" style:family="text">
      <style:text-properties fo:language="cs" fo:country="CZ" fo:font-style="italic" officeooo:rsid="2594f3bd" style:language-asian="zxx" style:country-asian="none" style:font-style-asian="italic" style:language-complex="ar" style:country-complex="SA" style:font-style-complex="italic"/>
    </style:style>
    <style:style style:name="T377" style:family="text">
      <style:text-properties fo:language="cs" fo:country="CZ" fo:font-style="italic" officeooo:rsid="1f1b0fd4" style:language-asian="zxx" style:country-asian="none" style:font-style-asian="italic" style:language-complex="ar" style:country-complex="SA" style:font-style-complex="italic"/>
    </style:style>
    <style:style style:name="T378" style:family="text">
      <style:text-properties fo:language="cs" fo:country="CZ" fo:font-style="italic" officeooo:rsid="2597a654" style:language-asian="zxx" style:country-asian="none" style:font-style-asian="italic" style:language-complex="ar" style:country-complex="SA" style:font-style-complex="italic"/>
    </style:style>
    <style:style style:name="T379" style:family="text">
      <style:text-properties fo:language="cs" fo:country="CZ" fo:font-style="italic" officeooo:rsid="25988030" style:language-asian="zxx" style:country-asian="none" style:font-style-asian="italic" style:language-complex="ar" style:country-complex="SA" style:font-style-complex="italic"/>
    </style:style>
    <style:style style:name="T380" style:family="text">
      <style:text-properties fo:language="cs" fo:country="CZ" fo:font-style="normal" style:language-asian="cs" style:country-asian="CZ" style:font-style-asian="normal" style:font-style-complex="normal"/>
    </style:style>
    <style:style style:name="T381" style:family="text">
      <style:text-properties fo:language="cs" fo:country="CZ" fo:font-style="normal" officeooo:rsid="2157048b" style:language-asian="cs" style:country-asian="CZ" style:font-style-asian="normal" style:font-style-complex="normal"/>
    </style:style>
    <style:style style:name="T382" style:family="text">
      <style:text-properties fo:language="cs" fo:country="CZ" fo:font-style="normal" officeooo:rsid="2195aae2" style:language-asian="cs" style:country-asian="CZ" style:font-style-asian="normal" style:font-style-complex="normal"/>
    </style:style>
    <style:style style:name="T383" style:family="text">
      <style:text-properties fo:language="cs" fo:country="CZ" fo:font-style="normal" officeooo:rsid="2195b040" style:language-asian="cs" style:country-asian="CZ" style:font-style-asian="normal" style:font-style-complex="normal"/>
    </style:style>
    <style:style style:name="T384" style:family="text">
      <style:text-properties fo:language="cs" fo:country="CZ" fo:font-style="normal" officeooo:rsid="20e96c9d" style:language-asian="cs" style:country-asian="CZ" style:font-style-asian="normal" style:font-style-complex="normal"/>
    </style:style>
    <style:style style:name="T385" style:family="text">
      <style:text-properties fo:language="cs" fo:country="CZ" fo:font-style="normal" officeooo:rsid="2231cc63" style:language-asian="cs" style:country-asian="CZ" style:font-style-asian="normal" style:font-style-complex="normal"/>
    </style:style>
    <style:style style:name="T386" style:family="text">
      <style:text-properties fo:language="cs" fo:country="CZ" fo:font-style="normal" officeooo:rsid="16077e11" style:language-asian="cs" style:country-asian="CZ" style:font-style-asian="normal" style:font-style-complex="normal"/>
    </style:style>
    <style:style style:name="T387" style:family="text">
      <style:text-properties fo:language="cs" fo:country="CZ" fo:font-style="normal" officeooo:rsid="1445805e" style:language-asian="cs" style:country-asian="CZ" style:font-style-asian="normal" style:font-style-complex="normal"/>
    </style:style>
    <style:style style:name="T388" style:family="text">
      <style:text-properties fo:language="cs" fo:country="CZ" fo:font-style="normal" officeooo:rsid="15fcf686" style:language-asian="cs" style:country-asian="CZ" style:font-style-asian="normal" style:font-style-complex="normal"/>
    </style:style>
    <style:style style:name="T389" style:family="text">
      <style:text-properties fo:language="cs" fo:country="CZ" fo:font-style="normal" officeooo:rsid="1612c537" style:language-asian="cs" style:country-asian="CZ" style:font-style-asian="normal" style:font-style-complex="normal"/>
    </style:style>
    <style:style style:name="T390" style:family="text">
      <style:text-properties fo:language="cs" fo:country="CZ" fo:font-style="normal" officeooo:rsid="2262950f" style:language-asian="cs" style:country-asian="CZ" style:font-style-asian="normal" style:font-style-complex="normal"/>
    </style:style>
    <style:style style:name="T391" style:family="text">
      <style:text-properties fo:language="cs" fo:country="CZ" fo:font-style="normal" officeooo:rsid="2264f721" style:language-asian="cs" style:country-asian="CZ" style:font-style-asian="normal" style:font-style-complex="normal"/>
    </style:style>
    <style:style style:name="T392" style:family="text">
      <style:text-properties fo:language="cs" fo:country="CZ" fo:font-style="normal" officeooo:rsid="2265ef66" style:language-asian="cs" style:country-asian="CZ" style:font-style-asian="normal" style:font-style-complex="normal"/>
    </style:style>
    <style:style style:name="T393" style:family="text">
      <style:text-properties fo:language="cs" fo:country="CZ" fo:font-style="normal" officeooo:rsid="22e5d946" style:language-asian="cs" style:country-asian="CZ" style:font-style-asian="normal" style:font-style-complex="normal"/>
    </style:style>
    <style:style style:name="T394" style:family="text">
      <style:text-properties fo:language="cs" fo:country="CZ" fo:font-style="normal" officeooo:rsid="2065d056" style:language-asian="cs" style:country-asian="CZ" style:font-style-asian="normal" style:font-style-complex="normal"/>
    </style:style>
    <style:style style:name="T395" style:family="text">
      <style:text-properties fo:language="cs" fo:country="CZ" fo:font-style="normal" officeooo:rsid="22fc745d" style:language-asian="cs" style:country-asian="CZ" style:font-style-asian="normal" style:font-style-complex="normal"/>
    </style:style>
    <style:style style:name="T396" style:family="text">
      <style:text-properties fo:language="cs" fo:country="CZ" fo:font-style="normal" officeooo:rsid="21537a33" style:language-asian="cs" style:country-asian="CZ" style:font-style-asian="normal" style:font-style-complex="normal"/>
    </style:style>
    <style:style style:name="T397" style:family="text">
      <style:text-properties fo:language="cs" fo:country="CZ" fo:font-style="normal" officeooo:rsid="230ba10e" style:language-asian="cs" style:country-asian="CZ" style:font-style-asian="normal" style:font-style-complex="normal"/>
    </style:style>
    <style:style style:name="T398" style:family="text">
      <style:text-properties fo:language="cs" fo:country="CZ" fo:font-style="normal" officeooo:rsid="232dc870" style:language-asian="cs" style:country-asian="CZ" style:font-style-asian="normal" style:font-style-complex="normal"/>
    </style:style>
    <style:style style:name="T399" style:family="text">
      <style:text-properties fo:language="cs" fo:country="CZ" fo:font-style="normal" officeooo:rsid="216ba9fc" style:language-asian="cs" style:country-asian="CZ" style:font-style-asian="normal" style:font-style-complex="normal"/>
    </style:style>
    <style:style style:name="T400" style:family="text">
      <style:text-properties fo:language="cs" fo:country="CZ" fo:font-style="normal" officeooo:rsid="2351a1c2" style:language-asian="cs" style:country-asian="CZ" style:font-style-asian="normal" style:font-style-complex="normal"/>
    </style:style>
    <style:style style:name="T401" style:family="text">
      <style:text-properties fo:language="cs" fo:country="CZ" fo:font-style="normal" officeooo:rsid="235399e7" style:language-asian="cs" style:country-asian="CZ" style:font-style-asian="normal" style:font-style-complex="normal"/>
    </style:style>
    <style:style style:name="T402" style:family="text">
      <style:text-properties fo:language="cs" fo:country="CZ" fo:font-style="normal" officeooo:rsid="235a9de7" style:language-asian="cs" style:country-asian="CZ" style:font-style-asian="normal" style:font-style-complex="normal"/>
    </style:style>
    <style:style style:name="T403" style:family="text">
      <style:text-properties fo:language="cs" fo:country="CZ" fo:font-style="normal" officeooo:rsid="219805d8" style:language-asian="cs" style:country-asian="CZ" style:font-style-asian="normal" style:font-style-complex="normal"/>
    </style:style>
    <style:style style:name="T404" style:family="text">
      <style:text-properties fo:language="cs" fo:country="CZ" fo:font-style="normal" officeooo:rsid="21e767d4" style:language-asian="cs" style:country-asian="CZ" style:font-style-asian="normal" style:font-style-complex="normal"/>
    </style:style>
    <style:style style:name="T405" style:family="text">
      <style:text-properties fo:language="cs" fo:country="CZ" fo:font-style="normal" officeooo:rsid="237987a4" style:language-asian="cs" style:country-asian="CZ" style:font-style-asian="normal" style:font-style-complex="normal"/>
    </style:style>
    <style:style style:name="T406" style:family="text">
      <style:text-properties fo:language="cs" fo:country="CZ" fo:font-style="normal" officeooo:rsid="2197e806" style:language-asian="cs" style:country-asian="CZ" style:font-style-asian="normal" style:font-style-complex="normal"/>
    </style:style>
    <style:style style:name="T407" style:family="text">
      <style:text-properties fo:language="cs" fo:country="CZ" fo:font-style="normal" officeooo:rsid="2395a884" style:language-asian="cs" style:country-asian="CZ" style:font-style-asian="normal" style:font-style-complex="normal"/>
    </style:style>
    <style:style style:name="T408" style:family="text">
      <style:text-properties fo:language="cs" fo:country="CZ" fo:font-style="normal" officeooo:rsid="23963425" style:language-asian="cs" style:country-asian="CZ" style:font-style-asian="normal" style:font-style-complex="normal"/>
    </style:style>
    <style:style style:name="T409" style:family="text">
      <style:text-properties fo:language="cs" fo:country="CZ" fo:font-style="normal" officeooo:rsid="239baad3" style:language-asian="cs" style:country-asian="CZ" style:font-style-asian="normal" style:font-style-complex="normal"/>
    </style:style>
    <style:style style:name="T410" style:family="text">
      <style:text-properties fo:language="cs" fo:country="CZ" fo:font-style="normal" officeooo:rsid="239d5616" style:language-asian="cs" style:country-asian="CZ" style:font-style-asian="normal" style:font-style-complex="normal"/>
    </style:style>
    <style:style style:name="T411" style:family="text">
      <style:text-properties fo:language="cs" fo:country="CZ" fo:font-style="normal" officeooo:rsid="239d9eb9" style:language-asian="cs" style:country-asian="CZ" style:font-style-asian="normal" style:font-style-complex="normal"/>
    </style:style>
    <style:style style:name="T412" style:family="text">
      <style:text-properties fo:language="cs" fo:country="CZ" fo:font-style="normal" officeooo:rsid="239ee6d2" style:language-asian="cs" style:country-asian="CZ" style:font-style-asian="normal" style:font-style-complex="normal"/>
    </style:style>
    <style:style style:name="T413" style:family="text">
      <style:text-properties fo:language="cs" fo:country="CZ" fo:font-style="normal" officeooo:rsid="2397efe5" style:language-asian="cs" style:country-asian="CZ" style:font-style-asian="normal" style:font-style-complex="normal"/>
    </style:style>
    <style:style style:name="T414" style:family="text">
      <style:text-properties fo:language="cs" fo:country="CZ" fo:font-style="normal" officeooo:rsid="239ee9e8" style:language-asian="cs" style:country-asian="CZ" style:font-style-asian="normal" style:font-style-complex="normal"/>
    </style:style>
    <style:style style:name="T415" style:family="text">
      <style:text-properties fo:language="cs" fo:country="CZ" fo:font-style="normal" officeooo:rsid="239f3212" style:language-asian="cs" style:country-asian="CZ" style:font-style-asian="normal" style:font-style-complex="normal"/>
    </style:style>
    <style:style style:name="T416" style:family="text">
      <style:text-properties fo:language="cs" fo:country="CZ" fo:font-style="normal" officeooo:rsid="23a5525d" style:language-asian="cs" style:country-asian="CZ" style:font-style-asian="normal" style:font-style-complex="normal"/>
    </style:style>
    <style:style style:name="T417" style:family="text">
      <style:text-properties fo:language="cs" fo:country="CZ" fo:font-style="normal" officeooo:rsid="23a66355" style:language-asian="cs" style:country-asian="CZ" style:font-style-asian="normal" style:font-style-complex="normal"/>
    </style:style>
    <style:style style:name="T418" style:family="text">
      <style:text-properties fo:language="cs" fo:country="CZ" fo:font-style="normal" officeooo:rsid="23a68aaa" style:language-asian="cs" style:country-asian="CZ" style:font-style-asian="normal" style:font-style-complex="normal"/>
    </style:style>
    <style:style style:name="T419" style:family="text">
      <style:text-properties fo:language="cs" fo:country="CZ" fo:font-style="normal" officeooo:rsid="23acc3e5" style:language-asian="cs" style:country-asian="CZ" style:font-style-asian="normal" style:font-style-complex="normal"/>
    </style:style>
    <style:style style:name="T420" style:family="text">
      <style:text-properties fo:language="cs" fo:country="CZ" fo:font-style="normal" officeooo:rsid="23aecfed" style:language-asian="cs" style:country-asian="CZ" style:font-style-asian="normal" style:font-style-complex="normal"/>
    </style:style>
    <style:style style:name="T421" style:family="text">
      <style:text-properties fo:language="cs" fo:country="CZ" fo:font-style="normal" officeooo:rsid="23b28370" style:language-asian="cs" style:country-asian="CZ" style:font-style-asian="normal" style:font-style-complex="normal"/>
    </style:style>
    <style:style style:name="T422" style:family="text">
      <style:text-properties fo:language="cs" fo:country="CZ" fo:font-style="normal" officeooo:rsid="23b4563e" style:language-asian="cs" style:country-asian="CZ" style:font-style-asian="normal" style:font-style-complex="normal"/>
    </style:style>
    <style:style style:name="T423" style:family="text">
      <style:text-properties fo:language="cs" fo:country="CZ" fo:font-style="normal" officeooo:rsid="23b61cad" style:language-asian="cs" style:country-asian="CZ" style:font-style-asian="normal" style:font-style-complex="normal"/>
    </style:style>
    <style:style style:name="T424" style:family="text">
      <style:text-properties fo:language="cs" fo:country="CZ" fo:font-style="normal" officeooo:rsid="23b742fd" style:language-asian="cs" style:country-asian="CZ" style:font-style-asian="normal" style:font-style-complex="normal"/>
    </style:style>
    <style:style style:name="T425" style:family="text">
      <style:text-properties fo:language="cs" fo:country="CZ" fo:font-style="normal" officeooo:rsid="23b95478" style:language-asian="cs" style:country-asian="CZ" style:font-style-asian="normal" style:font-style-complex="normal"/>
    </style:style>
    <style:style style:name="T426" style:family="text">
      <style:text-properties fo:language="cs" fo:country="CZ" fo:font-style="normal" officeooo:rsid="23ba6ab9" style:language-asian="cs" style:country-asian="CZ" style:font-style-asian="normal" style:font-style-complex="normal"/>
    </style:style>
    <style:style style:name="T427" style:family="text">
      <style:text-properties fo:language="cs" fo:country="CZ" fo:font-style="normal" officeooo:rsid="23bc305e" style:language-asian="cs" style:country-asian="CZ" style:font-style-asian="normal" style:font-style-complex="normal"/>
    </style:style>
    <style:style style:name="T428" style:family="text">
      <style:text-properties fo:language="cs" fo:country="CZ" fo:font-style="normal" officeooo:rsid="23be1e85" style:language-asian="cs" style:country-asian="CZ" style:font-style-asian="normal" style:font-style-complex="normal"/>
    </style:style>
    <style:style style:name="T429" style:family="text">
      <style:text-properties fo:language="cs" fo:country="CZ" fo:font-style="normal" officeooo:rsid="23be7e05" style:language-asian="cs" style:country-asian="CZ" style:font-style-asian="normal" style:font-style-complex="normal"/>
    </style:style>
    <style:style style:name="T430" style:family="text">
      <style:text-properties fo:language="cs" fo:country="CZ" fo:font-style="normal" officeooo:rsid="23c07497" style:language-asian="cs" style:country-asian="CZ" style:font-style-asian="normal" style:font-style-complex="normal"/>
    </style:style>
    <style:style style:name="T431" style:family="text">
      <style:text-properties fo:language="cs" fo:country="CZ" fo:font-style="normal" officeooo:rsid="23c21e07" style:language-asian="cs" style:country-asian="CZ" style:font-style-asian="normal" style:font-style-complex="normal"/>
    </style:style>
    <style:style style:name="T432" style:family="text">
      <style:text-properties fo:language="cs" fo:country="CZ" fo:font-style="normal" officeooo:rsid="23c804c5" style:language-asian="cs" style:country-asian="CZ" style:font-style-asian="normal" style:font-style-complex="normal"/>
    </style:style>
    <style:style style:name="T433" style:family="text">
      <style:text-properties fo:language="cs" fo:country="CZ" fo:font-style="normal" officeooo:rsid="23c97ddf" style:language-asian="cs" style:country-asian="CZ" style:font-style-asian="normal" style:font-style-complex="normal"/>
    </style:style>
    <style:style style:name="T434" style:family="text">
      <style:text-properties fo:language="cs" fo:country="CZ" fo:font-style="normal" officeooo:rsid="23cb1884" style:language-asian="cs" style:country-asian="CZ" style:font-style-asian="normal" style:font-style-complex="normal"/>
    </style:style>
    <style:style style:name="T435" style:family="text">
      <style:text-properties fo:language="cs" fo:country="CZ" fo:font-style="normal" officeooo:rsid="23cc4087" style:language-asian="cs" style:country-asian="CZ" style:font-style-asian="normal" style:font-style-complex="normal"/>
    </style:style>
    <style:style style:name="T436" style:family="text">
      <style:text-properties fo:language="cs" fo:country="CZ" fo:font-style="normal" officeooo:rsid="23cd9f0a" style:language-asian="cs" style:country-asian="CZ" style:font-style-asian="normal" style:font-style-complex="normal"/>
    </style:style>
    <style:style style:name="T437" style:family="text">
      <style:text-properties fo:language="cs" fo:country="CZ" fo:font-style="normal" officeooo:rsid="23ce8c77" style:language-asian="cs" style:country-asian="CZ" style:font-style-asian="normal" style:font-style-complex="normal"/>
    </style:style>
    <style:style style:name="T438" style:family="text">
      <style:text-properties fo:language="cs" fo:country="CZ" fo:font-style="normal" officeooo:rsid="23cf6590" style:language-asian="cs" style:country-asian="CZ" style:font-style-asian="normal" style:font-style-complex="normal"/>
    </style:style>
    <style:style style:name="T439" style:family="text">
      <style:text-properties fo:language="cs" fo:country="CZ" fo:font-style="normal" officeooo:rsid="23cfd7be" style:language-asian="cs" style:country-asian="CZ" style:font-style-asian="normal" style:font-style-complex="normal"/>
    </style:style>
    <style:style style:name="T440" style:family="text">
      <style:text-properties fo:language="cs" fo:country="CZ" fo:font-style="normal" officeooo:rsid="23d0e82c" style:language-asian="cs" style:country-asian="CZ" style:font-style-asian="normal" style:font-style-complex="normal"/>
    </style:style>
    <style:style style:name="T441" style:family="text">
      <style:text-properties fo:language="cs" fo:country="CZ" fo:font-style="normal" officeooo:rsid="23d24716" style:language-asian="cs" style:country-asian="CZ" style:font-style-asian="normal" style:font-style-complex="normal"/>
    </style:style>
    <style:style style:name="T442" style:family="text">
      <style:text-properties fo:language="cs" fo:country="CZ" fo:font-style="normal" officeooo:rsid="23d41b6c" style:language-asian="cs" style:country-asian="CZ" style:font-style-asian="normal" style:font-style-complex="normal"/>
    </style:style>
    <style:style style:name="T443" style:family="text">
      <style:text-properties fo:language="cs" fo:country="CZ" fo:font-style="normal" officeooo:rsid="23d523ff" style:language-asian="cs" style:country-asian="CZ" style:font-style-asian="normal" style:font-style-complex="normal"/>
    </style:style>
    <style:style style:name="T444" style:family="text">
      <style:text-properties fo:language="cs" fo:country="CZ" fo:font-style="normal" officeooo:rsid="23d5646f" style:language-asian="cs" style:country-asian="CZ" style:font-style-asian="normal" style:font-style-complex="normal"/>
    </style:style>
    <style:style style:name="T445" style:family="text">
      <style:text-properties fo:language="cs" fo:country="CZ" fo:font-style="normal" officeooo:rsid="23d8d5f9" style:language-asian="cs" style:country-asian="CZ" style:font-style-asian="normal" style:font-style-complex="normal"/>
    </style:style>
    <style:style style:name="T446" style:family="text">
      <style:text-properties fo:language="cs" fo:country="CZ" fo:font-style="normal" officeooo:rsid="23d917ad" style:language-asian="cs" style:country-asian="CZ" style:font-style-asian="normal" style:font-style-complex="normal"/>
    </style:style>
    <style:style style:name="T447" style:family="text">
      <style:text-properties fo:language="cs" fo:country="CZ" fo:font-style="normal" officeooo:rsid="23d97dc5" style:language-asian="cs" style:country-asian="CZ" style:font-style-asian="normal" style:font-style-complex="normal"/>
    </style:style>
    <style:style style:name="T448" style:family="text">
      <style:text-properties fo:language="cs" fo:country="CZ" fo:font-style="normal" officeooo:rsid="23d9858a" style:language-asian="cs" style:country-asian="CZ" style:font-style-asian="normal" style:font-style-complex="normal"/>
    </style:style>
    <style:style style:name="T449" style:family="text">
      <style:text-properties fo:language="cs" fo:country="CZ" fo:font-style="normal" officeooo:rsid="23dd2eaa" style:language-asian="cs" style:country-asian="CZ" style:font-style-asian="normal" style:font-style-complex="normal"/>
    </style:style>
    <style:style style:name="T450" style:family="text">
      <style:text-properties fo:language="cs" fo:country="CZ" fo:font-style="normal" officeooo:rsid="207e1207" style:language-asian="cs" style:country-asian="CZ" style:font-style-asian="normal" style:font-style-complex="normal"/>
    </style:style>
    <style:style style:name="T451" style:family="text">
      <style:text-properties fo:language="cs" fo:country="CZ" fo:font-style="normal" officeooo:rsid="208751d0" style:language-asian="cs" style:country-asian="CZ" style:font-style-asian="normal" style:font-style-complex="normal"/>
    </style:style>
    <style:style style:name="T452" style:family="text">
      <style:text-properties fo:language="cs" fo:country="CZ" fo:font-style="normal" officeooo:rsid="207fb675" style:language-asian="cs" style:country-asian="CZ" style:font-style-asian="normal" style:font-style-complex="normal"/>
    </style:style>
    <style:style style:name="T453" style:family="text">
      <style:text-properties fo:language="cs" fo:country="CZ" fo:font-style="normal" officeooo:rsid="23ded328" style:language-asian="cs" style:country-asian="CZ" style:font-style-asian="normal" style:font-style-complex="normal"/>
    </style:style>
    <style:style style:name="T454" style:family="text">
      <style:text-properties fo:language="cs" fo:country="CZ" fo:font-style="normal" officeooo:rsid="23e02bac" style:language-asian="cs" style:country-asian="CZ" style:font-style-asian="normal" style:font-style-complex="normal"/>
    </style:style>
    <style:style style:name="T455" style:family="text">
      <style:text-properties fo:language="cs" fo:country="CZ" fo:font-style="normal" officeooo:rsid="23e9cc18" style:language-asian="cs" style:country-asian="CZ" style:font-style-asian="normal" style:font-style-complex="normal"/>
    </style:style>
    <style:style style:name="T456" style:family="text">
      <style:text-properties fo:language="cs" fo:country="CZ" fo:font-style="normal" officeooo:rsid="23efea3c" style:language-asian="cs" style:country-asian="CZ" style:font-style-asian="normal" style:font-style-complex="normal"/>
    </style:style>
    <style:style style:name="T457" style:family="text">
      <style:text-properties fo:language="cs" fo:country="CZ" fo:font-style="normal" officeooo:rsid="27e08a27" style:language-asian="cs" style:country-asian="CZ" style:font-style-asian="normal" style:font-style-complex="normal"/>
    </style:style>
    <style:style style:name="T458" style:family="text">
      <style:text-properties fo:language="cs" fo:country="CZ" fo:font-style="normal" officeooo:rsid="22404075" style:language-asian="cs" style:country-asian="CZ" style:font-style-asian="normal" style:font-style-complex="normal"/>
    </style:style>
    <style:style style:name="T459" style:family="text">
      <style:text-properties fo:language="cs" fo:country="CZ" fo:font-style="normal" officeooo:rsid="27e2941a" style:language-asian="cs" style:country-asian="CZ" style:font-style-asian="normal" style:font-style-complex="normal"/>
    </style:style>
    <style:style style:name="T460" style:family="text">
      <style:text-properties fo:language="cs" fo:country="CZ" fo:font-style="normal" officeooo:rsid="27e72a02" style:language-asian="cs" style:country-asian="CZ" style:font-style-asian="normal" style:font-style-complex="normal"/>
    </style:style>
    <style:style style:name="T461" style:family="text">
      <style:text-properties fo:language="cs" fo:country="CZ" fo:font-style="normal" officeooo:rsid="27ef31c1" style:language-asian="cs" style:country-asian="CZ" style:font-style-asian="normal" style:font-style-complex="normal"/>
    </style:style>
    <style:style style:name="T462" style:family="text">
      <style:text-properties fo:language="cs" fo:country="CZ" fo:font-style="normal" officeooo:rsid="27f0e6cd" style:language-asian="cs" style:country-asian="CZ" style:font-style-asian="normal" style:font-style-complex="normal"/>
    </style:style>
    <style:style style:name="T463" style:family="text">
      <style:text-properties fo:language="cs" fo:country="CZ" fo:font-style="normal" fo:font-weight="normal" officeooo:rsid="1f0953c4" style:font-style-asian="normal" style:font-weight-asian="normal" style:font-style-complex="normal" style:font-weight-complex="normal"/>
    </style:style>
    <style:style style:name="T464" style:family="text">
      <style:text-properties fo:language="cs" fo:country="CZ" fo:font-style="normal" fo:font-weight="normal" officeooo:rsid="1e07a243" style:font-style-asian="normal" style:font-weight-asian="normal" style:font-style-complex="normal" style:font-weight-complex="normal"/>
    </style:style>
    <style:style style:name="T465" style:family="text">
      <style:text-properties fo:language="cs" fo:country="CZ" fo:font-style="normal" fo:font-weight="normal" officeooo:rsid="1e08667a" style:font-style-asian="normal" style:font-weight-asian="normal" style:font-style-complex="normal" style:font-weight-complex="normal"/>
    </style:style>
    <style:style style:name="T466" style:family="text">
      <style:text-properties fo:language="cs" fo:country="CZ" fo:font-style="normal" fo:font-weight="normal" officeooo:rsid="1e05f260" style:font-style-asian="normal" style:font-weight-asian="normal" style:font-style-complex="normal" style:font-weight-complex="normal"/>
    </style:style>
    <style:style style:name="T467" style:family="text">
      <style:text-properties fo:language="cs" fo:country="CZ" fo:font-style="normal" fo:font-weight="normal" officeooo:rsid="257c02ea" style:font-style-asian="normal" style:font-weight-asian="normal" style:font-style-complex="normal" style:font-weight-complex="normal"/>
    </style:style>
    <style:style style:name="T468" style:family="text">
      <style:text-properties fo:language="cs" fo:country="CZ" fo:font-style="normal" fo:font-weight="normal" officeooo:rsid="257e1516" style:font-style-asian="normal" style:font-weight-asian="normal" style:font-style-complex="normal" style:font-weight-complex="normal"/>
    </style:style>
    <style:style style:name="T469" style:family="text">
      <style:text-properties fo:language="cs" fo:country="CZ" fo:font-style="normal" fo:font-weight="normal" officeooo:rsid="257f20c1" style:font-style-asian="normal" style:font-weight-asian="normal" style:font-style-complex="normal" style:font-weight-complex="normal"/>
    </style:style>
    <style:style style:name="T470" style:family="text">
      <style:text-properties fo:language="cs" fo:country="CZ" fo:font-style="normal" fo:font-weight="normal" officeooo:rsid="258efb2f" style:font-style-asian="normal" style:font-weight-asian="normal" style:font-style-complex="normal" style:font-weight-complex="normal"/>
    </style:style>
    <style:style style:name="T471" style:family="text">
      <style:text-properties fo:language="cs" fo:country="CZ" fo:font-style="normal" fo:font-weight="normal" officeooo:rsid="258f3419" style:font-style-asian="normal" style:font-weight-asian="normal" style:font-style-complex="normal" style:font-weight-complex="normal"/>
    </style:style>
    <style:style style:name="T472" style:family="text">
      <style:text-properties fo:language="cs" fo:country="CZ" fo:font-style="normal" fo:font-weight="normal" officeooo:rsid="259f0425" style:font-style-asian="normal" style:font-weight-asian="normal" style:font-style-complex="normal" style:font-weight-complex="normal"/>
    </style:style>
    <style:style style:name="T473" style:family="text">
      <style:text-properties fo:language="cs" fo:country="CZ" fo:font-style="normal" fo:font-weight="normal" officeooo:rsid="26bcff23" style:font-style-asian="normal" style:font-weight-asian="normal" style:font-style-complex="normal" style:font-weight-complex="normal"/>
    </style:style>
    <style:style style:name="T474" style:family="text">
      <style:text-properties fo:language="cs" fo:country="CZ" fo:font-style="normal" fo:font-weight="bold" style:font-style-asian="normal" style:font-weight-asian="bold" style:font-style-complex="normal" style:font-weight-complex="bold"/>
    </style:style>
    <style:style style:name="T475" style:family="text">
      <style:text-properties fo:language="cs" fo:country="CZ" fo:font-style="normal" fo:font-weight="bold" officeooo:rsid="11d44a88" style:font-style-asian="normal" style:font-weight-asian="bold" style:font-style-complex="normal" style:font-weight-complex="bold"/>
    </style:style>
    <style:style style:name="T476" style:family="text">
      <style:text-properties fo:language="cs" fo:country="CZ" fo:font-style="normal" fo:font-weight="bold" officeooo:rsid="2569af57" style:font-style-asian="normal" style:font-weight-asian="bold" style:font-style-complex="normal" style:font-weight-complex="bold"/>
    </style:style>
    <style:style style:name="T477" style:family="text">
      <style:text-properties fo:language="cs" fo:country="CZ" fo:font-style="normal" fo:font-weight="bold" officeooo:rsid="1dfd222d" style:font-style-asian="normal" style:font-weight-asian="bold" style:font-style-complex="normal" style:font-weight-complex="bold"/>
    </style:style>
    <style:style style:name="T478" style:family="text">
      <style:text-properties fo:language="cs" fo:country="CZ" fo:font-style="normal" fo:font-weight="bold" officeooo:rsid="183e0810" style:font-style-asian="normal" style:font-weight-asian="bold" style:font-style-complex="normal" style:font-weight-complex="bold"/>
    </style:style>
    <style:style style:name="T479" style:family="text">
      <style:text-properties fo:language="cs" fo:country="CZ" fo:font-style="normal" fo:font-weight="bold" officeooo:rsid="11354dcd" style:font-style-asian="normal" style:font-weight-asian="bold" style:font-style-complex="normal" style:font-weight-complex="bold"/>
    </style:style>
    <style:style style:name="T480" style:family="text">
      <style:text-properties fo:language="cs" fo:country="CZ" fo:font-style="normal" fo:font-weight="bold" officeooo:rsid="28f385a2" style:font-style-asian="normal" style:font-weight-asian="bold" style:font-style-complex="normal" style:font-weight-complex="bold"/>
    </style:style>
    <style:style style:name="T481" style:family="text">
      <style:text-properties fo:language="cs" fo:country="CZ" fo:font-style="normal" fo:font-weight="bold" officeooo:rsid="2d7f9d3a" style:font-style-asian="normal" style:font-weight-asian="bold" style:font-style-complex="normal" style:font-weight-complex="bold"/>
    </style:style>
    <style:style style:name="T482" style:family="text">
      <style:text-properties fo:language="cs" fo:country="CZ" fo:font-style="normal" style:font-style-asian="normal" style:font-style-complex="normal"/>
    </style:style>
    <style:style style:name="T483" style:family="text">
      <style:text-properties fo:language="cs" fo:country="CZ" fo:font-style="normal" officeooo:rsid="1dbdf5ee" style:font-style-asian="normal" style:font-style-complex="normal"/>
    </style:style>
    <style:style style:name="T484" style:family="text">
      <style:text-properties fo:language="cs" fo:country="CZ" fo:font-style="normal" officeooo:rsid="1dfd222d" style:font-style-asian="normal" style:font-style-complex="normal"/>
    </style:style>
    <style:style style:name="T485" style:family="text">
      <style:text-properties fo:language="cs" fo:country="CZ" fo:font-style="normal" officeooo:rsid="1dc2ae84" style:font-style-asian="normal" style:font-style-complex="normal"/>
    </style:style>
    <style:style style:name="T486" style:family="text">
      <style:text-properties fo:language="cs" fo:country="CZ" fo:font-style="normal" officeooo:rsid="1f8f71f4" style:font-style-asian="normal" style:font-style-complex="normal"/>
    </style:style>
    <style:style style:name="T487" style:family="text">
      <style:text-properties fo:language="cs" fo:country="CZ" fo:font-style="normal" officeooo:rsid="2569af57" style:font-style-asian="normal" style:font-style-complex="normal"/>
    </style:style>
    <style:style style:name="T488" style:family="text">
      <style:text-properties fo:language="cs" fo:country="CZ" fo:font-style="normal" officeooo:rsid="259f0425" style:font-style-asian="normal" style:font-style-complex="normal"/>
    </style:style>
    <style:style style:name="T489" style:family="text">
      <style:text-properties fo:language="cs" fo:country="CZ" fo:font-style="normal" officeooo:rsid="1dfdd6ef" style:font-style-asian="normal" style:font-style-complex="normal"/>
    </style:style>
    <style:style style:name="T490" style:family="text">
      <style:text-properties fo:language="cs" fo:country="CZ" fo:font-style="normal" officeooo:rsid="25a0872c" style:font-style-asian="normal" style:font-style-complex="normal"/>
    </style:style>
    <style:style style:name="T491" style:family="text">
      <style:text-properties fo:language="cs" fo:country="CZ" fo:font-style="normal" officeooo:rsid="25a63f6d" style:font-style-asian="normal" style:font-style-complex="normal"/>
    </style:style>
    <style:style style:name="T492" style:family="text">
      <style:text-properties fo:language="cs" fo:country="CZ" fo:font-style="normal" officeooo:rsid="25f2cf8b" style:font-style-asian="normal" style:font-style-complex="normal"/>
    </style:style>
    <style:style style:name="T493" style:family="text">
      <style:text-properties fo:language="cs" fo:country="CZ" fo:font-style="normal" officeooo:rsid="26b92a3f" style:font-style-asian="normal" style:font-style-complex="normal"/>
    </style:style>
    <style:style style:name="T494" style:family="text">
      <style:text-properties fo:language="cs" fo:country="CZ" fo:font-style="normal" officeooo:rsid="26bb1452" style:font-style-asian="normal" style:font-style-complex="normal"/>
    </style:style>
    <style:style style:name="T495" style:family="text">
      <style:text-properties fo:language="cs" fo:country="CZ" fo:font-style="normal" officeooo:rsid="13e65e33" style:font-style-asian="normal" style:font-style-complex="normal"/>
    </style:style>
    <style:style style:name="T496" style:family="text">
      <style:text-properties fo:language="cs" fo:country="CZ" fo:font-style="normal" officeooo:rsid="13e2a301" style:font-style-asian="normal" style:font-style-complex="normal"/>
    </style:style>
    <style:style style:name="T497" style:family="text">
      <style:text-properties fo:language="cs" fo:country="CZ" fo:font-style="normal" officeooo:rsid="1a138103" style:font-style-asian="normal" style:font-style-complex="normal"/>
    </style:style>
    <style:style style:name="T498" style:family="text">
      <style:text-properties fo:language="cs" fo:country="CZ" fo:font-style="normal" officeooo:rsid="13e3b3c3" style:font-style-asian="normal" style:font-style-complex="normal"/>
    </style:style>
    <style:style style:name="T499" style:family="text">
      <style:text-properties fo:language="cs" fo:country="CZ" style:language-asian="cs" style:country-asian="CZ"/>
    </style:style>
    <style:style style:name="T500" style:family="text">
      <style:text-properties fo:language="cs" fo:country="CZ" officeooo:rsid="20228d7e" style:language-asian="cs" style:country-asian="CZ"/>
    </style:style>
    <style:style style:name="T501" style:family="text">
      <style:text-properties fo:language="cs" fo:country="CZ" officeooo:rsid="2022d038" style:language-asian="cs" style:country-asian="CZ"/>
    </style:style>
    <style:style style:name="T502" style:family="text">
      <style:text-properties fo:language="cs" fo:country="CZ" officeooo:rsid="202364ac" style:language-asian="cs" style:country-asian="CZ"/>
    </style:style>
    <style:style style:name="T503" style:family="text">
      <style:text-properties fo:language="cs" fo:country="CZ" officeooo:rsid="20267c2c" style:language-asian="cs" style:country-asian="CZ"/>
    </style:style>
    <style:style style:name="T504" style:family="text">
      <style:text-properties fo:language="cs" fo:country="CZ" officeooo:rsid="202b1bc4" style:language-asian="cs" style:country-asian="CZ"/>
    </style:style>
    <style:style style:name="T505" style:family="text">
      <style:text-properties fo:language="cs" fo:country="CZ" officeooo:rsid="202b31b7" style:language-asian="cs" style:country-asian="CZ"/>
    </style:style>
    <style:style style:name="T506" style:family="text">
      <style:text-properties fo:language="cs" fo:country="CZ" officeooo:rsid="202c217c" style:language-asian="cs" style:country-asian="CZ"/>
    </style:style>
    <style:style style:name="T507" style:family="text">
      <style:text-properties fo:language="cs" fo:country="CZ" officeooo:rsid="202ffbff" style:language-asian="cs" style:country-asian="CZ"/>
    </style:style>
    <style:style style:name="T508" style:family="text">
      <style:text-properties fo:language="cs" fo:country="CZ" officeooo:rsid="203187de" style:language-asian="cs" style:country-asian="CZ"/>
    </style:style>
    <style:style style:name="T509" style:family="text">
      <style:text-properties fo:language="cs" fo:country="CZ" officeooo:rsid="2033ec3f" style:language-asian="cs" style:country-asian="CZ"/>
    </style:style>
    <style:style style:name="T510" style:family="text">
      <style:text-properties fo:language="cs" fo:country="CZ" officeooo:rsid="203781ed" style:language-asian="cs" style:country-asian="CZ"/>
    </style:style>
    <style:style style:name="T511" style:family="text">
      <style:text-properties fo:language="cs" fo:country="CZ" officeooo:rsid="2038b19c" style:language-asian="cs" style:country-asian="CZ"/>
    </style:style>
    <style:style style:name="T512" style:family="text">
      <style:text-properties fo:language="cs" fo:country="CZ" officeooo:rsid="2065d056" style:language-asian="cs" style:country-asian="CZ"/>
    </style:style>
    <style:style style:name="T513" style:family="text">
      <style:text-properties fo:language="cs" fo:country="CZ" officeooo:rsid="206d0113" style:language-asian="cs" style:country-asian="CZ"/>
    </style:style>
    <style:style style:name="T514" style:family="text">
      <style:text-properties fo:language="cs" fo:country="CZ" officeooo:rsid="2070f8c1" style:language-asian="cs" style:country-asian="CZ"/>
    </style:style>
    <style:style style:name="T515" style:family="text">
      <style:text-properties fo:language="cs" fo:country="CZ" officeooo:rsid="206f2028" style:language-asian="cs" style:country-asian="CZ"/>
    </style:style>
    <style:style style:name="T516" style:family="text">
      <style:text-properties fo:language="cs" fo:country="CZ" officeooo:rsid="20759c9f" style:language-asian="cs" style:country-asian="CZ"/>
    </style:style>
    <style:style style:name="T517" style:family="text">
      <style:text-properties fo:language="cs" fo:country="CZ" officeooo:rsid="20834f4f" style:language-asian="cs" style:country-asian="CZ"/>
    </style:style>
    <style:style style:name="T518" style:family="text">
      <style:text-properties fo:language="cs" fo:country="CZ" officeooo:rsid="20a3122c" style:language-asian="cs" style:country-asian="CZ"/>
    </style:style>
    <style:style style:name="T519" style:family="text">
      <style:text-properties fo:language="cs" fo:country="CZ" officeooo:rsid="20a3c511" style:language-asian="cs" style:country-asian="CZ"/>
    </style:style>
    <style:style style:name="T520" style:family="text">
      <style:text-properties fo:language="cs" fo:country="CZ" officeooo:rsid="20a56c6b" style:language-asian="cs" style:country-asian="CZ"/>
    </style:style>
    <style:style style:name="T521" style:family="text">
      <style:text-properties fo:language="cs" fo:country="CZ" officeooo:rsid="20a75113" style:language-asian="cs" style:country-asian="CZ"/>
    </style:style>
    <style:style style:name="T522" style:family="text">
      <style:text-properties fo:language="cs" fo:country="CZ" officeooo:rsid="20aac5d0" style:language-asian="cs" style:country-asian="CZ"/>
    </style:style>
    <style:style style:name="T523" style:family="text">
      <style:text-properties fo:language="cs" fo:country="CZ" officeooo:rsid="20ace839" style:language-asian="cs" style:country-asian="CZ"/>
    </style:style>
    <style:style style:name="T524" style:family="text">
      <style:text-properties fo:language="cs" fo:country="CZ" officeooo:rsid="2122963b" style:language-asian="cs" style:country-asian="CZ"/>
    </style:style>
    <style:style style:name="T525" style:family="text">
      <style:text-properties fo:language="cs" fo:country="CZ" officeooo:rsid="207b8e54" style:language-asian="cs" style:country-asian="CZ"/>
    </style:style>
    <style:style style:name="T526" style:family="text">
      <style:text-properties fo:language="cs" fo:country="CZ" officeooo:rsid="21537a33" style:language-asian="cs" style:country-asian="CZ"/>
    </style:style>
    <style:style style:name="T527" style:family="text">
      <style:text-properties fo:language="cs" fo:country="CZ" officeooo:rsid="215a0579" style:language-asian="cs" style:country-asian="CZ"/>
    </style:style>
    <style:style style:name="T528" style:family="text">
      <style:text-properties fo:language="cs" fo:country="CZ" officeooo:rsid="2165869a" style:language-asian="cs" style:country-asian="CZ"/>
    </style:style>
    <style:style style:name="T529" style:family="text">
      <style:text-properties fo:language="cs" fo:country="CZ" officeooo:rsid="21667c9e" style:language-asian="cs" style:country-asian="CZ"/>
    </style:style>
    <style:style style:name="T530" style:family="text">
      <style:text-properties fo:language="cs" fo:country="CZ" officeooo:rsid="216a5f13" style:language-asian="cs" style:country-asian="CZ"/>
    </style:style>
    <style:style style:name="T531" style:family="text">
      <style:text-properties fo:language="cs" fo:country="CZ" officeooo:rsid="21716f32" style:language-asian="cs" style:country-asian="CZ"/>
    </style:style>
    <style:style style:name="T532" style:family="text">
      <style:text-properties fo:language="cs" fo:country="CZ" officeooo:rsid="2194fb18" style:language-asian="cs" style:country-asian="CZ"/>
    </style:style>
    <style:style style:name="T533" style:family="text">
      <style:text-properties fo:language="cs" fo:country="CZ" officeooo:rsid="21966d5f" style:language-asian="cs" style:country-asian="CZ"/>
    </style:style>
    <style:style style:name="T534" style:family="text">
      <style:text-properties fo:language="cs" fo:country="CZ" officeooo:rsid="2196dca8" style:language-asian="cs" style:country-asian="CZ"/>
    </style:style>
    <style:style style:name="T535" style:family="text">
      <style:text-properties fo:language="cs" fo:country="CZ" officeooo:rsid="219aa5af" style:language-asian="cs" style:country-asian="CZ"/>
    </style:style>
    <style:style style:name="T536" style:family="text">
      <style:text-properties fo:language="cs" fo:country="CZ" officeooo:rsid="21ab8207" style:language-asian="cs" style:country-asian="CZ"/>
    </style:style>
    <style:style style:name="T537" style:family="text">
      <style:text-properties fo:language="cs" fo:country="CZ" officeooo:rsid="21b78951" style:language-asian="cs" style:country-asian="CZ"/>
    </style:style>
    <style:style style:name="T538" style:family="text">
      <style:text-properties fo:language="cs" fo:country="CZ" officeooo:rsid="21b97db2" style:language-asian="cs" style:country-asian="CZ"/>
    </style:style>
    <style:style style:name="T539" style:family="text">
      <style:text-properties fo:language="cs" fo:country="CZ" officeooo:rsid="21b1e115" style:language-asian="cs" style:country-asian="CZ"/>
    </style:style>
    <style:style style:name="T540" style:family="text">
      <style:text-properties fo:language="cs" fo:country="CZ" officeooo:rsid="21c502f0" style:language-asian="cs" style:country-asian="CZ"/>
    </style:style>
    <style:style style:name="T541" style:family="text">
      <style:text-properties fo:language="cs" fo:country="CZ" officeooo:rsid="21ca4657" style:language-asian="cs" style:country-asian="CZ"/>
    </style:style>
    <style:style style:name="T542" style:family="text">
      <style:text-properties fo:language="cs" fo:country="CZ" officeooo:rsid="21ca843b" style:language-asian="cs" style:country-asian="CZ"/>
    </style:style>
    <style:style style:name="T543" style:family="text">
      <style:text-properties fo:language="cs" fo:country="CZ" officeooo:rsid="21cc25a8" style:language-asian="cs" style:country-asian="CZ"/>
    </style:style>
    <style:style style:name="T544" style:family="text">
      <style:text-properties fo:language="cs" fo:country="CZ" officeooo:rsid="21cc6043" style:language-asian="cs" style:country-asian="CZ"/>
    </style:style>
    <style:style style:name="T545" style:family="text">
      <style:text-properties fo:language="cs" fo:country="CZ" officeooo:rsid="21d0ba1e" style:language-asian="cs" style:country-asian="CZ"/>
    </style:style>
    <style:style style:name="T546" style:family="text">
      <style:text-properties fo:language="cs" fo:country="CZ" officeooo:rsid="21d106c2" style:language-asian="cs" style:country-asian="CZ"/>
    </style:style>
    <style:style style:name="T547" style:family="text">
      <style:text-properties fo:language="cs" fo:country="CZ" officeooo:rsid="21d1cb1f" style:language-asian="cs" style:country-asian="CZ"/>
    </style:style>
    <style:style style:name="T548" style:family="text">
      <style:text-properties fo:language="cs" fo:country="CZ" officeooo:rsid="21d3385f" style:language-asian="cs" style:country-asian="CZ"/>
    </style:style>
    <style:style style:name="T549" style:family="text">
      <style:text-properties fo:language="cs" fo:country="CZ" officeooo:rsid="21d3dbb1" style:language-asian="cs" style:country-asian="CZ"/>
    </style:style>
    <style:style style:name="T550" style:family="text">
      <style:text-properties fo:language="cs" fo:country="CZ" officeooo:rsid="22069267" style:language-asian="cs" style:country-asian="CZ"/>
    </style:style>
    <style:style style:name="T551" style:family="text">
      <style:text-properties fo:language="cs" fo:country="CZ" officeooo:rsid="2209386b" style:language-asian="cs" style:country-asian="CZ"/>
    </style:style>
    <style:style style:name="T552" style:family="text">
      <style:text-properties fo:language="cs" fo:country="CZ" officeooo:rsid="220f5aec" style:language-asian="cs" style:country-asian="CZ"/>
    </style:style>
    <style:style style:name="T553" style:family="text">
      <style:text-properties fo:language="cs" fo:country="CZ" officeooo:rsid="2212f493" style:language-asian="cs" style:country-asian="CZ"/>
    </style:style>
    <style:style style:name="T554" style:family="text">
      <style:text-properties fo:language="cs" fo:country="CZ" officeooo:rsid="22147956" style:language-asian="cs" style:country-asian="CZ"/>
    </style:style>
    <style:style style:name="T555" style:family="text">
      <style:text-properties fo:language="cs" fo:country="CZ" officeooo:rsid="2215a714" style:language-asian="cs" style:country-asian="CZ"/>
    </style:style>
    <style:style style:name="T556" style:family="text">
      <style:text-properties fo:language="cs" fo:country="CZ" officeooo:rsid="221657ce" style:language-asian="cs" style:country-asian="CZ"/>
    </style:style>
    <style:style style:name="T557" style:family="text">
      <style:text-properties fo:language="cs" fo:country="CZ" officeooo:rsid="22197097" style:language-asian="cs" style:country-asian="CZ"/>
    </style:style>
    <style:style style:name="T558" style:family="text">
      <style:text-properties fo:language="cs" fo:country="CZ" officeooo:rsid="221a0527" style:language-asian="cs" style:country-asian="CZ"/>
    </style:style>
    <style:style style:name="T559" style:family="text">
      <style:text-properties fo:language="cs" fo:country="CZ" officeooo:rsid="221e54e3" style:language-asian="cs" style:country-asian="CZ"/>
    </style:style>
    <style:style style:name="T560" style:family="text">
      <style:text-properties fo:language="cs" fo:country="CZ" officeooo:rsid="221e937b" style:language-asian="cs" style:country-asian="CZ"/>
    </style:style>
    <style:style style:name="T561" style:family="text">
      <style:text-properties fo:language="cs" fo:country="CZ" officeooo:rsid="2229be1f" style:language-asian="cs" style:country-asian="CZ"/>
    </style:style>
    <style:style style:name="T562" style:family="text">
      <style:text-properties fo:language="cs" fo:country="CZ" officeooo:rsid="223126e4" style:language-asian="cs" style:country-asian="CZ"/>
    </style:style>
    <style:style style:name="T563" style:family="text">
      <style:text-properties fo:language="cs" fo:country="CZ" officeooo:rsid="22334148" style:language-asian="cs" style:country-asian="CZ"/>
    </style:style>
    <style:style style:name="T564" style:family="text">
      <style:text-properties fo:language="cs" fo:country="CZ" officeooo:rsid="223e7fa9" style:language-asian="cs" style:country-asian="CZ"/>
    </style:style>
    <style:style style:name="T565" style:family="text">
      <style:text-properties fo:language="cs" fo:country="CZ" officeooo:rsid="22404075" style:language-asian="cs" style:country-asian="CZ"/>
    </style:style>
    <style:style style:name="T566" style:family="text">
      <style:text-properties fo:language="cs" fo:country="CZ" officeooo:rsid="2242ceb5" style:language-asian="cs" style:country-asian="CZ"/>
    </style:style>
    <style:style style:name="T567" style:family="text">
      <style:text-properties fo:language="cs" fo:country="CZ" officeooo:rsid="22447983" style:language-asian="cs" style:country-asian="CZ"/>
    </style:style>
    <style:style style:name="T568" style:family="text">
      <style:text-properties fo:language="cs" fo:country="CZ" officeooo:rsid="224a5cc5" style:language-asian="cs" style:country-asian="CZ"/>
    </style:style>
    <style:style style:name="T569" style:family="text">
      <style:text-properties fo:language="cs" fo:country="CZ" officeooo:rsid="224b196c" style:language-asian="cs" style:country-asian="CZ"/>
    </style:style>
    <style:style style:name="T570" style:family="text">
      <style:text-properties fo:language="cs" fo:country="CZ" officeooo:rsid="224c7800" style:language-asian="cs" style:country-asian="CZ"/>
    </style:style>
    <style:style style:name="T571" style:family="text">
      <style:text-properties fo:language="cs" fo:country="CZ" officeooo:rsid="224de8a4" style:language-asian="cs" style:country-asian="CZ"/>
    </style:style>
    <style:style style:name="T572" style:family="text">
      <style:text-properties fo:language="cs" fo:country="CZ" officeooo:rsid="224f2e6b" style:language-asian="cs" style:country-asian="CZ"/>
    </style:style>
    <style:style style:name="T573" style:family="text">
      <style:text-properties fo:language="cs" fo:country="CZ" officeooo:rsid="224faa8c" style:language-asian="cs" style:country-asian="CZ"/>
    </style:style>
    <style:style style:name="T574" style:family="text">
      <style:text-properties fo:language="cs" fo:country="CZ" officeooo:rsid="2250e708" style:language-asian="cs" style:country-asian="CZ"/>
    </style:style>
    <style:style style:name="T575" style:family="text">
      <style:text-properties fo:language="cs" fo:country="CZ" officeooo:rsid="2255106c" style:language-asian="cs" style:country-asian="CZ"/>
    </style:style>
    <style:style style:name="T576" style:family="text">
      <style:text-properties fo:language="cs" fo:country="CZ" officeooo:rsid="2257a472" style:language-asian="cs" style:country-asian="CZ"/>
    </style:style>
    <style:style style:name="T577" style:family="text">
      <style:text-properties fo:language="cs" fo:country="CZ" officeooo:rsid="22593a1f" style:language-asian="cs" style:country-asian="CZ"/>
    </style:style>
    <style:style style:name="T578" style:family="text">
      <style:text-properties fo:language="cs" fo:country="CZ" officeooo:rsid="2262950f" style:language-asian="cs" style:country-asian="CZ"/>
    </style:style>
    <style:style style:name="T579" style:family="text">
      <style:text-properties fo:language="cs" fo:country="CZ" officeooo:rsid="2270d6b1" style:language-asian="cs" style:country-asian="CZ"/>
    </style:style>
    <style:style style:name="T580" style:family="text">
      <style:text-properties fo:language="cs" fo:country="CZ" officeooo:rsid="2270e0f8" style:language-asian="cs" style:country-asian="CZ"/>
    </style:style>
    <style:style style:name="T581" style:family="text">
      <style:text-properties fo:language="cs" fo:country="CZ" officeooo:rsid="227187a1" style:language-asian="cs" style:country-asian="CZ"/>
    </style:style>
    <style:style style:name="T582" style:family="text">
      <style:text-properties fo:language="cs" fo:country="CZ" officeooo:rsid="227200b6" style:language-asian="cs" style:country-asian="CZ"/>
    </style:style>
    <style:style style:name="T583" style:family="text">
      <style:text-properties fo:language="cs" fo:country="CZ" officeooo:rsid="22727396" style:language-asian="cs" style:country-asian="CZ"/>
    </style:style>
    <style:style style:name="T584" style:family="text">
      <style:text-properties fo:language="cs" fo:country="CZ" officeooo:rsid="227303f0" style:language-asian="cs" style:country-asian="CZ"/>
    </style:style>
    <style:style style:name="T585" style:family="text">
      <style:text-properties fo:language="cs" fo:country="CZ" officeooo:rsid="22735bcd" style:language-asian="cs" style:country-asian="CZ"/>
    </style:style>
    <style:style style:name="T586" style:family="text">
      <style:text-properties fo:language="cs" fo:country="CZ" officeooo:rsid="2274e3d9" style:language-asian="cs" style:country-asian="CZ"/>
    </style:style>
    <style:style style:name="T587" style:family="text">
      <style:text-properties fo:language="cs" fo:country="CZ" officeooo:rsid="227aef80" style:language-asian="cs" style:country-asian="CZ"/>
    </style:style>
    <style:style style:name="T588" style:family="text">
      <style:text-properties fo:language="cs" fo:country="CZ" officeooo:rsid="227f3f4c" style:language-asian="cs" style:country-asian="CZ"/>
    </style:style>
    <style:style style:name="T589" style:family="text">
      <style:text-properties fo:language="cs" fo:country="CZ" officeooo:rsid="22800e48" style:language-asian="cs" style:country-asian="CZ"/>
    </style:style>
    <style:style style:name="T590" style:family="text">
      <style:text-properties fo:language="cs" fo:country="CZ" officeooo:rsid="2282078d" style:language-asian="cs" style:country-asian="CZ"/>
    </style:style>
    <style:style style:name="T591" style:family="text">
      <style:text-properties fo:language="cs" fo:country="CZ" officeooo:rsid="2283fdc0" style:language-asian="cs" style:country-asian="CZ"/>
    </style:style>
    <style:style style:name="T592" style:family="text">
      <style:text-properties fo:language="cs" fo:country="CZ" officeooo:rsid="2284bf97" style:language-asian="cs" style:country-asian="CZ"/>
    </style:style>
    <style:style style:name="T593" style:family="text">
      <style:text-properties fo:language="cs" fo:country="CZ" officeooo:rsid="2285b6a1" style:language-asian="cs" style:country-asian="CZ"/>
    </style:style>
    <style:style style:name="T594" style:family="text">
      <style:text-properties fo:language="cs" fo:country="CZ" officeooo:rsid="228809ae" style:language-asian="cs" style:country-asian="CZ"/>
    </style:style>
    <style:style style:name="T595" style:family="text">
      <style:text-properties fo:language="cs" fo:country="CZ" officeooo:rsid="161b024d" style:language-asian="cs" style:country-asian="CZ"/>
    </style:style>
    <style:style style:name="T596" style:family="text">
      <style:text-properties fo:language="cs" fo:country="CZ" officeooo:rsid="228a0369" style:language-asian="cs" style:country-asian="CZ"/>
    </style:style>
    <style:style style:name="T597" style:family="text">
      <style:text-properties fo:language="cs" fo:country="CZ" officeooo:rsid="228a2f29" style:language-asian="cs" style:country-asian="CZ"/>
    </style:style>
    <style:style style:name="T598" style:family="text">
      <style:text-properties fo:language="cs" fo:country="CZ" officeooo:rsid="228a945e" style:language-asian="cs" style:country-asian="CZ"/>
    </style:style>
    <style:style style:name="T599" style:family="text">
      <style:text-properties fo:language="cs" fo:country="CZ" officeooo:rsid="228dc0f3" style:language-asian="cs" style:country-asian="CZ"/>
    </style:style>
    <style:style style:name="T600" style:family="text">
      <style:text-properties fo:language="cs" fo:country="CZ" officeooo:rsid="22908664" style:language-asian="cs" style:country-asian="CZ"/>
    </style:style>
    <style:style style:name="T601" style:family="text">
      <style:text-properties fo:language="cs" fo:country="CZ" officeooo:rsid="22925ac4" style:language-asian="cs" style:country-asian="CZ"/>
    </style:style>
    <style:style style:name="T602" style:family="text">
      <style:text-properties fo:language="cs" fo:country="CZ" officeooo:rsid="2293f1b1" style:language-asian="cs" style:country-asian="CZ"/>
    </style:style>
    <style:style style:name="T603" style:family="text">
      <style:text-properties fo:language="cs" fo:country="CZ" officeooo:rsid="2297aba1" style:language-asian="cs" style:country-asian="CZ"/>
    </style:style>
    <style:style style:name="T604" style:family="text">
      <style:text-properties fo:language="cs" fo:country="CZ" officeooo:rsid="2297affa" style:language-asian="cs" style:country-asian="CZ"/>
    </style:style>
    <style:style style:name="T605" style:family="text">
      <style:text-properties fo:language="cs" fo:country="CZ" officeooo:rsid="2299a298" style:language-asian="cs" style:country-asian="CZ"/>
    </style:style>
    <style:style style:name="T606" style:family="text">
      <style:text-properties fo:language="cs" fo:country="CZ" officeooo:rsid="229c2711" style:language-asian="cs" style:country-asian="CZ"/>
    </style:style>
    <style:style style:name="T607" style:family="text">
      <style:text-properties fo:language="cs" fo:country="CZ" officeooo:rsid="22a49575" style:language-asian="cs" style:country-asian="CZ"/>
    </style:style>
    <style:style style:name="T608" style:family="text">
      <style:text-properties fo:language="cs" fo:country="CZ" officeooo:rsid="22ae25cb" style:language-asian="cs" style:country-asian="CZ"/>
    </style:style>
    <style:style style:name="T609" style:family="text">
      <style:text-properties fo:language="cs" fo:country="CZ" officeooo:rsid="22b022b7" style:language-asian="cs" style:country-asian="CZ"/>
    </style:style>
    <style:style style:name="T610" style:family="text">
      <style:text-properties fo:language="cs" fo:country="CZ" officeooo:rsid="22b20bb0" style:language-asian="cs" style:country-asian="CZ"/>
    </style:style>
    <style:style style:name="T611" style:family="text">
      <style:text-properties fo:language="cs" fo:country="CZ" officeooo:rsid="22ba960b" style:language-asian="cs" style:country-asian="CZ"/>
    </style:style>
    <style:style style:name="T612" style:family="text">
      <style:text-properties fo:language="cs" fo:country="CZ" officeooo:rsid="22c1f3e0" style:language-asian="cs" style:country-asian="CZ"/>
    </style:style>
    <style:style style:name="T613" style:family="text">
      <style:text-properties fo:language="cs" fo:country="CZ" officeooo:rsid="22d09261" style:language-asian="cs" style:country-asian="CZ"/>
    </style:style>
    <style:style style:name="T614" style:family="text">
      <style:text-properties fo:language="cs" fo:country="CZ" officeooo:rsid="22e5d946" style:language-asian="cs" style:country-asian="CZ"/>
    </style:style>
    <style:style style:name="T615" style:family="text">
      <style:text-properties fo:language="cs" fo:country="CZ" officeooo:rsid="22e7a051" style:language-asian="cs" style:country-asian="CZ"/>
    </style:style>
    <style:style style:name="T616" style:family="text">
      <style:text-properties fo:language="cs" fo:country="CZ" officeooo:rsid="22ec9b08" style:language-asian="cs" style:country-asian="CZ"/>
    </style:style>
    <style:style style:name="T617" style:family="text">
      <style:text-properties fo:language="cs" fo:country="CZ" officeooo:rsid="22f1962f" style:language-asian="cs" style:country-asian="CZ"/>
    </style:style>
    <style:style style:name="T618" style:family="text">
      <style:text-properties fo:language="cs" fo:country="CZ" officeooo:rsid="21a77545" style:language-asian="cs" style:country-asian="CZ"/>
    </style:style>
    <style:style style:name="T619" style:family="text">
      <style:text-properties fo:language="cs" fo:country="CZ" officeooo:rsid="2059a202" style:language-asian="cs" style:country-asian="CZ"/>
    </style:style>
    <style:style style:name="T620" style:family="text">
      <style:text-properties fo:language="cs" fo:country="CZ" officeooo:rsid="22f92fef" style:language-asian="cs" style:country-asian="CZ"/>
    </style:style>
    <style:style style:name="T621" style:family="text">
      <style:text-properties fo:language="cs" fo:country="CZ" officeooo:rsid="22fd6eed" style:language-asian="cs" style:country-asian="CZ"/>
    </style:style>
    <style:style style:name="T622" style:family="text">
      <style:text-properties fo:language="cs" fo:country="CZ" officeooo:rsid="22fe0d01" style:language-asian="cs" style:country-asian="CZ"/>
    </style:style>
    <style:style style:name="T623" style:family="text">
      <style:text-properties fo:language="cs" fo:country="CZ" officeooo:rsid="2302436a" style:language-asian="cs" style:country-asian="CZ"/>
    </style:style>
    <style:style style:name="T624" style:family="text">
      <style:text-properties fo:language="cs" fo:country="CZ" officeooo:rsid="2304ad9b" style:language-asian="cs" style:country-asian="CZ"/>
    </style:style>
    <style:style style:name="T625" style:family="text">
      <style:text-properties fo:language="cs" fo:country="CZ" officeooo:rsid="230ba10e" style:language-asian="cs" style:country-asian="CZ"/>
    </style:style>
    <style:style style:name="T626" style:family="text">
      <style:text-properties fo:language="cs" fo:country="CZ" officeooo:rsid="23287c8b" style:language-asian="cs" style:country-asian="CZ"/>
    </style:style>
    <style:style style:name="T627" style:family="text">
      <style:text-properties fo:language="cs" fo:country="CZ" officeooo:rsid="23297522" style:language-asian="cs" style:country-asian="CZ"/>
    </style:style>
    <style:style style:name="T628" style:family="text">
      <style:text-properties fo:language="cs" fo:country="CZ" officeooo:rsid="232dc870" style:language-asian="cs" style:country-asian="CZ"/>
    </style:style>
    <style:style style:name="T629" style:family="text">
      <style:text-properties fo:language="cs" fo:country="CZ" officeooo:rsid="2337b7cb" style:language-asian="cs" style:country-asian="CZ"/>
    </style:style>
    <style:style style:name="T630" style:family="text">
      <style:text-properties fo:language="cs" fo:country="CZ" officeooo:rsid="233899bf" style:language-asian="cs" style:country-asian="CZ"/>
    </style:style>
    <style:style style:name="T631" style:family="text">
      <style:text-properties fo:language="cs" fo:country="CZ" officeooo:rsid="233a4c33" style:language-asian="cs" style:country-asian="CZ"/>
    </style:style>
    <style:style style:name="T632" style:family="text">
      <style:text-properties fo:language="cs" fo:country="CZ" officeooo:rsid="233bf6f9" style:language-asian="cs" style:country-asian="CZ"/>
    </style:style>
    <style:style style:name="T633" style:family="text">
      <style:text-properties fo:language="cs" fo:country="CZ" officeooo:rsid="233de38f" style:language-asian="cs" style:country-asian="CZ"/>
    </style:style>
    <style:style style:name="T634" style:family="text">
      <style:text-properties fo:language="cs" fo:country="CZ" officeooo:rsid="233e2e2f" style:language-asian="cs" style:country-asian="CZ"/>
    </style:style>
    <style:style style:name="T635" style:family="text">
      <style:text-properties fo:language="cs" fo:country="CZ" officeooo:rsid="233ef26f" style:language-asian="cs" style:country-asian="CZ"/>
    </style:style>
    <style:style style:name="T636" style:family="text">
      <style:text-properties fo:language="cs" fo:country="CZ" officeooo:rsid="2340d566" style:language-asian="cs" style:country-asian="CZ"/>
    </style:style>
    <style:style style:name="T637" style:family="text">
      <style:text-properties fo:language="cs" fo:country="CZ" officeooo:rsid="2342c918" style:language-asian="cs" style:country-asian="CZ"/>
    </style:style>
    <style:style style:name="T638" style:family="text">
      <style:text-properties fo:language="cs" fo:country="CZ" officeooo:rsid="2349a476" style:language-asian="cs" style:country-asian="CZ"/>
    </style:style>
    <style:style style:name="T639" style:family="text">
      <style:text-properties fo:language="cs" fo:country="CZ" officeooo:rsid="234ed141" style:language-asian="cs" style:country-asian="CZ"/>
    </style:style>
    <style:style style:name="T640" style:family="text">
      <style:text-properties fo:language="cs" fo:country="CZ" officeooo:rsid="2350b240" style:language-asian="cs" style:country-asian="CZ"/>
    </style:style>
    <style:style style:name="T641" style:family="text">
      <style:text-properties fo:language="cs" fo:country="CZ" officeooo:rsid="2351a1c2" style:language-asian="cs" style:country-asian="CZ"/>
    </style:style>
    <style:style style:name="T642" style:family="text">
      <style:text-properties fo:language="cs" fo:country="CZ" officeooo:rsid="235399e7" style:language-asian="cs" style:country-asian="CZ"/>
    </style:style>
    <style:style style:name="T643" style:family="text">
      <style:text-properties fo:language="cs" fo:country="CZ" officeooo:rsid="2354ebb9" style:language-asian="cs" style:country-asian="CZ"/>
    </style:style>
    <style:style style:name="T644" style:family="text">
      <style:text-properties fo:language="cs" fo:country="CZ" officeooo:rsid="2358e570" style:language-asian="cs" style:country-asian="CZ"/>
    </style:style>
    <style:style style:name="T645" style:family="text">
      <style:text-properties fo:language="cs" fo:country="CZ" officeooo:rsid="235ad2ff" style:language-asian="cs" style:country-asian="CZ"/>
    </style:style>
    <style:style style:name="T646" style:family="text">
      <style:text-properties fo:language="cs" fo:country="CZ" officeooo:rsid="235d5154" style:language-asian="cs" style:country-asian="CZ"/>
    </style:style>
    <style:style style:name="T647" style:family="text">
      <style:text-properties fo:language="cs" fo:country="CZ" officeooo:rsid="236348de" style:language-asian="cs" style:country-asian="CZ"/>
    </style:style>
    <style:style style:name="T648" style:family="text">
      <style:text-properties fo:language="cs" fo:country="CZ" officeooo:rsid="23637825" style:language-asian="cs" style:country-asian="CZ"/>
    </style:style>
    <style:style style:name="T649" style:family="text">
      <style:text-properties fo:language="cs" fo:country="CZ" officeooo:rsid="23640718" style:language-asian="cs" style:country-asian="CZ"/>
    </style:style>
    <style:style style:name="T650" style:family="text">
      <style:text-properties fo:language="cs" fo:country="CZ" officeooo:rsid="2370a0a3" style:language-asian="cs" style:country-asian="CZ"/>
    </style:style>
    <style:style style:name="T651" style:family="text">
      <style:text-properties fo:language="cs" fo:country="CZ" officeooo:rsid="23711f9a" style:language-asian="cs" style:country-asian="CZ"/>
    </style:style>
    <style:style style:name="T652" style:family="text">
      <style:text-properties fo:language="cs" fo:country="CZ" officeooo:rsid="23751612" style:language-asian="cs" style:country-asian="CZ"/>
    </style:style>
    <style:style style:name="T653" style:family="text">
      <style:text-properties fo:language="cs" fo:country="CZ" officeooo:rsid="237987a4" style:language-asian="cs" style:country-asian="CZ"/>
    </style:style>
    <style:style style:name="T654" style:family="text">
      <style:text-properties fo:language="cs" fo:country="CZ" officeooo:rsid="237e2cb7" style:language-asian="cs" style:country-asian="CZ"/>
    </style:style>
    <style:style style:name="T655" style:family="text">
      <style:text-properties fo:language="cs" fo:country="CZ" officeooo:rsid="23c614f4" style:language-asian="cs" style:country-asian="CZ"/>
    </style:style>
    <style:style style:name="T656" style:family="text">
      <style:text-properties fo:language="cs" fo:country="CZ" officeooo:rsid="23e20368" style:language-asian="cs" style:country-asian="CZ"/>
    </style:style>
    <style:style style:name="T657" style:family="text">
      <style:text-properties fo:language="cs" fo:country="CZ" officeooo:rsid="23e38e31" style:language-asian="cs" style:country-asian="CZ"/>
    </style:style>
    <style:style style:name="T658" style:family="text">
      <style:text-properties fo:language="cs" fo:country="CZ" officeooo:rsid="23e5863d" style:language-asian="cs" style:country-asian="CZ"/>
    </style:style>
    <style:style style:name="T659" style:family="text">
      <style:text-properties fo:language="cs" fo:country="CZ" officeooo:rsid="207d25a9" style:language-asian="cs" style:country-asian="CZ"/>
    </style:style>
    <style:style style:name="T660" style:family="text">
      <style:text-properties fo:language="cs" fo:country="CZ" officeooo:rsid="2451a4bf" style:language-asian="cs" style:country-asian="CZ"/>
    </style:style>
    <style:style style:name="T661" style:family="text">
      <style:text-properties fo:language="cs" fo:country="CZ" officeooo:rsid="2451cc85" style:language-asian="cs" style:country-asian="CZ"/>
    </style:style>
    <style:style style:name="T662" style:family="text">
      <style:text-properties fo:language="cs" fo:country="CZ" officeooo:rsid="206bafad" style:language-asian="cs" style:country-asian="CZ"/>
    </style:style>
    <style:style style:name="T663" style:family="text">
      <style:text-properties fo:language="cs" fo:country="CZ" officeooo:rsid="2454e91c" style:language-asian="cs" style:country-asian="CZ"/>
    </style:style>
    <style:style style:name="T664" style:family="text">
      <style:text-properties fo:language="cs" fo:country="CZ" officeooo:rsid="2452f1d3" style:language-asian="cs" style:country-asian="CZ"/>
    </style:style>
    <style:style style:name="T665" style:family="text">
      <style:text-properties fo:language="cs" fo:country="CZ" officeooo:rsid="2455efb8" style:language-asian="cs" style:country-asian="CZ"/>
    </style:style>
    <style:style style:name="T666" style:family="text">
      <style:text-properties fo:language="cs" fo:country="CZ" officeooo:rsid="24576df1" style:language-asian="cs" style:country-asian="CZ"/>
    </style:style>
    <style:style style:name="T667" style:family="text">
      <style:text-properties fo:language="cs" fo:country="CZ" officeooo:rsid="24aba3ac" style:language-asian="cs" style:country-asian="CZ"/>
    </style:style>
    <style:style style:name="T668" style:family="text">
      <style:text-properties fo:language="cs" fo:country="CZ" officeooo:rsid="250a4b82" style:language-asian="cs" style:country-asian="CZ"/>
    </style:style>
    <style:style style:name="T669" style:family="text">
      <style:text-properties fo:language="cs" fo:country="CZ" officeooo:rsid="250bfea4" style:language-asian="cs" style:country-asian="CZ"/>
    </style:style>
    <style:style style:name="T670" style:family="text">
      <style:text-properties fo:language="cs" fo:country="CZ" officeooo:rsid="2046eb88" style:language-asian="cs" style:country-asian="CZ"/>
    </style:style>
    <style:style style:name="T671" style:family="text">
      <style:text-properties fo:language="cs" fo:country="CZ" officeooo:rsid="204851d8" style:language-asian="cs" style:country-asian="CZ"/>
    </style:style>
    <style:style style:name="T672" style:family="text">
      <style:text-properties fo:language="cs" fo:country="CZ" officeooo:rsid="2884d194" style:language-asian="cs" style:country-asian="CZ"/>
    </style:style>
    <style:style style:name="T673" style:family="text">
      <style:text-properties fo:language="cs" fo:country="CZ" officeooo:rsid="2885db4c" style:language-asian="cs" style:country-asian="CZ"/>
    </style:style>
    <style:style style:name="T674" style:family="text">
      <style:text-properties fo:language="cs" fo:country="CZ" officeooo:rsid="2885e3dc" style:language-asian="cs" style:country-asian="CZ"/>
    </style:style>
    <style:style style:name="T675" style:family="text">
      <style:text-properties fo:language="cs" fo:country="CZ" officeooo:rsid="289656e2" style:language-asian="cs" style:country-asian="CZ"/>
    </style:style>
    <style:style style:name="T676" style:family="text">
      <style:text-properties fo:language="cs" fo:country="CZ" officeooo:rsid="2896fc41" style:language-asian="cs" style:country-asian="CZ"/>
    </style:style>
    <style:style style:name="T677" style:family="text">
      <style:text-properties fo:language="cs" fo:country="CZ" officeooo:rsid="289a0b55" style:language-asian="cs" style:country-asian="CZ"/>
    </style:style>
    <style:style style:name="T678" style:family="text">
      <style:text-properties fo:language="cs" fo:country="CZ" officeooo:rsid="22e50c1a" style:language-asian="cs" style:country-asian="CZ"/>
    </style:style>
    <style:style style:name="T679" style:family="text">
      <style:text-properties fo:language="cs" fo:country="CZ" officeooo:rsid="28cb58c3" style:language-asian="cs" style:country-asian="CZ"/>
    </style:style>
    <style:style style:name="T680" style:family="text">
      <style:text-properties fo:language="cs" fo:country="CZ" officeooo:rsid="28cbd7ae" style:language-asian="cs" style:country-asian="CZ"/>
    </style:style>
    <style:style style:name="T681" style:family="text">
      <style:text-properties fo:language="cs" fo:country="CZ" officeooo:rsid="28caaa0a" style:language-asian="cs" style:country-asian="CZ"/>
    </style:style>
    <style:style style:name="T682" style:family="text">
      <style:text-properties fo:language="cs" fo:country="CZ" officeooo:rsid="2aad0771" style:language-asian="cs" style:country-asian="CZ"/>
    </style:style>
    <style:style style:name="T683" style:family="text">
      <style:text-properties fo:language="cs" fo:country="CZ" officeooo:rsid="2386816f" style:language-asian="cs" style:country-asian="CZ"/>
    </style:style>
    <style:style style:name="T684" style:family="text">
      <style:text-properties fo:language="cs" fo:country="CZ" officeooo:rsid="22c10484" style:language-asian="cs" style:country-asian="CZ"/>
    </style:style>
    <style:style style:name="T685" style:family="text">
      <style:text-properties fo:language="cs" fo:country="CZ" officeooo:rsid="22c58244" style:language-asian="cs" style:country-asian="CZ"/>
    </style:style>
    <style:style style:name="T686" style:family="text">
      <style:text-properties fo:language="cs" fo:country="CZ" officeooo:rsid="2aaeffdc" style:language-asian="cs" style:country-asian="CZ"/>
    </style:style>
    <style:style style:name="T687" style:family="text">
      <style:text-properties fo:language="cs" fo:country="CZ" officeooo:rsid="2ab07721" style:language-asian="cs" style:country-asian="CZ"/>
    </style:style>
    <style:style style:name="T688" style:family="text">
      <style:text-properties fo:language="cs" fo:country="CZ" officeooo:rsid="2ab0c64f" style:language-asian="cs" style:country-asian="CZ"/>
    </style:style>
    <style:style style:name="T689" style:family="text">
      <style:text-properties fo:language="cs" fo:country="CZ" officeooo:rsid="2ab1ad4e" style:language-asian="cs" style:country-asian="CZ"/>
    </style:style>
    <style:style style:name="T690" style:family="text">
      <style:text-properties fo:language="cs" fo:country="CZ" officeooo:rsid="2ab1fb60" style:language-asian="cs" style:country-asian="CZ"/>
    </style:style>
    <style:style style:name="T691" style:family="text">
      <style:text-properties fo:language="cs" fo:country="CZ" officeooo:rsid="2ab70726" style:language-asian="cs" style:country-asian="CZ"/>
    </style:style>
    <style:style style:name="T692" style:family="text">
      <style:text-properties fo:language="cs" fo:country="CZ" officeooo:rsid="2ab7d2af" style:language-asian="cs" style:country-asian="CZ"/>
    </style:style>
    <style:style style:name="T693" style:family="text">
      <style:text-properties fo:language="cs" fo:country="CZ" officeooo:rsid="2ab87fd9" style:language-asian="cs" style:country-asian="CZ"/>
    </style:style>
    <style:style style:name="T694" style:family="text">
      <style:text-properties fo:language="cs" fo:country="CZ" officeooo:rsid="2ab94276" style:language-asian="cs" style:country-asian="CZ"/>
    </style:style>
    <style:style style:name="T695" style:family="text">
      <style:text-properties fo:language="cs" fo:country="CZ" officeooo:rsid="2abc4521" style:language-asian="cs" style:country-asian="CZ"/>
    </style:style>
    <style:style style:name="T696" style:family="text">
      <style:text-properties fo:language="cs" fo:country="CZ" officeooo:rsid="2ab504dd" style:language-asian="cs" style:country-asian="CZ"/>
    </style:style>
    <style:style style:name="T697" style:family="text">
      <style:text-properties fo:language="cs" fo:country="CZ" officeooo:rsid="2abccaf1" style:language-asian="cs" style:country-asian="CZ"/>
    </style:style>
    <style:style style:name="T698" style:family="text">
      <style:text-properties fo:language="cs" fo:country="CZ" officeooo:rsid="2abd5672" style:language-asian="cs" style:country-asian="CZ"/>
    </style:style>
    <style:style style:name="T699" style:family="text">
      <style:text-properties fo:language="cs" fo:country="CZ" officeooo:rsid="236db2ab" style:language-asian="cs" style:country-asian="CZ"/>
    </style:style>
    <style:style style:name="T700" style:family="text">
      <style:text-properties fo:language="cs" fo:country="CZ" officeooo:rsid="2aff1d7c" style:language-asian="cs" style:country-asian="CZ"/>
    </style:style>
    <style:style style:name="T701" style:family="text">
      <style:text-properties fo:language="cs" fo:country="CZ" officeooo:rsid="2b42f385" style:language-asian="cs" style:country-asian="CZ"/>
    </style:style>
    <style:style style:name="T702" style:family="text">
      <style:text-properties fo:language="cs" fo:country="CZ" officeooo:rsid="2b431ffa" style:language-asian="cs" style:country-asian="CZ"/>
    </style:style>
    <style:style style:name="T703" style:family="text">
      <style:text-properties fo:language="cs" fo:country="CZ" officeooo:rsid="2b43a66c" style:language-asian="cs" style:country-asian="CZ"/>
    </style:style>
    <style:style style:name="T704" style:family="text">
      <style:text-properties fo:language="cs" fo:country="CZ" officeooo:rsid="2b459676" style:language-asian="cs" style:country-asian="CZ"/>
    </style:style>
    <style:style style:name="T705" style:family="text">
      <style:text-properties fo:language="cs" fo:country="CZ" officeooo:rsid="2b46ec9f" style:language-asian="cs" style:country-asian="CZ"/>
    </style:style>
    <style:style style:name="T706" style:family="text">
      <style:text-properties fo:language="cs" fo:country="CZ" officeooo:rsid="2b47301d" style:language-asian="cs" style:country-asian="CZ"/>
    </style:style>
    <style:style style:name="T707" style:family="text">
      <style:text-properties fo:language="cs" fo:country="CZ" officeooo:rsid="2b47f2e0" style:language-asian="cs" style:country-asian="CZ"/>
    </style:style>
    <style:style style:name="T708" style:family="text">
      <style:text-properties fo:language="cs" fo:country="CZ" officeooo:rsid="2b48543d" style:language-asian="cs" style:country-asian="CZ"/>
    </style:style>
    <style:style style:name="T709" style:family="text">
      <style:text-properties fo:language="cs" fo:country="CZ" officeooo:rsid="2b49947a" style:language-asian="cs" style:country-asian="CZ"/>
    </style:style>
    <style:style style:name="T710" style:family="text">
      <style:text-properties fo:language="cs" fo:country="CZ" officeooo:rsid="2b4a5406" style:language-asian="cs" style:country-asian="CZ"/>
    </style:style>
    <style:style style:name="T711" style:family="text">
      <style:text-properties fo:language="cs" fo:country="CZ" officeooo:rsid="2b4ac5c2" style:language-asian="cs" style:country-asian="CZ"/>
    </style:style>
    <style:style style:name="T712" style:family="text">
      <style:text-properties fo:language="cs" fo:country="CZ" officeooo:rsid="2b4beb57" style:language-asian="cs" style:country-asian="CZ"/>
    </style:style>
    <style:style style:name="T713" style:family="text">
      <style:text-properties fo:language="cs" fo:country="CZ" officeooo:rsid="2b4bf71b" style:language-asian="cs" style:country-asian="CZ"/>
    </style:style>
    <style:style style:name="T714" style:family="text">
      <style:text-properties fo:language="cs" fo:country="CZ" officeooo:rsid="2b4ddd6d" style:language-asian="cs" style:country-asian="CZ"/>
    </style:style>
    <style:style style:name="T715" style:family="text">
      <style:text-properties fo:language="cs" fo:country="CZ" officeooo:rsid="2bb6757a" style:language-asian="cs" style:country-asian="CZ"/>
    </style:style>
    <style:style style:name="T716" style:family="text">
      <style:text-properties fo:language="cs" fo:country="CZ" officeooo:rsid="2bce777d" style:language-asian="cs" style:country-asian="CZ"/>
    </style:style>
    <style:style style:name="T717" style:family="text">
      <style:text-properties fo:language="cs" fo:country="CZ" officeooo:rsid="2cf2a3f4" style:language-asian="cs" style:country-asian="CZ"/>
    </style:style>
    <style:style style:name="T718" style:family="text">
      <style:text-properties fo:language="cs" fo:country="CZ" officeooo:rsid="2ee6f52a" style:language-asian="cs" style:country-asian="CZ"/>
    </style:style>
    <style:style style:name="T719" style:family="text">
      <style:text-properties fo:language="cs" fo:country="CZ" officeooo:rsid="2ee866f4" style:language-asian="cs" style:country-asian="CZ"/>
    </style:style>
    <style:style style:name="T720" style:family="text">
      <style:text-properties fo:language="cs" fo:country="CZ" officeooo:rsid="2ee8ecd3" style:language-asian="cs" style:country-asian="CZ"/>
    </style:style>
    <style:style style:name="T721" style:family="text">
      <style:text-properties fo:language="cs" fo:country="CZ" officeooo:rsid="2ee9bb76" style:language-asian="cs" style:country-asian="CZ"/>
    </style:style>
    <style:style style:name="T722" style:family="text">
      <style:text-properties fo:language="cs" fo:country="CZ" officeooo:rsid="2eeb2c9d" style:language-asian="cs" style:country-asian="CZ"/>
    </style:style>
    <style:style style:name="T723" style:family="text">
      <style:text-properties fo:language="cs" fo:country="CZ" officeooo:rsid="2ef1ac69" style:language-asian="cs" style:country-asian="CZ"/>
    </style:style>
    <style:style style:name="T724" style:family="text">
      <style:text-properties fo:language="cs" fo:country="CZ" officeooo:rsid="2ef2df58" style:language-asian="cs" style:country-asian="CZ"/>
    </style:style>
    <style:style style:name="T725" style:family="text">
      <style:text-properties fo:language="cs" fo:country="CZ" officeooo:rsid="2ef4f4fc" style:language-asian="cs" style:country-asian="CZ"/>
    </style:style>
    <style:style style:name="T726" style:family="text">
      <style:text-properties fo:language="cs" fo:country="CZ" officeooo:rsid="2f069119" style:language-asian="cs" style:country-asian="CZ"/>
    </style:style>
    <style:style style:name="T727" style:family="text">
      <style:text-properties fo:language="cs" fo:country="CZ" officeooo:rsid="11354dcd"/>
    </style:style>
    <style:style style:name="T728" style:family="text">
      <style:text-properties fo:language="cs" fo:country="CZ" officeooo:rsid="12a7fb9d"/>
    </style:style>
    <style:style style:name="T729" style:family="text">
      <style:text-properties fo:language="cs" fo:country="CZ" officeooo:rsid="117240dd"/>
    </style:style>
    <style:style style:name="T730" style:family="text">
      <style:text-properties fo:language="cs" fo:country="CZ" officeooo:rsid="119bf22f"/>
    </style:style>
    <style:style style:name="T731" style:family="text">
      <style:text-properties fo:language="cs" fo:country="CZ" officeooo:rsid="11326cea"/>
    </style:style>
    <style:style style:name="T732" style:family="text">
      <style:text-properties fo:language="cs" fo:country="CZ" officeooo:rsid="119dffd6"/>
    </style:style>
    <style:style style:name="T733" style:family="text">
      <style:text-properties fo:language="cs" fo:country="CZ" officeooo:rsid="21de3bfb"/>
    </style:style>
    <style:style style:name="T734" style:family="text">
      <style:text-properties fo:language="cs" fo:country="CZ" officeooo:rsid="1dfd222d"/>
    </style:style>
    <style:style style:name="T735" style:family="text">
      <style:text-properties fo:language="cs" fo:country="CZ" officeooo:rsid="1906384c"/>
    </style:style>
    <style:style style:name="T736" style:family="text">
      <style:text-properties fo:language="cs" fo:country="CZ" officeooo:rsid="1217208f"/>
    </style:style>
    <style:style style:name="T737" style:family="text">
      <style:text-properties fo:language="cs" fo:country="CZ" officeooo:rsid="19263f66"/>
    </style:style>
    <style:style style:name="T738" style:family="text">
      <style:text-properties fo:language="cs" fo:country="CZ" officeooo:rsid="256e38d1"/>
    </style:style>
    <style:style style:name="T739" style:family="text">
      <style:text-properties fo:language="cs" fo:country="CZ" fo:font-weight="bold" style:font-weight-asian="bold" style:font-weight-complex="bold"/>
    </style:style>
    <style:style style:name="T740" style:family="text">
      <style:text-properties fo:language="cs" fo:country="CZ" fo:font-weight="bold" officeooo:rsid="1dbdf5ee" style:font-weight-asian="bold" style:font-weight-complex="bold"/>
    </style:style>
    <style:style style:name="T741" style:family="text">
      <style:text-properties fo:language="cs" fo:country="CZ" fo:font-weight="bold" officeooo:rsid="1dfd222d" style:font-weight-asian="bold" style:font-weight-complex="bold"/>
    </style:style>
    <style:style style:name="T742" style:family="text">
      <style:text-properties fo:language="cs" fo:country="CZ" fo:font-weight="bold" officeooo:rsid="28f98aba" style:font-weight-asian="bold" style:font-weight-complex="bold"/>
    </style:style>
    <style:style style:name="T743" style:family="text">
      <style:text-properties fo:language="cs" fo:country="CZ" fo:font-weight="bold" officeooo:rsid="2c3ee333" style:font-weight-asian="bold" style:font-weight-complex="bold"/>
    </style:style>
    <style:style style:name="T744" style:family="text">
      <style:text-properties fo:language="cs" fo:country="CZ" fo:font-weight="bold" officeooo:rsid="25612f74" style:language-asian="zxx" style:country-asian="none" style:font-weight-asian="bold" style:language-complex="ar" style:country-complex="SA" style:font-weight-complex="bold"/>
    </style:style>
    <style:style style:name="T745" style:family="text">
      <style:text-properties fo:language="cs" fo:country="CZ" fo:font-weight="bold" officeooo:rsid="27190835" fo:background-color="transparent" loext:char-shading-value="0" style:font-weight-asian="bold" style:font-weight-complex="bold"/>
    </style:style>
    <style:style style:name="T746" style:family="text">
      <style:text-properties fo:language="cs" fo:country="CZ" officeooo:rsid="25612f74" style:language-asian="zxx" style:country-asian="none" style:language-complex="ar" style:country-complex="SA"/>
    </style:style>
    <style:style style:name="T747" style:family="text">
      <style:text-properties fo:language="cs" fo:country="CZ" officeooo:rsid="26b25225"/>
    </style:style>
    <style:style style:name="T748" style:family="text">
      <style:text-properties fo:language="cs" fo:country="CZ" officeooo:rsid="27190835" fo:background-color="transparent" loext:char-shading-value="0"/>
    </style:style>
    <style:style style:name="T749" style:family="text">
      <style:text-properties fo:language="cs" fo:country="CZ" officeooo:rsid="2791a04d"/>
    </style:style>
    <style:style style:name="T750" style:family="text">
      <style:text-properties fo:language="cs" fo:country="CZ" officeooo:rsid="0eaac3f1"/>
    </style:style>
    <style:style style:name="T751" style:family="text">
      <style:text-properties fo:language="cs" fo:country="CZ" officeooo:rsid="0de85b3b"/>
    </style:style>
    <style:style style:name="T752" style:family="text">
      <style:text-properties fo:language="cs" fo:country="CZ" officeooo:rsid="0dfa8c96"/>
    </style:style>
    <style:style style:name="T753" style:family="text">
      <style:text-properties fo:language="cs" fo:country="CZ" officeooo:rsid="0e4039ce"/>
    </style:style>
    <style:style style:name="T754" style:family="text">
      <style:text-properties fo:language="cs" fo:country="CZ" officeooo:rsid="2832e265"/>
    </style:style>
    <style:style style:name="T755" style:family="text">
      <style:text-properties fo:language="cs" fo:country="CZ" officeooo:rsid="28343638"/>
    </style:style>
    <style:style style:name="T756" style:family="text">
      <style:text-properties fo:language="cs" fo:country="CZ" officeooo:rsid="28357bc6"/>
    </style:style>
    <style:style style:name="T757" style:family="text">
      <style:text-properties fo:language="cs" fo:country="CZ" officeooo:rsid="1927ecca"/>
    </style:style>
    <style:style style:name="T758" style:family="text">
      <style:text-properties fo:language="cs" fo:country="CZ" officeooo:rsid="1db0ffcb"/>
    </style:style>
    <style:style style:name="T759" style:family="text">
      <style:text-properties fo:language="cs" fo:country="CZ" officeooo:rsid="1db21e23"/>
    </style:style>
    <style:style style:name="T760" style:family="text">
      <style:text-properties fo:language="cs" fo:country="CZ" officeooo:rsid="1db7691e"/>
    </style:style>
    <style:style style:name="T761" style:family="text">
      <style:text-properties fo:language="cs" fo:country="CZ" officeooo:rsid="1db92161"/>
    </style:style>
    <style:style style:name="T762" style:family="text">
      <style:text-properties fo:language="cs" fo:country="CZ" officeooo:rsid="1db36cd0"/>
    </style:style>
    <style:style style:name="T763" style:family="text">
      <style:text-properties fo:language="cs" fo:country="CZ" officeooo:rsid="1db29c50"/>
    </style:style>
    <style:style style:name="T764" style:family="text">
      <style:text-properties fo:language="cs" fo:country="CZ" officeooo:rsid="1db9a601"/>
    </style:style>
    <style:style style:name="T765" style:family="text">
      <style:text-properties fo:language="cs" fo:country="CZ" officeooo:rsid="1dbc2461"/>
    </style:style>
    <style:style style:name="T766" style:family="text">
      <style:text-properties fo:language="cs" fo:country="CZ" officeooo:rsid="1b1c6d53"/>
    </style:style>
    <style:style style:name="T767" style:family="text">
      <style:text-properties fo:language="cs" fo:country="CZ" officeooo:rsid="1ab052d1"/>
    </style:style>
    <style:style style:name="T768" style:family="text">
      <style:text-properties fo:language="cs" fo:country="CZ" officeooo:rsid="1b1ca47e"/>
    </style:style>
    <style:style style:name="T769" style:family="text">
      <style:text-properties fo:language="cs" fo:country="CZ" officeooo:rsid="1ab2f360"/>
    </style:style>
    <style:style style:name="T770" style:family="text">
      <style:text-properties fo:language="cs" fo:country="CZ" officeooo:rsid="27925bf3"/>
    </style:style>
    <style:style style:name="T771" style:family="text">
      <style:text-properties fo:language="cs" fo:country="CZ" officeooo:rsid="16b81fd2"/>
    </style:style>
    <style:style style:name="T772" style:family="text">
      <style:text-properties fo:language="cs" fo:country="CZ" officeooo:rsid="1aa8fb70"/>
    </style:style>
    <style:style style:name="T773" style:family="text">
      <style:text-properties fo:language="cs" fo:country="CZ" officeooo:rsid="1a230bad"/>
    </style:style>
    <style:style style:name="T774" style:family="text">
      <style:text-properties fo:language="cs" fo:country="CZ" officeooo:rsid="1aaaf7b3"/>
    </style:style>
    <style:style style:name="T775" style:family="text">
      <style:text-properties fo:language="cs" fo:country="CZ" officeooo:rsid="28b276ea"/>
    </style:style>
    <style:style style:name="T776" style:family="text">
      <style:text-properties fo:language="cs" fo:country="CZ" officeooo:rsid="28f385a2"/>
    </style:style>
    <style:style style:name="T777" style:family="text">
      <style:text-properties fo:language="cs" fo:country="CZ" officeooo:rsid="296dddab"/>
    </style:style>
    <style:style style:name="T778" style:family="text">
      <style:text-properties fo:language="cs" fo:country="CZ" officeooo:rsid="2988648a"/>
    </style:style>
    <style:style style:name="T779" style:family="text">
      <style:text-properties fo:language="cs" fo:country="CZ" officeooo:rsid="2a37b45c"/>
    </style:style>
    <style:style style:name="T780" style:family="text">
      <style:text-properties fo:language="cs" fo:country="CZ" officeooo:rsid="2a410826"/>
    </style:style>
    <style:style style:name="T781" style:family="text">
      <style:text-properties fo:language="cs" fo:country="CZ" officeooo:rsid="2a6ebe3f"/>
    </style:style>
    <style:style style:name="T782" style:family="text">
      <style:text-properties fo:language="cs" fo:country="CZ" officeooo:rsid="2b40571e"/>
    </style:style>
    <style:style style:name="T783" style:family="text">
      <style:text-properties fo:language="cs" fo:country="CZ" officeooo:rsid="2b54f678"/>
    </style:style>
    <style:style style:name="T784" style:family="text">
      <style:text-properties fo:language="cs" fo:country="CZ" officeooo:rsid="2bcbceeb"/>
    </style:style>
    <style:style style:name="T785" style:family="text">
      <style:text-properties fo:language="cs" fo:country="CZ" officeooo:rsid="2c38556f"/>
    </style:style>
    <style:style style:name="T786" style:family="text">
      <style:text-properties fo:language="cs" fo:country="CZ" officeooo:rsid="2c396f6a"/>
    </style:style>
    <style:style style:name="T787" style:family="text">
      <style:text-properties fo:language="cs" fo:country="CZ" officeooo:rsid="28f98aba"/>
    </style:style>
    <style:style style:name="T788" style:family="text">
      <style:text-properties fo:language="cs" fo:country="CZ" officeooo:rsid="246a6250"/>
    </style:style>
    <style:style style:name="T789" style:family="text">
      <style:text-properties fo:language="cs" fo:country="CZ" officeooo:rsid="246a92cc"/>
    </style:style>
    <style:style style:name="T790" style:family="text">
      <style:text-properties fo:language="cs" fo:country="CZ" officeooo:rsid="2c3ee333"/>
    </style:style>
    <style:style style:name="T791" style:family="text">
      <style:text-properties fo:language="cs" fo:country="CZ" officeooo:rsid="2c550b4f"/>
    </style:style>
    <style:style style:name="T792" style:family="text">
      <style:text-properties fo:language="cs" fo:country="CZ" officeooo:rsid="2ca6e7d9"/>
    </style:style>
    <style:style style:name="T793" style:family="text">
      <style:text-properties fo:language="cs" fo:country="CZ" officeooo:rsid="2d7f9d3a"/>
    </style:style>
    <style:style style:name="T794" style:family="text">
      <style:text-properties fo:language="cs" fo:country="CZ" officeooo:rsid="2dbc465c"/>
    </style:style>
    <style:style style:name="T795" style:family="text">
      <style:text-properties fo:language="cs" fo:country="CZ" officeooo:rsid="2dc06e87"/>
    </style:style>
    <style:style style:name="T796" style:family="text">
      <style:text-properties fo:language="cs" fo:country="CZ" officeooo:rsid="2e6050d8"/>
    </style:style>
    <style:style style:name="T797" style:family="text">
      <style:text-properties fo:language="cs" fo:country="CZ" officeooo:rsid="2f2860f9"/>
    </style:style>
    <style:style style:name="T798" style:family="text">
      <style:text-properties fo:language="cs" fo:country="CZ" officeooo:rsid="2f28aed2"/>
    </style:style>
    <style:style style:name="T799" style:family="text">
      <style:text-properties fo:language="cs" fo:country="CZ" officeooo:rsid="2f28bd94"/>
    </style:style>
    <style:style style:name="T800" style:family="text">
      <style:text-properties fo:language="cs" fo:country="CZ" officeooo:rsid="2f28f0b3"/>
    </style:style>
    <style:style style:name="T801" style:family="text">
      <style:text-properties fo:language="cs" fo:country="CZ" officeooo:rsid="2f29f798"/>
    </style:style>
    <style:style style:name="T802" style:family="text">
      <style:text-properties fo:language="cs" fo:country="CZ" officeooo:rsid="2f2b302e"/>
    </style:style>
    <style:style style:name="T803" style:family="text">
      <style:text-properties fo:language="cs" fo:country="CZ" officeooo:rsid="2f2ceb82"/>
    </style:style>
    <style:style style:name="T804" style:family="text">
      <style:text-properties fo:language="cs" fo:country="CZ" officeooo:rsid="2f2e2225"/>
    </style:style>
    <style:style style:name="T805" style:family="text">
      <style:text-properties fo:language="cs" fo:country="CZ" officeooo:rsid="2f30b130"/>
    </style:style>
    <style:style style:name="T806" style:family="text">
      <style:text-properties fo:language="cs" fo:country="CZ" officeooo:rsid="2f325896"/>
    </style:style>
    <style:style style:name="T807" style:family="text">
      <style:text-properties fo:language="cs" fo:country="CZ" officeooo:rsid="2f32656c"/>
    </style:style>
    <style:style style:name="T808" style:family="text">
      <style:text-properties fo:language="cs" fo:country="CZ" officeooo:rsid="2f337339"/>
    </style:style>
    <style:style style:name="T809" style:family="text">
      <style:text-properties fo:language="cs" fo:country="CZ" officeooo:rsid="2dc276f2"/>
    </style:style>
    <style:style style:name="T810" style:family="text">
      <style:text-properties fo:font-style="italic" style:font-style-asian="italic" style:font-style-complex="italic"/>
    </style:style>
    <style:style style:name="T811" style:family="text">
      <style:text-properties fo:font-style="italic" officeooo:rsid="2068fff3" style:font-style-asian="italic" style:font-style-complex="italic"/>
    </style:style>
    <style:style style:name="T812" style:family="text">
      <style:text-properties fo:font-style="italic" officeooo:rsid="20768cfb" style:font-style-asian="italic" style:font-style-complex="italic"/>
    </style:style>
    <style:style style:name="T813" style:family="text">
      <style:text-properties fo:font-style="italic" officeooo:rsid="20889469" style:font-style-asian="italic" style:font-style-complex="italic"/>
    </style:style>
    <style:style style:name="T814" style:family="text">
      <style:text-properties fo:font-style="italic" officeooo:rsid="20a19e91" style:font-style-asian="italic" style:font-style-complex="italic"/>
    </style:style>
    <style:style style:name="T815" style:family="text">
      <style:text-properties fo:font-style="italic" officeooo:rsid="20f7086f" style:font-style-asian="italic" style:font-style-complex="italic"/>
    </style:style>
    <style:style style:name="T816" style:family="text">
      <style:text-properties fo:font-style="italic" officeooo:rsid="20774db6" style:font-style-asian="italic" style:font-style-complex="italic"/>
    </style:style>
    <style:style style:name="T817" style:family="text">
      <style:text-properties fo:font-style="italic" officeooo:rsid="21b430db" style:font-style-asian="italic" style:font-style-complex="italic"/>
    </style:style>
    <style:style style:name="T818" style:family="text">
      <style:text-properties fo:font-style="italic" officeooo:rsid="21b1e115" style:font-style-asian="italic" style:font-style-complex="italic"/>
    </style:style>
    <style:style style:name="T819" style:family="text">
      <style:text-properties fo:font-style="italic" officeooo:rsid="21ad8828" style:font-style-asian="italic" style:font-style-complex="italic"/>
    </style:style>
    <style:style style:name="T820" style:family="text">
      <style:text-properties fo:font-style="italic" officeooo:rsid="2209a5d2" style:font-style-asian="italic" style:font-style-complex="italic"/>
    </style:style>
    <style:style style:name="T821" style:family="text">
      <style:text-properties fo:font-style="italic" officeooo:rsid="2264f721" style:font-style-asian="italic" style:font-style-complex="italic"/>
    </style:style>
    <style:style style:name="T822" style:family="text">
      <style:text-properties fo:font-style="italic" officeooo:rsid="2298b5b6" style:font-style-asian="italic" style:font-style-complex="italic"/>
    </style:style>
    <style:style style:name="T823" style:family="text">
      <style:text-properties fo:font-style="italic" officeooo:rsid="21adb664" style:font-style-asian="italic" style:font-style-complex="italic"/>
    </style:style>
    <style:style style:name="T824" style:family="text">
      <style:text-properties fo:font-style="italic" officeooo:rsid="22bd1088" style:font-style-asian="italic" style:font-style-complex="italic"/>
    </style:style>
    <style:style style:name="T825" style:family="text">
      <style:text-properties fo:font-style="italic" officeooo:rsid="22ac30f8" style:font-style-asian="italic" style:font-style-complex="italic"/>
    </style:style>
    <style:style style:name="T826" style:family="text">
      <style:text-properties fo:font-style="italic" officeooo:rsid="22a871c9" style:font-style-asian="italic" style:font-style-complex="italic"/>
    </style:style>
    <style:style style:name="T827" style:family="text">
      <style:text-properties fo:font-style="italic" officeooo:rsid="22c85621" style:font-style-asian="italic" style:font-style-complex="italic"/>
    </style:style>
    <style:style style:name="T828" style:family="text">
      <style:text-properties fo:font-style="italic" officeooo:rsid="22c8d110" style:font-style-asian="italic" style:font-style-complex="italic"/>
    </style:style>
    <style:style style:name="T829" style:family="text">
      <style:text-properties fo:font-style="italic" officeooo:rsid="23ac06b8" style:font-style-asian="italic" style:font-style-complex="italic"/>
    </style:style>
    <style:style style:name="T830" style:family="text">
      <style:text-properties fo:font-style="italic" officeooo:rsid="23b0ce43" style:font-style-asian="italic" style:font-style-complex="italic"/>
    </style:style>
    <style:style style:name="T831" style:family="text">
      <style:text-properties fo:font-style="italic" officeooo:rsid="23981548" style:font-style-asian="italic" style:font-style-complex="italic"/>
    </style:style>
    <style:style style:name="T832" style:family="text">
      <style:text-properties fo:font-style="italic" officeooo:rsid="24393486" style:font-style-asian="italic" style:font-style-complex="italic"/>
    </style:style>
    <style:style style:name="T833" style:family="text">
      <style:text-properties fo:font-style="italic" officeooo:rsid="250683f3" style:font-style-asian="italic" style:font-style-complex="italic"/>
    </style:style>
    <style:style style:name="T834" style:family="text">
      <style:text-properties fo:font-style="italic" officeooo:rsid="24ffc69a" style:font-style-asian="italic" style:font-style-complex="italic"/>
    </style:style>
    <style:style style:name="T835" style:family="text">
      <style:text-properties fo:font-style="italic" officeooo:rsid="250c1d04" style:font-style-asian="italic" style:font-style-complex="italic"/>
    </style:style>
    <style:style style:name="T836" style:family="text">
      <style:text-properties fo:font-style="italic" officeooo:rsid="252d7cd4" style:font-style-asian="italic" style:font-style-complex="italic"/>
    </style:style>
    <style:style style:name="T837" style:family="text">
      <style:text-properties fo:font-style="italic" officeooo:rsid="1f05e202" style:font-style-asian="italic" style:font-style-complex="italic"/>
    </style:style>
    <style:style style:name="T838" style:family="text">
      <style:text-properties fo:font-style="italic" officeooo:rsid="256e38d1" style:font-style-asian="italic" style:font-style-complex="italic"/>
    </style:style>
    <style:style style:name="T839" style:family="text">
      <style:text-properties fo:font-style="italic" officeooo:rsid="2571d9c7" style:font-style-asian="italic" style:font-style-complex="italic"/>
    </style:style>
    <style:style style:name="T840" style:family="text">
      <style:text-properties fo:font-style="italic" officeooo:rsid="2576dfad" style:font-style-asian="italic" style:font-style-complex="italic"/>
    </style:style>
    <style:style style:name="T841" style:family="text">
      <style:text-properties fo:font-style="italic" officeooo:rsid="25a0872c" style:font-style-asian="italic" style:font-style-complex="italic"/>
    </style:style>
    <style:style style:name="T842" style:family="text">
      <style:text-properties fo:font-style="italic" officeooo:rsid="1f356719" style:font-style-asian="italic" style:font-style-complex="italic"/>
    </style:style>
    <style:style style:name="T843" style:family="text">
      <style:text-properties fo:font-style="italic" officeooo:rsid="229f4bef" style:font-style-asian="italic" style:font-style-complex="italic"/>
    </style:style>
    <style:style style:name="T844" style:family="text">
      <style:text-properties fo:font-style="italic" officeooo:rsid="1cd8d774" style:font-style-asian="italic" style:font-style-complex="italic"/>
    </style:style>
    <style:style style:name="T845" style:family="text">
      <style:text-properties fo:font-style="italic" officeooo:rsid="25e5fd83" style:font-style-asian="italic" style:font-style-complex="italic"/>
    </style:style>
    <style:style style:name="T846" style:family="text">
      <style:text-properties fo:font-style="italic" officeooo:rsid="25f2d04a" style:font-style-asian="italic" style:font-style-complex="italic"/>
    </style:style>
    <style:style style:name="T847" style:family="text">
      <style:text-properties fo:font-style="italic" officeooo:rsid="25f31ebd" style:font-style-asian="italic" style:font-style-complex="italic"/>
    </style:style>
    <style:style style:name="T848" style:family="text">
      <style:text-properties fo:font-style="italic" officeooo:rsid="25f3c728" style:font-style-asian="italic" style:font-style-complex="italic"/>
    </style:style>
    <style:style style:name="T849" style:family="text">
      <style:text-properties fo:font-style="italic" officeooo:rsid="2603a14f" style:font-style-asian="italic" style:font-style-complex="italic"/>
    </style:style>
    <style:style style:name="T850" style:family="text">
      <style:text-properties fo:font-style="italic" officeooo:rsid="2619167c" style:font-style-asian="italic" style:font-style-complex="italic"/>
    </style:style>
    <style:style style:name="T851" style:family="text">
      <style:text-properties fo:font-style="italic" officeooo:rsid="26270f32" style:font-style-asian="italic" style:font-style-complex="italic"/>
    </style:style>
    <style:style style:name="T852" style:family="text">
      <style:text-properties fo:font-style="italic" officeooo:rsid="264dcf99" style:font-style-asian="italic" style:font-style-complex="italic"/>
    </style:style>
    <style:style style:name="T853" style:family="text">
      <style:text-properties fo:font-style="italic" officeooo:rsid="265e265c" style:font-style-asian="italic" style:font-style-complex="italic"/>
    </style:style>
    <style:style style:name="T854" style:family="text">
      <style:text-properties fo:font-style="italic" officeooo:rsid="1d631bec" style:font-style-asian="italic" style:font-style-complex="italic"/>
    </style:style>
    <style:style style:name="T855" style:family="text">
      <style:text-properties fo:font-style="italic" officeooo:rsid="266616ba" style:font-style-asian="italic" style:font-style-complex="italic"/>
    </style:style>
    <style:style style:name="T856" style:family="text">
      <style:text-properties fo:font-style="italic" officeooo:rsid="266ff55f" style:font-style-asian="italic" style:font-style-complex="italic"/>
    </style:style>
    <style:style style:name="T857" style:family="text">
      <style:text-properties fo:font-style="italic" officeooo:rsid="2683345e" style:font-style-asian="italic" style:font-style-complex="italic"/>
    </style:style>
    <style:style style:name="T858" style:family="text">
      <style:text-properties fo:font-style="italic" officeooo:rsid="2684f7d7" style:font-style-asian="italic" style:font-style-complex="italic"/>
    </style:style>
    <style:style style:name="T859" style:family="text">
      <style:text-properties fo:font-style="italic" officeooo:rsid="26d6747e" style:font-style-asian="italic" style:font-style-complex="italic"/>
    </style:style>
    <style:style style:name="T860" style:family="text">
      <style:text-properties fo:font-style="italic" officeooo:rsid="26d67ad6" style:font-style-asian="italic" style:font-style-complex="italic"/>
    </style:style>
    <style:style style:name="T861" style:family="text">
      <style:text-properties fo:font-style="italic" officeooo:rsid="26f112c4" style:font-style-asian="italic" style:font-style-complex="italic"/>
    </style:style>
    <style:style style:name="T862" style:family="text">
      <style:text-properties fo:font-style="italic" officeooo:rsid="275149cc" style:font-style-asian="italic" style:font-style-complex="italic"/>
    </style:style>
    <style:style style:name="T863" style:family="text">
      <style:text-properties fo:font-style="italic" officeooo:rsid="275da196" style:font-style-asian="italic" style:font-style-complex="italic"/>
    </style:style>
    <style:style style:name="T864" style:family="text">
      <style:text-properties fo:font-style="italic" officeooo:rsid="276d93f6" style:font-style-asian="italic" style:font-style-complex="italic"/>
    </style:style>
    <style:style style:name="T865" style:family="text">
      <style:text-properties fo:font-style="italic" officeooo:rsid="280f0850" style:font-style-asian="italic" style:font-style-complex="italic"/>
    </style:style>
    <style:style style:name="T866" style:family="text">
      <style:text-properties fo:font-style="italic" officeooo:rsid="281b7f63" style:font-style-asian="italic" style:font-style-complex="italic"/>
    </style:style>
    <style:style style:name="T867" style:family="text">
      <style:text-properties fo:font-style="italic" officeooo:rsid="18f6469d" style:font-style-asian="italic" style:font-style-complex="italic"/>
    </style:style>
    <style:style style:name="T868" style:family="text">
      <style:text-properties fo:font-style="italic" officeooo:rsid="176cb349" style:font-style-asian="italic" style:font-style-complex="italic"/>
    </style:style>
    <style:style style:name="T869" style:family="text">
      <style:text-properties fo:font-style="italic" officeooo:rsid="1a2b313c" style:font-style-asian="italic" style:font-style-complex="italic"/>
    </style:style>
    <style:style style:name="T870" style:family="text">
      <style:text-properties fo:font-style="italic" officeooo:rsid="1ac04dff" style:font-style-asian="italic" style:font-style-complex="italic"/>
    </style:style>
    <style:style style:name="T871" style:family="text">
      <style:text-properties fo:font-style="italic" officeooo:rsid="1ac1f010" style:font-style-asian="italic" style:font-style-complex="italic"/>
    </style:style>
    <style:style style:name="T872" style:family="text">
      <style:text-properties fo:font-style="italic" officeooo:rsid="1bddadae" style:font-style-asian="italic" style:font-style-complex="italic"/>
    </style:style>
    <style:style style:name="T873" style:family="text">
      <style:text-properties fo:font-style="italic" officeooo:rsid="1ba0195d" style:font-style-asian="italic" style:font-style-complex="italic"/>
    </style:style>
    <style:style style:name="T874" style:family="text">
      <style:text-properties fo:font-style="italic" officeooo:rsid="17b00c43" style:font-style-asian="italic" style:font-style-complex="italic"/>
    </style:style>
    <style:style style:name="T875" style:family="text">
      <style:text-properties fo:font-style="italic" officeooo:rsid="2111f746" style:font-style-asian="italic" style:font-style-complex="italic"/>
    </style:style>
    <style:style style:name="T876" style:family="text">
      <style:text-properties fo:font-style="italic" officeooo:rsid="17b424d6" style:font-style-asian="italic" style:font-style-complex="italic"/>
    </style:style>
    <style:style style:name="T877" style:family="text">
      <style:text-properties fo:font-style="italic" officeooo:rsid="210d8ae5" style:font-style-asian="italic" style:font-style-complex="italic"/>
    </style:style>
    <style:style style:name="T878" style:family="text">
      <style:text-properties fo:font-style="italic" officeooo:rsid="210b2273" style:font-style-asian="italic" style:font-style-complex="italic"/>
    </style:style>
    <style:style style:name="T879" style:family="text">
      <style:text-properties fo:font-style="italic" officeooo:rsid="15ff5bcc" style:font-style-asian="italic" style:font-style-complex="italic"/>
    </style:style>
    <style:style style:name="T880" style:family="text">
      <style:text-properties fo:font-style="italic" officeooo:rsid="160990c0" style:font-style-asian="italic" style:font-style-complex="italic"/>
    </style:style>
    <style:style style:name="T881" style:family="text">
      <style:text-properties fo:font-style="italic" officeooo:rsid="1b41fd68" style:font-style-asian="italic" style:font-style-complex="italic"/>
    </style:style>
    <style:style style:name="T882" style:family="text">
      <style:text-properties fo:font-style="italic" officeooo:rsid="2845c25f" style:font-style-asian="italic" style:font-style-complex="italic"/>
    </style:style>
    <style:style style:name="T883" style:family="text">
      <style:text-properties fo:font-style="italic" officeooo:rsid="2adab1f3" style:font-style-asian="italic" style:font-style-complex="italic"/>
    </style:style>
    <style:style style:name="T884" style:family="text">
      <style:text-properties fo:font-style="italic" officeooo:rsid="2adbdfb5" style:font-style-asian="italic" style:font-style-complex="italic"/>
    </style:style>
    <style:style style:name="T885" style:family="text">
      <style:text-properties fo:font-style="italic" officeooo:rsid="290d12d8" style:font-style-asian="italic" style:font-style-complex="italic"/>
    </style:style>
    <style:style style:name="T886" style:family="text">
      <style:text-properties fo:font-style="italic" officeooo:rsid="2d971465" style:font-style-asian="italic" style:font-style-complex="italic"/>
    </style:style>
    <style:style style:name="T887" style:family="text">
      <style:text-properties fo:font-style="italic" officeooo:rsid="2da0b616" style:font-style-asian="italic" style:font-style-complex="italic"/>
    </style:style>
    <style:style style:name="T888" style:family="text">
      <style:text-properties fo:font-style="italic" officeooo:rsid="2d9e16af" style:font-style-asian="italic" style:font-style-complex="italic"/>
    </style:style>
    <style:style style:name="T889" style:family="text">
      <style:text-properties fo:font-style="italic" officeooo:rsid="2d955edf" style:font-style-asian="italic" style:font-style-complex="italic"/>
    </style:style>
    <style:style style:name="T890" style:family="text">
      <style:text-properties fo:font-style="italic" officeooo:rsid="2ddf6d9b" style:font-style-asian="italic" style:font-style-complex="italic"/>
    </style:style>
    <style:style style:name="T891" style:family="text">
      <style:text-properties fo:font-style="italic" officeooo:rsid="2e3a2f92" style:font-style-asian="italic" style:font-style-complex="italic"/>
    </style:style>
    <style:style style:name="T892" style:family="text">
      <style:text-properties fo:font-style="italic" officeooo:rsid="2e386d43" style:font-style-asian="italic" style:font-style-complex="italic"/>
    </style:style>
    <style:style style:name="T893" style:family="text">
      <style:text-properties fo:font-style="italic" officeooo:rsid="2e7734a6" style:font-style-asian="italic" style:font-style-complex="italic"/>
    </style:style>
    <style:style style:name="T894" style:family="text">
      <style:text-properties fo:font-style="italic" officeooo:rsid="2e750252" style:font-style-asian="italic" style:font-style-complex="italic"/>
    </style:style>
    <style:style style:name="T895" style:family="text">
      <style:text-properties fo:font-style="italic" officeooo:rsid="2e8bca62" style:font-style-asian="italic" style:font-style-complex="italic"/>
    </style:style>
    <style:style style:name="T896" style:family="text">
      <style:text-properties fo:font-style="italic" officeooo:rsid="2e99bfb2" style:font-style-asian="italic" style:font-style-complex="italic"/>
    </style:style>
    <style:style style:name="T897" style:family="text">
      <style:text-properties fo:font-style="italic" officeooo:rsid="2efde2c6" style:font-style-asian="italic" style:font-style-complex="italic"/>
    </style:style>
    <style:style style:name="T898" style:family="text">
      <style:text-properties fo:font-style="italic" fo:font-weight="bold" style:font-style-asian="italic" style:font-weight-asian="bold" style:font-style-complex="italic" style:font-weight-complex="bold"/>
    </style:style>
    <style:style style:name="T899" style:family="text">
      <style:text-properties fo:font-style="italic" fo:font-weight="bold" officeooo:rsid="2576dfad" style:font-style-asian="italic" style:font-weight-asian="bold" style:font-style-complex="italic" style:font-weight-complex="bold"/>
    </style:style>
    <style:style style:name="T900" style:family="text">
      <style:text-properties fo:font-style="italic" fo:background-color="transparent" loext:char-shading-value="0" style:font-style-asian="italic" style:font-style-complex="italic"/>
    </style:style>
    <style:style style:name="T901" style:family="text">
      <style:text-properties fo:font-style="italic" officeooo:rsid="274e343c" fo:background-color="transparent" loext:char-shading-value="0" style:font-style-asian="italic" style:font-style-complex="italic"/>
    </style:style>
    <style:style style:name="T902" style:family="text">
      <style:text-properties fo:font-style="italic" officeooo:rsid="27677566" fo:background-color="transparent" loext:char-shading-value="0" style:font-style-asian="italic" style:font-style-complex="italic"/>
    </style:style>
    <style:style style:name="T903" style:family="text">
      <style:text-properties fo:font-style="italic" officeooo:rsid="274785d5" fo:background-color="transparent" loext:char-shading-value="0" style:font-style-asian="italic" style:font-style-complex="italic"/>
    </style:style>
    <style:style style:name="T904" style:family="text">
      <style:text-properties fo:font-style="italic" officeooo:rsid="28113e50" fo:background-color="transparent" loext:char-shading-value="0" style:font-style-asian="italic" style:font-style-complex="italic"/>
    </style:style>
    <style:style style:name="T905" style:family="text">
      <style:text-properties fo:font-style="italic" fo:font-weight="normal" style:font-style-asian="italic" style:font-weight-asian="normal" style:font-style-complex="italic" style:font-weight-complex="normal"/>
    </style:style>
    <style:style style:name="T906" style:family="text">
      <style:text-properties fo:font-style="italic" fo:font-weight="normal" officeooo:rsid="2de2908b" style:font-style-asian="italic" style:font-weight-asian="normal" style:font-style-complex="italic" style:font-weight-complex="normal"/>
    </style:style>
    <style:style style:name="T907" style:family="text">
      <style:text-properties fo:font-style="italic" fo:font-weight="normal" officeooo:rsid="2def83ce" style:font-style-asian="italic" style:font-weight-asian="normal" style:font-style-complex="italic" style:font-weight-complex="normal"/>
    </style:style>
    <style:style style:name="T908" style:family="text">
      <style:text-properties fo:font-style="normal" style:font-style-asian="normal" style:font-style-complex="normal"/>
    </style:style>
    <style:style style:name="T909" style:family="text">
      <style:text-properties fo:font-style="normal" officeooo:rsid="2231cc63" style:font-style-asian="normal" style:font-style-complex="normal"/>
    </style:style>
    <style:style style:name="T910" style:family="text">
      <style:text-properties fo:font-style="normal" officeooo:rsid="25a0872c" style:font-style-asian="normal" style:font-style-complex="normal"/>
    </style:style>
    <style:style style:name="T911" style:family="text">
      <style:text-properties fo:font-style="normal" officeooo:rsid="2619167c" style:font-style-asian="normal" style:font-style-complex="normal"/>
    </style:style>
    <style:style style:name="T912" style:family="text">
      <style:text-properties fo:font-style="normal" officeooo:rsid="261d5b91" style:font-style-asian="normal" style:font-style-complex="normal"/>
    </style:style>
    <style:style style:name="T913" style:family="text">
      <style:text-properties fo:font-style="normal" officeooo:rsid="2625577c" style:font-style-asian="normal" style:font-style-complex="normal"/>
    </style:style>
    <style:style style:name="T914" style:family="text">
      <style:text-properties fo:font-style="normal" officeooo:rsid="26270f32" style:font-style-asian="normal" style:font-style-complex="normal"/>
    </style:style>
    <style:style style:name="T915" style:family="text">
      <style:text-properties fo:font-style="normal" officeooo:rsid="26303892" style:font-style-asian="normal" style:font-style-complex="normal"/>
    </style:style>
    <style:style style:name="T916" style:family="text">
      <style:text-properties fo:font-style="normal" officeooo:rsid="2632c719" style:font-style-asian="normal" style:font-style-complex="normal"/>
    </style:style>
    <style:style style:name="T917" style:family="text">
      <style:text-properties fo:font-style="normal" officeooo:rsid="26363661" style:font-style-asian="normal" style:font-style-complex="normal"/>
    </style:style>
    <style:style style:name="T918" style:family="text">
      <style:text-properties fo:font-style="normal" officeooo:rsid="26377c64" style:font-style-asian="normal" style:font-style-complex="normal"/>
    </style:style>
    <style:style style:name="T919" style:family="text">
      <style:text-properties fo:font-style="normal" officeooo:rsid="263463a9" style:font-style-asian="normal" style:font-style-complex="normal"/>
    </style:style>
    <style:style style:name="T920" style:family="text">
      <style:text-properties fo:font-style="normal" officeooo:rsid="263854a4" style:font-style-asian="normal" style:font-style-complex="normal"/>
    </style:style>
    <style:style style:name="T921" style:family="text">
      <style:text-properties fo:font-style="normal" officeooo:rsid="263b2c2b" style:font-style-asian="normal" style:font-style-complex="normal"/>
    </style:style>
    <style:style style:name="T922" style:family="text">
      <style:text-properties fo:font-style="normal" officeooo:rsid="2640eef9" style:font-style-asian="normal" style:font-style-complex="normal"/>
    </style:style>
    <style:style style:name="T923" style:family="text">
      <style:text-properties fo:font-style="normal" officeooo:rsid="2643a342" style:font-style-asian="normal" style:font-style-complex="normal"/>
    </style:style>
    <style:style style:name="T924" style:family="text">
      <style:text-properties fo:font-style="normal" officeooo:rsid="2645a2f0" style:font-style-asian="normal" style:font-style-complex="normal"/>
    </style:style>
    <style:style style:name="T925" style:family="text">
      <style:text-properties fo:font-style="normal" officeooo:rsid="2648edf7" style:font-style-asian="normal" style:font-style-complex="normal"/>
    </style:style>
    <style:style style:name="T926" style:family="text">
      <style:text-properties fo:font-style="normal" officeooo:rsid="264aa090" style:font-style-asian="normal" style:font-style-complex="normal"/>
    </style:style>
    <style:style style:name="T927" style:family="text">
      <style:text-properties fo:font-style="normal" officeooo:rsid="264bc209" style:font-style-asian="normal" style:font-style-complex="normal"/>
    </style:style>
    <style:style style:name="T928" style:family="text">
      <style:text-properties fo:font-style="normal" officeooo:rsid="264f0438" style:font-style-asian="normal" style:font-style-complex="normal"/>
    </style:style>
    <style:style style:name="T929" style:family="text">
      <style:text-properties fo:font-style="normal" officeooo:rsid="26610347" style:font-style-asian="normal" style:font-style-complex="normal"/>
    </style:style>
    <style:style style:name="T930" style:family="text">
      <style:text-properties fo:font-style="normal" officeooo:rsid="2662f301" style:font-style-asian="normal" style:font-style-complex="normal"/>
    </style:style>
    <style:style style:name="T931" style:family="text">
      <style:text-properties fo:font-style="normal" officeooo:rsid="1dc8db78" style:font-style-asian="normal" style:font-style-complex="normal"/>
    </style:style>
    <style:style style:name="T932" style:family="text">
      <style:text-properties fo:font-style="normal" officeooo:rsid="266616ba" style:font-style-asian="normal" style:font-style-complex="normal"/>
    </style:style>
    <style:style style:name="T933" style:family="text">
      <style:text-properties fo:font-style="normal" officeooo:rsid="26cc3c6e" style:font-style-asian="normal" style:font-style-complex="normal"/>
    </style:style>
    <style:style style:name="T934" style:family="text">
      <style:text-properties fo:font-style="normal" officeooo:rsid="26cd86fe" style:font-style-asian="normal" style:font-style-complex="normal"/>
    </style:style>
    <style:style style:name="T935" style:family="text">
      <style:text-properties fo:font-style="normal" officeooo:rsid="26cf9a46" style:font-style-asian="normal" style:font-style-complex="normal"/>
    </style:style>
    <style:style style:name="T936" style:family="text">
      <style:text-properties fo:font-style="normal" officeooo:rsid="188b13b1" style:font-style-asian="normal" style:font-style-complex="normal"/>
    </style:style>
    <style:style style:name="T937" style:family="text">
      <style:text-properties fo:font-style="normal" officeooo:rsid="183e0810" style:font-style-asian="normal" style:font-style-complex="normal"/>
    </style:style>
    <style:style style:name="T938" style:family="text">
      <style:text-properties fo:font-style="normal" officeooo:rsid="111b4dc3" style:font-style-asian="normal" style:font-style-complex="normal"/>
    </style:style>
    <style:style style:name="T939" style:family="text">
      <style:text-properties fo:font-style="normal" officeooo:rsid="183e2f5c" style:font-style-asian="normal" style:font-style-complex="normal"/>
    </style:style>
    <style:style style:name="T940" style:family="text">
      <style:text-properties fo:font-style="normal" officeooo:rsid="18e1fc6c" style:font-style-asian="normal" style:font-style-complex="normal"/>
    </style:style>
    <style:style style:name="T941" style:family="text">
      <style:text-properties fo:font-style="normal" officeooo:rsid="18b83d31" style:font-style-asian="normal" style:font-style-complex="normal"/>
    </style:style>
    <style:style style:name="T942" style:family="text">
      <style:text-properties fo:font-style="normal" officeooo:rsid="18c4e1d8" style:font-style-asian="normal" style:font-style-complex="normal"/>
    </style:style>
    <style:style style:name="T943" style:family="text">
      <style:text-properties fo:font-style="normal" officeooo:rsid="18ba1be0" style:font-style-asian="normal" style:font-style-complex="normal"/>
    </style:style>
    <style:style style:name="T944" style:family="text">
      <style:text-properties fo:font-style="normal" officeooo:rsid="18c38b6b" style:font-style-asian="normal" style:font-style-complex="normal"/>
    </style:style>
    <style:style style:name="T945" style:family="text">
      <style:text-properties fo:font-style="normal" officeooo:rsid="18bfea3d" style:font-style-asian="normal" style:font-style-complex="normal"/>
    </style:style>
    <style:style style:name="T946" style:family="text">
      <style:text-properties fo:font-style="normal" officeooo:rsid="18ecaf8e" style:font-style-asian="normal" style:font-style-complex="normal"/>
    </style:style>
    <style:style style:name="T947" style:family="text">
      <style:text-properties fo:font-style="normal" officeooo:rsid="18ed13ec" style:font-style-asian="normal" style:font-style-complex="normal"/>
    </style:style>
    <style:style style:name="T948" style:family="text">
      <style:text-properties fo:font-style="normal" officeooo:rsid="18c8760e" style:font-style-asian="normal" style:font-style-complex="normal"/>
    </style:style>
    <style:style style:name="T949" style:family="text">
      <style:text-properties fo:font-style="normal" officeooo:rsid="1a4594f8" style:font-style-asian="normal" style:font-style-complex="normal"/>
    </style:style>
    <style:style style:name="T950" style:family="text">
      <style:text-properties fo:font-style="normal" officeooo:rsid="1a4749e8" style:font-style-asian="normal" style:font-style-complex="normal"/>
    </style:style>
    <style:style style:name="T951" style:family="text">
      <style:text-properties fo:font-style="normal" officeooo:rsid="1ba0195d" style:font-style-asian="normal" style:font-style-complex="normal"/>
    </style:style>
    <style:style style:name="T952" style:family="text">
      <style:text-properties fo:font-style="normal" officeooo:rsid="1ba85a2c" style:font-style-asian="normal" style:font-style-complex="normal"/>
    </style:style>
    <style:style style:name="T953" style:family="text">
      <style:text-properties fo:font-style="normal" officeooo:rsid="210d8ae5" style:font-style-asian="normal" style:font-style-complex="normal"/>
    </style:style>
    <style:style style:name="T954" style:family="text">
      <style:text-properties fo:font-style="normal" officeooo:rsid="1bc0908c" style:font-style-asian="normal" style:font-style-complex="normal"/>
    </style:style>
    <style:style style:name="T955" style:family="text">
      <style:text-properties fo:font-style="normal" officeooo:rsid="1628b02c" style:font-style-asian="normal" style:font-style-complex="normal"/>
    </style:style>
    <style:style style:name="T956" style:family="text">
      <style:text-properties fo:font-style="normal" officeooo:rsid="1628b066" style:font-style-asian="normal" style:font-style-complex="normal"/>
    </style:style>
    <style:style style:name="T957" style:family="text">
      <style:text-properties fo:font-style="normal" officeooo:rsid="15ff5bcc" style:font-style-asian="normal" style:font-style-complex="normal"/>
    </style:style>
    <style:style style:name="T958" style:family="text">
      <style:text-properties fo:font-style="normal" officeooo:rsid="16038801" style:font-style-asian="normal" style:font-style-complex="normal"/>
    </style:style>
    <style:style style:name="T959" style:family="text">
      <style:text-properties fo:font-style="normal" officeooo:rsid="15faff95" style:font-style-asian="normal" style:font-style-complex="normal"/>
    </style:style>
    <style:style style:name="T960" style:family="text">
      <style:text-properties fo:font-style="normal" officeooo:rsid="1604bca0" style:font-style-asian="normal" style:font-style-complex="normal"/>
    </style:style>
    <style:style style:name="T961" style:family="text">
      <style:text-properties fo:font-style="normal" officeooo:rsid="289be73f" style:font-style-asian="normal" style:font-style-complex="normal"/>
    </style:style>
    <style:style style:name="T962" style:family="text">
      <style:text-properties fo:font-style="normal" officeooo:rsid="295485bb" style:font-style-asian="normal" style:font-style-complex="normal"/>
    </style:style>
    <style:style style:name="T963" style:family="text">
      <style:text-properties fo:font-style="normal" officeooo:rsid="29c85d15" style:font-style-asian="normal" style:font-style-complex="normal"/>
    </style:style>
    <style:style style:name="T964" style:family="text">
      <style:text-properties fo:font-style="normal" officeooo:rsid="29d53365" style:font-style-asian="normal" style:font-style-complex="normal"/>
    </style:style>
    <style:style style:name="T965" style:family="text">
      <style:text-properties fo:font-style="normal" officeooo:rsid="29d5cdc0" style:font-style-asian="normal" style:font-style-complex="normal"/>
    </style:style>
    <style:style style:name="T966" style:family="text">
      <style:text-properties fo:font-style="normal" officeooo:rsid="29d6df68" style:font-style-asian="normal" style:font-style-complex="normal"/>
    </style:style>
    <style:style style:name="T967" style:family="text">
      <style:text-properties fo:font-style="normal" officeooo:rsid="2af4476d" style:font-style-asian="normal" style:font-style-complex="normal"/>
    </style:style>
    <style:style style:name="T968" style:family="text">
      <style:text-properties fo:font-style="normal" officeooo:rsid="2af580b5" style:font-style-asian="normal" style:font-style-complex="normal"/>
    </style:style>
    <style:style style:name="T969" style:family="text">
      <style:text-properties fo:font-style="normal" officeooo:rsid="2d125348" style:font-style-asian="normal" style:font-style-complex="normal"/>
    </style:style>
    <style:style style:name="T970" style:family="text">
      <style:text-properties fo:font-style="normal" officeooo:rsid="1a4dc0d9" style:font-style-asian="normal" style:font-style-complex="normal"/>
    </style:style>
    <style:style style:name="T971" style:family="text">
      <style:text-properties fo:font-style="normal" officeooo:rsid="2d1829da" style:font-style-asian="normal" style:font-style-complex="normal"/>
    </style:style>
    <style:style style:name="T972" style:family="text">
      <style:text-properties fo:font-style="normal" officeooo:rsid="2d971465" style:font-style-asian="normal" style:font-style-complex="normal"/>
    </style:style>
    <style:style style:name="T973" style:family="text">
      <style:text-properties fo:font-style="normal" officeooo:rsid="2d97f919" style:font-style-asian="normal" style:font-style-complex="normal"/>
    </style:style>
    <style:style style:name="T974" style:family="text">
      <style:text-properties fo:font-style="normal" officeooo:rsid="2da37a5a" style:font-style-asian="normal" style:font-style-complex="normal"/>
    </style:style>
    <style:style style:name="T975" style:family="text">
      <style:text-properties fo:font-style="normal" officeooo:rsid="2da53e67" style:font-style-asian="normal" style:font-style-complex="normal"/>
    </style:style>
    <style:style style:name="T976" style:family="text">
      <style:text-properties fo:font-style="normal" officeooo:rsid="2daecdf0" style:font-style-asian="normal" style:font-style-complex="normal"/>
    </style:style>
    <style:style style:name="T977" style:family="text">
      <style:text-properties fo:font-style="normal" officeooo:rsid="2e01a388" style:font-style-asian="normal" style:font-style-complex="normal"/>
    </style:style>
    <style:style style:name="T978" style:family="text">
      <style:text-properties fo:font-style="normal" officeooo:rsid="18b7ca6c" style:font-style-asian="normal" style:font-style-complex="normal"/>
    </style:style>
    <style:style style:name="T979" style:family="text">
      <style:text-properties fo:font-style="normal" officeooo:rsid="2e2a68df" style:font-style-asian="normal" style:font-style-complex="normal"/>
    </style:style>
    <style:style style:name="T980" style:family="text">
      <style:text-properties fo:font-style="normal" officeooo:rsid="166df4b7" style:font-style-asian="normal" style:font-style-complex="normal"/>
    </style:style>
    <style:style style:name="T981" style:family="text">
      <style:text-properties fo:font-style="normal" officeooo:rsid="1874e701" style:font-style-asian="normal" style:font-style-complex="normal"/>
    </style:style>
    <style:style style:name="T982" style:family="text">
      <style:text-properties fo:font-style="normal" officeooo:rsid="166d686a" style:font-style-asian="normal" style:font-style-complex="normal"/>
    </style:style>
    <style:style style:name="T983" style:family="text">
      <style:text-properties fo:font-style="normal" officeooo:rsid="166573f1" style:font-style-asian="normal" style:font-style-complex="normal"/>
    </style:style>
    <style:style style:name="T984" style:family="text">
      <style:text-properties fo:font-style="normal" officeooo:rsid="166b8d4a" style:font-style-asian="normal" style:font-style-complex="normal"/>
    </style:style>
    <style:style style:name="T985" style:family="text">
      <style:text-properties fo:font-style="normal" officeooo:rsid="2e2c99b2" style:font-style-asian="normal" style:font-style-complex="normal"/>
    </style:style>
    <style:style style:name="T986" style:family="text">
      <style:text-properties fo:font-style="normal" officeooo:rsid="2e2d6819" style:font-style-asian="normal" style:font-style-complex="normal"/>
    </style:style>
    <style:style style:name="T987" style:family="text">
      <style:text-properties fo:font-style="normal" officeooo:rsid="2e2ede37" style:font-style-asian="normal" style:font-style-complex="normal"/>
    </style:style>
    <style:style style:name="T988" style:family="text">
      <style:text-properties fo:font-style="normal" officeooo:rsid="2e3084a9" style:font-style-asian="normal" style:font-style-complex="normal"/>
    </style:style>
    <style:style style:name="T989" style:family="text">
      <style:text-properties fo:font-style="normal" officeooo:rsid="2e386d43" style:font-style-asian="normal" style:font-style-complex="normal"/>
    </style:style>
    <style:style style:name="T990" style:family="text">
      <style:text-properties fo:font-style="normal" officeooo:rsid="2e3a2f92" style:font-style-asian="normal" style:font-style-complex="normal"/>
    </style:style>
    <style:style style:name="T991" style:family="text">
      <style:text-properties fo:font-style="normal" officeooo:rsid="2e3c5a7f" style:font-style-asian="normal" style:font-style-complex="normal"/>
    </style:style>
    <style:style style:name="T992" style:family="text">
      <style:text-properties fo:font-style="normal" officeooo:rsid="2e3dd144" style:font-style-asian="normal" style:font-style-complex="normal"/>
    </style:style>
    <style:style style:name="T993" style:family="text">
      <style:text-properties fo:font-style="normal" officeooo:rsid="2e3e312b" style:font-style-asian="normal" style:font-style-complex="normal"/>
    </style:style>
    <style:style style:name="T994" style:family="text">
      <style:text-properties fo:font-style="normal" officeooo:rsid="2e3f93d4" style:font-style-asian="normal" style:font-style-complex="normal"/>
    </style:style>
    <style:style style:name="T995" style:family="text">
      <style:text-properties fo:font-style="normal" officeooo:rsid="2e40c9f0" style:font-style-asian="normal" style:font-style-complex="normal"/>
    </style:style>
    <style:style style:name="T996" style:family="text">
      <style:text-properties fo:font-style="normal" officeooo:rsid="2e4314e7" style:font-style-asian="normal" style:font-style-complex="normal"/>
    </style:style>
    <style:style style:name="T997" style:family="text">
      <style:text-properties fo:font-style="normal" officeooo:rsid="2e450f13" style:font-style-asian="normal" style:font-style-complex="normal"/>
    </style:style>
    <style:style style:name="T998" style:family="text">
      <style:text-properties fo:font-style="normal" officeooo:rsid="2e46773a" style:font-style-asian="normal" style:font-style-complex="normal"/>
    </style:style>
    <style:style style:name="T999" style:family="text">
      <style:text-properties fo:font-style="normal" officeooo:rsid="2e482816" style:font-style-asian="normal" style:font-style-complex="normal"/>
    </style:style>
    <style:style style:name="T1000" style:family="text">
      <style:text-properties fo:font-style="normal" officeooo:rsid="2e787583" style:font-style-asian="normal" style:font-style-complex="normal"/>
    </style:style>
    <style:style style:name="T1001" style:family="text">
      <style:text-properties fo:font-style="normal" officeooo:rsid="2e750252" style:font-style-asian="normal" style:font-style-complex="normal"/>
    </style:style>
    <style:style style:name="T1002" style:family="text">
      <style:text-properties fo:font-style="normal" officeooo:rsid="2e7dba05" style:font-style-asian="normal" style:font-style-complex="normal"/>
    </style:style>
    <style:style style:name="T1003" style:family="text">
      <style:text-properties fo:font-style="normal" officeooo:rsid="2e7ecbce" style:font-style-asian="normal" style:font-style-complex="normal"/>
    </style:style>
    <style:style style:name="T1004" style:family="text">
      <style:text-properties fo:font-style="normal" officeooo:rsid="2e7fc2ee" style:font-style-asian="normal" style:font-style-complex="normal"/>
    </style:style>
    <style:style style:name="T1005" style:family="text">
      <style:text-properties fo:font-style="normal" officeooo:rsid="2e80bef5" style:font-style-asian="normal" style:font-style-complex="normal"/>
    </style:style>
    <style:style style:name="T1006" style:family="text">
      <style:text-properties fo:font-style="normal" officeooo:rsid="2e810b7c" style:font-style-asian="normal" style:font-style-complex="normal"/>
    </style:style>
    <style:style style:name="T1007" style:family="text">
      <style:text-properties fo:font-style="normal" officeooo:rsid="2e825f9a" style:font-style-asian="normal" style:font-style-complex="normal"/>
    </style:style>
    <style:style style:name="T1008" style:family="text">
      <style:text-properties fo:font-style="normal" officeooo:rsid="2e85af6d" style:font-style-asian="normal" style:font-style-complex="normal"/>
    </style:style>
    <style:style style:name="T1009" style:family="text">
      <style:text-properties fo:font-style="normal" officeooo:rsid="2e85f32a" style:font-style-asian="normal" style:font-style-complex="normal"/>
    </style:style>
    <style:style style:name="T1010" style:family="text">
      <style:text-properties fo:font-style="normal" officeooo:rsid="2e898cd3" style:font-style-asian="normal" style:font-style-complex="normal"/>
    </style:style>
    <style:style style:name="T1011" style:family="text">
      <style:text-properties fo:font-style="normal" officeooo:rsid="2e8a804e" style:font-style-asian="normal" style:font-style-complex="normal"/>
    </style:style>
    <style:style style:name="T1012" style:family="text">
      <style:text-properties fo:font-style="normal" officeooo:rsid="2e8bca62" style:font-style-asian="normal" style:font-style-complex="normal"/>
    </style:style>
    <style:style style:name="T1013" style:family="text">
      <style:text-properties fo:font-style="normal" officeooo:rsid="2e91d0de" style:font-style-asian="normal" style:font-style-complex="normal"/>
    </style:style>
    <style:style style:name="T1014" style:family="text">
      <style:text-properties fo:font-style="normal" officeooo:rsid="2e93f25e" style:font-style-asian="normal" style:font-style-complex="normal"/>
    </style:style>
    <style:style style:name="T1015" style:family="text">
      <style:text-properties fo:font-style="normal" officeooo:rsid="2e945605" style:font-style-asian="normal" style:font-style-complex="normal"/>
    </style:style>
    <style:style style:name="T1016" style:family="text">
      <style:text-properties fo:font-style="normal" officeooo:rsid="2e952dae" style:font-style-asian="normal" style:font-style-complex="normal"/>
    </style:style>
    <style:style style:name="T1017" style:family="text">
      <style:text-properties fo:font-style="normal" officeooo:rsid="2e95b5a0" style:font-style-asian="normal" style:font-style-complex="normal"/>
    </style:style>
    <style:style style:name="T1018" style:family="text">
      <style:text-properties fo:font-style="normal" officeooo:rsid="2ecfb6f1" style:font-style-asian="normal" style:font-style-complex="normal"/>
    </style:style>
    <style:style style:name="T1019" style:family="text">
      <style:text-properties fo:font-style="normal" officeooo:rsid="2ed1526a" style:font-style-asian="normal" style:font-style-complex="normal"/>
    </style:style>
    <style:style style:name="T1020" style:family="text">
      <style:text-properties fo:font-style="normal" officeooo:rsid="2ed1f2b2" style:font-style-asian="normal" style:font-style-complex="normal"/>
    </style:style>
    <style:style style:name="T1021" style:family="text">
      <style:text-properties fo:font-style="normal" officeooo:rsid="2e87d34e" style:font-style-asian="normal" style:font-style-complex="normal"/>
    </style:style>
    <style:style style:name="T1022" style:family="text">
      <style:text-properties fo:font-style="normal" officeooo:rsid="2eda371e" style:font-style-asian="normal" style:font-style-complex="normal"/>
    </style:style>
    <style:style style:name="T1023" style:family="text">
      <style:text-properties fo:font-style="normal" style:text-underline-style="none" style:font-style-asian="normal" style:font-style-complex="normal"/>
    </style:style>
    <style:style style:name="T1024" style:family="text">
      <style:text-properties fo:font-style="normal" style:text-underline-style="none" officeooo:rsid="22f7ad49" style:font-style-asian="normal" style:font-style-complex="normal"/>
    </style:style>
    <style:style style:name="T1025" style:family="text">
      <style:text-properties fo:font-style="normal" fo:font-weight="bold" style:font-style-asian="normal" style:font-weight-asian="bold" style:font-style-complex="normal" style:font-weight-complex="bold"/>
    </style:style>
    <style:style style:name="T1026" style:family="text">
      <style:text-properties fo:font-style="normal" fo:font-weight="bold" officeooo:rsid="25a0872c" style:font-style-asian="normal" style:font-weight-asian="bold" style:font-style-complex="normal" style:font-weight-complex="bold"/>
    </style:style>
    <style:style style:name="T1027" style:family="text">
      <style:text-properties fo:font-style="normal" fo:font-weight="bold" officeooo:rsid="1a4749e8" style:font-style-asian="normal" style:font-weight-asian="bold" style:font-style-complex="normal" style:font-weight-complex="bold"/>
    </style:style>
    <style:style style:name="T1028" style:family="text">
      <style:text-properties fo:font-style="normal" fo:font-weight="bold" officeooo:rsid="2adab1f3" style:font-style-asian="normal" style:font-weight-asian="bold" style:font-style-complex="normal" style:font-weight-complex="bold"/>
    </style:style>
    <style:style style:name="T1029" style:family="text">
      <style:text-properties fo:font-style="normal" fo:font-weight="bold" officeooo:rsid="2c2e6e7f" style:font-style-asian="normal" style:font-weight-asian="bold" style:font-style-complex="normal" style:font-weight-complex="bold"/>
    </style:style>
    <style:style style:name="T1030" style:family="text">
      <style:text-properties fo:font-style="normal" fo:font-weight="bold" officeooo:rsid="2cd8dc3f" style:font-style-asian="normal" style:font-weight-asian="bold" style:font-style-complex="normal" style:font-weight-complex="bold"/>
    </style:style>
    <style:style style:name="T1031" style:family="text">
      <style:text-properties fo:font-style="normal" fo:font-weight="bold" officeooo:rsid="2de0ec95" style:font-style-asian="normal" style:font-weight-asian="bold" style:font-style-complex="normal" style:font-weight-complex="bold"/>
    </style:style>
    <style:style style:name="T1032" style:family="text">
      <style:text-properties fo:font-style="normal" fo:font-weight="bold" officeooo:rsid="2de2908b" style:font-style-asian="normal" style:font-weight-asian="bold" style:font-style-complex="normal" style:font-weight-complex="bold"/>
    </style:style>
    <style:style style:name="T1033" style:family="text">
      <style:text-properties fo:font-style="normal" fo:font-weight="bold" officeooo:rsid="2def83ce" style:font-style-asian="normal" style:font-weight-asian="bold" style:font-style-complex="normal" style:font-weight-complex="bold"/>
    </style:style>
    <style:style style:name="T1034" style:family="text">
      <style:text-properties fo:font-style="normal" fo:font-weight="bold" officeooo:rsid="2e100a8b" style:font-style-asian="normal" style:font-weight-asian="bold" style:font-style-complex="normal" style:font-weight-complex="bold"/>
    </style:style>
    <style:style style:name="T1035" style:family="text">
      <style:text-properties fo:font-style="normal" fo:font-weight="bold" officeooo:rsid="2e1631b2" style:font-style-asian="normal" style:font-weight-asian="bold" style:font-style-complex="normal" style:font-weight-complex="bold"/>
    </style:style>
    <style:style style:name="T1036" style:family="text">
      <style:text-properties fo:font-style="normal" fo:font-weight="bold" officeooo:rsid="2e2c817f" style:font-style-asian="normal" style:font-weight-asian="bold" style:font-style-complex="normal" style:font-weight-complex="bold"/>
    </style:style>
    <style:style style:name="T1037" style:family="text">
      <style:text-properties fo:font-style="normal" fo:font-weight="bold" officeooo:rsid="2e3084a9" style:font-style-asian="normal" style:font-weight-asian="bold" style:font-style-complex="normal" style:font-weight-complex="bold"/>
    </style:style>
    <style:style style:name="T1038" style:family="text">
      <style:text-properties fo:font-style="normal" fo:font-weight="normal" style:font-style-asian="normal" style:font-weight-asian="normal" style:font-style-complex="normal" style:font-weight-complex="normal"/>
    </style:style>
    <style:style style:name="T1039" style:family="text">
      <style:text-properties fo:font-style="normal" fo:font-weight="normal" officeooo:rsid="19865a9c" style:font-style-asian="normal" style:font-weight-asian="normal" style:font-style-complex="normal" style:font-weight-complex="normal"/>
    </style:style>
    <style:style style:name="T1040" style:family="text">
      <style:text-properties fo:font-style="normal" fo:font-weight="normal" officeooo:rsid="1f4c3fae" style:font-style-asian="normal" style:font-weight-asian="normal" style:font-style-complex="normal" style:font-weight-complex="normal"/>
    </style:style>
    <style:style style:name="T1041" style:family="text">
      <style:text-properties fo:font-style="normal" fo:font-weight="normal" officeooo:rsid="1f4cbbd5" style:font-style-asian="normal" style:font-weight-asian="normal" style:font-style-complex="normal" style:font-weight-complex="normal"/>
    </style:style>
    <style:style style:name="T1042" style:family="text">
      <style:text-properties fo:font-style="normal" fo:font-weight="normal" officeooo:rsid="1f4d0110" style:font-style-asian="normal" style:font-weight-asian="normal" style:font-style-complex="normal" style:font-weight-complex="normal"/>
    </style:style>
    <style:style style:name="T1043" style:family="text">
      <style:text-properties fo:font-style="normal" fo:font-weight="normal" officeooo:rsid="1f78a846" style:font-style-asian="normal" style:font-weight-asian="normal" style:font-style-complex="normal" style:font-weight-complex="normal"/>
    </style:style>
    <style:style style:name="T1044" style:family="text">
      <style:text-properties fo:font-style="normal" fo:font-weight="normal" officeooo:rsid="26586c92" style:font-style-asian="normal" style:font-weight-asian="normal" style:font-style-complex="normal" style:font-weight-complex="normal"/>
    </style:style>
    <style:style style:name="T1045" style:family="text">
      <style:text-properties fo:font-style="normal" fo:font-weight="normal" officeooo:rsid="2b0a79aa" style:font-style-asian="normal" style:font-weight-asian="normal" style:font-style-complex="normal" style:font-weight-complex="normal"/>
    </style:style>
    <style:style style:name="T1046" style:family="text">
      <style:text-properties fo:font-style="normal" fo:font-weight="normal" officeooo:rsid="2b0b9663" style:font-style-asian="normal" style:font-weight-asian="normal" style:font-style-complex="normal" style:font-weight-complex="normal"/>
    </style:style>
    <style:style style:name="T1047" style:family="text">
      <style:text-properties fo:font-style="normal" fo:font-weight="normal" officeooo:rsid="2c188f63" style:font-style-asian="normal" style:font-weight-asian="normal" style:font-style-complex="normal" style:font-weight-complex="normal"/>
    </style:style>
    <style:style style:name="T1048" style:family="text">
      <style:text-properties fo:font-style="normal" fo:font-weight="normal" officeooo:rsid="1a583429" style:font-style-asian="normal" style:font-weight-asian="normal" style:font-style-complex="normal" style:font-weight-complex="normal"/>
    </style:style>
    <style:style style:name="T1049" style:family="text">
      <style:text-properties fo:font-style="normal" fo:font-weight="normal" officeooo:rsid="1a58f3e6" style:font-style-asian="normal" style:font-weight-asian="normal" style:font-style-complex="normal" style:font-weight-complex="normal"/>
    </style:style>
    <style:style style:name="T1050" style:family="text">
      <style:text-properties fo:font-style="normal" fo:font-weight="normal" officeooo:rsid="2de0ec95" style:font-style-asian="normal" style:font-weight-asian="normal" style:font-style-complex="normal" style:font-weight-complex="normal"/>
    </style:style>
    <style:style style:name="T1051" style:family="text">
      <style:text-properties fo:font-style="normal" fo:font-weight="normal" officeooo:rsid="2de28ca0" style:font-style-asian="normal" style:font-weight-asian="normal" style:font-style-complex="normal" style:font-weight-complex="normal"/>
    </style:style>
    <style:style style:name="T1052" style:family="text">
      <style:text-properties fo:font-style="normal" fo:font-weight="normal" officeooo:rsid="2de2908b" style:font-style-asian="normal" style:font-weight-asian="normal" style:font-style-complex="normal" style:font-weight-complex="normal"/>
    </style:style>
    <style:style style:name="T1053" style:family="text">
      <style:text-properties fo:font-style="normal" fo:font-weight="normal" officeooo:rsid="2de35b06" style:font-style-asian="normal" style:font-weight-asian="normal" style:font-style-complex="normal" style:font-weight-complex="normal"/>
    </style:style>
    <style:style style:name="T1054" style:family="text">
      <style:text-properties fo:font-style="normal" fo:font-weight="normal" officeooo:rsid="2ded8653" style:font-style-asian="normal" style:font-weight-asian="normal" style:font-style-complex="normal" style:font-weight-complex="normal"/>
    </style:style>
    <style:style style:name="T1055" style:family="text">
      <style:text-properties fo:font-style="normal" fo:font-weight="normal" officeooo:rsid="2ded8bfb" style:font-style-asian="normal" style:font-weight-asian="normal" style:font-style-complex="normal" style:font-weight-complex="normal"/>
    </style:style>
    <style:style style:name="T1056" style:family="text">
      <style:text-properties fo:font-style="normal" fo:font-weight="normal" officeooo:rsid="2e100a8b" style:font-style-asian="normal" style:font-weight-asian="normal" style:font-style-complex="normal" style:font-weight-complex="normal"/>
    </style:style>
    <style:style style:name="T1057" style:family="text">
      <style:text-properties fo:font-style="normal" fo:font-weight="normal" officeooo:rsid="2e11ab20" style:font-style-asian="normal" style:font-weight-asian="normal" style:font-style-complex="normal" style:font-weight-complex="normal"/>
    </style:style>
    <style:style style:name="T1058" style:family="text">
      <style:text-properties fo:font-style="normal" fo:font-weight="normal" officeooo:rsid="2e1454a6" style:font-style-asian="normal" style:font-weight-asian="normal" style:font-style-complex="normal" style:font-weight-complex="normal"/>
    </style:style>
    <style:style style:name="T1059" style:family="text">
      <style:text-properties fo:font-style="normal" fo:font-weight="normal" officeooo:rsid="2e1631b2" style:font-style-asian="normal" style:font-weight-asian="normal" style:font-style-complex="normal" style:font-weight-complex="normal"/>
    </style:style>
    <style:style style:name="T1060" style:family="text">
      <style:text-properties fo:font-style="normal" fo:font-weight="normal" officeooo:rsid="2e17aec4" style:font-style-asian="normal" style:font-weight-asian="normal" style:font-style-complex="normal" style:font-weight-complex="normal"/>
    </style:style>
    <style:style style:name="T1061" style:family="text">
      <style:text-properties fo:font-style="normal" fo:font-weight="normal" officeooo:rsid="2e18035d" style:font-style-asian="normal" style:font-weight-asian="normal" style:font-style-complex="normal" style:font-weight-complex="normal"/>
    </style:style>
    <style:style style:name="T1062" style:family="text">
      <style:text-properties fo:font-style="normal" fo:font-weight="normal" officeooo:rsid="2e1a2de8" style:font-style-asian="normal" style:font-weight-asian="normal" style:font-style-complex="normal" style:font-weight-complex="normal"/>
    </style:style>
    <style:style style:name="T1063" style:family="text">
      <style:text-properties fo:font-style="normal" fo:font-weight="normal" officeooo:rsid="2e1b27dc" style:font-style-asian="normal" style:font-weight-asian="normal" style:font-style-complex="normal" style:font-weight-complex="normal"/>
    </style:style>
    <style:style style:name="T1064" style:family="text">
      <style:text-properties officeooo:rsid="201d0560"/>
    </style:style>
    <style:style style:name="T1065" style:family="text">
      <style:text-properties officeooo:rsid="20270e3e"/>
    </style:style>
    <style:style style:name="T1066" style:family="text">
      <style:text-properties officeooo:rsid="2027dbf6"/>
    </style:style>
    <style:style style:name="T1067" style:family="text">
      <style:text-properties officeooo:rsid="20298579"/>
    </style:style>
    <style:style style:name="T1068" style:family="text">
      <style:text-properties officeooo:rsid="203a73cb"/>
    </style:style>
    <style:style style:name="T1069" style:family="text">
      <style:text-properties officeooo:rsid="205345cd"/>
    </style:style>
    <style:style style:name="T1070" style:family="text">
      <style:text-properties officeooo:rsid="2058902b"/>
    </style:style>
    <style:style style:name="T1071" style:family="text">
      <style:text-properties officeooo:rsid="205cb6a1"/>
    </style:style>
    <style:style style:name="T1072" style:family="text">
      <style:text-properties officeooo:rsid="2065587c"/>
    </style:style>
    <style:style style:name="T1073" style:family="text">
      <style:text-properties officeooo:rsid="2068fff3"/>
    </style:style>
    <style:style style:name="T1074" style:family="text">
      <style:text-properties officeooo:rsid="206acc77"/>
    </style:style>
    <style:style style:name="T1075" style:family="text">
      <style:text-properties officeooo:rsid="20768cfb"/>
    </style:style>
    <style:style style:name="T1076" style:family="text">
      <style:text-properties officeooo:rsid="207a19a7"/>
    </style:style>
    <style:style style:name="T1077" style:family="text">
      <style:text-properties officeooo:rsid="207e1207"/>
    </style:style>
    <style:style style:name="T1078" style:family="text">
      <style:text-properties officeooo:rsid="208751d0"/>
    </style:style>
    <style:style style:name="T1079" style:family="text">
      <style:text-properties officeooo:rsid="20889469"/>
    </style:style>
    <style:style style:name="T1080" style:family="text">
      <style:text-properties officeooo:rsid="209a6c6f"/>
    </style:style>
    <style:style style:name="T1081" style:family="text">
      <style:text-properties officeooo:rsid="20a19e91"/>
    </style:style>
    <style:style style:name="T1082" style:family="text">
      <style:text-properties fo:font-size="9.5pt" fo:letter-spacing="0.009cm" fo:language="cs" fo:country="CZ" style:font-size-asian="9.5pt" style:language-asian="cs" style:country-asian="CZ"/>
    </style:style>
    <style:style style:name="T1083" style:family="text">
      <style:text-properties fo:font-size="9.5pt" fo:letter-spacing="0.009cm" fo:language="cs" fo:country="CZ" officeooo:rsid="20aac5d0" style:font-size-asian="9.5pt" style:language-asian="cs" style:country-asian="CZ"/>
    </style:style>
    <style:style style:name="T1084" style:family="text">
      <style:text-properties fo:font-size="9.5pt" fo:letter-spacing="0.009cm" fo:language="cs" fo:country="CZ" officeooo:rsid="20ace839" style:font-size-asian="9.5pt" style:language-asian="cs" style:country-asian="CZ"/>
    </style:style>
    <style:style style:name="T1085" style:family="text">
      <style:text-properties fo:font-size="9.5pt" fo:letter-spacing="0.009cm" fo:language="cs" fo:country="CZ" officeooo:rsid="20a56c6b" style:font-size-asian="9.5pt" style:language-asian="cs" style:country-asian="CZ"/>
    </style:style>
    <style:style style:name="T1086" style:family="text">
      <style:text-properties fo:font-size="9.5pt" fo:letter-spacing="0.009cm" fo:language="cs" fo:country="CZ" officeooo:rsid="20a75113" style:font-size-asian="9.5pt" style:language-asian="cs" style:country-asian="CZ"/>
    </style:style>
    <style:style style:name="T1087" style:family="text">
      <style:text-properties fo:font-size="9.5pt" fo:letter-spacing="0.009cm" fo:language="cs" fo:country="CZ" officeooo:rsid="20af97d2" style:font-size-asian="9.5pt" style:language-asian="cs" style:country-asian="CZ"/>
    </style:style>
    <style:style style:name="T1088" style:family="text">
      <style:text-properties fo:font-size="9.5pt" fo:letter-spacing="0.009cm" fo:language="cs" fo:country="CZ" officeooo:rsid="20b19335" style:font-size-asian="9.5pt" style:language-asian="cs" style:country-asian="CZ"/>
    </style:style>
    <style:style style:name="T1089" style:family="text">
      <style:text-properties fo:font-size="9.5pt" fo:letter-spacing="0.009cm" fo:language="cs" fo:country="CZ" officeooo:rsid="20b709c7" style:font-size-asian="9.5pt" style:language-asian="cs" style:country-asian="CZ"/>
    </style:style>
    <style:style style:name="T1090" style:family="text">
      <style:text-properties fo:font-size="9.5pt" fo:letter-spacing="0.009cm" fo:language="cs" fo:country="CZ" officeooo:rsid="20b85116" style:font-size-asian="9.5pt" style:language-asian="cs" style:country-asian="CZ"/>
    </style:style>
    <style:style style:name="T1091" style:family="text">
      <style:text-properties fo:font-size="9.5pt" fo:letter-spacing="0.009cm" fo:language="cs" fo:country="CZ" officeooo:rsid="20c1c0ac" style:font-size-asian="9.5pt" style:language-asian="cs" style:country-asian="CZ"/>
    </style:style>
    <style:style style:name="T1092" style:family="text">
      <style:text-properties fo:font-size="9.5pt" fo:letter-spacing="0.009cm" fo:language="cs" fo:country="CZ" officeooo:rsid="20c7ab34" style:font-size-asian="9.5pt" style:language-asian="cs" style:country-asian="CZ"/>
    </style:style>
    <style:style style:name="T1093" style:family="text">
      <style:text-properties fo:font-size="9.5pt" fo:letter-spacing="0.009cm" fo:language="cs" fo:country="CZ" officeooo:rsid="20c7e044" style:font-size-asian="9.5pt" style:language-asian="cs" style:country-asian="CZ"/>
    </style:style>
    <style:style style:name="T1094" style:family="text">
      <style:text-properties fo:font-size="9.5pt" fo:letter-spacing="0.009cm" fo:language="cs" fo:country="CZ" officeooo:rsid="20ca50b1" style:font-size-asian="9.5pt" style:language-asian="cs" style:country-asian="CZ"/>
    </style:style>
    <style:style style:name="T1095" style:family="text">
      <style:text-properties fo:font-size="9.5pt" fo:letter-spacing="0.009cm" fo:language="cs" fo:country="CZ" officeooo:rsid="20caf294" style:font-size-asian="9.5pt" style:language-asian="cs" style:country-asian="CZ"/>
    </style:style>
    <style:style style:name="T1096" style:family="text">
      <style:text-properties fo:font-size="9.5pt" fo:letter-spacing="0.009cm" fo:language="cs" fo:country="CZ" officeooo:rsid="21fc73fc" style:font-size-asian="9.5pt" style:language-asian="cs" style:country-asian="CZ"/>
    </style:style>
    <style:style style:name="T1097" style:family="text">
      <style:text-properties fo:font-size="9.5pt" fo:letter-spacing="0.009cm" fo:language="cs" fo:country="CZ" officeooo:rsid="223e7fa9" style:font-size-asian="9.5pt" style:language-asian="cs" style:country-asian="CZ"/>
    </style:style>
    <style:style style:name="T1098" style:family="text">
      <style:text-properties fo:font-size="9.5pt" fo:letter-spacing="0.009cm" fo:language="cs" fo:country="CZ" officeooo:rsid="22462321" style:font-size-asian="9.5pt" style:language-asian="cs" style:country-asian="CZ"/>
    </style:style>
    <style:style style:name="T1099" style:family="text">
      <style:text-properties fo:font-size="9.5pt" fo:letter-spacing="0.009cm" fo:language="cs" fo:country="CZ" officeooo:rsid="2366bc69" style:font-size-asian="9.5pt" style:language-asian="cs" style:country-asian="CZ"/>
    </style:style>
    <style:style style:name="T1100" style:family="text">
      <style:text-properties fo:font-size="9.5pt" fo:letter-spacing="0.009cm" fo:language="cs" fo:country="CZ" officeooo:rsid="236a0e98" style:font-size-asian="9.5pt" style:language-asian="cs" style:country-asian="CZ"/>
    </style:style>
    <style:style style:name="T1101" style:family="text">
      <style:text-properties fo:font-size="9.5pt" fo:letter-spacing="0.009cm" fo:language="cs" fo:country="CZ" officeooo:rsid="24fd5613" style:font-size-asian="9.5pt" style:language-asian="cs" style:country-asian="CZ"/>
    </style:style>
    <style:style style:name="T1102" style:family="text">
      <style:text-properties fo:font-size="9.5pt" fo:letter-spacing="0.009cm" fo:language="cs" fo:country="CZ" officeooo:rsid="24fd7573" style:font-size-asian="9.5pt" style:language-asian="cs" style:country-asian="CZ"/>
    </style:style>
    <style:style style:name="T1103" style:family="text">
      <style:text-properties fo:font-size="9.5pt" fo:letter-spacing="0.009cm" fo:language="cs" fo:country="CZ" officeooo:rsid="2503d268" style:font-size-asian="9.5pt" style:language-asian="cs" style:country-asian="CZ"/>
    </style:style>
    <style:style style:name="T1104" style:family="text">
      <style:text-properties fo:font-size="9.5pt" fo:letter-spacing="0.009cm" fo:language="cs" fo:country="CZ" officeooo:rsid="25047196" style:font-size-asian="9.5pt" style:language-asian="cs" style:country-asian="CZ"/>
    </style:style>
    <style:style style:name="T1105" style:family="text">
      <style:text-properties fo:font-size="9.5pt" fo:letter-spacing="0.009cm" fo:language="cs" fo:country="CZ" officeooo:rsid="25057cc0" style:font-size-asian="9.5pt" style:language-asian="cs" style:country-asian="CZ"/>
    </style:style>
    <style:style style:name="T1106" style:family="text">
      <style:text-properties fo:font-size="9.5pt" fo:letter-spacing="0.009cm" fo:language="cs" fo:country="CZ" officeooo:rsid="25085263" style:font-size-asian="9.5pt" style:language-asian="cs" style:country-asian="CZ"/>
    </style:style>
    <style:style style:name="T1107" style:family="text">
      <style:text-properties fo:font-size="9.5pt" fo:letter-spacing="0.009cm" fo:language="cs" fo:country="CZ" officeooo:rsid="250854d9" style:font-size-asian="9.5pt" style:language-asian="cs" style:country-asian="CZ"/>
    </style:style>
    <style:style style:name="T1108" style:family="text">
      <style:text-properties fo:font-size="9.5pt" fo:letter-spacing="0.009cm" fo:language="cs" fo:country="CZ" officeooo:rsid="2511aac7" style:font-size-asian="9.5pt" style:language-asian="cs" style:country-asian="CZ"/>
    </style:style>
    <style:style style:name="T1109" style:family="text">
      <style:text-properties fo:font-size="9.5pt" fo:letter-spacing="0.009cm" fo:language="cs" fo:country="CZ" officeooo:rsid="2514d94b" style:font-size-asian="9.5pt" style:language-asian="cs" style:country-asian="CZ"/>
    </style:style>
    <style:style style:name="T1110" style:family="text">
      <style:text-properties fo:font-size="9.5pt" fo:letter-spacing="0.009cm" fo:language="cs" fo:country="CZ" officeooo:rsid="25172e89" style:font-size-asian="9.5pt" style:language-asian="cs" style:country-asian="CZ"/>
    </style:style>
    <style:style style:name="T1111" style:family="text">
      <style:text-properties fo:font-size="9.5pt" fo:letter-spacing="0.009cm" fo:language="cs" fo:country="CZ" officeooo:rsid="2517543e" style:font-size-asian="9.5pt" style:language-asian="cs" style:country-asian="CZ"/>
    </style:style>
    <style:style style:name="T1112" style:family="text">
      <style:text-properties fo:font-size="9.5pt" fo:letter-spacing="0.009cm" fo:language="cs" fo:country="CZ" officeooo:rsid="2518ab17" style:font-size-asian="9.5pt" style:language-asian="cs" style:country-asian="CZ"/>
    </style:style>
    <style:style style:name="T1113" style:family="text">
      <style:text-properties fo:font-size="9.5pt" fo:letter-spacing="0.009cm" fo:language="cs" fo:country="CZ" officeooo:rsid="25193a8d" style:font-size-asian="9.5pt" style:language-asian="cs" style:country-asian="CZ"/>
    </style:style>
    <style:style style:name="T1114" style:family="text">
      <style:text-properties fo:font-size="9.5pt" fo:letter-spacing="0.009cm" fo:language="cs" fo:country="CZ" officeooo:rsid="251a8563" style:font-size-asian="9.5pt" style:language-asian="cs" style:country-asian="CZ"/>
    </style:style>
    <style:style style:name="T1115" style:family="text">
      <style:text-properties fo:font-size="9.5pt" fo:letter-spacing="0.009cm" fo:language="cs" fo:country="CZ" officeooo:rsid="251b4fd4" style:font-size-asian="9.5pt" style:language-asian="cs" style:country-asian="CZ"/>
    </style:style>
    <style:style style:name="T1116" style:family="text">
      <style:text-properties fo:font-size="9.5pt" fo:letter-spacing="0.009cm" fo:language="cs" fo:country="CZ" officeooo:rsid="251c1b9b" style:font-size-asian="9.5pt" style:language-asian="cs" style:country-asian="CZ"/>
    </style:style>
    <style:style style:name="T1117" style:family="text">
      <style:text-properties fo:font-size="9.5pt" fo:letter-spacing="0.009cm" fo:language="cs" fo:country="CZ" officeooo:rsid="251cc7bb" style:font-size-asian="9.5pt" style:language-asian="cs" style:country-asian="CZ"/>
    </style:style>
    <style:style style:name="T1118" style:family="text">
      <style:text-properties fo:font-size="9.5pt" fo:letter-spacing="0.009cm" fo:language="cs" fo:country="CZ" officeooo:rsid="251d440f" style:font-size-asian="9.5pt" style:language-asian="cs" style:country-asian="CZ"/>
    </style:style>
    <style:style style:name="T1119" style:family="text">
      <style:text-properties fo:font-size="9.5pt" fo:letter-spacing="0.009cm" fo:language="cs" fo:country="CZ" officeooo:rsid="2855eaa6" style:font-size-asian="9.5pt" style:language-asian="cs" style:country-asian="CZ"/>
    </style:style>
    <style:style style:name="T1120" style:family="text">
      <style:text-properties fo:font-size="9.5pt" fo:letter-spacing="0.009cm" fo:language="cs" fo:country="CZ" officeooo:rsid="285c2fe7" style:font-size-asian="9.5pt" style:language-asian="cs" style:country-asian="CZ"/>
    </style:style>
    <style:style style:name="T1121" style:family="text">
      <style:text-properties fo:font-size="9.5pt" fo:letter-spacing="0.009cm" fo:language="cs" fo:country="CZ" officeooo:rsid="285cc5b9" style:font-size-asian="9.5pt" style:language-asian="cs" style:country-asian="CZ"/>
    </style:style>
    <style:style style:name="T1122" style:family="text">
      <style:text-properties fo:font-size="9.5pt" fo:letter-spacing="0.009cm" fo:language="cs" fo:country="CZ" officeooo:rsid="2b03ed16" style:font-size-asian="9.5pt" style:language-asian="cs" style:country-asian="CZ"/>
    </style:style>
    <style:style style:name="T1123" style:family="text">
      <style:text-properties fo:font-size="9.5pt" fo:letter-spacing="0.009cm" fo:language="cs" fo:country="CZ" officeooo:rsid="2b05b4e8" style:font-size-asian="9.5pt" style:language-asian="cs" style:country-asian="CZ"/>
    </style:style>
    <style:style style:name="T1124" style:family="text">
      <style:text-properties fo:font-size="9.5pt" fo:letter-spacing="0.009cm" fo:language="cs" fo:country="CZ" officeooo:rsid="2b06eaf6" style:font-size-asian="9.5pt" style:language-asian="cs" style:country-asian="CZ"/>
    </style:style>
    <style:style style:name="T1125" style:family="text">
      <style:text-properties fo:font-size="9.5pt" fo:letter-spacing="0.009cm" fo:language="cs" fo:country="CZ" officeooo:rsid="2b088f1e" style:font-size-asian="9.5pt" style:language-asian="cs" style:country-asian="CZ"/>
    </style:style>
    <style:style style:name="T1126" style:family="text">
      <style:text-properties fo:font-size="9.5pt" fo:letter-spacing="0.009cm" fo:language="cs" fo:country="CZ" officeooo:rsid="2b089e62" style:font-size-asian="9.5pt" style:language-asian="cs" style:country-asian="CZ"/>
    </style:style>
    <style:style style:name="T1127" style:family="text">
      <style:text-properties fo:font-size="9.5pt" fo:letter-spacing="0.009cm" fo:language="cs" fo:country="CZ" officeooo:rsid="2b09058d" style:font-size-asian="9.5pt" style:language-asian="cs" style:country-asian="CZ"/>
    </style:style>
    <style:style style:name="T1128" style:family="text">
      <style:text-properties fo:font-size="9.5pt" fo:letter-spacing="0.009cm" fo:language="cs" fo:country="CZ" officeooo:rsid="2b0ec9f3" style:font-size-asian="9.5pt" style:language-asian="cs" style:country-asian="CZ"/>
    </style:style>
    <style:style style:name="T1129" style:family="text">
      <style:text-properties fo:font-size="9.5pt" fo:letter-spacing="0.009cm" fo:language="cs" fo:country="CZ" officeooo:rsid="2b1179df" style:font-size-asian="9.5pt" style:language-asian="cs" style:country-asian="CZ"/>
    </style:style>
    <style:style style:name="T1130" style:family="text">
      <style:text-properties fo:font-size="9.5pt" fo:letter-spacing="0.009cm" fo:language="cs" fo:country="CZ" officeooo:rsid="2b13cc28" style:font-size-asian="9.5pt" style:language-asian="cs" style:country-asian="CZ"/>
    </style:style>
    <style:style style:name="T1131" style:family="text">
      <style:text-properties fo:font-size="9.5pt" fo:letter-spacing="0.009cm" fo:language="cs" fo:country="CZ" officeooo:rsid="2b4e1284" style:font-size-asian="9.5pt" style:language-asian="cs" style:country-asian="CZ"/>
    </style:style>
    <style:style style:name="T1132" style:family="text">
      <style:text-properties fo:font-size="9.5pt" fo:letter-spacing="0.009cm" fo:language="cs" fo:country="CZ" officeooo:rsid="2b4ec87f" style:font-size-asian="9.5pt" style:language-asian="cs" style:country-asian="CZ"/>
    </style:style>
    <style:style style:name="T1133" style:family="text">
      <style:text-properties fo:font-size="9.5pt" fo:letter-spacing="0.009cm" fo:language="cs" fo:country="CZ" officeooo:rsid="2b5134e3" style:font-size-asian="9.5pt" style:language-asian="cs" style:country-asian="CZ"/>
    </style:style>
    <style:style style:name="T1134" style:family="text">
      <style:text-properties fo:font-size="9.5pt" fo:letter-spacing="0.009cm" fo:language="cs" fo:country="CZ" officeooo:rsid="2bbfd1e0" style:font-size-asian="9.5pt" style:language-asian="cs" style:country-asian="CZ"/>
    </style:style>
    <style:style style:name="T1135" style:family="text">
      <style:text-properties fo:font-size="9.5pt" fo:letter-spacing="0.009cm" fo:language="cs" fo:country="CZ" fo:font-style="italic" style:font-size-asian="9.5pt" style:language-asian="cs" style:country-asian="CZ" style:font-style-asian="italic" style:font-style-complex="italic"/>
    </style:style>
    <style:style style:name="T113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3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13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3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4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4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4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14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4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14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14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14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14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4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5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51" style:family="text">
      <style:text-properties fo:font-size="9.5pt" fo:letter-spacing="0.009cm" fo:language="cs" fo:country="CZ" fo:font-style="normal" style:font-size-asian="9.5pt" style:language-asian="cs" style:country-asian="CZ" style:font-style-asian="normal" style:font-style-complex="normal"/>
    </style:style>
    <style:style style:name="T115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5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54" style:family="text">
      <style:text-properties fo:font-size="9.5pt" fo:letter-spacing="0.009cm" fo:language="en" fo:country="US" officeooo:rsid="20b19335" style:font-size-asian="9.5pt" style:language-asian="cs" style:country-asian="CZ"/>
    </style:style>
    <style:style style:name="T1155" style:family="text">
      <style:text-properties fo:font-size="9.5pt" fo:language="cs" fo:country="CZ" style:font-size-asian="9.5pt" style:language-asian="cs" style:country-asian="CZ"/>
    </style:style>
    <style:style style:name="T1156" style:family="text">
      <style:text-properties fo:font-size="9.5pt" fo:language="cs" fo:country="CZ" officeooo:rsid="227d5938" style:font-size-asian="9.5pt" style:language-asian="cs" style:country-asian="CZ"/>
    </style:style>
    <style:style style:name="T1157" style:family="text">
      <style:text-properties fo:font-size="9.5pt" fo:language="cs" fo:country="CZ" officeooo:rsid="2858b2e9" style:font-size-asian="9.5pt" style:language-asian="cs" style:country-asian="CZ"/>
    </style:style>
    <style:style style:name="T1158" style:family="text">
      <style:text-properties fo:font-size="9.5pt" fo:language="cs" fo:country="CZ" officeooo:rsid="285a490a" style:font-size-asian="9.5pt" style:language-asian="cs" style:country-asian="CZ"/>
    </style:style>
    <style:style style:name="T1159" style:family="text">
      <style:text-properties fo:language="en" fo:country="US"/>
    </style:style>
    <style:style style:name="T1160" style:family="text">
      <style:text-properties fo:language="en" fo:country="US" officeooo:rsid="20f1f757"/>
    </style:style>
    <style:style style:name="T1161" style:family="text">
      <style:text-properties fo:language="en" fo:country="US" officeooo:rsid="2718b236"/>
    </style:style>
    <style:style style:name="T1162" style:family="text">
      <style:text-properties fo:language="en" fo:country="US" fo:font-weight="normal" officeooo:rsid="2718b236" style:font-weight-asian="normal" style:font-weight-complex="normal"/>
    </style:style>
    <style:style style:name="T1163" style:family="text">
      <style:text-properties fo:language="en" fo:country="US" fo:font-weight="normal" officeooo:rsid="28acefdc" style:font-weight-asian="normal" style:font-weight-complex="normal"/>
    </style:style>
    <style:style style:name="T1164" style:family="text">
      <style:text-properties fo:language="en" fo:country="US" officeooo:rsid="2718f0f3"/>
    </style:style>
    <style:style style:name="T1165" style:family="text">
      <style:text-properties fo:language="en" fo:country="US" officeooo:rsid="2718b236" fo:background-color="transparent" loext:char-shading-value="0"/>
    </style:style>
    <style:style style:name="T1166" style:family="text">
      <style:text-properties fo:language="en" fo:country="US" officeooo:rsid="2cf2a3f4" style:language-asian="cs" style:country-asian="CZ"/>
    </style:style>
    <style:style style:name="T1167" style:family="text">
      <style:text-properties fo:language="en" fo:country="US" officeooo:rsid="2a3f98d4"/>
    </style:style>
    <style:style style:name="T1168" style:family="text">
      <style:text-properties fo:language="en" fo:country="US" officeooo:rsid="2b40571e"/>
    </style:style>
    <style:style style:name="T1169" style:family="text">
      <style:text-properties fo:language="en" fo:country="US" officeooo:rsid="2b54f678"/>
    </style:style>
    <style:style style:name="T1170" style:family="text">
      <style:text-properties fo:language="en" fo:country="US" officeooo:rsid="2c376dc4"/>
    </style:style>
    <style:style style:name="T1171" style:family="text">
      <style:text-properties fo:language="en" fo:country="US" officeooo:rsid="2dba7a68"/>
    </style:style>
    <style:style style:name="T1172" style:family="text">
      <style:text-properties fo:language="en" fo:country="US" officeooo:rsid="2dbc465c"/>
    </style:style>
    <style:style style:name="T1173" style:family="text">
      <style:text-properties fo:language="en" fo:country="US" fo:font-weight="bold" officeooo:rsid="28acefdc" style:font-weight-asian="bold" style:font-weight-complex="bold"/>
    </style:style>
    <style:style style:name="T1174" style:family="text">
      <style:text-properties fo:language="en" fo:country="US" officeooo:rsid="2ea7775a"/>
    </style:style>
    <style:style style:name="T1175" style:family="text">
      <style:text-properties fo:language="en" fo:country="US" officeooo:rsid="2f28f0b3"/>
    </style:style>
    <style:style style:name="T1176" style:family="text">
      <style:text-properties officeooo:rsid="20f7086f"/>
    </style:style>
    <style:style style:name="T1177" style:family="text">
      <style:text-properties officeooo:rsid="211e75b5"/>
    </style:style>
    <style:style style:name="T1178" style:family="text">
      <style:text-properties officeooo:rsid="213d0be9"/>
    </style:style>
    <style:style style:name="T1179" style:family="text">
      <style:text-properties officeooo:rsid="214ce48d"/>
    </style:style>
    <style:style style:name="T1180" style:family="text">
      <style:text-properties officeooo:rsid="2163e5a4"/>
    </style:style>
    <style:style style:name="T1181" style:family="text">
      <style:text-properties officeooo:rsid="2164a9a6"/>
    </style:style>
    <style:style style:name="T1182" style:family="text">
      <style:text-properties officeooo:rsid="218eee67"/>
    </style:style>
    <style:style style:name="T1183" style:family="text">
      <style:text-properties officeooo:rsid="2195b040"/>
    </style:style>
    <style:style style:name="T1184" style:family="text">
      <style:text-properties officeooo:rsid="2197e806"/>
    </style:style>
    <style:style style:name="T1185" style:family="text">
      <style:text-properties officeooo:rsid="2198b31a"/>
    </style:style>
    <style:style style:name="T1186" style:family="text">
      <style:text-properties officeooo:rsid="21996beb"/>
    </style:style>
    <style:style style:name="T1187" style:family="text">
      <style:text-properties officeooo:rsid="21a922d0"/>
    </style:style>
    <style:style style:name="T1188" style:family="text">
      <style:text-properties officeooo:rsid="21adb664"/>
    </style:style>
    <style:style style:name="T1189" style:family="text">
      <style:text-properties officeooo:rsid="21b04fb0"/>
    </style:style>
    <style:style style:name="T1190" style:family="text">
      <style:text-properties officeooo:rsid="21b1e115"/>
    </style:style>
    <style:style style:name="T1191" style:family="text">
      <style:text-properties officeooo:rsid="21b3d0c4"/>
    </style:style>
    <style:style style:name="T1192" style:family="text">
      <style:text-properties officeooo:rsid="21b6cacf"/>
    </style:style>
    <style:style style:name="T1193" style:family="text">
      <style:text-properties officeooo:rsid="21b97db2"/>
    </style:style>
    <style:style style:name="T1194" style:family="text">
      <style:text-properties officeooo:rsid="21d6f3b6"/>
    </style:style>
    <style:style style:name="T1195" style:family="text">
      <style:text-properties officeooo:rsid="21d77dca"/>
    </style:style>
    <style:style style:name="T1196" style:family="text">
      <style:text-properties officeooo:rsid="21d784b3"/>
    </style:style>
    <style:style style:name="T1197" style:family="text">
      <style:text-properties officeooo:rsid="21d9cbd9"/>
    </style:style>
    <style:style style:name="T1198" style:family="text">
      <style:text-properties officeooo:rsid="21e28bc8"/>
    </style:style>
    <style:style style:name="T1199" style:family="text">
      <style:text-properties officeooo:rsid="21e40ee3"/>
    </style:style>
    <style:style style:name="T1200" style:family="text">
      <style:text-properties officeooo:rsid="21e88bb8"/>
    </style:style>
    <style:style style:name="T1201" style:family="text">
      <style:text-properties officeooo:rsid="2209a5d2"/>
    </style:style>
    <style:style style:name="T1202" style:family="text">
      <style:text-properties officeooo:rsid="220b2653"/>
    </style:style>
    <style:style style:name="T1203" style:family="text">
      <style:text-properties officeooo:rsid="220d11cf"/>
    </style:style>
    <style:style style:name="T1204" style:family="text">
      <style:text-properties officeooo:rsid="220e90a3"/>
    </style:style>
    <style:style style:name="T1205" style:family="text">
      <style:text-properties officeooo:rsid="20f1f757"/>
    </style:style>
    <style:style style:name="T1206" style:family="text">
      <style:text-properties officeooo:rsid="22439781"/>
    </style:style>
    <style:style style:name="T1207" style:family="text">
      <style:text-properties officeooo:rsid="22447983"/>
    </style:style>
    <style:style style:name="T1208" style:family="text">
      <style:text-properties officeooo:rsid="224eb86c"/>
    </style:style>
    <style:style style:name="T1209" style:family="text">
      <style:text-properties officeooo:rsid="2264f721"/>
    </style:style>
    <style:style style:name="T1210" style:family="text">
      <style:text-properties officeooo:rsid="228a945e"/>
    </style:style>
    <style:style style:name="T1211" style:family="text">
      <style:text-properties officeooo:rsid="2298b5b6"/>
    </style:style>
    <style:style style:name="T1212" style:family="text">
      <style:text-properties officeooo:rsid="229b2d63"/>
    </style:style>
    <style:style style:name="T1213" style:family="text">
      <style:text-properties officeooo:rsid="22a758fa"/>
    </style:style>
    <style:style style:name="T1214" style:family="text">
      <style:text-properties officeooo:rsid="22ac7656"/>
    </style:style>
    <style:style style:name="T1215" style:family="text">
      <style:text-properties officeooo:rsid="22b85964"/>
    </style:style>
    <style:style style:name="T1216" style:family="text">
      <style:text-properties officeooo:rsid="22ba25be"/>
    </style:style>
    <style:style style:name="T1217" style:family="text">
      <style:text-properties officeooo:rsid="22bd1088"/>
    </style:style>
    <style:style style:name="T1218" style:family="text">
      <style:text-properties officeooo:rsid="22c43c3b"/>
    </style:style>
    <style:style style:name="T1219" style:family="text">
      <style:text-properties officeooo:rsid="22d30b1a"/>
    </style:style>
    <style:style style:name="T1220" style:family="text">
      <style:text-properties officeooo:rsid="204f4e25"/>
    </style:style>
    <style:style style:name="T1221" style:family="text">
      <style:text-properties officeooo:rsid="22d854a9"/>
    </style:style>
    <style:style style:name="T1222" style:family="text">
      <style:text-properties officeooo:rsid="22dd5c36"/>
    </style:style>
    <style:style style:name="T1223" style:family="text">
      <style:text-properties officeooo:rsid="22defc71"/>
    </style:style>
    <style:style style:name="T1224" style:family="text">
      <style:text-properties officeooo:rsid="22e50c1a"/>
    </style:style>
    <style:style style:name="T1225" style:family="text">
      <style:text-properties officeooo:rsid="2022d038"/>
    </style:style>
    <style:style style:name="T1226" style:family="text">
      <style:text-properties officeooo:rsid="22e5bb83"/>
    </style:style>
    <style:style style:name="T1227" style:family="text">
      <style:text-properties officeooo:rsid="22e7537f"/>
    </style:style>
    <style:style style:name="T1228" style:family="text">
      <style:text-properties officeooo:rsid="22f5da9a"/>
    </style:style>
    <style:style style:name="T1229" style:family="text">
      <style:text-properties officeooo:rsid="2304ad9b"/>
    </style:style>
    <style:style style:name="T1230" style:family="text">
      <style:text-properties officeooo:rsid="2305469b"/>
    </style:style>
    <style:style style:name="T1231" style:family="text">
      <style:text-properties officeooo:rsid="2305659e"/>
    </style:style>
    <style:style style:name="T1232" style:family="text">
      <style:text-properties officeooo:rsid="232f7481"/>
    </style:style>
    <style:style style:name="T1233" style:family="text">
      <style:text-properties officeooo:rsid="2331678d"/>
    </style:style>
    <style:style style:name="T1234" style:family="text">
      <style:text-properties officeooo:rsid="2332d987"/>
    </style:style>
    <style:style style:name="T1235" style:family="text">
      <style:text-properties officeooo:rsid="2332e601"/>
    </style:style>
    <style:style style:name="T1236" style:family="text">
      <style:text-properties officeooo:rsid="2349a476"/>
    </style:style>
    <style:style style:name="T1237" style:family="text">
      <style:text-properties officeooo:rsid="2349b8a1"/>
    </style:style>
    <style:style style:name="T1238" style:family="text">
      <style:text-properties officeooo:rsid="234a7ac3"/>
    </style:style>
    <style:style style:name="T1239" style:family="text">
      <style:text-properties officeooo:rsid="234c1eda"/>
    </style:style>
    <style:style style:name="T1240" style:family="text">
      <style:text-properties officeooo:rsid="234c7f7d"/>
    </style:style>
    <style:style style:name="T1241" style:family="text">
      <style:text-properties officeooo:rsid="234e0d17"/>
    </style:style>
    <style:style style:name="T1242" style:family="text">
      <style:text-properties officeooo:rsid="235399e7"/>
    </style:style>
    <style:style style:name="T1243" style:family="text">
      <style:text-properties officeooo:rsid="2356c6ea"/>
    </style:style>
    <style:style style:name="T1244" style:family="text">
      <style:text-properties officeooo:rsid="23585241"/>
    </style:style>
    <style:style style:name="T1245" style:family="text">
      <style:text-properties officeooo:rsid="2358e570"/>
    </style:style>
    <style:style style:name="T1246" style:family="text">
      <style:text-properties officeooo:rsid="235b4c7d"/>
    </style:style>
    <style:style style:name="T1247" style:family="text">
      <style:text-properties officeooo:rsid="23637825"/>
    </style:style>
    <style:style style:name="T1248" style:family="text">
      <style:text-properties officeooo:rsid="236484a9"/>
    </style:style>
    <style:style style:name="T1249" style:family="text">
      <style:text-properties officeooo:rsid="236c8ad4"/>
    </style:style>
    <style:style style:name="T1250" style:family="text">
      <style:text-properties officeooo:rsid="2295c09f"/>
    </style:style>
    <style:style style:name="T1251" style:family="text">
      <style:text-properties officeooo:rsid="22a655ef"/>
    </style:style>
    <style:style style:name="T1252" style:family="text">
      <style:text-properties officeooo:rsid="21c8752c"/>
    </style:style>
    <style:style style:name="T1253" style:family="text">
      <style:text-properties officeooo:rsid="236db2ab"/>
    </style:style>
    <style:style style:name="T1254" style:family="text">
      <style:text-properties officeooo:rsid="22cc5d09"/>
    </style:style>
    <style:style style:name="T1255" style:family="text">
      <style:text-properties officeooo:rsid="22c85621"/>
    </style:style>
    <style:style style:name="T1256" style:family="text">
      <style:text-properties officeooo:rsid="22c8d110"/>
    </style:style>
    <style:style style:name="T1257" style:family="text">
      <style:text-properties officeooo:rsid="22a871c9"/>
    </style:style>
    <style:style style:name="T1258" style:family="text">
      <style:text-properties officeooo:rsid="23751612"/>
    </style:style>
    <style:style style:name="T1259" style:family="text">
      <style:text-properties officeooo:rsid="2376cc3a"/>
    </style:style>
    <style:style style:name="T1260" style:family="text">
      <style:text-properties officeooo:rsid="2376f410"/>
    </style:style>
    <style:style style:name="T1261" style:family="text">
      <style:text-properties officeooo:rsid="237987a4"/>
    </style:style>
    <style:style style:name="T1262" style:family="text">
      <style:text-properties officeooo:rsid="23ac06b8"/>
    </style:style>
    <style:style style:name="T1263" style:family="text">
      <style:text-properties officeooo:rsid="23adf46b"/>
    </style:style>
    <style:style style:name="T1264" style:family="text">
      <style:text-properties officeooo:rsid="23b0ce43"/>
    </style:style>
    <style:style style:name="T1265" style:family="text">
      <style:text-properties officeooo:rsid="23c07497"/>
    </style:style>
    <style:style style:name="T1266" style:family="text">
      <style:text-properties officeooo:rsid="23c30856"/>
    </style:style>
    <style:style style:name="T1267" style:family="text">
      <style:text-properties officeooo:rsid="23e1443b"/>
    </style:style>
    <style:style style:name="T1268" style:family="text">
      <style:text-properties officeooo:rsid="23f9895c"/>
    </style:style>
    <style:style style:name="T1269" style:family="text">
      <style:text-properties officeooo:rsid="23fb23e7"/>
    </style:style>
    <style:style style:name="T1270" style:family="text">
      <style:text-properties officeooo:rsid="2432a1ec"/>
    </style:style>
    <style:style style:name="T1271" style:family="text">
      <style:text-properties officeooo:rsid="2436a92f"/>
    </style:style>
    <style:style style:name="T1272" style:family="text">
      <style:text-properties officeooo:rsid="24393486"/>
    </style:style>
    <style:style style:name="T1273" style:family="text">
      <style:text-properties officeooo:rsid="243a354b"/>
    </style:style>
    <style:style style:name="T1274" style:family="text">
      <style:text-properties officeooo:rsid="243e32f5"/>
    </style:style>
    <style:style style:name="T1275" style:family="text">
      <style:text-properties officeooo:rsid="243e4498"/>
    </style:style>
    <style:style style:name="T1276" style:family="text">
      <style:text-properties officeooo:rsid="2442f892"/>
    </style:style>
    <style:style style:name="T1277" style:family="text">
      <style:text-properties officeooo:rsid="2445badc"/>
    </style:style>
    <style:style style:name="T1278" style:family="text">
      <style:text-properties officeooo:rsid="2447010a"/>
    </style:style>
    <style:style style:name="T1279" style:family="text">
      <style:text-properties officeooo:rsid="2459ac89"/>
    </style:style>
    <style:style style:name="T1280" style:family="text">
      <style:text-properties fo:font-weight="bold" style:font-weight-asian="bold" style:font-weight-complex="bold"/>
    </style:style>
    <style:style style:name="T1281" style:family="text">
      <style:text-properties fo:font-weight="bold" officeooo:rsid="2459ac89" style:font-weight-asian="bold" style:font-weight-complex="bold"/>
    </style:style>
    <style:style style:name="T1282" style:family="text">
      <style:text-properties fo:font-weight="bold" officeooo:rsid="25f2d04a" style:font-weight-asian="bold" style:font-weight-complex="bold"/>
    </style:style>
    <style:style style:name="T1283" style:family="text">
      <style:text-properties fo:font-weight="bold" officeooo:rsid="26f112c4" style:font-weight-asian="bold" style:font-weight-complex="bold"/>
    </style:style>
    <style:style style:name="T1284" style:family="text">
      <style:text-properties fo:font-weight="bold" officeooo:rsid="2718b236" style:font-weight-asian="bold" style:font-weight-complex="bold"/>
    </style:style>
    <style:style style:name="T1285" style:family="text">
      <style:text-properties fo:font-weight="bold" officeooo:rsid="27911d11" style:font-weight-asian="bold" style:font-weight-complex="bold"/>
    </style:style>
    <style:style style:name="T1286" style:family="text">
      <style:text-properties fo:font-weight="bold" officeooo:rsid="27c86e38" style:font-weight-asian="bold" style:font-weight-complex="bold"/>
    </style:style>
    <style:style style:name="T1287" style:family="text">
      <style:text-properties fo:font-weight="bold" officeooo:rsid="282f1ba6" style:font-weight-asian="bold" style:font-weight-complex="bold"/>
    </style:style>
    <style:style style:name="T1288" style:family="text">
      <style:text-properties fo:font-weight="bold" officeooo:rsid="1a4594f8" style:font-weight-asian="bold" style:font-weight-complex="bold"/>
    </style:style>
    <style:style style:name="T1289" style:family="text">
      <style:text-properties fo:font-weight="bold" officeooo:rsid="1ba0195d" style:font-weight-asian="bold" style:font-weight-complex="bold"/>
    </style:style>
    <style:style style:name="T1290" style:family="text">
      <style:text-properties fo:font-weight="bold" officeooo:rsid="2950f66b" style:font-weight-asian="bold" style:font-weight-complex="bold"/>
    </style:style>
    <style:style style:name="T1291" style:family="text">
      <style:text-properties fo:font-weight="bold" officeooo:rsid="29601fa7" style:font-weight-asian="bold" style:font-weight-complex="bold"/>
    </style:style>
    <style:style style:name="T1292" style:family="text">
      <style:text-properties fo:font-weight="bold" officeooo:rsid="2a3baf2e" style:font-weight-asian="bold" style:font-weight-complex="bold"/>
    </style:style>
    <style:style style:name="T1293" style:family="text">
      <style:text-properties fo:font-weight="bold" officeooo:rsid="2adab1f3" style:font-weight-asian="bold" style:font-weight-complex="bold"/>
    </style:style>
    <style:style style:name="T1294" style:family="text">
      <style:text-properties fo:font-weight="bold" officeooo:rsid="2415a15d" style:font-weight-asian="bold" style:font-weight-complex="bold"/>
    </style:style>
    <style:style style:name="T1295" style:family="text">
      <style:text-properties fo:font-weight="bold" officeooo:rsid="2c13b2bd" style:font-weight-asian="bold" style:font-weight-complex="bold"/>
    </style:style>
    <style:style style:name="T1296" style:family="text">
      <style:text-properties fo:font-weight="bold" officeooo:rsid="2c1562ff" style:font-weight-asian="bold" style:font-weight-complex="bold"/>
    </style:style>
    <style:style style:name="T1297" style:family="text">
      <style:text-properties fo:font-weight="bold" officeooo:rsid="2c188f63" style:font-weight-asian="bold" style:font-weight-complex="bold"/>
    </style:style>
    <style:style style:name="T1298" style:family="text">
      <style:text-properties fo:font-weight="bold" officeooo:rsid="2c376dc4" style:font-weight-asian="bold" style:font-weight-complex="bold"/>
    </style:style>
    <style:style style:name="T1299" style:family="text">
      <style:text-properties fo:font-weight="bold" officeooo:rsid="2cd8dc3f" style:font-weight-asian="bold" style:font-weight-complex="bold"/>
    </style:style>
    <style:style style:name="T1300" style:family="text">
      <style:text-properties fo:font-weight="bold" officeooo:rsid="2cdacbe5" style:font-weight-asian="bold" style:font-weight-complex="bold"/>
    </style:style>
    <style:style style:name="T1301" style:family="text">
      <style:text-properties fo:font-weight="bold" officeooo:rsid="2cdb7044" style:font-weight-asian="bold" style:font-weight-complex="bold"/>
    </style:style>
    <style:style style:name="T1302" style:family="text">
      <style:text-properties fo:font-weight="bold" officeooo:rsid="2d0bafad" style:font-weight-asian="bold" style:font-weight-complex="bold"/>
    </style:style>
    <style:style style:name="T1303" style:family="text">
      <style:text-properties fo:font-weight="bold" officeooo:rsid="2d112704" style:font-weight-asian="bold" style:font-weight-complex="bold"/>
    </style:style>
    <style:style style:name="T1304" style:family="text">
      <style:text-properties fo:font-weight="bold" officeooo:rsid="2d3e3a28" style:font-weight-asian="bold" style:font-weight-complex="bold"/>
    </style:style>
    <style:style style:name="T1305" style:family="text">
      <style:text-properties fo:font-weight="bold" officeooo:rsid="2dba7a68" style:font-weight-asian="bold" style:font-weight-complex="bold"/>
    </style:style>
    <style:style style:name="T1306" style:family="text">
      <style:text-properties fo:font-weight="bold" officeooo:rsid="2de0ec95" style:font-weight-asian="bold" style:font-weight-complex="bold"/>
    </style:style>
    <style:style style:name="T1307" style:family="text">
      <style:text-properties fo:font-weight="bold" officeooo:rsid="2e13be44" style:font-weight-asian="bold" style:font-weight-complex="bold"/>
    </style:style>
    <style:style style:name="T1308" style:family="text">
      <style:text-properties fo:font-weight="bold" officeooo:rsid="2db94cc7" style:font-weight-asian="bold" style:font-weight-complex="bold"/>
    </style:style>
    <style:style style:name="T1309" style:family="text">
      <style:text-properties fo:font-weight="bold" officeooo:rsid="2145b31d" style:font-weight-asian="bold" style:font-weight-complex="bold"/>
    </style:style>
    <style:style style:name="T1310" style:family="text">
      <style:text-properties fo:font-weight="bold" officeooo:rsid="2ea7775a" style:font-weight-asian="bold" style:font-weight-complex="bold"/>
    </style:style>
    <style:style style:name="T1311" style:family="text">
      <style:text-properties officeooo:rsid="2494db82"/>
    </style:style>
    <style:style style:name="T1312" style:family="text">
      <style:text-properties officeooo:rsid="24969242"/>
    </style:style>
    <style:style style:name="T1313" style:family="text">
      <style:text-properties officeooo:rsid="249ea524"/>
    </style:style>
    <style:style style:name="T1314" style:family="text">
      <style:text-properties officeooo:rsid="24a1636b"/>
    </style:style>
    <style:style style:name="T1315" style:family="text">
      <style:text-properties officeooo:rsid="24a1ac3d"/>
    </style:style>
    <style:style style:name="T1316" style:family="text">
      <style:text-properties officeooo:rsid="24a28b99"/>
    </style:style>
    <style:style style:name="T1317" style:family="text">
      <style:text-properties officeooo:rsid="24a2af6d"/>
    </style:style>
    <style:style style:name="T1318" style:family="text">
      <style:text-properties officeooo:rsid="24e3898b"/>
    </style:style>
    <style:style style:name="T1319" style:family="text">
      <style:text-properties officeooo:rsid="250c1d04"/>
    </style:style>
    <style:style style:name="T1320" style:family="text">
      <style:text-properties officeooo:rsid="24ffc69a"/>
    </style:style>
    <style:style style:name="T1321" style:family="text">
      <style:text-properties officeooo:rsid="250cd62e"/>
    </style:style>
    <style:style style:name="T1322" style:family="text">
      <style:text-properties officeooo:rsid="2527754f"/>
    </style:style>
    <style:style style:name="T1323" style:family="text">
      <style:text-properties officeooo:rsid="2533b5ae"/>
    </style:style>
    <style:style style:name="T1324" style:family="text">
      <style:text-properties officeooo:rsid="2534c700"/>
    </style:style>
    <style:style style:name="T1325" style:family="text">
      <style:text-properties officeooo:rsid="2538c7b4"/>
    </style:style>
    <style:style style:name="T1326" style:family="text">
      <style:text-properties officeooo:rsid="253baab1"/>
    </style:style>
    <style:style style:name="T1327" style:family="text">
      <style:text-properties officeooo:rsid="253ccebd"/>
    </style:style>
    <style:style style:name="T1328" style:family="text">
      <style:text-properties officeooo:rsid="253ea991"/>
    </style:style>
    <style:style style:name="T1329" style:family="text">
      <style:text-properties officeooo:rsid="254b58a5"/>
    </style:style>
    <style:style style:name="T1330" style:family="text">
      <style:text-properties officeooo:rsid="2554a1de"/>
    </style:style>
    <style:style style:name="T1331" style:family="text">
      <style:text-properties officeooo:rsid="1d3a4787"/>
    </style:style>
    <style:style style:name="T1332" style:family="text">
      <style:text-properties officeooo:rsid="1f3a5e21"/>
    </style:style>
    <style:style style:name="T1333" style:family="text">
      <style:text-properties officeooo:rsid="1f31535e"/>
    </style:style>
    <style:style style:name="T1334" style:family="text">
      <style:text-properties officeooo:rsid="1f331a4f"/>
    </style:style>
    <style:style style:name="T1335" style:family="text">
      <style:text-properties officeooo:rsid="1d1bab64"/>
    </style:style>
    <style:style style:name="T1336" style:family="text">
      <style:text-properties officeooo:rsid="1cee05c8"/>
    </style:style>
    <style:style style:name="T1337" style:family="text">
      <style:text-properties officeooo:rsid="1cfa83a5"/>
    </style:style>
    <style:style style:name="T1338" style:family="text">
      <style:text-properties officeooo:rsid="1f2d49e7"/>
    </style:style>
    <style:style style:name="T1339" style:family="text">
      <style:text-properties officeooo:rsid="1d0d8164"/>
    </style:style>
    <style:style style:name="T1340" style:family="text">
      <style:text-properties officeooo:rsid="19239c11"/>
    </style:style>
    <style:style style:name="T1341" style:family="text">
      <style:text-properties officeooo:rsid="1f05e202"/>
    </style:style>
    <style:style style:name="T1342" style:family="text">
      <style:text-properties officeooo:rsid="259a1df0"/>
    </style:style>
    <style:style style:name="T1343" style:family="text">
      <style:text-properties officeooo:rsid="25aea8f0"/>
    </style:style>
    <style:style style:name="T1344" style:family="text">
      <style:text-properties officeooo:rsid="1f34f748"/>
    </style:style>
    <style:style style:name="T1345" style:family="text">
      <style:text-properties officeooo:rsid="1d17f2b0"/>
    </style:style>
    <style:style style:name="T1346" style:family="text">
      <style:text-properties officeooo:rsid="1d14e3d8"/>
    </style:style>
    <style:style style:name="T1347" style:family="text">
      <style:text-properties officeooo:rsid="19e52a5d"/>
    </style:style>
    <style:style style:name="T1348" style:family="text">
      <style:text-properties officeooo:rsid="25b31656"/>
    </style:style>
    <style:style style:name="T1349" style:family="text">
      <style:text-properties officeooo:rsid="1f356719"/>
    </style:style>
    <style:style style:name="T1350" style:family="text">
      <style:text-properties officeooo:rsid="229f4bef"/>
    </style:style>
    <style:style style:name="T1351" style:family="text">
      <style:text-properties officeooo:rsid="1f3ed1fc"/>
    </style:style>
    <style:style style:name="T1352" style:family="text">
      <style:text-properties officeooo:rsid="1cd8d774"/>
    </style:style>
    <style:style style:name="T1353" style:family="text">
      <style:text-properties officeooo:rsid="25b825af"/>
    </style:style>
    <style:style style:name="T1354" style:family="text">
      <style:text-properties officeooo:rsid="25b8c8b6"/>
    </style:style>
    <style:style style:name="T1355" style:family="text">
      <style:text-properties officeooo:rsid="1f350f43"/>
    </style:style>
    <style:style style:name="T1356" style:family="text">
      <style:text-properties officeooo:rsid="25b9334e"/>
    </style:style>
    <style:style style:name="T1357" style:family="text">
      <style:text-properties officeooo:rsid="25c73a8f"/>
    </style:style>
    <style:style style:name="T1358" style:family="text">
      <style:text-properties officeooo:rsid="25cb9d66"/>
    </style:style>
    <style:style style:name="T1359" style:family="text">
      <style:text-properties officeooo:rsid="25d1fb93"/>
    </style:style>
    <style:style style:name="T1360" style:family="text">
      <style:text-properties officeooo:rsid="25dd9674"/>
    </style:style>
    <style:style style:name="T1361" style:family="text">
      <style:text-properties fo:background-color="transparent" loext:char-shading-value="0"/>
    </style:style>
    <style:style style:name="T1362" style:family="text">
      <style:text-properties officeooo:rsid="25dd9674" fo:background-color="transparent" loext:char-shading-value="0"/>
    </style:style>
    <style:style style:name="T1363" style:family="text">
      <style:text-properties officeooo:rsid="2683345e" fo:background-color="transparent" loext:char-shading-value="0"/>
    </style:style>
    <style:style style:name="T1364" style:family="text">
      <style:text-properties officeooo:rsid="217d02ee" fo:background-color="transparent" loext:char-shading-value="0"/>
    </style:style>
    <style:style style:name="T1365" style:family="text">
      <style:text-properties officeooo:rsid="268c50a4" fo:background-color="transparent" loext:char-shading-value="0"/>
    </style:style>
    <style:style style:name="T1366" style:family="text">
      <style:text-properties officeooo:rsid="268dc65d" fo:background-color="transparent" loext:char-shading-value="0"/>
    </style:style>
    <style:style style:name="T1367" style:family="text">
      <style:text-properties officeooo:rsid="26a758d5" fo:background-color="transparent" loext:char-shading-value="0"/>
    </style:style>
    <style:style style:name="T1368" style:family="text">
      <style:text-properties officeooo:rsid="27156c24" fo:background-color="transparent" loext:char-shading-value="0"/>
    </style:style>
    <style:style style:name="T1369" style:family="text">
      <style:text-properties officeooo:rsid="27157765" fo:background-color="transparent" loext:char-shading-value="0"/>
    </style:style>
    <style:style style:name="T1370" style:family="text">
      <style:text-properties officeooo:rsid="2632c719" fo:background-color="transparent" loext:char-shading-value="0"/>
    </style:style>
    <style:style style:name="T1371" style:family="text">
      <style:text-properties officeooo:rsid="26e47adb" fo:background-color="transparent" loext:char-shading-value="0"/>
    </style:style>
    <style:style style:name="T1372" style:family="text">
      <style:text-properties officeooo:rsid="1fc51bdc" fo:background-color="transparent" loext:char-shading-value="0"/>
    </style:style>
    <style:style style:name="T1373" style:family="text">
      <style:text-properties officeooo:rsid="26e5fbb8" fo:background-color="transparent" loext:char-shading-value="0"/>
    </style:style>
    <style:style style:name="T1374" style:family="text">
      <style:text-properties officeooo:rsid="1fc23eee" fo:background-color="transparent" loext:char-shading-value="0"/>
    </style:style>
    <style:style style:name="T1375" style:family="text">
      <style:text-properties officeooo:rsid="272b165f" fo:background-color="transparent" loext:char-shading-value="0"/>
    </style:style>
    <style:style style:name="T1376" style:family="text">
      <style:text-properties officeooo:rsid="25c44266" fo:background-color="transparent" loext:char-shading-value="0"/>
    </style:style>
    <style:style style:name="T1377" style:family="text">
      <style:text-properties officeooo:rsid="1fd00e63" fo:background-color="transparent" loext:char-shading-value="0"/>
    </style:style>
    <style:style style:name="T1378" style:family="text">
      <style:text-properties officeooo:rsid="273b9d1e" fo:background-color="transparent" loext:char-shading-value="0"/>
    </style:style>
    <style:style style:name="T1379" style:family="text">
      <style:text-properties officeooo:rsid="273cd2c7" fo:background-color="transparent" loext:char-shading-value="0"/>
    </style:style>
    <style:style style:name="T1380" style:family="text">
      <style:text-properties officeooo:rsid="27487751" fo:background-color="transparent" loext:char-shading-value="0"/>
    </style:style>
    <style:style style:name="T1381" style:family="text">
      <style:text-properties officeooo:rsid="26ae8a95" fo:background-color="transparent" loext:char-shading-value="0"/>
    </style:style>
    <style:style style:name="T1382" style:family="text">
      <style:text-properties officeooo:rsid="274e343c" fo:background-color="transparent" loext:char-shading-value="0"/>
    </style:style>
    <style:style style:name="T1383" style:family="text">
      <style:text-properties officeooo:rsid="27615ccc" fo:background-color="transparent" loext:char-shading-value="0"/>
    </style:style>
    <style:style style:name="T1384" style:family="text">
      <style:text-properties officeooo:rsid="27677566" fo:background-color="transparent" loext:char-shading-value="0"/>
    </style:style>
    <style:style style:name="T1385" style:family="text">
      <style:text-properties officeooo:rsid="274785d5" fo:background-color="transparent" loext:char-shading-value="0"/>
    </style:style>
    <style:style style:name="T1386" style:family="text">
      <style:text-properties officeooo:rsid="273b9497" fo:background-color="transparent" loext:char-shading-value="0"/>
    </style:style>
    <style:style style:name="T1387" style:family="text">
      <style:text-properties officeooo:rsid="280ba99a" fo:background-color="transparent" loext:char-shading-value="0"/>
    </style:style>
    <style:style style:name="T1388" style:family="text">
      <style:text-properties officeooo:rsid="28113e50" fo:background-color="transparent" loext:char-shading-value="0"/>
    </style:style>
    <style:style style:name="T1389" style:family="text">
      <style:text-properties officeooo:rsid="2812b376" fo:background-color="transparent" loext:char-shading-value="0"/>
    </style:style>
    <style:style style:name="T1390" style:family="text">
      <style:text-properties officeooo:rsid="2815127c" fo:background-color="transparent" loext:char-shading-value="0"/>
    </style:style>
    <style:style style:name="T1391" style:family="text">
      <style:text-properties officeooo:rsid="25e1b87e"/>
    </style:style>
    <style:style style:name="T1392" style:family="text">
      <style:text-properties officeooo:rsid="25e5fd83"/>
    </style:style>
    <style:style style:name="T1393" style:family="text">
      <style:text-properties officeooo:rsid="25e77626"/>
    </style:style>
    <style:style style:name="T1394" style:family="text">
      <style:text-properties officeooo:rsid="25efa4d0"/>
    </style:style>
    <style:style style:name="T1395" style:family="text">
      <style:text-properties officeooo:rsid="25f765f3"/>
    </style:style>
    <style:style style:name="T1396" style:family="text">
      <style:text-properties officeooo:rsid="25fefa96"/>
    </style:style>
    <style:style style:name="T1397" style:family="text">
      <style:text-properties officeooo:rsid="26020f58"/>
    </style:style>
    <style:style style:name="T1398" style:family="text">
      <style:text-properties officeooo:rsid="2603a14f"/>
    </style:style>
    <style:style style:name="T1399" style:family="text">
      <style:text-properties officeooo:rsid="2605fe73"/>
    </style:style>
    <style:style style:name="T1400" style:family="text">
      <style:text-properties officeooo:rsid="26066da8"/>
    </style:style>
    <style:style style:name="T1401" style:family="text">
      <style:text-properties officeooo:rsid="26080d49"/>
    </style:style>
    <style:style style:name="T1402" style:family="text">
      <style:text-properties officeooo:rsid="260bd706"/>
    </style:style>
    <style:style style:name="T1403" style:family="text">
      <style:text-properties officeooo:rsid="260dddd8"/>
    </style:style>
    <style:style style:name="T1404" style:family="text">
      <style:text-properties officeooo:rsid="2619167c"/>
    </style:style>
    <style:style style:name="T1405" style:family="text">
      <style:text-properties officeooo:rsid="26270f32"/>
    </style:style>
    <style:style style:name="T1406" style:family="text">
      <style:text-properties officeooo:rsid="262eb23f"/>
    </style:style>
    <style:style style:name="T1407" style:family="text">
      <style:text-properties officeooo:rsid="263f1733"/>
    </style:style>
    <style:style style:name="T1408" style:family="text">
      <style:text-properties officeooo:rsid="264dcf99"/>
    </style:style>
    <style:style style:name="T1409" style:family="text">
      <style:text-properties officeooo:rsid="1f4b2485"/>
    </style:style>
    <style:style style:name="T1410" style:family="text">
      <style:text-properties officeooo:rsid="26586c92"/>
    </style:style>
    <style:style style:name="T1411" style:family="text">
      <style:text-properties officeooo:rsid="265a28b6"/>
    </style:style>
    <style:style style:name="T1412" style:family="text">
      <style:text-properties officeooo:rsid="265df33b"/>
    </style:style>
    <style:style style:name="T1413" style:family="text">
      <style:text-properties officeooo:rsid="1dc8db78"/>
    </style:style>
    <style:style style:name="T1414" style:family="text">
      <style:text-properties officeooo:rsid="1d631bec"/>
    </style:style>
    <style:style style:name="T1415" style:family="text">
      <style:text-properties officeooo:rsid="2668bbe5"/>
    </style:style>
    <style:style style:name="T1416" style:family="text">
      <style:text-properties officeooo:rsid="1f9cbe3e"/>
    </style:style>
    <style:style style:name="T1417" style:family="text">
      <style:text-properties officeooo:rsid="266fc3c7"/>
    </style:style>
    <style:style style:name="T1418" style:family="text">
      <style:text-properties officeooo:rsid="266ff55f"/>
    </style:style>
    <style:style style:name="T1419" style:family="text">
      <style:text-properties officeooo:rsid="1fa9862b"/>
    </style:style>
    <style:style style:name="T1420" style:family="text">
      <style:text-properties officeooo:rsid="26722ac6"/>
    </style:style>
    <style:style style:name="T1421" style:family="text">
      <style:text-properties officeooo:rsid="1fade0ed"/>
    </style:style>
    <style:style style:name="T1422" style:family="text">
      <style:text-properties officeooo:rsid="1faf23fb"/>
    </style:style>
    <style:style style:name="T1423" style:family="text">
      <style:text-properties officeooo:rsid="1fa5f3ed"/>
    </style:style>
    <style:style style:name="T1424" style:family="text">
      <style:text-properties officeooo:rsid="2673633b"/>
    </style:style>
    <style:style style:name="T1425" style:family="text">
      <style:text-properties officeooo:rsid="2676798e"/>
    </style:style>
    <style:style style:name="T1426" style:family="text">
      <style:text-properties officeooo:rsid="26776c49"/>
    </style:style>
    <style:style style:name="T1427" style:family="text">
      <style:text-properties officeooo:rsid="267b3a1f"/>
    </style:style>
    <style:style style:name="T1428" style:family="text">
      <style:text-properties officeooo:rsid="267fcd8b"/>
    </style:style>
    <style:style style:name="T1429" style:family="text">
      <style:text-properties officeooo:rsid="2683345e"/>
    </style:style>
    <style:style style:name="T1430" style:family="text">
      <style:text-properties officeooo:rsid="2684f7d7"/>
    </style:style>
    <style:style style:name="T1431" style:family="text">
      <style:text-properties officeooo:rsid="26989c8b"/>
    </style:style>
    <style:style style:name="T1432" style:family="text">
      <style:text-properties officeooo:rsid="269cbd15"/>
    </style:style>
    <style:style style:name="T1433" style:family="text">
      <style:text-properties officeooo:rsid="26a0a888"/>
    </style:style>
    <style:style style:name="T1434" style:family="text">
      <style:text-properties officeooo:rsid="26a0d4ee"/>
    </style:style>
    <style:style style:name="T1435" style:family="text">
      <style:text-properties officeooo:rsid="26a3c57e"/>
    </style:style>
    <style:style style:name="T1436" style:family="text">
      <style:text-properties officeooo:rsid="26a480f1"/>
    </style:style>
    <style:style style:name="T1437" style:family="text">
      <style:text-properties officeooo:rsid="26a52ed7"/>
    </style:style>
    <style:style style:name="T1438" style:family="text">
      <style:text-properties officeooo:rsid="26ae8a95"/>
    </style:style>
    <style:style style:name="T1439" style:family="text">
      <style:text-properties officeooo:rsid="26b7b3d9"/>
    </style:style>
    <style:style style:name="T1440" style:family="text">
      <style:text-properties officeooo:rsid="26bd9371"/>
    </style:style>
    <style:style style:name="T1441" style:family="text">
      <style:text-properties officeooo:rsid="26c07b6f"/>
    </style:style>
    <style:style style:name="T1442" style:family="text">
      <style:text-properties officeooo:rsid="26c472e1"/>
    </style:style>
    <style:style style:name="T1443" style:family="text">
      <style:text-properties officeooo:rsid="26c8ee92"/>
    </style:style>
    <style:style style:name="T1444" style:family="text">
      <style:text-properties officeooo:rsid="26ca9064"/>
    </style:style>
    <style:style style:name="T1445" style:family="text">
      <style:text-properties officeooo:rsid="26d2142e"/>
    </style:style>
    <style:style style:name="T1446" style:family="text">
      <style:text-properties officeooo:rsid="26d3dc8d"/>
    </style:style>
    <style:style style:name="T1447" style:family="text">
      <style:text-properties officeooo:rsid="26d5a06b"/>
    </style:style>
    <style:style style:name="T1448" style:family="text">
      <style:text-properties officeooo:rsid="26d6747e"/>
    </style:style>
    <style:style style:name="T1449" style:family="text">
      <style:text-properties officeooo:rsid="26dac5ef"/>
    </style:style>
    <style:style style:name="T1450" style:family="text">
      <style:text-properties officeooo:rsid="26dbf83e"/>
    </style:style>
    <style:style style:name="T1451" style:family="text">
      <style:text-properties officeooo:rsid="26dfd7f5"/>
    </style:style>
    <style:style style:name="T1452" style:family="text">
      <style:text-properties officeooo:rsid="26ee6688"/>
    </style:style>
    <style:style style:name="T1453" style:family="text">
      <style:text-properties officeooo:rsid="26ef4d1b"/>
    </style:style>
    <style:style style:name="T1454" style:family="text">
      <style:text-properties officeooo:rsid="26f112c4"/>
    </style:style>
    <style:style style:name="T1455" style:family="text">
      <style:text-properties officeooo:rsid="270d29dd"/>
    </style:style>
    <style:style style:name="T1456" style:family="text">
      <style:text-properties officeooo:rsid="27142c5c"/>
    </style:style>
    <style:style style:name="T1457" style:family="text">
      <style:text-properties officeooo:rsid="27166f7c"/>
    </style:style>
    <style:style style:name="T1458" style:family="text">
      <style:text-properties officeooo:rsid="2718b236"/>
    </style:style>
    <style:style style:name="T1459" style:family="text">
      <style:text-properties fo:font-weight="normal" style:font-weight-asian="normal" style:font-weight-complex="normal"/>
    </style:style>
    <style:style style:name="T1460" style:family="text">
      <style:text-properties fo:font-weight="normal" officeooo:rsid="2cdbaf2d" style:font-weight-asian="normal" style:font-weight-complex="normal"/>
    </style:style>
    <style:style style:name="T1461" style:family="text">
      <style:text-properties fo:font-weight="normal" officeooo:rsid="2cdb7044" style:font-weight-asian="normal" style:font-weight-complex="normal"/>
    </style:style>
    <style:style style:name="T1462" style:family="text">
      <style:text-properties fo:font-weight="normal" officeooo:rsid="2db94cc7" style:font-weight-asian="normal" style:font-weight-complex="normal"/>
    </style:style>
    <style:style style:name="T1463" style:family="text">
      <style:text-properties fo:font-weight="normal" officeooo:rsid="2e63bc98" style:font-weight-asian="normal" style:font-weight-complex="normal"/>
    </style:style>
    <style:style style:name="T1464" style:family="text">
      <style:text-properties fo:font-weight="normal" officeooo:rsid="2ec4bf08" style:font-weight-asian="normal" style:font-weight-complex="normal"/>
    </style:style>
    <style:style style:name="T1465" style:family="text">
      <style:text-properties officeooo:rsid="2719e06b"/>
    </style:style>
    <style:style style:name="T1466" style:family="text">
      <style:text-properties officeooo:rsid="2725b06c"/>
    </style:style>
    <style:style style:name="T1467" style:family="text">
      <style:text-properties officeooo:rsid="2727156d"/>
    </style:style>
    <style:style style:name="T1468" style:family="text">
      <style:text-properties officeooo:rsid="272ff773"/>
    </style:style>
    <style:style style:name="T1469" style:family="text">
      <style:text-properties officeooo:rsid="2730f552"/>
    </style:style>
    <style:style style:name="T1470" style:family="text">
      <style:text-properties officeooo:rsid="2739c00b"/>
    </style:style>
    <style:style style:name="T1471" style:family="text">
      <style:text-properties officeooo:rsid="273ba786"/>
    </style:style>
    <style:style style:name="T1472" style:family="text">
      <style:text-properties officeooo:rsid="273bb229"/>
    </style:style>
    <style:style style:name="T1473" style:family="text">
      <style:text-properties officeooo:rsid="27487751"/>
    </style:style>
    <style:style style:name="T1474" style:family="text">
      <style:text-properties officeooo:rsid="2748c9de"/>
    </style:style>
    <style:style style:name="T1475" style:family="text">
      <style:text-properties officeooo:rsid="2749bf0a"/>
    </style:style>
    <style:style style:name="T1476" style:family="text">
      <style:text-properties officeooo:rsid="274b6fb0"/>
    </style:style>
    <style:style style:name="T1477" style:family="text">
      <style:text-properties officeooo:rsid="275149cc"/>
    </style:style>
    <style:style style:name="T1478" style:family="text">
      <style:text-properties officeooo:rsid="27584768"/>
    </style:style>
    <style:style style:name="T1479" style:family="text">
      <style:text-properties officeooo:rsid="275960e8"/>
    </style:style>
    <style:style style:name="T1480" style:family="text">
      <style:text-properties officeooo:rsid="275da196"/>
    </style:style>
    <style:style style:name="T1481" style:family="text">
      <style:text-properties officeooo:rsid="27657ad4"/>
    </style:style>
    <style:style style:name="T1482" style:family="text">
      <style:text-properties officeooo:rsid="276d93f6"/>
    </style:style>
    <style:style style:name="T1483" style:family="text">
      <style:text-properties officeooo:rsid="2771fb77"/>
    </style:style>
    <style:style style:name="T1484" style:family="text">
      <style:text-properties officeooo:rsid="277393fc"/>
    </style:style>
    <style:style style:name="T1485" style:family="text">
      <style:text-properties officeooo:rsid="2773a9d1"/>
    </style:style>
    <style:style style:name="T1486" style:family="text">
      <style:text-properties officeooo:rsid="277a00f7"/>
    </style:style>
    <style:style style:name="T1487" style:family="text">
      <style:text-properties officeooo:rsid="277f84d2"/>
    </style:style>
    <style:style style:name="T1488" style:family="text">
      <style:text-properties officeooo:rsid="2780a676"/>
    </style:style>
    <style:style style:name="T1489" style:family="text">
      <style:text-properties officeooo:rsid="27811011"/>
    </style:style>
    <style:style style:name="T1490" style:family="text">
      <style:text-properties officeooo:rsid="27880124"/>
    </style:style>
    <style:style style:name="T1491" style:family="text">
      <style:text-properties officeooo:rsid="27897b12"/>
    </style:style>
    <style:style style:name="T1492" style:family="text">
      <style:text-properties officeooo:rsid="278b0b58"/>
    </style:style>
    <style:style style:name="T1493" style:family="text">
      <style:text-properties officeooo:rsid="27911d11"/>
    </style:style>
    <style:style style:name="T1494" style:family="text">
      <style:text-properties officeooo:rsid="279fe9ba"/>
    </style:style>
    <style:style style:name="T1495" style:family="text">
      <style:text-properties officeooo:rsid="27a1d455"/>
    </style:style>
    <style:style style:name="T1496" style:family="text">
      <style:text-properties officeooo:rsid="27a31630"/>
    </style:style>
    <style:style style:name="T1497" style:family="text">
      <style:text-properties officeooo:rsid="27b1fd4b"/>
    </style:style>
    <style:style style:name="T1498" style:family="text">
      <style:text-properties officeooo:rsid="27b9f7ba"/>
    </style:style>
    <style:style style:name="T1499" style:family="text">
      <style:text-properties officeooo:rsid="27bb8499"/>
    </style:style>
    <style:style style:name="T1500" style:family="text">
      <style:text-properties officeooo:rsid="27bd7b0c"/>
    </style:style>
    <style:style style:name="T1501" style:family="text">
      <style:text-properties officeooo:rsid="27be212f"/>
    </style:style>
    <style:style style:name="T1502" style:family="text">
      <style:text-properties officeooo:rsid="27c281d0"/>
    </style:style>
    <style:style style:name="T1503" style:family="text">
      <style:text-properties officeooo:rsid="27c4ff00"/>
    </style:style>
    <style:style style:name="T1504" style:family="text">
      <style:text-properties officeooo:rsid="27c703fc"/>
    </style:style>
    <style:style style:name="T1505" style:family="text">
      <style:text-properties officeooo:rsid="27c86e38"/>
    </style:style>
    <style:style style:name="T1506" style:family="text">
      <style:text-properties officeooo:rsid="27c9fd73"/>
    </style:style>
    <style:style style:name="T1507" style:family="text">
      <style:text-properties officeooo:rsid="27ca0434"/>
    </style:style>
    <style:style style:name="T1508" style:family="text">
      <style:text-properties officeooo:rsid="27d96928"/>
    </style:style>
    <style:style style:name="T1509" style:family="text">
      <style:text-properties officeooo:rsid="27dab443"/>
    </style:style>
    <style:style style:name="T1510" style:family="text">
      <style:text-properties officeooo:rsid="27db2d0d"/>
    </style:style>
    <style:style style:name="T1511" style:family="text">
      <style:text-properties officeooo:rsid="27dce3bb"/>
    </style:style>
    <style:style style:name="T1512" style:family="text">
      <style:text-properties officeooo:rsid="27ddf15f"/>
    </style:style>
    <style:style style:name="T1513" style:family="text">
      <style:text-properties officeooo:rsid="27dfeaae"/>
    </style:style>
    <style:style style:name="T1514" style:family="text">
      <style:text-properties officeooo:rsid="27e57063"/>
    </style:style>
    <style:style style:name="T1515" style:family="text">
      <style:text-properties officeooo:rsid="27e72a02"/>
    </style:style>
    <style:style style:name="T1516" style:family="text">
      <style:text-properties officeooo:rsid="27f3cab3"/>
    </style:style>
    <style:style style:name="T1517" style:family="text">
      <style:text-properties officeooo:rsid="27f6cc8e"/>
    </style:style>
    <style:style style:name="T1518" style:family="text">
      <style:text-properties officeooo:rsid="27f6d90e"/>
    </style:style>
    <style:style style:name="T1519" style:family="text">
      <style:text-properties officeooo:rsid="27f7964f"/>
    </style:style>
    <style:style style:name="T1520" style:family="text">
      <style:text-properties officeooo:rsid="27fae8d2"/>
    </style:style>
    <style:style style:name="T1521" style:family="text">
      <style:text-properties officeooo:rsid="27faf707"/>
    </style:style>
    <style:style style:name="T1522" style:family="text">
      <style:text-properties officeooo:rsid="27fcebd3"/>
    </style:style>
    <style:style style:name="T1523" style:family="text">
      <style:text-properties officeooo:rsid="27fe4e02"/>
    </style:style>
    <style:style style:name="T1524" style:family="text">
      <style:text-properties officeooo:rsid="27ff85eb"/>
    </style:style>
    <style:style style:name="T1525" style:family="text">
      <style:text-properties officeooo:rsid="2801dd04"/>
    </style:style>
    <style:style style:name="T1526" style:family="text">
      <style:text-properties officeooo:rsid="2805168e"/>
    </style:style>
    <style:style style:name="T1527" style:family="text">
      <style:text-properties officeooo:rsid="28064983"/>
    </style:style>
    <style:style style:name="T1528" style:family="text">
      <style:text-properties officeooo:rsid="2806c222"/>
    </style:style>
    <style:style style:name="T1529" style:family="text">
      <style:text-properties officeooo:rsid="280aa77e"/>
    </style:style>
    <style:style style:name="T1530" style:family="text">
      <style:text-properties officeooo:rsid="280f0850"/>
    </style:style>
    <style:style style:name="T1531" style:family="text">
      <style:text-properties officeooo:rsid="281b7f63"/>
    </style:style>
    <style:style style:name="T1532" style:family="text">
      <style:text-properties officeooo:rsid="281cc27a"/>
    </style:style>
    <style:style style:name="T1533" style:family="text">
      <style:text-properties officeooo:rsid="2820053f"/>
    </style:style>
    <style:style style:name="T1534" style:family="text">
      <style:text-properties officeooo:rsid="2820152a"/>
    </style:style>
    <style:style style:name="T1535" style:family="text">
      <style:text-properties officeooo:rsid="2824814a"/>
    </style:style>
    <style:style style:name="T1536" style:family="text">
      <style:text-properties officeooo:rsid="2826cb94"/>
    </style:style>
    <style:style style:name="T1537" style:family="text">
      <style:text-properties officeooo:rsid="28283694"/>
    </style:style>
    <style:style style:name="T1538" style:family="text">
      <style:text-properties officeooo:rsid="28291887"/>
    </style:style>
    <style:style style:name="T1539" style:family="text">
      <style:text-properties officeooo:rsid="2829c726"/>
    </style:style>
    <style:style style:name="T1540" style:family="text">
      <style:text-properties officeooo:rsid="282b36cc"/>
    </style:style>
    <style:style style:name="T1541" style:family="text">
      <style:text-properties officeooo:rsid="282d6ef1"/>
    </style:style>
    <style:style style:name="T1542" style:family="text">
      <style:text-properties officeooo:rsid="18859a18"/>
    </style:style>
    <style:style style:name="T1543" style:family="text">
      <style:text-properties officeooo:rsid="14545d88"/>
    </style:style>
    <style:style style:name="T1544" style:family="text">
      <style:text-properties officeooo:rsid="14d3e335"/>
    </style:style>
    <style:style style:name="T1545" style:family="text">
      <style:text-properties officeooo:rsid="282f1ba6"/>
    </style:style>
    <style:style style:name="T1546" style:family="text">
      <style:text-properties officeooo:rsid="18552efa"/>
    </style:style>
    <style:style style:name="T1547" style:family="text">
      <style:text-properties officeooo:rsid="183e0810"/>
    </style:style>
    <style:style style:name="T1548" style:family="text">
      <style:text-properties officeooo:rsid="17d5718d"/>
    </style:style>
    <style:style style:name="T1549" style:family="text">
      <style:text-properties officeooo:rsid="20150b29"/>
    </style:style>
    <style:style style:name="T1550" style:family="text">
      <style:text-properties officeooo:rsid="1ffdc37c"/>
    </style:style>
    <style:style style:name="T1551" style:family="text">
      <style:text-properties officeooo:rsid="20163df5"/>
    </style:style>
    <style:style style:name="T1552" style:family="text">
      <style:text-properties officeooo:rsid="2830e9f4"/>
    </style:style>
    <style:style style:name="T1553" style:family="text">
      <style:text-properties officeooo:rsid="2831bfd1"/>
    </style:style>
    <style:style style:name="T1554" style:family="text">
      <style:text-properties officeooo:rsid="18d62670"/>
    </style:style>
    <style:style style:name="T1555" style:family="text">
      <style:text-properties officeooo:rsid="18cda4d1"/>
    </style:style>
    <style:style style:name="T1556" style:family="text">
      <style:text-properties officeooo:rsid="18a52896"/>
    </style:style>
    <style:style style:name="T1557" style:family="text">
      <style:text-properties officeooo:rsid="165ce3ce"/>
    </style:style>
    <style:style style:name="T1558" style:family="text">
      <style:text-properties officeooo:rsid="187b6b26"/>
    </style:style>
    <style:style style:name="T1559" style:family="text">
      <style:text-properties officeooo:rsid="165fa1e0"/>
    </style:style>
    <style:style style:name="T1560" style:family="text">
      <style:text-properties officeooo:rsid="165aad9b"/>
    </style:style>
    <style:style style:name="T1561" style:family="text">
      <style:text-properties officeooo:rsid="1bf6438f"/>
    </style:style>
    <style:style style:name="T1562" style:family="text">
      <style:text-properties officeooo:rsid="18b1f501"/>
    </style:style>
    <style:style style:name="T1563" style:family="text">
      <style:text-properties officeooo:rsid="18e0ba59"/>
    </style:style>
    <style:style style:name="T1564" style:family="text">
      <style:text-properties officeooo:rsid="1879d9ee"/>
    </style:style>
    <style:style style:name="T1565" style:family="text">
      <style:text-properties officeooo:rsid="1672345d"/>
    </style:style>
    <style:style style:name="T1566" style:family="text">
      <style:text-properties officeooo:rsid="1672b443"/>
    </style:style>
    <style:style style:name="T1567" style:family="text">
      <style:text-properties officeooo:rsid="1667579d"/>
    </style:style>
    <style:style style:name="T1568" style:family="text">
      <style:text-properties officeooo:rsid="18f44339"/>
    </style:style>
    <style:style style:name="T1569" style:family="text">
      <style:text-properties officeooo:rsid="1a5155d7"/>
    </style:style>
    <style:style style:name="T1570" style:family="text">
      <style:text-properties officeooo:rsid="1877b3ae"/>
    </style:style>
    <style:style style:name="T1571" style:family="text">
      <style:text-properties officeooo:rsid="1a499580"/>
    </style:style>
    <style:style style:name="T1572" style:family="text">
      <style:text-properties officeooo:rsid="18a2a3be"/>
    </style:style>
    <style:style style:name="T1573" style:family="text">
      <style:text-properties officeooo:rsid="1a4594f8"/>
    </style:style>
    <style:style style:name="T1574" style:family="text">
      <style:text-properties officeooo:rsid="132a7c4e"/>
    </style:style>
    <style:style style:name="T1575" style:family="text">
      <style:text-properties officeooo:rsid="283d2796"/>
    </style:style>
    <style:style style:name="T1576" style:family="text">
      <style:text-properties officeooo:rsid="19deae58"/>
    </style:style>
    <style:style style:name="T1577" style:family="text">
      <style:text-properties officeooo:rsid="28400f36"/>
    </style:style>
    <style:style style:name="T1578" style:family="text">
      <style:text-properties officeooo:rsid="1a269de7"/>
    </style:style>
    <style:style style:name="T1579" style:family="text">
      <style:text-properties officeooo:rsid="17803e14"/>
    </style:style>
    <style:style style:name="T1580" style:family="text">
      <style:text-properties officeooo:rsid="177977b7"/>
    </style:style>
    <style:style style:name="T1581" style:family="text">
      <style:text-properties officeooo:rsid="176cb349"/>
    </style:style>
    <style:style style:name="T1582" style:family="text">
      <style:text-properties officeooo:rsid="1a29dc0b"/>
    </style:style>
    <style:style style:name="T1583" style:family="text">
      <style:text-properties officeooo:rsid="17797c87"/>
    </style:style>
    <style:style style:name="T1584" style:family="text">
      <style:text-properties officeooo:rsid="1a2b313c"/>
    </style:style>
    <style:style style:name="T1585" style:family="text">
      <style:text-properties officeooo:rsid="1abf290e"/>
    </style:style>
    <style:style style:name="T1586" style:family="text">
      <style:text-properties officeooo:rsid="1abad9a5"/>
    </style:style>
    <style:style style:name="T1587" style:family="text">
      <style:text-properties officeooo:rsid="1abba150"/>
    </style:style>
    <style:style style:name="T1588" style:family="text">
      <style:text-properties officeooo:rsid="1abc08d4"/>
    </style:style>
    <style:style style:name="T1589" style:family="text">
      <style:text-properties officeooo:rsid="1ac0b799"/>
    </style:style>
    <style:style style:name="T1590" style:family="text">
      <style:text-properties officeooo:rsid="1abca89e"/>
    </style:style>
    <style:style style:name="T1591" style:family="text">
      <style:text-properties officeooo:rsid="1ac04dff"/>
    </style:style>
    <style:style style:name="T1592" style:family="text">
      <style:text-properties officeooo:rsid="1ac6f16f"/>
    </style:style>
    <style:style style:name="T1593" style:family="text">
      <style:text-properties officeooo:rsid="10a95430"/>
    </style:style>
    <style:style style:name="T1594" style:family="text">
      <style:text-properties officeooo:rsid="10aa56af"/>
    </style:style>
    <style:style style:name="T1595" style:family="text">
      <style:text-properties officeooo:rsid="12e923c4"/>
    </style:style>
    <style:style style:name="T1596" style:family="text">
      <style:text-properties officeooo:rsid="138d8f86"/>
    </style:style>
    <style:style style:name="T1597" style:family="text">
      <style:text-properties officeooo:rsid="138f2ce6"/>
    </style:style>
    <style:style style:name="T1598" style:family="text">
      <style:text-properties officeooo:rsid="14a7a394"/>
    </style:style>
    <style:style style:name="T1599" style:family="text">
      <style:text-properties officeooo:rsid="14a7d6c9"/>
    </style:style>
    <style:style style:name="T1600" style:family="text">
      <style:text-properties officeooo:rsid="1ac1f010"/>
    </style:style>
    <style:style style:name="T1601" style:family="text">
      <style:text-properties officeooo:rsid="15dce0d2"/>
    </style:style>
    <style:style style:name="T1602" style:family="text">
      <style:text-properties officeooo:rsid="1aca85a4"/>
    </style:style>
    <style:style style:name="T1603" style:family="text">
      <style:text-properties officeooo:rsid="12dbf0b7"/>
    </style:style>
    <style:style style:name="T1604" style:family="text">
      <style:text-properties officeooo:rsid="1acb326a"/>
    </style:style>
    <style:style style:name="T1605" style:family="text">
      <style:text-properties officeooo:rsid="17c4e1f7"/>
    </style:style>
    <style:style style:name="T1606" style:family="text">
      <style:text-properties officeooo:rsid="1ac8ae52"/>
    </style:style>
    <style:style style:name="T1607" style:family="text">
      <style:text-properties officeooo:rsid="12e74283"/>
    </style:style>
    <style:style style:name="T1608" style:family="text">
      <style:text-properties officeooo:rsid="1ac54bc5"/>
    </style:style>
    <style:style style:name="T1609" style:family="text">
      <style:text-properties officeooo:rsid="10a7e4d4"/>
    </style:style>
    <style:style style:name="T1610" style:family="text">
      <style:text-properties fo:color="#6482ff" fo:language="cs" fo:country="CZ"/>
    </style:style>
    <style:style style:name="T1611" style:family="text">
      <style:text-properties fo:color="#6482ff" fo:language="cs" fo:country="CZ" officeooo:rsid="1a1cdfe0"/>
    </style:style>
    <style:style style:name="T1612" style:family="text">
      <style:text-properties fo:color="#6482ff" fo:language="cs" fo:country="CZ" officeooo:rsid="27925bf3"/>
    </style:style>
    <style:style style:name="T1613" style:family="text">
      <style:text-properties officeooo:rsid="1b1aed4f"/>
    </style:style>
    <style:style style:name="T1614" style:family="text">
      <style:text-properties officeooo:rsid="1aae1c93"/>
    </style:style>
    <style:style style:name="T1615" style:family="text">
      <style:text-properties officeooo:rsid="1ab00e25"/>
    </style:style>
    <style:style style:name="T1616" style:family="text">
      <style:text-properties officeooo:rsid="2845c25f"/>
    </style:style>
    <style:style style:name="T1617" style:family="text">
      <style:text-properties officeooo:rsid="28476206"/>
    </style:style>
    <style:style style:name="T1618" style:family="text">
      <style:text-properties officeooo:rsid="1902e02a"/>
    </style:style>
    <style:style style:name="T1619" style:family="text">
      <style:text-properties officeooo:rsid="190285b5"/>
    </style:style>
    <style:style style:name="T1620" style:family="text">
      <style:text-properties officeooo:rsid="14763b02"/>
    </style:style>
    <style:style style:name="T1621" style:family="text">
      <style:text-properties officeooo:rsid="1493b5f7"/>
    </style:style>
    <style:style style:name="T1622" style:family="text">
      <style:text-properties officeooo:rsid="1bd8f198"/>
    </style:style>
    <style:style style:name="T1623" style:family="text">
      <style:text-properties officeooo:rsid="1bddadae"/>
    </style:style>
    <style:style style:name="T1624" style:family="text">
      <style:text-properties officeooo:rsid="1c1edfc2"/>
    </style:style>
    <style:style style:name="T1625" style:family="text">
      <style:text-properties officeooo:rsid="1c21ab56"/>
    </style:style>
    <style:style style:name="T1626" style:family="text">
      <style:text-properties officeooo:rsid="1bcee57e"/>
    </style:style>
    <style:style style:name="T1627" style:family="text">
      <style:text-properties officeooo:rsid="1be09be4"/>
    </style:style>
    <style:style style:name="T1628" style:family="text">
      <style:text-properties officeooo:rsid="1bb57343"/>
    </style:style>
    <style:style style:name="T1629" style:family="text">
      <style:text-properties officeooo:rsid="1baa6882"/>
    </style:style>
    <style:style style:name="T1630" style:family="text">
      <style:text-properties officeooo:rsid="1b1179e2"/>
    </style:style>
    <style:style style:name="T1631" style:family="text">
      <style:text-properties officeooo:rsid="1ba1c637"/>
    </style:style>
    <style:style style:name="T1632" style:family="text">
      <style:text-properties officeooo:rsid="1ba0195d"/>
    </style:style>
    <style:style style:name="T1633" style:family="text">
      <style:text-properties officeooo:rsid="1bad021f"/>
    </style:style>
    <style:style style:name="T1634" style:family="text">
      <style:text-properties officeooo:rsid="1bb0c015"/>
    </style:style>
    <style:style style:name="T1635" style:family="text">
      <style:text-properties officeooo:rsid="21185469"/>
    </style:style>
    <style:style style:name="T1636" style:family="text">
      <style:text-properties officeooo:rsid="17b00c43"/>
    </style:style>
    <style:style style:name="T1637" style:family="text">
      <style:text-properties officeooo:rsid="2111f746"/>
    </style:style>
    <style:style style:name="T1638" style:family="text">
      <style:text-properties officeooo:rsid="2116942b"/>
    </style:style>
    <style:style style:name="T1639" style:family="text">
      <style:text-properties officeooo:rsid="17b19a96"/>
    </style:style>
    <style:style style:name="T1640" style:family="text">
      <style:text-properties officeooo:rsid="210a360a"/>
    </style:style>
    <style:style style:name="T1641" style:family="text">
      <style:text-properties officeooo:rsid="1b305ff0"/>
    </style:style>
    <style:style style:name="T1642" style:family="text">
      <style:text-properties officeooo:rsid="212c219f"/>
    </style:style>
    <style:style style:name="T1643" style:family="text">
      <style:text-properties officeooo:rsid="212cc2f6"/>
    </style:style>
    <style:style style:name="T1644" style:family="text">
      <style:text-properties officeooo:rsid="1b5413ee"/>
    </style:style>
    <style:style style:name="T1645" style:family="text">
      <style:text-properties officeooo:rsid="21234565"/>
    </style:style>
    <style:style style:name="T1646" style:family="text">
      <style:text-properties officeooo:rsid="17b424d6"/>
    </style:style>
    <style:style style:name="T1647" style:family="text">
      <style:text-properties officeooo:rsid="1bc7b9d2"/>
    </style:style>
    <style:style style:name="T1648" style:family="text">
      <style:text-properties officeooo:rsid="210d8ae5"/>
    </style:style>
    <style:style style:name="T1649" style:family="text">
      <style:text-properties officeooo:rsid="210b2273"/>
    </style:style>
    <style:style style:name="T1650" style:family="text">
      <style:text-properties officeooo:rsid="1bb8b88b"/>
    </style:style>
    <style:style style:name="T1651" style:family="text">
      <style:text-properties officeooo:rsid="1bb9690e"/>
    </style:style>
    <style:style style:name="T1652" style:family="text">
      <style:text-properties officeooo:rsid="284e03ae"/>
    </style:style>
    <style:style style:name="T1653" style:family="text">
      <style:text-properties officeooo:rsid="15fdb2a3"/>
    </style:style>
    <style:style style:name="T1654" style:family="text">
      <style:text-properties officeooo:rsid="15fc6ee7"/>
    </style:style>
    <style:style style:name="T1655" style:family="text">
      <style:text-properties officeooo:rsid="15fea83f"/>
    </style:style>
    <style:style style:name="T1656" style:family="text">
      <style:text-properties officeooo:rsid="1607b349"/>
    </style:style>
    <style:style style:name="T1657" style:family="text">
      <style:text-properties officeooo:rsid="12d12b81"/>
    </style:style>
    <style:style style:name="T1658" style:family="text">
      <style:text-properties officeooo:rsid="12cdcbe4"/>
    </style:style>
    <style:style style:name="T1659" style:family="text">
      <style:text-properties officeooo:rsid="1618951c"/>
    </style:style>
    <style:style style:name="T1660" style:family="text">
      <style:text-properties officeooo:rsid="1b439d22"/>
    </style:style>
    <style:style style:name="T1661" style:family="text">
      <style:text-properties officeooo:rsid="1b425f52"/>
    </style:style>
    <style:style style:name="T1662" style:family="text">
      <style:text-properties officeooo:rsid="1b47e4a7"/>
    </style:style>
    <style:style style:name="T1663" style:family="text">
      <style:text-properties officeooo:rsid="1b41fd68"/>
    </style:style>
    <style:style style:name="T1664" style:family="text">
      <style:text-properties officeooo:rsid="1b41f5cf"/>
    </style:style>
    <style:style style:name="T1665" style:family="text">
      <style:text-properties officeooo:rsid="1becb894"/>
    </style:style>
    <style:style style:name="T1666" style:family="text">
      <style:text-properties officeooo:rsid="164875a4"/>
    </style:style>
    <style:style style:name="T1667" style:family="text">
      <style:text-properties officeooo:rsid="1621ff56"/>
    </style:style>
    <style:style style:name="T1668" style:family="text">
      <style:text-properties officeooo:rsid="1beea8bc"/>
    </style:style>
    <style:style style:name="T1669" style:family="text">
      <style:text-properties officeooo:rsid="1627e143"/>
    </style:style>
    <style:style style:name="T1670" style:family="text">
      <style:text-properties officeooo:rsid="19f6de63"/>
    </style:style>
    <style:style style:name="T1671" style:family="text">
      <style:text-properties officeooo:rsid="134332a4"/>
    </style:style>
    <style:style style:name="T1672" style:family="text">
      <style:text-properties officeooo:rsid="134518f6"/>
    </style:style>
    <style:style style:name="T1673" style:family="text">
      <style:text-properties officeooo:rsid="128031e0"/>
    </style:style>
    <style:style style:name="T1674" style:family="text">
      <style:text-properties officeooo:rsid="1a0f9434"/>
    </style:style>
    <style:style style:name="T1675" style:family="text">
      <style:text-properties officeooo:rsid="224aadd8"/>
    </style:style>
    <style:style style:name="T1676" style:family="text">
      <style:text-properties officeooo:rsid="2044b278"/>
    </style:style>
    <style:style style:name="T1677" style:family="text">
      <style:text-properties officeooo:rsid="2045cf92"/>
    </style:style>
    <style:style style:name="T1678" style:family="text">
      <style:text-properties officeooo:rsid="2861b7f6"/>
    </style:style>
    <style:style style:name="T1679" style:family="text">
      <style:text-properties officeooo:rsid="214e4d42"/>
    </style:style>
    <style:style style:name="T1680" style:family="text">
      <style:text-properties officeooo:rsid="28627fc3"/>
    </style:style>
    <style:style style:name="T1681" style:family="text">
      <style:text-properties officeooo:rsid="286dcff8"/>
    </style:style>
    <style:style style:name="T1682" style:family="text">
      <style:text-properties officeooo:rsid="286ee754"/>
    </style:style>
    <style:style style:name="T1683" style:family="text">
      <style:text-properties officeooo:rsid="2871d102"/>
    </style:style>
    <style:style style:name="T1684" style:family="text">
      <style:text-properties officeooo:rsid="28766b36"/>
    </style:style>
    <style:style style:name="T1685" style:family="text">
      <style:text-properties officeooo:rsid="2876ecbd"/>
    </style:style>
    <style:style style:name="T1686" style:family="text">
      <style:text-properties officeooo:rsid="287873d9"/>
    </style:style>
    <style:style style:name="T1687" style:family="text">
      <style:text-properties officeooo:rsid="287adeee"/>
    </style:style>
    <style:style style:name="T1688" style:family="text">
      <style:text-properties officeooo:rsid="287d94f3"/>
    </style:style>
    <style:style style:name="T1689" style:family="text">
      <style:text-properties officeooo:rsid="287e5b2b"/>
    </style:style>
    <style:style style:name="T1690" style:family="text">
      <style:text-properties officeooo:rsid="288afecb"/>
    </style:style>
    <style:style style:name="T1691" style:family="text">
      <style:text-properties officeooo:rsid="288ded12"/>
    </style:style>
    <style:style style:name="T1692" style:family="text">
      <style:text-properties officeooo:rsid="288f69b4"/>
    </style:style>
    <style:style style:name="T1693" style:family="text">
      <style:text-properties officeooo:rsid="2890662a"/>
    </style:style>
    <style:style style:name="T1694" style:family="text">
      <style:text-properties officeooo:rsid="28916dd4"/>
    </style:style>
    <style:style style:name="T1695" style:family="text">
      <style:text-properties officeooo:rsid="2893171e"/>
    </style:style>
    <style:style style:name="T1696" style:family="text">
      <style:text-properties officeooo:rsid="28935d8b"/>
    </style:style>
    <style:style style:name="T1697" style:family="text">
      <style:text-properties officeooo:rsid="28938250"/>
    </style:style>
    <style:style style:name="T1698" style:family="text">
      <style:text-properties officeooo:rsid="28a02d50"/>
    </style:style>
    <style:style style:name="T1699" style:family="text">
      <style:text-properties officeooo:rsid="28a780cb"/>
    </style:style>
    <style:style style:name="T1700" style:family="text">
      <style:text-properties officeooo:rsid="28ac1690"/>
    </style:style>
    <style:style style:name="T1701" style:family="text">
      <style:text-properties officeooo:rsid="21a37882"/>
    </style:style>
    <style:style style:name="T1702" style:family="text">
      <style:text-properties officeooo:rsid="28ba1758"/>
    </style:style>
    <style:style style:name="T1703" style:family="text">
      <style:text-properties officeooo:rsid="28ba4526"/>
    </style:style>
    <style:style style:name="T1704" style:family="text">
      <style:text-properties officeooo:rsid="28c1aa0b"/>
    </style:style>
    <style:style style:name="T1705" style:family="text">
      <style:text-properties officeooo:rsid="28ce4623"/>
    </style:style>
    <style:style style:name="T1706" style:family="text">
      <style:text-properties officeooo:rsid="28ce8db9"/>
    </style:style>
    <style:style style:name="T1707" style:family="text">
      <style:text-properties officeooo:rsid="28dfd528"/>
    </style:style>
    <style:style style:name="T1708" style:family="text">
      <style:text-properties officeooo:rsid="28e0860b"/>
    </style:style>
    <style:style style:name="T1709" style:family="text">
      <style:text-properties officeooo:rsid="28e2628c"/>
    </style:style>
    <style:style style:name="T1710" style:family="text">
      <style:text-properties officeooo:rsid="28e4019d"/>
    </style:style>
    <style:style style:name="T1711" style:family="text">
      <style:text-properties officeooo:rsid="28e7f44c"/>
    </style:style>
    <style:style style:name="T1712" style:family="text">
      <style:text-properties officeooo:rsid="28ef31b0"/>
    </style:style>
    <style:style style:name="T1713" style:family="text">
      <style:text-properties officeooo:rsid="28fb28db"/>
    </style:style>
    <style:style style:name="T1714" style:family="text">
      <style:text-properties officeooo:rsid="28fc5a9a"/>
    </style:style>
    <style:style style:name="T1715" style:family="text">
      <style:text-properties officeooo:rsid="290035c8"/>
    </style:style>
    <style:style style:name="T1716" style:family="text">
      <style:text-properties officeooo:rsid="29075282"/>
    </style:style>
    <style:style style:name="T1717" style:family="text">
      <style:text-properties officeooo:rsid="290d12d8"/>
    </style:style>
    <style:style style:name="T1718" style:family="text">
      <style:text-properties officeooo:rsid="2915030e"/>
    </style:style>
    <style:style style:name="T1719" style:family="text">
      <style:text-properties officeooo:rsid="29175b96"/>
    </style:style>
    <style:style style:name="T1720" style:family="text">
      <style:text-properties officeooo:rsid="291d95ed"/>
    </style:style>
    <style:style style:name="T1721" style:family="text">
      <style:text-properties officeooo:rsid="293044db"/>
    </style:style>
    <style:style style:name="T1722" style:family="text">
      <style:text-properties officeooo:rsid="29335792"/>
    </style:style>
    <style:style style:name="T1723" style:family="text">
      <style:text-properties officeooo:rsid="2934b58e"/>
    </style:style>
    <style:style style:name="T1724" style:family="text">
      <style:text-properties officeooo:rsid="293bdb02"/>
    </style:style>
    <style:style style:name="T1725" style:family="text">
      <style:text-properties officeooo:rsid="293e33ce"/>
    </style:style>
    <style:style style:name="T1726" style:family="text">
      <style:text-properties officeooo:rsid="2948315e"/>
    </style:style>
    <style:style style:name="T1727" style:family="text">
      <style:text-properties officeooo:rsid="294f4b59"/>
    </style:style>
    <style:style style:name="T1728" style:family="text">
      <style:text-properties officeooo:rsid="294f4ce7"/>
    </style:style>
    <style:style style:name="T1729" style:family="text">
      <style:text-properties officeooo:rsid="2950f66b"/>
    </style:style>
    <style:style style:name="T1730" style:family="text">
      <style:text-properties officeooo:rsid="2958d1ed"/>
    </style:style>
    <style:style style:name="T1731" style:family="text">
      <style:text-properties officeooo:rsid="29601fa7"/>
    </style:style>
    <style:style style:name="T1732" style:family="text">
      <style:text-properties officeooo:rsid="296594e6"/>
    </style:style>
    <style:style style:name="T1733" style:family="text">
      <style:text-properties officeooo:rsid="297aa911"/>
    </style:style>
    <style:style style:name="T1734" style:family="text">
      <style:text-properties officeooo:rsid="29b4fce0"/>
    </style:style>
    <style:style style:name="T1735" style:family="text">
      <style:text-properties officeooo:rsid="29b56b55"/>
    </style:style>
    <style:style style:name="T1736" style:family="text">
      <style:text-properties officeooo:rsid="29c06837"/>
    </style:style>
    <style:style style:name="T1737" style:family="text">
      <style:text-properties officeooo:rsid="29c0dc06"/>
    </style:style>
    <style:style style:name="T1738" style:family="text">
      <style:text-properties officeooo:rsid="29c627b7"/>
    </style:style>
    <style:style style:name="T1739" style:family="text">
      <style:text-properties officeooo:rsid="2a209c82"/>
    </style:style>
    <style:style style:name="T1740" style:family="text">
      <style:text-properties officeooo:rsid="2a2487bf"/>
    </style:style>
    <style:style style:name="T1741" style:family="text">
      <style:text-properties officeooo:rsid="2a3baf2e"/>
    </style:style>
    <style:style style:name="T1742" style:family="text">
      <style:text-properties officeooo:rsid="2a48c148"/>
    </style:style>
    <style:style style:name="T1743" style:family="text">
      <style:text-properties officeooo:rsid="2a49436d"/>
    </style:style>
    <style:style style:name="T1744" style:family="text">
      <style:text-properties officeooo:rsid="2a503bae"/>
    </style:style>
    <style:style style:name="T1745" style:family="text">
      <style:text-properties officeooo:rsid="2a690695"/>
    </style:style>
    <style:style style:name="T1746" style:family="text">
      <style:text-properties officeooo:rsid="2a6b1264"/>
    </style:style>
    <style:style style:name="T1747" style:family="text">
      <style:text-properties officeooo:rsid="2a7bfaa0"/>
    </style:style>
    <style:style style:name="T1748" style:family="text">
      <style:text-properties officeooo:rsid="2a9b6e91"/>
    </style:style>
    <style:style style:name="T1749" style:family="text">
      <style:text-properties officeooo:rsid="2a9b7b2e"/>
    </style:style>
    <style:style style:name="T1750" style:family="text">
      <style:text-properties officeooo:rsid="2aa18a28"/>
    </style:style>
    <style:style style:name="T1751" style:family="text">
      <style:text-properties officeooo:rsid="2a3361d2"/>
    </style:style>
    <style:style style:name="T1752" style:family="text">
      <style:text-properties officeooo:rsid="296dddab"/>
    </style:style>
    <style:style style:name="T1753" style:family="text">
      <style:text-properties officeooo:rsid="2adab1f3"/>
    </style:style>
    <style:style style:name="T1754" style:family="text">
      <style:text-properties officeooo:rsid="2adbdfb5"/>
    </style:style>
    <style:style style:name="T1755" style:family="text">
      <style:text-properties officeooo:rsid="2adce754"/>
    </style:style>
    <style:style style:name="T1756" style:family="text">
      <style:text-properties officeooo:rsid="2add1d0f"/>
    </style:style>
    <style:style style:name="T1757" style:family="text">
      <style:text-properties officeooo:rsid="2add6c74"/>
    </style:style>
    <style:style style:name="T1758" style:family="text">
      <style:text-properties officeooo:rsid="2ae1d984"/>
    </style:style>
    <style:style style:name="T1759" style:family="text">
      <style:text-properties officeooo:rsid="2ae2c1e9"/>
    </style:style>
    <style:style style:name="T1760" style:family="text">
      <style:text-properties officeooo:rsid="2ae3d6ba"/>
    </style:style>
    <style:style style:name="T1761" style:family="text">
      <style:text-properties officeooo:rsid="2ae48ea0"/>
    </style:style>
    <style:style style:name="T1762" style:family="text">
      <style:text-properties officeooo:rsid="2b0497dc"/>
    </style:style>
    <style:style style:name="T1763" style:family="text">
      <style:text-properties officeooo:rsid="2b06eaf6"/>
    </style:style>
    <style:style style:name="T1764" style:family="text">
      <style:text-properties officeooo:rsid="2b0f127b"/>
    </style:style>
    <style:style style:name="T1765" style:family="text">
      <style:text-properties officeooo:rsid="2b110e78"/>
    </style:style>
    <style:style style:name="T1766" style:family="text">
      <style:text-properties officeooo:rsid="2b2391c2"/>
    </style:style>
    <style:style style:name="T1767" style:family="text">
      <style:text-properties officeooo:rsid="2b355a2b"/>
    </style:style>
    <style:style style:name="T1768" style:family="text">
      <style:text-properties officeooo:rsid="2415a15d"/>
    </style:style>
    <style:style style:name="T1769" style:family="text">
      <style:text-properties officeooo:rsid="2b53750b"/>
    </style:style>
    <style:style style:name="T1770" style:family="text">
      <style:text-properties officeooo:rsid="2b577a10"/>
    </style:style>
    <style:style style:name="T1771" style:family="text">
      <style:text-properties officeooo:rsid="2b59c36f"/>
    </style:style>
    <style:style style:name="T1772" style:family="text">
      <style:text-properties officeooo:rsid="2b5c6e39"/>
    </style:style>
    <style:style style:name="T1773" style:family="text">
      <style:text-properties officeooo:rsid="2b5e5ac4"/>
    </style:style>
    <style:style style:name="T1774" style:family="text">
      <style:text-properties officeooo:rsid="2b9aec7e"/>
    </style:style>
    <style:style style:name="T1775" style:family="text">
      <style:text-properties officeooo:rsid="2ba81448"/>
    </style:style>
    <style:style style:name="T1776" style:family="text">
      <style:text-properties officeooo:rsid="2bb21fad"/>
    </style:style>
    <style:style style:name="T1777" style:family="text">
      <style:text-properties officeooo:rsid="2bb47ec3"/>
    </style:style>
    <style:style style:name="T1778" style:family="text">
      <style:text-properties officeooo:rsid="2bbdf69d"/>
    </style:style>
    <style:style style:name="T1779" style:family="text">
      <style:text-properties officeooo:rsid="2bc19664"/>
    </style:style>
    <style:style style:name="T1780" style:family="text">
      <style:text-properties officeooo:rsid="2bcfc366"/>
    </style:style>
    <style:style style:name="T1781" style:family="text">
      <style:text-properties officeooo:rsid="2bd2f54c"/>
    </style:style>
    <style:style style:name="T1782" style:family="text">
      <style:text-properties officeooo:rsid="2bd506f8"/>
    </style:style>
    <style:style style:name="T1783" style:family="text">
      <style:text-properties officeooo:rsid="2bd5f3d4"/>
    </style:style>
    <style:style style:name="T1784" style:family="text">
      <style:text-properties officeooo:rsid="2bd66f8c"/>
    </style:style>
    <style:style style:name="T1785" style:family="text">
      <style:text-properties officeooo:rsid="2bdd2efd"/>
    </style:style>
    <style:style style:name="T1786" style:family="text">
      <style:text-properties officeooo:rsid="2be5ddac"/>
    </style:style>
    <style:style style:name="T1787" style:family="text">
      <style:text-properties officeooo:rsid="2be940fc"/>
    </style:style>
    <style:style style:name="T1788" style:family="text">
      <style:text-properties officeooo:rsid="2beac751"/>
    </style:style>
    <style:style style:name="T1789" style:family="text">
      <style:text-properties officeooo:rsid="2bee6de6"/>
    </style:style>
    <style:style style:name="T1790" style:family="text">
      <style:text-properties officeooo:rsid="2beec927"/>
    </style:style>
    <style:style style:name="T1791" style:family="text">
      <style:text-properties officeooo:rsid="2beee7bc"/>
    </style:style>
    <style:style style:name="T1792" style:family="text">
      <style:text-properties officeooo:rsid="2bf485bf"/>
    </style:style>
    <style:style style:name="T1793" style:family="text">
      <style:text-properties officeooo:rsid="2c07d1f1"/>
    </style:style>
    <style:style style:name="T1794" style:family="text">
      <style:text-properties officeooo:rsid="2c0f8df0"/>
    </style:style>
    <style:style style:name="T1795" style:family="text">
      <style:text-properties officeooo:rsid="2c12857b"/>
    </style:style>
    <style:style style:name="T1796" style:family="text">
      <style:text-properties officeooo:rsid="2c13b2bd"/>
    </style:style>
    <style:style style:name="T1797" style:family="text">
      <style:text-properties officeooo:rsid="2c155e1f"/>
    </style:style>
    <style:style style:name="T1798" style:family="text">
      <style:text-properties officeooo:rsid="2c1562ff"/>
    </style:style>
    <style:style style:name="T1799" style:family="text">
      <style:text-properties officeooo:rsid="2c188f63"/>
    </style:style>
    <style:style style:name="T1800" style:family="text">
      <style:text-properties officeooo:rsid="2c1aae2c"/>
    </style:style>
    <style:style style:name="T1801" style:family="text">
      <style:text-properties officeooo:rsid="2c1ba15e"/>
    </style:style>
    <style:style style:name="T1802" style:family="text">
      <style:text-properties officeooo:rsid="2c1c3c11"/>
    </style:style>
    <style:style style:name="T1803" style:family="text">
      <style:text-properties officeooo:rsid="2c21fc90"/>
    </style:style>
    <style:style style:name="T1804" style:family="text">
      <style:text-properties officeooo:rsid="2c248245"/>
    </style:style>
    <style:style style:name="T1805" style:family="text">
      <style:text-properties officeooo:rsid="2c270c61"/>
    </style:style>
    <style:style style:name="T1806" style:family="text">
      <style:text-properties officeooo:rsid="2c2b500f"/>
    </style:style>
    <style:style style:name="T1807" style:family="text">
      <style:text-properties officeooo:rsid="2c376dc4"/>
    </style:style>
    <style:style style:name="T1808" style:family="text">
      <style:text-properties officeooo:rsid="2c44ec19"/>
    </style:style>
    <style:style style:name="T1809" style:family="text">
      <style:text-properties officeooo:rsid="2c45319e"/>
    </style:style>
    <style:style style:name="T1810" style:family="text">
      <style:text-properties officeooo:rsid="2c49716a"/>
    </style:style>
    <style:style style:name="T1811" style:family="text">
      <style:text-properties officeooo:rsid="2c49c205"/>
    </style:style>
    <style:style style:name="T1812" style:family="text">
      <style:text-properties officeooo:rsid="2c4b1c91"/>
    </style:style>
    <style:style style:name="T1813" style:family="text">
      <style:text-properties officeooo:rsid="2c4f8480"/>
    </style:style>
    <style:style style:name="T1814" style:family="text">
      <style:text-properties officeooo:rsid="2c511deb"/>
    </style:style>
    <style:style style:name="T1815" style:family="text">
      <style:text-properties officeooo:rsid="2c65dc8d"/>
    </style:style>
    <style:style style:name="T1816" style:family="text">
      <style:text-properties officeooo:rsid="2c7e2bf9"/>
    </style:style>
    <style:style style:name="T1817" style:family="text">
      <style:text-properties officeooo:rsid="2c84e524"/>
    </style:style>
    <style:style style:name="T1818" style:family="text">
      <style:text-properties officeooo:rsid="2c86e1a0"/>
    </style:style>
    <style:style style:name="T1819" style:family="text">
      <style:text-properties officeooo:rsid="2c8b55f1"/>
    </style:style>
    <style:style style:name="T1820" style:family="text">
      <style:text-properties officeooo:rsid="2c992d3c"/>
    </style:style>
    <style:style style:name="T1821" style:family="text">
      <style:text-properties officeooo:rsid="2c9a41f2"/>
    </style:style>
    <style:style style:name="T1822" style:family="text">
      <style:text-properties officeooo:rsid="2c9ab5c5"/>
    </style:style>
    <style:style style:name="T1823" style:family="text">
      <style:text-properties officeooo:rsid="2c9e4c87"/>
    </style:style>
    <style:style style:name="T1824" style:family="text">
      <style:text-properties officeooo:rsid="2c9ed0db"/>
    </style:style>
    <style:style style:name="T1825" style:family="text">
      <style:text-properties officeooo:rsid="2caa22a0"/>
    </style:style>
    <style:style style:name="T1826" style:family="text">
      <style:text-properties officeooo:rsid="2caaa06a"/>
    </style:style>
    <style:style style:name="T1827" style:family="text">
      <style:text-properties officeooo:rsid="2cac260c"/>
    </style:style>
    <style:style style:name="T1828" style:family="text">
      <style:text-properties officeooo:rsid="2cae02b8"/>
    </style:style>
    <style:style style:name="T1829" style:family="text">
      <style:text-properties officeooo:rsid="2cafbfb4"/>
    </style:style>
    <style:style style:name="T1830" style:family="text">
      <style:text-properties officeooo:rsid="2cb11997"/>
    </style:style>
    <style:style style:name="T1831" style:family="text">
      <style:text-properties officeooo:rsid="2cb90340"/>
    </style:style>
    <style:style style:name="T1832" style:family="text">
      <style:text-properties officeooo:rsid="2cb953f2"/>
    </style:style>
    <style:style style:name="T1833" style:family="text">
      <style:text-properties officeooo:rsid="2cbb1f18"/>
    </style:style>
    <style:style style:name="T1834" style:family="text">
      <style:text-properties officeooo:rsid="2cbc55cc"/>
    </style:style>
    <style:style style:name="T1835" style:family="text">
      <style:text-properties officeooo:rsid="2cbee5c6"/>
    </style:style>
    <style:style style:name="T1836" style:family="text">
      <style:text-properties officeooo:rsid="2cc07c71"/>
    </style:style>
    <style:style style:name="T1837" style:family="text">
      <style:text-properties officeooo:rsid="2cc6170e"/>
    </style:style>
    <style:style style:name="T1838" style:family="text">
      <style:text-properties officeooo:rsid="2cc9434e"/>
    </style:style>
    <style:style style:name="T1839" style:family="text">
      <style:text-properties officeooo:rsid="2cd0edf8"/>
    </style:style>
    <style:style style:name="T1840" style:family="text">
      <style:text-properties officeooo:rsid="2cd1c7ee"/>
    </style:style>
    <style:style style:name="T1841" style:family="text">
      <style:text-properties officeooo:rsid="2cd3748f"/>
    </style:style>
    <style:style style:name="T1842" style:family="text">
      <style:text-properties officeooo:rsid="2cd40527"/>
    </style:style>
    <style:style style:name="T1843" style:family="text">
      <style:text-properties officeooo:rsid="2cd550e5"/>
    </style:style>
    <style:style style:name="T1844" style:family="text">
      <style:text-properties officeooo:rsid="2ce9bd95"/>
    </style:style>
    <style:style style:name="T1845" style:family="text">
      <style:text-properties officeooo:rsid="2ceb7713"/>
    </style:style>
    <style:style style:name="T1846" style:family="text">
      <style:text-properties officeooo:rsid="2af9ce22"/>
    </style:style>
    <style:style style:name="T1847" style:family="text">
      <style:text-properties officeooo:rsid="2cf9bfc4"/>
    </style:style>
    <style:style style:name="T1848" style:family="text">
      <style:text-properties officeooo:rsid="2cfae33a"/>
    </style:style>
    <style:style style:name="T1849" style:family="text">
      <style:text-properties officeooo:rsid="2d079e71"/>
    </style:style>
    <style:style style:name="T1850" style:family="text">
      <style:text-properties officeooo:rsid="2d08956d"/>
    </style:style>
    <style:style style:name="T1851" style:family="text">
      <style:text-properties officeooo:rsid="2d090591"/>
    </style:style>
    <style:style style:name="T1852" style:family="text">
      <style:text-properties officeooo:rsid="2d0bafad"/>
    </style:style>
    <style:style style:name="T1853" style:family="text">
      <style:text-properties officeooo:rsid="2d0d59eb"/>
    </style:style>
    <style:style style:name="T1854" style:family="text">
      <style:text-properties officeooo:rsid="2d20ed2d"/>
    </style:style>
    <style:style style:name="T1855" style:family="text">
      <style:text-properties officeooo:rsid="2d2157fa"/>
    </style:style>
    <style:style style:name="T1856" style:family="text">
      <style:text-properties officeooo:rsid="2d24ffe7"/>
    </style:style>
    <style:style style:name="T1857" style:family="text">
      <style:text-properties officeooo:rsid="2d263941"/>
    </style:style>
    <style:style style:name="T1858" style:family="text">
      <style:text-properties officeooo:rsid="2d2871fb"/>
    </style:style>
    <style:style style:name="T1859" style:family="text">
      <style:text-properties officeooo:rsid="2d33597d"/>
    </style:style>
    <style:style style:name="T1860" style:family="text">
      <style:text-properties officeooo:rsid="2d33b3bc"/>
    </style:style>
    <style:style style:name="T1861" style:family="text">
      <style:text-properties officeooo:rsid="2d3473ec"/>
    </style:style>
    <style:style style:name="T1862" style:family="text">
      <style:text-properties officeooo:rsid="2d35d370"/>
    </style:style>
    <style:style style:name="T1863" style:family="text">
      <style:text-properties officeooo:rsid="2d3719b0"/>
    </style:style>
    <style:style style:name="T1864" style:family="text">
      <style:text-properties officeooo:rsid="2d3906b9"/>
    </style:style>
    <style:style style:name="T1865" style:family="text">
      <style:text-properties officeooo:rsid="2d399e45"/>
    </style:style>
    <style:style style:name="T1866" style:family="text">
      <style:text-properties officeooo:rsid="2d3af0f3"/>
    </style:style>
    <style:style style:name="T1867" style:family="text">
      <style:text-properties officeooo:rsid="2d3c06c2"/>
    </style:style>
    <style:style style:name="T1868" style:family="text">
      <style:text-properties officeooo:rsid="2d4047a9"/>
    </style:style>
    <style:style style:name="T1869" style:family="text">
      <style:text-properties officeooo:rsid="2d421853"/>
    </style:style>
    <style:style style:name="T1870" style:family="text">
      <style:text-properties officeooo:rsid="2d44d6e3"/>
    </style:style>
    <style:style style:name="T1871" style:family="text">
      <style:text-properties officeooo:rsid="2d49e95e"/>
    </style:style>
    <style:style style:name="T1872" style:family="text">
      <style:text-properties officeooo:rsid="2d4deee1"/>
    </style:style>
    <style:style style:name="T1873" style:family="text">
      <style:text-properties officeooo:rsid="2d51a99c"/>
    </style:style>
    <style:style style:name="T1874" style:family="text">
      <style:text-properties officeooo:rsid="2d51dbde"/>
    </style:style>
    <style:style style:name="T1875" style:family="text">
      <style:text-properties officeooo:rsid="2d52c057"/>
    </style:style>
    <style:style style:name="T1876" style:family="text">
      <style:text-properties officeooo:rsid="2d5a5d3c"/>
    </style:style>
    <style:style style:name="T1877" style:family="text">
      <style:text-properties officeooo:rsid="2d658ba6"/>
    </style:style>
    <style:style style:name="T1878" style:family="text">
      <style:text-properties officeooo:rsid="2d6b3932"/>
    </style:style>
    <style:style style:name="T1879" style:family="text">
      <style:text-properties officeooo:rsid="2d6d36f8"/>
    </style:style>
    <style:style style:name="T1880" style:family="text">
      <style:text-properties officeooo:rsid="2d715dec"/>
    </style:style>
    <style:style style:name="T1881" style:family="text">
      <style:text-properties officeooo:rsid="2d726c9f"/>
    </style:style>
    <style:style style:name="T1882" style:family="text">
      <style:text-properties officeooo:rsid="2d7449ce"/>
    </style:style>
    <style:style style:name="T1883" style:family="text">
      <style:text-properties officeooo:rsid="2d751ed0"/>
    </style:style>
    <style:style style:name="T1884" style:family="text">
      <style:text-properties officeooo:rsid="2d766400"/>
    </style:style>
    <style:style style:name="T1885" style:family="text">
      <style:text-properties officeooo:rsid="2d770224"/>
    </style:style>
    <style:style style:name="T1886" style:family="text">
      <style:text-properties officeooo:rsid="2d7755d7"/>
    </style:style>
    <style:style style:name="T1887" style:family="text">
      <style:text-properties officeooo:rsid="2d78c47c"/>
    </style:style>
    <style:style style:name="T1888" style:family="text">
      <style:text-properties officeooo:rsid="2d8071ed"/>
    </style:style>
    <style:style style:name="T1889" style:family="text">
      <style:text-properties officeooo:rsid="2d81ba95"/>
    </style:style>
    <style:style style:name="T1890" style:family="text">
      <style:text-properties officeooo:rsid="2d822b0d"/>
    </style:style>
    <style:style style:name="T1891" style:family="text">
      <style:text-properties officeooo:rsid="2d837253"/>
    </style:style>
    <style:style style:name="T1892" style:family="text">
      <style:text-properties officeooo:rsid="2d94d5ca"/>
    </style:style>
    <style:style style:name="T1893" style:family="text">
      <style:text-properties officeooo:rsid="2d955edf"/>
    </style:style>
    <style:style style:name="T1894" style:family="text">
      <style:text-properties officeooo:rsid="2d971465"/>
    </style:style>
    <style:style style:name="T1895" style:family="text">
      <style:text-properties officeooo:rsid="2d97f919"/>
    </style:style>
    <style:style style:name="T1896" style:family="text">
      <style:text-properties officeooo:rsid="2d9d1b80"/>
    </style:style>
    <style:style style:name="T1897" style:family="text">
      <style:text-properties officeooo:rsid="2d9e16af"/>
    </style:style>
    <style:style style:name="T1898" style:family="text">
      <style:text-properties officeooo:rsid="2da6d8b1"/>
    </style:style>
    <style:style style:name="T1899" style:family="text">
      <style:text-properties officeooo:rsid="2da79ebf"/>
    </style:style>
    <style:style style:name="T1900" style:family="text">
      <style:text-properties officeooo:rsid="2db08158"/>
    </style:style>
    <style:style style:name="T1901" style:family="text">
      <style:text-properties officeooo:rsid="2db0eb75"/>
    </style:style>
    <style:style style:name="T1902" style:family="text">
      <style:text-properties officeooo:rsid="2db94cc7"/>
    </style:style>
    <style:style style:name="T1903" style:family="text">
      <style:text-properties officeooo:rsid="2dba7a68"/>
    </style:style>
    <style:style style:name="T1904" style:family="text">
      <style:text-properties officeooo:rsid="2dc3daa4"/>
    </style:style>
    <style:style style:name="T1905" style:family="text">
      <style:text-properties officeooo:rsid="18cc4ecc"/>
    </style:style>
    <style:style style:name="T1906" style:family="text">
      <style:text-properties officeooo:rsid="2dc56434"/>
    </style:style>
    <style:style style:name="T1907" style:family="text">
      <style:text-properties officeooo:rsid="2dc87eb6"/>
    </style:style>
    <style:style style:name="T1908" style:family="text">
      <style:text-properties officeooo:rsid="2dcba3b1"/>
    </style:style>
    <style:style style:name="T1909" style:family="text">
      <style:text-properties officeooo:rsid="2dd10b15"/>
    </style:style>
    <style:style style:name="T1910" style:family="text">
      <style:text-properties officeooo:rsid="2dda1e90"/>
    </style:style>
    <style:style style:name="T1911" style:family="text">
      <style:text-properties officeooo:rsid="2ddd33f4"/>
    </style:style>
    <style:style style:name="T1912" style:family="text">
      <style:text-properties officeooo:rsid="2ddf6d9b"/>
    </style:style>
    <style:style style:name="T1913" style:family="text">
      <style:text-properties officeooo:rsid="2de0ec95"/>
    </style:style>
    <style:style style:name="T1914" style:family="text">
      <style:text-properties officeooo:rsid="2de28ca0"/>
    </style:style>
    <style:style style:name="T1915" style:family="text">
      <style:text-properties officeooo:rsid="2df759f9"/>
    </style:style>
    <style:style style:name="T1916" style:family="text">
      <style:text-properties officeooo:rsid="2df88740"/>
    </style:style>
    <style:style style:name="T1917" style:family="text">
      <style:text-properties officeooo:rsid="2dfb5a7a"/>
    </style:style>
    <style:style style:name="T1918" style:family="text">
      <style:text-properties officeooo:rsid="2dfd35cd"/>
    </style:style>
    <style:style style:name="T1919" style:family="text">
      <style:text-properties officeooo:rsid="18a73f57"/>
    </style:style>
    <style:style style:name="T1920" style:family="text">
      <style:text-properties officeooo:rsid="2e03d43e"/>
    </style:style>
    <style:style style:name="T1921" style:family="text">
      <style:text-properties officeooo:rsid="2e081869"/>
    </style:style>
    <style:style style:name="T1922" style:family="text">
      <style:text-properties officeooo:rsid="2e09a661"/>
    </style:style>
    <style:style style:name="T1923" style:family="text">
      <style:text-properties officeooo:rsid="2e0cb0f8"/>
    </style:style>
    <style:style style:name="T1924" style:family="text">
      <style:text-properties officeooo:rsid="18a7e032"/>
    </style:style>
    <style:style style:name="T1925" style:family="text">
      <style:text-properties officeooo:rsid="2e0d4ecb"/>
    </style:style>
    <style:style style:name="T1926" style:family="text">
      <style:text-properties officeooo:rsid="2e1fcbd6"/>
    </style:style>
    <style:style style:name="T1927" style:family="text">
      <style:text-properties officeooo:rsid="2e224faf"/>
    </style:style>
    <style:style style:name="T1928" style:family="text">
      <style:text-properties officeooo:rsid="2e25e42a"/>
    </style:style>
    <style:style style:name="T1929" style:family="text">
      <style:text-properties officeooo:rsid="2e27e467"/>
    </style:style>
    <style:style style:name="T1930" style:family="text">
      <style:text-properties officeooo:rsid="2e326450"/>
    </style:style>
    <style:style style:name="T1931" style:family="text">
      <style:text-properties officeooo:rsid="2e450f13"/>
    </style:style>
    <style:style style:name="T1932" style:family="text">
      <style:text-properties officeooo:rsid="2e46773a"/>
    </style:style>
    <style:style style:name="T1933" style:family="text">
      <style:text-properties officeooo:rsid="2e4b8b38"/>
    </style:style>
    <style:style style:name="T1934" style:family="text">
      <style:text-properties officeooo:rsid="2e4b956a"/>
    </style:style>
    <style:style style:name="T1935" style:family="text">
      <style:text-properties officeooo:rsid="2e4fea91"/>
    </style:style>
    <style:style style:name="T1936" style:family="text">
      <style:text-properties officeooo:rsid="2e65b018"/>
    </style:style>
    <style:style style:name="T1937" style:family="text">
      <style:text-properties officeooo:rsid="2e68a41c"/>
    </style:style>
    <style:style style:name="T1938" style:family="text">
      <style:text-properties officeooo:rsid="2e750252"/>
    </style:style>
    <style:style style:name="T1939" style:family="text">
      <style:text-properties officeooo:rsid="2e7668e4"/>
    </style:style>
    <style:style style:name="T1940" style:family="text">
      <style:text-properties officeooo:rsid="2e771983"/>
    </style:style>
    <style:style style:name="T1941" style:family="text">
      <style:text-properties officeooo:rsid="2e7734a6"/>
    </style:style>
    <style:style style:name="T1942" style:family="text">
      <style:text-properties officeooo:rsid="2e787583"/>
    </style:style>
    <style:style style:name="T1943" style:family="text">
      <style:text-properties officeooo:rsid="2e7a1a66"/>
    </style:style>
    <style:style style:name="T1944" style:family="text">
      <style:text-properties officeooo:rsid="2e7dba05"/>
    </style:style>
    <style:style style:name="T1945" style:family="text">
      <style:text-properties officeooo:rsid="2e810b7c"/>
    </style:style>
    <style:style style:name="T1946" style:family="text">
      <style:text-properties officeooo:rsid="2e825f9a"/>
    </style:style>
    <style:style style:name="T1947" style:family="text">
      <style:text-properties officeooo:rsid="2e834fa6"/>
    </style:style>
    <style:style style:name="T1948" style:family="text">
      <style:text-properties officeooo:rsid="2e85af6d"/>
    </style:style>
    <style:style style:name="T1949" style:family="text">
      <style:text-properties officeooo:rsid="2e8a804e"/>
    </style:style>
    <style:style style:name="T1950" style:family="text">
      <style:text-properties officeooo:rsid="2e903170"/>
    </style:style>
    <style:style style:name="T1951" style:family="text">
      <style:text-properties officeooo:rsid="2e91d0de"/>
    </style:style>
    <style:style style:name="T1952" style:family="text">
      <style:text-properties officeooo:rsid="2e97774e"/>
    </style:style>
    <style:style style:name="T1953" style:family="text">
      <style:text-properties officeooo:rsid="2ea64b1a"/>
    </style:style>
    <style:style style:name="T1954" style:family="text">
      <style:text-properties officeooo:rsid="2eaa2e81"/>
    </style:style>
    <style:style style:name="T1955" style:family="text">
      <style:text-properties officeooo:rsid="2eac0ad0"/>
    </style:style>
    <style:style style:name="T1956" style:family="text">
      <style:text-properties officeooo:rsid="2eac529d"/>
    </style:style>
    <style:style style:name="T1957" style:family="text">
      <style:text-properties officeooo:rsid="2eb94ae6"/>
    </style:style>
    <style:style style:name="T1958" style:family="text">
      <style:text-properties officeooo:rsid="2ebeef87"/>
    </style:style>
    <style:style style:name="T1959" style:family="text">
      <style:text-properties officeooo:rsid="2ec2df4e"/>
    </style:style>
    <style:style style:name="T1960" style:family="text">
      <style:text-properties officeooo:rsid="2ec4bf08"/>
    </style:style>
    <style:style style:name="T1961" style:family="text">
      <style:text-properties officeooo:rsid="2ec654fd"/>
    </style:style>
    <style:style style:name="T1962" style:family="text">
      <style:text-properties officeooo:rsid="2ecd1c5c"/>
    </style:style>
    <style:style style:name="T1963" style:family="text">
      <style:text-properties officeooo:rsid="2ecd3352"/>
    </style:style>
    <style:style style:name="T1964" style:family="text">
      <style:text-properties officeooo:rsid="2ecef027"/>
    </style:style>
    <style:style style:name="T1965" style:family="text">
      <style:text-properties officeooo:rsid="2ed1526a"/>
    </style:style>
    <style:style style:name="T1966" style:family="text">
      <style:text-properties officeooo:rsid="2e8bca62"/>
    </style:style>
    <style:style style:name="T1967" style:family="text">
      <style:text-properties officeooo:rsid="2e99bfb2"/>
    </style:style>
    <style:style style:name="T1968" style:family="text">
      <style:text-properties officeooo:rsid="2ea7775a"/>
    </style:style>
    <style:style style:name="T1969" style:family="text">
      <style:text-properties officeooo:rsid="2ed72993"/>
    </style:style>
    <style:style style:name="T1970" style:family="text">
      <style:text-properties officeooo:rsid="2ee1a042"/>
    </style:style>
    <style:style style:name="T1971" style:family="text">
      <style:text-properties officeooo:rsid="2ef6b76d"/>
    </style:style>
    <style:style style:name="T1972" style:family="text">
      <style:text-properties officeooo:rsid="2ef8d8ab"/>
    </style:style>
    <style:style style:name="T1973" style:family="text">
      <style:text-properties officeooo:rsid="2efbc594"/>
    </style:style>
    <style:style style:name="T1974" style:family="text">
      <style:text-properties officeooo:rsid="2efde2c6"/>
    </style:style>
    <style:style style:name="T1975" style:family="text">
      <style:text-properties officeooo:rsid="2f031337"/>
    </style:style>
    <style:style style:name="T1976" style:family="text">
      <style:text-properties officeooo:rsid="2f058116"/>
    </style:style>
    <style:style style:name="T1977" style:family="text">
      <style:text-properties officeooo:rsid="2f1424c6"/>
    </style:style>
    <style:style style:name="T1978" style:family="text">
      <style:text-properties officeooo:rsid="2f184586"/>
    </style:style>
    <style:style style:name="T1979" style:family="text">
      <style:text-properties officeooo:rsid="2f1b9e31"/>
    </style:style>
    <style:style style:name="T1980" style:family="text">
      <style:text-properties officeooo:rsid="2f224864"/>
    </style:style>
    <style:style style:name="T1981" style:family="text">
      <style:text-properties officeooo:rsid="2f24561a"/>
    </style:style>
    <style:style style:name="T1982" style:family="text">
      <style:text-properties officeooo:rsid="2f26c26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1"/>
      <text:p text:style-name="P139"/>
      <text:p text:style-name="P4"/>
      <text:p text:style-name="Text_20_body"/>
      <text:p text:style-name="Text_20_body"/>
      <text:p text:style-name="P497">Dračák</text:p>
      <text:p text:style-name="P492"/>
      <text:p text:style-name="P492"/>
      <text:p text:style-name="P498">podle staré školy</text:p>
      <text:p text:style-name="P493"/>
      <text:p text:style-name="P494"/>
      <text:p text:style-name="P493"/>
      <text:p text:style-name="P493"/>
      <text:p text:style-name="P493"/>
      <text:p text:style-name="P493"/>
      <text:p text:style-name="P493"/>
      <text:p text:style-name="P495">Společenská hra na prožívání příběhů</text:p>
      <text:p text:style-name="P495"/>
      <text:p text:style-name="P496"/>
      <text:p text:style-name="P1">Michal Světlý</text:p>
      <text:p text:style-name="P16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75"><text:a xlink:type="simple" xlink:href="#__RefHeading___Toc12772_4230435934" text:style-name="Internet_20_link" text:visited-style-name="Internet_20_link">TODO:</text:a><text:tab/>6</text:p>
          <text:p text:style-name="P675"><text:a xlink:type="simple" xlink:href="#__RefHeading___Toc12774_4230435934" text:style-name="Internet_20_link" text:visited-style-name="Internet_20_link">Úvod</text:a><text:tab/>7</text:p>
          <text:p text:style-name="P674"><text:a xlink:type="simple" xlink:href="#__RefHeading___Toc12776_4230435934" text:style-name="Internet_20_link" text:visited-style-name="Internet_20_link">Pán jeskyně a hráči postav</text:a><text:tab/>8</text:p>
          <text:p text:style-name="P674"><text:a xlink:type="simple" xlink:href="#__RefHeading___Toc12778_4230435934" text:style-name="Internet_20_link" text:visited-style-name="Internet_20_link">Příběhy Dračáku</text:a><text:tab/>8</text:p>
          <text:p text:style-name="P674"><text:a xlink:type="simple" xlink:href="#__RefHeading___Toc12780_4230435934" text:style-name="Internet_20_link" text:visited-style-name="Internet_20_link">Cíl hry</text:a><text:tab/>8</text:p>
          <text:p text:style-name="P674"><text:a xlink:type="simple" xlink:href="#__RefHeading___Toc12782_4230435934" text:style-name="Internet_20_link" text:visited-style-name="Internet_20_link">Cíle vašich postav</text:a><text:tab/>8</text:p>
          <text:p text:style-name="P674"><text:a xlink:type="simple" xlink:href="#__RefHeading___Toc12784_4230435934" text:style-name="Internet_20_link" text:visited-style-name="Internet_20_link">Pomůcky a rekvizity</text:a><text:tab/>9</text:p>
          <text:p text:style-name="P674"><text:a xlink:type="simple" xlink:href="#__RefHeading___Toc12786_4230435934" text:style-name="Internet_20_link" text:visited-style-name="Internet_20_link">Než začnete hrát</text:a><text:tab/>9</text:p>
          <text:p text:style-name="P675"><text:a xlink:type="simple" xlink:href="#__RefHeading___Toc21875_1991418811" text:style-name="Internet_20_link" text:visited-style-name="Internet_20_link">Tvoje postava</text:a><text:tab/>13</text:p>
          <text:p text:style-name="P674"><text:a xlink:type="simple" xlink:href="#__RefHeading___Toc12788_4230435934" text:style-name="Internet_20_link" text:visited-style-name="Internet_20_link">Vlastnosti</text:a><text:tab/>13</text:p>
          <text:p text:style-name="P674"><text:a xlink:type="simple" xlink:href="#__RefHeading___Toc21879_1991418811" text:style-name="Internet_20_link" text:visited-style-name="Internet_20_link">Rasa tvé postavy</text:a><text:tab/>14</text:p>
          <text:p text:style-name="P674"><text:a xlink:type="simple" xlink:href="#__RefHeading___Toc21881_1991418811" text:style-name="Internet_20_link" text:visited-style-name="Internet_20_link">Povolání tvé postavy</text:a><text:tab/>19</text:p>
          <text:p text:style-name="P674"><text:a xlink:type="simple" xlink:href="#__RefHeading___Toc36196_611713307" text:style-name="Internet_20_link" text:visited-style-name="Internet_20_link">Určení vlastností</text:a><text:tab/>22</text:p>
          <text:p text:style-name="P674"><text:a xlink:type="simple" xlink:href="#__RefHeading___Toc36198_611713307" text:style-name="Internet_20_link" text:visited-style-name="Internet_20_link">Určení počtu životů</text:a><text:tab/>23</text:p>
          <text:p text:style-name="P674"><text:a xlink:type="simple" xlink:href="#__RefHeading___Toc12790_4230435934" text:style-name="Internet_20_link" text:visited-style-name="Internet_20_link">Úroveň</text:a><text:tab/>24</text:p>
          <text:p text:style-name="P674"><text:a xlink:type="simple" xlink:href="#__RefHeading___Toc1648_4210766435" text:style-name="Internet_20_link" text:visited-style-name="Internet_20_link">Kouzla, recepty a schopnosti</text:a><text:tab/>24</text:p>
          <text:p text:style-name="P674"><text:a xlink:type="simple" xlink:href="#__RefHeading___Toc17048_4210766435" text:style-name="Internet_20_link" text:visited-style-name="Internet_20_link">Dovednosti</text:a><text:tab/>25</text:p>
          <text:p text:style-name="P674"><text:a xlink:type="simple" xlink:href="#__RefHeading___Toc12792_4230435934" text:style-name="Internet_20_link" text:visited-style-name="Internet_20_link">Výbava</text:a><text:tab/>30</text:p>
          <text:p text:style-name="P674"><text:a xlink:type="simple" xlink:href="#__RefHeading___Toc12794_4230435934" text:style-name="Internet_20_link" text:visited-style-name="Internet_20_link">Jméno nebo přezdívka</text:a><text:tab/>31</text:p>
          <text:p text:style-name="P674"><text:a xlink:type="simple" xlink:href="#__RefHeading___Toc12796_4230435934" text:style-name="Internet_20_link" text:visited-style-name="Internet_20_link">Minulost</text:a><text:tab/>31</text:p>
          <text:p text:style-name="P674"><text:a xlink:type="simple" xlink:href="#__RefHeading___Toc12798_4230435934" text:style-name="Internet_20_link" text:visited-style-name="Internet_20_link">Rysy</text:a><text:tab/>35</text:p>
          <text:p text:style-name="P675"><text:a xlink:type="simple" xlink:href="#__RefHeading___Toc36200_611713307" text:style-name="Internet_20_link" text:visited-style-name="Internet_20_link">Schopnosti podle povolání</text:a><text:tab/>38</text:p>
          <text:p text:style-name="P674"><text:a xlink:type="simple" xlink:href="#__RefHeading___Toc6999_1015327784" text:style-name="Internet_20_link" text:visited-style-name="Internet_20_link">Válečník</text:a><text:tab/>38</text:p>
          <text:p text:style-name="P674"><text:a xlink:type="simple" xlink:href="#__RefHeading___Toc7001_1015327784" text:style-name="Internet_20_link" text:visited-style-name="Internet_20_link">Hraničář</text:a><text:tab/>40</text:p>
          <text:p text:style-name="P674"><text:a xlink:type="simple" xlink:href="#__RefHeading___Toc7003_1015327784" text:style-name="Internet_20_link" text:visited-style-name="Internet_20_link">Alchymista</text:a><text:tab/>45</text:p>
          <text:p text:style-name="P674"><text:a xlink:type="simple" xlink:href="#__RefHeading___Toc7005_1015327784" text:style-name="Internet_20_link" text:visited-style-name="Internet_20_link">Kouzelník</text:a><text:tab/>55</text:p>
          <text:p text:style-name="P674"><text:a xlink:type="simple" xlink:href="#__RefHeading___Toc7007_1015327784" text:style-name="Internet_20_link" text:visited-style-name="Internet_20_link">Zloděj</text:a><text:tab/>71</text:p>
          <text:p text:style-name="P674"><text:a xlink:type="simple" xlink:href="#__RefHeading___Toc7009_1015327784" text:style-name="Internet_20_link" text:visited-style-name="Internet_20_link">Druid</text:a><text:tab/>74</text:p>
          <text:p text:style-name="P674"><text:a xlink:type="simple" xlink:href="#__RefHeading___Toc12800_4230435934" text:style-name="Internet_20_link" text:visited-style-name="Internet_20_link">Šaman</text:a><text:tab/>80</text:p>
          <text:p text:style-name="P675"><text:a xlink:type="simple" xlink:href="#__RefHeading___Toc12802_4230435934" text:style-name="Internet_20_link" text:visited-style-name="Internet_20_link">Jak se Dračák hraje</text:a><text:tab/>81</text:p>
          <text:p text:style-name="P674"><text:a xlink:type="simple" xlink:href="#__RefHeading___Toc12804_4230435934" text:style-name="Internet_20_link" text:visited-style-name="Internet_20_link">Hraje se ve vašich hlavách</text:a><text:tab/>82</text:p>
          <text:p text:style-name="P674"><text:a xlink:type="simple" xlink:href="#__RefHeading___Toc12806_4230435934" text:style-name="Internet_20_link" text:visited-style-name="Internet_20_link">Vytváření společné představy</text:a><text:tab/>82</text:p>
          <text:p text:style-name="P674"><text:a xlink:type="simple" xlink:href="#__RefHeading___Toc12808_4230435934" text:style-name="Internet_20_link" text:visited-style-name="Internet_20_link">Odkrývání minulosti postav</text:a><text:tab/>83</text:p>
          <text:p text:style-name="P674"><text:a xlink:type="simple" xlink:href="#__RefHeading___Toc12810_4230435934" text:style-name="Internet_20_link" text:visited-style-name="Internet_20_link">Společná tvorba světa</text:a><text:tab/>84</text:p>
          <text:p text:style-name="P674"><text:a xlink:type="simple" xlink:href="#__RefHeading___Toc12812_4230435934" text:style-name="Internet_20_link" text:visited-style-name="Internet_20_link">Kdo má kdy konečné slovo</text:a><text:tab/>85</text:p>
          <text:p text:style-name="P674"><text:a xlink:type="simple" xlink:href="#__RefHeading___Toc12814_4230435934" text:style-name="Internet_20_link" text:visited-style-name="Internet_20_link">Snaž se nápady svých spoluhráčů využívat</text:a><text:tab/>86</text:p>
          <text:p text:style-name="P674"><text:a xlink:type="simple" xlink:href="#__RefHeading___Toc12816_4230435934" text:style-name="Internet_20_link" text:visited-style-name="Internet_20_link">Plánky, mapy a jiné názorné pomůcky</text:a><text:tab/>86</text:p>
          <text:p text:style-name="P674"><text:a xlink:type="simple" xlink:href="#__RefHeading___Toc12818_4230435934" text:style-name="Internet_20_link" text:visited-style-name="Internet_20_link">Hraní s příběhovou imunitou</text:a><text:tab/>86</text:p>
          <text:p text:style-name="P674"><text:soft-page-break/><text:a xlink:type="simple" xlink:href="#__RefHeading___Toc12820_4230435934" text:style-name="Internet_20_link" text:visited-style-name="Internet_20_link">Hraní bez příběhové imunity</text:a><text:tab/>87</text:p>
          <text:p text:style-name="P674"><text:a xlink:type="simple" xlink:href="#__RefHeading___Toc12822_4230435934" text:style-name="Internet_20_link" text:visited-style-name="Internet_20_link">Zapojení nového hráče</text:a><text:tab/>88</text:p>
          <text:p text:style-name="P674"><text:a xlink:type="simple" xlink:href="#__RefHeading___Toc12824_4230435934" text:style-name="Internet_20_link" text:visited-style-name="Internet_20_link">Chyby a nedorozumění</text:a><text:tab/>89</text:p>
          <text:p text:style-name="P674"><text:a xlink:type="simple" xlink:href="#__RefHeading___Toc12826_4230435934" text:style-name="Internet_20_link" text:visited-style-name="Internet_20_link">Rozhodování a řešení sporů</text:a><text:tab/>90</text:p>
          <text:p text:style-name="P674"><text:a xlink:type="simple" xlink:href="#__RefHeading___Toc12828_4230435934" text:style-name="Internet_20_link" text:visited-style-name="Internet_20_link">Přetrvávající spory</text:a><text:tab/>90</text:p>
          <text:p text:style-name="P674"><text:a xlink:type="simple" xlink:href="#__RefHeading___Toc12830_4230435934" text:style-name="Internet_20_link" text:visited-style-name="Internet_20_link">Co dělat, když tě hra nebaví</text:a><text:tab/>90</text:p>
          <text:p text:style-name="P674"><text:a xlink:type="simple" xlink:href="#__RefHeading___Toc12832_4230435934" text:style-name="Internet_20_link" text:visited-style-name="Internet_20_link">Postup po úrovních</text:a><text:tab/>91</text:p>
          <text:p text:style-name="P674"><text:a xlink:type="simple" xlink:href="#__RefHeading___Toc12834_4230435934" text:style-name="Internet_20_link" text:visited-style-name="Internet_20_link">Náhodný hod</text:a><text:tab/>94</text:p>
          <text:p text:style-name="P674"><text:a xlink:type="simple" xlink:href="#__RefHeading___Toc14153_729341476" text:style-name="Internet_20_link" text:visited-style-name="Internet_20_link">Použití dovedností</text:a><text:tab/>94</text:p>
          <text:p text:style-name="P675"><text:a xlink:type="simple" xlink:href="#__RefHeading___Toc12836_4230435934" text:style-name="Internet_20_link" text:visited-style-name="Internet_20_link">Putování</text:a><text:tab/>96</text:p>
          <text:p text:style-name="P674"><text:a xlink:type="simple" xlink:href="#__RefHeading___Toc12838_4230435934" text:style-name="Internet_20_link" text:visited-style-name="Internet_20_link">Zásoby</text:a><text:tab/>96</text:p>
          <text:p text:style-name="P674"><text:a xlink:type="simple" xlink:href="#__RefHeading___Toc12840_4230435934" text:style-name="Internet_20_link" text:visited-style-name="Internet_20_link">Hlídky</text:a><text:tab/>96</text:p>
          <text:p text:style-name="P675"><text:a xlink:type="simple" xlink:href="#__RefHeading___Toc12844_4230435934" text:style-name="Internet_20_link" text:visited-style-name="Internet_20_link">Překonávání překážek</text:a><text:tab/>98</text:p>
          <text:p text:style-name="P674"><text:a xlink:type="simple" xlink:href="#__RefHeading___Toc13231_3822832400" text:style-name="Internet_20_link" text:visited-style-name="Internet_20_link">Čím si svítíte?</text:a><text:tab/>101</text:p>
          <text:p text:style-name="P674"><text:a xlink:type="simple" xlink:href="#__RefHeading___Toc13233_3822832400" text:style-name="Internet_20_link" text:visited-style-name="Internet_20_link">Kreslení mapy</text:a><text:tab/>102</text:p>
          <text:p text:style-name="P674"><text:a xlink:type="simple" xlink:href="#__RefHeading___Toc12846_4230435934" text:style-name="Internet_20_link" text:visited-style-name="Internet_20_link">Prohledávání</text:a><text:tab/>102</text:p>
          <text:p text:style-name="P674"><text:a xlink:type="simple" xlink:href="#__RefHeading___Toc12850_4230435934" text:style-name="Internet_20_link" text:visited-style-name="Internet_20_link">Infiltrace</text:a><text:tab/>107</text:p>
          <text:p text:style-name="P674"><text:a xlink:type="simple" xlink:href="#__RefHeading___Toc12852_4230435934" text:style-name="Internet_20_link" text:visited-style-name="Internet_20_link">Zjišťování informací</text:a><text:tab/>107</text:p>
          <text:p text:style-name="P674"><text:a xlink:type="simple" xlink:href="#__RefHeading___Toc12854_4230435934" text:style-name="Internet_20_link" text:visited-style-name="Internet_20_link">Rozhovory</text:a><text:tab/>108</text:p>
          <text:p text:style-name="P674"><text:a xlink:type="simple" xlink:href="#__RefHeading___Toc12856_4230435934" text:style-name="Internet_20_link" text:visited-style-name="Internet_20_link">Umírání hráčských postav</text:a><text:tab/>109</text:p>
          <text:p text:style-name="P674"><text:a xlink:type="simple" xlink:href="#__RefHeading___Toc12858_4230435934" text:style-name="Internet_20_link" text:visited-style-name="Internet_20_link">Smrt protivníků</text:a><text:tab/>110</text:p>
          <text:p text:style-name="P675"><text:a xlink:type="simple" xlink:href="#__RefHeading___Toc1652_4210766435" text:style-name="Internet_20_link" text:visited-style-name="Internet_20_link">Boj</text:a><text:tab/>111</text:p>
          <text:p text:style-name="P674"><text:a xlink:type="simple" xlink:href="#__RefHeading___Toc12860_4230435934" text:style-name="Internet_20_link" text:visited-style-name="Internet_20_link">Představení situace</text:a><text:tab/>111</text:p>
          <text:p text:style-name="P674"><text:a xlink:type="simple" xlink:href="#__RefHeading___Toc12862_4230435934" text:style-name="Internet_20_link" text:visited-style-name="Internet_20_link">Kola</text:a><text:tab/>112</text:p>
          <text:p text:style-name="P674"><text:a xlink:type="simple" xlink:href="#__RefHeading___Toc1656_4210766435" text:style-name="Internet_20_link" text:visited-style-name="Internet_20_link">Záměry</text:a><text:tab/>112</text:p>
          <text:p text:style-name="P674"><text:a xlink:type="simple" xlink:href="#__RefHeading___Toc12864_4230435934" text:style-name="Internet_20_link" text:visited-style-name="Internet_20_link">Vyhodnocení</text:a><text:tab/>116</text:p>
          <text:p text:style-name="P674"><text:a xlink:type="simple" xlink:href="#__RefHeading___Toc12866_4230435934" text:style-name="Internet_20_link" text:visited-style-name="Internet_20_link">Speciální akce</text:a><text:tab/>126</text:p>
          <text:p text:style-name="P674"><text:a xlink:type="simple" xlink:href="#__RefHeading___Toc12868_4230435934" text:style-name="Internet_20_link" text:visited-style-name="Internet_20_link">Boj na dálku</text:a><text:tab/>130</text:p>
          <text:p text:style-name="P674"><text:a xlink:type="simple" xlink:href="#__RefHeading___Toc12870_4230435934" text:style-name="Internet_20_link" text:visited-style-name="Internet_20_link">Určení výsledku</text:a><text:tab/>130</text:p>
          <text:p text:style-name="P674"><text:a xlink:type="simple" xlink:href="#__RefHeading___Toc12872_4230435934" text:style-name="Internet_20_link" text:visited-style-name="Internet_20_link">Zajímání</text:a><text:tab/>143</text:p>
          <text:p text:style-name="P675"><text:a xlink:type="simple" xlink:href="#__RefHeading___Toc12874_4230435934" text:style-name="Internet_20_link" text:visited-style-name="Internet_20_link">Jiná nebezpečí</text:a><text:tab/>144</text:p>
          <text:p text:style-name="P674"><text:a xlink:type="simple" xlink:href="#__RefHeading___Toc1662_4210766435" text:style-name="Internet_20_link" text:visited-style-name="Internet_20_link">Pasti a jedy</text:a><text:tab/>144</text:p>
          <text:p text:style-name="P674"><text:a xlink:type="simple" xlink:href="#__RefHeading___Toc12876_4230435934" text:style-name="Internet_20_link" text:visited-style-name="Internet_20_link">Jedy</text:a><text:tab/>145</text:p>
          <text:p text:style-name="P674"><text:a xlink:type="simple" xlink:href="#__RefHeading___Toc12878_4230435934" text:style-name="Internet_20_link" text:visited-style-name="Internet_20_link">Pád</text:a><text:tab/>147</text:p>
          <text:p text:style-name="P674"><text:a xlink:type="simple" xlink:href="#__RefHeading___Toc13245_3822832400" text:style-name="Internet_20_link" text:visited-style-name="Internet_20_link">Pasti</text:a><text:tab/>147</text:p>
          <text:p text:style-name="P675"><text:a xlink:type="simple" xlink:href="#__RefHeading___Toc14155_729341476" text:style-name="Internet_20_link" text:visited-style-name="Internet_20_link">Ostražitost a plížení</text:a><text:tab/>149</text:p>
          <text:p text:style-name="P674"><text:a xlink:type="simple" xlink:href="#__RefHeading___Toc14157_729341476" text:style-name="Internet_20_link" text:visited-style-name="Internet_20_link">Čich a plížení</text:a><text:tab/>150</text:p>
          <text:p text:style-name="P675"><text:a xlink:type="simple" xlink:href="#__RefHeading___Toc12880_4230435934" text:style-name="Internet_20_link" text:visited-style-name="Internet_20_link">Léčení zranění</text:a><text:tab/>151</text:p>
          <text:p text:style-name="P675"><text:a xlink:type="simple" xlink:href="#__RefHeading___Toc12882_4230435934" text:style-name="Internet_20_link" text:visited-style-name="Internet_20_link">Výbava</text:a><text:tab/>154</text:p>
          <text:p text:style-name="P675"><text:a xlink:type="simple" xlink:href="#__RefHeading___Toc12884_4230435934" text:style-name="Internet_20_link" text:visited-style-name="Internet_20_link">Magické předměty</text:a><text:tab/>156</text:p>
          <text:p text:style-name="P675"><text:a xlink:type="simple" xlink:href="#__RefHeading___Toc12886_4230435934" text:style-name="Internet_20_link" text:visited-style-name="Internet_20_link">Hraní za postavu</text:a><text:tab/>157</text:p>
          <text:p text:style-name="P674"><text:a xlink:type="simple" xlink:href="#__RefHeading___Toc12888_4230435934" text:style-name="Internet_20_link" text:visited-style-name="Internet_20_link">Rozlišuj, co víš ty a co tvoje postava</text:a><text:tab/>157</text:p>
          <text:p text:style-name="P674"><text:soft-page-break/><text:a xlink:type="simple" xlink:href="#__RefHeading___Toc12890_4230435934" text:style-name="Internet_20_link" text:visited-style-name="Internet_20_link">Říkej rovnou, čeho se snažíš dosáhnout</text:a><text:tab/>159</text:p>
          <text:p text:style-name="P674"><text:a xlink:type="simple" xlink:href="#__RefHeading___Toc12892_4230435934" text:style-name="Internet_20_link" text:visited-style-name="Internet_20_link">Rozhodování v roli a mimo ni</text:a><text:tab/>160</text:p>
          <text:p text:style-name="P674"><text:a xlink:type="simple" xlink:href="#__RefHeading___Toc12894_4230435934" text:style-name="Internet_20_link" text:visited-style-name="Internet_20_link">Stav svou postavu do nepříjemných situací</text:a><text:tab/>161</text:p>
          <text:p text:style-name="P675"><text:a xlink:type="simple" xlink:href="#__RefHeading___Toc12896_4230435934" text:style-name="Internet_20_link" text:visited-style-name="Internet_20_link">Hraní družiny</text:a><text:tab/>162</text:p>
          <text:p text:style-name="P674"><text:a xlink:type="simple" xlink:href="#__RefHeading___Toc12898_4230435934" text:style-name="Internet_20_link" text:visited-style-name="Internet_20_link">Spřádejte plány a určujte si cíle</text:a><text:tab/>162</text:p>
          <text:p text:style-name="P675"><text:a xlink:type="simple" xlink:href="#__RefHeading___Toc12900_4230435934" text:style-name="Internet_20_link" text:visited-style-name="Internet_20_link">Vedení hry</text:a><text:tab/>163</text:p>
          <text:p text:style-name="P674"><text:a xlink:type="simple" xlink:href="#__RefHeading___Toc12902_4230435934" text:style-name="Internet_20_link" text:visited-style-name="Internet_20_link">Obecné rady</text:a><text:tab/>163</text:p>
          <text:p text:style-name="P674"><text:a xlink:type="simple" xlink:href="#__RefHeading___Toc13253_3822832400" text:style-name="Internet_20_link" text:visited-style-name="Internet_20_link">Situační rozhodnutí</text:a><text:tab/>164</text:p>
          <text:p text:style-name="P674"><text:a xlink:type="simple" xlink:href="#__RefHeading___Toc12904_4230435934" text:style-name="Internet_20_link" text:visited-style-name="Internet_20_link">Použití magických předmětů</text:a><text:tab/>167</text:p>
          <text:p text:style-name="P674"><text:a xlink:type="simple" xlink:href="#__RefHeading___Toc12906_4230435934" text:style-name="Internet_20_link" text:visited-style-name="Internet_20_link">Putování</text:a><text:tab/>170</text:p>
          <text:p text:style-name="P674"><text:a xlink:type="simple" xlink:href="#__RefHeading___Toc12908_4230435934" text:style-name="Internet_20_link" text:visited-style-name="Internet_20_link">Překonávání překážek</text:a><text:tab/>171</text:p>
          <text:p text:style-name="P674"><text:a xlink:type="simple" xlink:href="#__RefHeading___Toc12910_4230435934" text:style-name="Internet_20_link" text:visited-style-name="Internet_20_link">Vedení soubojů</text:a><text:tab/>174</text:p>
          <text:p text:style-name="P674"><text:a xlink:type="simple" xlink:href="#__RefHeading___Toc12912_4230435934" text:style-name="Internet_20_link" text:visited-style-name="Internet_20_link">Smrt hráčských postav</text:a><text:tab/>176</text:p>
          <text:p text:style-name="P674"><text:a xlink:type="simple" xlink:href="#__RefHeading___Toc12914_4230435934" text:style-name="Internet_20_link" text:visited-style-name="Internet_20_link">Vedení kampaně</text:a><text:tab/>178</text:p>
          <text:p text:style-name="P674"><text:a xlink:type="simple" xlink:href="#__RefHeading___Toc14159_729341476" text:style-name="Internet_20_link" text:visited-style-name="Internet_20_link">Tvorba podzemí</text:a><text:tab/>180</text:p>
          <text:p text:style-name="P675"><text:a xlink:type="simple" xlink:href="#__RefHeading___Toc12916_4230435934" text:style-name="Internet_20_link" text:visited-style-name="Internet_20_link">Domlouvání hry</text:a><text:tab/>181</text:p>
        </text:index-body>
      </text:table-of-content>
      <text:p text:style-name="P499"/>
      <text:p text:style-name="P3"/>
      <text:p text:style-name="P3"/>
      <text:p text:style-name="P3"/>
      <text:p text:style-name="P2">Verze 0.<text:span text:style-name="T1778">6</text:span></text:p>
      <text:p text:style-name="P499">Poděkování</text:p>
      <text:p text:style-name="Example">Tato příručka <text:span text:style-name="T1064">je silně inspirovaná titulem</text:span> Dračí Doupě vydan<text:span text:style-name="T11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501">Nápady a připomínkami přispěli:</text:p>
      <text:p text:style-name="P563">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36" text:outline-level="1"><text:bookmark-start text:name="__RefHeading___Toc12772_4230435934"/>TODO:<text:bookmark-end text:name="__RefHeading___Toc12772_4230435934"/></text:h>
      <text:p text:style-name="P244">Postavy v příkladech:</text:p>
      <text:p text:style-name="P390">Pavel - válečník Gorondar (trpaslík)<text:line-break/>Katka - hraničářka Naria – <text:span text:style-name="T1575">spíš asi Nera, líp se to skloňuje...</text:span> (elfka)<text:line-break/>Jana - kouzelnice Kara (člověk?)</text:p>
      <text:list xml:id="list1733384691" text:style-name="L1">
        <text:list-item>
          <text:p text:style-name="P852">TODO: Stupně jsou Základní (nikoliv Začátečnický), Pokročilý a Mistrovský</text:p>
        </text:list-item>
        <text:list-item>
          <text:p text:style-name="P853">TODO: Tvoje postava - Výbava</text:p>
        </text:list-item>
        <text:list-item>
          <text:p text:style-name="P854">TODO: <text:span text:style-name="T1820">Možná předělat alchymistu komplet na Finesu (magenergii dát taky podle Finesy).</text:span></text:p>
        </text:list-item>
      </text:list>
      <text:p text:style-name="P484">IDEA: Démoni se nezaklínají do předmětů, místo toho pomáhají theurgovi s výrobou. Kouzelný předmět je pak s tímto démonem magicky spojený, <text:span text:style-name="T1937">ale démon do něj není „zakletý“.</text:span></text:p>
      <text:list xml:id="list645873434" text:style-name="L2">
        <text:list-item>
          <text:p text:style-name="P855">Theurg se vypraví do sfér a uzavře obchod s démonem-kovářem.</text:p>
        </text:list-item>
      </text:list>
      <text:h text:style-name="P737" text:outline-level="1"><text:bookmark-start text:name="__RefHeading___Toc12774_4230435934"/>Úvod<text:bookmark-end text:name="__RefHeading___Toc12774_4230435934"/></text:h>
      <text:p text:style-name="P672">Vítej, <text:span text:style-name="T1542">dobrodruhu</text:span>!</text:p>
      <text:p text:style-name="P415"><text:span text:style-name="T1543">Před sebou máš pravidla stolní rolové hry</text:span> <text:span text:style-name="T1287">Dračák podle staré školy</text:span>. <text:span text:style-name="T1766">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693" text:outline-level="2"><text:bookmark-start text:name="__RefHeading___Toc12776_4230435934"/><text:soft-page-break/><text:span text:style-name="T1546">Pán jeskyně a h</text:span>ráči postav<text:bookmark-end text:name="__RefHeading___Toc12776_4230435934"/></text:h>
      <text:p text:style-name="P403">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94" text:outline-level="2"><text:bookmark-start text:name="__RefHeading___Toc12778_4230435934"/>Příběhy Dračáku<text:bookmark-end text:name="__RefHeading___Toc12778_4230435934"/></text:h>
      <text:p text:style-name="P447">Jak<text:span text:style-name="T1740">á</text:span> <text:span text:style-name="T1740">dobrodružství</text:span> budete <text:span text:style-name="T1739">zažívat</text:span>, záleží <text:span text:style-name="T1746">na vás a</text:span> na tom, kdo budou <text:span text:style-name="T173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695" text:outline-level="2"><text:bookmark-start text:name="__RefHeading___Toc12780_4230435934"/>Cíl hry<text:bookmark-end text:name="__RefHeading___Toc12780_4230435934"/></text:h>
      <text:p text:style-name="P449"><text:span text:style-name="T1722">C</text:span>ílem hry je společně s přáteli příjemně strávit čas <text:span text:style-name="T1721">hraním hry, prožíváním příběhů svých postav a prokreslováním jejich charakterů.</text:span></text:p>
      <text:h text:style-name="P696" text:outline-level="2"><text:bookmark-start text:name="__RefHeading___Toc12782_4230435934"/>Cíl<text:span text:style-name="T1723">e vašich</text:span> postav<text:bookmark-end text:name="__RefHeading___Toc12782_4230435934"/></text:h>
      <text:p text:style-name="P448"><text:span text:style-name="T1727">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727">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728">a ve skutečnosti nehraje proti vám</text:span>. <text:span text:style-name="T1714">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04">Kromě této příručky potřebuješ ještě:</text:p>
      <text:list xml:id="list146212164" text:style-name="L3">
        <text:list-item>
          <text:p text:style-name="P856">2-5 spoluhráčů.</text:p>
        </text:list-item>
      </text:list>
      <text:list xml:id="list3453067030" text:style-name="L4">
        <text:list-item>
          <text:p text:style-name="P857"><text:span text:style-name="T1544">Šestistěnné k</text:span>ostky.</text:p>
          <text:list>
            <text:list-item>
              <text:p text:style-name="P858">V⁠ zásadě stačí jedna <text:span text:style-name="T1744">pro celou skupinu</text:span>, ale pohodlnější je, když má každý hráč šest vlastních.</text:p>
            </text:list-item>
          </text:list>
        </text:list-item>
        <text:list-item>
          <text:p text:style-name="P859"><text:span text:style-name="T1545">N</text:span>ěco na psaní <text:span text:style-name="T1545">poznámek a kreslení ilustrativních náčrtů.</text:span></text:p>
        </text:list-item>
      </text:list>
      <text:h text:style-name="P697" text:outline-level="2"><text:bookmark-start text:name="__RefHeading___Toc12786_4230435934"/>Než začnete hrát<text:bookmark-end text:name="__RefHeading___Toc12786_4230435934"/></text:h>
      <text:p text:style-name="P386"><text:span text:style-name="T1767">N</text:span>ež se pustíte do vašeho prvního příběhu, je třeba udělat několik věcí:</text:p>
      <text:list xml:id="list4098203158" text:style-name="L5">
        <text:list-item>
          <text:p text:style-name="P860">Pročtěte si pravidla.</text:p>
        </text:list-item>
        <text:list-item>
          <text:p text:style-name="P861"><text:span text:style-name="T777">V</text:span><text:span text:style-name="T291">yberte si, v jaké světě budete hrát.</text:span></text:p>
        </text:list-item>
      </text:list>
      <text:list xml:id="list559698819" text:style-name="L6">
        <text:list-item>
          <text:p text:style-name="P862"><text:span text:style-name="T1751">Domluvte se, kdo jsou vaše postavy a společně je vytvořte</text:span>.</text:p>
        </text:list-item>
        <text:list-item>
          <text:p text:style-name="P863">Pán jeskyně připraví hru.</text:p>
        </text:list-item>
        <text:list-item>
          <text:p text:style-name="P864"><text:span text:style-name="T1751">Rozhodněte se, zda budete mít p</text:span>říběhov<text:span text:style-name="T1752">ou</text:span> imunit<text:span text:style-name="T1752">u.</text:span></text:p>
        </text:list-item>
      </text:list>
      <text:p text:style-name="P363"><text:soft-page-break/><text:span text:style-name="T779">Nemusíte se toho bát – k</text:span><text:span text:style-name="T749">dykoliv </text:span><text:span text:style-name="T778">později</text:span><text:span text:style-name="T749"> v průběhu hraní můžete </text:span><text:span text:style-name="T778">cokoliv </text:span><text:span text:style-name="T781">z toho</text:span><text:span text:style-name="T778"> </text:span><text:span text:style-name="T781">změnit nebo doplnit</text:span><text:span text:style-name="T749">, aby vám to co nejlépe vyhovovalo.</text:span></text:p>
      <text:h text:style-name="Heading_20_3" text:outline-level="3">Čtení pravidel</text:h>
      <text:p text:style-name="P441"><text:span text:style-name="T1846">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292">Vedení hry</text:span><text:span text:style-name="T1741"> </text:span><text:span text:style-name="T1167">&lt;ODKAZ&gt;</text:span><text:span text:style-name="T1741">.<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80">á</text:span><text:span text:style-name="T1741">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745">Váš h</text:span>erní svět</text:h>
      <text:p text:style-name="P376"><text:span text:style-name="T247">V této</text:span><text:span text:style-name="T237"> příruč</text:span><text:span text:style-name="T247">ce</text:span><text:span text:style-name="T237"> </text:span><text:span text:style-name="T247">najdeš</text:span><text:span text:style-name="T237"> jen</text:span><text:span text:style-name="T1"> hrubé obrysy světa, </text:span><text:span text:style-name="T237">kde</text:span><text:span text:style-name="T1"> se budou vaše příběhy odehrávat:</text:span></text:p>
      <text:list xml:id="list1449152393" text:style-name="L7">
        <text:list-item>
          <text:p text:style-name="P910"><text:span text:style-name="T1">Žijí v </text:span><text:span text:style-name="T235">něm</text:span><text:span text:style-name="T1"> fantasy rasy jako elfové, hobiti nebo trpaslíci, ale také</text:span><text:span text:style-name="T216"> divoké kmeny skřetů a nebezpečné nestvůry jako zlobři, draci </text:span><text:span text:style-name="T235">nebo</text:span><text:span text:style-name="T216"> upíři.</text:span></text:p>
        </text:list-item>
        <text:list-item>
          <text:p text:style-name="P911"><text:soft-page-break/><text:span text:style-name="T216">J</text:span><text:span text:style-name="T1">sou v </text:span><text:span text:style-name="T236">něm</text:span><text:span text:style-name="T1"> běžná kouzla a </text:span><text:span text:style-name="T217">kouzelné předměty.</text:span></text:p>
        </text:list-item>
        <text:list-item>
          <text:p text:style-name="P912"><text:span text:style-name="T254">Podobá se</text:span><text:span text:style-name="T233"> středověku nebo starověku.</text:span></text:p>
        </text:list-item>
      </text:list>
      <text:p text:style-name="P377"><text:span text:style-name="T233">V</text:span><text:span text:style-name="T1">šechno ostatní, jako třeba jaká j</text:span><text:span text:style-name="T233">sou v něm města a království </text:span><text:span text:style-name="T231">a</text:span><text:span text:style-name="T233"> kdo jim vládne, </text:span><text:span text:style-name="T1">nebo</text:span><text:span text:style-name="T233"> jaké mají </text:span><text:span text:style-name="T232">jejich </text:span><text:span text:style-name="T233">obyvatelé zvyky, tradice a historii, </text:span><text:span text:style-name="T1">je na vás.</text:span></text:p>
      <text:list xml:id="list3932246754" text:style-name="L8">
        <text:list-item>
          <text:p text:style-name="P913"><text:span text:style-name="T241">Můžete</text:span><text:span text:style-name="T1"> </text:span><text:span text:style-name="T238">použít nějaký existují svět, ať už určený přímo pro hraní Dračáku nebo jiného fantasy RPGčka, nebo se třeba inspirovat nějakým filmem nebo knihou.</text:span></text:p>
        </text:list-item>
        <text:list-item>
          <text:p text:style-name="P914"><text:span text:style-name="T246">Nebo si</text:span><text:span text:style-name="T1"> jej postupně sami vytvořit.</text:span></text:p>
        </text:list-item>
      </text:list>
      <text:p text:style-name="P408"><text:span text:style-name="T258">Pokud se </text:span><text:span text:style-name="T265">inspirujete</text:span><text:span text:style-name="T258"> knihou nebo filmem, v</text:span><text:span text:style-name="T260">áš herní svět nebude </text:span><text:span text:style-name="T266">úplně</text:span><text:span text:style-name="T260"> stejný, </text:span><text:span text:style-name="T258">protože </text:span><text:span text:style-name="T249">p</text:span><text:span text:style-name="T213">ostavy v Dračáku </text:span><text:span text:style-name="T258">umí</text:span><text:span text:style-name="T213"> kouzla a schopnosti, kter</text:span><text:span text:style-name="T262">é</text:span><text:span text:style-name="T213"> ve vámi zvoleném světě nemusí být a naopak. </text:span><text:span text:style-name="T258">To</text:span><text:span text:style-name="T260"> ale ničemu nevadí – ba právě naopak, vytvoříte tím vaši vlastní, jedinečnou kombinaci Dračáku a </text:span><text:span text:style-name="T259">vašeho oblíbeného</text:span><text:span text:style-name="T260"> světa.</text:span><text:span text:style-name="T250"><text:line-break/><text:tab/>Když se rozhodnete vytvořit si vlastní svět </text:span><text:span text:style-name="T261">úplně od základů</text:span><text:span text:style-name="T250">, v kapitole </text:span><text:span text:style-name="T106">Společná tvorba světa</text:span><text:span text:style-name="T250"> </text:span><text:span text:style-name="T176">&lt;TODO: odkaz&gt;</text:span><text:span text:style-name="T250"> najdete pár rad, jak na to.<text:line-break/><text:tab/></text:span><text:span text:style-name="T212">K </text:span><text:span text:style-name="T270">tomu, abys</text:span><text:span text:style-name="T214">te</text:span><text:span text:style-name="T270"> mohl</text:span><text:span text:style-name="T214">i začít</text:span><text:span text:style-name="T270"> </text:span><text:span text:style-name="T213">hrát</text:span><text:span text:style-name="T270">, nemusí</text:span><text:span text:style-name="T214">te </text:span><text:span text:style-name="T239">svůj herní svět</text:span><text:span text:style-name="T214"> </text:span><text:span text:style-name="T270">znát</text:span><text:span text:style-name="T234"> celý</text:span><text:span text:style-name="T270">. Stačí jen malý kousek, </text:span><text:span text:style-name="T228">kde</text:span><text:span text:style-name="T270"> se bude váš příběh odehrávat, třeba jedna vesnice a její okolí. </text:span><text:span text:style-name="T215">Při svých výpravách za dobrodružstvím pak bude</text:span><text:span text:style-name="T240">te</text:span><text:span text:style-name="T215"> postupně poznávat nové kraje, jejich obyvatele a zajímavá místa</text:span><text:span text:style-name="T213">.</text:span></text:p>
      <text:h text:style-name="Heading_20_3" text:outline-level="3"><text:span text:style-name="T245">Vaše p</text:span><text:span text:style-name="T1">ostavy</text:span></text:h>
      <text:p text:style-name="P412"><text:span text:style-name="T271">Vaše p</text:span><text:span text:style-name="T255">ostavy </text:span><text:span text:style-name="T262">budou</text:span><text:span text:style-name="T218"> </text:span><text:span text:style-name="T223">už od začátku</text:span><text:span text:style-name="T255"> zdatné v boji, ať už zbraněmi nebo kouzly, </text:span><text:span text:style-name="T262">dokáží přežít</text:span><text:span text:style-name="T218"> v nebezpečn</text:span><text:span text:style-name="T223">é</text:span><text:span text:style-name="T218"> divočině </text:span><text:span text:style-name="T226">a</text:span><text:span text:style-name="T218"> prozkoumávat ztracené ruiny plné dávno zapomenutých pokladů, tajemství, nástrah a kouzel. </text:span><text:span text:style-name="T223">P</text:span><text:span text:style-name="T222">ostupně</text:span><text:span text:style-name="T223"> budou získávat </text:span><text:span text:style-name="T242">nové</text:span><text:span text:style-name="T223"> schopnosti a magické předměty, až</text:span><text:span text:style-name="T222"> se z nich stanou mocní mágové </text:span><text:span text:style-name="T267">či </text:span><text:span text:style-name="T242">zkušení</text:span><text:span text:style-name="T222"> válečníci a budou schopny ovlivňovat významné události ve vašem herním svě</text:span><text:soft-page-break/><text:span text:style-name="T222">tě.</text:span><text:span text:style-name="T256"><text:line-break/><text:tab/>Obvyklé je</text:span><text:span text:style-name="T263"> začít jako</text:span><text:span text:style-name="T256"> </text:span><text:span text:style-name="T229">skupin</text:span><text:span text:style-name="T263">a</text:span><text:span text:style-name="T229"> dobrodruhů</text:span><text:span text:style-name="T219">, kteří se vydávají na </text:span><text:span text:style-name="T256">průzkum opuštěného podzemí</text:span><text:span text:style-name="T219"> v touze po </text:span><text:span text:style-name="T243">moci a</text:span><text:span text:style-name="T219"> pokladech, </text:span><text:span text:style-name="T221">a postupně se proprac</text:span><text:span text:style-name="T227">ují</text:span><text:span text:style-name="T221"> k vlastním cílům a zájmům.</text:span><text:span text:style-name="T219"> </text:span><text:span text:style-name="T229">M</text:span><text:span text:style-name="T223">ůžete </text:span><text:span text:style-name="T229">ale </text:span><text:span text:style-name="T230">hrát</text:span><text:span text:style-name="T220"> </text:span><text:span text:style-name="T257">také </text:span><text:span text:style-name="T220">t</text:span><text:span text:style-name="T244">řeba </text:span><text:span text:style-name="T220">agent</text:span><text:span text:style-name="T230">y</text:span><text:span text:style-name="T220"> ve službách krále či </text:span><text:span text:style-name="T224">význam</text:span><text:span text:style-name="T225">n</text:span><text:span text:style-name="T224">ého</text:span><text:span text:style-name="T220"> šlechtice,</text:span><text:span text:style-name="T225"> </text:span><text:span text:style-name="T221">průzkumní</text:span><text:span text:style-name="T230">ky</text:span><text:span text:style-name="T221"> a dobyvatel</text:span><text:span text:style-name="T230">e</text:span><text:span text:style-name="T221"> nově objeveného kontinentu, </text:span><text:span text:style-name="T229">nebo </text:span><text:span text:style-name="T230">cokoliv jiného</text:span><text:span text:style-name="T248"> </text:span><text:span text:style-name="T257">vás napadne</text:span><text:span text:style-name="T229">.<text:line-break/><text:tab/></text:span><text:span text:style-name="T272">Až se domluvíte </text:span><text:span text:style-name="T40">jakou skupinu chcete hrát</text:span><text:span text:style-name="T272">, pokračujte tvorbou jednotlivých postav podle kapitoly </text:span><text:span text:style-name="T107">Tvoje postava</text:span><text:span text:style-name="T272"> </text:span><text:span text:style-name="T177">&lt;ODKAZ&gt;.</text:span></text:p>
      <text:h text:style-name="P748" text:outline-level="3">Domluva o příběhové imunitě</text:h>
      <text:p text:style-name="P416"><text:span text:style-name="T1768">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294">Hraní s příběhovou imunitou</text:span><text:span text:style-name="T1768"> </text:span><text:span text:style-name="T1168">&lt;</text:span><text:span text:style-name="T782">ODKAZ</text:span><text:span text:style-name="T1168">&gt;</text:span><text:span text:style-name="T1768"> a </text:span><text:span text:style-name="T1294">Hraní bez příběhové imunity</text:span><text:span text:style-name="T1768"> </text:span><text:span text:style-name="T1168">&lt;</text:span><text:span text:style-name="T782">ODKAZ</text:span><text:span text:style-name="T1168">&gt;</text:span><text:span text:style-name="T1768">.<text:line-break/><text:tab/>Pokud nevíte, co si máte vybrat, nebo se nemůžete dohodnout, hrajte s příběhovou imunitou.</text:span></text:p>
      <text:h text:style-name="P738" text:outline-level="1"><text:bookmark-start text:name="__RefHeading___Toc21875_1991418811"/>Tvoje postava<text:bookmark-end text:name="__RefHeading___Toc21875_1991418811"/></text:h>
      <text:p text:style-name="P340"><text:span text:style-name="T1681">Pokud ses rozhodl hrát za jednu z postav</text:span>, musíš si <text:span text:style-name="T1688">ji</text:span> <text:span text:style-name="T1681">nejprve vytvořit</text:span>.</text:p>
      <text:h text:style-name="P698" text:outline-level="2"><text:bookmark-start text:name="__RefHeading___Toc12788_4230435934"/>Vlastnosti<text:bookmark-end text:name="__RefHeading___Toc12788_4230435934"/></text:h>
      <text:p text:style-name="P281">Tvoji postavu popisují tři <text:span text:style-name="T1548">vlastnosti</text:span>:</text:p>
      <text:p text:style-name="P284">Síla</text:p>
      <text:list xml:id="list800241197" text:style-name="L9">
        <text:list-item>
          <text:p text:style-name="P915">Síla představuje tvou hrubou, fyzickou sílu, ale také výdrž, schopnost odolávat jedům, zranění a nepříznivým podmínkám a schopnost bojovat v těžké zbroji a s těžkými zbraněmi.</text:p>
        </text:list-item>
      </text:list>
      <text:p text:style-name="P282">Finesa</text:p>
      <text:list xml:id="list2958599713" text:style-name="L10">
        <text:list-item>
          <text:p text:style-name="P916">Finesa představuje tvou mrštnost, hbitost a šikovnost, ale také postřeh, přesnost, výřečnost a vystupování. Hraje roli zejména při střelbě, při uhýbání před pastmi a útoky nepřátel a také při plížení.</text:p>
        </text:list-item>
      </text:list>
      <text:p text:style-name="P283">Duše</text:p>
      <text:list xml:id="list1097806588" text:style-name="L11">
        <text:list-item>
          <text:p text:style-name="P917"><text:span text:style-name="T754">Duše představuje odolnost proti</text:span><text:span text:style-name="T291"> </text:span><text:span text:style-name="T750">magii</text:span><text:span text:style-name="T291"> působící na </text:span><text:span text:style-name="T751">m</text:span><text:span text:style-name="T291">ysl </text:span><text:span text:style-name="T752">nebo duši </text:span><text:span text:style-name="T753">a útokům </text:span><text:span text:style-name="T756">duchů a jiných nehmotných bytostí.</text:span><text:span text:style-name="T755"> </text:span><text:span text:style-name="T784">U</text:span><text:span text:style-name="T755">rčuje také sílu </text:span><text:span text:style-name="T784">všech</text:span><text:span text:style-name="T755"> tvých kouzel, </text:span><text:span text:style-name="T756">ať už je sesíláš sám, nebo pomocí hůlek, prstenů či jiných kouzelných předmětů</text:span><text:span text:style-name="T755">.</text:span></text:p>
        </text:list-item>
      </text:list>
      <text:p text:style-name="P52">Abys mohl určit hodnoty vlastností své postavy, musíš si nejprve zvolit rasu a povolání.</text:p>
      <text:h text:style-name="Heading_20_2" text:outline-level="2"><text:bookmark-start text:name="__RefHeading___Toc21879_1991418811"/><text:soft-page-break/>Ras<text:span text:style-name="T1687">a tvé postavy</text:span><text:bookmark-end text:name="__RefHeading___Toc21879_1991418811"/></text:h>
      <text:p text:style-name="P341"><text:span text:style-name="T1681">Příběhy Dračáku se odehrávají ve fantastickém světě, takže</text:span> tvoje postava nemusí být pouze člověk. <text:span text:style-name="T1682">Můžeš si vybrat, jestli jsi člověk, barbar, hobit, kudůk, elf, trpaslík nebo kroll.</text:span><text:line-break/><text:tab/>Rasu je <text:span text:style-name="T168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683">neobratného</text:span>, <text:span text:style-name="T1682">ale</text:span> zato silného zloděje.<text:line-break/><text:tab/>Pečlivě si proto přečti následující stránky, <text:span text:style-name="T1685">kde</text:span> najdeš charakteristiky jednotlivých ras, <text:span text:style-name="T1686">včetně toho, v jakém rozsahu se mohou pohybovat jejich hodnoty vlastností. Projdi si také popis jednotlivých povolání v následující kapitole.</text:span> Potom zvaž, jaká <text:span text:style-name="T1689">kombinace</text:span> ras<text:span text:style-name="T1689">y a povolání ti bude nejvíce</text:span> vyhovova<text:span text:style-name="T1689">t</text:span>.</text:p>
      <text:h text:style-name="P749" text:outline-level="3">Člověk</text:h>
      <text:p text:style-name="Text_20_body"><text:span text:style-name="T500">VELIKOST: 6<text:line-break/></text:span><text:span text:style-name="T499">VLASTNOSTI: Síla 1-3, Finesa 1-3, Duše 1-3 </text:span><text:span text:style-name="T501"><text:line-break/></text:span><text:span text:style-name="T502">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00"><text:soft-page-break/>Všestrannost</text:p>
      <text:p text:style-name="P156">Jako člověk si můžeš <text:span text:style-name="T1222">vybrat jednu z následujících schopností, i když nemáš příslušné povolání:</text:span></text:p>
      <text:list xml:id="list3778518760" text:style-name="L12">
        <text:list-item>
          <text:p text:style-name="P918"><text:span text:style-name="T1223">Od válečníka: </text:span><text:span text:style-name="T810">Zastrašení, Útok na dva cíle, Ochránce</text:span></text:p>
        </text:list-item>
        <text:list-item>
          <text:p text:style-name="P918"><text:span text:style-name="T1223">Od hraničáře: </text:span><text:span text:style-name="T810">Pouto se zvířetem, Mluvení se zvířaty</text:span></text:p>
        </text:list-item>
        <text:list-item>
          <text:p text:style-name="P918"><text:span text:style-name="T1223">Od zloděje: </text:span><text:span text:style-name="T810">Získání důvěry, Bezpečný dopad, Obří skoky, Chytání střel</text:span></text:p>
        </text:list-item>
      </text:list>
      <text:p text:style-name="P236">Tuto schopnost budeš mít navíc k těm, které získáš díky svému povolání.</text:p>
      <text:h text:style-name="Heading_20_4" text:outline-level="4">Barbar</text:h>
      <text:p text:style-name="P342"><text:span text:style-name="T500">VELIKOST: 6<text:line-break/>VLASTNOSTI: Síla 2-3, Finesa 1-3, Duše 1-3</text:span><text:span text:style-name="T501"><text:line-break/></text:span><text:span text:style-name="T502">SCHOPNOST: Všestrannost (stejně jako ostatní lidé)</text:span></text:p>
      <text:p text:style-name="P343"><text:span text:style-name="T502">T</text:span><text:span text:style-name="T499">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749" text:outline-level="3">Hobit</text:h>
      <text:p text:style-name="P5"><text:span text:style-name="T500">VELIKOST: </text:span><text:span text:style-name="T503">5</text:span><text:span text:style-name="T500"><text:line-break/>VLASTNOSTI: </text:span><text:span text:style-name="T505">Síla 1-2, Finesa 2-3, Duše 1-3</text:span><text:span text:style-name="T501"><text:line-break/></text:span><text:span text:style-name="T502">SCHOPNOST: </text:span><text:span text:style-name="T503">Vytříbená chuť a čich</text:span></text:p>
      <text:p text:style-name="P5"><text:span text:style-name="T503">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3">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065">to </text:span>díky tomu známí labužníci a velcí znalci různých nápojů, pokrmů a jiných poživatin, ale dává jim to výhodu i na dobrodružných výpravách: Neumí sice stopovat tak dobře jako psi, ale dokáží <text:span text:style-name="T1066">například</text:span> čich<text:span text:style-name="T1066">em poznat převlečenou osobu</text:span> a pouhým ochutnáním odhalí přítomnost jedů <text:span text:style-name="T1067">nebo jiných nežádoucích přísad</text:span>.</text:p>
      <text:h text:style-name="P750" text:outline-level="3">Kudůk</text:h>
      <text:p text:style-name="P7"><text:span text:style-name="T500">VELIKOST: </text:span><text:span text:style-name="T503">5</text:span><text:span text:style-name="T500"><text:line-break/>VLASTNOSTI: </text:span><text:span text:style-name="T506">Síla 1-2, Finesa 2-3, Duše 1-3</text:span><text:span text:style-name="T501"><text:line-break/></text:span><text:span text:style-name="T502">SCHOPNOST: </text:span><text:span text:style-name="T503">Vytříbená chuť a čich </text:span><text:span text:style-name="T504">(jako hobit)</text:span></text:p>
      <text:p text:style-name="P344"><text:span text:style-name="T504">/</text:span><text:span text:style-name="T674">* </text:span><text:span text:style-name="T504">T</text:span><text:span text:style-name="T499">ODO: </text:span><text:span text:style-name="T672">Ideálně u</text:span><text:span text:style-name="T499">nikátní raciálka. </text:span><text:span text:style-name="T673">Možná dát přece jen hobitům „čich“ z DrD a kudůkům nechat vylepšení smyslů? Bude se to pak ale plést... </text:span><text:span text:style-name="T716">Šlo by ale hobití „čich“ pojmenovat „šestý smysl“.</text:span><text:span text:style-name="T673"> </text:span><text:span text:style-name="T674">*/</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751" text:outline-level="3">Elf</text:h>
      <text:p text:style-name="P8"><text:span text:style-name="T500">VELIKOST: </text:span><text:span text:style-name="T507">6</text:span><text:span text:style-name="T500"><text:line-break/>VLASTNOSTI: Síla 1-2, Finesa 2-3, Duše 2-3</text:span><text:span text:style-name="T506"><text:line-break/></text:span><text:span text:style-name="T502">SCHOPNOST: </text:span><text:span text:style-name="T509">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8">O</text:span><text:span text:style-name="T499">strý zrak</text:span></text:p>
      <text:p text:style-name="P9"><text:span text:style-name="T499">Elfové mají ostřejší a citlivější zrak než ostatní rasy. Vidí dobře i za šera (ale ne v naprosté tmě) a rozeznají detaily </text:span><text:span text:style-name="T510">i </text:span><text:span text:style-name="T499">na v</text:span><text:span text:style-name="T510">elkou</text:span><text:span text:style-name="T499"> vzdálenost.</text:span></text:p>
      <text:h text:style-name="P751" text:outline-level="3">Trpaslík</text:h>
      <text:p text:style-name="P10"><text:span text:style-name="T500">VELIKOST: </text:span><text:span text:style-name="T507">6</text:span><text:span text:style-name="T500"><text:line-break/>VLASTNOSTI: Síla 2-3, Finesa 1-2, Duše 1-3</text:span><text:span text:style-name="T506"><text:line-break/></text:span><text:span text:style-name="T502">SCHOPNOST: </text:span><text:span text:style-name="T511">Infravidění</text:span></text:p>
      <text:p text:style-name="P10"><text:span text:style-name="T511">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1">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068">I v naprosté tmě tedy například uvidí teplokrevné tvory. Nedokáží ale rozeznat barvy ani detaily, nevidí skrz překážky a pokud má v podzemí všechno stejnou teplotu, musí tápat stejně jako všichni ostatní.</text:span></text:p>
      <text:h text:style-name="P751"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1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10">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27">Nyní, když víš, zda ses narodil jako sličný elf, robustní trpaslík nebo urostlý barbar, přišel čas vybrat <text:span text:style-name="T1776">si</text:span> dobrodružné povolání. <text:span text:style-name="T1821">Na výběr máš z těchto možností: válečník, hraničář, alchymista, kouzelník, zloděj a druid.<text:line-break/></text:span><text:tab/><text:span text:style-name="T178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7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45">Příklad:</text:p>
      <text:p text:style-name="P637"><text:span text:style-name="T1280">Pán jeskyně:</text:span> „<text:span text:style-name="T1798">Máte už rozmyšleno, jaké si kdo vezmete postavy?</text:span>“</text:p>
      <text:p text:style-name="P636"><text:span text:style-name="T1296">Pavel</text:span><text:span text:style-name="T1280">:</text:span> „Já <text:span text:style-name="T1798">jdu rozhodně do válečníka, chci si pořádně zafajtit. Samozřejmě trpaslík.“</text:span></text:p>
      <text:p text:style-name="P636"><text:span text:style-name="T1296">Katka</text:span><text:span text:style-name="T1280">:</text:span> „<text:span text:style-name="T1798">Mě láká hraničář. Asi to bude elfka.“</text:span></text:p>
      <text:p text:style-name="P636"><text:span text:style-name="T1296">Jana</text:span><text:span text:style-name="T1280">:</text:span> „<text:span text:style-name="T1798">Já jsem uvažovala o hraničářovi nebo kouzelníkovi. Takže jsi mi usnadnila rozhodování, udělám si kouzelníka. S rasou si nejsem jistá. Na hraničáře by se mi líbila hobitka, ale ke kouzelníkovi mi to nesedí. Asi budu člověk.“</text:span></text:p>
      <text:h text:style-name="P755" text:outline-level="3"><text:soft-page-break/>Válečník</text:h>
      <text:p text:style-name="P345"><text:span text:style-name="T715">POŽADAVKY</text:span><text:span text:style-name="T500">: </text:span><text:span text:style-name="T501">Síla</text:span><text:span text:style-name="T715"> alespoň</text:span><text:span text:style-name="T501"> 2</text:span></text:p>
      <text:p text:style-name="P29">Válečník je silný a houževnatý. <text:span text:style-name="T1676">Obvykle bojuje těžkými zbraněmi a nosí těžkou zbroj a v boji tedy hodně vydrží a dokáže rozdávat tvrdé rány</text:span>. <text:span text:style-name="T1694">Jako jediný také boj a zbraně skutečně studuje a dokáže skupinu dovést k vítězství i ve zdánlivě beznadějných situacích.</text:span> A vzhledem k tomu, že bitvy a souboje jsou <text:span text:style-name="T1692">pro hrdiny</text:span> v Drač<text:span text:style-name="T1690">áku</text:span> <text:span text:style-name="T1692">takřka denním chlebem</text:span>, <text:span text:style-name="T1691">družina bez válečníka to bude mít hodně těžké</text:span>.</text:p>
      <text:h text:style-name="P755" text:outline-level="3">Hraničář</text:h>
      <text:p text:style-name="P410"><text:span text:style-name="T715">POŽADAVKY</text:span><text:span text:style-name="T500">: </text:span><text:span text:style-name="T670">Finesa </text:span><text:span text:style-name="T715">alespoň</text:span><text:span text:style-name="T501"> 2</text:span></text:p>
      <text:p text:style-name="P30">Hraničář <text:span text:style-name="T1970">z</text:span>ná přírodu a tvory, kteří ji obývají, a umí svých znalostí využívat. <text:span text:style-name="T1693">Nesoustředí se sice jen na trénink a studium boje</text:span>, ale <text:span text:style-name="T1693">v případě potřeby dokáže stát</text:span> po boku válečníka, <text:span text:style-name="T1693">nebo jej podporovat přesnými ranami z luku nebo kuše</text:span>.<text:line-break/><text:tab/>Hraničáři <text:span text:style-name="T1693">nejčastěji provádí výpravy nebezpečnou divočinou, případně</text:span> střeží stezky a pomáhají těm, kdo pomoc potřebují. Proto jsou takřka všude vítanými hosty. <text:span text:style-name="T169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55" text:outline-level="3">Alchymista</text:h>
      <text:p text:style-name="P410"><text:span text:style-name="T715">POŽADAVKY</text:span><text:span text:style-name="T500">: </text:span><text:span text:style-name="T670">Finesa </text:span><text:span text:style-name="T715">alespoň</text:span><text:span text:style-name="T501"> 2</text:span></text:p>
      <text:p text:style-name="P29"><text:soft-page-break/>Alchymista je šikovný a leccos vydrží. Zabývá se výrobou lektvarů, <text:span text:style-name="T169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696">takový</text:span> strach. Přesto mají svým způsobem mnohem důvěrnější vztah k magenergii než jiná povolání nadaná schopností kouzlit.<text:line-break/><text:tab/>Alchymistovy <text:span text:style-name="T1697">lektvary a kouzelné</text:span> předměty mohou být užitečné v mnoha různých situacích. Jejich účinky se často liší od účinků kouzelníkových kouzel a žádná družina neprodělá, když bude mít alchymistu ve svém středu.</text:p>
      <text:h text:style-name="P755" text:outline-level="3">Kouzelník</text:h>
      <text:p text:style-name="P410"><text:span text:style-name="T715">POŽADAVKY</text:span><text:span text:style-name="T500">: </text:span><text:span text:style-name="T670">Duše </text:span><text:span text:style-name="T715">alespoň</text:span><text:span text:style-name="T501">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67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752" text:outline-level="3"><text:soft-page-break/>Zloděj</text:h>
      <text:p text:style-name="P410"><text:span text:style-name="T715">POŽADAVKY</text:span><text:span text:style-name="T500">: </text:span><text:span text:style-name="T671">Finesa </text:span><text:span text:style-name="T715">alespoň</text:span><text:span text:style-name="T501"> 2</text:span></text:p>
      <text:p text:style-name="P411"><text:span text:style-name="T49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75">S</text:span><text:span text:style-name="T499">vé řemeslo </text:span><text:span text:style-name="T675">studují</text:span><text:span text:style-name="T499"> v obávaném zlodějském cechu a prostí lidé si vyprávějí bájné zkazky o jejich umění. O zlodějích, kteří pronikli do přísně střežených pevností nebo zakletých hrobek a ukradli královské poklady, </text:span><text:span text:style-name="T676">nebo</text:span><text:span text:style-name="T49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7">odhalovat</text:span><text:span text:style-name="T499"> tajné vchody či skrýše je nenahraditelné při průzkumu opuštěných hradů či podzemních komplexů a činí z nich žádané členy každé družiny.</text:span></text:p>
      <text:h text:style-name="P753" text:outline-level="3">Druid</text:h>
      <text:p text:style-name="P410"><text:span text:style-name="T715">POŽADAVKY</text:span><text:span text:style-name="T500">: </text:span><text:span text:style-name="T723">Duše</text:span><text:span text:style-name="T671"> </text:span><text:span text:style-name="T715">alespoň</text:span><text:span text:style-name="T501"> 2</text:span></text:p>
      <text:p text:style-name="P1233"><text:span text:style-name="T499">Druid je </text:span><text:span text:style-name="T718">kněz</text:span><text:span text:style-name="T499"> a přírodní čaroděj. </text:span><text:span text:style-name="T718">Jeho kouzla pracují s živými tvory a rostlinami – dokáže se dívat očima ptáků a zvířat, přimět rostliny růst před očima a také se v různá zvířata měnit. Podobně jako hraničář </text:span><text:span text:style-name="T720">zná léčivé byliny a</text:span><text:span text:style-name="T718"> ovládá </text:span><text:span text:style-name="T720">hojivá</text:span><text:span text:style-name="T718"> kouzla a asi není třeba říkat, že rozzuřený medvěd nebo vlk může být vítaným pomocníkem v boji.<text:line-break/><text:tab/></text:span><text:span text:style-name="T724">S</text:span><text:span text:style-name="T719">vé tajné umění </text:span><text:span text:style-name="T724">druidi</text:span><text:span text:style-name="T719"> studují hluboko v lesích, rozhodně to ale nejsou žádní divoši či poustevníci. </text:span><text:span text:style-name="T722">Mají hluboké znalosti </text:span><text:span text:style-name="T726">místní</text:span><text:span text:style-name="T722"> historie, politiky, astronomie a dalších věd, předávané z generace na </text:span><text:soft-page-break/><text:span text:style-name="T722">generaci.</text:span><text:span text:style-name="T719"> </text:span><text:span text:style-name="T720">Jejich posláním je provádět obřady a pomáhat obyčejným lidem. </text:span><text:span text:style-name="T725">Mezi nimi</text:span><text:span text:style-name="T720"> se těší značné vážnosti: Jsou známé </text:span><text:span text:style-name="T721">případy</text:span><text:span text:style-name="T720">, kdy </text:span><text:span text:style-name="T722">kmenoví náčelníci na přání druidů ukončili probíhající bitvu a rozešli se v míru.</text:span></text:p>
      <text:h text:style-name="P735" text:outline-level="2">Minulost</text:h>
      <text:p text:style-name="P1234">Tvoje postava <text:span text:style-name="T1738">někým byla a něco zažila</text:span> už předtím, než se vydala na svou první dobrodružnou výpravu. <text:span text:style-name="T1785">Musela se zřejmě někde naučit</text:span> své povolání, možná <text:span text:style-name="T1785">se jí už i stalo</text:span> něco zajímavého. <text:span text:style-name="T1792">Podobně jako u tvorby světa ale ani svou minulost nepotřebuješ znát hned celou – stačí vždycky jen malá část, která se týká aktuálního příběhu.</text:span></text:p>
      <text:h text:style-name="P794" text:outline-level="3"><text:span text:style-name="T1857">Hraj</text:span> postavu, která má co ztratit</text:h>
      <text:p text:style-name="P123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876">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794" text:outline-level="3">Vytv<text:span text:style-name="T1793">oření</text:span> minulosti <text:span text:style-name="T1795">do začátku</text:span></text:h>
      <text:p text:style-name="P1236">Až bude mít Pán jeskyně představu, jak váš příběh začne, zeptá se vás na pár věcí, které s tím nějak souvisí.</text:p>
      <text:p text:style-name="P747">Příklad:</text:p>
      <text:p text:style-name="P850"><text:span text:style-name="T1280">Pán jeskyně:</text:span> „Kdo z vás zná starýho druida Bělovouse <text:span text:style-name="T1823">ze</text:span> Zálesí?“</text:p>
      <text:p text:style-name="P850"><text:soft-page-break/><text:span text:style-name="T1280">Katka:</text:span> „Já jsem hraničářka, takže s druidem bych se znát mohla. Možná mě učil <text:span text:style-name="T1801">znát</text:span> léčivé byliny?“</text:p>
      <text:p text:style-name="P850"><text:span text:style-name="T1280">Pán jeskyně:</text:span> „Jasně, to dává smysl.“</text:p>
      <text:p text:style-name="P850"><text:span text:style-name="T1280">Jana:</text:span> „Co je zač Zálesí, nějaká vesnice na kraji velkého lesa?“</text:p>
      <text:p text:style-name="P850"><text:span text:style-name="T1280">Pán jeskyně:</text:span> „Asi jo, zatím mě napadlo jen to jméno.“</text:p>
      <text:p text:style-name="P850"><text:span text:style-name="T1280">Jana:</text:span> „Tak to ho asi znát nebudu, Kara určitě studovala magii ve městě.“</text:p>
      <text:p text:style-name="P850"><text:span text:style-name="T1280">Katka:</text:span> „<text:span text:style-name="T1802">Naria se nejspíš v nějaké vesnici</text:span> na kraji velkého lesa <text:span text:style-name="T1802">narodila. Může to být klidně Zálesí.</text:span>“</text:p>
      <text:p text:style-name="P850"><text:span text:style-name="T1295">Pavel</text:span><text:span text:style-name="T1280">:</text:span> „<text:span text:style-name="T179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50"><text:span text:style-name="T1280">Katka:</text:span> „Tak že bychom byli všichni ze <text:span text:style-name="T1803">Z</text:span>álesí? <text:span text:style-name="T1824">Já jsem sice</text:span> odešla studovat do města, ale jako úplně malá <text:span text:style-name="T1804">jsme</text:span> si mohla klidně hrát s váma.“</text:p>
      <text:p text:style-name="P850"><text:span text:style-name="T1280">Pán jeskyně:</text:span> „<text:span text:style-name="T1797">To zní dobře. Jste všichni pro?</text:span>“</text:p>
      <text:p text:style-name="P1237">V tomto krátkém rozhovoru hráči <text:span text:style-name="T1806">vy</text:span>tvořili část minulosti svých postav, ale také část herního světa. <text:span text:style-name="T180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757" text:outline-level="3">Detailní minulost</text:h>
      <text:p text:style-name="P1234"><text:span text:style-name="T1736">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736">jim. </text:span><text:span text:style-name="T268">Hru totiž chcete hrát </text:span><text:span text:style-name="T269">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794" text:outline-level="3">Vytvoř si aktivní postavu</text:h>
      <text:p text:style-name="P922">Pasivní postavy jsou nudné a ostatní hráče by navíc začalo brzo otravovat, když by tě museli pořád k něčemu přemlouvat. Proč je tvoje postava aktivní, je na tobě:</text:p>
      <text:list xml:id="list3653807416" text:style-name="L16">
        <text:list-item>
          <text:p text:style-name="P920">Může být třeba zvědavá.</text:p>
        </text:list-item>
        <text:list-item>
          <text:p text:style-name="P920">Možná chce jít ostatním příkladem.</text:p>
        </text:list-item>
        <text:list-item>
          <text:p text:style-name="P920">Možná má ráda adrenalin.</text:p>
        </text:list-item>
        <text:list-item>
          <text:p text:style-name="P920">Možná chce něco zažít nebo cestovat.</text:p>
        </text:list-item>
        <text:list-item>
          <text:p text:style-name="P920">Možná chce zbohatnout a je ochotná pro to něco dělat.</text:p>
        </text:list-item>
        <text:list-item>
          <text:p text:style-name="P920">Dost možná prostě nerada jen tak stojí a nic nedělá.</text:p>
        </text:list-item>
      </text:list>
      <text:h text:style-name="P794" text:outline-level="3">Vytvoř si důvod<text:span text:style-name="T1856">y,</text:span> proč <text:span text:style-name="T1856">jsi ochoten</text:span> riskovat</text:h>
      <text:p text:style-name="P922">Rozmysli si, <text:span text:style-name="T1873">proč</text:span> bude tvá postava ochotna <text:span text:style-name="T1872">podstoupit nebezpečí</text:span>. Může <text:span text:style-name="T1873">k tomu mít klidně i více důvodů. Zde je pár příkladů:</text:span></text:p>
      <text:list xml:id="list1157646511" text:style-name="L124">
        <text:list-item>
          <text:p text:style-name="P921">Pro přátele.</text:p>
        </text:list-item>
        <text:list-item>
          <text:p text:style-name="P921">Za peníze.</text:p>
        </text:list-item>
        <text:list-item>
          <text:p text:style-name="P921">Pro krále nebo království.</text:p>
        </text:list-item>
        <text:list-item>
          <text:p text:style-name="P921">Aby se ukázala před ostatními.</text:p>
        </text:list-item>
        <text:list-item>
          <text:p text:style-name="P923">Aby si dokázala, že na to má.</text:p>
        </text:list-item>
        <text:list-item>
          <text:p text:style-name="P921"><text:soft-page-break/>Když někdo urazí její čest.</text:p>
        </text:list-item>
        <text:list-item>
          <text:p text:style-name="P921">Když někdo ubližuje slabším.</text:p>
        </text:list-item>
        <text:list-item>
          <text:p text:style-name="P924">Má nějaký dlouhodobý cíl a potřebuje prostředky na jeho dosažení.</text:p>
        </text:list-item>
      </text:list>
      <text:h text:style-name="P794" text:outline-level="3">Netvoř sólistu ani samotáře</text:h>
      <text:p text:style-name="P1235">Povolání jsou záměrně vytvořena tak, aby se vzájemně doplňovala a různorodá skupina měla víc možností. Důvodem k tomu je, aby každý <text:span text:style-name="T1874">z vás</text:span> měl <text:span text:style-name="T1874">při hře</text:span> čím přispět. Ze stejného důvodu není dobrý nápad vytvořit si postavu, která všechno zvládne sama a nikoho nepotřebuje. <text:span text:style-name="T1858">Někdo takový by ostatně nejspíš vůbec neměl důvod přidávat se k nějaké skupině.</text:span></text:p>
      <text:list xml:id="list2726898555" text:style-name="L125">
        <text:list-item>
          <text:p text:style-name="P925">Tvoje postava by měla být zvyklá spolupracovat.</text:p>
        </text:list-item>
        <text:list-item>
          <text:p text:style-name="P925">Měla by být ochotna spolehnout se na ostatní a důvěřovat <text:span text:style-name="T1875">jim</text:span>.</text:p>
        </text:list-item>
      </text:list>
      <text:h text:style-name="P735" text:outline-level="2"><text:bookmark-start text:name="__RefHeading___Toc12798_4230435934"/>Rysy<text:bookmark-end text:name="__RefHeading___Toc12798_4230435934"/></text:h>
      <text:p text:style-name="P1238">/<text:span text:style-name="T1552">* Experimentální pravidlo. Nutno důkladně otestovat. Možná bude zrušeno. */</text:span></text:p>
      <text:list xml:id="list1347966615" text:style-name="L126">
        <text:list-item>
          <text:p text:style-name="P926">Maska na tváři</text:p>
        </text:list-item>
        <text:list-item>
          <text:p text:style-name="P927">Páska přes oko</text:p>
        </text:list-item>
        <text:list-item>
          <text:p text:style-name="P927">Zavalitý</text:p>
        </text:list-item>
        <text:list-item>
          <text:p text:style-name="P927">Hrbatý</text:p>
        </text:list-item>
        <text:list-item>
          <text:p text:style-name="P928">Vždy hladový</text:p>
        </text:list-item>
        <text:list-item>
          <text:p text:style-name="P927">Vysoký</text:p>
        </text:list-item>
        <text:list-item>
          <text:p text:style-name="P929"><text:soft-page-break/>Malý</text:p>
        </text:list-item>
        <text:list-item>
          <text:p text:style-name="P927">Jizvy od popálenin</text:p>
        </text:list-item>
        <text:list-item>
          <text:p text:style-name="P927">Jizvy z boje</text:p>
        </text:list-item>
        <text:list-item>
          <text:p text:style-name="P927">Albín</text:p>
        </text:list-item>
        <text:list-item>
          <text:p text:style-name="P927">Zlomený nos</text:p>
        </text:list-item>
        <text:list-item>
          <text:p text:style-name="P927">Chybějící prst</text:p>
        </text:list-item>
        <text:list-item>
          <text:p text:style-name="P930">Chybějící ucho</text:p>
        </text:list-item>
        <text:list-item>
          <text:p text:style-name="P931">Holohlavý</text:p>
        </text:list-item>
        <text:list-item>
          <text:p text:style-name="P927">Rituální tetování</text:p>
        </text:list-item>
        <text:list-item>
          <text:p text:style-name="P927">Námořnické tetování</text:p>
        </text:list-item>
        <text:list-item>
          <text:p text:style-name="P927">Otrocký cejch</text:p>
        </text:list-item>
        <text:list-item>
          <text:p text:style-name="P927">Exotický přízvuk</text:p>
        </text:list-item>
        <text:list-item>
          <text:p text:style-name="P932">Ráčk<text:span text:style-name="T1549">uje</text:span></text:p>
        </text:list-item>
        <text:list-item>
          <text:p text:style-name="P933">Šišlá</text:p>
        </text:list-item>
        <text:list-item>
          <text:p text:style-name="P934">Veselý</text:p>
        </text:list-item>
        <text:list-item>
          <text:p text:style-name="P935">Strohý</text:p>
        </text:list-item>
        <text:list-item>
          <text:p text:style-name="P936">Všem vyká</text:p>
        </text:list-item>
        <text:list-item>
          <text:p text:style-name="P937">Sprostý</text:p>
        </text:list-item>
        <text:list-item>
          <text:p text:style-name="P937">Květnatá mluva</text:p>
        </text:list-item>
        <text:list-item>
          <text:p text:style-name="P938">Flegmati<text:span text:style-name="T1550">cký</text:span></text:p>
        </text:list-item>
        <text:list-item>
          <text:p text:style-name="P939">Vznětlivý</text:p>
        </text:list-item>
        <text:list-item>
          <text:p text:style-name="P940"><text:soft-page-break/>Paranoidní</text:p>
        </text:list-item>
        <text:list-item>
          <text:p text:style-name="P941">Pomstychtivý</text:p>
        </text:list-item>
        <text:list-item>
          <text:p text:style-name="P942">Odvážný</text:p>
        </text:list-item>
        <text:list-item>
          <text:p text:style-name="P943">Družný</text:p>
        </text:list-item>
        <text:list-item>
          <text:p text:style-name="P944">Vůdčí typ</text:p>
        </text:list-item>
        <text:list-item>
          <text:p text:style-name="P945">Mluví sám k sobě</text:p>
        </text:list-item>
        <text:list-item>
          <text:p text:style-name="P946">Svůdník</text:p>
        </text:list-item>
        <text:list-item>
          <text:p text:style-name="P947">Muž činu</text:p>
        </text:list-item>
        <text:list-item>
          <text:p text:style-name="P948">Přehnaně čistotný</text:p>
        </text:list-item>
        <text:list-item>
          <text:p text:style-name="P949">Černý humor</text:p>
        </text:list-item>
        <text:list-item>
          <text:p text:style-name="P950">Milovník alkoholu</text:p>
        </text:list-item>
        <text:list-item>
          <text:p text:style-name="P951">Gurmán a skvělý kuchař</text:p>
        </text:list-item>
        <text:list-item>
          <text:p text:style-name="P952">Zvědavý</text:p>
        </text:list-item>
        <text:list-item>
          <text:p text:style-name="P953">Nenechá <text:span text:style-name="T1551">přítele</text:span> ve štychu</text:p>
        </text:list-item>
        <text:list-item>
          <text:p text:style-name="P954"><text:span text:style-name="T722">Ztratil víru</text:span></text:p>
        </text:list-item>
      </text:list>
      <text:h text:style-name="P699" text:outline-level="2"><text:bookmark-start text:name="__RefHeading___Toc36196_611713307"/><text:span text:style-name="T1553">Určení v</text:span>lastnost<text:span text:style-name="T1553">í</text:span><text:bookmark-end text:name="__RefHeading___Toc36196_611713307"/></text:h>
      <text:p text:style-name="P346"><text:span text:style-name="Emphasis"><text:span text:style-name="T961">Pokud už víš, jakou budeš mít rasu a povolání, nastal čas rozhodnout o hodnotách tvých vlastností.<text:line-break/><text:tab/></text:span></text:span><text:span text:style-name="Emphasis"><text:span text:style-name="T908">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00">č</text:span></text:span><text:span text:style-name="Emphasis">á</text:span><text:span text:style-name="Emphasis"><text:span text:style-name="T120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47"><text:span text:style-name="T1971">Jestliže</text:span> <text:span text:style-name="T1702">se chystáš </text:span>hr<text:span text:style-name="T1702">át</text:span> Dračák poprvé, <text:span text:style-name="T1781">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03">a dej si Sílu 3</text:span>. Když by sis totiž vzal hobita, elfa nebo kudůka, mohl bys mít Sílu jenom 2 <text:span text:style-name="T1698">a</text:span> <text:span text:style-name="T1698">byl bys díky tomu citelně slabší v tom, co se od válečníka obvykle očekává.</text:span></text:p>
      <text:h text:style-name="P700" text:outline-level="2"><text:bookmark-start text:name="__RefHeading___Toc36198_611713307"/><text:span text:style-name="T1699">Určení p</text:span>očt<text:span text:style-name="T1822">u</text:span> životů<text:bookmark-end text:name="__RefHeading___Toc36198_611713307"/></text:h>
      <text:p text:style-name="P348">Počet životů udává, kolik zranění ustojíš, než budeš vyřazen z boje.</text:p>
      <text:list xml:id="list2267088724" text:style-name="L13">
        <text:list-item>
          <text:p text:style-name="P919">Tvůj počet životů je roven součtu Velikosti (tu najdeš v popisu své rasy) a Síly.</text:p>
        </text:list-item>
      </text:list>
      <text:p text:style-name="P417">Kdykoliv se v průběhu hry změní tvá Velikost nebo Síla, změní se spolu s tím také tvůj stávající i maximální počet životů (po změně budeš <text:span text:style-name="T1782">tedy</text:span> stále zraněn za stejný počet životů jako před ní).</text:p>
      <text:h text:style-name="P701"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712541677" text:style-name="L14">
        <text:list-item>
          <text:p text:style-name="P865"><text:span text:style-name="T1783">Základní</text:span>: první a druhá</text:p>
        </text:list-item>
        <text:list-item>
          <text:p text:style-name="P865">Pokročilé: třetí až šestá</text:p>
        </text:list-item>
        <text:list-item>
          <text:p text:style-name="P865">Mistrovské: <text:span text:style-name="T1749">s</text:span>edmá a vyšší</text:p>
        </text:list-item>
      </text:list>
      <text:p text:style-name="P36">Pokud se nedohodnete jinak, začín<text:span text:style-name="T1748">áte všichni</text:span> na první úrovni.</text:p>
      <text:h text:style-name="P699" text:outline-level="2">Vrozené schopnosti</text:h>
      <text:p text:style-name="P491">Každá rasa má jednu <text:span text:style-name="T1956">vrozenou</text:span> schopnost. Trpaslík má například <text:span text:style-name="T810">infravidění</text:span>, elf má <text:span text:style-name="T810">ostrý zrak</text:span>. <text:span text:style-name="T1958">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1954">z</text:span>měníš. <text:span text:style-name="T1956">Při zpětné proměně se vše vrátní do původního stavu.</text:span></text:p>
      <text:p text:style-name="Example_20_Header">Příklad:</text:p>
      <text:p text:style-name="Example">Když se trpaslík promění v draka, nebude moci používat <text:span text:style-name="T810">infravidění</text:span>, ale bude moci chrlit oheň.</text:p>
      <text:h text:style-name="P699" text:outline-level="2"><text:soft-page-break/>Schopnosti povolání</text:h>
      <text:p text:style-name="P491">Většinu schopností získáš v rámci studia svého povolání. Patří sem pasivní schopnosti, jako třeba <text:span text:style-name="T810">obří skoky</text:span>, ale také kouzla nebo recepty na výrobu alchymistických předmětů.</text:p>
      <text:list xml:id="list3929611437" text:style-name="L15">
        <text:list-item>
          <text:p text:style-name="P866">Na začátečnických úrovních (1. a 2.) se můžeš učit jen začátečnick<text:span text:style-name="T1955">é</text:span> schopnosti.</text:p>
        </text:list-item>
        <text:list-item>
          <text:p text:style-name="P866">Na pokročilých úrovních úrovních se můžeš učit začátečnick<text:span text:style-name="T1955">é</text:span> <text:span text:style-name="T1704">a</text:span> pokročil<text:span text:style-name="T1955">é</text:span> schopnosti.</text:p>
        </text:list-item>
        <text:list-item>
          <text:p text:style-name="P866">Na mistrovských úrovních se můžeš učit <text:span text:style-name="T1955">všechny schopnosti včetně mistrovských</text:span>.</text:p>
        </text:list-item>
      </text:list>
      <text:p text:style-name="P43"><text:span text:style-name="T1959">Z jakých schopností si můžeš vybírat a n</text:span>a kterých úrovních se <text:span text:style-name="T1959">je</text:span> můžeš učit zjistíš v <text:span text:style-name="T1960">části</text:span> kapitol<text:span text:style-name="T1960">y</text:span> <text:span text:style-name="T1309">Schopnosti podle povolání </text:span><text:span text:style-name="T1173">&lt;ODKAZ&gt;</text:span><text:span text:style-name="T1163"> </text:span><text:span text:style-name="T1464">věnované tvému povolání</text:span><text:span text:style-name="T1163">.</text:span></text:p>
      <text:h text:style-name="P699" text:outline-level="2"><text:bookmark-start text:name="__RefHeading___Toc17048_4210766435"/>Dovednosti<text:bookmark-end text:name="__RefHeading___Toc17048_4210766435"/></text:h>
      <text:p text:style-name="P1239"><text:span text:style-name="T775">Dovednosti se od schopností liší tím, že se v nich můžeš postupně zlepšovat. </text:span><text:span text:style-name="T1701">Každá má tři stupně: Základní, pokročilý a mistrovský.<text:line-break/><text:tab/></text:span><text:span text:style-name="T20">V kapitole </text:span><text:span text:style-name="T50">Schopnosti podle povolání</text:span><text:span text:style-name="T70"> </text:span><text:span text:style-name="T175">&lt;</text:span><text:span text:style-name="T71">ODKAZ</text:span><text:span text:style-name="T175">&gt; </text:span><text:span text:style-name="T72">u svého povolání</text:span><text:span text:style-name="T175"> </text:span><text:span text:style-name="T71">najdeš, s jakými dovednostmi začíná</text:span><text:span text:style-name="T73">š</text:span><text:span text:style-name="T71"> a na kterých úrovních se můžeš učit nové, případně zlepšovat stávající.</text:span></text:p>
      <text:p text:style-name="P1240"><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240"><text:soft-page-break/><text:span text:style-name="T69">Válečník: 2<text:line-break/>Hraničář: 1<text:line-break/>Alchymista: 1<text:line-break/>Kouzelník: 1<text:line-break/>Zloděj: 1</text:span></text:p>
      <text:p text:style-name="P1241"><text:span text:style-name="T69">TODO: A možná by nebylo od věci to sjednotit (válečníkovi jsem chtěl dát víc na výběr, protože má málo schopností a jen jednu automaticky, ale asi se toho držet nemusím).</text:span></text:p>
      <text:h text:style-name="Heading_20_4" text:outline-level="4">Čtení a psaní</text:h>
      <text:p text:style-name="P676"><text:span text:style-name="T810">Neznalost:</text:span> <text:span text:style-name="T1948">Neumíš číst ani psát</text:span>.</text:p>
      <text:p text:style-name="P676"><text:span text:style-name="T810">Základní stupeň:</text:span> <text:span text:style-name="T1948">Čteš pomalu a nahlas, píšeš kostrbatě a s chybami</text:span>.</text:p>
      <text:p text:style-name="P676"><text:span text:style-name="T810">Pokročilý stupeň:</text:span><text:span text:style-name="T908"> </text:span><text:span text:style-name="T1008">Čteš a píšeš plynule, občas ale děláš chyby</text:span><text:span text:style-name="T908">.</text:span></text:p>
      <text:p text:style-name="P676"><text:span text:style-name="T810">Mistrovský stupeň:</text:span><text:span text:style-name="T908"> </text:span><text:span text:style-name="T1009">Mohl bys být královským písařem</text:span><text:span text:style-name="T1000">.</text:span></text:p>
      <text:p text:style-name="P1229"><text:span text:style-name="T1022">Když umíš číst a psát, tak </text:span><text:span text:style-name="T1021">znáš všechna písma používaná k zápisu jazyků, které umíš.<text:line-break/><text:tab/></text:span><text:span text:style-name="T1943">A</text:span>lchymista <text:span text:style-name="T1941">a</text:span> kouzelník <text:span text:style-name="T1941">automaticky umí </text:span><text:span text:style-name="T893">čtení a psaní</text:span><text:span text:style-name="T1941"> na základním stupni.</text:span></text:p>
      <text:h text:style-name="Heading_20_4" text:outline-level="4">Lov a stopování</text:h>
      <text:p text:style-name="P676"><text:span text:style-name="T810">Neznalost:</text:span> <text:span text:style-name="T1949">Neumíš lovit ani stopovat</text:span>.</text:p>
      <text:p text:style-name="P676"><text:span text:style-name="T810">Základní stupeň:</text:span> <text:span text:style-name="T1949">Uživíš se v krajině bohaté na zvěř, zvládneš stopovat v příznivém terénu (měkká půda, prašná cesta a podobně)</text:span>.</text:p>
      <text:p text:style-name="P676"><text:span text:style-name="T810">Pokročilý stupeň:</text:span><text:span text:style-name="T908"> </text:span><text:span text:style-name="T1012">Umíš stopovat v obtížném terénu</text:span><text:span text:style-name="T908">.</text:span></text:p>
      <text:p text:style-name="P676"><text:span text:style-name="T810">Mistrovský stupeň:</text:span><text:span text:style-name="T908"> </text:span><text:span text:style-name="T1011">Uživíš se v nehostinné krajině.</text:span><text:span text:style-name="T908"> </text:span><text:span text:style-name="T1010">Dokážeš stopovat v extrémním terénu – na holé skále, </text:span><text:span text:style-name="T1011">na ledovci a podobně</text:span><text:span text:style-name="T1000">.</text:span></text:p>
      <text:p text:style-name="P1230"><text:soft-page-break/><text:span text:style-name="T1966">Se znalostí </text:span><text:span text:style-name="T895">lovu a stopování</text:span><text:span text:style-name="T1966"> umíš také stopy zametat, maskovat počet tvorů a podobně. Když stopy dokážeš najít, poznáš, jak jsou zhruba staré, kolik tvorů je zanechalo a co byli zač (jelen, člověk, drak...). Čím vyšší stupeň dovednosti máš, tím více toho ze stop vyčteš.<text:line-break/><text:tab/>H</text:span>raničář <text:span text:style-name="T1941">automaticky umí </text:span><text:span text:style-name="T893">lov a stopování</text:span><text:span text:style-name="T1941"> na základním stupni.</text:span></text:p>
      <text:h text:style-name="Heading_20_4" text:outline-level="4">Orientace a přežití v divočině</text:h>
      <text:p text:style-name="P676"><text:span text:style-name="T810">Neznalost:</text:span> <text:span text:style-name="T1951">Na výpravu do divočiny si určitě sežeň průvodce a vezmi si dostatek zásob</text:span>.</text:p>
      <text:p text:style-name="P676"><text:span text:style-name="T810">Základní stupeň:</text:span> <text:span text:style-name="T1951">Umíš se orientovat podle slunce, hvězd a význačných bodů</text:span>. <text:span text:style-name="T1951">Znáš běžné jedlé houby a plody. V lese či podobném hojném prostředí najdeš dostatek vody a potravy.</text:span></text:p>
      <text:p text:style-name="P676"><text:span text:style-name="T810">Pokročilý stupeň:</text:span><text:span text:style-name="T908"> </text:span><text:span text:style-name="T1014">Neztratíš se ani daleko od známých orientačních bodů</text:span><text:span text:style-name="T908">. </text:span><text:span text:style-name="T1014">Uživíš se i v nehostinných oblastech</text:span><text:span text:style-name="T1017">.</text:span></text:p>
      <text:p text:style-name="P676"><text:span text:style-name="T810">Mistrovský stupeň:</text:span><text:span text:style-name="T908"> </text:span><text:span text:style-name="T1013">Dokážeš </text:span><text:span text:style-name="T1016">najít cestu a</text:span><text:span text:style-name="T1013"> přežít </text:span><text:span text:style-name="T1015">i v pustině,</text:span><text:span text:style-name="T1013"> na poušti, na ledových pláních a podobně</text:span><text:span text:style-name="T1000">.</text:span></text:p>
      <text:p text:style-name="P490"><text:span text:style-name="T1941">H</text:span>raničář <text:span text:style-name="T1941">a</text:span> druid <text:span text:style-name="T1941">automaticky umí </text:span><text:span text:style-name="T893">orientaci a přežití v divočině</text:span><text:span text:style-name="T1941"> na základním stupni.</text:span></text:p>
      <text:h text:style-name="Heading_20_4" text:outline-level="4">Ostražitost a plížení</text:h>
      <text:p text:style-name="Property_20_block"><text:span text:style-name="T1950">S</text:span>tupeň <text:span text:style-name="T810">ostražitosti a plížení</text:span> se porovnává s tím, jaký stupeň této dovednosti má ten, kolem koho se snažíš proplížit, nebo kdo se snaží proplížit kolem tebe.</text:p>
      <text:p text:style-name="P490"><text:span text:style-name="T1941">H</text:span>raničář <text:span text:style-name="T1941">a</text:span> zloděj <text:span text:style-name="T1941">automaticky umí </text:span><text:span text:style-name="T893">ostražitost a plížení</text:span><text:span text:style-name="T1941"> na základním stupni.</text:span></text:p>
      <text:h text:style-name="Heading_20_4" text:outline-level="4">Ošetřování zranění</text:h>
      <text:p text:style-name="P676"><text:span text:style-name="T810">Neznalost:</text:span> <text:span text:style-name="T1944">Ošetřením zranění vrátíš 1 život</text:span>.</text:p>
      <text:p text:style-name="P676"><text:span text:style-name="T810">Základní stupeň:</text:span> <text:span text:style-name="T1944">Ošetřením zranění vrátíš 2 životy</text:span>.</text:p>
      <text:p text:style-name="P676"><text:span text:style-name="T810">Pokročilý stupeň:</text:span><text:span text:style-name="T908"> </text:span><text:span text:style-name="T1002">Ošetřením zranění vrátíš 3 životy</text:span><text:span text:style-name="T908">.</text:span></text:p>
      <text:p text:style-name="P676"><text:soft-page-break/><text:span text:style-name="T810">Mistrovský stupeň:</text:span><text:span text:style-name="T908"> </text:span><text:span text:style-name="T1002">Ošetřením zranění vrátíš 4 životy</text:span><text:span text:style-name="T1000">.</text:span></text:p>
      <text:p text:style-name="P490"><text:span text:style-name="T1941">V</text:span>álečník, hraničář <text:span text:style-name="T1941">a</text:span> druid <text:span text:style-name="T1941">automaticky umí </text:span><text:span text:style-name="T893">ošetřování zranění</text:span><text:span text:style-name="T1941"> na základním stupni.</text:span></text:p>
      <text:h text:style-name="Heading_20_4" text:outline-level="4">Otevírání zámků</text:h>
      <text:p text:style-name="P676"><text:span text:style-name="T894">Neznalost:</text:span><text:span text:style-name="T1938"> Dokážeš otevřít jen primitivní zámky.</text:span></text:p>
      <text:p text:style-name="P676"><text:span text:style-name="T894">Základní stupeň:</text:span><text:span text:style-name="T1938"> Dokážeš otevřít jednoduché zámky.</text:span></text:p>
      <text:p text:style-name="P676"><text:span text:style-name="T894">Pokročilý stupeň:</text:span><text:span text:style-name="T1001"> </text:span><text:span text:style-name="T1003">Dokážeš otevřít složité zámky</text:span><text:span text:style-name="T1001">.</text:span></text:p>
      <text:p text:style-name="P676"><text:span text:style-name="T894">Mistrovský stupeň:</text:span><text:span text:style-name="T1001"> </text:span><text:span text:style-name="T1003">Dokážeš otevřít mistrovské zámky</text:span><text:span text:style-name="T1000">.</text:span></text:p>
      <text:p text:style-name="P1232"><text:span text:style-name="T896">Otevírání zámků</text:span><text:span text:style-name="T1967"> umožňuje otevřít zámek tak, aby šel znovu zamknout. Když chceš zámek vypáčit nebo třeba rozmlátit kladivem a perlíkem, dovednost na to nepotřebuješ. Ne vždy to ale jde – když je například zámek namontovaný ze druhé strany dveří, můžeš ho buď muset otevřít pomocí této dovednosti, nebo musíš vyrazit celé dveře.<text:line-break/><text:tab/>Když místo paklíčů a šperháků a použiješ improvizované nástroje, počítáš si o stupeň nižší dovednost.<text:line-break/><text:tab/>Z</text:span>loděj <text:span text:style-name="T1941">automaticky umí </text:span><text:span text:style-name="T893">otevírání zámků</text:span><text:span text:style-name="T1941"> na základním stupni.</text:span></text:p>
      <text:h text:style-name="Heading_20_4" text:outline-level="4">Plavání</text:h>
      <text:p text:style-name="Properties"><text:span text:style-name="T810">Neznalost: </text:span>Neumíš plavat.</text:p>
      <text:p text:style-name="Properties"><text:span text:style-name="T810">Základní stupeň: </text:span>Umíš se potápět do malé hloubky a plavat v klidné či pomalu tekoucí vodě.</text:p>
      <text:p text:style-name="Properties"><text:span text:style-name="T810">Pokročilý stupeň:</text:span><text:span text:style-name="T908"> </text:span><text:span text:style-name="T1004">Umíš se potápět do střední hloubky, přeplaveš rychle tekoucí řeku</text:span><text:span text:style-name="T908">.</text:span></text:p>
      <text:p text:style-name="Properties"><text:span text:style-name="T894">Mistrovský stupeň:</text:span><text:span text:style-name="T1001"> </text:span><text:span text:style-name="T1004">Umíš se potápět do velké hloubky, </text:span><text:span text:style-name="T1005">přeplaveš</text:span><text:span text:style-name="T1004"> </text:span><text:span text:style-name="T1005">divokou</text:span><text:span text:style-name="T1004"> ře</text:span><text:span text:style-name="T1005">ku či peřeje</text:span><text:span text:style-name="T1000">.</text:span></text:p>
      <text:h text:style-name="Heading_20_4" text:outline-level="4"><text:soft-page-break/>Přetvářka a převleky</text:h>
      <text:p text:style-name="P488"><text:span text:style-name="T810">Neznalost:</text:span> <text:span text:style-name="T1945">Tvůj převlek a chování nikoho neoklame</text:span>.<text:line-break/><text:span text:style-name="T810">Základní stupeň:</text:span> <text:span text:style-name="T1945">Oklameš osoby, které dotyčného znají jen letmo</text:span>.<text:line-break/><text:span text:style-name="T810">Pokročilý stupeň:</text:span><text:span text:style-name="T908"> </text:span><text:span text:style-name="T1006">Oklameš osoby, které se s dotyčným běžně potkávají</text:span><text:span text:style-name="T908">.</text:span><text:line-break/><text:span text:style-name="T810">Mistrovský stupeň:</text:span><text:span text:style-name="T908"> </text:span><text:span text:style-name="T1006">Oklameš i osoby, které dotyčného znají důvěrně</text:span><text:span text:style-name="T1000">.</text:span></text:p>
      <text:p text:style-name="P1231"><text:span text:style-name="T1945">Čím vyšší máš stupeň dovednosti přetvářka a převleky, tím věrnější převleky dokážeš vyrábět a tím lépe umíš hrát zvolenou roli a připravit se na ni. Příprava je důležitá a když se chceš za někoho vydávat dlouhodobě, může zabrat klidně i několik dní nebo měsíců – musíš zjistit, koho dotyčný zná, jak se chová, jaké má zvyky, co mu chutná a podobně.<text:line-break/><text:tab/>Můžeš také namaskovat někoho jiného a zaškolit ho, jak se má chovat. Převlek a líčení potom budou mít stejnou kvalitu, jako by ses líčil sám, ale jeho schopnost se přetvařovat bude o stupeň nižší než</text:span><text:span text:style-name="T1007"> tvoje</text:span><text:span text:style-name="T1946">.<text:line-break/><text:tab/>Z</text:span>loděj <text:span text:style-name="T1941">automaticky umí </text:span><text:span text:style-name="T893">přetvářku a převleky</text:span><text:span text:style-name="T1941"> na základním stupni.</text:span></text:p>
      <text:h text:style-name="P692" text:outline-level="4"><text:span text:style-name="T1961">Skřetí</text:span> jazyk</text:h>
      <text:p text:style-name="P1259"><text:span text:style-name="T810">Neznalost:</text:span> Tomuto jazyku nerozumíš.</text:p>
      <text:p text:style-name="P1259"><text:span text:style-name="T810">Základní stupeň:</text:span> Lámaně se domluvíš.</text:p>
      <text:p text:style-name="P1259"><text:span text:style-name="T810">Pokročilý stupeň:</text:span><text:span text:style-name="T908"> Hovoříš plynně, </text:span><text:span text:style-name="T1018">ale s přízvukem</text:span><text:span text:style-name="T908">.</text:span></text:p>
      <text:p text:style-name="P1259"><text:span text:style-name="T810">Mistrovský stupeň:</text:span> <text:span text:style-name="T1964">Mluvíš skřetí řečí jako bys byl skřet</text:span>.</text:p>
      <text:p text:style-name="P1227"><text:span text:style-name="T1961">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span></text:p>
      <text:h text:style-name="P677" text:outline-level="4"><text:soft-page-break/><text:span text:style-name="T1940">Starý</text:span> jazyk</text:h>
      <text:p text:style-name="Properties"><text:span text:style-name="T810">Neznalost:</text:span> Tomuto jazyku nerozumíš.</text:p>
      <text:p text:style-name="Properties"><text:span text:style-name="T810">Základní stupeň:</text:span> <text:span text:style-name="T1965">Pochopíš smysl sdělení</text:span>.</text:p>
      <text:p text:style-name="Properties"><text:span text:style-name="T810">Pokročilý stupeň:</text:span><text:span text:style-name="T908"> </text:span><text:span text:style-name="T1020">R</text:span><text:span text:style-name="T1019">ozumíš </text:span><text:span text:style-name="T1020">všemu</text:span><text:span text:style-name="T1019">, ale občas si nejsi jistý významem některých slov</text:span><text:span text:style-name="T908">.</text:span></text:p>
      <text:p text:style-name="Properties"><text:span text:style-name="T810">Mistrovský stupeň:</text:span> Perfektně ovládáš gramatiku <text:span text:style-name="T1952">a studuješ jazyk do hloubky</text:span>.</text:p>
      <text:p text:style-name="P489"><text:span text:style-name="T1972">Starými jazyky se mluvilo v dávných říších, po kterých dnes zbývají jen ruiny. K</text:span>aždý je samostatná dovednost.<text:line-break/><text:tab/><text:span text:style-name="T1939">Promluvte si o tom, jaké staré jazyky existují ve vašem světě. Pokud si nechcete vymýšlet vlastní, použijte následující: staroelfština, starotrpasličtina, staroorkština, starogoblinština).<text:line-break/><text:tab/>A</text:span>lchymista <text:span text:style-name="T1941">a</text:span> kouzelník <text:span text:style-name="T1941">automaticky</text:span> <text:span text:style-name="T1941">umí jeden ze </text:span><text:span text:style-name="T893">starých jazyků</text:span><text:span text:style-name="T1941"> na základním stupni.</text:span></text:p>
      <text:h text:style-name="Heading_20_4" text:outline-level="4">Šplhání</text:h>
      <text:p text:style-name="Properties"><text:span text:style-name="T810">Neznalost:</text:span><text:span text:style-name="T1942"> Na překážky obtížnější než žebřík vyšplháš jen s něčí pomocí</text:span>.</text:p>
      <text:p text:style-name="Properties"><text:span text:style-name="T810">Základní stupeň:</text:span> <text:span text:style-name="T1942">Vyšplháš po tyči nebo po laně, na strom s větvemi nízko nad zemí či na stěnu s dostatkem chytů a stupů</text:span>.</text:p>
      <text:p text:style-name="Properties"><text:span text:style-name="T810">Pokročilý stupeň:</text:span><text:span text:style-name="T908"> </text:span><text:span text:style-name="T1000">Vyšplháš na holý kmen stromu či na stěnu s minimem chytů a stupů</text:span><text:span text:style-name="T908">.</text:span></text:p>
      <text:p text:style-name="Properties"><text:span text:style-name="T810">Mistrovský stupeň:</text:span><text:span text:style-name="T908"> </text:span><text:span text:style-name="T1000">Zvládáš i převislé stěny a extrémní výstupy.</text:span></text:p>
      <text:p text:style-name="P487"><text:span text:style-name="T1941">Z</text:span>loděj <text:span text:style-name="T1941">automaticky umí </text:span><text:span text:style-name="T893">šplhání</text:span><text:span text:style-name="T1941"> na základním stupni.</text:span></text:p>
      <text:h text:style-name="Heading_20_4" text:outline-level="4">Výroba a odstraňování pastí</text:h>
      <text:p text:style-name="Property_20_block">Stupeň v<text:span text:style-name="T810">ýroby a odstraňování pastí</text:span> se porovnává s<text:span text:style-name="T1969">e stupněm toho</text:span>, kdo se ji snaží odstranit. <text:span text:style-name="T1953">Nalíčit jednoduchou past můžeš i bez této dovednosti, kdokoliv ji ale zvládne bezpečně odstranit.</text:span></text:p>
      <text:p text:style-name="Text_20_body"><text:soft-page-break/>Odstranit past znamená bezpečně ji rozebrat tak, aby šla znovu sestavit a nastražit. Když chceš past rozbít, nepotřebuješ na to dovednost.<text:line-break/><text:tab/><text:span text:style-name="T1968">Síla tebou vyrobené nebo nalíčené pasti je rovna tvojí Finese – jak se určuje zranění při spuštění pasti si řekneme v kapitole </text:span><text:span text:style-name="T1310">Jiná nebezpečí</text:span><text:span text:style-name="T1968"> </text:span><text:span text:style-name="T1174">&lt;ODKAZ&gt;.<text:line-break/><text:tab/></text:span><text:span text:style-name="T1941">Z</text:span>loděj <text:span text:style-name="T1941">automaticky umí </text:span><text:span text:style-name="T893">výrobu a odstraňování pastí</text:span><text:span text:style-name="T1941"> na základním stupni.</text:span></text:p>
      <text:h text:style-name="P756" text:outline-level="3">Znalosti povolání</text:h>
      <text:p text:style-name="P1242">Při studiu svého povolání získáš různé znalosti, které <text:span text:style-name="T1978">si není třeba pořizovat</text:span> jako samostatné dovednosti.</text:p>
      <text:list xml:id="list4267503854" text:style-name="L127">
        <text:list-item>
          <text:p text:style-name="P1243"><text:span text:style-name="T810">Válečník</text:span> se vyzná ve zbraních a různých druzích boje. Je doma mezi vojáky, žoldáky, městskou stráží a podobně, takže mezi ně zapadne a snadno zjistí, co si mezi sebou povídají.</text:p>
        </text:list-item>
        <text:list-item>
          <text:p text:style-name="P1244"><text:span text:style-name="T810">Hraničář</text:span> <text:span text:style-name="T1973">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243"><text:span text:style-name="T810">Kouzelník</text:span> <text:span text:style-name="T1974">pozná kouzla, která se sám může naučit, a ví, k čemu jsou dobrá. Je také vzdělaný a sečtělý, takže se snadno domluví s různým i učenci a získá od nich informace, kterým by prostý člověk nerozuměl.</text:span></text:p>
        </text:list-item>
        <text:list-item>
          <text:p text:style-name="P1243"><text:span text:style-name="T810">Alchymist</text:span><text:span text:style-name="T897">a</text:span><text:span text:style-name="T1974"> zná magické suroviny, ze kterých vyrábí kouzelné předměty. Zná také různé jedy a žíraviny, ať už rostlinné, živočišné či minerální. Vyzná se ve výbušninách a umí je použít tak, aby dosáhnul žádoucího účinku – třeba </text:span><text:soft-page-break/><text:span text:style-name="T1974">aby bombou vyrazil jen dveře a nezřítila se při tom půlka podzemí. Má blízko ke kovářům a jiným řemeslníkům a snadno se s nimi domluví, když od nich chce něco zjistit, nebo si něco nechat vyrobit.</text:span></text:p>
        </text:list-item>
        <text:list-item>
          <text:p text:style-name="P1243"><text:span text:style-name="T810">Zloděj</text:span> <text:span text:style-name="T197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243"><text:span text:style-name="T810">Druid</text:span> <text:span text:style-name="T197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1245">S výjimkou tajného druidského učení můžeš některé z těchto znalostí mít, i když máš jiné povolání. Pokud jsi například vyrůstal mezi hraničáři, budeš znát hodně z jejich moudrosti.<text:line-break/><text:tab/><text:span text:style-name="T1977">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1246">Kromě toho, co ses naučil při studiu svého povolání, znáš ještě další věci díky své minulosti. <text:span text:style-name="T1982">Bývalý n</text:span>ámořník se například vyzná v různých druzích lodí, umí napnout plachty a nastavit je správně proti větru, zná různé přístavy a jejich obyvatele, v přístavu snadno posbírá novinky z celého světa a dokáže sehnat místo na lodi, když ho <text:soft-page-break/>zrovna budete potřebovat.<text:line-break/><text:tab/>Stejně jako u znalostí povolání, ani v tomto případě si nemusíš vypisovat, jaké <text:span text:style-name="T1981">konkrétní</text:span> dovednosti jsi takto získal. <text:span text:style-name="T1980">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1957">kromě námořnické minulosti</text:span> musíš vzít dovednost <text:span text:style-name="T810">plavání</text:span> jako jednu z těch, které máš na výběr na první úrovni.</text:p>
      <text:p text:style-name="P1253">Jak jsme si řekli v kapitole <text:span text:style-name="T1280">Minulost</text:span> <text:span text:style-name="T1159">&lt;ODKAZ&gt;, </text:span><text:span text:style-name="T291">svou historii nemusíš promýšlet hned celou, místo toho ji můžeš postupně dotvářet v průběhu hry. Při tom samozřejmě získáš také znalosti a dovednosti, které z nové, doplněné minulosti plynou.</text:span></text:p>
      <text:h text:style-name="Heading_20_3" text:outline-level="3">Jazyky</text:h>
      <text:p text:style-name="P1228">Všechny postavy se domluví obecnou řečí – <text:span text:style-name="T1979">n</text:span>emusíte tedy nutně vymýšlet, jaké jazyky ve vašem světě existují. Pokud se do toho <text:span text:style-name="T1962">přece jen</text:span> pustíte, tak se domluvte, který z nich je nejrozšířenější – to bude vaše obecná řeč.<text:line-break/><text:tab/><text:span text:style-name="T196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02" text:outline-level="2"><text:bookmark-start text:name="__RefHeading___Toc12792_4230435934"/><text:soft-page-break/>Výbava<text:bookmark-end text:name="__RefHeading___Toc12792_4230435934"/></text:h>
      <text:p text:style-name="P409">TODO</text:p>
      <text:p text:style-name="P409">- <text:span text:style-name="T1774">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703" text:outline-level="2"><text:bookmark-start text:name="__RefHeading___Toc12794_4230435934"/>Jméno <text:span text:style-name="T1734">nebo přezdívka</text:span><text:bookmark-end text:name="__RefHeading___Toc12794_4230435934"/></text:h>
      <text:p text:style-name="P420">Vymýšlení jména <text:span text:style-name="T1794">nebo přezdívky</text:span> bývá pro některé hráče obtížn<text:span text:style-name="T1775">é</text:span>, přesto je ale důležité, aby ostatní mohli tvé postavě nějak říkat. Pokud tě <text:span text:style-name="T1735">nic</text:span> nenapadá, nech si poradit od spoluhráčů.</text:p>
      <text:p text:style-name="P546">Příklad:</text:p>
      <text:p text:style-name="P639"><text:span text:style-name="T1280">P</text:span><text:span text:style-name="T1297">avel</text:span><text:span text:style-name="T1280">:</text:span> „<text:span text:style-name="T1799">Mně říkají Gorondar.</text:span>“</text:p>
      <text:p text:style-name="P639"><text:span text:style-name="T1280">P</text:span><text:span text:style-name="T1297">án jeskyně:</text:span><text:span text:style-name="T1047"> „Jo, to se k trpaslíkovi hodí.“</text:span></text:p>
      <text:p text:style-name="P638"><text:span text:style-name="T1280">Katka:</text:span> „<text:span text:style-name="T1799">Hm, nějaké elfské jméno. Třeba Naria? Jo, to by šlo.“</text:span></text:p>
      <text:p text:style-name="P638"><text:span text:style-name="T1297">Jana</text:span><text:span text:style-name="T1280">:</text:span> „<text:span text:style-name="T1799">Mně by se hodilo něco krátkého a jednoduchého. Napadá vás něco?</text:span></text:p>
      <text:p text:style-name="P638"><text:span text:style-name="T1297">Pavel</text:span><text:span text:style-name="T1280">:</text:span> „<text:span text:style-name="T1800">Co třeba Kara?“</text:span></text:p>
      <text:p text:style-name="P638"><text:span text:style-name="T1297">Jana</text:span><text:span text:style-name="T1280">:</text:span> „<text:span text:style-name="T1799">To zní dobře, díky.“</text:span></text:p>
      <text:h text:style-name="Heading_20_1" text:outline-level="1"><text:bookmark-start text:name="__RefHeading___Toc36200_611713307"/><text:span text:style-name="T1700">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0"><text:span text:style-name="T517">1. </text:span><text:span text:style-name="T501">úroveň</text:span></text:p>
      <text:list xml:id="list3143285723" text:style-name="L20">
        <text:list-item>
          <text:p text:style-name="P956"><text:span text:style-name="T614">Umíš </text:span><text:span text:style-name="T631">základy</text:span><text:span text:style-name="T560"> </text:span><text:span text:style-name="T327">O</text:span><text:span text:style-name="T302">šetřov</text:span><text:span text:style-name="T326">ání</text:span><text:span text:style-name="T302"> zranění</text:span><text:span text:style-name="T384"> </text:span><text:span text:style-name="T393">(ošetřením vrátíš 2 životy).</text:span></text:p>
        </text:list-item>
        <text:list-item>
          <text:p text:style-name="P958"><text:span text:style-name="T680">Nauč se</text:span><text:span text:style-name="T654"> základy dvou dalších dovedností podle svého výběru</text:span><text:span text:style-name="T563">.</text:span></text:p>
          <text:p text:style-name="P841"><text:span text:style-name="T563">(Cizí jazyk, Čtení a psaní, Lov a stopování, Odezírání ze rtů, Orientace a přežití v divočině, Otevírání zámků, Plavání, Přetvářka a převleky, Starý jazyk, Šplhání, Výroba a odstraňování pastí </text:span><text:span text:style-name="T681">nebo</text:span><text:span text:style-name="T563"> Znalost jedů).</text:span></text:p>
        </text:list-item>
        <text:list-item>
          <text:p text:style-name="P959"><text:span text:style-name="T501">Vyber si jednu z</text:span><text:span text:style-name="T616">e </text:span><text:span text:style-name="T638">základních</text:span><text:span text:style-name="T501"> </text:span><text:span text:style-name="T536">válečnických</text:span><text:span text:style-name="T501"> schopností.</text:span></text:p>
        </text:list-item>
        <text:list-item>
          <text:p text:style-name="P955">Můžeš si připoutat jeden magický předmět, který <text:span text:style-name="T1234">získáš</text:span> na výpravách za dobrodružstvím.</text:p>
        </text:list-item>
      </text:list>
      <text:p text:style-name="P127"><text:span text:style-name="T527">2</text:span><text:span text:style-name="T517">. </text:span><text:span text:style-name="T501">úroveň</text:span></text:p>
      <text:list xml:id="list204531571592605" text:continue-numbering="true" text:style-name="L20">
        <text:list-item>
          <text:p text:style-name="P867">Vyber si jednu ze <text:span text:style-name="T1236">základních</text:span> válečnických schopností.</text:p>
        </text:list-item>
        <text:list-item>
          <text:p text:style-name="P957"><text:span text:style-name="T678">Nauč se</text:span><text:span text:style-name="T501"> </text:span><text:span text:style-name="T679">základy jedné </text:span><text:span text:style-name="T680">další</text:span><text:span text:style-name="T679"> dovednosti.</text:span></text:p>
        </text:list-item>
        <text:list-item>
          <text:p text:style-name="P877"><text:span text:style-name="T1225">M</text:span>ůžeš si připoutat <text:span text:style-name="T1228">celkem</text:span> dva magické předměty.</text:p>
        </text:list-item>
      </text:list>
      <text:p text:style-name="P127"><text:span text:style-name="T527">3</text:span><text:span text:style-name="T517">. </text:span><text:span text:style-name="T501">úroveň</text:span></text:p>
      <text:list xml:id="list204532919163434" text:continue-numbering="true" text:style-name="L20">
        <text:list-item>
          <text:p text:style-name="P878">Zvyš si jednu vlastnost (rozdíl mezi tvou nejvyšší a nejnižší může být nejvýše 3).</text:p>
        </text:list-item>
        <text:list-item>
          <text:p text:style-name="P868"><text:soft-page-break/><text:span text:style-name="T1224">Nauč se základy</text:span> jedn<text:span text:style-name="T1237">é nové</text:span> dovednost<text:span text:style-name="T1237">i</text:span> <text:span text:style-name="T1227">nebo si zvyš jednu dovednost na pokročilou.</text:span></text:p>
        </text:list-item>
      </text:list>
      <text:p text:style-name="P127"><text:span text:style-name="T527">4</text:span><text:span text:style-name="T517">. </text:span><text:span text:style-name="T501">úroveň</text:span></text:p>
      <text:list xml:id="list204533214988641" text:continue-numbering="true" text:style-name="L20">
        <text:list-item>
          <text:p text:style-name="P869">Vyber si jednu ze <text:span text:style-name="T1238">základních</text:span> nebo pokročilých válečnických schopností.</text:p>
        </text:list-item>
        <text:list-item>
          <text:p text:style-name="P870">Zvyš si jednu dovednost na pokročilou.</text:p>
        </text:list-item>
        <text:list-item>
          <text:p text:style-name="P877"><text:span text:style-name="T1225">M</text:span>ůžeš si připoutat <text:span text:style-name="T1228">celkem</text:span> tři magické předměty.</text:p>
        </text:list-item>
      </text:list>
      <text:p text:style-name="P127"><text:span text:style-name="T527">5</text:span><text:span text:style-name="T517">. </text:span><text:span text:style-name="T501">úroveň</text:span></text:p>
      <text:list xml:id="list204531474307221" text:continue-numbering="true" text:style-name="L20">
        <text:list-item>
          <text:p text:style-name="P871">Zvyš si jednu vlastnost (rozdíl mezi tvou nejvyšší a nejnižší může být nejvýše 3).</text:p>
        </text:list-item>
        <text:list-item>
          <text:p text:style-name="P872"><text:span text:style-name="T1224">Nauč se základy</text:span> jedn<text:span text:style-name="T1239">é</text:span> dovednost<text:span text:style-name="T1239">i</text:span> <text:span text:style-name="T1227">nebo si zvyš jednu dovednost na pokročilou.</text:span></text:p>
        </text:list-item>
      </text:list>
      <text:p text:style-name="P129"><text:span text:style-name="T615">6</text:span><text:span text:style-name="T517">. </text:span><text:span text:style-name="T501">úroveň</text:span></text:p>
      <text:list xml:id="list204531720420601" text:continue-numbering="true" text:style-name="L20">
        <text:list-item>
          <text:p text:style-name="P873">Vyber si jednu ze <text:span text:style-name="T1240">základních</text:span> nebo pokročilých válečnických schopností.</text:p>
        </text:list-item>
        <text:list-item>
          <text:p text:style-name="P881"><text:span text:style-name="T1225">Z</text:span>vyš si <text:span text:style-name="T1226">jednu</text:span> dovednost na pokročil<text:span text:style-name="T1241">ou</text:span>.</text:p>
        </text:list-item>
        <text:list-item>
          <text:p text:style-name="P877"><text:span text:style-name="T1225">M</text:span>ůžeš si připoutat <text:span text:style-name="T1228">celkem</text:span> čtyři magické předměty.</text:p>
        </text:list-item>
      </text:list>
      <text:h text:style-name="Heading_20_3" text:outline-level="3"><text:span text:style-name="T617">Z</text:span><text:span text:style-name="T637">ákladní</text:span><text:span text:style-name="T617"> v</text:span><text:span text:style-name="T529">álečnické s</text:span><text:span text:style-name="T499">chopnosti</text:span></text:h>
      <text:h text:style-name="Heading_20_5" text:outline-level="5">Zastrašení</text:h>
      <text:p text:style-name="P155">Zastrašení musíš vždy <text:span text:style-name="T1221">něčím</text:span> spustit: Rozpůlit jednoho z nepřátel, zasadit protivníkovi těžkou ránu, dostat ho do nevýhodné situace, nebo mu třeba připomenout, kolik takových jako on jsi už zabil.<text:line-break/><text:tab/>Zastrašovat můžeš v<text:span text:style-name="T1220"> boji i mimo boj. Protivníci se zamyslí, jestli </text:span><text:soft-page-break/><text:span text:style-name="T122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795" text:outline-level="5">Sehranost</text:h>
      <text:p text:style-name="P53">Vyžaduje alespoň týden společného tréninku a potom průběžné udržování (sem tam si zatrénovat).<text:line-break/><text:tab/><text:span text:style-name="T1180">Kdykoliv</text:span> bojuje<text:span text:style-name="T1180">š</text:span> bok po boku <text:span text:style-name="T1071">někoho, s kým jsi sehraný</text:span>, <text:span text:style-name="T1069">můžeš si v každém kole vybrat:</text:span></text:p>
      <text:list xml:id="list422258480" text:style-name="L21">
        <text:list-item>
          <text:p text:style-name="P960">Dá<text:span text:style-name="T1180">š</text:span> výhodu <text:span text:style-name="T1069">tomuto spolubojovníkovi</text:span>.</text:p>
        </text:list-item>
        <text:list-item>
          <text:p text:style-name="P960"><text:span text:style-name="T1181">Nebo získáš výhodu sám</text:span>.</text:p>
        </text:list-item>
      </text:list>
      <text:h text:style-name="P796" text:outline-level="5">Ochránce</text:h>
      <text:p text:style-name="P135">Můžeš protivníkovi zabránit v útoku, i když není v nevýhodě.</text:p>
      <text:h text:style-name="Heading_20_5" text:outline-level="5">Velení</text:h>
      <text:p text:style-name="P157">V každém kole můžeš dát povel jedné postavě. Pokud tě poslechne, započítá si výhodu. <text:span text:style-name="T1187">Povel musí dávat smysl.</text:span> Tato výhoda se nesčítá s výhodou za <text:span text:style-name="T810">sehranost</text:span>.</text:p>
      <text:h text:style-name="Heading_20_3" text:outline-level="3"><text:span text:style-name="T617">Pokročilé v</text:span><text:span text:style-name="T529">álečnické s</text:span><text:span text:style-name="T499">chopnosti</text:span></text:h>
      <text:h text:style-name="P797" text:outline-level="5">Útok na <text:span text:style-name="T1070">dva cíle</text:span></text:h>
      <text:p text:style-name="P158"><text:span text:style-name="T618">Postih je jen -1. </text:span><text:span text:style-name="T61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6"><text:span text:style-name="T517">1. </text:span><text:span text:style-name="T499">úroveň</text:span></text:p>
      <text:list xml:id="list1412678170" text:style-name="L22">
        <text:list-item>
          <text:p text:style-name="P966"><text:soft-page-break/><text:span text:style-name="T526">U</text:span><text:span text:style-name="T499">míš získávat magenergii meditací </text:span><text:span text:style-name="T624">(</text:span><text:span text:style-name="T627">po </text:span><text:span text:style-name="T669">několika</text:span><text:span text:style-name="T627"> minutách </text:span><text:span text:style-name="T325">soustředění</text:span><text:span text:style-name="T627"> se ti</text:span><text:span text:style-name="T626"> doplní </text:span><text:span text:style-name="T629">na maximum</text:span><text:span text:style-name="T624">)</text:span><text:span text:style-name="T499">.</text:span></text:p>
        </text:list-item>
        <text:list-item>
          <text:p text:style-name="P971"><text:span text:style-name="T499">Umíš </text:span><text:span text:style-name="T632">základy</text:span><text:span text:style-name="T499"> </text:span><text:span text:style-name="T620">následující</text:span><text:span text:style-name="T632">ch</text:span><text:span text:style-name="T499"> dovednost</text:span><text:span text:style-name="T632">í</text:span><text:span text:style-name="T559">:</text:span></text:p>
          <text:list>
            <text:list-item>
              <text:p text:style-name="P890">Orientace a přežití v divočině</text:p>
            </text:list-item>
            <text:list-item>
              <text:p text:style-name="P976">Ostražitost a plížení</text:p>
            </text:list-item>
            <text:list-item>
              <text:p text:style-name="P984">Ošetřování zranění<text:span text:style-name="T1023"> </text:span><text:span text:style-name="T1024">(ošetřením vrátíš 2 žt)</text:span></text:p>
            </text:list-item>
            <text:list-item>
              <text:p text:style-name="P984">Lov a stopování</text:p>
            </text:list-item>
          </text:list>
        </text:list-item>
        <text:list-item>
          <text:p text:style-name="P961"><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842"><text:span text:style-name="T1705">(</text:span>Cizí jazyk, Čtení a psaní, Odezírání ze rtů, Otevírání zámků, Plavání, Přetvářka a převleky, Starý jazyk, Šplhání, Výroba a odstraňování pastí, Znalost jedů<text:span text:style-name="T1705">)</text:span></text:p>
        </text:list-item>
        <text:list-item>
          <text:p text:style-name="P967"><text:span text:style-name="T526">Umíš sesílat jedno </text:span><text:span text:style-name="T639">ze základních kouzel</text:span><text:span text:style-name="T526"> podle svého výběru</text:span><text:span text:style-name="T499">.</text:span></text:p>
          <text:list>
            <text:list-item>
              <text:p text:style-name="P1021"><text:span text:style-name="T515">K </text:span><text:span text:style-name="T525">hraničářským kouzlům se nepočítá postih za zbroj.</text:span></text:p>
            </text:list-item>
          </text:list>
        </text:list-item>
        <text:list-item>
          <text:p text:style-name="P1023"><text:span text:style-name="T499">Vyber si </text:span><text:span text:style-name="T641">jedno ze základních kouzel</text:span><text:span text:style-name="T499"> nebo</text:span><text:span text:style-name="T380"> </text:span><text:span text:style-name="T400">jednu ze základních schopností</text:span><text:span text:style-name="T499">.</text:span></text:p>
        </text:list-item>
        <text:list-item>
          <text:p text:style-name="P962">Můžeš si připoutat jeden magický předmět, který <text:span text:style-name="T1234">získáš</text:span> na výpravách za dobrodružstvím.</text:p>
        </text:list-item>
      </text:list>
      <text:p text:style-name="P14">2. úroveň</text:p>
      <text:list xml:id="list204531543055318" text:continue-numbering="true" text:style-name="L22">
        <text:list-item>
          <text:p text:style-name="P1024"><text:span text:style-name="T499">Vyber si jedno </text:span><text:span text:style-name="T642">ze základních kouzel </text:span><text:span text:style-name="T401">nebo jednu ze základních schopností</text:span><text:span text:style-name="T499">.</text:span></text:p>
        </text:list-item>
        <text:list-item>
          <text:p text:style-name="P882">Můžeš si připoutat celkem dva magické předměty.</text:p>
        </text:list-item>
        <text:list-item>
          <text:p text:style-name="P882">Nauč se <text:span text:style-name="T1242">základy jedné dovednosti</text:span>.</text:p>
        </text:list-item>
      </text:list>
      <text:p text:style-name="P16">3. úroveň</text:p>
      <text:list xml:id="list204532308371773" text:continue-list="list204531720420601" text:style-name="L20">
        <text:list-item>
          <text:p text:style-name="P879"><text:soft-page-break/>Zvyš si jednu vlastnost (rozdíl mezi tvou nejvyšší a nejnižší může být nejvýše 3).</text:p>
        </text:list-item>
      </text:list>
      <text:list xml:id="list3666907592" text:style-name="L23">
        <text:list-item>
          <text:p text:style-name="P1027"><text:span text:style-name="T526">Vyber si </text:span><text:span text:style-name="T628">jedno</text:span><text:span text:style-name="T526"> kouzlo </text:span><text:span text:style-name="T625">nebo schopnost </text:span><text:span text:style-name="T628">ze </text:span><text:span text:style-name="T643">základních</text:span><text:span text:style-name="T628"> nebo pokročilých</text:span><text:span text:style-name="T526">.</text:span></text:p>
        </text:list-item>
      </text:list>
      <text:list xml:id="list204532235656504" text:continue-list="list204531543055318" text:style-name="L22">
        <text:list-item>
          <text:p text:style-name="P892">Nauč se <text:span text:style-name="T1243">základy jedné dovednosti</text:span> nebo si zvyš jednu dovednost na pokročil<text:span text:style-name="T1243">ou</text:span>.</text:p>
        </text:list-item>
      </text:list>
      <text:p text:style-name="P16">4. úroveň</text:p>
      <text:list xml:id="list204532203744930" text:continue-numbering="true" text:style-name="L22">
        <text:list-item>
          <text:p text:style-name="P963"><text:span text:style-name="T625">N</text:span><text:span text:style-name="T512">auč </text:span><text:span text:style-name="T625">se</text:span><text:span text:style-name="T512"> jednu z mimosmyslových schopností </text:span><text:span text:style-name="T514">(</text:span><text:span text:style-name="T324">telekinezi</text:span><text:span text:style-name="T514">, </text:span><text:span text:style-name="T324">pyrokinezi</text:span><text:span text:style-name="T514"> nebo </text:span><text:span text:style-name="T324">telepatii</text:span><text:span text:style-name="T514">)</text:span><text:span text:style-name="T512">.</text:span></text:p>
        </text:list-item>
        <text:list-item>
          <text:p text:style-name="P884">Můžeš si připoutat celkem tři magické předměty.</text:p>
        </text:list-item>
        <text:list-item>
          <text:p text:style-name="P884">Zvyš si jednu dovednost na pokročil<text:span text:style-name="T1244">ou</text:span>.</text:p>
        </text:list-item>
      </text:list>
      <text:p text:style-name="P151"><text:span text:style-name="T512">5. </text:span><text:span text:style-name="T499">úroveň</text:span></text:p>
      <text:list xml:id="list204532077187076" text:continue-list="list204532308371773" text:style-name="L20">
        <text:list-item>
          <text:p text:style-name="P879">Zvyš si jednu vlastnost (rozdíl mezi tvou nejvyšší a nejnižší může být nejvýše 3).</text:p>
        </text:list-item>
      </text:list>
      <text:list xml:id="list204531594110404" text:continue-list="list204532203744930" text:style-name="L22">
        <text:list-item>
          <text:p text:style-name="P1028"><text:span text:style-name="T526">Vyber si </text:span><text:span text:style-name="T628">jedno</text:span><text:span text:style-name="T526"> kouzlo </text:span><text:span text:style-name="T625">nebo schopnost </text:span><text:span text:style-name="T628">ze </text:span><text:span text:style-name="T644">základních</text:span><text:span text:style-name="T628"> nebo pokročilých</text:span><text:span text:style-name="T526">.</text:span></text:p>
        </text:list-item>
        <text:list-item>
          <text:p text:style-name="P893">Nauč se <text:span text:style-name="T1245">základy jedné</text:span> dovednost<text:span text:style-name="T1245">i</text:span> nebo si zvyš jednu dovednost na pokročil<text:span text:style-name="T1232">ou</text:span>.</text:p>
        </text:list-item>
      </text:list>
      <text:p text:style-name="P152"><text:span text:style-name="T395">6</text:span><text:span text:style-name="T394">. </text:span><text:span text:style-name="T381">úroveň</text:span></text:p>
      <text:list xml:id="list1458333908" text:style-name="L24">
        <text:list-item>
          <text:p text:style-name="P895">Můžeš si připoutat celkem čtyři magické předměty.</text:p>
        </text:list-item>
        <text:list-item>
          <text:p text:style-name="P1030"><text:span text:style-name="T396">Vyber si </text:span><text:span text:style-name="T398">jedno</text:span><text:span text:style-name="T396"> kouzlo </text:span><text:span text:style-name="T397">nebo schopnost </text:span><text:span text:style-name="T398">ze </text:span><text:span text:style-name="T402">základních</text:span><text:span text:style-name="T398"> nebo pokročilých</text:span><text:span text:style-name="T396">.</text:span></text:p>
        </text:list-item>
        <text:list-item>
          <text:p text:style-name="P899">Zvyš si jednu dovednost na pokročil<text:span text:style-name="T1233">ou</text:span>.</text:p>
        </text:list-item>
      </text:list>
      <text:h text:style-name="Heading_20_3" text:outline-level="3"><text:soft-page-break/><text:span text:style-name="T621">Z</text:span><text:span text:style-name="T636">ákladní</text:span><text:span text:style-name="T621"> </text:span><text:span text:style-name="T622">hraničářské</text:span><text:span text:style-name="T621"> s</text:span><text:span text:style-name="T499">chopnosti</text:span></text:h>
      <text:h text:style-name="P798" text:outline-level="5">Zvířecí společník</text:h>
      <text:p text:style-name="P187"><text:span text:style-name="T66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0">Hodnota </text:span><text:span text:style-name="T662">Nebezpečnost</text:span><text:span text:style-name="T660">i</text:span><text:span text:style-name="T662"> zvířete může být </text:span><text:span text:style-name="T665">nejvýše</text:span><text:span text:style-name="T662"> rovna tvé úrovni. </text:span><text:span text:style-name="T666">M</text:span><text:span text:style-name="T662">ůže </text:span><text:span text:style-name="T666">to</text:span><text:span text:style-name="T662"> ale </text:span><text:span text:style-name="T666">být</text:span><text:span text:style-name="T662"> mládě –</text:span><text:span text:style-name="T666"> pak </text:span><text:span text:style-name="T662">mu </text:span><text:span text:style-name="T661">N</text:span><text:span text:style-name="T662">ebezpečnost postupně poroste </text:span><text:span text:style-name="T513">s tím, jak se ti bude zvyšovat úroveň</text:span><text:span text:style-name="T662">.</text:span><text:span text:style-name="T663"> </text:span><text:span text:style-name="T499">Vyber si, které zvíře tě provází </text:span><text:span text:style-name="T664">na začátku hry</text:span><text:span text:style-name="T499">.</text:span></text:p>
      <text:h text:style-name="Heading_20_5" text:outline-level="5">Mluvení se zvířaty</text:h>
      <text:p text:style-name="P393"><text:span text:style-name="T499">Zvíře dokáže „mluvit“ jen o tom, čemu samo rozumí. </text:span><text:span text:style-name="T660">Může ti tedy například říct, kolik osob vidělo a jestli je zná, ale neřekne ti, o čem si povídali, protože lidské řeči nerozumí.</text:span></text:p>
      <text:h text:style-name="Heading_20_3" text:outline-level="3"><text:span text:style-name="T645">Základní</text:span><text:span text:style-name="T623"> h</text:span><text:span text:style-name="T524">raničářská k</text:span><text:span text:style-name="T499">ouzla</text:span></text:h>
      <text:h text:style-name="Heading_20_5" text:outline-level="5">Uzdrav zranění</text:h>
      <text:p text:style-name="P54"><text:span text:style-name="T298">Magenergie</text:span><text:span text:style-name="T299">:</text:span> 3 magy<text:line-break/><text:span text:style-name="T810">Dosah:</text:span> kontaktní<text:line-break/><text:span text:style-name="T815">Sesílání:</text:span><text:span text:style-name="T1176"> 1 minuta (mimo boj)</text:span></text:p>
      <text:p text:style-name="P82">Vyléčí <text:span text:style-name="T1077">(</text:span>Duše <text:span text:style-name="T1078">hraničáře + k6)</text:span> životů. <text:span text:style-name="T454">Další léčivé kouzlo (ať už ho sešle druid, kněz či hraničář)</text:span><text:span text:style-name="T452"> účinkuje na stejný cíl až poté, co se doléčí do plných životů.</text:span></text:p>
      <text:h text:style-name="P802" text:outline-level="5">Zpomalení jedu</text:h>
      <text:p text:style-name="P160"><text:span text:style-name="T298">Magenergie</text:span><text:span text:style-name="T292">:</text:span><text:span text:style-name="T908"> 1 mag<text:line-break/></text:span><text:span text:style-name="T812">Dosah:</text:span><text:span text:style-name="T1075"> </text:span>d<text:span text:style-name="T1075">otyk</text:span></text:p>
      <text:p text:style-name="P159"><text:soft-page-break/>Kouzlo prodlouží latenci jedu <text:span text:style-name="T1076">v cíli</text:span> o 1 den.</text:p>
      <text:h text:style-name="P803" text:outline-level="5">Najdi pachovou stopu</text:h>
      <text:p text:style-name="P161"><text:span text:style-name="T298">Magenergie</text:span><text:span text:style-name="T299">:</text:span> 1 mag</text:p>
      <text:p text:style-name="P161">Po dobu <text:span text:style-name="T810">soustředění</text:span> dokážeš stopovat čichem jako pes.</text:p>
      <text:h text:style-name="Heading_20_3" text:outline-level="3"><text:span text:style-name="T623">Pokročilá h</text:span><text:span text:style-name="T524">raničářská k</text:span><text:span text:style-name="T499">ouzla</text:span></text:h>
      <text:h text:style-name="P804" text:outline-level="5">Uzdrav nemocného</text:h>
      <text:p text:style-name="P75"><text:span text:style-name="T298">Magenergie</text:span><text:span text:style-name="T299">:</text:span> 3 magy<text:line-break/><text:span text:style-name="T810">Dosah:</text:span> kontaktní<text:line-break/><text:span text:style-name="T813">Sesílání:</text:span><text:span text:style-name="T1079">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10">Dosah:</text:span> krátký</text:p>
      <text:p text:style-name="P85">Kouzlo zklidní obyčejné, nemagické zvíře natolik, že ztratí chuť útočit. Pokud je ale něco znovu rozdráždí, účinek pomine.</text:p>
      <text:h text:style-name="P803" text:outline-level="5"><text:span text:style-name="T515">N</text:span><text:span text:style-name="T499">ajdi zvíře</text:span></text:h>
      <text:p text:style-name="P160"><text:span text:style-name="T298">Magenergie</text:span><text:span text:style-name="T292">:</text:span><text:span text:style-name="T380"> 1 mag<text:line-break/></text:span><text:span text:style-name="T293">Dosah:</text:span><text:span text:style-name="T516"> </text:span><text:span text:style-name="T657">několik</text:span><text:span text:style-name="T516"> hodin cesty.</text:span></text:p>
      <text:p text:style-name="P39">Vycítíš směr k nejbližšímu zvířeti druhu, na který pomyslíš.</text:p>
      <text:h text:style-name="P758" text:outline-level="3">Mimosmyslové schopnosti</text:h>
      <text:p text:style-name="P396">Mimosmyslové schopnosti se neřadí do základních, pokročilých ani mistrovských, můžeš totiž současně umět jen jednu z nich. Která to bude si vybíráš na čtvrté úrovni.</text:p>
      <text:h text:style-name="P805" text:outline-level="5"><text:soft-page-break/>Telekineze</text:h>
      <text:p text:style-name="P394"><text:span text:style-name="T810">Dosah:</text:span> <text:span text:style-name="T1230">krátká vzdálenost</text:span></text:p>
      <text:p text:style-name="P394"><text:span text:style-name="T1073">Pomocí </text:span><text:span text:style-name="T811">soustředění</text:span> <text:span text:style-name="T1073">můžeš pomalu </text:span>hýbat předměty, <text:span text:style-name="T1229">jako kdybys měl Sílu rovnou tvé Duši</text:span>.</text:p>
      <text:h text:style-name="P806" text:outline-level="5">Pyrokineze</text:h>
      <text:p text:style-name="P394"><text:span text:style-name="T810">Dosah:</text:span> <text:span text:style-name="T1230">krátká vzdálenost</text:span></text:p>
      <text:p text:style-name="P395"><text:span text:style-name="T1073">Dokážeš zapálit oheň pomocí </text:span><text:span text:style-name="T811">soustředění</text:span>. Živé tvory <text:span text:style-name="T1073">pyrokineze</text:span> přímo nezraňuje, následný oheň je <text:span text:style-name="T1231">ale</text:span> zranit může.</text:p>
      <text:h text:style-name="P805" text:outline-level="5">Tele<text:span text:style-name="T1072">patie</text:span></text:h>
      <text:p text:style-name="P394"><text:span text:style-name="T810">Dosah:</text:span> <text:span text:style-name="T1230">krátká vzdálenost</text:span></text:p>
      <text:p text:style-name="P40"><text:span text:style-name="T1073">Po dobu </text:span><text:span text:style-name="T811">soustředění</text:span><text:span text:style-name="T1073"> můžeš </text:span>s někým „mluvit“ v myšlenkách. Bez znalosti jazyka si nebudete rozum<text:span text:style-name="T1073">ě</text:span>t. <text:span text:style-name="T1074">Cíl se může po navázání spojení vzdálit z dosahu.</text:span></text:p>
      <text:h text:style-name="Heading_20_2" text:outline-level="2"><text:bookmark-start text:name="__RefHeading___Toc7003_1015327784"/>Alchymista<text:bookmark-end text:name="__RefHeading___Toc7003_1015327784"/></text:h>
      <text:p text:style-name="P193"><text:span text:style-name="T517">TODO: „Nevyprchávající“ lektvary a ostatní předměty se vyrábí přidáním vzácných magických surovin, které je povětšinou potřeba najít na výpravách – pro každý lektvar </text:span><text:span text:style-name="T667">bude</text:span><text:span text:style-name="T517"> jiná.</text:span></text:p>
      <text:p text:style-name="P141"><text:span text:style-name="T517">1. </text:span><text:span text:style-name="T501">úroveň</text:span></text:p>
      <text:list xml:id="list2350217148" text:style-name="L25">
        <text:list-item>
          <text:p text:style-name="P973"><text:span text:style-name="T561">Umíš </text:span><text:span text:style-name="T633">základy</text:span><text:span text:style-name="T561"> </text:span><text:span text:style-name="T620">následující</text:span><text:span text:style-name="T633">ch</text:span><text:span text:style-name="T561"> dovednost</text:span><text:span text:style-name="T633">í</text:span><text:span text:style-name="T559">:</text:span></text:p>
          <text:list>
            <text:list-item>
              <text:p text:style-name="P986">Čtení a psaní</text:p>
            </text:list-item>
            <text:list-item>
              <text:p text:style-name="P991">Znalost jedů</text:p>
            </text:list-item>
            <text:list-item>
              <text:p text:style-name="P1015"><text:span text:style-name="T385">J</text:span><text:span text:style-name="T380">eden </text:span><text:span text:style-name="T499">Starý jazyk</text:span></text:p>
            </text:list-item>
          </text:list>
        </text:list-item>
        <text:list-item>
          <text:p text:style-name="P994">Nauč se základy jedné další dovednosti podle svého výběru.</text:p>
          <text:p text:style-name="P843"><text:soft-page-break/><text:span text:style-name="T1706">(</text:span>Cizí jazyk, Lov a stopování, Odezírání ze rtů, Orientace a přežití v divočině, Ošetřování zranění, Otevírání zámků, Plavání, Přetvářka a převleky, Starý jazyk, Šplhání, Výroba a odstraňování pastí<text:span text:style-name="T1706">)</text:span></text:p>
        </text:list-item>
        <text:list-item>
          <text:p text:style-name="P1031"><text:span text:style-name="T528">P</text:span><text:span text:style-name="T501">oznáš </text:span><text:span text:style-name="T562">alchymistické</text:span><text:span text:style-name="T501"> suroviny a můžeš z nich vyrábět předměty, jejichž recepty se naučíš.</text:span></text:p>
        </text:list-item>
        <text:list-item>
          <text:p text:style-name="P1033"><text:span text:style-name="T501">V</text:span><text:span text:style-name="T499">yber si dva </text:span><text:span text:style-name="T649">ze základních receptů</text:span><text:span text:style-name="T499">, </text:span><text:span text:style-name="T634">které umíš používat</text:span><text:span text:style-name="T499">.</text:span></text:p>
        </text:list-item>
        <text:list-item>
          <text:p text:style-name="P1032">Můžeš si připoutat jeden magický předmět, který <text:span text:style-name="T1234">získáš</text:span> na výpravách za dobrodružstvím.</text:p>
        </text:list-item>
      </text:list>
      <text:p text:style-name="P128"><text:span text:style-name="T527">2</text:span><text:span text:style-name="T517">. </text:span><text:span text:style-name="T501">úroveň</text:span></text:p>
      <text:list xml:id="list3653548256" text:style-name="L26">
        <text:list-item>
          <text:p text:style-name="P1034"><text:span text:style-name="T501">V</text:span><text:span text:style-name="T530">yber si další </text:span><text:span text:style-name="T649">ze základních</text:span><text:span text:style-name="T530"> recept</text:span><text:span text:style-name="T649">ů</text:span><text:span text:style-name="T530">.</text:span></text:p>
        </text:list-item>
        <text:list-item>
          <text:p text:style-name="P886">Můžeš si připoutat celkem dva magické předměty.</text:p>
        </text:list-item>
        <text:list-item>
          <text:p text:style-name="P886">Nauč se <text:span text:style-name="T1246">základy jedné dovednosti</text:span>.</text:p>
        </text:list-item>
      </text:list>
      <text:p text:style-name="P128"><text:span text:style-name="T527">3</text:span><text:span text:style-name="T517">. </text:span><text:span text:style-name="T501">úroveň</text:span></text:p>
      <text:list xml:id="list204531710413345" text:continue-list="list204532077187076" text:style-name="L20">
        <text:list-item>
          <text:p text:style-name="P874">Zvyš si jednu vlastnost (rozdíl mezi tvou nejvyšší a nejnižší může být nejvýše 3).</text:p>
        </text:list-item>
      </text:list>
      <text:list xml:id="list204533253240240" text:continue-list="list2350217148" text:style-name="L25">
        <text:list-item>
          <text:p text:style-name="P998">Vyber si další základní nebo pokročilý recept.</text:p>
        </text:list-item>
        <text:list-item>
          <text:p text:style-name="P1007">Nauč se základy jedné dovednosti nebo si zvyš jednu dovednost na pokročilou.</text:p>
        </text:list-item>
      </text:list>
      <text:p text:style-name="P128"><text:span text:style-name="T527">4</text:span><text:span text:style-name="T517">. </text:span><text:span text:style-name="T501">úroveň</text:span></text:p>
      <text:list xml:id="list204532614080676" text:continue-list="list3653548256" text:style-name="L26">
        <text:list-item>
          <text:p text:style-name="P999">Vyber si další základní nebo pokročilý recept.</text:p>
        </text:list-item>
        <text:list-item>
          <text:p text:style-name="P886">Zvyš si jednu dovednost na pokročilou.</text:p>
        </text:list-item>
        <text:list-item>
          <text:p text:style-name="P886">Můžeš si připoutat celkem tři magické předměty.</text:p>
        </text:list-item>
      </text:list>
      <text:p text:style-name="P128"><text:span text:style-name="T527">5</text:span><text:span text:style-name="T517">. </text:span><text:span text:style-name="T501">úroveň</text:span></text:p>
      <text:list xml:id="list204532593546329" text:continue-list="list204531710413345" text:style-name="L20">
        <text:list-item>
          <text:p text:style-name="P874"><text:soft-page-break/>Zvyš si jednu vlastnost (rozdíl mezi tvou nejvyšší a nejnižší může být nejvýše 3).</text:p>
        </text:list-item>
      </text:list>
      <text:list xml:id="list204533061215667" text:continue-list="list204532614080676" text:style-name="L26">
        <text:list-item>
          <text:p text:style-name="P999">Vyber si další základní nebo pokročilý recept.</text:p>
        </text:list-item>
      </text:list>
      <text:list xml:id="list204532640481850" text:continue-list="list204533253240240" text:style-name="L25">
        <text:list-item>
          <text:p text:style-name="P1001">Nauč se základy jedné dovednosti nebo si zvyš jednu dovednost na pokročilou.</text:p>
        </text:list-item>
      </text:list>
      <text:p text:style-name="P153"><text:span text:style-name="T395">6</text:span><text:span text:style-name="T394">. </text:span><text:span text:style-name="T381">úroveň</text:span></text:p>
      <text:list xml:id="list204531345261613" text:continue-list="list1458333908" text:style-name="L24">
        <text:list-item>
          <text:p text:style-name="P1004">Zvyš si jednu dovednost na pokročilou.</text:p>
        </text:list-item>
        <text:list-item>
          <text:p text:style-name="P1000">Vyber si další základní nebo pokročilý recept.</text:p>
        </text:list-item>
        <text:list-item>
          <text:p text:style-name="P1002">Můžeš si připoutat celkem čtyři magické předměty.</text:p>
        </text:list-item>
      </text:list>
      <text:h text:style-name="P678" text:outline-level="4">Výroba magických předmětů</text:h>
      <text:list xml:id="list438864735" text:style-name="L27">
        <text:list-item>
          <text:p text:style-name="P1035">Za den (mezi dvěma vydatnými spánky) můžeš zpracovat jen určité množství magenergie: Duše + úroveň.</text:p>
        </text:list-item>
      </text:list>
      <text:list xml:id="list3105041578" text:style-name="L28">
        <text:list-item>
          <text:list>
            <text:list-item>
              <text:p text:style-name="P103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038">Na výrobu předmětů je potřeba <text:span text:style-name="T1196">alchymistická</text:span> aparatura, která se vejde do malé truhlice <text:span text:style-name="T1194">(dá se pohodlně nosit v ruce nebo v torně)</text:span>. <text:span text:style-name="T1177">V této truhlici nosíš také suroviny.</text:span></text:p>
        </text:list-item>
        <text:list-item>
          <text:p text:style-name="P1039"><text:span text:style-name="T1197">Předměty se vyrábí z připravených polotovarů, takže v</text:span>ýroba každého <text:span text:style-name="T1197">z nich</text:span> zabere <text:span text:style-name="T1197">jen</text:span> několik minut.</text:p>
        </text:list-item>
        <text:list-item>
          <text:p text:style-name="P1036"><text:span text:style-name="T1195">V</text:span>yrobené <text:span text:style-name="T1195">předměty</text:span> si své magické vlastnosti uchovají jen několik hodin.</text:p>
        </text:list-item>
      </text:list>
      <text:h text:style-name="Heading_20_3" text:outline-level="3"><text:soft-page-break/><text:span text:style-name="T1248">Základní alchymistické r</text:span>ecepty</text:h>
      <text:h text:style-name="Heading_20_5" text:outline-level="5">Léčivý lektvar</text:h>
      <text:p text:style-name="P86"><text:span text:style-name="T833">M</text:span><text:span text:style-name="T814">agenergie</text:span><text:span text:style-name="T810">:</text:span> 1 mag</text:p>
      <text:p text:style-name="P91"><text:span text:style-name="T1080">V průběhu krátkého odpočinku v</text:span>yléčí (Duše <text:span text:style-name="T1080">alchymisty + k6</text:span>) životů <text:span text:style-name="T1080">(nevrací životy v boji)</text:span>. <text:span text:style-name="T1267">Další léčivý lektvar (libovolného druhu) bude na stejný cíl účinkovat až poté, co se doléčí do plných životů.</text:span></text:p>
      <text:h text:style-name="P807" text:outline-level="5">Megacloumák</text:h>
      <text:p text:style-name="P93"><text:span text:style-name="T1142">M</text:span><text:span text:style-name="T1136">agenergie</text:span><text:span text:style-name="T1135">:</text:span><text:span text:style-name="T1085"> 1 mag<text:line-break/></text:span><text:span text:style-name="T1138">Trvání:</text:span><text:span text:style-name="T1086"> </text:span><text:span text:style-name="T1083">Několik minut</text:span></text:p>
      <text:p text:style-name="P92"><text:span text:style-name="T1085">Odstraní mdloby, ochromení, paralýzu </text:span><text:span text:style-name="T1154">a</text:span><text:span text:style-name="T1085"> křeče </text:span><text:span text:style-name="T1154">a </text:span><text:span text:style-name="T1088">po dobu trvání</text:span><text:span text:style-name="T1154"> probere postavu z bezv</text:span><text:span text:style-name="T1088">ědomí.</text:span></text:p>
      <text:h text:style-name="P822" text:outline-level="5">Lakmusový papírek</text:h>
      <text:p text:style-name="P93"><text:span text:style-name="T1142">M</text:span><text:span text:style-name="T1136">agenergie</text:span><text:span text:style-name="T1135">:</text:span><text:span text:style-name="T1085"> </text:span><text:span text:style-name="T1089">2</text:span><text:span text:style-name="T1085"> mag</text:span><text:span text:style-name="T1089">y</text:span></text:p>
      <text:p text:style-name="P162"><text:span text:style-name="T1089">Z</text:span><text:span text:style-name="T1088">jistí složení jakékoliv kapaliny (mimo jiné rozpozná účinek lektvaru).</text:span></text:p>
      <text:h text:style-name="P808" text:outline-level="5">Vlčí mor</text:h>
      <text:p text:style-name="P93"><text:span text:style-name="T1142">M</text:span><text:span text:style-name="T1136">agenergie</text:span><text:span text:style-name="T1135">:</text:span><text:span text:style-name="T1137"> </text:span><text:span text:style-name="T1093">1</text:span><text:span text:style-name="T1085"> mag<text:line-break/></text:span><text:span text:style-name="T1140">S</text:span><text:span text:style-name="T1141">íla jedu:</text:span><text:span text:style-name="T1091"> </text:span><text:span text:style-name="T1094">6 </text:span><text:span text:style-name="T1116">(proti lykantropům 10)</text:span><text:span text:style-name="T1091"><text:line-break/></text:span><text:span text:style-name="T1139">Latence:</text:span><text:span text:style-name="T1092"> </text:span><text:span text:style-name="T1094">30</text:span><text:span text:style-name="T1092"> minut </text:span><text:span text:style-name="T1116">(proti lykantropům 3 minuty)</text:span></text:p>
      <text:p text:style-name="P163"><text:span text:style-name="T1092">J</text:span><text:span text:style-name="T1088">ed na otravu </text:span><text:span text:style-name="T1099">zbraní a</text:span><text:span text:style-name="T1088"> šípů. </text:span><text:span text:style-name="T1108">Velmi účinný proti vlkodlakům a jiným lykantropům.</text:span></text:p>
      <text:h text:style-name="P809" text:outline-level="5">Detekční hůlka</text:h>
      <text:p text:style-name="P93"><text:span text:style-name="T1142">M</text:span><text:span text:style-name="T1136">agenergie</text:span><text:span text:style-name="T1135">:</text:span><text:span text:style-name="T1085"> </text:span><text:span text:style-name="T1089">2</text:span><text:span text:style-name="T1085"> mag</text:span><text:span text:style-name="T1089">y</text:span><text:span text:style-name="T1085"><text:line-break/></text:span><text:span text:style-name="T1138">Trvání:</text:span><text:span text:style-name="T1086"> </text:span><text:span text:style-name="T1083">Několik minut</text:span></text:p>
      <text:p text:style-name="P164"><text:span text:style-name="T1083">U</text:span><text:span text:style-name="T1088">možní najít tajné vchody nebo schránky. Nedává ale znalost, jak je otevřít, ani jestli jsou zapas</text:span><text:span text:style-name="T1090">tě</text:span><text:span text:style-name="T1088">né.</text:span></text:p>
      <text:h text:style-name="P810" text:outline-level="5"><text:soft-page-break/>Pavoučí lektvar</text:h>
      <text:p text:style-name="P93"><text:span text:style-name="T1142">M</text:span><text:span text:style-name="T1136">agenergie</text:span><text:span text:style-name="T1135">:</text:span><text:span text:style-name="T1085"> 1 mag<text:line-break/></text:span><text:span text:style-name="T1138">Trvání:</text:span><text:span text:style-name="T1086"> </text:span><text:span text:style-name="T1083">Několik minut</text:span></text:p>
      <text:p text:style-name="P337"><text:span text:style-name="T1083">P</text:span><text:span text:style-name="T1088">o dobu trvání se postava udrží na jakémkoliv pevném povrchu, </text:span><text:span text:style-name="T1100">klidně i hlavou dolů</text:span><text:span text:style-name="T1088">.</text:span></text:p>
      <text:h text:style-name="P811" text:outline-level="5">Ohnivá hlína</text:h>
      <text:p text:style-name="P97"><text:span text:style-name="T1142">M</text:span><text:span text:style-name="T1136">agenergie</text:span><text:span text:style-name="T1135">:</text:span><text:span text:style-name="T1085"> 1 mag</text:span><text:span text:style-name="T1083"><text:line-break/></text:span><text:span text:style-name="T1148">Zranění:</text:span><text:span text:style-name="T1120"> 4kz </text:span><text:span text:style-name="T1148">ohněm</text:span><text:span text:style-name="T1120"> po dobu 3 kol nebo do uhašení</text:span></text:p>
      <text:p text:style-name="P338"><text:span text:style-name="T1118">T</text:span><text:span text:style-name="T1082">ODO</text:span></text:p>
      <text:h text:style-name="P812" text:outline-level="5">Dýmovnice</text:h>
      <text:p text:style-name="P93"><text:span text:style-name="T1142">M</text:span><text:span text:style-name="T1136">agenergie</text:span><text:span text:style-name="T1135">:</text:span><text:span text:style-name="T1085"> 1 mag<text:line-break/></text:span><text:span text:style-name="T1138">Trvání:</text:span><text:span text:style-name="T1086"> </text:span><text:span text:style-name="T1083">Několik minut</text:span></text:p>
      <text:p text:style-name="P196"><text:span text:style-name="T1083">D</text:span><text:span text:style-name="T1082">ýmovnice je velká asi jako vlašský ořech. Po nárazu z ní budou několik minut vycházet oblaka řídkého dýmu – je v něm vidět zhruba na střední vzdálenost, </text:span><text:span text:style-name="T1146">infravidění</text:span><text:span text:style-name="T1118"> ani </text:span><text:span text:style-name="T1146">ultrasluch</text:span><text:span text:style-name="T1118"> ale nijak neomezuje</text:span><text:span text:style-name="T1082">. Malou místnost zaplní za jedno kolo, velký sál nebo jeskyni </text:span><text:span text:style-name="T1103">za několik minut</text:span><text:span text:style-name="T1082">. </text:span><text:span text:style-name="T1104">Pokud </text:span><text:span text:style-name="T1105">jej vítr</text:span><text:span text:style-name="T1104"> nerozfouká dříve, rozplyne se za několik hodin.</text:span><text:span text:style-name="T1082"><text:line-break/><text:tab/>Když dýmovnici před použití</text:span><text:span text:style-name="T1106">m</text:span><text:span text:style-name="T1082"> promneš v rukou nebo jinak zahřeješ (1 kolo), dým </text:span><text:span text:style-name="T1107">bude</text:span><text:span text:style-name="T1082"> tak hustý, že v něm bude vidět jen na kontaktní vzdálenost </text:span><text:span text:style-name="T1117">a bude bránit i v </text:span><text:span text:style-name="T1147">infravidění</text:span><text:span text:style-name="T1082"> </text:span><text:span text:style-name="T1118">(</text:span><text:span text:style-name="T1146">ultrasluch</text:span><text:span text:style-name="T1118"> stále funguje bez omezení).</text:span></text:p>
      <text:h text:style-name="P813" text:outline-level="5">Kýchací prášek</text:h>
      <text:p text:style-name="P94"><text:span text:style-name="T1142">M</text:span><text:span text:style-name="T1136">agenergie</text:span><text:span text:style-name="T1135">:</text:span><text:span text:style-name="T1085"> 1 mag<text:line-break/></text:span><text:span text:style-name="T1138">Trvání:</text:span><text:span text:style-name="T1086"> </text:span><text:span text:style-name="T1083">Několik minut<text:line-break/></text:span><text:span text:style-name="T1143">Účinek:</text:span><text:span text:style-name="T1109"> Nevýhoda a vyřazený čich několik minut po nadýchání</text:span></text:p>
      <text:p text:style-name="P197"><text:soft-page-break/><text:span text:style-name="T1135">Kýchací prášek</text:span><text:span text:style-name="T108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10">k</text:span><text:span text:style-name="T1082">ýchá je i velmi malé množství.<text:line-break/><text:tab/></text:span><text:span text:style-name="T1114">P</text:span><text:span text:style-name="T1109">oužívá </text:span><text:span text:style-name="T1114">se nejčastěji</text:span><text:span text:style-name="T1109"> k zakrytí pachové stopy. Je ho také možné rozprášit po okolí – kdokoliv pak do tohoto prostoru vstoupí, zaručeně </text:span><text:span text:style-name="T1113">se</text:span><text:span text:style-name="T1109"> prozradí.<text:line-break/><text:tab/></text:span><text:span text:style-name="T1144">Kýchací p</text:span><text:span text:style-name="T1145">rášek</text:span><text:span text:style-name="T1111"> přestane účinkovat po několika hodinách </text:span><text:span text:style-name="T1115">po rozprášení</text:span><text:span text:style-name="T1111">. </text:span><text:span text:style-name="T1112">Z posypané oblasti je jej také možné odstranit vodou.</text:span></text:p>
      <text:h text:style-name="Heading_20_3" text:outline-level="3"><text:span text:style-name="T1248">Pokročilé alchymistické r</text:span>ecepty</text:h>
      <text:h text:style-name="Heading_20_5" text:outline-level="5">Antigravitační cloumák</text:h>
      <text:p text:style-name="P93"><text:span text:style-name="T833">M</text:span><text:span text:style-name="T814">agenergie</text:span><text:span text:style-name="T810">:</text:span> 1 mag<text:line-break/><text:span text:style-name="T814">Trvání:</text:span><text:span text:style-name="T1081"> několik minut</text:span></text:p>
      <text:p text:style-name="P405"><text:span text:style-name="T1762">P</text:span>o dobu působení <text:span text:style-name="T1762">lektvaru</text:span> <text:span text:style-name="T1762">budeš</text:span> pociťovat slabší gravitaci <text:span text:style-name="T1762">(</text:span>zhruba jako na M<text:span text:style-name="T1762">arsu</text:span>). <text:span text:style-name="T1762">Budeš při tom skákat dvakrát tak vysoko a daleko jako normálně, v boji si ale budeš počítat nevýhodu, protože na na to nejsi zvyklý.</text:span></text:p>
      <text:p text:style-name="P406">/<text:span text:style-name="T1772">*</text:span></text:p>
      <text:p text:style-name="P407">K výšce skoků a proč to přirovnávám ke gravitaci na Marsu a ne třeba na Měsíci: dohledal jsem to a na Marsu se skutečně skáče zhruba do dvojnásobné výšky. Na Měsíci by to bylo zhruba 6x výš, to <text:span text:style-name="T1773">by bylo </text:span>asi moc <text:span text:style-name="T1773">silný</text:span>.</text:p>
      <text:p text:style-name="P407">*/</text:p>
      <text:h text:style-name="P814" text:outline-level="5">Bomba</text:h>
      <text:p text:style-name="P98"><text:span text:style-name="T1142">M</text:span><text:span text:style-name="T1136">agenergie</text:span><text:span text:style-name="T1135">:</text:span><text:span text:style-name="T1085"> </text:span><text:span text:style-name="T1122">3</text:span><text:span text:style-name="T1085"> mag</text:span><text:span text:style-name="T1122">y</text:span><text:span text:style-name="T1121"><text:line-break/></text:span><text:span text:style-name="T1150">Základ:</text:span><text:span text:style-name="T1124"> </text:span><text:span text:style-name="T1132">Dutá železná koule</text:span><text:span text:style-name="T1124"> (</text:span><text:span text:style-name="T1128">váží </text:span><text:span text:style-name="T1124">zhruba </text:span><text:span text:style-name="T1128">2</text:span><text:span text:style-name="T1124"> kg)</text:span></text:p>
      <text:p text:style-name="P400"><text:soft-page-break/><text:span text:style-name="T1149">Bomba </text:span><text:span text:style-name="T1152">je kovová koule o velikosti </text:span><text:span text:style-name="T1151">kokosového</text:span><text:span text:style-name="T1152"> ořechu. </text:span><text:span text:style-name="T1153">Železný základ</text:span><text:span text:style-name="T1082"> </text:span><text:span text:style-name="T1131">dokážeš</text:span><text:span text:style-name="T1082"> vyrobit sám, ale potřebuješ na to na několik hodin </text:span><text:span text:style-name="T1130">přístup do</text:span><text:span text:style-name="T1082"> plně vybaven</text:span><text:span text:style-name="T1130">é</text:span><text:span text:style-name="T1082"> kovárn</text:span><text:span text:style-name="T1130">y</text:span><text:span text:style-name="T1082">. Můžeš si ho také nechat vyrobit od kováře.<text:line-break/><text:tab/></text:span><text:span text:style-name="T1133">P</text:span><text:span text:style-name="T1132">lášť</text:span><text:span text:style-name="T1125"> je možné vyrobit dvěma možnými způsoby a tomu pak odpovídají dvě varianty bomby: tlaková nebo střepinová. </text:span><text:span text:style-name="T1123">Síla bomby je v obou případech rovna tvé Finese + 2, </text:span><text:span text:style-name="T1126">liší se velikost zasažené oblasti a zranění.<text:line-break/><text:tab/></text:span><text:span text:style-name="T1125">Tlaková bomba zraňuje tlakovou vlnou – má menší dosah, ale větší zranění </text:span><text:span text:style-name="T1129">a dá se také použít na vyrážení dveří, prorážení slabých stěn a podobně</text:span><text:span text:style-name="T1125">. Střepinová bomba zraňuje drobnými střepinami, na které se při výbuchu rozpadne kovový plášť. Střepiny létají na delší vzdálenost, ale mají menší zranění než přímá tlaková vlna.</text:span></text:p>
      <text:p text:style-name="P107">Tlaková bomba:</text:p>
      <text:list xml:id="list3361937508" text:style-name="L29">
        <text:list-item>
          <text:p text:style-name="P1041"><text:span text:style-name="T1123">S</text:span><text:span text:style-name="T1082">íla bomby </text:span><text:span text:style-name="T1134">= t</text:span><text:span text:style-name="T1082">voje Finesa + 2</text:span></text:p>
        </text:list-item>
        <text:list-item>
          <text:p text:style-name="P1040"><text:span text:style-name="T1127">Z</text:span><text:span text:style-name="T1123">působuje drtivé zranění 4kz</text:span></text:p>
        </text:list-item>
        <text:list-item>
          <text:p text:style-name="P1040"><text:span text:style-name="T1127">Z</text:span><text:span text:style-name="T1123">asáhne všechno v </text:span><text:span text:style-name="T1149">kontaktní</text:span><text:span text:style-name="T1123"> vzdálenosti od místa výbuchu kromě cílů skrytých za masivní překážkou (kamenná stěna, kmen stromu a podobně)</text:span></text:p>
        </text:list-item>
      </text:list>
      <text:p text:style-name="P107">Střepinová bomba:</text:p>
      <text:list xml:id="list3576041155" text:style-name="L30">
        <text:list-item>
          <text:p text:style-name="P1042"><text:span text:style-name="T1123">S</text:span><text:span text:style-name="T1082">íla bomby </text:span><text:span text:style-name="T1134">=</text:span><text:span text:style-name="T1082"> </text:span><text:span text:style-name="T1134">t</text:span><text:span text:style-name="T1082">voje Finesa + 2</text:span></text:p>
        </text:list-item>
        <text:list-item>
          <text:p text:style-name="P1043"><text:span text:style-name="T1127">Z</text:span><text:span text:style-name="T1082">působuje sečné zranění +0</text:span></text:p>
        </text:list-item>
        <text:list-item>
          <text:p text:style-name="P1044"><text:span text:style-name="T1127">Z</text:span><text:span text:style-name="T1082">asáhne všechno v krátké vzdálenosti od místa výbuchu kromě cílů skrytých za pevnou překážkou (střepiny zastaví i tenká dřevěná stěna)</text:span></text:p>
        </text:list-item>
      </text:list>
      <text:p text:style-name="P399"><text:span text:style-name="T1045">Bomba se odpaluje doutnákem. Ten můžeš snadno vyrobit ze svých surovin a kusu provazu, nepotřebuješ na to magenergii. </text:span><text:span text:style-name="T1046">Délka doutnáku určuje, jak dlouho bude hořet a tedy za jak dlouho bomba exploduje. Nejmenší bezpečná délka hoří 1 kolo – bomba pak vybuch</text:span><text:soft-page-break/><text:span text:style-name="T1046">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3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76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169">&lt;TODO: Opravit podle </text:span><text:span text:style-name="T783">statů zlobra v bestiáři, až budou</text:span><text:span text:style-name="T1169">&gt;</text:span><text:span text:style-name="T1769">.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280">Pán jeskyně:</text:span> „<text:span text:style-name="T1770">Zlobr blízké setkání s explodující bombou kupodivu přežil, ale není z toho o nic moudřejší. Výrazně se potácí, zřejmě se mu z toho pořádně motá hlava – bude teď mít několik minut nevýhodu, než to přejde.</text:span>“</text:p>
      <text:p text:style-name="P401"><text:soft-page-break/>Hotová bomba váží i s obalem zhruba 10 kg. <text:span text:style-name="T176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763">*</text:span></text:p>
      <text:p text:style-name="P106">Výpočet hmotnosti:</text:p>
      <text:p text:style-name="P106">Průměr 25 cm. Z toho vychází objem 0,008 m3, což je 8 litrů. Střelný prach má hustotu zhruba jako voda, takže prachová náplň váží 8 kg. <text:span text:style-name="T1764">K tomu 2kg obal (železo má hustotu zhruba 9x vyšší), dohromady 10 kg.</text:span></text:p>
      <text:p text:style-name="P106">*/</text:p>
      <text:p text:style-name="P106">/<text:span text:style-name="T1771">*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499"> 1 mag<text:line-break/></text:span><text:span text:style-name="T295">Trvání:</text:span><text:span text:style-name="T521"> Do prvního úspěšného použití</text:span></text:p>
      <text:p text:style-name="P99"><text:span text:style-name="T499">Jestliže se někde v </text:span><text:span text:style-name="T519">krátké</text:span><text:span text:style-name="T499"> vzdálenosti, vyskytuje zlato, </text:span>stříbro či drahé kamení, kulička<text:span text:style-name="T291"> </text:span><text:span text:style-name="T499">se </text:span><text:span text:style-name="T518">k němu</text:span><text:span text:style-name="T499"> začne kutálet. </text:span><text:span text:style-name="T520">Po úspěšném použití své schopnosti ztrácí.</text:span></text:p>
      <text:h text:style-name="P799" text:outline-level="5">Lektvar chladných vod</text:h>
      <text:p text:style-name="P93"><text:span text:style-name="T342">M</text:span><text:span text:style-name="T294">agenergie</text:span><text:span text:style-name="T292">:</text:span><text:span text:style-name="T520"> 1 mag<text:line-break/></text:span><text:span text:style-name="T295">Trvání:</text:span><text:span text:style-name="T521"> </text:span><text:span text:style-name="T522">Několik minut</text:span></text:p>
      <text:p text:style-name="P104">Postavě, která tento lektvar vypila, se po dobu jeho působení jakékoliv utrpěné zranění ohněm snižuje o 3.</text:p>
      <text:h text:style-name="P823" text:outline-level="5"><text:soft-page-break/><text:span text:style-name="T520">Lektvar mlhovin</text:span><text:span text:style-name="T523">y</text:span></text:h>
      <text:p text:style-name="P93"><text:span text:style-name="T342">M</text:span><text:span text:style-name="T294">agenergie</text:span><text:span text:style-name="T292">:</text:span><text:span text:style-name="T520"> 1 mag<text:line-break/></text:span><text:span text:style-name="T295">Trvání:</text:span><text:span text:style-name="T521"> </text:span><text:span text:style-name="T522">Několik minut</text:span></text:p>
      <text:p text:style-name="P87"><text:span text:style-name="T1084">Mlžná forma po dobu působení (bez výbavy a oblečení)</text:span><text:span text:style-name="T1083">.</text:span></text:p>
      <text:h text:style-name="P815" text:outline-level="5">Lektvar zmenšování</text:h>
      <text:p text:style-name="P93"><text:span text:style-name="T1142">M</text:span><text:span text:style-name="T1136">agenergie</text:span><text:span text:style-name="T1135">:</text:span><text:span text:style-name="T1085"> 1 mag<text:line-break/></text:span><text:span text:style-name="T1138">Trvání:</text:span><text:span text:style-name="T1086"> </text:span><text:span text:style-name="T1083">Několik minut</text:span></text:p>
      <text:p text:style-name="P195"><text:span text:style-name="T1083">P</text:span><text:span text:style-name="T1087">o dobu trvání se postava zmenší na polovinu spolu se vším, co nese. Na polovinu se jí tím sníží </text:span><text:span text:style-name="T1102">Síla a</text:span><text:span text:style-name="T1087"> Velikost (a tedy počet životů – aktuální i maximální). </text:span><text:span text:style-name="T1101">Finesa a Duše</text:span><text:span text:style-name="T1087"> se nezmění.</text:span></text:p>
      <text:h text:style-name="P816" text:outline-level="5">Lektvar rychlosti</text:h>
      <text:p text:style-name="P93"><text:span text:style-name="T1142">M</text:span><text:span text:style-name="T1136">agenergie</text:span><text:span text:style-name="T1135">:</text:span><text:span text:style-name="T1085"> 1 mag<text:line-break/></text:span><text:span text:style-name="T1138">Trvání:</text:span><text:span text:style-name="T1086"> </text:span><text:span text:style-name="T1083">Několik minut</text:span></text:p>
      <text:p text:style-name="P100"><text:span text:style-name="T1083">Z</text:span><text:span text:style-name="T1082">dvojnásobí rychlost běhu (postava bude běhat zhruba stejně rychle jako kůň).</text:span></text:p>
      <text:h text:style-name="P817" text:outline-level="5">Černá zhouba</text:h>
      <text:p text:style-name="P88"><text:span text:style-name="T1136">Magenergie:</text:span><text:span text:style-name="T1137"> </text:span><text:span text:style-name="T1093">1</text:span><text:span text:style-name="T1085"> mag<text:line-break/></text:span><text:span text:style-name="T1140">S</text:span><text:span text:style-name="T1141">íla jedu:</text:span><text:span text:style-name="T1091"> 7<text:line-break/></text:span><text:span text:style-name="T1139">Latence:</text:span><text:span text:style-name="T1092"> 1 minuta</text:span></text:p>
      <text:p text:style-name="P102"><text:span text:style-name="T1091">P</text:span><text:span text:style-name="T1082">aralytický jed.</text:span></text:p>
      <text:h text:style-name="P818" text:outline-level="5">Jablečná vůně</text:h>
      <text:p text:style-name="P89"><text:span text:style-name="T1136">Magenergie:</text:span><text:span text:style-name="T1137"> </text:span><text:span text:style-name="T1093">1</text:span><text:span text:style-name="T1085"> mag<text:line-break/></text:span><text:span text:style-name="T1140">S</text:span><text:span text:style-name="T1141">íla jedu:</text:span><text:span text:style-name="T1091"> </text:span><text:span text:style-name="T1093">6</text:span><text:span text:style-name="T1091"><text:line-break/></text:span><text:span text:style-name="T1139">Latence:</text:span><text:span text:style-name="T1092"> </text:span><text:span text:style-name="T1093">5 kol</text:span></text:p>
      <text:p text:style-name="P103"><text:span text:style-name="T1093">P</text:span><text:span text:style-name="T1082">lynný jed. </text:span><text:span text:style-name="T1096">Oblak zaplní několik metrů chodby nebo malou místnost.</text:span></text:p>
      <text:h text:style-name="P819" text:outline-level="5"><text:soft-page-break/>Melenova pomsta</text:h>
      <text:p text:style-name="P90"><text:span text:style-name="T1136">Magenergie:</text:span><text:span text:style-name="T1137"> </text:span><text:span text:style-name="T1093">1</text:span><text:span text:style-name="T1085"> mag<text:line-break/></text:span><text:span text:style-name="T1140">S</text:span><text:span text:style-name="T1141">íla jedu:</text:span><text:span text:style-name="T1091"> </text:span><text:span text:style-name="T1095">7</text:span><text:span text:style-name="T1091"><text:line-break/></text:span><text:span text:style-name="T1139">Latence:</text:span><text:span text:style-name="T1092"> </text:span><text:span text:style-name="T1095">1</text:span><text:span text:style-name="T1092"> </text:span><text:span text:style-name="T1095">hodina</text:span></text:p>
      <text:p text:style-name="P334"><text:span text:style-name="T1095">J</text:span><text:span text:style-name="T1082">ed do nápojů.</text:span></text:p>
      <text:h text:style-name="Heading_20_3" text:outline-level="3">Mistrovské alchymistické předměty</text:h>
      <text:h text:style-name="P820" text:outline-level="5">Éterický olej</text:h>
      <text:p text:style-name="P95"><text:span text:style-name="T1142">M</text:span><text:span text:style-name="T1136">agenergie</text:span><text:span text:style-name="T1135">:</text:span><text:span text:style-name="T1085"> 1 mag<text:line-break/></text:span><text:span text:style-name="T1138">Trvání:</text:span><text:span text:style-name="T1086"> </text:span><text:span text:style-name="T1083">Několik minut</text:span></text:p>
      <text:p text:style-name="P335"><text:span text:style-name="T1083">T</text:span><text:span text:style-name="T1082">ODO</text:span></text:p>
      <text:h text:style-name="P821" text:outline-level="5">Metamorfóza</text:h>
      <text:p text:style-name="P96"><text:span text:style-name="T1142">M</text:span><text:span text:style-name="T1136">agenergie</text:span><text:span text:style-name="T1135">:</text:span><text:span text:style-name="T1085"> 1 mag<text:line-break/></text:span><text:span text:style-name="T1138">Trvání:</text:span><text:span text:style-name="T1086"> </text:span><text:span text:style-name="T1083">Několik minut</text:span></text:p>
      <text:p text:style-name="P336"><text:span text:style-name="T1083">T</text:span><text:span text:style-name="T1082">ODO</text:span></text:p>
      <text:p text:style-name="P336"><text:span text:style-name="T1082">/</text:span><text:span text:style-name="T111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8"><text:span text:style-name="T517">1. </text:span><text:span text:style-name="T501">úroveň</text:span></text:p>
      <text:list xml:id="list204532451371580" text:continue-list="list204532640481850" text:style-name="L25">
        <text:list-item>
          <text:p text:style-name="P974"><text:span text:style-name="T561">Umíš </text:span><text:span text:style-name="T635">základy</text:span><text:span text:style-name="T561"> </text:span><text:span text:style-name="T620">následující</text:span><text:span text:style-name="T635">ch</text:span><text:span text:style-name="T561"> dovednost</text:span><text:span text:style-name="T635">í</text:span><text:span text:style-name="T559">:</text:span></text:p>
          <text:list>
            <text:list-item>
              <text:p text:style-name="P987">Čtení a psaní</text:p>
            </text:list-item>
            <text:list-item>
              <text:p text:style-name="P992"><text:span text:style-name="T909">J</text:span><text:span text:style-name="T908">eden </text:span>Starý jazyk</text:p>
            </text:list-item>
          </text:list>
        </text:list-item>
        <text:list-item>
          <text:p text:style-name="P995">Nauč se základy jedné další dovednosti podle svého výběru.</text:p>
          <text:p text:style-name="P843"><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204533357098228" text:continue-list="list204531594110404" text:style-name="L22">
        <text:list-item>
          <text:p text:style-name="P968"><text:span text:style-name="T526">U</text:span><text:span text:style-name="T499">míš získávat magenergii </text:span><text:span text:style-name="T399">zaostřením vůle</text:span><text:span text:style-name="T296"> </text:span><text:span text:style-name="T624">(</text:span><text:span text:style-name="T627">po </text:span><text:span text:style-name="T668">několika</text:span><text:span text:style-name="T627"> minutách </text:span><text:span text:style-name="T325">soustředění</text:span><text:span text:style-name="T627"> se ti</text:span><text:span text:style-name="T626"> doplní </text:span><text:span text:style-name="T630">na maximum</text:span><text:span text:style-name="T624">)</text:span><text:span text:style-name="T499">.</text:span></text:p>
        </text:list-item>
        <text:list-item>
          <text:p text:style-name="P969"><text:span text:style-name="T526">Umíš sesílat </text:span><text:span text:style-name="T640">dvě ze základních kouzel</text:span><text:span text:style-name="T526"> podle svého výběru</text:span><text:span text:style-name="T501">.</text:span></text:p>
        </text:list-item>
        <text:list-item>
          <text:p text:style-name="P1045"><text:span text:style-name="T501">M</text:span><text:span text:style-name="T499">áš schopnost </text:span><text:span text:style-name="T292">spřádání kouzel</text:span><text:span text:style-name="T499">:</text:span></text:p>
          <text:list>
            <text:list-item>
              <text:p text:style-name="P1009"><text:span text:style-name="T501">Kdykoliv sešleš kouzlo, které jsi v předchozích několika minutách ještě </text:span><text:span text:style-name="T1214">nepoužil</text:span><text:span text:style-name="T501">, bude tě stát o 1 mag méně (nejméně ale 1 mag).</text:span></text:p>
            </text:list-item>
          </text:list>
        </text:list-item>
        <text:list-item>
          <text:p text:style-name="P962">Můžeš si připoutat jeden magický předmět, který <text:span text:style-name="T1234">získáš</text:span> na výpravách za dobrodružstvím. <text:span text:style-name="T1235">Pokud si takto připoutáš svitek s kouzlem, můžeš toto kouzlo sesílat, jako bys ho uměl.</text:span></text:p>
        </text:list-item>
      </text:list>
      <text:p text:style-name="P128"><text:span text:style-name="T527">2</text:span><text:span text:style-name="T517">. </text:span><text:span text:style-name="T501">úroveň</text:span></text:p>
      <text:list xml:id="list103070448" text:style-name="L31">
        <text:list-item>
          <text:p text:style-name="P1046"><text:span text:style-name="T501">V</text:span><text:span text:style-name="T499">yber si </text:span><text:span text:style-name="T647">další</text:span><text:span text:style-name="T499"> dvě </text:span><text:span text:style-name="T647">ze základních kouzel</text:span><text:span text:style-name="T499">.</text:span></text:p>
        </text:list-item>
        <text:list-item>
          <text:p text:style-name="P887">Můžeš si připoutat celkem dva magické předměty.</text:p>
        </text:list-item>
        <text:list-item>
          <text:p text:style-name="P887">Nauč se základy jedné dovednosti.</text:p>
        </text:list-item>
      </text:list>
      <text:p text:style-name="P128"><text:span text:style-name="T527">3</text:span><text:span text:style-name="T517">. </text:span><text:span text:style-name="T501">úroveň</text:span></text:p>
      <text:list xml:id="list204532639544809" text:continue-list="list204532593546329" text:style-name="L20">
        <text:list-item>
          <text:p text:style-name="P874">Zvyš si jednu vlastnost (rozdíl mezi tvou nejvyšší a nejnižší může být nejvýše 3).</text:p>
        </text:list-item>
      </text:list>
      <text:list xml:id="list204531963217332" text:continue-list="list204533357098228" text:style-name="L22">
        <text:list-item>
          <text:p text:style-name="P1047"><text:span text:style-name="T501">V</text:span><text:span text:style-name="T499">yber si dvě </text:span><text:span text:style-name="T648">ze základních nebo pokročilých kouzel</text:span><text:span text:style-name="T499">.</text:span></text:p>
        </text:list-item>
        <text:list-item>
          <text:p text:style-name="P1008">Nauč se základy jedné dovednosti nebo si zvyš jednu dovednost na pokročilou.</text:p>
        </text:list-item>
      </text:list>
      <text:p text:style-name="P128"><text:span text:style-name="T527">4</text:span><text:span text:style-name="T517">. </text:span><text:span text:style-name="T501">úroveň</text:span></text:p>
      <text:list xml:id="list204532508913950" text:continue-list="list103070448" text:style-name="L31">
        <text:list-item>
          <text:p text:style-name="P888"><text:soft-page-break/><text:span text:style-name="T1225">V</text:span>yber si dvě <text:span text:style-name="T1247">ze základních nebo pokročilých kouzel</text:span>.</text:p>
        </text:list-item>
        <text:list-item>
          <text:p text:style-name="P875">Můžeš si připoutat celkem tři magické předměty.</text:p>
        </text:list-item>
        <text:list-item>
          <text:p text:style-name="P875">Zvyš si jednu dovednost na pokročilou.</text:p>
        </text:list-item>
      </text:list>
      <text:p text:style-name="P128"><text:span text:style-name="T527">5</text:span><text:span text:style-name="T517">. </text:span><text:span text:style-name="T501">úroveň</text:span></text:p>
      <text:list xml:id="list204531700451878" text:continue-list="list204532639544809" text:style-name="L20">
        <text:list-item>
          <text:p text:style-name="P874">Zvyš si jednu vlastnost (rozdíl mezi tvou nejvyšší a nejnižší může být nejvýše 3).</text:p>
        </text:list-item>
      </text:list>
      <text:list xml:id="list204533326362454" text:continue-list="list204531963217332" text:style-name="L22">
        <text:list-item>
          <text:p text:style-name="P889"><text:span text:style-name="T1225">V</text:span>yber si dvě <text:span text:style-name="T1247">ze základních nebo pokročilých kouzel</text:span>.</text:p>
        </text:list-item>
        <text:list-item>
          <text:p text:style-name="P1003">Nauč se základy jedné dovednosti nebo si zvyš jednu dovednost na pokročilou.</text:p>
        </text:list-item>
      </text:list>
      <text:p text:style-name="P153"><text:span text:style-name="T395">6</text:span><text:span text:style-name="T394">. </text:span><text:span text:style-name="T381">úroveň</text:span></text:p>
      <text:list xml:id="list204531538427020" text:continue-list="list204531345261613" text:style-name="L24">
        <text:list-item>
          <text:p text:style-name="P1006"><text:span text:style-name="T1225">V</text:span>yber si dvě <text:span text:style-name="T1247">ze základních nebo pokročilých kouzel</text:span>.</text:p>
        </text:list-item>
        <text:list-item>
          <text:p text:style-name="P1005">Zvyš si jednu dovednost na pokročilou.</text:p>
        </text:list-item>
        <text:list-item>
          <text:p text:style-name="P1002">Můžeš si připoutat celkem čtyři magické předměty.</text:p>
        </text:list-item>
      </text:list>
      <text:h text:style-name="P679" text:outline-level="4"><text:span text:style-name="T531">S</text:span><text:span text:style-name="T499">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552453972" text:style-name="L32">
        <text:list-item>
          <text:p text:style-name="P1010">Připoutaný svitek při sesílání kouzla nemusíš držet v ruce, ale musíš ho mít u sebe (třeba v torně).</text:p>
        </text:list-item>
        <text:list-item>
          <text:p text:style-name="P1048"><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11">Když potřebnou magenergii nemáš nebo nechceš zaplatit, kouzlo stále můžeš seslat, ale svitek se při tom nenávratně zničí.</text:p>
        </text:list-item>
        <text:list-item>
          <text:p text:style-name="P1010"><text:soft-page-break/>Při přestupu na další úroveň se místo kouzla z pravidel můžeš naučit kouzlo ze svitku. Od té chvíle ho budeš moci sesílat, i když svitek nebudeš mít připoutaný.</text:p>
        </text:list-item>
        <text:list-item>
          <text:p text:style-name="P1049"><text:span text:style-name="T7">Kouzelnická kouzla může ze svitk</text:span><text:span text:style-name="T13">ů</text:span><text:span text:style-name="T7"> sesílat jen kouzelník.</text:span></text:p>
        </text:list-item>
      </text:list>
      <text:h text:style-name="P680"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38066446" text:style-name="L33">
        <text:list-item>
          <text:p text:style-name="P105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249">Základní k</text:span>ouzelnická kouzla</text:h>
      <text:h text:style-name="P824" text:outline-level="5"><text:span text:style-name="T1207">Dým </text:span>*Fumideó*</text:h>
      <text:p text:style-name="P55"><text:span text:style-name="T298">Magenergie</text:span><text:span text:style-name="T299">:</text:span> <text:span text:style-name="T1189">2</text:span> mag<text:span text:style-name="T1189">y</text:span><text:line-break/><text:span text:style-name="T810">Dosah:</text:span> místo ve střední vzdálenosti<text:span text:style-name="T1216"><text:line-break/></text:span><text:span text:style-name="T823">Trvání:</text:span><text:span text:style-name="T1188"> několik minut</text:span></text:p>
      <text:p text:style-name="P136">Kouzlo vytvoří všude v krátké vzdálenosti <text:span text:style-name="T1215">od cílového místa</text:span> hustý, neprůhledný dým. Kouř je těžší než vzduch, <text:span text:style-name="T1213">ale vítr jej snadno rozfouká</text:span>.</text:p>
      <text:h text:style-name="P825" text:outline-level="5">Hyperprostor<text:span text:style-name="T499"> *Hye archom*</text:span></text:h>
      <text:p text:style-name="P74"><text:span text:style-name="T298">Magenergie</text:span><text:span text:style-name="T299">:</text:span> <text:span text:style-name="T1218">1</text:span> mag<text:span text:style-name="T1190"><text:line-break/></text:span><text:span text:style-name="T824">Rozsah:</text:span><text:span text:style-name="T1217"> pouze ty a vše, co neseš</text:span></text:p>
      <text:p text:style-name="P382"><text:span text:style-name="T659">Pomocí tohoto kouzla </text:span><text:span text:style-name="T682">se</text:span><text:span text:style-name="T659"> můžeš přemístit na jiné místo v </text:span><text:span text:style-name="T345">krátké vzdálenosti</text:span><text:span text:style-name="T682">.</text:span><text:span text:style-name="T659"><text:line-break/><text:tab/></text:span><text:span text:style-name="T611">Pokud jsi na cílovém místě</text:span><text:span text:style-name="T659"> osobně byl od chvíle, kdy se</text:span><text:span text:style-name="T539">s</text:span><text:span text:style-name="T659"> naposledy probudil, </text:span><text:span text:style-name="T611">tak ho při sesílání nemusíš vidět</text:span><text:span text:style-name="T659">. </text:span><text:span text:style-name="T611">Když</text:span><text:span text:style-name="T659"> je </text:span><text:span text:style-name="T611">ale</text:span><text:span text:style-name="T659"> ob</text:span><text:soft-page-break/><text:span text:style-name="T659">sazeno, ať už předmětem nebo jiným tvorem, kouzlo nemá žádný efekt, ale magenergie je stejně spotřebována.<text:line-break/><text:tab/>Když </text:span><text:span text:style-name="T682">se</text:span><text:span text:style-name="T659"> chceš teleportovat někam, kde jsi v uvedené době osobně nebyl, musíš dobře vidět plochu, kam </text:span><text:span text:style-name="T682">se</text:span><text:span text:style-name="T659"> přemístíš. Nemůžeš </text:span><text:span text:style-name="T682">se </text:span><text:span text:style-name="T659">tedy například teleportovat na vrchol skály, když stojíš pod ní, protože tam nevidíš.<text:line-break/><text:tab/>Spolu s </text:span><text:span text:style-name="T682">tebou </text:span><text:span text:style-name="T659">se přemístí vše, co </text:span><text:span text:style-name="T683">neseš, včetně případných živých tvorů</text:span><text:span text:style-name="T659">. To například znamená, že j</text:span><text:span text:style-name="T682">si</text:span><text:span text:style-name="T659">-li svázán, přenese</text:span><text:span text:style-name="T682">š</text:span><text:span text:style-name="T659"> se i s pouty, </text:span><text:span text:style-name="T684">ale</text:span><text:span text:style-name="T659"> </text:span><text:span text:style-name="T684">když jsi</text:span><text:span text:style-name="T659"> někde přivázán nebo připoután, ne</text:span><text:span text:style-name="T682">můžeš se</text:span><text:span text:style-name="T659"> pře</text:span><text:span text:style-name="T682">místit</text:span><text:span text:style-name="T659">.<text:line-break/><text:tab/></text:span><text:span text:style-name="T685">Když se teleportuješ někomu do zad, budeš mít proti němu v příštím kole výhodu.</text:span></text:p>
      <text:p text:style-name="P382"><text:span text:style-name="T685">/</text:span><text:span text:style-name="T686">*</text:span></text:p>
      <text:p text:style-name="P383"><text:span text:style-name="T68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7">teleportování „se souhlasem cíle“ určitě nechci, to je těžce disociovaná mechanika.</text:span></text:p>
      <text:p text:style-name="P383"><text:span text:style-name="T687">- </text:span><text:span text:style-name="T688">možná by šlo, že musíš cíl pevně chytit (mechanicky ho dostat do nevýhody) a on se nesmí ničeho pevně držet, být k tomu přivázaný a podobně. </text:span><text:span text:style-name="T689">Tím by ale asi šlo někoho drapsnout, teleportovat se na kraj propasti a zase ho pustit, což není ok.</text:span><text:span text:style-name="T687"><text:line-break/>- </text:span><text:span text:style-name="T688">omezení na „náklad, který dokážeš unést“, taky není úplně ideální, kouzelník by neměl muset bejt korba.</text:span></text:p>
      <text:p text:style-name="P385"><text:span text:style-name="T688">- „</text:span><text:span text:style-name="T690">souhlas“ by šlo vyjádřit nějakým hmotným tokenem – dotyčný si ode mne vezme destičku s mojí runou, nebo tak něco.</text:span></text:p>
      <text:p text:style-name="P384"><text:soft-page-break/><text:span text:style-name="T690">(</text:span><text:span text:style-name="T499">To by šlo i u portálu – nemusel by bejt „proskakovací“, mohlo by stačit dotknout se teleportovací runy, která se objeví v prostoru.<text:line-break/>- což mi připomíná, že původní myšlenka byla, mít </text:span><text:span text:style-name="T292">hyperprostor</text:span><text:span text:style-name="T499"> self-only a na teleportaci někoho jiného používat </text:span><text:span text:style-name="T292">portál</text:span><text:span text:style-name="T499">.)</text:span></text:p>
      <text:p text:style-name="P37"/>
      <text:p text:style-name="P385"><text:span text:style-name="T499">IDEA </text:span><text:span text:style-name="T694">(inspirovaná Markyho systémem časoprostorové magie)</text:span><text:span text:style-name="T49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2">(tohle se mi fakt líbí – o tom, kam se portne, rozhoduje on. To eliminuje spoustu potenciálních exploitů)</text:span><text:span text:style-name="T499">.<text:line-break/>- automaticky to omezí dosah (za kolo se dá uběhnout jen krátká vzdálenost).<text:line-break/>- asi by to mělo jít kombit s rychlostí – portneš se na dvojnásobnou vzdálenost.<text:line-break/>- </text:span><text:span text:style-name="T698">Obecně se mi líbí interakce s dalšími schopnostmi. Dává třeba smysl vypít pavoučí lektvar a pak hodit teleport.</text:span><text:span text:style-name="T499"><text:line-break/>- spoustaný nebo plazící se kouzelník se moc daleko neportne.<text:line-break/>- když někoho poneseš, tak pak budeš náležitě vyflusanej (tohle je otázka, může to tak bejt a nemusí).<text:line-break/>- </text:span><text:span text:style-name="T693">nemusel bych řešit viditelnost a „teleport na místo, kde jsi nedávno byl“.</text:span><text:span text:style-name="T499"><text:line-break/>Problém: Proč bys za to kolo nemohl někoho rovnou bodnout?<text:line-break/>- </text:span><text:span text:style-name="T691">kouzlo ovlivní pouze tebe. Můžeš sice v průběhu přesunu do někoho „bodnout“, ale nestane </text:span><text:span text:style-name="T697">se to, protože jeho tvoje kouzlo neovlivní</text:span><text:span text:style-name="T691">.<text:line-break/>Problém: Co když „po cestě“ něco upustíš, třeba bombu?<text:line-break/>- to by asi fakt jít nemělo. Věci můžeš pustit buď před nebo až po přesunu, ne v průběhu.</text:span><text:span text:style-name="T499"><text:line-break/></text:span><text:soft-page-break/><text:span text:style-name="T499">Zásadní problém: Nebyl by to Dračákovej teleport (a nepůsobilo by to tak magicky). Na druhou stranu by to bylo mnohem víc "dungeoncrawl friendly" - to má dost velkou váhu vzhledem k tomu, že mám napsaný dungeon a plánuju psát další.</text:span></text:p>
      <text:p text:style-name="P439"><text:span text:style-name="T695">Problém:</text:span><text:span text:style-name="T696">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40"><text:span text:style-name="T696">Když se snažíš někomu utéct nebo ho naopak dohonit, tak sesláním hyperprostoru získáš kolo navíc </text:span><text:span text:style-name="T1166">(</text:span><text:span text:style-name="T717">lépe: </text:span><text:span text:style-name="T1166">zkr</text:span><text:span text:style-name="T717">átíš nebo prodloužíš náskok o jedno kolo</text:span><text:span text:style-name="T1166">)</text:span><text:span text:style-name="T696"> – když tedy běžíš obvyklou rychlostí, tak tím zkrátíš nebo prodloužíš náskok o krátkou vzdálenost.</text:span></text:p>
      <text:p text:style-name="P38">*/</text:p>
      <text:h text:style-name="P826" text:outline-level="5">Magický štít *Magomágen*</text:h>
      <text:p text:style-name="P76"><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40">krátký</text:span></text:p>
      <text:p text:style-name="P24"><text:span text:style-name="T1190">K</text:span>olem tvého cíle se na okamžik vytvoří neviditelný magický štít. <text:span text:style-name="T1250">Proti</text:span> vše<text:span text:style-name="T1250">m</text:span> útok<text:span text:style-name="T1250">ům</text:span> veden<text:span text:style-name="T1251">ým</text:span> proti němu v tomto kole si házíš na obranu Duší s bonusem +2 za plnou obranu. <text:span text:style-name="T1252">Když se brání také, počítá se lepší z výsledků.</text:span></text:p>
      <text:h text:style-name="P827" text:outline-level="5"><text:soft-page-break/>Modrý blesk *Artak bárak*</text:h>
      <text:p text:style-name="P77"><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95">střední</text:span><text:span text:style-name="T540"><text:line-break/></text:span><text:span text:style-name="T303">Rozsah:</text:span><text:span text:style-name="T564"> 1 cíl<text:line-break/></text:span><text:span text:style-name="T304">Hod:</text:span><text:span text:style-name="T565"> Duše + k6 proti Síle</text:span><text:span text:style-name="T564"><text:line-break/></text:span><text:span text:style-name="T304">Zranění:</text:span><text:span text:style-name="T565"> </text:span><text:span text:style-name="T596">4</text:span><text:span text:style-name="T565">kz bleskem</text:span></text:p>
      <text:p text:style-name="P22">Ode zranění se odečítá zbroj a štít.</text:p>
      <text:h text:style-name="P828" text:outline-level="5">Protoplazma *Prorep tohabet*</text:h>
      <text:p text:style-name="P79"><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40">k</text:span><text:span text:style-name="T567">o</text:span><text:span text:style-name="T600">n</text:span><text:span text:style-name="T567">taktní</text:span><text:span text:style-name="T540"><text:line-break/></text:span><text:span text:style-name="T303">Rozsah:</text:span><text:span text:style-name="T564"> 1 cíl<text:line-break/></text:span><text:span text:style-name="T318">Trvání:</text:span><text:span text:style-name="T599"> několik minut<text:line-break/></text:span><text:span text:style-name="T651">Hod: Duše + k6 proti Finese</text:span><text:span text:style-name="T539"><text:line-break/></text:span><text:span text:style-name="T317">Možnosti v případě </text:span><text:span text:style-name="T319">zásahu</text:span><text:span text:style-name="T317">:</text:span><text:span text:style-name="T598"> nevýhoda, zpomalení</text:span></text:p>
      <text:p text:style-name="P27">Po chvíli soustředění z <text:span text:style-name="T1210">tvých</text:span> rozpažených rukou vytrysknou proudy lepkavého protoplazmatického slizu.</text:p>
      <text:h text:style-name="P829" text:outline-level="5">Sugesce *Inirinsico*</text:h>
      <text:p text:style-name="P78"><text:span text:style-name="T298">Magenergie</text:span><text:span text:style-name="T299">:</text:span><text:span text:style-name="T499"> </text:span><text:span text:style-name="T600">2</text:span><text:span text:style-name="T499"> mag</text:span><text:span text:style-name="T539">y<text:line-break/></text:span><text:span text:style-name="T300">Dosah:</text:span><text:span text:style-name="T539"> </text:span><text:span text:style-name="T601">k</text:span><text:span text:style-name="T612">ontaktní</text:span><text:span text:style-name="T540"><text:line-break/></text:span><text:span text:style-name="T303">Rozsah:</text:span><text:span text:style-name="T564"> 1 </text:span><text:span text:style-name="T602">inteligentní tvor</text:span><text:span text:style-name="T564"><text:line-break/></text:span><text:span text:style-name="T318">Trvání:</text:span><text:span text:style-name="T599"> několik minut<text:line-break/></text:span><text:span text:style-name="T322">Hod:</text:span><text:span text:style-name="T606">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19">si</text:span> pravý stav věcí a vzpomene si, že tě slyšel vyslovit kouzelné slovo. Co z toho vyvodí a jak zareaguje, je na úvaze Pána jeskyně.</text:p>
      <text:h text:style-name="P829" text:outline-level="5"><text:soft-page-break/>Světlo <text:span text:style-name="T499">*Luxmen*</text:span></text:h>
      <text:p text:style-name="P78"><text:span text:style-name="T298">Magenergie</text:span><text:span text:style-name="T299">:</text:span><text:span text:style-name="T499"> </text:span><text:span text:style-name="T538">2</text:span><text:span text:style-name="T499"> mag</text:span><text:span text:style-name="T539">y<text:line-break/></text:span><text:span text:style-name="T311">Dosah:</text:span><text:span text:style-name="T579"> Dotyk<text:line-break/></text:span><text:span text:style-name="T323">Trvání:</text:span><text:span text:style-name="T607"> několik minut</text:span><text:span text:style-name="T579"><text:line-break/></text:span><text:span text:style-name="T312">Oslepení:</text:span><text:span text:style-name="T580"> Duše + k6 proti Finese</text:span></text:p>
      <text:p text:style-name="P25">Předmět, kterého se dotkneš, bude <text:span text:style-name="T1254">několik minut </text:span>svítit <text:span text:style-name="T1255">asi jako lucerna</text:span>. <text:span text:style-name="T1255">Kdykoliv v průběhu trvání můžeš pomocí </text:span><text:span text:style-name="T825">s</text:span><text:span text:style-name="T826">oustředění</text:span><text:span text:style-name="T1257"> libovolně měnit barvu světla a jeho intenzitu. Nejvyšší možná je zhruba jako maják. </text:span><text:span text:style-name="T827">Světlo</text:span><text:span text:style-name="T1255"> pak ozáří i velký sál a je natolik jasné, že oslepí každého, kdo nemá předem zakryté oči a neuspěje v hodu na odolání. Když se přestaneš </text:span><text:span text:style-name="T828">soustředit</text:span><text:span text:style-name="T1256">, barva a intenzita světla se vrátí na původní a případné oslepení odezní.</text:span></text:p>
      <text:h text:style-name="Heading_20_3" text:outline-level="3"><text:span text:style-name="T1253">Pokročilá k</text:span>ouzelnická kouzla</text:h>
      <text:h text:style-name="P825" text:outline-level="5">Hypnóza *Sómnos*</text:h>
      <text:p text:style-name="P56"><text:span text:style-name="T298">Magenergie</text:span><text:span text:style-name="T299">:</text:span> <text:span text:style-name="T1190">3</text:span> mag<text:span text:style-name="T1190">y<text:line-break/></text:span><text:span text:style-name="T818">Vyvolání:</text:span><text:span text:style-name="T1190"> 1 minuta</text:span><text:line-break/><text:span text:style-name="T810">Dosah:</text:span> <text:span text:style-name="T1192">kontaktní</text:span></text:p>
      <text:p text:style-name="P137">Po dobu <text:span text:style-name="T817">soustředění</text:span> bude cíl plnit všechny tvoje příkazy a nebude dělat nic jiného. <text:span text:style-name="T1191">Instrukce musí být jednoduché, jednoznačné věty. Může jít o nebezpečný příkaz, ale ne o sebevražedný. Dotyčný neprozradí nic, co považuje za tajemství.<text:line-break/><text:tab/>Můžeš také cíli</text:span><text:span text:style-name="T49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9"><text:tab/>Po skončení kouzla si </text:span><text:span text:style-name="T537">cíl</text:span><text:span text:style-name="T499"> všechno pamatuje, ledaže by dostal posthypnotický příkaz, aby na všechno zapomněl. V případě, že dojde ke konfliktu různých posthypnotických příkazů, platit bude ten, který byl zadaný nejpozději.</text:span></text:p>
      <text:h text:style-name="P825" text:outline-level="5">Levitace *Planere*</text:h>
      <text:p text:style-name="P41"><text:span text:style-name="T819">Magenergie</text:span><text:span text:style-name="T816">:</text:span> <text:span text:style-name="T1193">2</text:span> mag<text:span text:style-name="T1190">y<text:line-break/></text:span><text:span text:style-name="T818">Dosah:</text:span><text:span text:style-name="T1190"> dotyk<text:line-break/></text:span><text:span text:style-name="T818">Rozsah:</text:span><text:span text:style-name="T1190"> 1 osoba nebo předmět<text:line-break/></text:span><text:span text:style-name="T818">Trvání:</text:span><text:span text:style-name="T1190"> po dobu dotyku a soustředění</text:span></text:p>
      <text:p text:style-name="P402"><text:span text:style-name="T499">T</text:span><text:span text:style-name="T708">ímto</text:span><text:span text:style-name="T499"> kouzl</text:span><text:span text:style-name="T708">e</text:span><text:span text:style-name="T709">m</text:span><text:span text:style-name="T499"> </text:span><text:span text:style-name="T704">můžeš </text:span><text:span text:style-name="T711">libovolně</text:span><text:span text:style-name="T704"> </text:span><text:span text:style-name="T708">zpomalit rychlost pádu</text:span><text:span text:style-name="T704"> osob</text:span><text:span text:style-name="T708">y</text:span><text:span text:style-name="T704"> nebo předmět</text:span><text:span text:style-name="T708">u</text:span><text:span text:style-name="T704">, kter</text:span><text:span text:style-name="T708">ý</text:span><text:span text:style-name="T704"> by dokázal zvednout někdo se stejnou Silou, jakou máš Duši</text:span><text:span text:style-name="T709">.</text:span><text:span text:style-name="T499"> Znamená to, že sice nebude snazší </text:span><text:span text:style-name="T705">cíl</text:span><text:span text:style-name="T499"> zvednout </text:span><text:span text:style-name="T702">nebo někam hodit</text:span><text:span text:style-name="T499">, ale když se ti to podaří </text:span><text:span text:style-name="T711">a zpomalíš rychlost jeho pádu na nulu</text:span><text:span text:style-name="T499">, zůstane „viset ve vzduchu“. </text:span><text:span text:style-name="T710">Dokud </text:span><text:span text:style-name="T712">kouzlo trvá</text:span><text:span text:style-name="T710">, můžeš libovolně měnit, jak pomalu </text:span><text:span text:style-name="T712">cíl</text:span><text:span text:style-name="T710"> padá. J</text:span><text:span text:style-name="T707">akmile se </text:span><text:span text:style-name="T712">přestaneš</text:span><text:span text:style-name="T707"> soustředit nebo dotýkat </text:span><text:span text:style-name="T710">cíle</text:span><text:span text:style-name="T707">, kouzlo </text:span><text:span text:style-name="T713">pomine</text:span><text:span text:style-name="T707"> a cíl</text:span><text:span text:style-name="T499"> spadne </text:span><text:span text:style-name="T707">normální rychlostí</text:span><text:span text:style-name="T499">.</text:span></text:p>
      <text:p text:style-name="Example_20_Header"><text:span text:style-name="T701">P</text:span><text:span text:style-name="T499">říklady použití:</text:span></text:p>
      <text:p text:style-name="P634"><text:span text:style-name="T499">S pomocí </text:span><text:span text:style-name="T292">levitace</text:span><text:span text:style-name="T499"> se můžeš například odrazit a </text:span><text:span text:style-name="T703">setrvačností</text:span><text:span text:style-name="T499"> „přeplachtit“ propast nebo průrvu, nebo relativně bez námahy přepravovat těžký náklad – pokud ho nějak dokážeš zvednout, bude dál viset ve stejné výšce a budeš ho tedy moci relativně snadno někam odtlačit. </text:span><text:span text:style-name="T706">Postupnou změnou rychlosti pádu cíle m</text:span><text:span text:style-name="T701">ůžeš </text:span><text:span text:style-name="T706">také </text:span><text:span text:style-name="T714">cíl</text:span><text:span text:style-name="T701"> pomalu a bezpečně nechat „snést“ k zemi.</text:span></text:p>
      <text:h text:style-name="P825" text:outline-level="5">Mágův velký mix<text:span text:style-name="T499"> *Magomegamix*</text:span></text:h>
      <text:p text:style-name="P57"><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40">krátký<text:line-break/></text:span><text:span text:style-name="T541">Zranění: </text:span><text:span text:style-name="T542">6</text:span><text:span text:style-name="T541">kz </text:span><text:span text:style-name="T542">(cíl si nepočítá zbroj)</text:span></text:p>
      <text:p text:style-name="P131"><text:span text:style-name="T499">Toto kouzlo nejprve vytvoří kolem zvoleného protivníka žlutý mlhovinový opar a posléze se pokusí zcela náhodně prohodit umístění všech molekul jeho těla. </text:span><text:span text:style-name="T544">Kouzlo působí jen na </text:span><text:span text:style-name="T545">tvory z masa a kostí (včetně nemrtvých, </text:span><text:span text:style-name="T546">kteří mají nějaké tělo</text:span><text:span text:style-name="T545">)</text:span><text:span text:style-name="T544">.</text:span><text:span text:style-name="T499"><text:line-break/></text:span><text:soft-page-break/><text:span text:style-name="T499"><text:tab/></text:span><text:span text:style-name="T542">Hází se, jako by šlo o zraňující útok, </text:span><text:span text:style-name="T54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9"><text:line-break/><text:tab/>Seslání dalšího </text:span><text:span text:style-name="T292">mágova velkého mixu</text:span><text:span text:style-name="T499"> na takto vzniklý rosol celý efekt zvrátí, takže se místo rosolu objeví zase původní cíl. </text:span><text:span text:style-name="T543">B</text:span><text:span text:style-name="T499">ude úplně nahý, ve stejné kondici jako před sesláním prvního magomegamixu a z doby, kdy z něj byl rosol, si nebude vůbec nic pamatovat.</text:span></text:p>
      <text:h text:style-name="P825" text:outline-level="5">Melenina krása *Melenebeau*</text:h>
      <text:p text:style-name="P58"><text:span text:style-name="T298">Magenergie</text:span><text:span text:style-name="T299">:</text:span><text:span text:style-name="T499"> </text:span><text:span text:style-name="T547">3</text:span><text:span text:style-name="T499"> mag</text:span><text:span text:style-name="T539">y<text:line-break/></text:span><text:span text:style-name="T300">Dosah:</text:span><text:span text:style-name="T539"> </text:span><text:span text:style-name="T547">dotyk</text:span></text:p>
      <text:p text:style-name="P138"><text:span text:style-name="T547">T</text:span><text:span text:style-name="T499">oto kouzlo změní vzezření cílové osoby tak, že bude pro ostatní jedince své rasy neobyčejně krásná, </text:span><text:span text:style-name="T549">a to</text:span><text:span text:style-name="T499"> až do chvíle, než </text:span><text:span text:style-name="T548">dotyčný</text:span><text:span text:style-name="T499"> usne.<text:line-break/><text:tab/>Poněkud nepříjemný vedlejší účinek kouzla je, že po celý další den bude cíl naopak vypadat mimořádně odpudivě.</text:span></text:p>
      <text:h text:style-name="P830" text:outline-level="5">Metamorfóza *Aloiósis*</text:h>
      <text:p text:style-name="P71"><text:span text:style-name="T298">Magenergie</text:span><text:span text:style-name="T299">:</text:span><text:span text:style-name="T499"> </text:span><text:span text:style-name="T589">4</text:span><text:span text:style-name="T499"> mag</text:span><text:span text:style-name="T539">y<text:line-break/></text:span><text:span text:style-name="T300">Dosah:</text:span><text:span text:style-name="T539"> </text:span><text:span text:style-name="T589">dotyk</text:span><text:span text:style-name="T540"><text:line-break/></text:span><text:span text:style-name="T303">Rozsah:</text:span><text:span text:style-name="T564"> 1 humanoidní osoba<text:line-break/></text:span><text:span text:style-name="T315">Sesílání:</text:span><text:span text:style-name="T589"> 1 minuta<text:line-break/></text:span><text:span text:style-name="T316">Trvání:</text:span><text:span text:style-name="T590"> několik minut</text:span></text:p>
      <text:p text:style-name="P149"><text:span text:style-name="T49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9">změní, ale nezíská znalost jejího jazyka, zvyků, minulosti a podobně.<text:line-break/><text:tab/>Přeměněný si zachovává své vlastnosti (Sílu, Finesu, Duši, </text:span><text:span text:style-name="T59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2">nezíská</text:span><text:span text:style-name="T591"> jiné </text:span><text:span text:style-name="T592">než rasové</text:span><text:span text:style-name="T591"> schopnosti ani dovednosti cílového tvora, </text:span><text:span text:style-name="T592">vlastnosti získané kouzlem nebo magickým původem, ani specifické zranitelnosti </text:span><text:span text:style-name="T564">(v podobě lykantropa mu tedy </text:span><text:span text:style-name="T592">například</text:span><text:span text:style-name="T564"> nebude vadit stříbro)</text:span><text:span text:style-name="T591">.<text:line-break/><text:tab/></text:span><text:span text:style-name="T593">Zpětná proměna </text:span><text:span text:style-name="T594">nastane samovolně a</text:span><text:span text:style-name="T593"> trvá stejně dlouho jako sesílání.</text:span></text:p>
      <text:h text:style-name="P831" text:outline-level="5">Montvho čardáš *Montymero*</text:h>
      <text:p text:style-name="P66"><text:span text:style-name="T298">Magenergie</text:span><text:span text:style-name="T299">:</text:span><text:span text:style-name="T499"> </text:span><text:span text:style-name="T588">4</text:span><text:span text:style-name="T499"> mag</text:span><text:span text:style-name="T539">y<text:line-break/></text:span><text:span text:style-name="T300">Dosah:</text:span><text:span text:style-name="T539"> </text:span><text:span text:style-name="T540">krátký<text:line-break/></text:span><text:span text:style-name="T303">Rozsah:</text:span><text:span text:style-name="T564"> 1-</text:span><text:span text:style-name="T570">3</text:span><text:span text:style-name="T564"> cíl</text:span><text:span text:style-name="T570">e</text:span><text:span text:style-name="T568"><text:line-break/></text:span><text:span text:style-name="T304">Hod:</text:span><text:span text:style-name="T565"> Duše + k6 proti </text:span><text:span text:style-name="T568">Duši </text:span><text:span text:style-name="T570">(ověření každé kolo)</text:span><text:span text:style-name="T568"><text:line-break/></text:span><text:span text:style-name="T306">Trvání:</text:span><text:span text:style-name="T569"> Soustředění</text:span></text:p>
      <text:p text:style-name="P67"><text:span text:style-name="T568">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68"> </text:span><text:span text:style-name="T570">mají potřebu </text:span><text:span text:style-name="T568">zběsile tančit a křepčit. </text:span><text:span text:style-name="T570">Nemohou útočit, kouzlit a podobně a brání se s nevýhodou. </text:span><text:span text:style-name="T571">Každé kolo se hází znovu a cíle tedy mají možnost se probrat. Efekt kouzla také pomine</text:span><text:span text:style-name="T568"> </text:span><text:span text:style-name="T571">p</text:span><text:span text:style-name="T568">ři prvním utrpěném zranění.</text:span></text:p>
      <text:h text:style-name="P831" text:outline-level="5">Najdi nevid<text:span text:style-name="T1208">itel</text:span>né *Heurískon avidia*</text:h>
      <text:p text:style-name="P68"><text:span text:style-name="T298">Magenergie</text:span><text:span text:style-name="T299">:</text:span><text:span text:style-name="T499"> </text:span><text:span text:style-name="T572">2</text:span><text:span text:style-name="T499"> mag</text:span><text:span text:style-name="T539">y<text:line-break/></text:span><text:span text:style-name="T300">Dosah:</text:span><text:span text:style-name="T539"> </text:span><text:span text:style-name="T540">k</text:span><text:span text:style-name="T572">ontaktní</text:span><text:span text:style-name="T540"><text:line-break/></text:span><text:span text:style-name="T303">Rozsah:</text:span><text:span text:style-name="T564"> 1 cíl</text:span><text:span text:style-name="T568"><text:line-break/></text:span><text:span text:style-name="T306">Trvání:</text:span><text:span text:style-name="T569"> </text:span><text:span text:style-name="T577">Několik minut</text:span></text:p>
      <text:p text:style-name="P148"><text:soft-page-break/><text:span text:style-name="T569">C</text:span><text:span text:style-name="T499">íl kouzla po dobu tvého soustředění uvidí neviditelné tvory a předměty. Sem patří postavy zneviditel</text:span><text:span text:style-name="T574">ně</text:span><text:span text:style-name="T499">né kouzlem, alchymistickým lektvarem či magickým předmětem, ale také bytosti, které jsou ze své podstaty neviditelné, například nevidění.<text:line-break/><text:tab/></text:span><text:span text:style-name="T573">Kouzlo ale neúčinkuje na bytosti, které nemají hmotnou podstatu (různí duchové a podobně).</text:span></text:p>
      <text:h text:style-name="P831" text:outline-level="5">Neviditelnost<text:span text:style-name="T499"> *Avidius*</text:span></text:h>
      <text:p text:style-name="P69"><text:span text:style-name="T298">Magenergie</text:span><text:span text:style-name="T299">:</text:span><text:span text:style-name="T499"> </text:span><text:span text:style-name="T575">3</text:span><text:span text:style-name="T499"> mag</text:span><text:span text:style-name="T539">y<text:line-break/></text:span><text:span text:style-name="T307">Trvání:</text:span><text:span text:style-name="T576"> Několik minut<text:line-break/></text:span><text:span text:style-name="T303">Rozsah:</text:span><text:span text:style-name="T564"> 1 cíl</text:span></text:p>
      <text:p text:style-name="P28">Cíl kouzla spolu se vším, co nes<text:span text:style-name="T1491">l ve chvíli seslání</text:span>, bude po dobu trvání <text:span text:style-name="T1492">kouzla</text:span> neviditelný. <text:span text:style-name="T1491">Odložené věci zůstávají neviditelné po celou dobu působení. Předměty sebrané po seslání kouzla zůstávají viditelné.</text:span><text:line-break/><text:tab/>Dotyčný by se měl mít na pozoru<text:span text:style-name="T1319">, protože ti, kdo jsou zvyklí proti magii bojovat, znají různé triky, jak neviditelného odhalit: Mohou například zaplnit prostor řídkou mlhou nebo dýmem, takže spatří jeho obrys, nebo třeba rozpráší </text:span><text:span text:style-name="T835">kýchací prášek</text:span><text:span text:style-name="T1319">, takže se pak sám prozradí.</text:span></text:p>
      <text:h text:style-name="P831" text:outline-level="5">Oheň *Igneum*</text:h>
      <text:p text:style-name="P73"><text:span text:style-name="T298">Magenergie</text:span><text:span text:style-name="T299">:</text:span><text:span text:style-name="T499"> </text:span><text:span text:style-name="T605">4</text:span><text:span text:style-name="T499"> mag</text:span><text:span text:style-name="T539">y<text:line-break/></text:span><text:span text:style-name="T307">Trvání:</text:span><text:span text:style-name="T576"> Několik minut<text:line-break/></text:span><text:span text:style-name="T300">Dosah:</text:span><text:span text:style-name="T539"> </text:span><text:span text:style-name="T578">krátký<text:line-break/></text:span><text:span text:style-name="T320">Rozsah:</text:span><text:span text:style-name="T603"> oblast v kontaktní vzdálenosti od cílového místa<text:line-break/></text:span><text:span text:style-name="T321">Zranění</text:span><text:span text:style-name="T604">: každé kolo 4kz ohněm - Zbroj</text:span></text:p>
      <text:p text:style-name="P150">Tímto kouzlem stvoříš na cílovém místě magické plameny. Můžeš jimi například zahradit chodbu nebo zcela zaplnit malou místnost. <text:span text:style-name="T1211">Na cílovém místě nemusí být nic hořlavého, musí tam ale být schopen normální oheň – nelze tedy například vyvolat </text:span><text:span text:style-name="T822">oheň</text:span><text:span text:style-name="T1211"> pod vodou. </text:span><text:span text:style-name="T810">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12">Pokud na tebe při sesílání někdo útočí, musíš se bránit Finesou, i když sesíláš plameny pod něj.</text:span> Kouzlo také zapálí nebo spálí všechno, co by za stejnou dobu zapálil obyčejný oheň.</text:p>
      <text:h text:style-name="P831" text:outline-level="5">Rychlost *Hyperio*</text:h>
      <text:p text:style-name="P65"><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40">k</text:span><text:span text:style-name="T567">oktaktní</text:span><text:span text:style-name="T540"><text:line-break/></text:span><text:span text:style-name="T303">Rozsah:</text:span><text:span text:style-name="T564"> 1 cíl</text:span></text:p>
      <text:p text:style-name="P101"><text:span text:style-name="T1083">Z</text:span><text:span text:style-name="T1097">dvojnásobí rychlost běhu (</text:span><text:span text:style-name="T1098">postava</text:span><text:span text:style-name="T1097"> bude běhat zhruba stejně rychle jako kůň).</text:span></text:p>
      <text:h text:style-name="P832" text:outline-level="5">Ticho *Silenció*</text:h>
      <text:p text:style-name="P62"><text:span text:style-name="T298">Magenergie</text:span><text:span text:style-name="T299">:</text:span><text:span text:style-name="T499"> </text:span><text:span text:style-name="T538">2</text:span><text:span text:style-name="T499"> mag</text:span><text:span text:style-name="T539">y</text:span></text:p>
      <text:p text:style-name="P147"><text:span text:style-name="T539">P</text:span><text:span text:style-name="T499">o dobu </text:span><text:span text:style-name="T292">soustředění</text:span><text:span text:style-name="T499"> bude všude kolem tebe až do vzdálenosti (Duše) metrů naprosté ticho. Znamená to mimo jiné, že v tomto prostoru nepůjde sesílat kouzla. </text:span><text:span text:style-name="T555">Slyšet není nic, tedy ani zvuky zvenku.</text:span><text:span text:style-name="T499"> Kroll uvnitř této oblasti nebude moci použít svůj utrasluch vůbec, z vnějšku pro něj bude pouze představovat „temnou“, neprůhlednou </text:span><text:span text:style-name="T556">kouli</text:span><text:span text:style-name="T499">. </text:span></text:p>
      <text:h text:style-name="P832" text:outline-level="5">Tma *Obscurum*</text:h>
      <text:p text:style-name="P63"><text:span text:style-name="T298">Magenergie</text:span><text:span text:style-name="T299">:</text:span><text:span text:style-name="T499"> </text:span><text:span text:style-name="T538">2</text:span><text:span text:style-name="T499"> mag</text:span><text:span text:style-name="T539">y</text:span></text:p>
      <text:p text:style-name="P146"><text:span text:style-name="T539">P</text:span><text:span text:style-name="T499">o dobu </text:span><text:span text:style-name="T292">soustředění</text:span><text:span text:style-name="T499"> bude všude kolem tebe až do vzdálenosti (Duše) metrů naprostá tma. Trpaslíkovo </text:span><text:span text:style-name="T292">infravidění</text:span><text:span text:style-name="T499"> je také vyřazeno. </text:span><text:span text:style-name="T553">Lucerny, svíčky a další zdroje světla tím nebudou uhašeny. Když je někdo vynese ven, budou opět svítit. Zvenku bude vidět nepřirozená koule temnoty zakrývající vše, co je za ní. Zevnitř není vidět </text:span><text:span text:style-name="T554">nic, tedy ani</text:span><text:span text:style-name="T553"> ven.</text:span></text:p>
      <text:h text:style-name="P832" text:outline-level="5"><text:soft-page-break/>Vodní dech *Aqua spiro*</text:h>
      <text:p text:style-name="P61"><text:span text:style-name="T298">Magenergie</text:span><text:span text:style-name="T299">:</text:span><text:span text:style-name="T499"> </text:span><text:span text:style-name="T650">1</text:span><text:span text:style-name="T499"> mag</text:span><text:span text:style-name="T539"><text:line-break/></text:span><text:span text:style-name="T300">Dosah:</text:span><text:span text:style-name="T539"> </text:span><text:span text:style-name="T552">kontaktní<text:line-break/></text:span><text:span text:style-name="T650">Trvání: několik minut</text:span></text:p>
      <text:p text:style-name="P145"><text:span text:style-name="T552">C</text:span><text:span text:style-name="T499">íl bude po dobu </text:span><text:span text:style-name="T650">trvání </text:span><text:span text:style-name="T499">schopen pod vodou dýchat stejně jako ve vzduchu.</text:span></text:p>
      <text:h text:style-name="P832" text:outline-level="5">Zaklep *Taptap*</text:h>
      <text:p text:style-name="P60"><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51">dotyk</text:span></text:p>
      <text:p text:style-name="P143"><text:span text:style-name="T1201">Kouzlo </text:span><text:span text:style-name="T820">zaklep</text:span><text:span text:style-name="T1201"> po dobu </text:span><text:span text:style-name="T820">soustředění</text:span><text:span text:style-name="T1201"> potlačí jakékoliv zamykací kouzlo, které působí na cílový zámek</text:span>. <text:span text:style-name="T1202">Zámek neodemkne, pouze umožní, aby šel</text:span> vypáčit nebo odemknout klíčem. Zamykací kouzlo <text:span text:style-name="T1203">tím navíc není zrušeno</text:span>, takže když <text:span text:style-name="T1204">jej někdo</text:span> <text:span text:style-name="T1201">znovu zamkne</text:span>, bud<text:span text:style-name="T1201">e</text:span> opět <text:span text:style-name="T1201">chráněný proti odemknutí a vypáčení</text:span>.</text:p>
      <text:h text:style-name="P832" text:outline-level="5">Zamkni *Linol*</text:h>
      <text:p text:style-name="P59"><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50">dotyk<text:line-break/></text:span><text:span text:style-name="T301">Trvání:</text:span><text:span text:style-name="T557"> </text:span><text:span text:style-name="T608">několik minut </text:span><text:span text:style-name="T609">(</text:span><text:span text:style-name="T608">při pomalém seslání je účinek trvalý</text:span><text:span text:style-name="T609">)</text:span></text:p>
      <text:p text:style-name="P144"><text:span text:style-name="T540">T</text:span><text:span text:style-name="T49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3">sám</text:span><text:span text:style-name="T499"> odemkne.<text:line-break/><text:tab/></text:span><text:span text:style-name="T610">Toto kouzlo můžeš také seslat formou krátkého rituálu. Zabere to </text:span><text:span text:style-name="T611">zhruba minutu</text:span><text:span text:style-name="T610">, ale účinek je pak trvalý.</text:span></text:p>
      <text:h text:style-name="P832" text:outline-level="5"><text:soft-page-break/>Zelen<text:span text:style-name="T1206">ý</text:span> blesk *Járak bárak*</text:h>
      <text:p text:style-name="P72"><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95">střední</text:span><text:span text:style-name="T540"><text:line-break/></text:span><text:span text:style-name="T303">Rozsah:</text:span><text:span text:style-name="T564"> 1-</text:span><text:span text:style-name="T566">2</text:span><text:span text:style-name="T564"> cíl</text:span><text:span text:style-name="T566">e</text:span><text:span text:style-name="T564"><text:line-break/></text:span><text:span text:style-name="T304">Hod:</text:span><text:span text:style-name="T565"> Duše + k6 proti Síle</text:span><text:span text:style-name="T564"><text:line-break/></text:span><text:span text:style-name="T304">Zranění:</text:span><text:span text:style-name="T565"> </text:span><text:span text:style-name="T597">3</text:span><text:span text:style-name="T565">kz bleskem</text:span></text:p>
      <text:p text:style-name="P21">Ode zranění se odečítá zbroj a štít.</text:p>
      <text:h text:style-name="P832" text:outline-level="5">Zenerova karta<text:span text:style-name="T499"> *Zenerchart*</text:span></text:h>
      <text:p text:style-name="P70"><text:span text:style-name="T298">Magenergie</text:span><text:span text:style-name="T299">:</text:span><text:span text:style-name="T499"> </text:span><text:span text:style-name="T564">3</text:span><text:span text:style-name="T499"> mag</text:span><text:span text:style-name="T539">y<text:line-break/></text:span><text:span text:style-name="T313">Dosah:</text:span><text:span text:style-name="T581"> krátký<text:line-break/></text:span><text:span text:style-name="T313">Rozsah:</text:span><text:span text:style-name="T581"> 1 inteligentní tvor<text:line-break/></text:span><text:span text:style-name="T314">Hod:</text:span><text:span text:style-name="T582"> Duše + k6 proti Duši</text:span><text:span text:style-name="T581"><text:line-break/></text:span><text:span text:style-name="T314">Trvání:</text:span><text:span text:style-name="T582"> </text:span><text:span text:style-name="T586">Několik minut</text:span></text:p>
      <text:p text:style-name="P132"><text:span text:style-name="T583">Toto kouzlo</text:span><text:span text:style-name="T499"> vytvoří opalizující obláček, v němž se začnou zjevovat magické karty. </text:span><text:span text:style-name="T581">Když na něj pohlédne</text:span><text:span text:style-name="T499"> inteligentní tvor, </text:span><text:span text:style-name="T581">hází si </text:span><text:span text:style-name="T583">proti tobě </text:span><text:span text:style-name="T581">Duší</text:span><text:span text:style-name="T499"> a když neuspěje, tak po </text:span><text:span text:style-name="T583">dobu </text:span><text:span text:style-name="T586">trvání kouzla </text:span><text:span text:style-name="T499">ustrne a nebude vůbec vnímat svoje okolí. Pokud bude po tuto dobu cílem útoku, brání se </text:span><text:span text:style-name="T584">s nevýhodou</text:span><text:span text:style-name="T499"> a jakékoliv utrpěné zranění jej z efektu kouzla vysvobodí. Další možností, jak </text:span><text:span text:style-name="T587">cíl vysvobodit</text:span><text:span text:style-name="T499">, je odtáhnout </text:span><text:span text:style-name="T587">jej</text:span><text:span text:style-name="T499"> z výhledu na obláček. Obláček může </text:span><text:span text:style-name="T585">v jednu chvíli</text:span><text:span text:style-name="T499"> „lapit“ pouze jednoho tvora. </text:span><text:span text:style-name="T587">Pokud se ale cíl z jeho vlivu dostane, může se opět někdo chytit.</text:span><text:span text:style-name="T1155"><text:line-break/><text:tab/>Je také dobré poznamenat, že obláček nerozlišuje mezi přáteli a nepřáteli. </text:span><text:span text:style-name="T1157">N</text:span><text:span text:style-name="T1156">a t</text:span><text:span text:style-name="T1158">oho, kdo ho seslal,</text:span><text:span text:style-name="T1156"> </text:span><text:span text:style-name="T1157">ale</text:span><text:span text:style-name="T1156"> nepůsobí.</text:span></text:p>
      <text:h text:style-name="P832" text:outline-level="5">Zlom kouzlo *Frangoetia*</text:h>
      <text:p text:style-name="P64"><text:span text:style-name="T298">Magenergie</text:span><text:span text:style-name="T299">:</text:span><text:span text:style-name="T499"> </text:span><text:span text:style-name="T558">3</text:span><text:span text:style-name="T499"> mag</text:span><text:span text:style-name="T539">y<text:line-break/></text:span><text:span text:style-name="T300">Dosah:</text:span><text:span text:style-name="T539"> </text:span><text:span text:style-name="T558">krátký</text:span></text:p>
      <text:p text:style-name="P397"><text:soft-page-break/><text:span text:style-name="T499">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499">, takto není možné zrušit.</text:span></text:p>
      <text:h text:style-name="P759" text:outline-level="3"><text:span text:style-name="T700">Mistrovská</text:span><text:span text:style-name="T699"> k</text:span><text:span text:style-name="T499">ouzelnická kouzla</text:span></text:h>
      <text:h text:style-name="P833" text:outline-level="5">Ohnivý déšť<text:span text:style-name="T499"> *Nefelé ignea*</text:span></text:h>
      <text:p text:style-name="P83"><text:span text:style-name="T298">Magenergie</text:span><text:span text:style-name="T299">:</text:span><text:span text:style-name="T499"> </text:span><text:span text:style-name="T578">4</text:span><text:span text:style-name="T499"> mag</text:span><text:span text:style-name="T539">y<text:line-break/></text:span><text:span text:style-name="T300">Dosah:</text:span><text:span text:style-name="T539"> </text:span><text:span text:style-name="T578">krátký</text:span><text:span text:style-name="T540"><text:line-break/></text:span><text:span text:style-name="T308">Rozsah:</text:span><text:span text:style-name="T386"> </text:span><text:span text:style-name="T392">v</text:span><text:span text:style-name="T387">šechno v </text:span><text:span text:style-name="T388">krátké vzdálenosti </text:span><text:span text:style-name="T389">od cílového místa<text:line-break/></text:span><text:span text:style-name="T309">Trvání:</text:span><text:span text:style-name="T391"> </text:span><text:span text:style-name="T392">s</text:span><text:span text:style-name="T391">oustředění</text:span><text:span text:style-name="T389"><text:line-break/></text:span><text:span text:style-name="T310">Zranění:</text:span><text:span text:style-name="T390"> +0</text:span></text:p>
      <text:p text:style-name="P398">V oblasti před tebou začne sršet ohnivý déšť. <text:span text:style-name="T1209">V každém kole </text:span><text:span text:style-name="T821">soustředění</text:span><text:span text:style-name="T1209"> si znovu házíš.</text:span></text:p>
      <text:h text:style-name="Heading_20_2" text:outline-level="2"><text:bookmark-start text:name="__RefHeading___Toc7007_1015327784"/>Zloděj<text:bookmark-end text:name="__RefHeading___Toc7007_1015327784"/></text:h>
      <text:p text:style-name="P141"><text:span text:style-name="T517">1. </text:span><text:span text:style-name="T501">úroveň</text:span></text:p>
      <text:list xml:id="list204532582921194" text:continue-list="list204532451371580" text:style-name="L25">
        <text:list-item>
          <text:p text:style-name="P975"><text:span text:style-name="T561">Umíš </text:span><text:span text:style-name="T646">základy </text:span><text:span text:style-name="T620">následující</text:span><text:span text:style-name="T646">ch</text:span><text:span text:style-name="T561"> dovednost</text:span><text:span text:style-name="T646">í</text:span><text:span text:style-name="T559">:</text:span></text:p>
          <text:list>
            <text:list-item>
              <text:p text:style-name="P988">Ostražitost a plížení</text:p>
            </text:list-item>
            <text:list-item>
              <text:p text:style-name="P989">Otevírání zámků</text:p>
            </text:list-item>
            <text:list-item>
              <text:p text:style-name="P988">Přetvářka a převleky</text:p>
            </text:list-item>
            <text:list-item>
              <text:p text:style-name="P990">Šplhání</text:p>
            </text:list-item>
            <text:list-item>
              <text:p text:style-name="P993"><text:span text:style-name="T1205">Výroba a o</text:span><text:span text:style-name="T1160">dstra</text:span><text:span text:style-name="T1205">ňování pastí</text:span></text:p>
            </text:list-item>
            <text:list-item>
              <text:p text:style-name="P989">Znalost jedů</text:p>
            </text:list-item>
          </text:list>
        </text:list-item>
        <text:list-item>
          <text:p text:style-name="P996">Nauč se základy jedné další dovednosti podle svého výběru.</text:p>
          <text:p text:style-name="P843"><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597814402" text:style-name="L34">
        <text:list-item>
          <text:p text:style-name="P1052"><text:span text:style-name="T501">V</text:span><text:span text:style-name="T499">yber si </text:span><text:span text:style-name="T535">jednu </text:span><text:span text:style-name="T652">ze základních</text:span><text:span text:style-name="T535"> schopnost</text:span><text:span text:style-name="T652">í</text:span><text:span text:style-name="T499">.</text:span></text:p>
        </text:list-item>
        <text:list-item>
          <text:p text:style-name="P1051">Můžeš si připoutat jeden magický předmět, který <text:span text:style-name="T1234">získáš</text:span> na výpravách za dobrodružstvím.</text:p>
        </text:list-item>
      </text:list>
      <text:p text:style-name="P128"><text:span text:style-name="T527">2</text:span><text:span text:style-name="T517">. </text:span><text:span text:style-name="T501">úroveň</text:span></text:p>
      <text:list xml:id="list3839097810" text:style-name="L35">
        <text:list-item>
          <text:p text:style-name="P901">Nauč se základy jedné dovednosti.</text:p>
        </text:list-item>
        <text:list-item>
          <text:p text:style-name="P903">Vyber si <text:span text:style-name="T1259">jednu</text:span> <text:span text:style-name="T1258">ze</text:span> <text:span text:style-name="T1258">základních</text:span> schopnost<text:span text:style-name="T1258">í</text:span>.</text:p>
        </text:list-item>
        <text:list-item>
          <text:p text:style-name="P901">Můžeš si připoutat celkem dva magické předměty.</text:p>
        </text:list-item>
      </text:list>
      <text:p text:style-name="P128"><text:span text:style-name="T527">3</text:span><text:span text:style-name="T517">. </text:span><text:span text:style-name="T501">úroveň</text:span></text:p>
      <text:list xml:id="list204532032655591" text:continue-list="list204531700451878" text:style-name="L20">
        <text:list-item>
          <text:p text:style-name="P874">Zvyš si jednu vlastnost (rozdíl mezi tvou nejvyšší a nejnižší může být nejvýše 3).</text:p>
        </text:list-item>
      </text:list>
      <text:list xml:id="list204532119955312" text:continue-list="list1597814402" text:style-name="L34">
        <text:list-item>
          <text:p text:style-name="P876">Nauč se základy jedné dovednosti nebo si zvyš jednu dovednost na pokročilou.</text:p>
        </text:list-item>
      </text:list>
      <text:p text:style-name="P128"><text:span text:style-name="T527">4</text:span><text:span text:style-name="T517">. </text:span><text:span text:style-name="T501">úroveň</text:span></text:p>
      <text:list xml:id="list204533073900905" text:continue-numbering="true" text:style-name="L34">
        <text:list-item>
          <text:p text:style-name="P902">Zvyš si jednu dovednost na pokročilou.</text:p>
        </text:list-item>
        <text:list-item>
          <text:p text:style-name="P904">Vyber si jednu <text:span text:style-name="T1260">ze základních nebo pokročilých schopností</text:span>.</text:p>
        </text:list-item>
        <text:list-item>
          <text:p text:style-name="P902">Můžeš si připoutat celkem tři magické předměty.</text:p>
        </text:list-item>
      </text:list>
      <text:p text:style-name="P128"><text:span text:style-name="T527">5</text:span><text:span text:style-name="T517">. </text:span><text:span text:style-name="T501">úroveň</text:span></text:p>
      <text:list xml:id="list204531653232022" text:continue-list="list204532032655591" text:style-name="L20">
        <text:list-item>
          <text:p text:style-name="P874">Zvyš si jednu vlastnost (rozdíl mezi tvou nejvyšší a nejnižší může být nejvýše 3).</text:p>
        </text:list-item>
      </text:list>
      <text:list xml:id="list204531811141931" text:continue-list="list204533073900905" text:style-name="L34">
        <text:list-item>
          <text:p text:style-name="P897">Nauč se základy jedné dovednosti nebo si zvyš jednu dovednost na pokročilou.</text:p>
        </text:list-item>
      </text:list>
      <text:p text:style-name="P153"><text:soft-page-break/><text:span text:style-name="T395">6</text:span><text:span text:style-name="T394">. </text:span><text:span text:style-name="T381">úroveň</text:span></text:p>
      <text:list xml:id="list204532322997478" text:continue-list="list204531538427020" text:style-name="L24">
        <text:list-item>
          <text:p text:style-name="P900">Zvyš si jednu dovednost na pokročilou.</text:p>
        </text:list-item>
        <text:list-item>
          <text:p text:style-name="P905">Vyber si jednu <text:span text:style-name="T1260">ze základních nebo pokročilých schopností</text:span>.</text:p>
        </text:list-item>
        <text:list-item>
          <text:p text:style-name="P896">Můžeš si připoutat celkem čtyři magické předměty.</text:p>
        </text:list-item>
      </text:list>
      <text:h text:style-name="Heading_20_3" text:outline-level="3"><text:span text:style-name="T653">Základní z</text:span><text:span text:style-name="T532">lodějské s</text:span><text:span text:style-name="T499">chopnosti</text:span></text:h>
      <text:h text:style-name="P834" text:outline-level="5">Bezpečný dopad</text:h>
      <text:p text:style-name="P165"><text:span text:style-name="T382">Dokážeš</text:span><text:span text:style-name="T380"> bezpečně dopadnout z </text:span><text:span text:style-name="T383">dvojnásobné výšky než ostatní</text:span><text:span text:style-name="T380">.</text:span></text:p>
      <text:h text:style-name="P834" text:outline-level="5">Obří skoky</text:h>
      <text:p text:style-name="P44"><text:span text:style-name="T1183">Vyskočíš dvakrát výše a doskočíš dvakrát dále než ostatní</text:span><text:span text:style-name="T380">.</text:span></text:p>
      <text:h text:style-name="P835" text:outline-level="5"><text:span text:style-name="T1185">Útok</text:span> ze zálohy</text:h>
      <text:p text:style-name="P133"><text:span text:style-name="T1186">Pokud o tobě cíl nevěděl, počítáš si +2 ke zranění</text:span>.</text:p>
      <text:h text:style-name="P835" text:outline-level="5">Získání důvěry</text:h>
      <text:p text:style-name="P166"><text:span text:style-name="T403">Když se se tebou bude někdo </text:span><text:span text:style-name="T404">několik minut</text:span><text:span text:style-name="T403"> bavit na nějaké téma, získá pocit, že ti v tomto ohledu může zcela věřit.</text:span></text:p>
      <text:h text:style-name="Heading_20_3" text:outline-level="3"><text:span text:style-name="T1261">Pokročilé zlodějské s</text:span>chopnosti</text:h>
      <text:h text:style-name="P835" text:outline-level="5">Chůze beze stop</text:h>
      <text:p text:style-name="P133">S výjimkou naprosto nevhodného terénu (bahno, čerstvě napadaný sníh) se dokáže<text:span text:style-name="T1184">š</text:span> pohybovat tak, že nezanechá<text:span text:style-name="T1184">š </text:span>žádné stopy. <text:span text:style-name="T1184">A to včetně pachových, takže tě nevystopují ani psi</text:span> (na krátkou vzdálenost <text:span text:style-name="T1184">tě však</text:span> stále ucítí).</text:p>
      <text:h text:style-name="P835" text:outline-level="5"><text:soft-page-break/>Chytání střel</text:h>
      <text:p text:style-name="P134"><text:span text:style-name="T533">Když uspěješ v </text:span><text:span text:style-name="T297">plné obraně</text:span><text:span text:style-name="T533">, </text:span><text:span text:style-name="T534">bezpečně </text:span><text:span text:style-name="T533">chytíš střelu v letu. Pokud máš volné obě ruce, můžeš v jenom kole do každé z nich chytit jednu střelu.</text:span></text:p>
      <text:h text:style-name="P835" text:outline-level="5">Splynutí s okolím</text:h>
      <text:p text:style-name="P45">Dokud jsi nehybný a nevyčníváš, jsi <text:span text:style-name="T1321">prakticky</text:span> neviditelný.<text:line-break/><text:tab/><text:span text:style-name="T1320">Měj se ale na pozoru, protože ti, kdo jsou zvyklí proti magii bojovat, znají různé triky, jak tě odhalit: Mohou například zaplnit prostor řídkou mlhou nebo dýmem, takže spatří tvůj obrys, nebo třeba rozpráší </text:span><text:span text:style-name="T834">kýchací prášek</text:span><text:span text:style-name="T1320">,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0"><text:span text:style-name="T517">1. </text:span><text:span text:style-name="T499">úroveň</text:span></text:p>
      <text:list xml:id="list204532302851794" text:continue-list="list204533326362454" text:style-name="L22">
        <text:list-item>
          <text:p text:style-name="P970"><text:span text:style-name="T526">U</text:span><text:span text:style-name="T499">míš získávat magenergii meditací </text:span><text:span text:style-name="T624">(</text:span><text:span text:style-name="T627">po deseti minutách </text:span><text:span text:style-name="T325">soustředění</text:span><text:span text:style-name="T627"> se ti</text:span><text:span text:style-name="T626"> doplní </text:span><text:span text:style-name="T629">na maximum</text:span><text:span text:style-name="T624">)</text:span><text:span text:style-name="T499">.</text:span></text:p>
        </text:list-item>
        <text:list-item>
          <text:p text:style-name="P972"><text:span text:style-name="T499">Umíš </text:span><text:span text:style-name="T632">základy</text:span><text:span text:style-name="T499"> </text:span><text:span text:style-name="T620">následující</text:span><text:span text:style-name="T632">ch</text:span><text:span text:style-name="T499"> dovednost</text:span><text:span text:style-name="T632">í</text:span><text:span text:style-name="T559">:</text:span></text:p>
          <text:list>
            <text:list-item>
              <text:p text:style-name="P891">Orientace a přežití v divočině</text:p>
            </text:list-item>
            <text:list-item>
              <text:p text:style-name="P985">Ošetřování zranění<text:span text:style-name="T1023"> </text:span><text:span text:style-name="T1024">(ošetřením vrátíš 2 žt)</text:span></text:p>
            </text:list-item>
          </text:list>
        </text:list-item>
        <text:list-item>
          <text:p text:style-name="P997">Nauč se základy jedné další dovednosti podle svého výběru.</text:p>
          <text:p text:style-name="P842"><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25"><text:span text:style-name="T499">Vyber si </text:span><text:span text:style-name="T658">dvě</text:span><text:span text:style-name="T641"> ze základních kouzel</text:span><text:span text:style-name="T499"> </text:span><text:span text:style-name="T658">a</text:span><text:span text:style-name="T400"> schopností</text:span><text:span text:style-name="T499">.</text:span></text:p>
          <text:list>
            <text:list-item>
              <text:p text:style-name="P1022"><text:span text:style-name="T655">Když sesíláš druidská kouzla v těžké zbroji, počítáš si postih -2</text:span><text:span text:style-name="T525">. </text:span><text:span text:style-name="T655">Za lehkou zbroj postih ne</text:span><text:span text:style-name="T656">máš</text:span><text:span text:style-name="T655">.</text:span></text:p>
            </text:list-item>
          </text:list>
        </text:list-item>
        <text:list-item>
          <text:p text:style-name="P964"><text:soft-page-break/>Můžeš si připoutat jeden magický předmět, který <text:span text:style-name="T1234">získáš</text:span> na výpravách za dobrodružstvím.</text:p>
        </text:list-item>
      </text:list>
      <text:p text:style-name="P15">2. úroveň</text:p>
      <text:list xml:id="list204532338239947" text:continue-numbering="true" text:style-name="L22">
        <text:list-item>
          <text:p text:style-name="P1026"><text:span text:style-name="T499">Vyber si jedno </text:span><text:span text:style-name="T642">ze základních kouzel </text:span><text:span text:style-name="T401">nebo jednu ze základních schopností</text:span><text:span text:style-name="T499">.</text:span></text:p>
        </text:list-item>
        <text:list-item>
          <text:p text:style-name="P883">Můžeš si připoutat celkem dva magické předměty.</text:p>
        </text:list-item>
        <text:list-item>
          <text:p text:style-name="P883">Nauč se <text:span text:style-name="T1242">základy jedné dovednosti</text:span>.</text:p>
        </text:list-item>
      </text:list>
      <text:p text:style-name="P17">3. úroveň</text:p>
      <text:list xml:id="list3912362224" text:style-name="L36">
        <text:list-item>
          <text:p text:style-name="P880">Zvyš si jednu vlastnost (rozdíl mezi tvou nejvyšší a nejnižší může být nejvýše 3).</text:p>
        </text:list-item>
      </text:list>
      <text:list xml:id="list2953921365" text:style-name="L37">
        <text:list-item>
          <text:p text:style-name="P1053"><text:span text:style-name="T526">Vyber si </text:span><text:span text:style-name="T628">jedno</text:span><text:span text:style-name="T526"> kouzlo </text:span><text:span text:style-name="T625">nebo schopnost </text:span><text:span text:style-name="T628">ze </text:span><text:span text:style-name="T643">základních</text:span><text:span text:style-name="T628"> nebo pokročilých</text:span><text:span text:style-name="T526">.</text:span></text:p>
        </text:list-item>
      </text:list>
      <text:list xml:id="list204533020074923" text:continue-list="list204532338239947" text:style-name="L22">
        <text:list-item>
          <text:p text:style-name="P894">Nauč se <text:span text:style-name="T1243">základy jedné dovednosti</text:span> nebo si zvyš jednu dovednost na pokročil<text:span text:style-name="T1243">ou</text:span>.</text:p>
        </text:list-item>
      </text:list>
      <text:p text:style-name="P17">4. úroveň</text:p>
      <text:list xml:id="list204532475122975" text:continue-numbering="true" text:style-name="L22">
        <text:list-item>
          <text:p text:style-name="P965"><text:span text:style-name="T396">Vyber si </text:span><text:span text:style-name="T398">jedno</text:span><text:span text:style-name="T396"> kouzlo </text:span><text:span text:style-name="T397">nebo schopnost </text:span><text:span text:style-name="T398">ze </text:span><text:span text:style-name="T402">základních</text:span><text:span text:style-name="T398"> nebo pokročilých</text:span><text:span text:style-name="T396">.</text:span></text:p>
        </text:list-item>
        <text:list-item>
          <text:p text:style-name="P885">Můžeš si připoutat celkem tři magické předměty.</text:p>
        </text:list-item>
        <text:list-item>
          <text:p text:style-name="P885">Zvyš si jednu dovednost na pokročil<text:span text:style-name="T1244">ou</text:span>.</text:p>
        </text:list-item>
      </text:list>
      <text:p text:style-name="P154"><text:span text:style-name="T512">5. </text:span><text:span text:style-name="T499">úroveň</text:span></text:p>
      <text:list xml:id="list204533466694891" text:continue-list="list3912362224" text:style-name="L36">
        <text:list-item>
          <text:p text:style-name="P880">Zvyš si jednu vlastnost (rozdíl mezi tvou nejvyšší a nejnižší může být nejvýše 3).</text:p>
        </text:list-item>
      </text:list>
      <text:list xml:id="list204532751696915" text:continue-list="list204532475122975" text:style-name="L22">
        <text:list-item>
          <text:p text:style-name="P1029"><text:span text:style-name="T526">Vyber si </text:span><text:span text:style-name="T628">jedno</text:span><text:span text:style-name="T526"> kouzlo </text:span><text:span text:style-name="T625">nebo schopnost </text:span><text:span text:style-name="T628">ze </text:span><text:span text:style-name="T644">základních</text:span><text:span text:style-name="T628"> nebo pokročilých</text:span><text:span text:style-name="T526">.</text:span></text:p>
        </text:list-item>
        <text:list-item>
          <text:p text:style-name="P894"><text:soft-page-break/>Nauč se <text:span text:style-name="T1245">základy jedné</text:span> dovednost<text:span text:style-name="T1245">i</text:span> nebo si zvyš jednu dovednost na pokročil<text:span text:style-name="T1232">ou</text:span>.</text:p>
        </text:list-item>
      </text:list>
      <text:p text:style-name="P154"><text:span text:style-name="T395">6</text:span><text:span text:style-name="T394">. </text:span><text:span text:style-name="T381">úroveň</text:span></text:p>
      <text:list xml:id="list894432789" text:style-name="L38">
        <text:list-item>
          <text:p text:style-name="P898">Můžeš si připoutat celkem čtyři magické předměty.</text:p>
        </text:list-item>
        <text:list-item>
          <text:p text:style-name="P1054"><text:span text:style-name="T396">Vyber si </text:span><text:span text:style-name="T398">jedno</text:span><text:span text:style-name="T396"> kouzlo </text:span><text:span text:style-name="T397">nebo schopnost </text:span><text:span text:style-name="T398">ze </text:span><text:span text:style-name="T402">základních</text:span><text:span text:style-name="T398"> nebo pokročilých</text:span><text:span text:style-name="T396">.</text:span></text:p>
        </text:list-item>
        <text:list-item>
          <text:p text:style-name="P906">Zvyš si jednu dovednost na pokročilou.</text:p>
        </text:list-item>
      </text:list>
      <text:h text:style-name="Heading_20_3" text:outline-level="3"><text:span text:style-name="T405">Základní druidské s</text:span><text:span text:style-name="T406">chopnosti </text:span><text:span text:style-name="T449">a kouzla</text:span></text:h>
      <text:h text:style-name="P836" text:outline-level="5">Uzdrav zranění</text:h>
      <text:p text:style-name="P80"><text:span text:style-name="T298">Magenergie</text:span><text:span text:style-name="T299">:</text:span> 3 magy<text:line-break/><text:span text:style-name="T810">Dosah:</text:span> kontaktní<text:line-break/><text:span text:style-name="T815">Sesílání:</text:span><text:span text:style-name="T1176"> 1 minuta (mimo boj)</text:span></text:p>
      <text:p text:style-name="P81"><text:span text:style-name="T406">Vyléčí </text:span><text:span text:style-name="T450">(</text:span><text:span text:style-name="T406">Duše </text:span><text:span text:style-name="T453">druida</text:span><text:span text:style-name="T451"> + k6)</text:span><text:span text:style-name="T406"> životů. </text:span><text:span text:style-name="T454">Další léčivé kouzlo (ať už ho sešle druid, kněz či hraničář)</text:span><text:span text:style-name="T452"> účinkuje na stejný cíl až poté, co se doléčí do plných životů.</text:span></text:p>
      <text:h text:style-name="P837" text:outline-level="5"><text:span text:style-name="T406">Z</text:span><text:span text:style-name="T380">apůjčení</text:span></text:h>
      <text:p text:style-name="P173"><text:span text:style-name="T328">C</text:span><text:span text:style-name="T330">ena:</text:span><text:span text:style-name="T409"> </text:span><text:span text:style-name="T414">1</text:span><text:span text:style-name="T409"> mag<text:line-break/></text:span><text:span text:style-name="T328">Sesílání:</text:span><text:span text:style-name="T407"> </text:span><text:span text:style-name="T410">1 kolo<text:line-break/></text:span><text:span text:style-name="T331">Dosah:</text:span><text:span text:style-name="T415"> dlouhý</text:span></text:p>
      <text:p text:style-name="P176"><text:span text:style-name="T380">Po dobu </text:span><text:span text:style-name="T292">soustředění</text:span><text:span text:style-name="T380"> uvidíš, uslyšíš a ucítíš vše, co vidí, slyší a cítí zvíře, </text:span><text:span text:style-name="T417">na které jsi </text:span><text:span text:style-name="T332">zapůjčení</text:span><text:span text:style-name="T417"> seslal</text:span><text:span text:style-name="T380">. Nedokážeš při tom ovšem vnímat svými vlastními smysly </text:span><text:span text:style-name="T419">a nemůžeš ovlivnit, co bude </text:span><text:span text:style-name="T420">zapůjčené </text:span><text:span text:style-name="T419">zvíře dělat</text:span><text:span text:style-name="T380">.<text:line-break/><text:tab/></text:span><text:span text:style-name="T418">Ukončení </text:span><text:span text:style-name="T333">zapůjčení</text:span><text:span text:style-name="T412"> vyžaduje 1 kolo soustředění, ale nestojí už žádnou magenergii.</text:span></text:p>
      <text:h text:style-name="P838" text:outline-level="5"><text:soft-page-break/><text:span text:style-name="T406">Č</text:span><text:span text:style-name="T380">ástečná proměna</text:span></text:h>
      <text:p text:style-name="P172"><text:span text:style-name="T328">C</text:span><text:span text:style-name="T292">ena:</text:span><text:span text:style-name="T380"> </text:span><text:span text:style-name="T414">1</text:span><text:span text:style-name="T380"> mag<text:line-break/></text:span><text:span text:style-name="T328">Sesílání:</text:span><text:span text:style-name="T407"> </text:span><text:span text:style-name="T410">1 kolo</text:span></text:p>
      <text:p text:style-name="P171"><text:span text:style-name="T407">M</text:span><text:span text:style-name="T380">ůžeš si takto například nechat narůst ostré zuby nebo drápy (zranění 1), přeměnit své oči, nos či uši (čímž získáš zrak, čich nebo sluch příslušného zvířete) a podobně. </text:span><text:span text:style-name="T421">Proměna je vždycky viditelná – budeš mít zřetelně psí čenich, oči s kočičí zornicí, prodlouženou čelist s vystouplými tesáky a podobně.</text:span><text:span text:style-name="T380"><text:line-break/><text:tab/></text:span><text:span text:style-name="T412">Zpětná proměna vyžaduje 1 kolo </text:span><text:span text:style-name="T336">soustředění</text:span><text:span text:style-name="T412">, ale nestojí už žádnou magenergii.</text:span></text:p>
      <text:h text:style-name="Heading_20_5" text:outline-level="5"><text:span text:style-name="T412">K</text:span><text:span text:style-name="T380">líčení</text:span></text:h>
      <text:p text:style-name="P175"><text:span text:style-name="T328">C</text:span><text:span text:style-name="T292">ena:</text:span><text:span text:style-name="T380"> </text:span><text:span text:style-name="T442">1</text:span><text:span text:style-name="T380"> mag<text:line-break/></text:span><text:span text:style-name="T329">Sesílání:</text:span><text:span text:style-name="T413"> </text:span><text:span text:style-name="T443">několik minut</text:span></text:p>
      <text:p text:style-name="P183"><text:span text:style-name="T380">Toto kouzlo </text:span><text:span text:style-name="T444">způsobí zrychlené klíčení </text:span><text:span text:style-name="T445">existujících</text:span><text:span text:style-name="T380"> semen či pupen</text:span><text:span text:style-name="T444">ů</text:span><text:span text:style-name="T380">. </text:span><text:span text:style-name="T432">Kořínky dokáží roztrhat i kámen, pokud jsem v něm alespoň nějaké pukliny.<text:line-break/><text:tab/></text:span><text:span text:style-name="T446">Pokud se toto kouzlo naučíš, není od věci zvyknout si nosit po kapsách vždy aspoň hrst semínek, abys měl s čím pracovat, </text:span><text:span text:style-name="T448">když v okolí</text:span><text:span text:style-name="T447"> žádná nejsou</text:span><text:span text:style-name="T446">.</text:span></text:p>
      <text:h text:style-name="Heading_20_3" text:outline-level="3"><text:span text:style-name="T408">Pokročilé druidské schopnosti </text:span><text:span text:style-name="T449">a kouzla</text:span></text:h>
      <text:h text:style-name="P800" text:outline-level="5">Proměna ve zvíře</text:h>
      <text:p text:style-name="P173"><text:span text:style-name="T328">C</text:span><text:span text:style-name="T292">ena:</text:span><text:span text:style-name="T380"> </text:span><text:span text:style-name="T414">2</text:span><text:span text:style-name="T380"> magy<text:line-break/></text:span><text:span text:style-name="T329">Sesílání:</text:span><text:span text:style-name="T413"> </text:span><text:span text:style-name="T411">1 kolo</text:span></text:p>
      <text:p text:style-name="P170"><text:soft-page-break/><text:span text:style-name="T380">Tímto krátkým rituálem se můžeš proměnit ve </text:span><text:span text:style-name="T422">čtyřnohé</text:span><text:span text:style-name="T380"> zvíře. Mění se pouze tvoje tělo a předměty připoutané skrze </text:span><text:span text:style-name="T292">pouto s předmětem</text:span><text:span text:style-name="T380">. </text:span><text:span text:style-name="T431">Z</text:span><text:span text:style-name="T425">vířete, do kterého se měníš, </text:span><text:span text:style-name="T426">nemůže mít žádnou z vlastností vyšší než je tvoje Duše </text:span><text:span text:style-name="T431">a jeho Velikost</text:span><text:span text:style-name="T425"> se může od tvé Velikosti lišit nejvýše o hodnotu tvé Duše.</text:span><text:span text:style-name="T380"><text:line-break/><text:tab/></text:span><text:span text:style-name="T412">Zpětná proměna vyžaduje 1 kolo </text:span><text:span text:style-name="T336">soustředění</text:span><text:span text:style-name="T412">, ale nestojí už žádnou magenergii.</text:span></text:p>
      <text:h text:style-name="Heading_20_5" text:outline-level="5">Pouto s předmětem</text:h>
      <text:p text:style-name="P169"><text:span text:style-name="T810">Sesílání:</text:span> několik minut<text:line-break/><text:span text:style-name="T830">Dosah:</text:span><text:span text:style-name="T1264"> Dotyk</text:span></text:p>
      <text:p text:style-name="P168">Tímto krátkým rituálem si můžeš vytvořit osobní pouto s nějakým předmětem. <text:span text:style-name="T1266">Tento předmět nemůže mít žádnou z částí z kovu – to mimo jiné znamená, že nemůžeš vytvořit pouto s těžkou zbrojí.<text:line-break/><text:tab/></text:span>Všechny takto připoutané předměty se při <text:span text:style-name="T831">úplně proměně</text:span> do zvířecí podoby mění s tebou.</text:p>
      <text:h text:style-name="P839" text:outline-level="5">Pouto se zvířetem</text:h>
      <text:p text:style-name="P177"><text:span text:style-name="T810">Sesílání:</text:span> několik minut<text:line-break/><text:span text:style-name="T830">Dosah:</text:span><text:span text:style-name="T1264"> Dotyk</text:span></text:p>
      <text:p text:style-name="P179">Na zvíře, se kterým máš vytvořené pouto, můžeš sesílat <text:span text:style-name="T810">zapůjčení</text:span> na libovolnou vzdálenost <text:span text:style-name="T1263">a když to uděláš, tak se tímto zvířetem doslova staneš – budeš moci rozhodovat, co bude dělat a jak se bude chovat</text:span>.<text:line-break/><text:tab/>V jednu chvíli můžeš mít pouto pouze s jedním zvířetem. <text:span text:style-name="T1262">Nemůžeš vytvořit pouto se zvířetem, se kterým má pouto někdo jiný.</text:span> <text:span text:style-name="T1262">Není také možné vytvořit pouto se zvířetem, které má někdo zrovna</text:span> <text:span text:style-name="T829">zapůjčené</text:span>.<text:line-break/><text:tab/><text:span text:style-name="T1265">Zvíře</text:span><text:span text:style-name="T425">, </text:span><text:span text:style-name="T430">se kterým chceš vytvořit pouto</text:span><text:span text:style-name="T425">, </text:span><text:span text:style-name="T426">nemůže mít žádnou z vlastností vyšší než je tvoje Duše </text:span><text:span text:style-name="T430">a jeho velikost</text:span><text:span text:style-name="T425"> se může od tvé Velikosti lišit nejvýše o hodnotu tvé Duše.</text:span></text:p>
      <text:h text:style-name="P840" text:outline-level="5"><text:soft-page-break/><text:span text:style-name="T406">R</text:span><text:span text:style-name="T380">ychlý růst</text:span></text:h>
      <text:p text:style-name="P180"><text:span text:style-name="T338">Cena:</text:span><text:span text:style-name="T433"> 2 magy<text:line-break/></text:span><text:span text:style-name="T337">Dosah:</text:span><text:span text:style-name="T434"> kontaktní<text:line-break/></text:span><text:span text:style-name="T337">Sesílání:</text:span><text:span text:style-name="T434"> několik minut<text:line-break/></text:span><text:span text:style-name="T339">Trvání:</text:span><text:span text:style-name="T435"> několik </text:span><text:span text:style-name="T437">hodin</text:span></text:p>
      <text:p text:style-name="P182"><text:span text:style-name="T435">M</text:span><text:span text:style-name="T380">ůžeš takto například nechat zarůst chodbu, nechat kořeny vyrůst přes propast a vytvořit tak most, a podobně. </text:span><text:span text:style-name="T436">Rostliny mohou zaujmout jen takový tvar a velikost, do jaké by mohly s dostatkem času vyrůst přirozeně. Kořeny stromů tedy mohou například překlenout i několik metrů, tráva to ale nedokáže.</text:span><text:span text:style-name="T380"><text:line-break/><text:tab/>Vegetace roste doslova před očima – nechat zarůst celou chodbu zabere jen několik </text:span><text:span text:style-name="T456">minut</text:span><text:span text:style-name="T380">. </text:span><text:span text:style-name="T436">Růst ale není tak rychlý, aby bylo možné někoho chytit nebo jinak přímo ohrozit.<text:line-break/><text:tab/></text:span><text:span text:style-name="T438">Po skončení trvání </text:span><text:span text:style-name="T439">kouzla</text:span><text:span text:style-name="T438"> narostlá hmota zetlí a v několika dalších hodinách se zcela rozpadne.</text:span></text:p>
      <text:h text:style-name="P801" text:outline-level="5">Oživlé šlahouny</text:h>
      <text:p text:style-name="P181"><text:span text:style-name="T292">Cena:</text:span><text:span text:style-name="T380"> 2 magy<text:line-break/></text:span><text:span text:style-name="T337">Dosah:</text:span><text:span text:style-name="T434"> </text:span><text:span text:style-name="T440">krátký<text:line-break/></text:span><text:span text:style-name="T340">Rozsah:</text:span><text:span text:style-name="T441"> Až 3 cíle najednou<text:line-break/></text:span><text:span text:style-name="T341">Trvání:</text:span><text:span text:style-name="T455"> soustředění</text:span></text:p>
      <text:p text:style-name="P181"><text:span text:style-name="T380">Po dobu tvého </text:span><text:span text:style-name="T292">soustředění</text:span><text:span text:style-name="T380"> ožij</text:span><text:span text:style-name="T440">í</text:span><text:span text:style-name="T380"> větve nebo šlahouny v dosahu. Mohou někoho zranit (šlahouny mají zranění 1, silné větve 2), chytit a omotat, dokonce i uškrtit.</text:span></text:p>
      <text:h text:style-name="Heading_20_3" text:outline-level="3"><text:span text:style-name="T416">Mistrovské</text:span><text:span text:style-name="T408"> druidské schopnosti </text:span><text:span text:style-name="T449">a kouzla</text:span></text:h>
      <text:h text:style-name="Heading_20_5" text:outline-level="5"><text:span text:style-name="T427">Mistrovská</text:span><text:span text:style-name="T380"> proměna</text:span></text:h>
      <text:p text:style-name="P174"><text:span text:style-name="T328">C</text:span><text:span text:style-name="T292">ena:</text:span><text:span text:style-name="T380"> </text:span><text:span text:style-name="T416">3</text:span><text:span text:style-name="T380"> magy<text:line-break/></text:span><text:span text:style-name="T329">Sesílání:</text:span><text:span text:style-name="T413"> </text:span><text:span text:style-name="T411">1 kolo</text:span></text:p>
      <text:p text:style-name="P178"><text:soft-page-break/><text:span text:style-name="T335">Mistrovská</text:span><text:span text:style-name="T334"> proměna</text:span><text:span text:style-name="T424"> funguje stejně</text:span><text:span text:style-name="T380"> jako </text:span><text:span text:style-name="T292">proměna </text:span><text:span text:style-name="T335">ve zvíře</text:span><text:span text:style-name="T380">, ale </text:span><text:span text:style-name="T428">umožňuje</text:span><text:span text:style-name="T422"> měnit </text:span><text:span text:style-name="T429">se</text:span><text:span text:style-name="T422"> v jiná než čtyřnohá zvířata – tedy například v ptáky, hady, ryby a podobně. Stále se ale nemůžeš proměňovat v humanoidní tvory </text:span><text:span text:style-name="T423">ani v hmyz</text:span><text:span text:style-name="T422">.</text:span></text:p>
      <text:h text:style-name="P704" text:outline-level="2"><text:bookmark-start text:name="__RefHeading___Toc12800_4230435934"/>Šaman<text:bookmark-end text:name="__RefHeading___Toc12800_4230435934"/></text:h>
      <text:p text:style-name="P339">/<text:span text:style-name="T1678">* zatím jen koncept */</text:span></text:p>
      <text:list xml:id="list4128451269" text:style-name="L39">
        <text:list-item>
          <text:p text:style-name="P1055">šaman komunikuje s duchy</text:p>
          <text:list>
            <text:list-item>
              <text:p text:style-name="P1055">může <text:span text:style-name="T1679">tedy</text:span> mít <text:span text:style-name="T1679">například</text:span> nějakého spřízněného ducha, který pak posedává zvířata. Díky tomu pak může se zvířetem komunikovat a duch také zvířeti propůjčuje schopnosti.</text:p>
            </text:list-item>
          </text:list>
        </text:list-item>
        <text:list-item>
          <text:p text:style-name="P1056"><text:span text:style-name="T1680">oproti tomu </text:span>druid přenáší své vědomí (zapůjčení), případně se rovnou mění ve zvíře</text:p>
        </text:list-item>
      </text:list>
      <text:h text:style-name="P739" text:outline-level="1"><text:bookmark-start text:name="__RefHeading___Toc12802_4230435934"/><text:span text:style-name="T211">Jak se</text:span><text:span text:style-name="T80"> </text:span><text:span text:style-name="T187">Dračák </text:span><text:span text:style-name="T211">hraje</text:span><text:bookmark-end text:name="__RefHeading___Toc12802_4230435934"/></text:h>
      <text:p text:style-name="P375">Když bys chvíli sledoval rozehranou hru, mohl bys slyšet například něco takového:</text:p>
      <text:p text:style-name="P625"><text:span text:style-name="Emphasis"><text:span text:style-name="T474">Pán jeskyně:</text:span></text:span><text:span text:style-name="T810"> </text:span><text:span text:style-name="T908">"</text:span><text:span text:style-name="T964">Vešel jsi do malé místnosti osvětlené olejovou lampičkou. </text:span><text:span text:style-name="T908">Je tu stůl a židle, na stěně visí obraz. </text:span><text:span text:style-name="T965">Místnost nemá žádnej jinej východ a</text:span><text:span text:style-name="T908"> </text:span><text:span text:style-name="T965">n</text:span><text:span text:style-name="T964">ikdo tu není.</text:span><text:span text:style-name="T908">"</text:span></text:p>
      <text:p text:style-name="P625"><text:span text:style-name="Emphasis"><text:span text:style-name="T1029">Pavel</text:span></text:span><text:span text:style-name="Emphasis"><text:span text:style-name="T1025">:</text:span></text:span><text:span text:style-name="T810"> „</text:span><text:span text:style-name="T908">Prohlídnu si stůl. Mrknu i pod něj, jestli zespodu není něco přilepen</text:span><text:span text:style-name="T936">ý</text:span><text:span text:style-name="T908">ho.“</text:span></text:p>
      <text:p text:style-name="P625"><text:span text:style-name="Emphasis"><text:span text:style-name="T474">Pán jeskyně:</text:span></text:span><text:span text:style-name="T810"> </text:span><text:span text:style-name="T908">„</text:span><text:span text:style-name="T966">Přilepenýho tam nic není, ale všiml sis, že pod deskou stolu je</text:span><text:span text:style-name="T908"> šuplík.“</text:span></text:p>
      <text:p text:style-name="P640"><text:span text:style-name="Emphasis"><text:span text:style-name="T1029">Pavel</text:span></text:span><text:span text:style-name="Emphasis"><text:span text:style-name="T1025">:</text:span></text:span><text:span text:style-name="T810"> </text:span><text:span text:style-name="T908">„</text:span><text:span text:style-name="T937">Jde otevřít?</text:span><text:span text:style-name="T908">“</text:span></text:p>
      <text:p text:style-name="P599"><text:span text:style-name="T478">Pán jeskyně:</text:span><text:span text:style-name="T1547"> </text:span><text:span text:style-name="T937">„Nejde, zřejmě j</text:span><text:span text:style-name="T908">e zamčen</text:span><text:span text:style-name="T936">ej</text:span><text:span text:style-name="T908">.“</text:span></text:p>
      <text:p text:style-name="P640"><text:span text:style-name="Emphasis"><text:span text:style-name="T1029">Pavel</text:span></text:span><text:span text:style-name="Emphasis"><text:span text:style-name="T1025">:</text:span></text:span><text:span text:style-name="T810"> „</text:span><text:span text:style-name="T908">Pořádně si posvítím a zkontroluju, jestli tam není nějaká past.“</text:span></text:p>
      <text:p text:style-name="P625"><text:span text:style-name="Emphasis"><text:span text:style-name="T474">Pán jeskyně:</text:span></text:span><text:span text:style-name="T810"> „</text:span><text:span text:style-name="T908">Vedle zámku jsi našel malou dírku. Vešla by se do ní tak akorát jehla, nebo možná malá šipka.“</text:span></text:p>
      <text:p text:style-name="P640"><text:span text:style-name="Emphasis"><text:span text:style-name="T1029">Pavel</text:span></text:span><text:span text:style-name="Emphasis"><text:span text:style-name="T1025">:</text:span></text:span><text:span text:style-name="T810"> „</text:span><text:span text:style-name="T908">Půjde ten zámek vypáčit dýkou?“</text:span></text:p>
      <text:p text:style-name="P625"><text:span text:style-name="Emphasis"><text:span text:style-name="T474">Pán jeskyně:</text:span></text:span><text:span text:style-name="T810"> „</text:span><text:span text:style-name="T908">Chvíli to asi zabere, ale ten šuplík je dřevěnej, takže </text:span><text:span text:style-name="T963">to</text:span><text:span text:style-name="T908"> určitě </text:span><text:span text:style-name="T938">půjde</text:span><text:span text:style-name="T908">. Chceš to udělat?“</text:span></text:p>
      <text:p text:style-name="P640"><text:span text:style-name="Emphasis"><text:span text:style-name="T1029">Pavel</text:span></text:span><text:span text:style-name="Emphasis"><text:span text:style-name="T1025">:</text:span></text:span><text:span text:style-name="T810"> </text:span><text:span text:style-name="T908">„Jo, pustím se do toho. Dám si při tom pozor, abych nestál před tou dírkou, ani před ni nestrkal ruce.“</text:span></text:p>
      <text:p text:style-name="P624"><text:span text:style-name="Emphasis"><text:span text:style-name="T474">Pán jeskyně:</text:span></text:span><text:span text:style-name="T810"> </text:span><text:span text:style-name="T908">„Po chvíli zápolení jsi zámek vylomil. Opravdu to byla jehlicová past, v pohodě ses jí ale vyhnul. </text:span><text:span text:style-name="T939">V</text:span><text:span text:style-name="T908"> šuplíku jsou nějak</text:span><text:span text:style-name="T936">ý</text:span><text:span text:style-name="T908"> papíry a mal</text:span><text:span text:style-name="T936">ej</text:span><text:span text:style-name="T908"> měšec.“</text:span></text:p>
      <text:p text:style-name="P374"><text:soft-page-break/><text:span text:style-name="T143">Tato</text:span><text:span text:style-name="T141"> krátká ukázka zdaleka nezahrnuje všechno, co se </text:span><text:span text:style-name="T148">v Dračáku</text:span><text:span text:style-name="T141"> může dít, </text:span><text:span text:style-name="T164">j</text:span><text:span text:style-name="T141">e na ní </text:span><text:span text:style-name="T153">ale</text:span><text:span text:style-name="T141"> vidět, </text:span><text:span text:style-name="T144">jak</text:span><text:span text:style-name="T141"> hra po většinu času probíhá: </text:span><text:span text:style-name="T146">Nejprve Pán jeskyně </text:span><text:span text:style-name="T151">představí</text:span><text:span text:style-name="T146"> situaci </text:span><text:span text:style-name="T147">a </text:span><text:span text:style-name="T151">popíše</text:span><text:span text:style-name="T147">, co dělají a říkají případné nestvůry nebo nehráčské postavy</text:span><text:span text:style-name="T146">.</text:span><text:span text:style-name="T142"> </text:span><text:span text:style-name="T146">H</text:span><text:span text:style-name="T142">ráči </text:span><text:span text:style-name="T146">potom </text:span><text:span text:style-name="T152">řeknou</text:span><text:span text:style-name="T142">, co dělají a říkají jejich postavy. </text:span><text:span text:style-name="T149">Pokud postavám nehrozí žádné přímé nebezpečí, </text:span><text:span text:style-name="T147">Pán jeskyně </text:span><text:span text:style-name="T149">rovnou</text:span><text:span text:style-name="T147"> oznámí</text:span><text:span text:style-name="T145">, jak to dopadlo </text:span><text:span text:style-name="T150">a co se děje dál</text:span><text:span text:style-name="T145">. </text:span><text:span text:style-name="T149">V boji nebo jiné nebezpečné situaci o výsledku rozhodují kostky.</text:span></text:p>
      <text:h text:style-name="P705" text:outline-level="2"><text:bookmark-start text:name="__RefHeading___Toc12804_4230435934"/><text:span text:style-name="T193">Hraje se</text:span><text:span text:style-name="T1"> ve vašich hlavách</text:span><text:bookmark-end text:name="__RefHeading___Toc12804_4230435934"/></text:h>
      <text:p text:style-name="P424"><text:span text:style-name="T78">Dračák je</text:span><text:span text:style-name="T76"> mnohem blíž dětským hrám „na hasiče“, „na vojáky“ a podobně, než hrám jako „Člověče, nezlob se“. </text:span><text:span text:style-name="T77">Když </text:span><text:span text:style-name="T79">ho</text:span><text:span text:style-name="T77"> jdete hrát, tak vlastně říkáte: „Pojďme si hrát na kouzelníky </text:span><text:span text:style-name="T273">a</text:span><text:span text:style-name="T77"> válečníky ve světě plném kouzel, draků a jiných fantastických tvorů“. </text:span><text:span text:style-name="T274">Podobně </text:span><text:span text:style-name="T207">k</text:span><text:span text:style-name="T206">dyž</text:span><text:span text:style-name="T80"> </text:span><text:span text:style-name="T97">Pán jeskyně</text:span><text:span text:style-name="T80"> </text:span><text:span text:style-name="T206">řekne: </text:span><text:span text:style-name="T89">„Sestupujete do podzemí“, </text:span><text:span text:style-name="T206">tak tím ve skutečnosti myslí:</text:span><text:span text:style-name="T80"> „Představte si, že sestupujete do temného podzemí, kam po staletí nevstoupila noha smrtelníka“.<text:line-break/><text:tab/></text:span><text:span text:style-name="T275">K</text:span><text:span text:style-name="T174">e hraní Dračáku </text:span><text:span text:style-name="T279">tedy</text:span><text:span text:style-name="T174"> nepotřebujete figurky ani hrací plán. Je sice fajn je mít, protože pomáhají představit si situaci v herním světě, ale není to klíčový prvek hry. </text:span><text:span text:style-name="T208">Můžete v pohodě hrát i ve vlaku nebo na výletě, stačí vám na to jen kousek místa na hození kostkou, nebo mobilní aplikace</text:span><text:span text:style-name="T209">, </text:span><text:span text:style-name="T276">která umí generovat náhodné hod</text:span><text:span text:style-name="T280">y</text:span><text:span text:style-name="T208">.</text:span></text:p>
      <text:h text:style-name="Heading_20_2" text:outline-level="2"><text:bookmark-start text:name="__RefHeading___Toc12806_4230435934"/><text:span text:style-name="T80">V</text:span><text:span text:style-name="T1">ytváření společné představy</text:span><text:bookmark-end text:name="__RefHeading___Toc12806_4230435934"/></text:h>
      <text:p text:style-name="P121">Přestože <text:span text:style-name="T1750">prostředí a</text:span> situaci obvykle popisuje Pán jeskyně, <text:span text:style-name="T1750">můžeš mu s tím pomáhat</text:span>.</text:p>
      <text:p text:style-name="P121">Neboj se doplňovat a navrhovat věci, které nezmínil.</text:p>
      <text:p text:style-name="P541"><text:span text:style-name="T82">P</text:span><text:span text:style-name="T1">říklad:</text:span></text:p>
      <text:p text:style-name="P643"><text:span text:style-name="T108">Pavel</text:span><text:span text:style-name="T105">:</text:span><text:span text:style-name="T179"> </text:span><text:span text:style-name="T82">„</text:span><text:span text:style-name="T83">Jestli jsou ti skřeti na lovu, neměli by mít střelný zbraně?</text:span><text:span text:style-name="T82">“</text:span></text:p>
      <text:p text:style-name="P644"><text:span text:style-name="T101">Pán jeskyně:</text:span><text:span text:style-name="T90"> „</text:span><text:span text:style-name="T281">Hmm, jasně. Dva mají krátký luky.“</text:span></text:p>
      <text:p text:style-name="P419"><text:soft-page-break/><text:span text:style-name="T1">Ptej se na všechno, co ti není jasné. </text:span><text:span text:style-name="T82">A klidně rovnou navrhni řešení.</text:span></text:p>
      <text:p text:style-name="Example_20_Header"><text:span text:style-name="T82">P</text:span><text:span text:style-name="T1">říklad:</text:span></text:p>
      <text:p text:style-name="P626"><text:span text:style-name="T109">Jana</text:span><text:span text:style-name="T105">:</text:span><text:span text:style-name="T179"> </text:span>„Říkáš, že se v místnosti svítí. Neměli jsme to světlo vidět už z dálky?“</text:p>
      <text:p text:style-name="P188"><text:span text:style-name="T1">Nikdy si nebudete všichni představovat situaci úplně přesně stejně,</text:span><text:span text:style-name="T81"> </text:span><text:span text:style-name="T1">ale to ani není nutné. Důležité je, abyste si hned vyjasnili případné nejasnosti. </text:span><text:span text:style-name="T98">N</text:span><text:span text:style-name="T1">enech</text:span><text:span text:style-name="T98">ávej</text:span><text:span text:style-name="T1"> si </text:span><text:span text:style-name="T98">je</text:span><text:span text:style-name="T1"> </text:span><text:span text:style-name="T98">tedy</text:span><text:span text:style-name="T1"> pro sebe a hned se pt</text:span><text:span text:style-name="T98">ej.</text:span></text:p>
      <text:p text:style-name="Example_20_Header"><text:span text:style-name="T98">P</text:span><text:span text:style-name="T1">říklad:</text:span></text:p>
      <text:p text:style-name="P564"><text:span text:style-name="T110">Katka</text:span><text:span text:style-name="T102">:</text:span><text:span text:style-name="T99"> </text:span><text:span text:style-name="T1">„Počkej, myslel</text:span><text:span text:style-name="T277">a</text:span><text:span text:style-name="T1"> </text:span><text:span text:style-name="T85">jsem</text:span><text:span text:style-name="T1">, že se ta chodba svažuje jen mírně. Jak to teda je?“</text:span></text:p>
      <text:p text:style-name="P564"><text:span text:style-name="T101">Pán jeskyně:</text:span><text:span text:style-name="T90"> „</text:span><text:span text:style-name="T99">Promiň, špatně jsem to popsal. Je to spíš šikmá šachta dolů než chodba.“</text:span></text:p>
      <text:h text:style-name="P706" text:outline-level="2"><text:bookmark-start text:name="__RefHeading___Toc12808_4230435934"/><text:span text:style-name="T282">O</text:span><text:span text:style-name="T284">dkrývání</text:span><text:span text:style-name="T99"> </text:span><text:span text:style-name="T264">minulosti </text:span><text:span text:style-name="T278">postav</text:span><text:bookmark-end text:name="__RefHeading___Toc12808_4230435934"/></text:h>
      <text:p text:style-name="P119">Jak probíhá společné vytváření minulosti postav, jsme si ukázali už v kapitole <text:span text:style-name="T1280">Tvoje postava</text:span>. <text:span text:style-name="T1807">Pokud si to chceš připomenout, přeskoč na kapitolu </text:span><text:span text:style-name="T1298">Minulost</text:span><text:span text:style-name="T1807"> </text:span><text:span text:style-name="T1170">&lt;ODKAZ&gt;.<text:line-break/><text:tab/></text:span><text:span text:style-name="T785">Stejný postup se používá i v průběhu hry. Kdykoliv se někam vydáte, někoho potkáte a podobně, můžete vymyslet, co </text:span><text:span text:style-name="T791">o</text:span><text:span text:style-name="T785"> tom kdo víte, jestli jste tam už někdy byli a podobně.<text:line-break/><text:tab/>Neznamená to samozřejmě, že by tvoje postava měla znát celý herní svět. Určitě ale není nic špatného na tom, když bude</text:span><text:span text:style-name="T792">š</text:span><text:span text:style-name="T785"> své známé potkávat na různých nepravděpodobných místech, </text:span><text:span text:style-name="T786">to se stává celkem běžně.</text:span></text:p>
      <text:p text:style-name="P547"><text:span text:style-name="T82">P</text:span><text:span text:style-name="T1">říklad:</text:span></text:p>
      <text:p text:style-name="P641"><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641"><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642"><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16"><text:span text:style-name="T743">Jana</text:span><text:span text:style-name="T742">:</text:span><text:span text:style-name="T787"> </text:span><text:span text:style-name="T788">„</text:span><text:span text:style-name="T789">Je </text:span><text:span text:style-name="T790">tady spousta vysokých věží a vznosných paláců. Asi tu mají sídla mocné šlechtické rody. Věže patří k různým chrámům, ale taky k budově univerzity a ke královskému hradu.“</text:span></text:p>
      <text:p text:style-name="P120"><text:span text:style-name="T790">T</text:span><text:span text:style-name="T291">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21">Možná tě v předchozím pří<text:span text:style-name="T1815">kl</text:span>adě zarazilo, že město popsala hráčka jedné z postav a nikoliv Pán jeskyně. Ve starších RPGčkách totiž tradičně svět tvořil výhradně on a hráči se ho tedy musel<text:span text:style-name="T1811">i</text:span> ptát, co jejich postavy o různých věcech vědí. <text:span text:style-name="T1808">Funguje to také a pokud jste na to zvyklí a vyhovuje vám to, klidně tak hrajte dál. Zapojit do tvorby světa hráče postav má ale několik výhod:</text:span></text:p>
      <text:list xml:id="list2345892342" text:style-name="L40">
        <text:list-item>
          <text:p text:style-name="P1057">Všichni <text:span text:style-name="T1825">k němu</text:span> <text:span text:style-name="T1810">budete mít už</text:span> od začátku vztah, protože <text:span text:style-name="T1810">jste se</text:span> podíleli na jeho tvorbě.</text:p>
        </text:list-item>
        <text:list-item>
          <text:p text:style-name="P1058">Vytvořit svět je spousta práce. Když ji celou hodíte na Pána jeskyně, může ho to snadno zavalit.</text:p>
        </text:list-item>
        <text:list-item>
          <text:p text:style-name="P1057">Je <text:span text:style-name="T1809">mnohem</text:span> snazší věci vymýšlet <text:span text:style-name="T1809">společně</text:span>, než si lámat hlavu sám.</text:p>
        </text:list-item>
      </text:list>
      <text:p text:style-name="P422">Společně můžete tvořit úplně cokoliv, nemusí to být jen věci, které vaše postavy znají. <text:span text:style-name="T181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878">Vymýšlení</text:span> <text:span text:style-name="T1813">nehráčských postav</text:span></text:h>
      <text:p text:style-name="P423">Kdykoliv <text:span text:style-name="T1813">to dává smysl, můžeš vymýšlet nové</text:span> <text:span text:style-name="T1784">nehráčské</text:span> postavy. <text:span text:style-name="T1826">Pokud je tvoje postava zná, tak můžeš rovnou popsat, co si o nich pamatuje.</text:span></text:p>
      <text:p text:style-name="P548"><text:span text:style-name="T82">P</text:span><text:span text:style-name="T1">říklad:</text:span></text:p>
      <text:p text:style-name="P645"><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23">Nezneužívej toho – <text:span text:style-name="T1784">tuto možnost nemáš proto</text:span>, abys <text:span text:style-name="T1784">mohl</text:span> vyřeši<text:span text:style-name="T1784">t</text:span> každý problém tím, že si na to vymysl<text:span text:style-name="T1784">íš</text:span> vhodnou známost, <text:span text:style-name="T1814">ale abys mohl</text:span> postupně doplňovat minulost <text:span text:style-name="T1814">své postavy</text:span> a obohacovat váš <text:span text:style-name="T1827">příběh a </text:span>herní svět.<text:line-break/><text:tab/><text:span text:style-name="T1828">Měl bys také vymýšlet i postavy</text:span>, které <text:span text:style-name="T1813">ti</text:span> spíš uškodí než pomohou – své dávné konkurenty či nepřátele a podobně.</text:p>
      <text:p text:style-name="P549"><text:span text:style-name="T82">P</text:span><text:span text:style-name="T1">říklad:</text:span></text:p>
      <text:p text:style-name="P646"><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28"><text:span text:style-name="T1830">P</text:span>řidávat nové nehráčské postavy <text:span text:style-name="T1830">sice mohou</text:span> všichni, <text:span text:style-name="T1830">ale</text:span> hraje a rozhoduje pak za ně Pán jeskyně. <text:span text:style-name="T1829">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9">K</text:span><text:span text:style-name="T1">do má </text:span><text:span text:style-name="T185">kdy</text:span><text:span text:style-name="T1"> konečné slovo</text:span><text:bookmark-end text:name="__RefHeading___Toc12812_4230435934"/></text:h>
      <text:p text:style-name="P355"><text:span text:style-name="T181">H</text:span><text:span text:style-name="T180">ráči rozhodují </text:span><text:span text:style-name="T181">o</text:span><text:span text:style-name="T180"> všem, co se týká jejich postav: </text:span><text:span text:style-name="T251">koho</text:span><text:span text:style-name="T180"> bud</text:span><text:span text:style-name="T182">ou hrát</text:span><text:span text:style-name="T180">, co </text:span><text:span text:style-name="T182">bud</text:span><text:span text:style-name="T210">ou</text:span><text:span text:style-name="T182"> mít</text:span><text:span text:style-name="T180"> za schopnosti, co bud</text:span><text:span text:style-name="T210">ou</text:span><text:span text:style-name="T180"> říkat</text:span><text:span text:style-name="T210"> a</text:span><text:span text:style-name="T181"> děla</text:span><text:span text:style-name="T186">t</text:span><text:span text:style-name="T180"> atd. P</text:span><text:span text:style-name="T99">án jeskyně </text:span><text:span text:style-name="T180">rozhoduje všechno ostatní, </text:span><text:span text:style-name="T252">včetně případných nejasností v pravidlech</text:span><text:span text:style-name="T99">.</text:span></text:p>
      <text:h text:style-name="Heading_20_2" text:outline-level="2"><text:bookmark-start text:name="__RefHeading___Toc12814_4230435934"/><text:soft-page-break/>Snaž se nápady <text:span text:style-name="T1715">s</text:span>vých spoluhráčů využí<text:span text:style-name="T1716">vat</text:span><text:bookmark-end text:name="__RefHeading___Toc12814_4230435934"/></text:h>
      <text:p text:style-name="P379"><text:span text:style-name="T182">Přestože </text:span><text:span text:style-name="T285">máš pravomoc zamítat ná</text:span><text:span text:style-name="T286">pady</text:span><text:span text:style-name="T285">, které se týkají tvojí postavy</text:span><text:span text:style-name="T182">, měl bys to dělat co nejméně. </text:span><text:span text:style-name="T1">Snaž se</text:span><text:span text:style-name="T182"> </text:span><text:span text:style-name="T285">je</text:span><text:span text:style-name="T1"> vždycky nějak využít, i když třeba trochu jinak, než to </text:span><text:span text:style-name="T285">tví spoluhráči</text:span><text:span text:style-name="T1"> </text:span><text:span text:style-name="T184">řekli nebo</text:span><text:span text:style-name="T1"> mysleli. </text:span><text:span text:style-name="T253">Platí to jak pro Pána jeskyně, tak pro hráče postav.</text:span></text:p>
      <text:p text:style-name="Example_20_Header">Příklad:</text:p>
      <text:p text:style-name="Example"><text:span text:style-name="T111">Jana</text:span><text:span text:style-name="T100">:</text:span><text:span text:style-name="T1"> „Co kdyby vládce tohohle města sídlil v pyramidě? Přijde mi, že se vůbec nezajímá o to, co se ve městě děje a tohle by to pěkně symbolizovalo.“</text:span></text:p>
      <text:p text:style-name="Example"><text:span text:style-name="T100">Pán jeskyně:</text:span><text:span text:style-name="T1"> „Pyramidy se sem ale vůbec nehoděj, všude kolem jsou středověk</text:span><text:span text:style-name="T183">ý</text:span><text:span text:style-name="T1"> hrady a města. Mohla by to bejt třeba vysoká věž?“</text:span></text:p>
      <text:p text:style-name="Example"><text:span text:style-name="T111">Jana</text:span><text:span text:style-name="T100">:</text:span><text:span text:style-name="T1"> „Jo, to by šlo.“</text:span></text:p>
      <text:h text:style-name="Heading_20_2" text:outline-level="2"><text:bookmark-start text:name="__RefHeading___Toc12816_4230435934"/><text:span text:style-name="T80">P</text:span><text:span text:style-name="T1">lánky, mapy a jiné názorné pomůcky</text:span><text:bookmark-end text:name="__RefHeading___Toc12816_4230435934"/></text:h>
      <text:p text:style-name="P425"><text:span text:style-name="T283">K </text:span><text:span text:style-name="T112">získání</text:span><text:span text:style-name="T283"> představ</text:span><text:span text:style-name="T112">y</text:span><text:span text:style-name="T283"> o situaci </text:span><text:span text:style-name="T287">často</text:span><text:span text:style-name="T283"> pomůže</text:span><text:span text:style-name="T81"> načrtnout mapu </text:span><text:span text:style-name="T113">nebo</text:span><text:span text:style-name="T81"> </text:span><text:span text:style-name="T91">nákres</text:span><text:span text:style-name="T81">. </text:span><text:span text:style-name="T92">K</text:span><text:span text:style-name="T84">reslit </text:span><text:span text:style-name="T92">nemusí jen</text:span><text:span text:style-name="T84">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92">Ve hře s příběhovou imunitou může tvoje postava umřít, jen když se pro to sám rozhodneš. Můžeš třeba usoudit, že ses do smrtelné situace dostal vlastní chybou <text:span text:style-name="T1835">a opravdu bys to přežít neměl</text:span>, můžeš se chtít obětovat za ostatní a podobně.<text:line-break/><text:tab/>Když se rozhodnete <text:span text:style-name="T1836">pro tuto variantu</text:span>, tak je <text:span text:style-name="T1831">na vás a na</text:span> Pán<text:span text:style-name="T1831">ovi</text:span> jeskyně, aby se vaše postavy nikdy nedostaly do situace, kdy by jejich přežití nedávalo smysl. Pán jeskyně tedy do hry <text:span text:style-name="T1832">nemůže</text:span> dávat <text:soft-page-break/>pasti jako „padající několikatunový kamenný kvádr“, a<text:span text:style-name="T1833">le ty se stejně tak</text:span> <text:span text:style-name="T1832">nesmíš</text:span> pouštět se do nesmyslného rizika <text:span text:style-name="T1817">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834">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91"><text:span text:style-name="T1742">Pokud chcete mít ve hře reálné riziko smrti</text:span>, <text:span text:style-name="T1742">hrajte bez příběhové imunity. Ani v tomto případě ale o smrti nerozhodují pravidla – postava umře, pouze když to jednoznačně vyplývá ze situace.</text:span></text:p>
      <text:p text:style-name="P544">Příklady:</text:p>
      <text:p text:style-name="P633">Rozdrtil <text:span text:style-name="T1743">tě</text:span> několikatunový kamenný blok.</text:p>
      <text:p text:style-name="P633">Spadl jsi do lávového jezírka.</text:p>
      <text:p text:style-name="P633">Zřítil ses do propasti.</text:p>
      <text:p text:style-name="P647">Roztrhala tě smečka vlků.</text:p>
      <text:p text:style-name="P426"><text:span text:style-name="T1747">I když hrajete bez příběhové imunity, j</text:span>e <text:span text:style-name="T1747">vhodné</text:span>, <text:span text:style-name="T1747">aby postavy umíraly</text:span> co nejméně. <text:span text:style-name="T1747">K</text:span>dyby <text:span text:style-name="T1747">se to totiž stávalo</text:span> často, přestalo by vám na nich záležet a zmizel by tím pocit reálného nebezpečí, kvůli kterému možnost smrti postav do hry dáváte.</text:p>
      <text:h text:style-name="Heading_20_3" text:outline-level="3"><text:span text:style-name="T1818">Když umře</text:span> hráčská postava</text:h>
      <text:p text:style-name="P433">Když se rozhodnete hrát bez příběhové imunity, není od věci se rovnou domluvit, jak budete řešit, když někomu umře postava:</text:p>
      <text:list xml:id="list3471901540" text:style-name="L41">
        <text:list-item>
          <text:p text:style-name="P1059"><text:soft-page-break/>Každý hráč si může například hned na začátku vytvořit víc postav a rovnou je zapojit do společné minulosti. Když mu pak postava <text:span text:style-name="T1838">umře</text:span>, nová snáze zapadne do rozehraného příběhu.</text:p>
        </text:list-item>
        <text:list-item>
          <text:p text:style-name="P1059">Dobře také může fungovat, když hráč převezme nějakou nehráčskou postavu. Opět to má výhodu v tom, že bude rovnou zapojený do děje.</text:p>
        </text:list-item>
      </text:list>
      <text:p text:style-name="P429">Pokud se nedohodnete jinak, <text:span text:style-name="T1837">nová postava</text:span> bude na stejné úrovni jako ta <text:span text:style-name="T1837">předchozí</text:span>.</text:p>
      <text:list xml:id="list3620094094" text:style-name="L42">
        <text:list-item>
          <text:p text:style-name="P1060">V zásadě sice můžete mít v jedné družině postavy na různých úrovních, <text:span text:style-name="T1819">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707" text:outline-level="2"><text:bookmark-start text:name="__RefHeading___Toc12822_4230435934"/>Zapojení nového hráče<text:bookmark-end text:name="__RefHeading___Toc12822_4230435934"/></text:h>
      <text:p text:style-name="P430">Když se do vaší rozehrané hry přidá nový hráč, je třeba zapojit jeho postavu do hry a do příběhu. Zde je <text:span text:style-name="T1879">pár tipů</text:span>, jak na to:</text:p>
      <text:list xml:id="list3613212097" text:style-name="L43">
        <text:list-item>
          <text:p text:style-name="P1061">Můžete mu nabídnout, aby převzal nějakou nehráčskou postavu. Výhodou je, že bude rovnou zapojen do děje. Budete mu ale muset říct, co všechno jeho postava ví.</text:p>
        </text:list-item>
        <text:list-item>
          <text:p text:style-name="P1062">Když si bude chtít vytvořit úplně novou postavu, <text:span text:style-name="T1839">snažte se</text:span> jí dát co nejdůležitější roli v<text:span text:style-name="T1840">e vašem</text:span> příběhu: Může <text:span text:style-name="T1841">vás například</text:span> požádat o pomoc s nějakým problémem, <text:span text:style-name="T1843">nebo to třeba </text:span>může být královský vyslanec, který se na výpravu vydá s vámi a má důležité informace <text:span text:style-name="T1842">a královské pověření, které mu dává pravomoc vyjednávat, rekvírovat vojáky</text:span> a podobně.</text:p>
        </text:list-item>
      </text:list>
      <text:p text:style-name="P434"><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708" text:outline-level="2"><text:bookmark-start text:name="__RefHeading___Toc12824_4230435934"/><text:span text:style-name="T1569">Chyby a n</text:span>edorozumění<text:bookmark-end text:name="__RefHeading___Toc12824_4230435934"/></text:h>
      <text:p text:style-name="P356">Když uděláš chybu, řekni to nahlas, omluv se a domluv se s Pánem jeskyně a ostatními hráči, jak to vyřešíte.</text:p>
      <text:p text:style-name="P542">Příklad:</text:p>
      <text:p text:style-name="P627"><text:span text:style-name="T1299">Pavel</text:span><text:span text:style-name="T1280">:</text:span> <text:span text:style-name="T908">„Ehm, omlouvám se, špatně jsem se podíval. Sekeru ve skutečnosti nemám. Takže ten žebřík jsem asi vyrobit nemohl.“</text:span></text:p>
      <text:p text:style-name="P627"><text:span text:style-name="T1280">Pán jeskyně:</text:span> <text:span text:style-name="T1038">„V pohodě, stane se. Máte někdo jinej nějakej nástroj, kterej jste na to mohli použít?“</text:span></text:p>
      <text:p text:style-name="P627"><text:span text:style-name="T1030">Naria</text:span><text:span text:style-name="T1025">:</text:span><text:span text:style-name="T905"> </text:span><text:span text:style-name="T1038">„Já mám meč, šl</text:span><text:span text:style-name="T1048">o</text:span><text:span text:style-name="T1038"> by </text:span><text:span text:style-name="T1048">to s ním</text:span><text:span text:style-name="T1038">?“</text:span></text:p>
      <text:p text:style-name="P627"><text:span text:style-name="T1025">Pán jeskyně:</text:span><text:span text:style-name="T905"> </text:span><text:span text:style-name="T1038">„</text:span><text:span text:style-name="T1049">Určitě</text:span><text:span text:style-name="T1038">. Takže jste to udělali mečem.“</text:span></text:p>
      <text:p text:style-name="P381">Když <text:span text:style-name="T1569">něco přeslechne nebo zapomene</text:span> Pán jeskyně, <text:span text:style-name="T1570">nebo třeba když špatně použije nějaké pravidlo, upozorni jej na to.</text:span></text:p>
      <text:p text:style-name="P542">Příklad:</text:p>
      <text:p text:style-name="P648"><text:span text:style-name="T1300">P</text:span><text:span text:style-name="T1280">án jeskyně:</text:span><text:span text:style-name="T1459"> „</text:span><text:span text:style-name="T1460">Jak jdeš chodbou, zakopl jsi o nastražené lanko a spustil jsi past.</text:span><text:span text:style-name="T1459">“</text:span></text:p>
      <text:p text:style-name="P627"><text:span text:style-name="T1300">Pavel</text:span><text:span text:style-name="T1290">:</text:span><text:span text:style-name="T1729"> </text:span>„<text:span text:style-name="T1570">Hele, já jsem ale přece před chvílí říkal, že zapálím lucernu, kleknu si a podlahu v chodbě pomalu prohledám.</text:span>“</text:p>
      <text:p text:style-name="P350">P<text:span text:style-name="T1571">án jeskyně</text:span> by se nad tím měl zamyslet, chybu uznat a buď vrátit hru, nebo se s tebou domluvit na nějakém rozumném řešení.</text:p>
      <text:p text:style-name="P539"><text:soft-page-break/>Příklad:</text:p>
      <text:p text:style-name="P649"><text:span text:style-name="T1300">P</text:span><text:span text:style-name="T1301">án jeskyně:</text:span><text:span text:style-name="T1461"> </text:span>„<text:span text:style-name="T1572">Aha, promiň, to jsem přeslechl. V tom případě jsi to lanko našel a past jsi nespustil.</text:span>“</text:p>
      <text:h text:style-name="P708" text:outline-level="2"><text:bookmark-start text:name="__RefHeading___Toc12826_4230435934"/>Rozhodování <text:span text:style-name="T1713">a řešení sporů</text:span><text:bookmark-end text:name="__RefHeading___Toc12826_4230435934"/></text:h>
      <text:p text:style-name="P360">Když se do sporu dostanou vaše postavy, tak je na nich, jak si ho vyřeší. Dejte ale pozor, aby se z toho nestal spor mezi hráči.<text:line-break/><text:tab/><text:span text:style-name="T1726">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80"><text:span text:style-name="T154">Pokud</text:span><text:span text:style-name="T155"> </text:span><text:span text:style-name="T154">se budete</text:span><text:span text:style-name="T156"> k nějakému sporu vr</text:span><text:span text:style-name="T154">acet</text:span><text:span text:style-name="T155">, </text:span><text:span text:style-name="T157">pokuste se to</text:span><text:span text:style-name="T155"> </text:span><text:span text:style-name="T158">vyřeš</text:span><text:span text:style-name="T157">it</text:span><text:span text:style-name="T155"> mimo hru – nejlépe úplně mimo herní sezení, nebo alespoň na začátku příštího, než začnete hrát.<text:line-break/><text:tab/></text:span><text:span text:style-name="T159">V ten moment přestanou platit herní rozhodovací pravomoc</text:span><text:span text:style-name="T160">e </text:span><text:span text:style-name="T161">a </text:span><text:span text:style-name="T159">budete si moci promluvit jako přátelé a spoluhráči místo jako Pán jeskyně a hráči postav. Myslete při tom ale na to, že se se s</text:span><text:span text:style-name="T162">cházíte</text:span><text:span text:style-name="T159">, abyste se společně bavili </text:span><text:span text:style-name="T165">hraním Dračáku,</text:span><text:span text:style-name="T159"> takže opravdu nestojí za to se kvůli tomu hádat. Rada „moudřejší ustoupí“ tady platí víc než kde jinde. </text:span><text:span text:style-name="T155">Dejte si </text:span><text:span text:style-name="T163">také</text:span><text:span text:style-name="T155"> pozor, abyste nestrávili víc času dohadováním se než vlastním hraním.</text:span></text:p>
      <text:h text:style-name="P709" text:outline-level="2"><text:bookmark-start text:name="__RefHeading___Toc12830_4230435934"/>Co dělat, když tě hra nebaví<text:bookmark-end text:name="__RefHeading___Toc12830_4230435934"/></text:h>
      <text:p text:style-name="P432">Když tě hra nebaví,<text:span text:style-name="T1816"> </text:span>rozhodně si to nenechávej pro sebe. <text:span text:style-name="T1844">Promluvte si o tom a pokuste se s tím něco udělat. Když problém přetrvává dlouhodobě, zvaž následující možnosti:</text:span></text:p>
      <text:list xml:id="list4194635311" text:style-name="L44">
        <text:list-item>
          <text:p text:style-name="P1063">Vzít si jinou postavu.</text:p>
        </text:list-item>
        <text:list-item>
          <text:p text:style-name="P1063"><text:soft-page-break/><text:span text:style-name="T1725">Nabídnout, že p</text:span>řev<text:span text:style-name="T1725">e</text:span>z<text:span text:style-name="T1725">meš</text:span> vedení hry.</text:p>
        </text:list-item>
        <text:list-item>
          <text:p text:style-name="P1063">Dát si na chvíli pauzu.</text:p>
        </text:list-item>
        <text:list-item>
          <text:p text:style-name="P1064">Najít si jinou skupinu.</text:p>
        </text:list-item>
      </text:list>
      <text:p text:style-name="P435">Pokud má podobný pocit víc hráčů, je možná na místě nějaká větší změna:</text:p>
      <text:list xml:id="list460921473" text:style-name="L45">
        <text:list-item>
          <text:p text:style-name="P1065">Zvažte předčasné ukončení rozehrané kapitoly. Můžete zkusit posunout děj o nějaký čas dopředu, nebo se třeba ve vašem herní světě přesunout na jiné místo.</text:p>
        </text:list-item>
        <text:list-item>
          <text:p text:style-name="P1065">Zvažte nový začátek s jinými postavami a v jiném prostředí. Pokud je stávající téma vyčerpané, může vám to zase vrátit nadšení ze hry.</text:p>
        </text:list-item>
        <text:list-item>
          <text:p text:style-name="P1065">Zvažte <text:span text:style-name="T1816">změnu</text:span> Pána jeskyně. Vedení hr<text:span text:style-name="T1724">y</text:span> je náročné a dělat to dlouhodobě může být vyčerpávající. I kdyby to mělo být třeba jen na jedno dobrodružství, může to pomoci.</text:p>
        </text:list-item>
      </text:list>
      <text:p text:style-name="P122"><text:span text:style-name="T1845">Může se stát, že nic z toho nepomůže – n</text:span>ěkteří lidé si prostě vzájemně nesednou a některým skupinám není souzeno fungovat. V takovém případě z toho nedělej vědu: poděkuj za hru, rozluč se a zkus to s někým jiným.</text:p>
      <text:h text:style-name="P710" text:outline-level="2"><text:bookmark-start text:name="__RefHeading___Toc12832_4230435934"/>Postup po úrovních<text:bookmark-end text:name="__RefHeading___Toc12832_4230435934"/></text:h>
      <text:p text:style-name="P451">Postup po úrovních <text:span text:style-name="T1880">má významný podíl na tom</text:span>, <text:span text:style-name="T1880">že</text:span> je hraní Dračáku dlouhodobě zábavn<text:span text:style-name="T1882">é</text:span>. <text:span text:style-name="T1883">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883">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884">postupů</text:span></text:h>
      <text:p text:style-name="P372">Pokud se nedomluvíte jinak, <text:span text:style-name="T1884">získáte novou úroveň vždy po tolika měsících hraní, kolik činí vaše stávající úroveň: </text:span></text:p>
      <text:list xml:id="list2098731262" text:style-name="L46">
        <text:list-item>
          <text:p text:style-name="P1066">Na druhou úroveň postoupíte po 1 měsíci hraní</text:p>
        </text:list-item>
        <text:list-item>
          <text:p text:style-name="P1066">Na třetí postoupíte po dalších 2 měsících.</text:p>
        </text:list-item>
        <text:list-item>
          <text:p text:style-name="P1066">Na čtvrtou po dalších 3 měsících atd.</text:p>
        </text:list-item>
      </text:list>
      <text:p text:style-name="P373">Jde o čas v reálném světě, nikoliv v <text:span text:style-name="T1886">herním</text:span>. Znamená to tedy, že pokud se bude scházet například jednou týdně, tak na první úrovni strávíte zhruba 4 sezení.<text:line-break/><text:tab/><text:span text:style-name="T188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760" text:outline-level="3"><text:soft-page-break/>Jiné metody získávání úrovní</text:h>
      <text:p text:style-name="P452">Rychlost získávání úrovní si můžete libovolně upravit. Když například<text:span text:style-name="T188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881">. </text:span>P<text:span text:style-name="T1881">okud jste </text:span>například<text:span text:style-name="T1881"> na nějaký zvyklí </text:span>z jiného rpgčka<text:span text:style-name="T1881"> a vyhovuje vám, můžete ho samozřejmě používat i v Dračáku. Myslete ale na to, že v Dračáku je jen 12 úrovní.</text:span></text:p>
      <text:h text:style-name="P761" text:outline-level="3">Co <text:span text:style-name="T1733">přestup znamená pravidlově</text:span></text:h>
      <text:p text:style-name="P364">Při přestupu na <text:span text:style-name="T1199">každou</text:span> lichou úroveň <text:span text:style-name="T1199">(třetí, pátou atd.)</text:span> <text:span text:style-name="T1198">se zvyšuje hodnota jedné z vlastností o 1.</text:span></text:p>
      <text:list xml:id="list974233669" text:style-name="L47">
        <text:list-item>
          <text:p text:style-name="P1068"><text:span text:style-name="T88">Můžeš si </text:span><text:span text:style-name="T194">zvýšit</text:span><text:span text:style-name="T88"> kterou chceš, ale rozdíl mezi tvou nejvyšší a nejnižší vlastností nemůže být větší než 3.</text:span></text:p>
        </text:list-item>
        <text:list-item>
          <text:p text:style-name="P1067"><text:span text:style-name="T88">P</text:span><text:span text:style-name="T19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16">Když si zvýšíš Duši, zvedne se tím zároveň i tvá Magenergie (aktuální i maximální).</text:p>
        </text:list-item>
      </text:list>
      <text:h text:style-name="P762" text:outline-level="3">Co <text:span text:style-name="T1733">přestup znamená příběhově</text:span></text:h>
      <text:p text:style-name="P1247"><text:span text:style-name="T13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6">I k</text:span><text:span text:style-name="T139">dyž </text:span><text:span text:style-name="T166">na to ale v kampani dost času nemáte</text:span><text:span text:style-name="T139">, </text:span><text:span text:style-name="T167">třeba proto, že se události valí jedna za druhou a postavy si nemohou dovolit na delší </text:span><text:soft-page-break/><text:span text:style-name="T167">dobu někam zmizet, přestupy</text:span><text:span text:style-name="T139"> kvůli tomu neodkládejte, </text:span><text:span text:style-name="T168">z</text:span><text:span text:style-name="T139">ískávání nových schopností je důležitou součástí </text:span><text:span text:style-name="T167">zážitku</text:span><text:span text:style-name="T139"> hry. </text:span><text:span text:style-name="T167">Prostě si zvyšte úroveň a neřešte, kdy a jak přesně postavy k novým schopnostem přišly.</text:span></text:p>
      <text:h text:style-name="P711" text:outline-level="2">Získávání nových dovedností</text:h>
      <text:p text:style-name="P1248">Dovednosti uvedené v seznamu v kapitole Tvoje postava <text:span text:style-name="T1159">&lt;ODKAZ&gt; </text:span><text:span text:style-name="T800">se</text:span><text:span text:style-name="T1159"> </text:span><text:span text:style-name="T800">vždy</text:span><text:span text:style-name="T1175"> </text:span><text:span text:style-name="T800">pořizují</text:span><text:span text:style-name="T291"> při přestup</text:span><text:span text:style-name="T800">u</text:span><text:span text:style-name="T291"> na novou úroveň – v popisu tvého povolání v kapitole </text:span><text:span text:style-name="T739">Schopnosti podle povolání</text:span><text:span text:style-name="T291"> </text:span><text:span text:style-name="T1159">&lt;ODKAZ&gt;</text:span><text:span text:style-name="T291"> máš vždy uvedeno, na kterých úrovních </text:span><text:span text:style-name="T801">to můžeš dělat</text:span><text:span text:style-name="T291"> – </text:span><text:span text:style-name="T801">vždy to znamená možnost buď si zlepšit nějakou stávající, nebo si pořídit novou na základní stupeň</text:span><text:span text:style-name="T291">.<text:line-break/><text:tab/></text:span><text:span text:style-name="T797">Když se chceš naučit nějakou dovednost, která tam uvedena není, třeba navigaci nebo nějaký </text:span><text:span text:style-name="T802">cizí</text:span><text:span text:style-name="T797"> jazyk, máš dvě možnosti:</text:span></text:p>
      <text:list xml:id="list1096674323" text:style-name="L128">
        <text:list-item>
          <text:p text:style-name="P1249"><text:span text:style-name="T291">Domluvit se s Pánem jeskyně a ostatními hráči, aby studium nové dovednosti zapadlo do příběhu.</text:span></text:p>
        </text:list-item>
      </text:list>
      <text:list xml:id="list611734271" text:style-name="L131">
        <text:list-item>
          <text:list>
            <text:list-item>
              <text:p text:style-name="P1251"><text:span text:style-name="T797">Když se například domluvíte, že uděláte v příběhu pauzu a budete pokračovat tím, co se stalo po dvou letech, tak v průběhu těchto dvou let mohou postavy dělat různé věci – mimo jiné se </text:span><text:span text:style-name="T805">něco</text:span><text:span text:style-name="T797"> </text:span><text:span text:style-name="T806">na</text:span><text:span text:style-name="T797">učit.</text:span></text:p>
            </text:list-item>
            <text:list-item>
              <text:p text:style-name="P1251"><text:span text:style-name="T797">Tímto vlastně doplníte minulost svých postav a tudíž tím </text:span><text:span text:style-name="T807">získáš</text:span><text:span text:style-name="T797"> znalosti nebo dovednosti plynoucí z minulosti. Tyto dovednosti si nemusíš zvlášť </text:span><text:span text:style-name="T808">za</text:span><text:span text:style-name="T797">pisovat.</text:span></text:p>
            </text:list-item>
            <text:list-item>
              <text:p text:style-name="P1252"><text:span text:style-name="T291">Nové dovednosti takto získáš také automaticky pokaždé, když se něčemu budeš delší dobu věnovat v rámci příběhu – když například strávíte tři měsíce plavbou jako posádka na lodi, </text:span><text:span text:style-name="T803">určitě</text:span><text:span text:style-name="T291"> se při tom </text:span><text:span text:style-name="T804">přiučíte</text:span><text:span text:style-name="T291"> něco </text:span><text:span text:style-name="T804">z</text:span><text:span text:style-name="T291"> námořnické</text:span><text:span text:style-name="T804">ho</text:span><text:span text:style-name="T291"> řemesl</text:span><text:span text:style-name="T804">a</text:span><text:span text:style-name="T291">.</text:span></text:p>
            </text:list-item>
          </text:list>
        </text:list-item>
      </text:list>
      <text:list xml:id="list204531964397296" text:continue-list="list1096674323" text:style-name="L128">
        <text:list-item>
          <text:p text:style-name="P1249"><text:soft-page-break/><text:span text:style-name="T291">Když na to v příběhu nebude prostor, můžeš se libovolnou dovednost naučit při přestupu místo dovednosti uvedené v pravidlech.</text:span></text:p>
        </text:list-item>
      </text:list>
      <text:list xml:id="list2397099092" text:style-name="L129">
        <text:list-item>
          <text:list>
            <text:list-item>
              <text:p text:style-name="P1250"><text:span text:style-name="T291">V </text:span><text:span text:style-name="T798">tomto</text:span><text:span text:style-name="T291"> případě si tuto dovednost </text:span><text:span text:style-name="T799">zapiš k ostatním dovednostem</text:span><text:span text:style-name="T291">.</text:span></text:p>
            </text:list-item>
          </text:list>
        </text:list-item>
      </text:list>
      <text:h text:style-name="Heading_20_2" text:outline-level="2"><text:bookmark-start text:name="__RefHeading___Toc12834_4230435934"/>Náhodný hod<text:bookmark-end text:name="__RefHeading___Toc12834_4230435934"/></text:h>
      <text:p text:style-name="P366"><text:span text:style-name="T291">Náhodný hod </text:span><text:span text:style-name="T728">může</text:span><text:span text:style-name="T793">te</text:span><text:span text:style-name="T729"> </text:span><text:span text:style-name="T728">použít, když chce</text:span><text:span text:style-name="T793">te</text:span><text:span text:style-name="T291"> </text:span><text:span text:style-name="T730">nestranně</text:span><text:span text:style-name="T291"> rozhodnout něco, co nezávisí na schopnostech postav. </text:span><text:span text:style-name="T733">Hází se k6 a</text:span><text:span text:style-name="T731"> </text:span><text:span text:style-name="T793">před hodem je vždycky třeba určit</text:span><text:span text:style-name="T731">, co budou znamenat jednotlivé výsledky.</text:span></text:p>
      <text:p text:style-name="P540"><text:span text:style-name="T731">P</text:span><text:span text:style-name="T291">říklad:</text:span></text:p>
      <text:p text:style-name="P623"><text:span text:style-name="T481">Jana</text:span><text:span text:style-name="T479">:</text:span><text:span text:style-name="T727"> </text:span><text:span text:style-name="T291">„Jak</text:span><text:span text:style-name="T776">ý</text:span><text:span text:style-name="T291"> je zrovna počasí?“<text:line-break/></text:span><text:span text:style-name="T479">P</text:span><text:span text:style-name="T480">án jeskyně</text:span><text:span text:style-name="T479">:</text:span><text:span text:style-name="T727"> </text:span><text:span text:style-name="T291">„</text:span><text:span text:style-name="T732">Nevím, hodím</text:span><text:span text:style-name="T795">e</text:span><text:span text:style-name="T732"> si. </text:span><text:span text:style-name="T291">Jednička – je krásně, šestka – je bouřka.“</text:span></text:p>
      <text:p text:style-name="P653"><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85"><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8">je</text:span><text:span text:style-name="T68">ště vrátíme v kapitole </text:span><text:span text:style-name="T49">Říkej rovnou, čeho se snažíš dosáhnout</text:span><text:span text:style-name="T68"> </text:span><text:span text:style-name="T178">&lt;ODKAZ&gt;.</text:span></text:p>
      <text:h text:style-name="Heading_20_2" text:outline-level="2"><text:bookmark-start text:name="__RefHeading___Toc14153_729341476"/>Použití dovedností<text:bookmark-end text:name="__RefHeading___Toc14153_729341476"/></text:h>
      <text:p text:style-name="P486">TODO</text:p>
      <text:p text:style-name="P1254">Když používáš dovednost proti někomu jinému a on současně používá dovednost proti tobě, postupuje se následovně:</text:p>
      <text:list xml:id="list1069505269" text:style-name="L48">
        <text:list-item>
          <text:p text:style-name="P1255"><text:soft-page-break/>Když má někdo z vás vyšší stupeň dovednosti, zvítězí bez hodu.</text:p>
        </text:list-item>
        <text:list-item>
          <text:p text:style-name="P1255">Když máte stejný stupeň dovednosti, házíte si proti sobě vlastností, která se k tomu nejvíc hodí.</text:p>
          <text:list>
            <text:list-item>
              <text:p text:style-name="P1255">Zvítězí ten, komu padlo více.</text:p>
            </text:list-item>
            <text:list-item>
              <text:p text:style-name="P1255">Při rovnosti hodů jde o remízu, pokud něco takového dává smysl. Když remíza smysl nedává, hoďte si znovu.</text:p>
            </text:list-item>
          </text:list>
        </text:list-item>
      </text:list>
      <text:p text:style-name="P1254">TODO: P<text:span text:style-name="T291">říklady</text:span></text:p>
      <text:p text:style-name="P1254"><text:span text:style-name="T291">Když</text:span><text:span text:style-name="T796"> při použití dovednosti s nikým nesoupeříš, výsledek se určí bez hodu: Uspěješ, pokud máš stejný nebo vyšší stupeň dovednosti než obtížnost.</text:span></text:p>
      <text:p text:style-name="P1256">TODO: Příklad</text:p>
      <text:p text:style-name="P1256"/>
      <text:p text:style-name="P1257"><text:span text:style-name="T809">T</text:span><text:span text:style-name="T291">ODO:</text:span></text:p>
      <text:p text:style-name="P1258">Do<text:span text:style-name="T1947">vednosti zahrnují také schopnost odhalovat </text:span></text:p>
      <text:p text:style-name="P562">Příklad:</text:p>
      <text:p text:style-name="P115">Mistr plížení se před jiným mistrem neschová.</text:p>
      <text:h text:style-name="Heading_20_1" text:outline-level="1"><text:bookmark-start text:name="__RefHeading___Toc12836_4230435934"/><text:span text:style-name="T88">P</text:span><text:span text:style-name="T1">utování</text:span><text:bookmark-end text:name="__RefHeading___Toc12836_4230435934"/></text:h>
      <text:p text:style-name="P367"><text:span text:style-name="T9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994114141" text:style-name="L49">
        <text:list-item>
          <text:p text:style-name="P1017">Přepadení.</text:p>
        </text:list-item>
        <text:list-item>
          <text:p text:style-name="P1017">Překonávání obtížných překážek.</text:p>
        </text:list-item>
        <text:list-item>
          <text:p text:style-name="P1017">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4">Z</text:span><text:span text:style-name="T1">ásoby</text:span><text:bookmark-end text:name="__RefHeading___Toc12838_4230435934"/></text:h>
      <text:p text:style-name="P123">Vaše postavy jsou zkušení dobrodruzi a samozřejmě vědí, že si na výpravu musí <text:span text:style-name="T1889">vzít</text:span> <text:span text:style-name="T1888">vodu a</text:span> <text:span text:style-name="T1890">jídlo</text:span>. Můžete to tedy s klidným srdcem nechat na nich a prostě říct „Bereme si dostatek <text:span text:style-name="T1890">vody</text:span> <text:span text:style-name="T1891">a</text:span> zásob“.</text:p>
      <text:p text:style-name="P124">TODO: Kvalita <text:span text:style-name="T1172">z</text:span><text:span text:style-name="T794">ásob</text:span> záleží na tvém živobytí <text:span text:style-name="T1903">(viz kapitola </text:span><text:span text:style-name="T1305">TODO</text:span><text:span text:style-name="T1903"> </text:span><text:span text:style-name="T1171">&lt;ODKAZ&gt;</text:span><text:span text:style-name="T1903">)</text:span>. <text:span text:style-name="T1892">Zásoby pro chuďase asi nebudou nic moc, hlady ale nezemřeš</text:span>.</text:p>
      <text:h text:style-name="Heading_20_2" text:outline-level="2"><text:bookmark-start text:name="__RefHeading___Toc12840_4230435934"/>Hlídky<text:bookmark-end text:name="__RefHeading___Toc12840_4230435934"/></text:h>
      <text:p text:style-name="P45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text:p>
      <text:h text:style-name="Heading_20_1" text:outline-level="1"><text:bookmark-start text:name="__RefHeading___Toc12844_4230435934"/>Překonávání překážek<text:bookmark-end text:name="__RefHeading___Toc12844_4230435934"/></text:h>
      <text:p text:style-name="P459">Při svých výpravách často narazíte na různé překážky:<text:span text:style-name="T1905"> Pobořené zdi, </text:span>zřícené<text:span text:style-name="T1905"> stropy, zamčené dveře, </text:span>rozbouřené řeky,<text:span text:style-name="T1905"> smrtící pasti, průrvy a propasti a podobně.</text:span></text:p>
      <text:h text:style-name="Heading_20_3" text:outline-level="3">Každou překážku může<text:span text:style-name="T1911">š</text:span> překonat, když vymyslí<text:span text:style-name="T1911">š</text:span> jak</text:h>
      <text:p text:style-name="P463">V <text:span text:style-name="T1906">Dračáku</text:span> se na překonávání překážek nehází, není to tedy o náhodě. <text:span text:style-name="T1555">Pokud například zvládneš na zeď vyšplhat, tak na ni prostě vyšplháš. Když je moc strmá a hladká, a ty šplhat moc dobře neumíš, musíš si nějak pomoct: Zatlouct do ní skoby, vyrobit si žebřík nebo postavit lešení, pomoct někomu dalšímu s tím, že on tě pak vytáhne apod.</text:span></text:p>
      <text:h text:style-name="Heading_20_3" text:outline-level="3">Používej svoji výbavu a to, co najdeš</text:h>
      <text:p text:style-name="P469">Pokud máš šperháky a paklíče, můžeš otevírat zámky. S kladivem a perlíkem je můžeš zkoušet rozbít, páčidlem vylomit. Se sekerou můžeš dveře rozsekat, nebo třeba stavět dřevěné konstrukce, žebříky, lešení a podobně. Když v podzemí najdeš hromadu dřeva, můžeš z ní vyrobit most, schody nebo třeba žebřík.</text:p>
      <text:h text:style-name="P763" text:outline-level="3">Používej svoje schopnosti</text:h>
      <text:p text:style-name="P465">Většina schopností ve hře umožňuje snáze překonávat různé druhy překážek. Ani v tomto případě se nehází – když to dává smysl, bude to fungovat.</text:p>
      <text:p text:style-name="P556"><text:soft-page-break/>Příklad:</text:p>
      <text:p text:style-name="Example">S <text:span text:style-name="T810">pavoučím lektvarem</text:span> se udržíš na libovolném pevném povrchu – můžeš tedy šplhat klidně i po stropě. S kouzlem <text:span text:style-name="T810">levitace</text:span> můžeš bezpečně seskočit do jámy nebo propasti.</text:p>
      <text:h text:style-name="Heading_20_3" text:outline-level="3">Používej svoje dovednosti</text:h>
      <text:p text:style-name="P470">Jak už bylo řečeno, dovednosti mají tři stupně: Základní, pokročilý a mistrovský. Tomu odpovídají i tři stupně obtížnosti překážek.</text:p>
      <text:p text:style-name="Example_20_Header">Příklad:</text:p>
      <text:p text:style-name="Example"><text:span text:style-name="T1912">Když nemáš vůbec dovednost </text:span><text:span text:style-name="T890">šplhání</text:span><text:span text:style-name="T1912">, dokážeš vylézt na žebřík nebo na strom, který má větve už od země. S pokročilým </text:span><text:span text:style-name="T890">šplháním</text:span><text:span text:style-name="T1912"> vylezeš po holém kmeni. S mistrovským </text:span><text:span text:style-name="T890">šplháním</text:span><text:span text:style-name="T1912"> zdoláš i převislou skálu.</text:span></text:p>
      <text:p text:style-name="P464">Obtížnost překážek určuje Pán jeskyně, může se vás ale zeptat na názor.</text:p>
      <text:p text:style-name="P553">Příklad:</text:p>
      <text:p text:style-name="P660"><text:span text:style-name="T1280">Katka:</text:span><text:span text:style-name="T1038"> „Chtěl</text:span><text:span text:style-name="T1052">a</text:span><text:span text:style-name="T1038"> bych vyšplhat do okna ve druhém patře domu, zvládnu to?“</text:span></text:p>
      <text:p text:style-name="P654"><text:span text:style-name="T1306">Pán jeskyně:</text:span><text:span text:style-name="T1913"> „Stěna toho domu je omítnutá a kromě oken vysoko nahoře prakticky holá. Jak těžký to podle vás bude?“</text:span></text:p>
      <text:p text:style-name="P660"><text:span text:style-name="T1280">Jana:</text:span><text:span text:style-name="T1038"> „To zní jako výzva pro mistra.“</text:span></text:p>
      <text:p text:style-name="P655"><text:span text:style-name="T1031">Pán jeskyně:</text:span><text:span text:style-name="T1050"> „</text:span><text:span text:style-name="T1051">Taky si myslím. V tom případě to, Katko, nezvládneš. Musela by sis to nějak usnadnit.“</text:span></text:p>
      <text:h text:style-name="P764" text:outline-level="3"><text:soft-page-break/>Obtížnost můžeš snížit</text:h>
      <text:p text:style-name="P555">Přestože dostupné pomůcky nebo schopnosti nemusí vždycky stačit na pohodlné překonání překážky, mohou snížit její obtížnost natolik, že si s ní poradíš díky nějaké dovednosti.</text:p>
      <text:p text:style-name="P554">Příklad:</text:p>
      <text:p text:style-name="P661"><text:span text:style-name="T1280">Katka:</text:span><text:span text:style-name="T1038"> „</text:span><text:span text:style-name="T1052">Vedle ve dvoře byl žebřík. </text:span><text:span text:style-name="T1054">Je</text:span><text:span text:style-name="T1052"> sice moc krátký, ale když m</text:span><text:span text:style-name="T1055">ě</text:span><text:span text:style-name="T1052"> někdo po</text:span><text:span text:style-name="T1055">drží</text:span><text:span text:style-name="T1052">, dosáhnu z něj na parapet.“</text:span></text:p>
      <text:p text:style-name="P656"><text:span text:style-name="T1031">Pán je</text:span><text:span text:style-name="T1032">skyně:</text:span><text:span text:style-name="T1052"> „To by šlo. V tom případě ti stačí základy šplhání.“</text:span></text:p>
      <text:p text:style-name="P662"><text:span text:style-name="T1032">Katka:</text:span><text:span text:style-name="T1052"> „</text:span><text:span text:style-name="T1053">Prima. Tak to tak uděláme.“ „</text:span><text:span text:style-name="T907">Karo, podržíš mě?</text:span><text:span text:style-name="T1053">“</text:span></text:p>
      <text:p text:style-name="P663"><text:span text:style-name="T1033">Jana</text:span><text:span text:style-name="T1032">:</text:span><text:span text:style-name="T1052"> </text:span><text:span text:style-name="T906">„</text:span><text:span text:style-name="T907">Jasně.“</text:span></text:p>
      <text:h text:style-name="P765" text:outline-level="3"><text:span text:style-name="T1914">Překonávání překážek s n</text:span>áklad<text:span text:style-name="T1907">em</text:span> <text:span text:style-name="T1907">či</text:span> zranění<text:span text:style-name="T1907">m</text:span></text:h>
      <text:p text:style-name="P125">Při překonávání překážek ber v úvahu, co všechno s sebou neseš a jestli jsi případně zraněn. <text:span text:style-name="T1554">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line-break/><text:tab/>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 Mysli také na to, že nehraješ jen pro sebe, ale také pro své spoluhráče.</text:span></text:p>
      <text:h text:style-name="P766" text:outline-level="3"><text:soft-page-break/>Když to nejde silou…</text:h>
      <text:p text:style-name="P460">Na rozdíl od počítačových her <text:span text:style-name="T1908">v Dračáku</text:span> není <text:span text:style-name="T1908">předem </text:span>pevn<text:span text:style-name="T1556">ě</text:span> <text:span text:style-name="T1908">určeno</text:span>, jak jdou překážky překonat. <text:span text:style-name="T1557">Fungovat bude c</text:span>okoliv, co dává smysl. Pokud vás tedy nenapadá lepší možnost, můžete se například někam prokopat nebo probourat, <text:span text:style-name="T1558">dveře</text:span> můžete prostě rozmlátit, skálu rozštípat opakov<text:span text:style-name="T1559">aný</text:span>m rozpalováním a chlazením a podobně. <text:span text:style-name="T1908">Počítejte ovšem s tím, že někam se prokopat, natož třeba rozbít skálu, zabere klidně několik dní nebo i týdnů a je to pořádná fuška.</text:span><text:line-break/><text:tab/><text:span text:style-name="T1560">Dejte si také pozor, aby se z hrubé síly nestal univerzální nástroj na řešení všech problémů – je to sice určitě možné a v mezích pravidel hry, ale nejspíš to brzo začne být docela nuda a Pána jeskyně v tom případě asi také brzo omrzí pro vás zajímavé překážky vymýšlet.</text:span></text:p>
      <text:h text:style-name="P712" text:outline-level="2"><text:bookmark-start text:name="__RefHeading___Toc13231_3822832400"/>Čím si svítíte?<text:bookmark-end text:name="__RefHeading___Toc13231_3822832400"/></text:h>
      <text:p text:style-name="P461"><text:span text:style-name="T1909">Podobně jako u zásob potravin předpokládáme, že postavy vědí, kolik si mají nakoupit či vyrobit svíček a loučí, aby jim nedošlo světlo uprostřed výpravy. Ze stejného důvodu také n</text:span>emusí<text:span text:style-name="T1561">š</text:span> přesně počítat, jak dlouho vydrží svítit louč a kdy je potřeba zapálit novou.<text:line-break/><text:tab/><text:span text:style-name="T1909">Může ale být důležité, čím a jak si vlastně svítíte: lucernu může někdo zkusit rozkopnout a zhasnout, případně se od ní můžete v průběhu boje vzdálit, loučí můžeš odhánět vlky a jinou divou zvěř a podobně.</text:span></text:p>
      <text:list xml:id="list207125902" text:style-name="L50">
        <text:list-item>
          <text:p text:style-name="P1069">Když vstoupíte do temného podzemí, nebo třeba když v noci držíte hlídky, domluvte se, kdo bude svítit a čím.</text:p>
        </text:list-item>
      </text:list>
      <text:list xml:id="list2871185200" text:style-name="L51">
        <text:list-item>
          <text:p text:style-name="P1070">Lucerna nebo louč se obvykle drží v ruce, takže při tom nejde dost dobře bojovat se štítem nebo s dvojruční zbraní. Pokud tedy například neseš lucernu a chceš bojovat kopím, popiš, že lucernu postavíš na zem, abys mohl vzít kopí do obou rukou.</text:p>
        </text:list-item>
      </text:list>
      <text:h text:style-name="P713" text:outline-level="2"><text:bookmark-start text:name="__RefHeading___Toc13233_3822832400"/><text:soft-page-break/>Kreslení mapy<text:bookmark-end text:name="__RefHeading___Toc13233_3822832400"/></text:h>
      <text:p text:style-name="P462">Kreslit si mapu je vhodné zejména při průzkumu podzemí. Dává to jednak smysl z pohledu postav – bez ní by snadno mohly zabloudit, ale mapa je <text:span text:style-name="T1915">také</text:span> důležitá herní pomůcka a výrazně pomáhá k tomu, abyste si dokázali představit, kde zrovna postavy jsou.<text:line-break/><text:tab/>Podobně jako u louče či lucerny může být důležité, která z postav mapu kreslí: Když se například rozdělíte, část z vás do mapy nebude moci nahlížet. Obdobně když postavy o mapy přijdou, měli byste si i vy začít kreslit novou od místa, kde zrovna jste, <text:span text:style-name="T1910">a do té staré se nekoukat</text:span>.<text:line-break/><text:tab/><text:span text:style-name="T1916">Reálně</text:span> mapu nemusí nutně <text:span text:style-name="T1918">malovat</text:span> hráč postavy, která ji <text:span text:style-name="T1917">kreslí</text:span> ve hře – zejména při průzkumu podzemí je dokonce lepší, když to dělá Pán jeskyně, protože je to mnohem rychlejší, než kdyby vám měl diktovat tvary místností.</text:p>
      <text:h text:style-name="P714" text:outline-level="2"><text:bookmark-start text:name="__RefHeading___Toc12846_4230435934"/><text:span text:style-name="T88">P</text:span><text:span text:style-name="T1">rohledávání</text:span><text:bookmark-end text:name="__RefHeading___Toc12846_4230435934"/></text:h>
      <text:p text:style-name="P466"><text:span text:style-name="T1">V dávno opuštěném podzemí, nebo třeba ve skrýši lapků, mohou být skryté pasti, tajné schránky, průchody a podobně. </text:span><text:span text:style-name="T288">Stejně jako při překonávání překážek, ani při prohledávání se nehází – </text:span><text:span text:style-name="T289">když hledáš tam, kde </text:span><text:span text:style-name="T290">něco</text:span><text:span text:style-name="T289"> skutečně je, tak to najdeš.</text:span></text:p>
      <text:h text:style-name="Heading_20_3" text:outline-level="3"><text:span text:style-name="T1904">T</text:span>ajemství <text:span text:style-name="T1921">bývá</text:span> skryto v popisech</text:h>
      <text:p text:style-name="P467">Snaž se pozorně poslouchat, co Pán jeskyně popisuje. <text:span text:style-name="T1920">Se vším</text:span>, co <text:span text:style-name="T1920">zmíní</text:span>, můžeš dál něco dělat. Když například popíše: <text:span text:style-name="T908">„V místnosti je stůl, židle a na stěně obraz,“ </text:span><text:span text:style-name="T977">t</text:span><text:span text:style-name="T1919">ak můžeš zkusit sundat obraz ze stěny, jestli pod ním něco není, poklepat na desku stolu, zda není dutá a podobně.</text:span></text:p>
      <text:h text:style-name="Heading_20_3" text:outline-level="3"><text:soft-page-break/>Zjevné věci se nepopisují</text:h>
      <text:p text:style-name="P468"><text:span text:style-name="T1935">Téměř k</text:span>aždá místnost má podlahu, strop a stěny. <text:span text:style-name="T1922">C</text:span>okoliv z toho<text:span text:style-name="T1919"> můžeš </text:span>samozřejmě<text:span text:style-name="T1919"> </text:span>prohledávat, <text:span text:style-name="T1922">i když to Pán jeskyně vysloveně nezmíní – zejména když máš nějakou indícii, že by tam mohlo být něco ukryto. S</text:span>těny <text:span text:style-name="T1923">m</text:span>ůžeš například proklepat, jestli nejsou někde duté, <text:span text:style-name="T1922">nebo se u nich zaposlouchat, jestli za nimi není nějaký hluk.</text:span></text:p>
      <text:h text:style-name="Heading_20_3" text:outline-level="3">Při hledání p<text:span text:style-name="T1919">oužívej svou výbavu</text:span></text:h>
      <text:p text:style-name="P477">Když si potřebuješ někam posvítit, můžeš například <text:span text:style-name="T1926">zavěsit lucernu na konec hole, nebo ji přivázat na lano </text:span>a spustit ji tam.<text:span text:style-name="T1924"> Nebo tam hodit zapálenou louč. </text:span>Holí také můžeš proklepat strop, na který bys jinak nedosáhl, <text:span text:style-name="T1925">nebo z dálky zkoušet, jestli na podlaze nejsou nášlapné dlaždice – když je past nastražená tak, aby zasáhla toho, kdo na takovou dlaždici šlápne, tak tě díky tomu nezasáhne</text:span>.</text:p>
      <text:h text:style-name="P767" text:outline-level="3">Hledání pastí</text:h>
      <text:p text:style-name="P474"><text:span text:style-name="T942">H</text:span><text:span text:style-name="T943">ledání pastí </text:span><text:span text:style-name="T986">probíhá stejně </text:span><text:span text:style-name="T944">jako prohledávání </text:span><text:span text:style-name="T987">chodeb či</text:span><text:span text:style-name="T944"> místností</text:span><text:span text:style-name="T943">.</text:span></text:p>
      <text:p text:style-name="P560">Příklad:</text:p>
      <text:p text:style-name="P659"><text:span text:style-name="T1031">Pán </text:span><text:span text:style-name="T1034">jes</text:span><text:span text:style-name="T1037">kyně: </text:span><text:span text:style-name="T945">„Asi po dvou metrech sis všimnul, že v pravé stěně chodby je ve svislé řadě několik děr.“</text:span></text:p>
      <text:h text:style-name="P681" text:outline-level="4">Co s nalezenou pastí?</text:h>
      <text:p text:style-name="P478"><text:span text:style-name="T908">Když máš pocit, že jsi našel past, </text:span><text:span text:style-name="T946">můžeš ji </text:span><text:span text:style-name="T997">obvykle</text:span><text:span text:style-name="T946"> zkusit zneškodnit </text:span><text:span text:style-name="T997">nebo</text:span><text:span text:style-name="T946"> spustit tak, aby tě nezasáhla.</text:span></text:p>
      <text:p text:style-name="P560"><text:soft-page-break/>Příklad:</text:p>
      <text:p text:style-name="P666"><text:span text:style-name="T945">G</text:span><text:span text:style-name="T908">orondar v předchozím příkladě našel ve stěně chodby několik děr v řadě nad sebou. </text:span><text:span text:style-name="T988">Nyní je na Pavlovi</text:span><text:span text:style-name="T946">, jak s touto informací naloží. </text:span><text:span text:style-name="T988">Může se třeba pokusit proplazit pod dírami, aby ho nezasáhlo to, co z nich nejspíš vyletí. Může je zkusit něčím ucpat. Může je zakrýt </text:span><text:span text:style-name="T994">stolem nebo</text:span><text:span text:style-name="T988"> štítem. </text:span><text:span text:style-name="T990">Může si stoupnout stranou a zkusit past </text:span><text:span text:style-name="T995">s</text:span><text:span text:style-name="T990">pustit holí.</text:span><text:span text:style-name="T988"> Může zkusit prohledat okolní stěnu, jestli tam není něco, čím jde vypnout.</text:span></text:p>
      <text:p text:style-name="Example"><text:span text:style-name="T1932">Past na t</text:span>ruhl<text:span text:style-name="T1932">e pro změnu můžeš</text:span> například z dálky otevřít tyčí nebo provazem přivázaným k víku, při otevírání šuplíku můžeš stát z boku stolu místo před ním, tlačítko můžeš stisknout dřívkem místo prstem (kdyby z něj náhodou vyjela otrávená jehlice) a podobně.</text:p>
      <text:p text:style-name="P237"><text:span text:style-name="T989">Pasti </text:span><text:span text:style-name="T1931">nalíčené v prostorách, které někdo používá,</text:span><text:span text:style-name="T989"> </text:span><text:span text:style-name="T947">také</text:span><text:span text:style-name="T989"> obvykle jdou ně</text:span><text:span text:style-name="T1932">čím</text:span><text:span text:style-name="T989"> vypnout – ten, kdo do chodby nalíčil propadlo, do něj nejspíš nechtěl spadnout pokaždé, když se v noci vracel domů. </text:span><text:span text:style-name="T948">Vypínací mechanismus ale většinou bývá dobře schovaný a často je až za vlastní pastí, protože </text:span><text:span text:style-name="T1932">ten,</text:span><text:span text:style-name="T948"> kdo ji zná, se jí snadno dokáže vyhnout.</text:span></text:p>
      <text:h text:style-name="Heading_20_4" text:outline-level="4"><text:span text:style-name="T989">Dovednost </text:span><text:span text:style-name="T891">výroba a</text:span><text:span text:style-name="T892"> odstraňování pastí</text:span></text:h>
      <text:p text:style-name="P479"><text:span text:style-name="T908">S dovedností </text:span><text:span text:style-name="T810">výroba a odstraňování pastí</text:span><text:span text:style-name="T908"> můžeš past </text:span><text:span text:style-name="T991">rozebrat a deaktivovat, </text:span><text:span text:style-name="T998">aniž</text:span><text:span text:style-name="T991"> bys ji něčím zablokoval, </text:span><text:span text:style-name="T999">rozbil</text:span><text:span text:style-name="T991"> nebo spustil. </text:span><text:span text:style-name="T992">Nejde to ale vždycky – musíš mít přístup k místu, odkud byla nainstalována. </text:span><text:span text:style-name="T993">Když je například nalíčena z druhé strany stěny nebo dveří, tak ji nemáš jak rozebrat. </text:span><text:span text:style-name="T996">Můžeš ale do dveří nebo do zdi udělat díru a udělat to skrz ni.</text:span></text:p>
      <text:h text:style-name="Heading_20_4" text:outline-level="4"><text:span text:style-name="T996">O</text:span><text:span text:style-name="T908">btížnost odstranění pasti</text:span></text:h>
      <text:p text:style-name="P479"><text:span text:style-name="T993">Obtížnost rozebrání a odstranění pasti je rovn</text:span><text:span text:style-name="T996">a</text:span><text:span text:style-name="T993"> dovednosti toho, kdo ji nalíčil.</text:span></text:p>
      <text:p text:style-name="P561">Příklad:</text:p>
      <text:p text:style-name="Example">Past vyrobenou mistrem dokáže odstranit jen mistr. Kdokoliv ji ale může rozbít nebo spustit na prázdno.</text:p>
      <text:p text:style-name="P480"><text:soft-page-break/>Vždycky dokážeš poznat, jestli past <text:span text:style-name="T1933">zvládneš</text:span> bezpečně rozebrat.</text:p>
      <text:h text:style-name="P768" text:outline-level="3">Nezneužívej n<text:span text:style-name="T1568">epřím</text:span>é informace</text:h>
      <text:p text:style-name="P481"><text:span text:style-name="T1934">Hrajte fér: </text:span>Pán jeskyně vám může občas položit návodnou otázku, jako třeba: <text:span text:style-name="T810">„V jakém jdete pořadí?“</text:span> nebo <text:span text:style-name="T810">„Kdo prohledává ten stůl?“</text:span>. V tom případě už samozřejmě nemůžete říct <text:span text:style-name="T810">„My do té chodby rad</text:span><text:span text:style-name="T867">š</text:span><text:span text:style-name="T810">i ani nepůjdeme“</text:span>.</text:p>
      <text:h text:style-name="P769" text:outline-level="3">Pořád jdeme opatrně</text:h>
      <text:p text:style-name="P472">Je jasné, že když vstoupíte do podzemí nebo jiného nebezpečného prostoru, tak půjde<text:span text:style-name="T1927">te</text:span> pomalu a opatrně a budete si u toho dávat pozor na pasti. <text:span text:style-name="T1928">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562">. Opatrný průzkum vám sám o sobě zajistí jen dvě věci:</text:span></text:p>
      <text:list xml:id="list3892698425" text:style-name="L52">
        <text:list-item>
          <text:p text:style-name="P1071">Všimnete si všech vodítek, <text:span text:style-name="T1929">u kterých</text:span> to dává smysl.</text:p>
        </text:list-item>
        <text:list-item>
          <text:p text:style-name="P1072">Když něco spustíte, budete na to moci zareagovat.</text:p>
        </text:list-item>
      </text:list>
      <text:p text:style-name="P557">Příklad:</text:p>
      <text:p text:style-name="P664"><text:span text:style-name="T1307">Pavel</text:span><text:span text:style-name="T1280">:</text:span><text:span text:style-name="T1038"> „</text:span><text:span text:style-name="T1056">Pomalu a opatrně vyrazím chodbou doleva</text:span><text:span text:style-name="T1052">. </text:span><text:span text:style-name="T1056">Svítím si u toho lucernou.</text:span><text:span text:style-name="T1052">“</text:span></text:p>
      <text:p text:style-name="P657"><text:span text:style-name="T1031">Pán </text:span><text:span text:style-name="T1034">jeskyně:</text:span><text:span text:style-name="T1056"> „</text:span><text:span text:style-name="T1057">Po několika krocích jsi </text:span><text:span text:style-name="T1063">stoupl na</text:span><text:span text:style-name="T1057"> nášlapnou dlaždici. V pravé stěně něco cvaklo. Co kdo děláte?</text:span><text:span text:style-name="T1056">“</text:span></text:p>
      <text:p text:style-name="P471"><text:span text:style-name="T1056">N</text:span><text:span text:style-name="T1038">ášlapná dlaždice v tomto případě byla příliš dobře maskovaná na to, aby si jí v mihotavém světle lucerny bylo možné všimnout </text:span><text:span text:style-name="T1061">za</text:span><text:span text:style-name="T1038"> chůz</text:span><text:span text:style-name="T1061">e</text:span><text:span text:style-name="T1038"> – </text:span><text:span text:style-name="T1058">na to by se musel Gorondar plazit po kolenou a zblízka si prohlížet každou spáru</text:span><text:span text:style-name="T1038">.<text:line-break/></text:span><text:soft-page-break/><text:span text:style-name="T1038"><text:tab/></text:span><text:span text:style-name="T1059">To, že šel pomalu a opatrně, </text:span><text:span text:style-name="T1061">ale</text:span><text:span text:style-name="T1059"> dá ale všem možnost na cvaknutí zareagovat a </text:span><text:span text:style-name="T1060">hrozícímu nebezpečí se tím vyhnout</text:span><text:span text:style-name="T1059">. </text:span><text:span text:style-name="T1061">Kdyby Gorondar místo opatrné chůze běžel, tuto možnost by neměl a rovnou by s</text:span><text:span text:style-name="T1062">i</text:span><text:span text:style-name="T1061"> proti pasti házel na obranu (jak se to dělá si řekneme v kapitole </text:span><text:span text:style-name="T1035">Jiná nebezpečí</text:span><text:span text:style-name="T1059"> &lt;ODKAZ&gt;</text:span><text:span text:style-name="T1061">).</text:span></text:p>
      <text:h text:style-name="P769" text:outline-level="3">Prohledávám místnost</text:h>
      <text:p text:style-name="P285">Když oznámíš, že prohledáváš celou místnost nebo chodbu, tak to znamená, že si pořádně prohlédneš stěny, stop, podlahu a vybavení v místnosti.<text:line-break/><text:tab/>Pán jeskyně ti <text:span text:style-name="T1563">popíše</text:span> všechno, co jsi našel, ale obvykle ti neřekne, co přesně to je.</text:p>
      <text:p text:style-name="P558">Příklad:</text:p>
      <text:p text:style-name="P658"><text:span text:style-name="T1031">Pán </text:span><text:span text:style-name="T1034">jeskyně:</text:span><text:span text:style-name="T1056"> „</text:span><text:span text:style-name="T978">Na východní stěně jsi našel spáru ve tvaru čtverce, asi tak půl metru na půl metru“.</text:span></text:p>
      <text:p text:style-name="P285"><text:span text:style-name="T908">Spáru pak můžeš zkoumat dál: Proklepat ohraničený čtverec, jestli není dutý, zkusit do spáry něco strčit, </text:span><text:span text:style-name="T940">nebo třeba</text:span><text:span text:style-name="T908"> podrobně prohledat stěnu kolem, jestli tam není nějaká páčka nebo tlačítko.<text:line-break/><text:tab/>Popisuj to co nejpodrobněji: Když zmíníš, že hledáš skryté tlačítko a nějaké tam je, automaticky ho najdeš. Nevadí ale, když </text:span><text:span text:style-name="T979">to</text:span><text:span text:style-name="T908"> hned přesně neodhadneš – P</text:span><text:span text:style-name="T979">án jeskyně</text:span><text:span text:style-name="T908"> ti </text:span><text:span text:style-name="T941">pak</text:span><text:span text:style-name="T908"> </text:span><text:span text:style-name="T941">nejspíš</text:span><text:span text:style-name="T908"> řekne, </text:span><text:span text:style-name="T941">třeba</text:span><text:span text:style-name="T908"> že jsi na stěně našel malou dírku, </text:span><text:span text:style-name="T979">kterou</text:span><text:span text:style-name="T908"> pak můžeš zkoumat dál.</text:span></text:p>
      <text:h text:style-name="P769" text:outline-level="3">Zapomněli jsme na něco?</text:h>
      <text:p text:style-name="P473"><text:span text:style-name="T1564">Na rozdíl od tvé postavy, která v místnosti skutečně stojí, ty si ji musíš</text:span> představit <text:span text:style-name="T1565">čistě</text:span> <text:span text:style-name="T1566">podle</text:span> popisu Pána jeskyně. <text:span text:style-name="T1567">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559"><text:soft-page-break/>Příklad:</text:p>
      <text:p text:style-name="P665"><text:span text:style-name="T1031">K</text:span><text:span text:style-name="T1036">atka: </text:span><text:span text:style-name="T983">„</text:span><text:span text:style-name="T984">Prohledal</text:span><text:span text:style-name="T981">i</text:span><text:span text:style-name="T984"> jsem to tu všechno?</text:span><text:span text:style-name="T983">“</text:span></text:p>
      <text:p text:style-name="P665"><text:span text:style-name="T1031">Pán </text:span><text:span text:style-name="T1034">jeskyně:</text:span><text:span text:style-name="T1056"> „</text:span><text:span text:style-name="T980">Pro</text:span><text:span text:style-name="T985">hledali</text:span><text:span text:style-name="T980"> js</text:span><text:span text:style-name="T981">te</text:span><text:span text:style-name="T980"> důkladně všechny stěny a nic </text:span><text:span text:style-name="T985">zajímavýho</text:span><text:span text:style-name="T980"> js</text:span><text:span text:style-name="T981">te</text:span><text:span text:style-name="T980"> tam nenašl</text:span><text:span text:style-name="T981">i</text:span><text:span text:style-name="T980">. Je tu ale ještě stůl se šuplíkem, tomu </text:span><text:span text:style-name="T981">jste se</text:span><text:span text:style-name="T980"> zatím nevěnoval</text:span><text:span text:style-name="T981">i</text:span><text:span text:style-name="T980">. A nijak zvlášť podrobně js</text:span><text:span text:style-name="T981">te</text:span><text:span text:style-name="T980"> nezkoumal</text:span><text:span text:style-name="T981">i</text:span><text:span text:style-name="T980"> ani podlahu a strop.</text:span><text:span text:style-name="T982">“</text:span></text:p>
      <text:h text:style-name="Heading_20_2" text:outline-level="2"><text:bookmark-start text:name="__RefHeading___Toc12850_4230435934"/>Infiltrace<text:bookmark-end text:name="__RefHeading___Toc12850_4230435934"/></text:h>
      <text:p text:style-name="P482">TODO:</text:p>
      <text:p text:style-name="Text_20_body">- <text:span text:style-name="T1311">jak na plížení, převleky, apod.</text:span></text:p>
      <text:h text:style-name="Heading_20_2" text:outline-level="2"><text:bookmark-start text:name="__RefHeading___Toc12852_4230435934"/>Zjišťování informací<text:bookmark-end text:name="__RefHeading___Toc12852_4230435934"/></text:h>
      <text:p text:style-name="P414"><text:span text:style-name="T1779">N</text:span>a zjišťování informací <text:span text:style-name="T1779">se v Dračáku</text:span> nehází. Když chceš něco zjistit, musíš zajít do knihovny, najít <text:span text:style-name="T1779">osobu</text:span>, <text:span text:style-name="T1779">která</text:span> o tom něco ví a podobně.</text:p>
      <text:p text:style-name="P413">TODO: Hráči mají stejné informace jako jejich postavy. To znamená:</text:p>
      <text:list xml:id="list611181295" text:style-name="L53">
        <text:list-item>
          <text:p text:style-name="P1073">Když dává smysl, že něco ví tvoje postava, ale nevíš to ty, tak si to prostě vymysli (PJ to může doplnit nebo upravit).</text:p>
        </text:list-item>
        <text:list-item>
          <text:p text:style-name="P1073">Pokud to smysl nedává, tvoje postava to musí jít někam zjistit.</text:p>
        </text:list-item>
      </text:list>
      <text:p text:style-name="P191">Informace nejspíš bude<text:span text:style-name="T1314">te</text:span> zjišťovat <text:span text:style-name="T1314">samostatně</text:span> – <text:span text:style-name="T1314">měla by to pokud možno dělat</text:span> <text:span text:style-name="T1314">vždy</text:span> ta <text:span text:style-name="T1314">postava</text:span>, která se na to nejlíp hodí: válečník <text:span text:style-name="T1314">se může vyptávat</text:span> v armádě, hraničář v divočině, zloděj v městském podsvětí a podobně.<text:line-break/><text:tab/>Hledání obvykle končí rozhovorem s někým, kdo má příslušné informace. Při tomto rozhovoru <text:span text:style-name="T1315">byste pokud možno měli</text:span> být všichni. Jsou pro to dva dobré důvody:</text:p>
      <text:list xml:id="list3071136711" text:style-name="L54">
        <text:list-item>
          <text:p text:style-name="P1074"><text:soft-page-break/>Hráči, jejichž postavy zrovna nejsou na scéně, se nemohou naplno zapojit do hry.</text:p>
        </text:list-item>
        <text:list-item>
          <text:p text:style-name="P1074"><text:span text:style-name="T1316">K</text:span>dyž jste na místě všichni, <text:span text:style-name="T1316">snáze si poradíte</text:span> s případnou léčkou či jinou <text:span text:style-name="T1316">nečekanou</text:span> nepříjemností.</text:p>
        </text:list-item>
      </text:list>
      <text:p text:style-name="P191">Bývá ale zvykem nechat vést rozhovor hráče postavy, která zařídila schůzku – dává to obvykle smysl, protože se v daném prostředí nejlépe vyzná, a kromě toho tím <text:span text:style-name="T1317">pomůžete tomu</text:span>, <text:span text:style-name="T1317">aby</text:span> se všichni hráči čas od času dosta<text:span text:style-name="T1317">li</text:span> ke slovu.</text:p>
      <text:p text:style-name="Text_20_body">- <text:span text:style-name="T1312">známosti</text:span></text:p>
      <text:p text:style-name="Text_20_body">- <text:span text:style-name="T1312">knihovny</text:span></text:p>
      <text:p text:style-name="P189">Pro PJ:</text:p>
      <text:p text:style-name="P189">- <text:span text:style-name="T1313">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0">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2">- Neodehrávej, jak se postava několik hodin vyptává, přeskoč k rozhovoru s osobou, která skutečně něco ví (to ještě nemusí znamenat, že to postavám opravdu řekne).</text:p>
      <text:h text:style-name="P715" text:outline-level="2"><text:bookmark-start text:name="__RefHeading___Toc12854_4230435934"/>Rozhovory<text:bookmark-end text:name="__RefHeading___Toc12854_4230435934"/></text:h>
      <text:p text:style-name="P111">V Dračáku se při rozhovorech nehází. Výsledek závisí na tom, co řekneš, <text:span text:style-name="T1326">případně</text:span> na co se zeptáš.</text:p>
      <text:p text:style-name="Example_20_Header"><text:soft-page-break/>Příklad:</text:p>
      <text:p text:style-name="Example"><text:span text:style-name="T1280">Pán jeskyně:</text:span> Večeru jste dorazili k městu. Brána je ale zavřená a stojí před ní dva vojáci na stráži. Jeden z nich říká: „Je nám líto, vstup do města je zakázán. Budete si muset najít nocleh jinde“.</text:p>
      <text:p text:style-name="Example"><text:span text:style-name="T1280">Hráč:</text:span> „Kdo to nařídil?“</text:p>
      <text:p text:style-name="Example"><text:span text:style-name="T1280">Pán jeskyně:</text:span> „Náš velitel, kapitán Bregund.“</text:p>
      <text:p text:style-name="Example"><text:span text:style-name="T1280">Hráč:</text:span> <text:s/>„Tomu ale neseme zprávu! <text:span text:style-name="T1326">P</text:span>odívejte, tohle je jeho pečeť.“</text:p>
      <text:p text:style-name="Example"><text:span text:style-name="T1280">Pán jeskyně:</text:span> „Hmm, to skutečně vypadá jako pečeť našeho kapitána. Andire, otevři bránu!“</text:p>
      <text:p text:style-name="P110">Pro PJ:</text:p>
      <text:p text:style-name="P110"><text:span text:style-name="T1327">V průběhu rozhovoru mysli na to</text:span>, co NPCčko chce, případně co pro něj má nějakou hodnotu (peníze, život dcery, atd.). <text:span text:style-name="T1327">Nemusíš to mít rozmyšlené předem – když hráči navrhnou něco rozumného či pravděpodobného, kývni na to.</text:span></text:p>
      <text:p text:style-name="P110"><text:span text:style-name="T1328">Obdobně </text:span>když hráči něco navrhnou („<text:span text:style-name="T1328">N</text:span>emá náhodou nějaké příbuzné?“), snaž se to využít (třeba s nějakým twistem), i když jsi to původně neplánoval.</text:p>
      <text:p text:style-name="P194"><text:span text:style-name="T1">- </text:span><text:span text:style-name="T95">pokud není </text:span><text:span text:style-name="T96">velmi pádný</text:span><text:span text:style-name="T95"> důvod, proč by NPCčko něco říct nemělo, tak </text:span><text:span text:style-name="T96">ať to řekne. Pro hráče je velice otravné, když potkávají samé tajemné osoby, ze kterých se nedají vypáčit žádné informace.</text:span></text:p>
      <text:h text:style-name="P716" text:outline-level="2"><text:bookmark-start text:name="__RefHeading___Toc12856_4230435934"/>Umírání hráčských postav<text:bookmark-end text:name="__RefHeading___Toc12856_4230435934"/></text:h>
      <text:p text:style-name="P255"><text:span text:style-name="T96">Pravidla </text:span><text:span text:style-name="T123">pro boj</text:span><text:span text:style-name="T96"> záměrně neříkají, kdy </text:span><text:span text:style-name="T124">tvoje</text:span><text:span text:style-name="T96"> postava umře. Když její životy klesnou na 0 nebo méně, je vyřazena z boje, </text:span><text:span text:style-name="T125">ale stále může přežít.<text:line-break/><text:tab/>Má to několik důvodů. Prvním je, že smrt tvojí postavy tě vyřadí z příběhu. Můžeš si pak samozřejmě vytvořit novou a ve spolupráci s ostatními ji zapojit do děje, ale přijdeš tím o to, co ta předchozí </text:span><text:soft-page-break/><text:span text:style-name="T125">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17" text:outline-level="2"><text:bookmark-start text:name="__RefHeading___Toc12858_4230435934"/>Smrt protivníků<text:bookmark-end text:name="__RefHeading___Toc12858_4230435934"/></text:h>
      <text:p text:style-name="P25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16">Příklad:</text:p>
      <text:p text:style-name="P597"><text:span text:style-name="T1285">Pavel:</text:span><text:span text:style-name="T1493"> </text:span><text:span text:style-name="T810">„Obejdu vyřazený skřety a dám jim všem poslední pomoc.“</text:span></text:p>
      <text:p text:style-name="P47"><text:span text:style-name="T125">Dorazit takto můžeš pouze vyřazeného nebo znehybněného protivníka </text:span><text:span text:style-name="T126">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75">Když </text:span><text:span text:style-name="T116">ti</text:span><text:span text:style-name="T75"> hrozí </text:span><text:span text:style-name="T117">zranění nebo jiný druh újmy</text:span><text:span text:style-name="T75">, </text:span><text:span text:style-name="T118">přichází na řadu kostky a následující pravidla</text:span><text:span text:style-name="T75">.</text:span></text:p>
      <text:h text:style-name="P718" text:outline-level="2"><text:bookmark-start text:name="__RefHeading___Toc12860_4230435934"/><text:span text:style-name="T75">P</text:span><text:span text:style-name="T119">ředstavení</text:span><text:span text:style-name="T75"> situace</text:span><text:bookmark-end text:name="__RefHeading___Toc12860_4230435934"/></text:h>
      <text:p text:style-name="P46">Boj vždy začíná <text:span text:style-name="T1342">představením</text:span> situace. <text:span text:style-name="T1340">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03"><text:span text:style-name="T75">P</text:span><text:span text:style-name="T1">říklad:</text:span></text:p>
      <text:p text:style-name="P566"><text:span text:style-name="T738">Naria s</text:span><text:span text:style-name="T735"> </text:span><text:span text:style-name="T291">Gorondar</text:span><text:span text:style-name="T738">em</text:span><text:span text:style-name="T291">, </text:span><text:span text:style-name="T736">se snaží dohnat zbytek družiny. Zřejmě při tom ale z</text:span><text:span text:style-name="T747">a</text:span><text:span text:style-name="T736">bloudil</text:span><text:span text:style-name="T738">i</text:span><text:span text:style-name="T736"> do neprozkoumané části podzemí.</text:span></text:p>
      <text:p text:style-name="P572"><text:span text:style-name="T744">Pán jeskyně:</text:span><text:span text:style-name="T746"> </text:span><text:span text:style-name="T372">„</text:span><text:span text:style-name="T373">Vběhl</text:span><text:span text:style-name="T374">i</text:span><text:span text:style-name="T375"> js</text:span><text:span text:style-name="T374">te</text:span><text:span text:style-name="T375"> do obdélníkové místnosti. Na šířku má </text:span><text:span text:style-name="T376">tak čtyři metry</text:span><text:span text:style-name="T375">, na délku </text:span><text:span text:style-name="T376">osm</text:span><text:span text:style-name="T375">. </text:span><text:span text:style-name="T377">Strop podpírají čtyři sloupy.<text:line-break/><text:tab/></text:span><text:span text:style-name="T378">U stěn jsou dlouhé stoly, </text:span><text:span text:style-name="T379">další je uprostřed</text:span><text:span text:style-name="T378">. Na nich jsou </text:span><text:span text:style-name="T379">holé</text:span><text:span text:style-name="T378"> kosti, spousta různých váčků, svázané otýpky bylin </text:span><text:span text:style-name="T379">a velké, čadící, zapálené svíčky.</text:span><text:span text:style-name="T375"><text:line-break/><text:tab/></text:span><text:span text:style-name="T379">U prostředního stolu</text:span><text:span text:style-name="T375"> </text:span><text:span text:style-name="T376">stojí</text:span><text:span text:style-name="T375"> velký, svalnatý ork a mnohem menší goblin. Ork má zbroj ze silné kůže a dvojruční kyj. Goblin má na sobě plášť z ptačího peří. Nemá žádnou zbraň, v ruce drží lebku.“</text:span></text:p>
      <text:p text:style-name="P203"><text:span text:style-name="T484">Pokud ti z popisu něco není jasné, po</text:span><text:span text:style-name="T489">žádej</text:span><text:span text:style-name="T484"> Pána jeskyně o upřesnění. </text:span><text:span text:style-name="T490">Můžeš mu také s vymýšlením prostředí pomáhat svými návrhy, případně návodnými dotazy.</text:span></text:p>
      <text:p text:style-name="P505"><text:soft-page-break/><text:span text:style-name="T75">P</text:span><text:span text:style-name="T1">říklad:</text:span></text:p>
      <text:p text:style-name="P567"><text:span text:style-name="T1026">Hráč:</text:span><text:span text:style-name="T910"> </text:span><text:span text:style-name="T837">„</text:span><text:span text:style-name="T841">Čím si svítěj, když někam jdou?</text:span><text:span text:style-name="T838">“</text:span></text:p>
      <text:p text:style-name="P567"><text:span text:style-name="T1026">Pán jeskyně:</text:span><text:span text:style-name="T910"> </text:span><text:span text:style-name="T837">„</text:span><text:span text:style-name="T841">Hmm, něčím by asi měli. Na stole uprostřed jsou dvě lojové lampy. Jedna z nich je zapálená.</text:span><text:span text:style-name="T837">“</text:span></text:p>
      <text:p text:style-name="P203"><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719" text:outline-level="2"><text:bookmark-start text:name="__RefHeading___Toc12862_4230435934"/>Kola<text:bookmark-end text:name="__RefHeading___Toc12862_4230435934"/></text:h>
      <text:p text:style-name="P200"><text:span text:style-name="T737">Když je jasné, kde se bude bojovat a kdo se boje účastní, začínají bojová kola. </text:span><text:span text:style-name="T1329">Každé představuje zhruba 3 vteřiny. Nejsou to tedy kola ve smyslu, že by se hráči střídali v tom, kdo je zrovna na tahu, jsou to prostě jen krátké časové úseky a všechno se v nich děje současně.</text:span></text:p>
      <text:h text:style-name="P720"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394">Mějte přitom na paměti, že to jsou jenom záměry, a co se opravdu stane, závisí na tom, co budete dělat vy a z části také na náhodě. </text:span></text:p>
      <text:p text:style-name="P502">Příklad<text:span text:style-name="T1341">:</text:span></text:p>
      <text:p text:style-name="P574"><text:span text:style-name="T474">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439">Pána jeskyně</text:span>.</text:p>
      <text:p text:style-name="P504"><text:soft-page-break/>Příklad:</text:p>
      <text:p text:style-name="P571"><text:span text:style-name="T740">Pavel</text:span><text:span text:style-name="T739">:</text:span><text:span text:style-name="T291"> </text:span><text:span text:style-name="T346">„Půjde kolem toho orka proběhnout ke goblinovi?“</text:span></text:p>
      <text:p text:style-name="P569"><text:span text:style-name="T741">Pán jeskyně:</text:span><text:span text:style-name="T734">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2"><text:span text:style-name="T483">V</text:span><text:span text:style-name="T484">šimni si, že se </text:span><text:span text:style-name="T483">Pavel</text:span><text:span text:style-name="T484"> neptá, </text:span><text:span text:style-name="T492">jak je místnost široká</text:span><text:span text:style-name="T484">, ale </text:span><text:span text:style-name="T485">jestli půjde udělat to, co ho napadlo</text:span><text:span text:style-name="T484">. </text:span><text:span text:style-name="T486">A Pán jeskyně rovnou dodal, jaké to bude mít důsledky, aby s tím Pavel mohl počítat. </text:span><text:span text:style-name="T491">Když by něco udělat nešlo, měl by také navrhnout jiné možnosti:</text:span></text:p>
      <text:p text:style-name="P573"><text:span text:style-name="T740">Pavel</text:span><text:span text:style-name="T739">:</text:span><text:span text:style-name="T291"> </text:span><text:span text:style-name="T346">„</text:span><text:span text:style-name="T363">Zvládnu zvednout jeden z těch stolů, co jsou u stěn, a hodit ho orkovi na hlavu</text:span><text:span text:style-name="T346">?“</text:span></text:p>
      <text:p text:style-name="P570"><text:span text:style-name="T477">Pán jeskyně:</text:span><text:span text:style-name="T484">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7">Ú</text:span><text:span text:style-name="T482">pravy záměrů</text:span></text:h>
      <text:p text:style-name="P279"><text:span text:style-name="T488">Co kdo chcete udělat, ř</text:span><text:span text:style-name="T487">íkejte samozřejmě postupně, abyste si rozuměli. Vaše postavy a jejich nepřátelé to ale budou dělat současně, takže </text:span><text:span text:style-name="T493">to můžete brát v úvahu</text:span><text:span text:style-name="T487"> a své plány </text:span><text:span text:style-name="T493">upravovat</text:span><text:span text:style-name="T487">. Stejně tak Pán jeskyně může </text:span><text:span text:style-name="T494">měnit</text:span><text:span text:style-name="T487"> záměry protivníků.</text:span></text:p>
      <text:p text:style-name="Example_20_Header">Příklad:</text:p>
      <text:p text:style-name="P576"><text:span text:style-name="T476">Katka:</text:span><text:span text:style-name="T487">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575"><text:span text:style-name="T475">Pavel</text:span><text:span text:style-name="T476">:</text:span><text:span text:style-name="T487"> </text:span><text:span text:style-name="T360">„</text:span><text:span text:style-name="T362">Z</text:span><text:span text:style-name="T355">kusím oběhnout orka a dostat se ke goblinovi, abych mu zabránil v mumlání.</text:span><text:span text:style-name="T360">“</text:span></text:p>
      <text:p text:style-name="Example"><text:span text:style-name="T1282">Katka</text:span><text:span text:style-name="T1280">:</text:span> <text:span text:style-name="T810">„</text:span><text:span text:style-name="T839">Aha, </text:span><text:span text:style-name="T846">tak</text:span><text:span text:style-name="T839"> v</text:span><text:span text:style-name="T810"> tom případě </text:span><text:span text:style-name="T846">se zastavím a připravím si luk</text:span><text:span text:style-name="T810">. </text:span><text:span text:style-name="T847">Rozhodně tady Gorondara nenechám.</text:span><text:span text:style-name="T810">“</text:span></text:p>
      <text:p text:style-name="P565"><text:span text:style-name="T898">P</text:span><text:span text:style-name="T899">án jeskyně</text:span><text:span text:style-name="T898">:</text:span><text:span text:style-name="T810"> „</text:span><text:span text:style-name="T840">Dobře. </text:span><text:span text:style-name="T848">Ork vyráží Gorondarovi naproti, aby mu zablokoval cestu ke goblinovi</text:span><text:span text:style-name="T840">. Goblin dál mumlá.</text:span><text:span text:style-name="T810">“</text:span></text:p>
      <text:p text:style-name="P198"><text:span text:style-name="T463">S</text:span><text:span text:style-name="T467">nažte</text:span><text:span text:style-name="T463"> se </text:span><text:span text:style-name="T472">ale</text:span><text:span text:style-name="T463"> své záměry měnit </text:span><text:span text:style-name="T470">co nejméně</text:span><text:span text:style-name="T466">. </text:span><text:span text:style-name="T468">T</text:span><text:span text:style-name="T469">uto možnost máte</text:span><text:span text:style-name="T467">, aby</text:span><text:span text:style-name="T469">ste</text:span><text:span text:style-name="T467"> </text:span><text:span text:style-name="T469">mohli</text:span><text:span text:style-name="T467"> reagovat na </text:span><text:span text:style-name="T473">to, co dělají ostatní</text:span><text:span text:style-name="T467">, nikoliv</text:span><text:span text:style-name="T464"> abys</text:span><text:span text:style-name="T467">te </text:span><text:span text:style-name="T471">se s Pánem jeskyně snažili</text:span><text:span text:style-name="T467"> vzájemně</text:span><text:span text:style-name="T464"> přechytračit</text:span><text:span text:style-name="T465">.</text:span></text:p>
      <text:h text:style-name="Heading_20_3" text:outline-level="3"><text:soft-page-break/>Co se dá stihnout v jednom kole</text:h>
      <text:p text:style-name="P201">Kolo trvá zhruba tři vteřiny, takže v něm můžeš udělat víc věcí, než jen máchnout mečem. <text:span text:style-name="T1331">Stihneš například:</text:span></text:p>
      <text:list xml:id="list3238958108" text:style-name="L55">
        <text:list-item>
          <text:p text:style-name="P1075"><text:span text:style-name="T1332">T</text:span>asit zbraň a <text:span text:style-name="T1333">rovnou</text:span> zaútočit.</text:p>
        </text:list-item>
      </text:list>
      <text:list xml:id="list205663770" text:style-name="L56">
        <text:list-item>
          <text:p text:style-name="P1077"><text:span text:style-name="T1332">U</text:span>běhnout <text:span text:style-name="T810">krátkou vzdálenost</text:span> a <text:span text:style-name="T1334">rovnou</text:span> <text:span text:style-name="T1335">zaútočit</text:span> na blízko.</text:p>
        </text:list-item>
        <text:list-item>
          <text:p text:style-name="P1078">Srazit protivníka k zemi a bodnout ho <text:span text:style-name="T1343">svou</text:span> zbraní.</text:p>
        </text:list-item>
        <text:list-item>
          <text:p text:style-name="P1076"><text:span text:style-name="T1336">N</text:span>abít luk a vystřelit.</text:p>
        </text:list-item>
        <text:list-item>
          <text:p text:style-name="P1079">Vystřelit na někoho z kuše.</text:p>
        </text:list-item>
        <text:list-item>
          <text:p text:style-name="P1080">Sundat ze zad luk nebo jinou zbraň.</text:p>
        </text:list-item>
        <text:list-item>
          <text:p text:style-name="P1081">Opatrně něco položit na zem.</text:p>
        </text:list-item>
        <text:list-item>
          <text:p text:style-name="P1080">Vytáhnout z opasku lektvar.</text:p>
        </text:list-item>
        <text:list-item>
          <text:p text:style-name="P1080">Sundat ze zad tornu.</text:p>
        </text:list-item>
        <text:list-item>
          <text:p text:style-name="P1080">Vyndat něco z<text:span text:style-name="T1337">e sundané</text:span> torny.</text:p>
        </text:list-item>
        <text:list-item>
          <text:p text:style-name="P1082">Vypít <text:span text:style-name="T1330">připravený</text:span> lektvar.</text:p>
        </text:list-item>
        <text:list-item>
          <text:p text:style-name="P1082">Seslat kouzlo.</text:p>
        </text:list-item>
        <text:list-item>
          <text:p text:style-name="P1083">Zamířit.</text:p>
        </text:list-item>
        <text:list-item>
          <text:p text:style-name="P1084">Soustředit se na obranu.</text:p>
        </text:list-item>
        <text:list-item>
          <text:p text:style-name="P1085"><text:span text:style-name="T1338">Pokusit se dostat</text:span> z nevýhodné situace.</text:p>
        </text:list-item>
        <text:list-item>
          <text:p text:style-name="P1086"><text:span text:style-name="T1339">P</text:span>očíhat <text:span text:style-name="T1339">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344">v počtech kol běhu</text:span>:</text:p>
      <text:list xml:id="list4233138307" text:style-name="L57">
        <text:list-item>
          <text:p text:style-name="P1087"><text:span text:style-name="T1280">Kontaktní</text:span> – <text:span text:style-name="T1353">jeden či dva kroky od tebe</text:span></text:p>
          <text:list>
            <text:list-item>
              <text:p text:style-name="P1088">Protivník<text:span text:style-name="T1322">y</text:span> v kontaktní vzdálenosti můžeš <text:span text:style-name="T1323">ohrozit</text:span> zblízka, <text:span text:style-name="T1324">i když se od tebe v tomto kole snaží utéct</text:span>.</text:p>
            </text:list-item>
          </text:list>
        </text:list-item>
        <text:list-item>
          <text:p text:style-name="P1087"><text:span text:style-name="T1280">Krátká</text:span> – v dostřelu malé vrhací zbraně</text:p>
          <text:list>
            <text:list-item>
              <text:p text:style-name="P1089"><text:span text:style-name="T1354">Krátkou vzdálenost můžeš</text:span> uběhnout za 1 kolo a rovnou útočit <text:span text:style-name="T1346">na blízko. Pokud ovšem od tebe protivník utíká, tak ho nejdřív musíš dohonit.</text:span></text:p>
            </text:list-item>
          </text:list>
        </text:list-item>
        <text:list-item>
          <text:p text:style-name="P1087"><text:span text:style-name="T1280">Střední</text:span> – v dostřelu <text:span text:style-name="T1347">oštěpu</text:span> nebo kuše</text:p>
          <text:list>
            <text:list-item>
              <text:p text:style-name="P1090">Dá se uběhnout za <text:span text:style-name="T1345">2-4</text:span> kola.</text:p>
            </text:list-item>
          </text:list>
        </text:list-item>
        <text:list-item>
          <text:p text:style-name="P1087"><text:span text:style-name="T1280">Dlouhá</text:span> – v dostřelu dlouhého luku</text:p>
          <text:list>
            <text:list-item>
              <text:p text:style-name="P1090">Dá se uběhnout za <text:span text:style-name="T1348">5-16</text:span> kol.</text:p>
            </text:list-item>
          </text:list>
        </text:list-item>
      </text:list>
      <text:p text:style-name="P238">Při běhu nezvládneš dělat nic moc jiného – <text:span text:style-name="T1440">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355">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42">krátkou vzdálenost</text:span><text:span text:style-name="T1349"> jim zabere dvě kola nebo i více.<text:line-break/><text:tab/>K popsání rychlosti různých tvorů proto používáme následující stupnici:</text:span></text:p>
      <text:list xml:id="list4066111650" text:style-name="L58">
        <text:list-item>
          <text:p text:style-name="P1091">pomalá chůze – rychlá chůze – běh – koňský běh</text:p>
        </text:list-item>
      </text:list>
      <text:p text:style-name="P226"><text:soft-page-break/>Každý <text:span text:style-name="T1441">další</text:span> stupeň je dvojnásobkem předchozího. Vzdálenost, kterou pomalu ujdeš za 8 kol, tedy rychlou chůzí zabere jen 4 kola, během 2 kola a kůň nebo vlk ji uběhne za 1 kolo.</text:p>
      <text:list xml:id="list2951011185" text:style-name="L59">
        <text:list-item>
          <text:p text:style-name="P1092">Pokud nějaké kouzlo nebo schopnost vyžaduje <text:span text:style-name="T810">soustředění</text:span>, můžeš se u toho <text:span text:style-name="T1414">pohybovat pouze </text:span><text:span text:style-name="T854">pomalou chůzí</text:span><text:span text:style-name="T1414">. V jednom kole </text:span><text:span text:style-name="T854">soustředění</text:span><text:span text:style-name="T1414"> tedy zvládneš ujít jen pár kroků</text:span>.</text:p>
        </text:list-item>
        <text:list-item>
          <text:p text:style-name="P1092"><text:span text:style-name="T1413">Když</text:span> jsi <text:span text:style-name="T810">vyřazený z boje</text:span><text:span text:style-name="T908">, </text:span><text:span text:style-name="T931">zvládneš se jen pomalu plazit, případně se s něčí pomocí belhat</text:span><text:span text:style-name="T908">. </text:span><text:span text:style-name="T932">Můžeš se tedy také pohybovat jen rychlostí </text:span><text:span text:style-name="T855">pomalé chůze</text:span><text:span text:style-name="T932">.</text:span></text:p>
        </text:list-item>
      </text:list>
      <text:h text:style-name="Heading_20_4" text:outline-level="4">Zrychlení a zpomalení</text:h>
      <text:p text:style-name="P207"><text:span text:style-name="T1356">Když nějaká schopnost nebo kouzlo způsobuje </text:span><text:span text:style-name="T843">zpomalení</text:span><text:span text:style-name="T1350">, znamená to snížení rychlosti na polovinu, tedy posun o stupeň rychlosti dolů. </text:span><text:span text:style-name="T836">Z</text:span><text:span text:style-name="T843">rychlující</text:span><text:span text:style-name="T1350"> kouzla a efekty naopak zvyšují rychlost pohybu na dvojnásobek a posouvají tedy o stupeň rychlosti nahoru.</text:span></text:p>
      <text:h text:style-name="P721" text:outline-level="2"><text:bookmark-start text:name="__RefHeading___Toc12864_4230435934"/>Vyhodnocení<text:bookmark-end text:name="__RefHeading___Toc12864_4230435934"/></text:h>
      <text:p text:style-name="P209"><text:span text:style-name="T1351">Když je jasné, co kdo chce udělat, je třeba určit, jak to dopadne</text:span>.</text:p>
      <text:list xml:id="list2127227734" text:style-name="L60">
        <text:list-item>
          <text:p text:style-name="P1093"><text:span text:style-name="T1352">Když chceš někoho zranit, srazit k zemi, vyrazit mu zbraň, v něčem mu zabránit, ovlivnit ho kouzlem, nebo jej jakkoliv jinak ohrozit nebo omezit, házíš si proti němu </text:span><text:span text:style-name="T844">na úspěch</text:span><text:span text:style-name="T1352">.</text:span></text:p>
          <text:list>
            <text:list-item>
              <text:p text:style-name="P1094">Když tě tvůj cíl chce také ohrozit,<text:span text:style-name="T1398"> tvůj </text:span><text:span text:style-name="T849">hod na úspěch</text:span><text:span text:style-name="T1398"> se porovná s jeho </text:span><text:span text:style-name="T849">hodem</text:span><text:span text:style-name="T810"> na úspěch</text:span>.</text:p>
            </text:list-item>
            <text:list-item>
              <text:p text:style-name="P1094">Pokud tě v tomto kole ohrozit nechce, třeba proto, že útočí na někoho jiného, hází si proti tobě <text:span text:style-name="T810">na obranu</text:span>.</text:p>
            </text:list-item>
          </text:list>
        </text:list-item>
        <text:list-item>
          <text:p text:style-name="P1095">Když v tomto kole nikoho neohrožuješ, <text:span text:style-name="T810">na úspěch</text:span> si <text:span text:style-name="T1397">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325">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1038">Síla se přičítá</text:span><text:span text:style-name="T1044">, když</text:span><text:span text:style-name="T1038">:</text:span></text:p>
      <text:list xml:id="list3792288288" text:style-name="L61">
        <text:list-item>
          <text:p text:style-name="P1096">Snažíš se někomu utéct nebo ho naopak doběhnout.</text:p>
        </text:list-item>
        <text:list-item>
          <text:p text:style-name="P1096">S někým se přetlačuješ nebo přetahuješ.</text:p>
        </text:list-item>
        <text:list-item>
          <text:p text:style-name="P1096">Snažíš se protivníka někam zatlačit nebo ho srazit k zemi.</text:p>
        </text:list-item>
        <text:list-item>
          <text:p text:style-name="P1098">Bojuješ <text:span text:style-name="T1411">na blízko</text:span> v těžké zbroji <text:span text:style-name="T1415">(s libovolnou zbraní)</text:span>.</text:p>
        </text:list-item>
        <text:list-item>
          <text:p text:style-name="P1096">Bojuješ beze zbraně.</text:p>
        </text:list-item>
        <text:list-item>
          <text:p text:style-name="P1096">Bojuješ <text:span text:style-name="T1409">nebo házíš</text:span> těžkou zbraní.</text:p>
        </text:list-item>
        <text:list-item>
          <text:p text:style-name="P1105"><text:span text:style-name="T1038">Bojuješ </text:span><text:span text:style-name="T1040">nebo házíš</text:span><text:span text:style-name="T1038"> lehkou zbraní a spoléháš se spíš na hrubou sílu než na techniku.</text:span></text:p>
        </text:list-item>
      </text:list>
      <text:p text:style-name="P229">Finesa se přičítá, když:</text:p>
      <text:list xml:id="list2076581274" text:style-name="L62">
        <text:list-item>
          <text:p text:style-name="P1097">Střílíš libovolnou zbraní.</text:p>
        </text:list-item>
        <text:list-item>
          <text:p text:style-name="P1097">Snažíš se někomu podrazit nohy.</text:p>
        </text:list-item>
        <text:list-item>
          <text:p text:style-name="P1099">Při útěku kličkuješ nebo využíváš překážky.</text:p>
        </text:list-item>
        <text:list-item>
          <text:p text:style-name="P1100">Chceš se kolem někoho prosmýknout, nebo vyklouznout z nevýhodné pozice.</text:p>
        </text:list-item>
        <text:list-item>
          <text:p text:style-name="P1106"><text:soft-page-break/><text:span text:style-name="T1038">Bojuješ </text:span><text:span text:style-name="T1041">nebo házíš</text:span><text:span text:style-name="T1038"> lehkou zbraní a spoléháš se na rychlost, technik</text:span><text:span text:style-name="T1042">u </text:span><text:span text:style-name="T1043">nebo</text:span><text:span text:style-name="T1042"> přesnost.</text:span></text:p>
        </text:list-item>
      </text:list>
      <text:p text:style-name="P229">Duše se počítá, když:</text:p>
      <text:list xml:id="list204533294256942" text:continue-numbering="true" text:style-name="L62">
        <text:list-item>
          <text:p text:style-name="P1097">Sesíláš kouzlo (je jedno jestli ze svitku, z hůlky nebo z čehokoliv jiného).</text:p>
        </text:list-item>
      </text:list>
      <text:p text:style-name="P671"><text:span text:style-name="T1039">N</text:span><text:span text:style-name="T1038">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77">Když chceš protivníka <text:span text:style-name="T1399">po</text:span>valit, h<text:span text:style-name="T1401">áz</text:span>íš si Silou. Když mu chceš podrazit nohy, h<text:span text:style-name="T1401">áz</text:span>íš si Finesou. <text:span text:style-name="T1400">V obou případech ho v případě úspěchu dostaneš na zem. Rozdíl je jen v tom, jak to uděláš.</text:span></text:p>
      <text:p text:style-name="Text_20_body"><text:span text:style-name="T1442">Stejně postupujte, k</text:span>dyž chceš udělat něco, u čeho pravidla <text:span text:style-name="T1410">použitou vlastnost neurčují.</text:span></text:p>
      <text:h text:style-name="Heading_20_3" text:outline-level="3">Hod na obranu</text:h>
      <text:p text:style-name="P224"><text:span text:style-name="T810">Na obranu</text:span> se hází stejně jako <text:span text:style-name="T810">na úspěch</text:span>: 1k6 + vlastnost + postihy a bonusy. Rozdíl je jen v tom, jakou vlastnost si přič<text:span text:style-name="T1412">ítáš</text:span>.</text:p>
      <text:list xml:id="list1737850959" text:style-name="L63">
        <text:list-item>
          <text:p text:style-name="P1107">Když před něčím uhýbáš, ať už před střelbou, před ránou mečem, nebo třeba před letící <text:span text:style-name="T810">ohnivou koulí</text:span>, házíš si na obranu Finesou.</text:p>
        </text:list-item>
        <text:list-item>
          <text:p text:style-name="P1107"><text:span text:style-name="T1396">Pokud</text:span> se bráníš před něčím, čemu nejde uhnout, třeba <text:span text:style-name="T1396">když</text:span> odoláváš jedu nebo kouzlu, které se sesílá přímo na cíl (například <text:span text:style-name="T810">vzplanutí</text:span>), házíš si na obranu Silou.</text:p>
        </text:list-item>
        <text:list-item>
          <text:p text:style-name="P1107">Když se bráníš zbraní <text:span text:style-name="T1402">nebo štítem</text:span>, tak si házíš stejnou vlastností jako <text:span text:style-name="T810">na </text:span><text:span text:style-name="T853">úspěch</text:span><text:span text:style-name="T810">.</text:span></text:p>
        </text:list-item>
        <text:list-item>
          <text:p text:style-name="P1107"><text:soft-page-break/>Když odoláváš psychickému nebo duševnímu kouzlu nebo nehmotnému útoku, házíš si na obranu Duší.</text:p>
        </text:list-item>
      </text:list>
      <text:p text:style-name="P224"><text:span text:style-name="T913">Mysli na to</text:span>, že na obranu si házíš pouze proti útočníkům, které v tomto <text:span text:style-name="T1403">kole</text:span> neohrožuješ. Když se tedy s někým přetlačuješ, šermuješ s ním, sesíláš na něj kouzlo a podobně, neházíš si proti němu <text:span text:style-name="T810">na obranu</text:span>, ale <text:span text:style-name="T810">na úspěch</text:span>.</text:p>
      <text:p text:style-name="P506">Příklad:</text:p>
      <text:p text:style-name="P631"><text:span text:style-name="T1404">Gorondar chce proběhnout kolem orka, aby se dostal ke goblinovi. Pavel si tedy proti orkovi bude házet </text:span><text:span text:style-name="T850">na obranu</text:span><text:span text:style-name="T911">, </text:span><text:span text:style-name="T912">protože chce ohrozit goblina, nikoliv orka. </text:span><text:span text:style-name="T914">Když se mu podaří proběhnout kolem orka, tak si proti goblinovi bude házet </text:span><text:span text:style-name="T851">na úspěch</text:span><text:span text:style-name="T914">.</text:span></text:p>
      <text:p text:style-name="P389"><text:span text:style-name="T914">V</text:span><text:span text:style-name="T908">ětšinou kouzel se nedá bránit – pokud například sesíláš </text:span><text:span text:style-name="T810">modrý blesk</text:span><text:span text:style-name="T908"> na jednoho skřeta, tak proti němu si házíš na úspěch Duší ale proti druhému se musíš bránit Silou nebo Finesou. V některých případech ale obrana kouzlem smysl dává: Když se </text:span><text:span text:style-name="T967">například</text:span><text:span text:style-name="T908"> chceš vyhnout útoku tak, že se pomocí kouzla </text:span><text:span text:style-name="T810">hyperprostor</text:span><text:span text:style-name="T908"> přemístíš z dosahu </text:span><text:span text:style-name="T968">útočníka</text:span><text:span text:style-name="T908">, tak si na obranu házíš Duší.</text:span></text:p>
      <text:h text:style-name="Heading_20_4" text:outline-level="4">Obrana proti kouzlům</text:h>
      <text:p text:style-name="P225">U kouzel je vždy uvedeno, jakou vlastností si cíle hází na obranu. Platí to ale pouze <text:span text:style-name="T1407">pro</text:span> <text:span text:style-name="T810">hod na obranu</text:span> – pokud kouzelníka v tomto kole ohrožuješ, neházíš si <text:span text:style-name="T810">na obranu</text:span>, ale <text:span text:style-name="T810">na úspěch</text:span>, a přičítáš si tedy vlastnost podle toho, co děláš, nikoliv podle toho, proti čemu se bráníš.</text:p>
      <text:p text:style-name="Example_20_Header">Příklad:</text:p>
      <text:p text:style-name="P618"><text:span text:style-name="T1405">Pokud se </text:span>Gorondar <text:span text:style-name="T1405">neubrání před orkem, bude to znamenat, že mu ork zabránil v tom, aby se dostal ke goblinovi. Nebude ho tedy moci ohrozit a místo </text:span><text:span text:style-name="T851">na úspěch</text:span><text:span text:style-name="T1405"> si proti němu bude házet </text:span><text:span text:style-name="T851">na obranu</text:span><text:span text:style-name="T1405">.</text:span></text:p>
      <text:h text:style-name="Heading_20_4" text:outline-level="4"><text:soft-page-break/>Nehybný cíl</text:h>
      <text:p text:style-name="P294">Když se cíl nemůže hýbat, například proto, že je pevně svázaný, je v bezvědomí, nebo je to třeba nehybný sloup, na obranu si hází 0 + k6 <text:span text:style-name="T1576">a nepočítá si žádné postihy ani bonusy</text:span>.</text:p>
      <text:h text:style-name="P682" text:outline-level="4">Nulová obrana je nejhorší možná</text:h>
      <text:p text:style-name="P294"><text:span text:style-name="T1577">Nemůžeš mít horší obranu, než když se vůbec nebráníš</text:span>.</text:p>
      <text:list xml:id="list2213697956" text:style-name="L64">
        <text:list-item>
          <text:p text:style-name="P1108">Když máš tak velké postihy, že bys měl na obranu házet méně než 0 + k6, <text:span text:style-name="T1577">házíš</text:span> si místo toho 0 + k6.</text:p>
        </text:list-item>
      </text:list>
      <text:h text:style-name="P770" text:outline-level="3">Pořadí házení</text:h>
      <text:p text:style-name="P667"><text:span text:style-name="T933">V</text:span><text:span text:style-name="T915"> některých případech záleží na tom</text:span><text:span text:style-name="T914">, v jakém pořadí se hází.</text:span></text:p>
      <text:p text:style-name="P507">Příklad:</text:p>
      <text:p text:style-name="Example"><text:span text:style-name="T1406">Předtím, než si budeme moci hodit, jak dopadne střetnutí Gorondara s goblinem, musíme nejprve zjistit</text:span>, jestli se Gorondar <text:span text:style-name="T1406">prosmýkne kolem orka</text:span>. Nejdřív tedy musí Pán jeskyně hodit za orka na úspěch a Pavel za Gorondara na obranu. Výsledek rozhodne o tom, j<text:span text:style-name="T1408">estli</text:span> si Gorondar bude <text:span text:style-name="T1408">proti goblinovi moci hodit </text:span><text:span text:style-name="T852">na úspěch</text:span><text:span text:style-name="T1408">, nebo si bude házet jen </text:span><text:span text:style-name="T852">na obranu</text:span>.</text:p>
      <text:p text:style-name="P669"><text:span text:style-name="T934">Na pořadí hodů může záležet</text:span><text:span text:style-name="T928">, i když se zrovna nesnažíš</text:span><text:span text:style-name="T908"> protivníkovi zabránit v zamýšlené akci.</text:span></text:p>
      <text:p text:style-name="Example_20_Header">Příklad:</text:p>
      <text:p text:style-name="Example"><text:span text:style-name="T908">Když by měla Naria připravený luk a chtěla střílet na orka, mohlo by se jí podařit </text:span><text:span text:style-name="T921">ho zranit nebo jinak </text:span><text:span text:style-name="T929">z</text:span><text:span text:style-name="T930">nevýhodnit</text:span><text:span text:style-name="T921">. Ork by potom měl nižší šanci zabránit Gorondarovi v tom, aby se dostal ke goblinovi.</text:span></text:p>
      <text:p text:style-name="P670"><text:soft-page-break/><text:span text:style-name="T908">Na tomto příkladu je také vidět, že záměry mohou být zřetězené: Nejdřív si musí hodit Katka, abychom zjistili, jestli se jí podaří orka vyřadit, nebo alespoň </text:span><text:span text:style-name="T922">znevýhodnit</text:span><text:span text:style-name="T908">. Pokud orka nevyřadí, bude Pán jeskyně házet na jeho pokus zastavit Gorondara. Když se mu to nepodaří, bude si teprve Pavel moci hodit na Gorondarův pokus zabránit goblinovi v mumlání.</text:span></text:p>
      <text:list xml:id="list2422199169" text:style-name="L65">
        <text:list-item>
          <text:p text:style-name="P1109"><text:span text:style-name="T920">K</text:span><text:span text:style-name="T918">dykoliv se někdo snaží ohrozit protivníka, který zamýšlí ohrozit někoho jiného, hází přednostně</text:span><text:span text:style-name="T916">. </text:span><text:span text:style-name="T923">A to v pořadí, v jakém na sebe akce logicky navazují.</text:span></text:p>
        </text:list-item>
      </text:list>
      <text:p text:style-name="P668"><text:span text:style-name="T919">Když se </text:span><text:span text:style-name="T924">stejného</text:span><text:span text:style-name="T919"> protivník</text:span><text:span text:style-name="T917">a </text:span><text:span text:style-name="T918">snaží ohrozit více </text:span><text:span text:style-name="T935">hráčských</text:span><text:span text:style-name="T918"> postav </text:span><text:span text:style-name="T927">nebo jejich pomocníků</text:span><text:span text:style-name="T919">, </text:span><text:span text:style-name="T925">tak se </text:span><text:span text:style-name="T918">na</text:span><text:span text:style-name="T919"> </text:span><text:span text:style-name="T918">pořadí </text:span><text:span text:style-name="T925">házení</text:span><text:span text:style-name="T918"> můžete domluvit</text:span><text:span text:style-name="T919">. </text:span><text:span text:style-name="T926">K</text:span><text:span text:style-name="T919">dyž se více protivníků snaží </text:span><text:span text:style-name="T917">ohrozit</text:span><text:span text:style-name="T919"> stejn</text:span><text:span text:style-name="T917">ou</text:span><text:span text:style-name="T919"> postav</text:span><text:span text:style-name="T917">u</text:span><text:span text:style-name="T919">, o pořadí </text:span><text:span text:style-name="T918">jejich hodů</text:span><text:span text:style-name="T919"> rozhoduje Pán jeskyně.</text:span></text:p>
      <text:h text:style-name="P771" text:outline-level="3"><text:span text:style-name="T1391">V</text:span>ýhod<text:span text:style-name="T1391">y</text:span> a nevýhod<text:span text:style-name="T1395">y</text:span></text:h>
      <text:p text:style-name="P212"><text:span text:style-name="T1416">Podmínky při boji nejsou vždycky vyrovnané</text:span>. <text:span text:style-name="T1416">Když například stojíš po pás ve vodě a tvůj protivník je na břehu, budeš mít proti němu nevýhodu.</text:span></text:p>
      <text:list xml:id="list2905172714" text:style-name="L66">
        <text:list-item>
          <text:p text:style-name="P1110">Za každou výhodu si k hodu přičti 1 a za každou nevýhodu si naopak odečti 1.</text:p>
        </text:list-item>
      </text:list>
      <text:p text:style-name="P247">Bonus <text:span text:style-name="T1471">za výhodu</text:span> si počítáš <text:span text:style-name="T1472">až od chvíle, kdy se do ní skutečně dostaneš</text:span>.</text:p>
      <text:p text:style-name="P511">Příklad:</text:p>
      <text:p text:style-name="P594">Když boj začíná popisem že se vykláníš zpoza rohu a někdo na tebe střílí, počítáš si výhodu za kryt. <text:span text:style-name="T1376">Když </text:span><text:span text:style-name="T1378">ale</text:span><text:span text:style-name="T1376"> boj začíná popisem, že jsi uprostřed místnosti a někdo na tebe střílí, a ty ohlásíš, že se </text:span><text:span text:style-name="T1377">skočíš za stůl</text:span><text:span text:style-name="T1376">, </text:span><text:span text:style-name="T1377">tak si výhodu za kryt budeš počítat až od příštího kola, </text:span><text:span text:style-name="T1379">protože do krytu se dostaneš až v průběhu tohoto kola</text:span><text:span text:style-name="T1377">.</text:span></text:p>
      <text:p text:style-name="P217">Postih za nevýhodu si počítáš už od chvíle, kdy se do ní dostaneš.</text:p>
      <text:p text:style-name="P512"><text:soft-page-break/>Příklad:</text:p>
      <text:p text:style-name="P580">Gorondar chytil skřeta pod krkem a přimáčkne ho ke stěně. Naria na skřeta střílí z luku. Jelikož Katka hází až po Pavlovi, přičte si k hodu bonus za výhodu, protože skřet už je Gorondarem přitisknutý ke zdi.</text:p>
      <text:p text:style-name="P214"><text:span text:style-name="T1357">B</text:span>onus nebo postih si vždy přičítá hráč <text:span text:style-name="T1357">postavy</text:span>. <text:span text:style-name="T1448">Vždycky také říkej nahlas, jaké postihy a bonusy si počítáš a za co jsou.</text:span></text:p>
      <text:p text:style-name="Example_20_Header">Příklad:</text:p>
      <text:p text:style-name="P591">Gorondar stojí na břehu řeky a útočí na skřeta, který se z ní snaží vyběhnout. V této situaci můžeme říct, že skřet má proti Gorondarovi nevýhodu, nebo <text:span text:style-name="T1450">také</text:span> že Gorondar má proti skřetovi výhodu – znamená to to samé, <text:span text:style-name="T1445">pořád je to ta samá situace</text:span>. <text:span text:style-name="T144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280">Pavel:</text:span> <text:span text:style-name="T810">„</text:span><text:span text:style-name="T859">Házím Silou a počítám si +1, </text:span><text:span text:style-name="T860">proto</text:span><text:span text:style-name="T859">že jsem na břehu řeky a skřet se brodí vodou.</text:span><text:span text:style-name="T810">“</text:span></text:p>
      <text:p text:style-name="P214">Jsou k tomu <text:span text:style-name="T1358">tři</text:span> důvody:</text:p>
      <text:list xml:id="list1540604951" text:style-name="L67">
        <text:list-item>
          <text:p text:style-name="P1111">Když <text:span text:style-name="T1447">bonus nebo postih</text:span> <text:span text:style-name="T1357">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12">Nestane se vám, že byste stejnou okolnost započítali dvakrát.</text:p>
        </text:list-item>
        <text:list-item>
          <text:p text:style-name="P1113">Ulehčíte t<text:span text:style-name="T1359">ím</text:span> práci Pánovi jeskyně, který jí má v boji víc než dost.</text:p>
        </text:list-item>
      </text:list>
      <text:p text:style-name="P213"><text:span text:style-name="T1419">Když se něco vztahuje na tebe stejně jako na tvého protivníka, výhodu za to nebude mít žádný z vás</text:span>.</text:p>
      <text:p text:style-name="P508"><text:soft-page-break/>Příklad:</text:p>
      <text:p text:style-name="P578">Když bojuješ <text:span text:style-name="T1420">po tmě</text:span> a ani ty ani tvůj protivník nemáte <text:span text:style-name="T856">infravidění</text:span><text:span text:style-name="T1418"> ani </text:span><text:span text:style-name="T856">ultrasluch</text:span>, tak vás tma omezuje oba stejně <text:span text:style-name="T1451">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426">výhod a</text:span> nevýhod <text:span text:style-name="T1426">v boji</text:span> jsou:</text:p>
      <text:list xml:id="list1589240151" text:style-name="L68">
        <text:list-item>
          <text:p text:style-name="P1121"><text:span text:style-name="T1421">Ztížení</text:span> pohybu</text:p>
          <text:list>
            <text:list-header>
              <text:p text:style-name="P845">Jsi zalehnutý, jsi zatlačený do rohu nebo přimáčknutý ke stěně, jsi po pás ve vodě, brodíš se v bahně, <text:span text:style-name="T1427">balancuješ na hraně propasti,</text:span> <text:span text:style-name="T1422">máš vážně zraněnou nohu, neseš spolubojovníka nebo jiný nadměrný náklad.</text:span></text:p>
            </text:list-header>
          </text:list>
        </text:list-item>
        <text:list-item>
          <text:p text:style-name="P1122"><text:span text:style-name="T1421">Ztížení</text:span> viditelnosti</text:p>
          <text:list>
            <text:list-header>
              <text:p text:style-name="P845">Bojuješ se zavázanýma očima, <text:span text:style-name="T1424">neseš světlo a někdo na tebe střílí ze tmy</text:span>, <text:span text:style-name="T1423">máš písek v očích, protivník je neviditelný, cíl je schovaný v křoví.</text:span></text:p>
            </text:list-header>
          </text:list>
        </text:list-item>
        <text:list-item>
          <text:p text:style-name="P1123">Nevhodná zbraň</text:p>
          <text:list>
            <text:list-header>
              <text:p text:style-name="P845">Bojuješ s kopím v úzkém prostoru, používáš meč při zápasení na zemi.</text:p>
            </text:list-header>
          </text:list>
        </text:list-item>
        <text:list-item>
          <text:p text:style-name="P1124">Nadměrný náklad</text:p>
          <text:list>
            <text:list-header>
              <text:p text:style-name="P844">Neseš těžkou truhlu, táhneš vyřazeného spolubojovníka, neseš několik velkých zbraní.</text:p>
            </text:list-header>
          </text:list>
        </text:list-item>
        <text:list-item>
          <text:p text:style-name="P1125">Kryt</text:p>
          <text:list>
            <text:list-header>
              <text:p text:style-name="P845">Střílíš zpoza rohu, bráníš hradby před ztečí.</text:p>
            </text:list-header>
          </text:list>
        </text:list-item>
        <text:list-item>
          <text:p text:style-name="P1126">Dezorientace</text:p>
          <text:list>
            <text:list-header>
              <text:p text:style-name="P845"><text:soft-page-break/><text:span text:style-name="T1427">Máš vážné zranění hlavy, působí na tebe kouzlo nebo schopnost způsobující halucinace, zmatení nebo ztrátu paměti</text:span>.</text:p>
            </text:list-header>
          </text:list>
        </text:list-item>
        <text:list-item>
          <text:p text:style-name="P1127">Strach</text:p>
          <text:list>
            <text:list-header>
              <text:p text:style-name="P846">Působí na tebe kouzlo nebo schopnost způsobující magický <text:span text:style-name="T810">strach</text:span>.</text:p>
            </text:list-header>
          </text:list>
        </text:list-item>
        <text:list-item>
          <text:p text:style-name="P1128">Vyvedení z rovnováhy</text:p>
          <text:list>
            <text:list-header>
              <text:p text:style-name="P845">Dostal jsi těžký zásah, někdo do tebe narazil.</text:p>
            </text:list-header>
          </text:list>
        </text:list-item>
        <text:list-item>
          <text:p text:style-name="P1129">Překvapení</text:p>
          <text:list>
            <text:list-header>
              <text:p text:style-name="P845">O útočníkovi jsi nevěděl a útok jsi nečekal.</text:p>
            </text:list-header>
          </text:list>
        </text:list-item>
        <text:list-item>
          <text:p text:style-name="P1130">Střelba na protivníka, který k tobě běží</text:p>
          <text:list>
            <text:list-header>
              <text:p text:style-name="P847">Když chceš zaútočit zblízka na protivníka, který útočí na dálku (střílí z luku, sesílá <text:span text:style-name="T810">modrý blesk</text:span> a podobně) a na začátku kola nejste v kontaktní vzdálenosti, takže k němu musíš nejdřív doběhnout, střelec má proti tobě výhodu.</text:p>
            </text:list-header>
          </text:list>
        </text:list-item>
        <text:list-item>
          <text:p text:style-name="P1130">Střelba na <text:span text:style-name="T1456">útočníka zblízka</text:span></text:p>
          <text:list>
            <text:list-header>
              <text:p text:style-name="P848">Když <text:span text:style-name="T144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131">Střelba na běžící cíl</text:p>
          <text:list>
            <text:list-header>
              <text:p text:style-name="P849">Běžící cíl se hůře zasahuje, střelec má tedy nevýhodu. Platí to i pro útoky vrhací zbraní nebo kouzlem, kterému se cíl brání Finesou (jde tedy před ním uhýbat).</text:p>
            </text:list-header>
          </text:list>
        </text:list-item>
        <text:list-item>
          <text:p text:style-name="P1132">Útok <text:span text:style-name="T1425">do zad</text:span></text:p>
          <text:list>
            <text:list-header>
              <text:p text:style-name="P845">Protivník utíká z boje nebo probíhá kolem tebe, protivník je obklíčený, v tomto kole tě neohrožuje a máš dost prostoru, aby ses mu dostal do zad.</text:p>
            </text:list-header>
          </text:list>
        </text:list-item>
      </text:list>
      <text:h text:style-name="P683" text:outline-level="4"><text:soft-page-break/>Sčítání výhod a nevýhod</text:h>
      <text:p text:style-name="P216"><text:span text:style-name="T1466">Postihy a bonusy za v</text:span>ýhody <text:span text:style-name="T1466">nebo</text:span> nevýhody stejného druhu se nesčítají.</text:p>
      <text:p text:style-name="P510">Příklad:</text:p>
      <text:p text:style-name="P592"><text:span text:style-name="T1417">Když</text:span> tě někdo zatlačí do rohu místnosti a pak tě <text:span text:style-name="T1449">přitiskne ke zdi</text:span>, tak si počítáš jen -1, protože obojí ti omezuje pohyb.</text:p>
      <text:p text:style-name="P216"><text:span text:style-name="T1466">Postihy a bonusy za v</text:span>ýhody <text:span text:style-name="T1466">nebo</text:span> nevýhody <text:span text:style-name="T1467">různ</text:span>ého druhu se sčítají.</text:p>
      <text:p text:style-name="P510">Příklad:</text:p>
      <text:p text:style-name="P581">Když Gorondar skočí na skřeta, zalehne ho a mázne mu bláto do očí, tak si skřet bude počítat postih celkem -2, protože zalehnutí mu omezuje pohyb a bláto v očích viditelnost.</text:p>
      <text:p text:style-name="P245"><text:span text:style-name="T1428">Přestože se postihy za nevýhody stejného druhu nesčítají</text:span>, každá z nich <text:span text:style-name="T1428">omezuje, co můžeš dělat, a pokud se chceš zbavit postihu, musíš se zbavit každé z nich.</text:span></text:p>
      <text:p text:style-name="P510">Příklad:</text:p>
      <text:p text:style-name="P579"><text:span text:style-name="T1370">Gorondar srazí goblina k zemi a zalehne ho. Goblin si odteď počítá -1, </text:span><text:span text:style-name="T1371">protože</text:span><text:span text:style-name="T1370"> je zalehnutý, </text:span><text:span text:style-name="T1372">a navíc nemůže vstát, dokud na něm Gorondar leží.</text:span><text:span text:style-name="T1370"> </text:span><text:span text:style-name="T1373">P</text:span><text:span text:style-name="T1370">ořád </text:span><text:span text:style-name="T1373">má ale</text:span><text:span text:style-name="T1370"> volné obě ruce a může s nimi něco dělat – třeba se pokusit Gorondara škrtit.<text:line-break/><text:tab/></text:span><text:span text:style-name="T1374">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21">s nějakým stavem nebo situací</text:span><text:span text:style-name="T1"> ve hře. </text:span><text:span text:style-name="T120">Jakmile </text:span><text:span text:style-name="T121">tento stav nebo</text:span><text:span text:style-name="T120"> </text:span><text:span text:style-name="T93">situace</text:span><text:span text:style-name="T120"> pomine, zmizí i výhoda či nevýhoda z ní plynoucí.</text:span></text:p>
      <text:p text:style-name="P509"><text:soft-page-break/>Příklad:</text:p>
      <text:p text:style-name="P590"><text:span text:style-name="T1">Když </text:span><text:span text:style-name="T1318">ležíš a tvůj protivník stojí</text:span><text:span text:style-name="T1">, máš </text:span><text:span text:style-name="T115">proti němu</text:span><text:span text:style-name="T1"> </text:span><text:span text:style-name="T1318">v boji</text:span><text:span text:style-name="T1"> nevýhodu. Jakmile se postavíš na nohy, </text:span><text:span text:style-name="T121">nevýhody se zbavíš</text:span><text:span text:style-name="T1">.</text:span></text:p>
      <text:list xml:id="list3039395463" text:style-name="L69">
        <text:list-item>
          <text:p text:style-name="P1133"><text:span text:style-name="T1365">J</text:span><text:span text:style-name="T1366">ednorázové výhody a nevýhody, jako třeba překvapení, vyvedení z rovnováhy </text:span><text:span text:style-name="T1368">nebo útok do zad se</text:span><text:span text:style-name="T1366"> </text:span><text:span text:style-name="T1368">počítají</text:span><text:span text:style-name="T1366"> pouze </text:span><text:span text:style-name="T1375">na jeden hod</text:span><text:span text:style-name="T1366">.</text:span></text:p>
        </text:list-item>
        <text:list-item>
          <text:p text:style-name="P1114">Situační výhody a nevýhody, jako třeba ztížení pohybu, tma, kryt, nevhodná zbraň, střelba na ležící cíl, střelba na útočníka zblízka a podobně trvají, dokud trvá příslušná situace.</text:p>
        </text:list-item>
        <text:list-item>
          <text:p text:style-name="P1115">Nevýhody plynoucí z pozice v boji, třeba když tě protivník zatlačil do rohu, trvají, dokud se z nich nedostaneš (viz <text:span text:style-name="T1164">kapitola</text:span> <text:span text:style-name="T1280">Prolomení nevýhody</text:span><text:span text:style-name="T1459"> </text:span><text:span text:style-name="T1162">&lt;ODKAZ&gt;</text:span>).</text:p>
        </text:list-item>
        <text:list-item>
          <text:p text:style-name="P1116">Krátkodobá omezení, třeba když ti někdo hodí písek nebo bahno do očí, trvají do té doby, než se jich zbavíš, <text:span text:style-name="T1465">třeba než si bahno z očí otřeš</text:span>. <text:span text:style-name="T1465">To</text:span> obvykle zabere jedno kolo.</text:p>
        </text:list-item>
        <text:list-item>
          <text:p text:style-name="P1117">Výhody a nevýhody plynoucí z účinků kouzel trvají po dobu působení kouzla.</text:p>
        </text:list-item>
        <text:list-item>
          <text:p text:style-name="P1116">Nevýhody plynoucí z působení jedů trvají po dobu působení jedu (<text:span text:style-name="T1457">viz kapitola</text:span> <text:span text:style-name="T1284">Jedy</text:span><text:span text:style-name="T1458"> </text:span><text:span text:style-name="T1161">&lt;ODKAZ&gt;</text:span>).</text:p>
        </text:list-item>
      </text:list>
      <text:list xml:id="list2241277510" text:style-name="L70">
        <text:list-item>
          <text:p text:style-name="P1134"><text:span text:style-name="T1365">Nevýhod</text:span><text:span text:style-name="T1369">y</text:span><text:span text:style-name="T1365"> za v</text:span><text:span text:style-name="T1363">ážn</text:span><text:span text:style-name="T1365">é</text:span><text:span text:style-name="T1363"> zranění trv</text:span><text:span text:style-name="T1369">ají</text:span><text:span text:style-name="T1363">, dokud si nevyléčíš všechny ztracené životy </text:span><text:span text:style-name="T748">(viz kapitola </text:span><text:span text:style-name="T745">Zranění a léčba</text:span><text:span text:style-name="T748"> </text:span><text:span text:style-name="T1165">&lt;ODKAZ&gt;</text:span><text:span text:style-name="T748">)</text:span><text:span text:style-name="T1363">.</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468">pro která platí zvláštní pravidla</text:span>. „Akcí“ <text:span text:style-name="T1468">myslíme</text:span> <text:span text:style-name="T1469">to</text:span>, co plánuješ udělat v jednom kole.</text:p>
      <text:h text:style-name="P772" text:outline-level="3"><text:soft-page-break/>Ohrožení více protivníků</text:h>
      <text:p text:style-name="P222">Když chceš v jednom kole <text:span text:style-name="T1392">současně</text:span> ohrozit více než jednoho protivníka, počítáš si k hodu postih rovný jejich počtu. <text:span text:style-name="T845">Na úspěch</text:span><text:span text:style-name="T1392"> si házíš pouze jednou, ale každý soupeř si proti tobě hází zvlášť.</text:span></text:p>
      <text:p text:style-name="Example_20_Header">Příklad:</text:p>
      <text:p text:style-name="P593"><text:span text:style-name="T142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57">hodu na úspěch</text:span><text:span text:style-name="T1429"> si tedy započítá postih -2.</text:span></text:p>
      <text:p text:style-name="P222"><text:span text:style-name="T1393">Pokud</text:span> <text:span text:style-name="T1392">útočíš něčím, co zasahuje víc cílů najednou, například granátem, kouzlem s plošným účinkem a podobně</text:span>, <text:span text:style-name="T1470">tento postih si nepočítáš</text:span>.</text:p>
      <text:p text:style-name="Example_20_Header">Příklad:</text:p>
      <text:p text:style-name="P589"><text:span text:style-name="T1438">Kara sesílá </text:span><text:span text:style-name="T858">ohnivou kouli</text:span><text:span text:style-name="T1430"> na dva skřety. Toto kouzlo zasahuje víc cílů najednou, takže Jana hází </text:span><text:span text:style-name="T858">na úspěch</text:span><text:span text:style-name="T1430"> bez postihu.</text:span></text:p>
      <text:h text:style-name="P773" text:outline-level="3">Míření</text:h>
      <text:p text:style-name="P248">Když strávíš kolo mířením, <text:span text:style-name="T1476">na následující výstřel si</text:span> počítáš +2.</text:p>
      <text:list xml:id="list276227127" text:style-name="L71">
        <text:list-item>
          <text:p text:style-name="P1135">Mířit jde i <text:span text:style-name="T1478">s</text:span> vrhací zbraní, ale nikoliv <text:span text:style-name="T1479">při sesílání</text:span> kouzl<text:span text:style-name="T1479">a</text:span>.</text:p>
        </text:list-item>
        <text:list-item>
          <text:p text:style-name="P1136">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774"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2257130812" text:style-name="L72">
        <text:list-item>
          <text:p text:style-name="P1137"><text:span text:style-name="T1477">Nikoho neohrožuješ, takže si neházíš </text:span><text:span text:style-name="T862">na úspěch</text:span><text:span text:style-name="T1477">.</text:span></text:p>
        </text:list-item>
        <text:list-item>
          <text:p text:style-name="P1137"><text:span text:style-name="T1477">Pokud ti v tom nikdo nezabrání, protivník bude mít jednorázovou nevýhodu. A to buď už v tomto kole – pak z ní budou moci těžit tví protivníci, nebo až v příštím – pak z ní budeš moci těžit ty při svém následujícím </text:span><text:span text:style-name="T862">hodu na útok</text:span><text:span text:style-name="T147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480">nesnaží se mu tím ublížit, chce pouze rozptýlit jeho pozornost</text:span>.<text:line-break/><text:tab/>Zlobr bojuje s Gorondarem, takže se ne<text:span text:style-name="T1480">pokouší</text:span> Naraii v házení kamenů bránit. <text:span text:style-name="T1480">Naraia je tedy automaticky úspěšná a Pavel si bude při </text:span><text:span text:style-name="T863">hodu na úspěch</text:span><text:span text:style-name="T1480">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473">tak:</text:span></text:p>
      <text:list xml:id="list81678917" text:style-name="L73">
        <text:list-item>
          <text:p text:style-name="P1118">Nemůžeš v tomto kole nikoho zranit ani jinak ohrozit či omezit.</text:p>
        </text:list-item>
        <text:list-item>
          <text:p text:style-name="P1120"><text:span text:style-name="T1474">N</text:span>emůžeš u toho dělat <text:span text:style-name="T1475">nic</text:span> jiného: utíkat, nabíjet apod.</text:p>
        </text:list-item>
        <text:list-item>
          <text:p text:style-name="P1138"><text:span text:style-name="T1380">N</text:span><text:span text:style-name="T1364">a všechny obrany v tomto kole </text:span><text:span text:style-name="T1380">si</text:span><text:span text:style-name="T1364"> </text:span><text:span text:style-name="T1367">počítáš</text:span><text:span text:style-name="T1364"> +2.</text:span></text:p>
        </text:list-item>
      </text:list>
      <text:p text:style-name="P514"><text:soft-page-break/>Příklad:</text:p>
      <text:p text:style-name="P630"><text:span text:style-name="T1381">Z</text:span><text:span text:style-name="T1361">lobrovi se podařilo odhodit nebohého Gorondara, takže Naria teď proti němu stojí sama. Má pořád jen dýku, takže se rozhodne raději ustupovat a počkat, až se Gorondar vrátí do boje.<text:line-break/><text:tab/>Katka si bude proti zlobrovi házet </text:span><text:span text:style-name="T900">na obranu</text:span><text:span text:style-name="T1361"> s bonusem +2, protože ho </text:span><text:span text:style-name="T1383">Naria </text:span><text:span text:style-name="T1361">nijak neohrožuje a soustředí se na obranu.</text:span></text:p>
      <text:p text:style-name="P389"><text:span text:style-name="T1361">Kouzla není možné použít na plnou obranu, leda by to v jejich popisu bylo výslovně povoleno (například </text:span><text:span text:style-name="T900">magický štít</text:span><text:span text:style-name="T1361">).</text:span></text:p>
      <text:h text:style-name="P754" text:outline-level="3">Únik z nevýhody</text:h>
      <text:p text:style-name="P211">Když se soustředíš na <text:span text:style-name="T1268">to, aby ses dostal</text:span> z nevýhody, <text:span text:style-name="T1481">například se</text:span> <text:span text:style-name="T1269">snažíš se </text:span>odstrčit toho, kdo na tebe leží, prorazit z obklíčení, vyčistit si oči od písku a podobně, <text:span text:style-name="T1360">tak:</text:span></text:p>
      <text:list xml:id="list3157779529" text:style-name="L74">
        <text:list-item>
          <text:p text:style-name="P1119">Nemůžeš v tomto kole nikoho zranit ani jinak ohrozit či omezit.</text:p>
        </text:list-item>
        <text:list-item>
          <text:p text:style-name="P1139"><text:span text:style-name="T1362">P</text:span><text:span text:style-name="T1364">očítáš si +2 </text:span><text:span text:style-name="T1384">k hodu </text:span><text:span text:style-name="T902">na úspěch</text:span><text:span text:style-name="T1384"> na to, aby ses dostal z nevýhody</text:span><text:span text:style-name="T1364">.</text:span></text:p>
          <text:list>
            <text:list-item>
              <text:p text:style-name="P1139"><text:span text:style-name="T1364">N</text:span><text:span text:style-name="T1385">a rozdíl od </text:span><text:span text:style-name="T903">plné obrany</text:span><text:span text:style-name="T1385"> si </text:span><text:span text:style-name="T1384">tento </text:span><text:span text:style-name="T1385">bonus nepočítáš k </text:span><text:span text:style-name="T902">hodům na obranu</text:span><text:span text:style-name="T1385">.</text:span></text:p>
            </text:list-item>
          </text:list>
        </text:list-item>
      </text:list>
      <text:p text:style-name="P513">Příklad:</text:p>
      <text:p text:style-name="P595"><text:span text:style-name="T1381">G</text:span><text:span text:style-name="T1361">orondar drží skřeta přitisknutého ke zdi. Naria na něj střílí. Skřet se snaží Gorondarovi vysmýknout.<text:line-break/><text:tab/></text:span><text:span text:style-name="T1382">Proti Gorondarovi si skřet si bude házet s bonusem +2 a když uspěje, uvolní se. Nebude mu ale moci nijak ublížit, ani když si hodí výjimečně dobře.<text:line-break/><text:tab/>Proti Nariině střelbě si bude házet </text:span><text:span text:style-name="T901">na obranu</text:span><text:span text:style-name="T1382">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3">Při boji na dálku, ať už střelnou zbraní, vrhací zbraní, kouzlem, nebo čímkoliv jiným si počítáš postih podle vzdálenosti cíle:</text:p>
      <text:list xml:id="list4265862448" text:style-name="L75">
        <text:list-item>
          <text:p text:style-name="P1140"><text:span text:style-name="T810">Kontaktní</text:span> nebo <text:span text:style-name="T810">krátká</text:span>:<text:span text:style-name="T908"> bez postihu</text:span></text:p>
        </text:list-item>
        <text:list-item>
          <text:p text:style-name="P1140"><text:span text:style-name="T810">Střední</text:span>:<text:span text:style-name="T908"> postih -1</text:span></text:p>
        </text:list-item>
        <text:list-item>
          <text:p text:style-name="P1140"><text:span text:style-name="T810">Dlouhá:</text:span><text:span text:style-name="T908"> postih -2</text:span></text:p>
        </text:list-item>
      </text:list>
      <text:h text:style-name="Heading_20_3" text:outline-level="3">Munice</text:h>
      <text:p text:style-name="P292">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431">výsledku</text:span><text:bookmark-end text:name="__RefHeading___Toc12870_4230435934"/></text:h>
      <text:p text:style-name="P241"><text:span text:style-name="T1455">Zda se ti podaří to, co zamýšlíš, </text:span>závisí na rozdílu tvého hodu a hodu tvého protivníka:</text:p>
      <text:list xml:id="list2726505874" text:style-name="L76">
        <text:list-item>
          <text:p text:style-name="P1141">Pokud jsi hodil stejně, nebo jsi ho přehodil o 1 či 2, máš <text:span text:style-name="T1433">proti němu</text:span> jeden úspěch.</text:p>
        </text:list-item>
        <text:list-item>
          <text:p text:style-name="P1141">Jestliže jsi ho přehodil o 3-5, máš <text:span text:style-name="T1433">proti němu</text:span> <text:span text:style-name="T1434">dva</text:span> úspěchy.</text:p>
        </text:list-item>
        <text:list-item>
          <text:p text:style-name="P1141">Pokud jsi ho přehodil o 6 nebo víc, máš <text:span text:style-name="T1433">proti němu dokonce</text:span> tři úspěchy.</text:p>
        </text:list-item>
      </text:list>
      <text:p text:style-name="P251"><text:soft-page-break/>Když ty i tvůj protivník házíte <text:span text:style-name="T810">na úspěch</text:span> a padne vám stejně, tak oba máte jeden úspěch <text:span text:style-name="T1482">a můžete ho použít podle následujících pravidel</text:span>. <text:span text:style-name="T1482">Pokud jeden z vás házel </text:span><text:span text:style-name="T864">na obranu</text:span><text:span text:style-name="T1482">, tak úspěch má jen útočník (protože </text:span><text:span text:style-name="T864">hodu na obranu</text:span><text:span text:style-name="T1482"> vyjadřuje to, že se nesnažíš protivníka nijak ohrozit, jen se proti němu bráníš).</text:span></text:p>
      <text:h text:style-name="P775" text:outline-level="3">Úspěchy</text:h>
      <text:p text:style-name="P242">Za každý úspěch můžeš <text:span text:style-name="T1432">svému soupeři</text:span> udělat jednu <text:span text:style-name="T1499">věc</text:span>, <text:span text:style-name="T1483">k</text:span>aždou pouze jednou. <text:span text:style-name="T1500">Například:</text:span></text:p>
      <text:list xml:id="list1058959950" text:style-name="L77">
        <text:list-item>
          <text:p text:style-name="P1142">Zranit ho.</text:p>
          <text:list>
            <text:list-item>
              <text:p text:style-name="P1143">Za další úspěch můžeš <text:span text:style-name="T1437">říct, že jsi zasáhnul nějaké citlivé místo (hlavu, kyklopovo oko, ocas obřího štíra a podobně).</text:span></text:p>
            </text:list-item>
          </text:list>
        </text:list-item>
        <text:list-item>
          <text:p text:style-name="P1144">Nějak ho znevýhodnit, <text:span text:style-name="T1497">n</text:span>ěkam ho zatlačit či odtáhnout.</text:p>
          <text:list>
            <text:list-item>
              <text:p text:style-name="P1146">Současně mu tím můžeš zabránit v tom, aby se někam dostal.</text:p>
            </text:list-item>
          </text:list>
        </text:list-item>
        <text:list-item>
          <text:p text:style-name="P1144">Dostat se z nevýhody, ve které tě <text:span text:style-name="T1500">protivník</text:span> drží.</text:p>
        </text:list-item>
        <text:list-item>
          <text:p text:style-name="P1144">Utéct od něj.</text:p>
        </text:list-item>
      </text:list>
      <text:p text:style-name="P243">Pokud je proti tobě v nevýhodě, ať už dané <text:span text:style-name="T1435">okolnostmi</text:span> nebo tím, že ho do ní <text:span text:style-name="T1452">nejdříve</text:span> <text:span text:style-name="T1436">za jeden úspěch</text:span> dosta<text:span text:style-name="T1452">neš</text:span>, tak můžeš <text:span text:style-name="T1490">také</text:span>:</text:p>
      <text:list xml:id="list204533723360966" text:continue-numbering="true" text:style-name="L77">
        <text:list-item>
          <text:p text:style-name="P1145">Odzbrojit <text:span text:style-name="T1484">ho.</text:span></text:p>
        </text:list-item>
        <text:list-item>
          <text:p text:style-name="P1147">Srazit <text:span text:style-name="T1485">ho do propasti</text:span> <text:span text:style-name="T1485">nebo zatlačit</text:span> <text:span text:style-name="T1485">do</text:span> <text:span text:style-name="T1484">pasti.</text:span></text:p>
        </text:list-item>
        <text:list-item>
          <text:p text:style-name="P1146">Zabránit mu, aby něco udělal.</text:p>
        </text:list-item>
      </text:list>
      <text:p text:style-name="P277">Protivníkovi můžeš udělat jen to, co jsi ohlásil na začátku kola.</text:p>
      <text:p text:style-name="Example_20_Header"><text:soft-page-break/>Příklad:</text:p>
      <text:p text:style-name="Example">Když se orkovi podaří Gorondarovi zabránit v tom, aby se dostal ke goblinovi, <text:span text:style-name="T1443">Gorondar</text:span> už v tomto kole nemůže po goblinovi hod<text:span text:style-name="T1443">it</text:span> dýku, protože to nebylo součástí <text:span text:style-name="T1453">Pavlova záměru</text:span>. Může to udělat až v dalším kole a protivníci na to budou moci reagovat.</text:p>
      <text:p text:style-name="P252"><text:span text:style-name="T1486">N</text:span>a začátku kola <text:span text:style-name="T1486">ale nemusíš</text:span> do detailů pop<text:span text:style-name="T1486">isova</text:span>t, jak přesně svůj plán provedeš. <text:span text:style-name="T1486">To stačí udělat, až když víš, kolik máš úspěchů.</text:span></text:p>
      <text:p text:style-name="P515">Příklad:</text:p>
      <text:p text:style-name="P596"><text:span text:style-name="T1283">Pavel:</text:span><text:span text:style-name="T1454"> </text:span><text:span text:style-name="T861">„Ještě z rozběhu vrazím do goblina, abych ho vyvedl z rovnováhy. Pak mu levou rukou zacpu pusu, aby nemohl mluvit.“</text:span></text:p>
      <text:p text:style-name="P253"><text:span text:style-name="T1501">Nemůžeš popisovat protivníkovy reakce, to je práce Pána jeskyně.</text:span> Popisuj jen to, <text:span text:style-name="T1488">jsi mu udělal</text:span>. <text:span text:style-name="T1489">Stejně tak Pán jeskyně nemůže popisovat, jak zareaguje tvoje postava, protože o tom vždy rozhoduješ ty.</text:span></text:p>
      <text:p text:style-name="Example_20_Header">Příklad:</text:p>
      <text:p text:style-name="Example">Pavel nemůže říct, <text:span text:style-name="T1487">že</text:span> goblin uskočil směrem od orka. Může ale říct, že do něj vrazil tak, <text:span text:style-name="T1487">aby ho</text:span> směrem k orkovi <text:span text:style-name="T1487">strčil</text:span>.</text:p>
      <text:p text:style-name="P278">Tvůj popis také musí dávat smysl vzhledem k situaci ve hře a musí to jít provést nástroji, které máš k dispozici.</text:p>
      <text:h text:style-name="P776" text:outline-level="3">Zranění</text:h>
      <text:p text:style-name="P260">Když se rozhodneš protivníka zranit, ubereš mu počet životů, <text:span text:style-name="T1511">který spočítáš takto</text:span>:</text:p>
      <text:list xml:id="list1425988353" text:style-name="L78">
        <text:list-item>
          <text:p text:style-name="P1148">Základem zranění je to, o kolik jsi protivníka přehodil. Může to být i nula, pokud jste hodili stejně.</text:p>
        </text:list-item>
        <text:list-item>
          <text:p text:style-name="P1148">K <text:span text:style-name="T1510">rozdílu hodů</text:span> se přičítá zranění uvedené u zbraně, případně výsledek hodu na zranění kouzla. Jak se hází na zranění kouzla si řekneme v dalším odstavci.</text:p>
        </text:list-item>
        <text:list-item>
          <text:p text:style-name="P1148"><text:soft-page-break/>Protivník si <text:span text:style-name="T1512">nakonec</text:span> odeč<text:span text:style-name="T1512">te</text:span> kvalitu své zbroje a štítu <text:span text:style-name="T1502">a případnou odolnost proti tomuto druhu zranění</text:span>.</text:p>
        </text:list-item>
      </text:list>
      <text:p text:style-name="P526"><text:span text:style-name="T304">P</text:span><text:span text:style-name="T292">říklad:</text:span></text:p>
      <text:p text:style-name="P606"><text:span text:style-name="T461">Gorondar bojuje se zlobrem. Pavel hodil na úspěch 4 (Gorondar má Sílu 3, Pavlovi na kostce padlo 1)</text:span><text:span text:style-name="T459">. </text:span><text:span text:style-name="T461">Pán jeskyně hodil za zlobra 8 (zlobr má sílu 6, Pánovi jeskyně na kostce padlo 2). </text:span><text:span text:style-name="T46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84" text:outline-level="4">Zranění improvizovanou zbraní</text:h>
      <text:p text:style-name="P267">Improvizované zbraně mají o 1 nižší zranění než odpovídající pořádná zbraň.</text:p>
      <text:h text:style-name="P686" text:outline-level="4">Hlášení útoku <text:span text:style-name="T1516">zbraní</text:span></text:h>
      <text:p text:style-name="P259">Když chceš protivníka zranit <text:span text:style-name="T1516">zbraní</text:span>, obvykle se <text:span text:style-name="T1508">výsledek hodu</text:span> hlásí rovnou s „plus <text:span text:style-name="T1503">zranění</text:span>“ na konci.</text:p>
      <text:p text:style-name="P529">Příklad:</text:p>
      <text:p text:style-name="P607">Když máš Finesu 3, bojuješ dýkou, která má zranění 1, chceš protivníka zranit a na kostce ti padlo 2, tak řekneš:</text:p>
      <text:p text:style-name="P598">„Mám proti němu pět plus jedna.“</text:p>
      <text:p text:style-name="P230">Pokud zasáhneš, Pán jeskyně pak může rovnou spočítat, o kolik životů tvůj protivník přijde.</text:p>
      <text:h text:style-name="P685" text:outline-level="4">Zranění kouzlem</text:h>
      <text:p text:style-name="P264">Základ zranění kouzlem je rozdíl mezi hody na úspěch (případně na obranu), stejně jako u zbraní.</text:p>
      <text:p text:style-name="P523"><text:soft-page-break/><text:span text:style-name="T304">P</text:span><text:span text:style-name="T292">říklad:</text:span></text:p>
      <text:p text:style-name="P605"><text:span text:style-name="T380">Kara sesílá </text:span><text:span text:style-name="T292">modrý blesk</text:span><text:span text:style-name="T380"> na orka. Ork bojuje s Gorondarem, proti Kaře si tedy hází na obranu. Janě na úspěch padlo celkem 7 (Duše 3 + 4 na kostce), Pánovi jeskyně padlo na obranu za orka 6 (Síla 4 + 2 na kostce). </text:span><text:span text:style-name="T459">Jana má tedy jeden úspěch a rozhodne se ho zranit.</text:span></text:p>
      <text:p text:style-name="P262">Kouzla mají zranění uvedeno v počtu „kostek zranění“ <text:span text:style-name="T1513">(zkráceně „kz“)</text:span>. <text:span text:style-name="T1513">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7">Kouzlo </text:span><text:span text:style-name="T343">modrý blesk</text:span><text:span text:style-name="T457"> má zranění</text:span><text:span text:style-name="T458">:</text:span><text:span text:style-name="T565"> </text:span><text:span text:style-name="T596">4</text:span><text:span text:style-name="T565">kz bleskem.</text:span></text:p>
      <text:p text:style-name="P263">Kostky zranění jsou obyčejné šestistěnné kostky, kolik padlo se ale počítá jinak:</text:p>
      <text:list xml:id="list4212101580" text:style-name="L79">
        <text:list-item>
          <text:p text:style-name="P1149">Zranění kouzla určíš tak, že hodíš příslušný počet kostek <text:span text:style-name="T1514">zranění</text:span> a spočítáš ty, na kterých padlo 4 nebo víc.</text:p>
        </text:list-item>
      </text:list>
      <text:p text:style-name="P522"><text:span text:style-name="T304">P</text:span><text:span text:style-name="T292">říklad:</text:span></text:p>
      <text:p text:style-name="P604"><text:span text:style-name="T344">M</text:span><text:span text:style-name="T292">odrý blesk</text:span><text:span text:style-name="T380"> má zranění 4kz, Jana tedy hodí čtyřmi šestistěnnými kostkami (neb</text:span><text:span text:style-name="T460">o</text:span><text:span text:style-name="T380"> čtyřikrát jednou kostkou). Padne jí: 1, 3, 4 a 6. Na dvou kostkách padlo 4 nebo víc, tento modrý blesk má tedy zranění 2.</text:span></text:p>
      <text:p text:style-name="P264">Číslo hozené na kostkách zranění se přičítá k rozdílu hodů na úspěch (nebo hodu na úspěch a hodu na obranu), stejně jako zranění zbraně. <text:span text:style-name="T1515">Od výsledku se pak odečítá zbroj a štít zasaženého a odolnost proti použitému druhu zranění.</text:span></text:p>
      <text:p text:style-name="P524"><text:span text:style-name="T304">P</text:span><text:span text:style-name="T292">říklad:</text:span></text:p>
      <text:p text:style-name="P56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5">Některé nestvůry jsou odolné proti určitým druhům zranění.</text:p>
      <text:p text:style-name="P525"><text:span text:style-name="T304">P</text:span><text:span text:style-name="T292">říklad:</text:span></text:p>
      <text:p text:style-name="P613">Bodat do kostlivce nemá moc velký smysl – proto má odolnost 2 proti zranění bodem. Když do něj tedy Naria vystřelí z luku, od zranění si odečte 2.</text:p>
      <text:p text:style-name="P266">U kouzel je vždy napsáno, jaký druh zranění způsobují. U zbraní to výslovně napsané není – šípy způsobují bodné zranění, palice a kladiva drtivé, mečem se dá bodat nebo sekat atd.</text:p>
      <text:h text:style-name="Heading_20_4" text:outline-level="4"><text:span text:style-name="T771">P</text:span><text:span text:style-name="T291">řidané zranění</text:span></text:h>
      <text:p text:style-name="P51">TODO</text:p>
      <text:p text:style-name="P301"><text:span text:style-name="T291">Některá kouzla nebo magické předměty přidávají k útoku další zranění, například </text:span><text:span text:style-name="T1610">bleskem</text:span><text:span text:style-name="T291"> za </text:span><text:span text:style-name="T767">3</text:span><text:span text:style-name="T291">kz </text:span><text:span text:style-name="T772">(tedy </text:span><text:span text:style-name="T767">tři</text:span><text:span text:style-name="T772"> </text:span><text:span text:style-name="T370">kostky zranění</text:span><text:span text:style-name="T772">)</text:span><text:span text:style-name="T291">.</text:span></text:p>
      <text:list xml:id="list2641232352" text:style-name="L80">
        <text:list-item>
          <text:p text:style-name="P907">Přidané zranění se přičítá pouze v případě zásahu, stejně jako obyčejné zranění.</text:p>
        </text:list-item>
        <text:list-item>
          <text:p text:style-name="P908">Od každé složky zranění s<text:span text:style-name="T1613">i zasažený</text:span> odečte <text:span text:style-name="T1613">Z</text:span>broj<text:span text:style-name="T1614"> proti příslušnému druhu zranění</text:span>.</text:p>
        </text:list-item>
        <text:list-item>
          <text:p text:style-name="P1150"><text:span text:style-name="T291">Každ</text:span><text:span text:style-name="T773">á složka</text:span><text:span text:style-name="T291"> se zvlášť porovná se Silou (pokud je to </text:span><text:span text:style-name="T346">fyzické zranění</text:span><text:span text:style-name="T291">) nebo Duší </text:span><text:span text:style-name="T774">(pokud je to </text:span><text:span text:style-name="T371">duševní zranění</text:span><text:span text:style-name="T774">)</text:span><text:span text:style-name="T291"> cíle, jestli jde o vážné zranění. Rána s přidaným zraněním tedy může způsobit více vážných zranění.</text:span></text:p>
        </text:list-item>
        <text:list-item>
          <text:p text:style-name="P909">Každá složka se také zvlášť porovná s plnou kondicí cíle, jestli jde o <text:span text:style-name="T1615">okamžitou</text:span> smrt.</text:p>
        </text:list-item>
      </text:list>
      <text:p text:style-name="P538"><text:soft-page-break/>Příklad</text:p>
      <text:p text:style-name="P621"><text:span text:style-name="T770">Gorondar útočí očarovaným kladivem na oživlou sochu. Kladivo má 1/2 a navíc při zásahu způsobí zranění </text:span><text:span text:style-name="T1611">bleskem</text:span><text:span text:style-name="T770"> za 3kz. Socha je z kamene a je tedy těžké ji poškodit – má Zbroj 3. Je ovšem náchylná na drtivá zranění </text:span><text:span text:style-name="T766">a</text:span><text:span text:style-name="T770"> proti Gorondarovu kladivu má Zbroj pouze 1.<text:line-break/><text:tab/>Gorondar ji přehodil o 3. Kladivo má zranění 2, celkem </text:span><text:span text:style-name="T767">tedy</text:span><text:span text:style-name="T770"> 5. </text:span><text:span text:style-name="T768">S</text:span><text:span text:style-name="T770">ocha </text:span><text:span text:style-name="T768">si</text:span><text:span text:style-name="T770"> odečte </text:span><text:span text:style-name="T768">Z</text:span><text:span text:style-name="T77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611">bleskem</text:span><text:span text:style-name="T770"> 2. Od toho si socha odečte svou zbroj proti </text:span><text:span text:style-name="T1611">blesk</text:span><text:span text:style-name="T1612">u</text:span><text:span text:style-name="T770">, což je 3. Přidaným zraněním tedy není vůbec poškozena. </text:span><text:span text:style-name="T769">Kdyby zraněna byla, tak by si toto číslo opět porovnala se svou Silou, jestli nejde o vážné zranění nebo smrt jednou ranou.</text:span></text:p>
      <text:h text:style-name="P687" text:outline-level="4">Vyřazení</text:h>
      <text:p text:style-name="P268">Když ti klesnou životy na 0 nebo méně, jsi vyřazený z boje. Pokud jsi ještě neházel, nejspíš ti to také znemožní provést to, co jsi zamýšlel.</text:p>
      <text:p text:style-name="P527"><text:span text:style-name="T304">P</text:span><text:span text:style-name="T292">říklad:</text:span></text:p>
      <text:p text:style-name="P608">Goblin se řítí na Gorondara, Naria na něj ale střílí z luku. Goblin má celkem 4 životy, takže pokud ho Naria zraní alespoň za 4, ke Gorondarovi nedoběhne.</text:p>
      <text:h text:style-name="P688" text:outline-level="4">Vážný zásah</text:h>
      <text:p text:style-name="P269">Pokud máš alespoň 2 úspěchy <text:span text:style-name="T1520">a</text:span> za první z nich dáš soupeři zranění nejméně za 1 život, <text:span text:style-name="T1520">tak</text:span> můžeš za druhý úspěch říct, že <text:span text:style-name="T1518">jsi mu tímto zásahem vyřadil nějakou část těla</text:span>. <text:span text:style-name="T1519">Nemůžeš ale takhle vyřadit celého protivníka, takže když ho zasáhneš do těla nebo do hlavy, tak sice bude mít nevýhodu, ale bude dál schopen boje.</text:span></text:p>
      <text:p text:style-name="P528"><text:span text:style-name="T87">P</text:span><text:span text:style-name="T1">říklad:</text:span></text:p>
      <text:p text:style-name="P584"><text:span text:style-name="T100">Katka:</text:span><text:span text:style-name="T1"> „Prostřelila jsem mu levou nohu, takže se na ní nemůže postavit.“</text:span></text:p>
      <text:p text:style-name="P270"><text:soft-page-break/><text:span text:style-name="T1521">Vážný zásah</text:span> může způsobit několik věcí:</text:p>
      <text:list xml:id="list315094774" text:style-name="L81">
        <text:list-item>
          <text:p text:style-name="P1151"><text:span text:style-name="T1522">Protivník</text:span> nebude moci zasaženou část těla používat. Když takto například zasáhneš kyklopovo oko, tak ho tím oslepíš. Když trefíš ocas obřího štíra, nebude <text:span text:style-name="T1523">jím</text:span> moci útočit. S vážně zraněnou nohou se nedá běhat atd.</text:p>
        </text:list-item>
        <text:list-item>
          <text:p text:style-name="P1151">Zasažený díky tomu může mít na některé věci nevýhodu. <text:span text:style-name="T1517">S vážně zraněnou nohou budeš mít například určitě nevýhodu v boji zblízka, ale ne při střelbě z luku.</text:span></text:p>
        </text:list-item>
      </text:list>
      <text:p text:style-name="P280">Důsledky vážného zásahu zmizí ve chvíli, kdy si zasažený doléčí všechny ztracené životy.</text:p>
      <text:h text:style-name="Heading_20_3" text:outline-level="3">Znevýhodnění, <text:span text:style-name="T1524">zatlačení nebo odtažení protivníka</text:span></text:h>
      <text:p text:style-name="P257"><text:span text:style-name="T1">Jak už jsme si řekli, výhody a nevýhody jsou vždy pevně svázané s nějakou situací. Pokud tedy chceš použít jeden ze svých úspěchů na to, abys protivníka znevýhodnil,</text:span><text:span text:style-name="T127"> </text:span><text:span text:style-name="T1">n</text:span><text:span text:style-name="T127">estačí říct: </text:span><text:span text:style-name="T86">„Dostal jsem ho do nevýhody“</text:span><text:span text:style-name="T127">, musíš </text:span><text:span text:style-name="T1">popsat, co přesně to znamená.</text:span></text:p>
      <text:p text:style-name="P518"><text:span text:style-name="T87">P</text:span><text:span text:style-name="T1">říklad:</text:span></text:p>
      <text:p text:style-name="P583"><text:span text:style-name="T104">Katka</text:span><text:span text:style-name="T100">:</text:span><text:span text:style-name="T134"> „</text:span><text:span text:style-name="T135">Jak se ork opírá o dveře, tak mu prostřelím </text:span><text:span text:style-name="T137">rukáv na levé ruce tak</text:span><text:span text:style-name="T135">, aby </text:span><text:span text:style-name="T138">mu ho</text:span><text:span text:style-name="T135"> šíp </text:span><text:span text:style-name="T138">přibodnul ke</text:span><text:span text:style-name="T135"> dveří</text:span><text:span text:style-name="T138">m</text:span><text:span text:style-name="T135">.</text:span><text:span text:style-name="T134">“</text:span></text:p>
      <text:p text:style-name="P585"><text:span text:style-name="T136">O</text:span><text:span text:style-name="T134">rk má teď přibodnutou ruku ke dveřím. Dokud s tím něco neudělá, bude si počítat nevýhodu a navíc nebude moci levou ruku používat.</text:span></text:p>
      <text:p text:style-name="P257"><text:span text:style-name="T87">T</text:span><text:span text:style-name="T1">o, co popíšeš, může </text:span><text:span text:style-name="T133">kromě</text:span><text:span text:style-name="T1"> situac</text:span><text:span text:style-name="T133">e</text:span><text:span text:style-name="T1"> tvého protivníka </text:span><text:span text:style-name="T133">změnit</text:span><text:span text:style-name="T1"> tak</text:span><text:span text:style-name="T132">é</text:span><text:span text:style-name="T1"> tvoji </text:span><text:span text:style-name="T173">pozici</text:span><text:span text:style-name="T1">.</text:span></text:p>
      <text:p text:style-name="P517"><text:span text:style-name="T87">P</text:span><text:span text:style-name="T1">říklad:</text:span></text:p>
      <text:p text:style-name="P582"><text:span text:style-name="T103">P</text:span><text:span text:style-name="T100">avel:</text:span><text:span text:style-name="T1"> „Srazím goblina na zem a zalehnu ho.“</text:span></text:p>
      <text:p text:style-name="P614"><text:soft-page-break/>Goblin teď bude mít nevýhodu proti Gorondarovi, protože leží pod ním. Současně ale bude mít Gorondar nevýhodu proti orkovi, protože leží na goblinovi, zatímco ork stojí.</text:p>
      <text:p text:style-name="P258">Tvůj popis také určí, jak se bude moci protivník nevýhody <text:span text:style-name="T1498">zbavit</text:span>.</text:p>
      <text:p text:style-name="P519"><text:span text:style-name="T87">P</text:span><text:span text:style-name="T1">říklad:</text:span></text:p>
      <text:p text:style-name="Example">Orkovi s rukou přistřelenou ke dveřím bude stačit například šíp zlomit – to ho nejspíš nijak zvlášť nezpomalí. <text:span text:style-name="T1494">I tak</text:span> si ale bude v příštím kole počítat nevýhodu – když někdo zaplatí úspěchem za znevýhodnění protivníka, tak <text:span text:style-name="T1495">se to musí opravdu započítat jako</text:span> nevýhoda, byť jen na jedno kolo.</text:p>
      <text:p text:style-name="P600">Kdyby Naria chtěl orka v nevýhodě udržet, bude mu muset aktivně bránit v tom, aby šíp zlomil – třeba ho chytit za druhou ruku, kterou to bude chtít udělat. Bude si tedy muset proti orkovi házet, <text:span text:style-name="T1496">mít proti němu alespoň jeden</text:span> úspěch a použít ho na zabránění v orkově akci.</text:p>
      <text:p text:style-name="P519"><text:span text:style-name="T169">Jiný p</text:span><text:span text:style-name="T1">říklad:</text:span></text:p>
      <text:p text:style-name="P586"><text:span text:style-name="T114">G</text:span><text:span text:style-name="T1">oblin zalehnutý Gorondarem to bude mít o dost těžší. Aby mohl vstát, musí nejdřív Gorondara odvalit (tedy si nejspíš proti němu hodit Silou </text:span><text:span text:style-name="T170">a bude potřebovat alespoň jeden úspěch na </text:span><text:span text:style-name="T140">prolomení nevýhody</text:span><text:span text:style-name="T1">), nebo se zpod něj vysmýknout (hodit si proti němu Finesou). Gorondar každopádně </text:span><text:span text:style-name="T171">nepotřebuje</text:span><text:span text:style-name="T1"> další úspěchy na to, aby goblina v nevýhodě udržel – snažit se musí goblin.</text:span></text:p>
      <text:p text:style-name="P218"><text:span text:style-name="T173">Současně se z</text:span><text:span text:style-name="T1">nevýhodněním můžeš </text:span><text:span text:style-name="T172">také</text:span><text:span text:style-name="T1"> protivníkovi zabránit v pohybu a znemožnit mu tím udělat to, co měl v plánu. Musí to ale vyplývat z toho, že se nedostal tam, kam se chtěl dostat.</text:span></text:p>
      <text:p text:style-name="P520"><text:span text:style-name="T87">P</text:span><text:span text:style-name="T1">říklad:</text:span></text:p>
      <text:p text:style-name="P601"><text:span text:style-name="T128">Goblin </text:span><text:span text:style-name="T129">doběhnout ke stolu a sebrat z něj svou hůl</text:span><text:span text:style-name="T128">. </text:span><text:span text:style-name="T130">Pavel ale hodil víc a za jeden úspěch</text:span><text:span text:style-name="T128"> Gorondar na </text:span><text:span text:style-name="T130">goblina</text:span><text:span text:style-name="T128"> skočí a srazí ho k zemi. Obdobně by ho mohl přimáčknout štítem ke stěně, chytit ho za ruku nebo za nohu, a podobně. </text:span><text:span text:style-name="T131">Goblinovi se každopádně nepodaří </text:span><text:span text:style-name="T130">sebrat hůl, protože se k ní nedostal,</text:span><text:span text:style-name="T131"> a současně bude proti Gorondarovi v nevýhodě.</text:span></text:p>
      <text:p text:style-name="P271"><text:span text:style-name="T131">M</text:span><text:span text:style-name="T128">ůžeš také protivníka zatlačit nebo odtáhnout od jeho zamýšleného cíle:</text:span></text:p>
      <text:p text:style-name="P521"><text:soft-page-break/><text:span text:style-name="T87">P</text:span><text:span text:style-name="T1">říklad:</text:span></text:p>
      <text:p text:style-name="P61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77" text:outline-level="3">Bránění v pohybu</text:h>
      <text:p text:style-name="P27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534">Příklad:</text:p>
      <text:p text:style-name="Example">Gorondar chce zabránit goblinovi v mumlání, protože tuší, že goblin sesílá kouzlo. <text:span text:style-name="T1525">Na to mu ale nebude stačit ho někam zatlačit nebo odtáhnout – v tom případě bude goblin prostě mumlat dál.</text:span></text:p>
      <text:p text:style-name="P273"><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527">Takto můžeš někomu zabránit například v kouzlení, v nabití či tasení zbraně, nebo také v útoku – třeba tím, že mu chytíš ruku se zbraní.</text:span></text:p>
      <text:p text:style-name="P530">Příklad:</text:p>
      <text:p text:style-name="P609">Gorondar <text:span text:style-name="T1526">chce zabránit goblinovi v mumlání. Bude potřebovat alespoň dva úspěchy: Jeden na to, aby ho dostal do nevýhody a až za druhý mu pak může zabránit v kouzlení. Pavel to pak popíše následovně:</text:span></text:p>
      <text:p text:style-name="P610"><text:span text:style-name="T1280">Pavel:</text:span> „Levou rukou chytnu goblina pod krkem, pravou pustím meč, seberu ze stolu svazek bylin a nacpu mu ho do pusy.“</text:p>
      <text:h text:style-name="Heading_20_4" text:outline-level="4">Rozdíl mezi obranou a zabráněním v útoku</text:h>
      <text:p text:style-name="P274">Když si házíš na obranu, tak to znamená, že se snažíš útoku uhnout, <text:span text:style-name="T1528">nebo ho třeba </text:span>vykrýt <text:span text:style-name="T1528">svou zbraní či štítem.</text:span> <text:span text:style-name="T1528">K</text:span>dyž <text:span text:style-name="T1528">ale</text:span> použiješ úspěch na to, abys protivníkovi v útoku zabránil, tak se vůbec nedostane k máchnutí zbraní, k výstřelu či k seslání kouzla.<text:line-break/><text:tab/>Důležité to je zejména u <text:span text:style-name="T1528">plošných</text:span> kouzel, nebo třeba když se útočník snaží hodit granát<text:span text:style-name="T1528">: Přestože kouzlo či granát nezasáhne tebe, může pořád zranit někoho jiného.</text:span></text:p>
      <text:p text:style-name="P531">Příklad:</text:p>
      <text:p text:style-name="P611">Kara sesílá <text:span text:style-name="T81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532">Příklad:</text:p>
      <text:p text:style-name="P612"><text:span text:style-name="T136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387">Orkovi se tedy stačí ubránit.</text:span></text:p>
      <text:p text:style-name="P532"><text:span text:style-name="T1529">Opačný p</text:span>říklad:</text:p>
      <text:p text:style-name="P588">Orkovi se podařilo Nariu chytit za ruku. Na to, aby se vyprostila, bude tentokrát potřebovat úspěch ona.</text:p>
      <text:p text:style-name="P220">Stejným způsobem můžeš z nevýhody dostat i někoho jiného.</text:p>
      <text:p text:style-name="P533">Příklad:</text:p>
      <text:p text:style-name="P587">Ork stále drží Nariu za ruku. Gorondar jí přispěchá na pomoc. Pavel proti orkovi hodí dva úspěchy a popíše to takto:</text:p>
      <text:p text:style-name="P587"><text:span text:style-name="T1280">Pavel:</text:span> „<text:span text:style-name="T1530">Seknul jsem orka do ruku, kterou drží Nariu. Zranil jsem ho </text:span><text:span text:style-name="T865">(za jeden úspěch)</text:span><text:span text:style-name="T1530"> a navíc ji musel pustit </text:span><text:span text:style-name="T865">(za druhý úspěch)</text:span><text:span text:style-name="T1530">.</text:span>“</text:p>
      <text:h text:style-name="Heading_20_3" text:outline-level="3"><text:span text:style-name="T1386">Ú</text:span><text:span text:style-name="T1361">těk</text:span></text:h>
      <text:p text:style-name="P275"><text:span text:style-name="T1361">Utéct z boje nemusí být vždy jednoduché. Když se protivník rozhodne běžet za tebou a je rychlejší než ty, akorát mu tím vystavíš záda (bude mít proti tobě výhodu).<text:line-break/><text:tab/></text:span><text:span text:style-name="T1388">Když ho přehodíš a použiješ jeden úspěch na útěk, může to znamenat, třeba že jsi do něj strčil, využil jsi vhodné chvíle </text:span><text:span text:style-name="T1390">k útěku</text:span><text:span text:style-name="T1388">, nebo jsi nějak jinak získal malý náskok.<text:line-break/></text:span><text:soft-page-break/><text:span text:style-name="T1388"><text:tab/>V řeči pravidel to znamená, že na konci kola mezi vámi bude </text:span><text:span text:style-name="T904">krátká vzdálenost</text:span><text:span text:style-name="T1388">. Protivník tě stále může pronásledovat, ale nebude tě moci hned v příštím kole ohrozit z blízka, protože to jde jen na </text:span><text:span text:style-name="T904">kontaktní vzdálenost</text:span><text:span text:style-name="T1388">.</text:span></text:p>
      <text:h text:style-name="Heading_20_4" text:outline-level="4"><text:span text:style-name="T1388">P</text:span><text:span text:style-name="T1361">ronásledování</text:span></text:h>
      <text:p text:style-name="P276"><text:span text:style-name="T1361">Když je jedna strana výrazně rychlejší, třeba když na koni pronásleduješ běžícího, a on se ti nemá kde ztratit, výsledek je zřejmý a jde jen o to, kdy ho dojedeš.<text:line-break/><text:tab/>Když jste oba srovnatelně rychlí, tak </text:span><text:span text:style-name="T1389"><text:s/>popisujte, co děláte, stejně jako v boji. Pokud </text:span><text:span text:style-name="T1361">výsledek vyplyne</text:span><text:span text:style-name="T1389"> z prostředí a situace, nemusíte házet. V opačném případě záleží na tom, o co se bude prchající snažit:</text:span></text:p>
      <text:list xml:id="list190519788" text:style-name="L82">
        <text:list-item>
          <text:p text:style-name="P1152"><text:span text:style-name="T1389">Pokud se ti snaží z</text:span><text:span text:style-name="T1361">trat</text:span><text:span text:style-name="T1389">it</text:span><text:span text:style-name="T1361"> z dohledu nebo ut</text:span><text:span text:style-name="T1389">éct</text:span><text:span text:style-name="T1361"> někam, kam ty nemůžeš, </text:span><text:span text:style-name="T1389">házíte si oba Finesou.</text:span></text:p>
        </text:list-item>
        <text:list-item>
          <text:p text:style-name="P1152"><text:span text:style-name="T1389">Když takovou možnost nemá, jde o to, komu dřív dojdou síly. V tom případě házíte oba Silou</text:span><text:span text:style-name="T1361">.</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10">modrým bleskem</text:span> <text:span text:style-name="T1504">přepálit lano, na kterém visí těžký lustr, aby spadl na hlavu zlobrovi, se kterým zrovna Gorondar bojuje.</text:span></text:p>
      <text:p text:style-name="Example"><text:span text:style-name="T1280">Pán jeskyně:</text:span> „Čeho tím chceš dosáhnout? Chceš ho tím zranit? Nebo ho tím jen rozhodit?“</text:p>
      <text:p text:style-name="P602"><text:span text:style-name="T1286">Jana</text:span><text:span text:style-name="T1280">:</text:span> „<text:span text:style-name="T1506">Chtěl bych hlavně, aby se mu lustr zavěsil na hlavu a překážel mu v dalším boji. Pokud ho to zraní, tím líp.“</text:span></text:p>
      <text:p text:style-name="P603"><text:span text:style-name="T1280">Pán jeskyně:</text:span> „<text:span text:style-name="T1505">Ok, to by šlo. Hoď si na úspěch“.</text:span></text:p>
      <text:p text:style-name="P622">Jana by ale také mohla říct, že chce zlobra jen rozptýlit. V tom případě by to byla finta <text:span text:style-name="T1507">(speciální akce)</text:span> a nemusela by si házet vůbec. <text:span text:style-name="T150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722" text:outline-level="2"><text:bookmark-start text:name="__RefHeading___Toc12872_4230435934"/>Zajímání<text:bookmark-end text:name="__RefHeading___Toc12872_4230435934"/></text:h>
      <text:p text:style-name="P302">TODO:</text:p>
      <text:p text:style-name="P302">- můžeš protivníka vyzvat k tomu, aby se vzdal (nejlépe ho nejdřív dostat do několika nevýhod)</text:p>
      <text:p text:style-name="P302">- nebo ho prostě utlouct do vyřazení (ideálně obuškem, pěstmi a podobně)</text:p>
      <text:h text:style-name="P740" text:outline-level="1"><text:bookmark-start text:name="__RefHeading___Toc12874_4230435934"/><text:span text:style-name="T122">J</text:span><text:span text:style-name="T75">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541">í</text:span> nebo jed<text:span text:style-name="T1541">em</text:span></text:h>
      <text:p text:style-name="P109"><text:span text:style-name="T1531">Když spustíš past, nebo </text:span>když jsi otrávený jedem, <text:span text:style-name="T1531">hází se stejně jako v boji</text:span>: Past nebo jed si h<text:span text:style-name="T1532">odí</text:span> <text:span text:style-name="T810">na </text:span><text:span text:style-name="T866">úspěch</text:span>, ty si h<text:span text:style-name="T1532">odíš</text:span> <text:span text:style-name="T810">na obranu</text:span>.</text:p>
      <text:list xml:id="list913471929" text:style-name="L83">
        <text:list-item>
          <text:p text:style-name="P1018">Proti pasti se obvykle hází Finesou. Když máš <text:span text:style-name="T1531">připravený</text:span> štít <text:span text:style-name="T1531">a dává smyl, že ti proti této pasti pomůže</text:span>, můžeš si hodit Silou.</text:p>
        </text:list-item>
        <text:list-item>
          <text:p text:style-name="P1018">Proti jedu se vždy hází Silou.</text:p>
        </text:list-item>
      </text:list>
      <text:p text:style-name="Example_20_Header">Příklad <text:span text:style-name="T1538">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533">proti ní</text:span> 2 úspěchy. Past si samozřejmě nevybírá, co udělá, to záleží na tom, jak je zkonstruovaná. Šipková past tedy určitě způsobí zranění a druhý úspěch <text:span text:style-name="T1534">z něj pravděpodobně udělá</text:span> vážné zranění. Jiné druhy pastí by mohou třeba zasaženého odhodit, srazit k zemi a podobně.<text:line-break/><text:tab/>Základem zranění je rozdíl hodů, <text:span text:style-name="T1536">což je v tomto případě</text:span> 3. K tomu se přičte zranění pasti <text:span text:style-name="T1537">(</text:span>+2<text:span text:style-name="T1537">)</text:span>. Naria má na sobě lehkou zbroj, takže si nakonec odečte 1. Celkem je tedy zraněna za 4 životy. A je to vážné zranění, takže Pán jeskyně zásah popíše například takto:</text:p>
      <text:p text:style-name="Example"><text:span text:style-name="T1280">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539">úvahou</text:span> ze situace, nebo náhodně. Když by například past střílela z levé stěny chodby zhruba ve výšce ramen, z<text:span text:style-name="T1540">a</text:span>s<text:span text:style-name="T1540">áhla by nejspíš právě levé rameno</text:span>. Kdyby to chtěl určit náhodně, mohl by říct třeba: „Jednička je hlava, dva až čtyři levá ruka, pět nebo šest je levý bok“ a pak hodit šestistěnnou kostkou.</text:p>
      <text:p text:style-name="P535">Příklad <text:span text:style-name="T1538">zranění jedem</text:span>:</text:p>
      <text:p text:style-name="P619">Gorondar porazil orka a vyváznul jen s několika škrábanci. Po chvíli se ale ukázalo, že orkova zbraň byla otrávená – začal se silně potit a špatně se mu dýchá. Po uplynutí <text:span text:style-name="T810">latence</text:span> jedu se hází na jeho účinek. Jed má sílu 6 a Pánovi jeskyně padlo 5, celkem je to 11/0. Gorondar má sílu 3 a Pavlovi padlo 4, na obranu má tedy 7.<text:line-break/><text:tab/><text:span text:style-name="T1535">Rozdíl hodů je 4 a jed má tedy proti Gorondarovi 2 úspěchy.</text:span></text:p>
      <text:h text:style-name="P723" text:outline-level="2"><text:bookmark-start text:name="__RefHeading___Toc12876_4230435934"/>Jed<text:span text:style-name="T1578">y</text:span><text:bookmark-end text:name="__RefHeading___Toc12876_4230435934"/></text:h>
      <text:p text:style-name="P295"><text:span text:style-name="T1579">Jedy nepůsobí okamžitě. U každého trvá různě dlouho, než se otrava projeví</text:span>. <text:span text:style-name="T1580">Této době říkáme </text:span><text:span text:style-name="T868">latence</text:span><text:span text:style-name="T1581">.</text:span></text:p>
      <text:list xml:id="list2121040273" text:style-name="L84">
        <text:list-item>
          <text:p text:style-name="P1153"><text:span text:style-name="T1582">V průběhu</text:span> <text:span text:style-name="T810">latence</text:span> nemá jed žádný účinek, <text:span text:style-name="T1582">ale otrávený</text:span> začne pociťovat <text:span text:style-name="T810">příznaky</text:span> <text:span text:style-name="T1583">otravy. P</text:span>odle nich j<text:span text:style-name="T1582">de</text:span> poznat, o jaký jed se jedná.</text:p>
        </text:list-item>
        <text:list-item>
          <text:p text:style-name="P1153">Po skončení <text:span text:style-name="T810">latence</text:span> <text:span text:style-name="T1584">jed způsobí zranění.</text:span></text:p>
          <text:list>
            <text:list-item>
              <text:p text:style-name="P1154">Hází se stejně jako jakýkoliv jiný <text:span text:style-name="T810">útok</text:span>, jed má svou vlastní sílu a zranění <text:span text:style-name="T1585">(nepřičítá se žádná vlastnost, pouze hod k6)</text:span>.</text:p>
            </text:list-item>
            <text:list-item>
              <text:p text:style-name="P1153"><text:span text:style-name="T1584">Otrávený se brání hodem </text:span><text:span text:style-name="T869">Síla + k6</text:span><text:span text:style-name="T1584">.</text:span></text:p>
              <text:list>
                <text:list-item>
                  <text:p text:style-name="P1155">Od zranění jedem se neodečítá zbroj.</text:p>
                </text:list-item>
              </text:list>
            </text:list-item>
          </text:list>
        </text:list-item>
        <text:list-item>
          <text:p text:style-name="P1154">Některé jedy místo vážného zranění <text:span text:style-name="T1586">způsobují něco jiného</text:span>: Slepotu, paralýzu a podobně.</text:p>
          <text:list>
            <text:list-item>
              <text:p text:style-name="P1154"><text:soft-page-break/>Tento účinek nahrazuje vážné zranění. Nastane tedy pouze když jed způsobí větší zranění než je Síla otráveného.</text:p>
            </text:list-item>
            <text:list-item>
              <text:p text:style-name="P1154"><text:span text:style-name="T810">Trvání</text:span> jedu říká, jak dlouho účin<text:span text:style-name="T1587">e</text:span>k působí. Pokud jed pouze zraňuje, <text:span text:style-name="T810">trvání</text:span> uvedeno nemá. <text:span text:style-name="T1588">Způsobené vážné zranění se léčí jako jakékoliv jiné</text:span>.</text:p>
            </text:list-item>
          </text:list>
        </text:list-item>
      </text:list>
      <text:p text:style-name="P296">Některé jedy můžeš neutralizovat, když máš správné sérum, <text:span text:style-name="T1589">kouzlo</text:span> nebo protijed.</text:p>
      <text:list xml:id="list1299675014" text:style-name="L85">
        <text:list-item>
          <text:p text:style-name="P1156"><text:span text:style-name="T1590">Když je jed neutralizován v době </text:span><text:span text:style-name="T870">latence</text:span><text:span text:style-name="T1591">, tak vůbec nezačne působit a otrávenému se tedy nic nestane.</text:span></text:p>
        </text:list-item>
        <text:list-item>
          <text:p text:style-name="P1156"><text:span text:style-name="T1591">Neutralizace jiného než zraňujícího jedu po skončení </text:span><text:span text:style-name="T870">latence</text:span><text:span text:style-name="T1591"> zruší jeho případný účinek ale nevrátí ztracenou kondici.</text:span></text:p>
        </text:list-item>
      </text:list>
      <text:list xml:id="list3677140991" text:style-name="L86">
        <text:list-item>
          <text:p text:style-name="P1157"><text:span text:style-name="T1591">Neutralizovat zraňující jed po skončení </text:span><text:span text:style-name="T870">latence</text:span><text:span text:style-name="T1591"> je zbytečné – jed už způsobil zranění, které je potřeba vyléčit jako každé jiné.</text:span></text:p>
        </text:list-item>
      </text:list>
      <text:p text:style-name="P537">Příklad</text:p>
      <text:p text:style-name="P620">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23" text:outline-level="2"><text:bookmark-start text:name="__RefHeading___Toc12878_4230435934"/><text:soft-page-break/>Pád<text:bookmark-end text:name="__RefHeading___Toc12878_4230435934"/></text:h>
      <text:p text:style-name="P297"><text:span text:style-name="T1596">Zranění pádem se hází jako ú</text:span>tok se silou 1 za každý metr pádu a zraněním podle toho, kam <text:span text:style-name="T1597">padáš: od</text:span> <text:span text:style-name="T1598">+</text:span>0 za měkkou lesní půdu <text:span text:style-name="T1599">po</text:span> <text:span text:style-name="T1598">+3</text:span> za nastražené bodce.</text:p>
      <text:list xml:id="list204532695782379" text:continue-list="list2121040273" text:style-name="L84">
        <text:list-item>
          <text:p text:style-name="P1158">Brání se <text:span text:style-name="T1600">hodem</text:span> <text:span text:style-name="T810">Fine</text:span><text:span text:style-name="T871">sa + k6</text:span>.</text:p>
        </text:list-item>
        <text:list-item>
          <text:p text:style-name="P1158">Od zranění se odečítá zbroj.</text:p>
        </text:list-item>
      </text:list>
      <text:h text:style-name="P723" text:outline-level="2"><text:bookmark-start text:name="__RefHeading___Toc13245_3822832400"/>Pasti<text:bookmark-end text:name="__RefHeading___Toc13245_3822832400"/></text:h>
      <text:p text:style-name="P298"><text:span text:style-name="T1601">Při h</text:span>ledání a zneškodňování <text:span text:style-name="T1602">pastí, nebo i při obyčejném průzkumu podzemí či otevírání dveří</text:span> <text:span text:style-name="T1601">popisuj</text:span> <text:span text:style-name="T1602">co mačkáš</text:span>, kam si <text:span text:style-name="T1602">u toho</text:span> stoupá<text:span text:style-name="T1603">š</text:span> a podobně. <text:span text:style-name="T1603">Když při spuštění pasti nejsi v prostoru, který past zasáhne, nic se ti nestane. Když ale naopak uděláš to, co past spouští, tak si rovnou házíš na obranu.</text:span></text:p>
      <text:h text:style-name="P778" text:outline-level="3"><text:bookmark-start text:name="__RefHeading___Toc1633_1936223890"/>Účinek pasti<text:bookmark-end text:name="__RefHeading___Toc1633_1936223890"/></text:h>
      <text:p text:style-name="P299">Při spuštění pasti <text:span text:style-name="T1604">za ni Pán jeskyně</text:span> hází na <text:span text:style-name="T810">útok</text:span>:</text:p>
      <text:list xml:id="list3652020869" text:style-name="L87">
        <text:list-item>
          <text:p text:style-name="P1159">Past má vlastní sílu a zranění. Nepřičítá se žádná vlastnost, jen hod k6.</text:p>
          <text:list>
            <text:list-item>
              <text:p text:style-name="P1160">Pasti si nepočítají bonus za přípravu (ani když je nalíčí postava). Jediná výjimka je v případě, že do ní někdo oběť cíleně naláká<text:span text:style-name="T1605">.</text:span></text:p>
            </text:list-item>
          </text:list>
        </text:list-item>
        <text:list-item>
          <text:p text:style-name="P1159">Všichni zasažení si hází na obranu. Jakou si počítají vlastnost je vždy uvedeno v popisu pasti, obvykle to je Finesa.</text:p>
          <text:list>
            <text:list-item>
              <text:p text:style-name="P1159">Pokud máš štít a dává smysl, že ti pomůže, můžeš se bránit Silou nebo Finesou a přičíst si za něj +1.</text:p>
            </text:list-item>
          </text:list>
        </text:list-item>
      </text:list>
      <text:h text:style-name="P778" text:outline-level="3"><text:bookmark-start text:name="__RefHeading___Toc1635_1936223890"/><text:soft-page-break/>Líčení pastí<text:bookmark-end text:name="__RefHeading___Toc1635_1936223890"/></text:h>
      <text:p text:style-name="P300"><text:span text:style-name="T1606">Když chceš nalíčit past,</text:span> <text:span text:style-name="T1606">popiš</text:span>, jak bude vypadat, z čeho ji vyrábí<text:span text:style-name="T1607">š</text:span> a <text:span text:style-name="T1606">jak</text:span> se bude spouštět. Útok pasti <text:span text:style-name="T1608">bude</text:span> stejný, jako <text:span text:style-name="T1732">kdy</text:span>by<text:span text:style-name="T1609">s</text:span> útočil Finesou s použitím zbraně srovnatelného účinku.</text:p>
      <text:p text:style-name="P537">Příklad</text:p>
      <text:p text:style-name="P620"><text:span text:style-name="T1592">Máš Finesu 3 a vyrobíš</text:span> <text:span text:style-name="T1593">improvizovanou</text:span> past z<text:span text:style-name="T1594">e</text:span> svojí kuše, <text:span text:style-name="T1592">která má 2/3</text:span>. <text:span text:style-name="T1592">Tvoje p</text:span>ast bude mít <text:span text:style-name="T1595">útok</text:span> <text:span text:style-name="T1592">5/3 + k6.</text:span></text:p>
      <text:h text:style-name="P741" text:outline-level="1"><text:bookmark-start text:name="__RefHeading___Toc14155_729341476"/><text:span text:style-name="T1898">Ostražitost</text:span> a plížení<text:bookmark-end text:name="__RefHeading___Toc14155_729341476"/></text:h>
      <text:p text:style-name="P457">/<text:span text:style-name="T1902">* Tohle musí být až za bojem, protože se tu používají úspěchy<text:line-break/>- asi to spíš přepíšu bez úspěchů a dám to do kapitoly </text:span><text:span text:style-name="T1308">Jak se Dračák hraje<text:line-break/></text:span><text:span text:style-name="T1462">- </text:span><text:span text:style-name="T1463">Kontestní použití dovednosti navíc nejspíš sjednotím, takže tady ta pravidla nebudou potřeba.</text:span></text:p>
      <text:p text:style-name="P483">*/</text:p>
      <text:p text:style-name="P456">Aby ses mohl plížit, musí být buď tma, nebo se musíš mít za co schovat. O výsledku rozhoduje, jak je kdo dobrý v<text:span text:style-name="T1893"> </text:span><text:span text:style-name="T889">ostražitost</text:span><text:span text:style-name="T810">i</text:span><text:span text:style-name="T889"> a plížení</text:span><text:span text:style-name="T1893">: Když máš </text:span>tuto dovednost<text:span text:style-name="T1893"> na vyšším stupni než ten, před kým se chceš skrývat, uspěješ automaticky. K</text:span>dyž na nižší<text:span text:style-name="T1898">m</text:span>, tak si tě <text:span text:style-name="T1898">naopak </text:span>určitě všimne.</text:p>
      <text:p text:style-name="P552">Příklad:</text:p>
      <text:p text:style-name="P652">Naria umí základy <text:span text:style-name="T1895">dovednosti</text:span> <text:span text:style-name="T887">ostražitost</text:span><text:span text:style-name="T810"> a plížení</text:span> a chce se <text:span text:style-name="T1894">v noci</text:span> proplížit <text:span text:style-name="T1894">skrz vesnici ke starostovu domu a poslouchat za dveřma, o čem se tam bude mluvit. Nikdo ve vesnici </text:span><text:span text:style-name="T887">ostražitost</text:span><text:span text:style-name="T886"> a plížení</text:span><text:span text:style-name="T972"> </text:span><text:span text:style-name="T973">ne</text:span><text:span text:style-name="T974">má</text:span><text:span text:style-name="T973">, takže se jí to automaticky povede.</text:span></text:p>
      <text:p text:style-name="P453"><text:span text:style-name="T908">Když se snažíš proplížit kolem někdo, kdo má stejný stupeň dovednosti </text:span><text:span text:style-name="T887">ostražitost</text:span><text:span text:style-name="T886"> a plížení</text:span><text:span text:style-name="T908"> jako ty, tak výsledek není jistý – určíte ho tak, že si oba hodíte na Finesu a porovnáte, co vám padlo.</text:span></text:p>
      <text:list xml:id="list1523455196" text:style-name="L88">
        <text:list-item>
          <text:p text:style-name="P1101">Pokud má hledající 1 úspěch, něčeho si všimnul, ale neví, co přesně to je.</text:p>
        </text:list-item>
        <text:list-item>
          <text:p text:style-name="P1101">Když má proti tobě 2 úspěchy, tak dokáže říct, o jakého tvora se jedná (člověk, pes, kudůk).</text:p>
        </text:list-item>
        <text:list-item>
          <text:p text:style-name="P1161"><text:span text:style-name="T908">Když má proti tobě dokonce 3 úspěch</text:span><text:span text:style-name="T975">y</text:span><text:span text:style-name="T908">, tak ví přesně, o koho jde.</text:span></text:p>
        </text:list-item>
      </text:list>
      <text:p text:style-name="P454"><text:soft-page-break/><text:span text:style-name="T908">Ve všech případech to samozřejmě musí dávat smysl: Když se schováváš za dveřmi a dotyčný tě slyší, ale nevidí, tak tě nemá jak poznat </text:span><text:span text:style-name="T976">ani se třemi úspěchy</text:span><text:span text:style-name="T908">.</text:span></text:p>
      <text:h text:style-name="P724" text:outline-level="2"><text:bookmark-start text:name="__RefHeading___Toc14157_729341476"/>Čich a plížení<text:bookmark-end text:name="__RefHeading___Toc14157_729341476"/></text:h>
      <text:p text:style-name="P455">Většina zvířat má lepší čich než člověk, takže tě dokáží zvětřit, i když se sama moc dobře plížit neumí. Čich pro tyto účely dělíme do tří skupin:</text:p>
      <text:list xml:id="list1541800575" text:style-name="L89">
        <text:list-item>
          <text:p text:style-name="P1162">Jako člověk – nedává žádnou výhodu</text:p>
        </text:list-item>
        <text:list-item>
          <text:p text:style-name="P1163">Jak<text:span text:style-name="T1900">o</text:span> kudůk – bere se jako základní stupeň dovednosti</text:p>
          <text:p text:style-name="P977"><text:span text:style-name="T1899">(</text:span>Sem patří většina divokých zvířat: <text:span text:style-name="T1901">j</text:span>elen, kočka apod.<text:span text:style-name="T1899">)</text:span></text:p>
        </text:list-item>
        <text:list-item>
          <text:p text:style-name="P1163">Jako pes – bere se jako pokročilý stupeň dovednosti</text:p>
        </text:list-item>
      </text:list>
      <text:p text:style-name="P552">Příklad:</text:p>
      <text:p text:style-name="P651"><text:span text:style-name="T1896">Kdyby byli ve vesnici psi, Naria by se ke starostovu domu připlížit nedokázala. Psí čich se totiž bere jako pokročilý stupeň dovednosti a Naria má jen základy, takže svůj pach ještě nedokáže tak dobře zamaskovat, psi ji určitě ucítí a začnou štěkat.<text:line-break/><text:tab/>Kdyby byla na vyšší úrovni a měla už pokročilý stupeň </text:span><text:span text:style-name="T810">ostražitosti a </text:span><text:span text:style-name="T888">plížení</text:span><text:span text:style-name="T1897">, Katka by si proti psům házela na Finesu. Pokud si někdy tuto dovednost zvýší dokonce na mistrovský stupeň, dokáže svůj pach zamaskovat tak dobře, že se kolem psů proplíží bez hodu.</text:span></text:p>
      <text:h text:style-name="P742" text:outline-level="1"><text:bookmark-start text:name="__RefHeading___Toc12880_4230435934"/>Léčení <text:span text:style-name="T1616">zranění</text:span><text:bookmark-end text:name="__RefHeading___Toc12880_4230435934"/></text:h>
      <text:p text:style-name="P351">Dobrodružný život je plný nástrah a nebezpečí, takže zranění nejsou pro postavy nic vzácného. Na štěstí ale ve světě Dračáku existují léčivá kouzla a lektvary a také byliny, které léčení výrazně zrychlují.</text:p>
      <text:h text:style-name="P779" text:outline-level="3">Ošetření zranění</text:h>
      <text:p text:style-name="P361">Ošetřením můžeš zranění výrazně zmírnit a napomoci jejich rychlejší léčbě. Zabere to několik minut a jsou k tomu potřeba alespoň základní pomůcky a léčitelské potřeby: čistá voda, alkohol na vyčištění ran, obvazy a podobně.</text:p>
      <text:list xml:id="list1209484932" text:style-name="L90">
        <text:list-item>
          <text:p text:style-name="P1164">Ošetření vrátí 1 <text:span text:style-name="T1616">život</text:span> <text:span text:style-name="T1616">plus stupeň dovednosti </text:span><text:span text:style-name="T882">Ošetřování zranění</text:span>.</text:p>
          <text:list>
            <text:list-item>
              <text:p text:style-name="P1165">Ošetřovat zranění tedy můžeš, i když nemáš dovednost <text:span text:style-name="T810">Ošetřování zranění</text:span>, ale vrátíš tím pouze 1 život.</text:p>
            </text:list-item>
            <text:list-item>
              <text:p text:style-name="P1166">Se začátečnickým <text:span text:style-name="T810">Ošetřováním zraněním</text:span> vrátíš pacientovi 2 životy, s pokročilým <text:span text:style-name="T1936">3</text:span> a s mistrovským stupněm dokonce <text:span text:style-name="T1936">4</text:span> život<text:span text:style-name="T1936">y</text:span>.</text:p>
            </text:list-item>
          </text:list>
        </text:list-item>
        <text:list-item>
          <text:p text:style-name="P1167">Když při ošetřování použiješ léčivé byliny (jsou běžnou součástí cestovní výbavy nebo léčitelských potřeb), výrazně tím zrychlíš následné hojení (viz odstavec <text:span text:style-name="T1291">Účinek</text:span><text:span text:style-name="T1280"> léčivých bylin</text:span> <text:span text:style-name="T1159">&lt;</text:span><text:span text:style-name="T291">ODKAZ</text:span><text:span text:style-name="T1159">&gt;</text:span>).</text:p>
        </text:list-item>
      </text:list>
      <text:p text:style-name="P352"><text:span text:style-name="T1710">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11">é</text:span> zranění.</text:p>
      <text:p text:style-name="P353">Stále má ale smysl ošetřovat nová zranění pomocí léčivých bylin, protože tím zrychlíš následné hojení.</text:p>
      <text:h text:style-name="P780" text:outline-level="3">Neléčená zranění</text:h>
      <text:p text:style-name="P351">Pokud tvá zranění nejsou ošetřena, <text:span text:style-name="T1708">uzdravení</text:span> se může táhnout týdny <text:span text:style-name="T1708">nebo i měsíce</text:span>. <text:span text:style-name="T1709">Vyléčíš si zhruba jeden život za týden strávený v klidu na lůžku.</text:span></text:p>
      <text:h text:style-name="Heading_20_3" text:outline-level="3"><text:span text:style-name="T1731">Účinek</text:span> léčivých bylin</text:h>
      <text:p text:style-name="Text_20_body"><text:span text:style-name="T1707">Pokud jsou tvá zranění ošetřena pomocí léčivých bylin, jednou za den se ti p</text:span>o <text:span text:style-name="T161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62">Vážné zásahy (a nevýhody z nich plynoucí) zmizí, až když si doléčíš všechny ztracené životy <text:span text:style-name="T1712">na maximum</text:span>.</text:p>
      <text:h text:style-name="P781" text:outline-level="3"><text:soft-page-break/><text:span text:style-name="T5">L</text:span><text:span text:style-name="T1">éčivá kouzla a lektvary</text:span></text:h>
      <text:p text:style-name="P116"><text:span text:style-name="T1730">Jakékoliv léčivé</text:span> kouzlo, i kdyby ho seslal někdo jiný, bude znovu na stejný cíl účinkovat až poté, co se dotyčný doléčí do plných životů. <text:span text:style-name="T1730">Obdobně libovolný léčivý lektvar bude na tebe znovu účinkovat až poté, co si doléčíš životy do maxima</text:span>.</text:p>
      <text:list xml:id="list2121621194" text:style-name="L91">
        <text:list-item>
          <text:p text:style-name="P1019">Spolu s pravidlem pro ošetřování zranění to znamená, že dokud si nedoléčíš všechny ztracené životy do maxima, tak si můžeš životy obnovit vyléčit jen třemi způsoby:</text:p>
          <text:list>
            <text:list-item>
              <text:p text:style-name="P1168"><text:span text:style-name="T188">Jednou ti může někdo </text:span><text:span text:style-name="T189">vyléčit část ztracených životů</text:span><text:span text:style-name="T188"> ošetřením tvých zranění.</text:span></text:p>
            </text:list-item>
            <text:list-item>
              <text:p text:style-name="P1169"><text:span text:style-name="T1">Jednou ti někdo může </text:span><text:span text:style-name="T189">vyléčit část ztracených životů</text:span><text:span text:style-name="T1"> léčivým kouzlem.</text:span></text:p>
            </text:list-item>
            <text:list-item>
              <text:p text:style-name="P1169"><text:span text:style-name="T1">Jednou ti může </text:span><text:span text:style-name="T189">část ztracených životů</text:span><text:span text:style-name="T1"> </text:span><text:span text:style-name="T189">vyléčit</text:span><text:span text:style-name="T1"> léčivý lektvar.</text:span></text:p>
            </text:list-item>
          </text:list>
        </text:list-item>
        <text:list-item>
          <text:p text:style-name="P1170"><text:span text:style-name="T1">Na přirozené hojení zranění, ať už podpořené léčivými bylinami nebo ne, se toto omezení nevztahuje. </text:span><text:span text:style-name="T190">Č</text:span><text:span text:style-name="T1">asem se </text:span><text:span text:style-name="T190">tedy</text:span><text:span text:style-name="T1"> můžeš </text:span><text:span text:style-name="T191">samovolně</text:span><text:span text:style-name="T1"> doléčit, i když jsi už vyčerpal všechny tři uvedené metody léčby.</text:span></text:p>
        </text:list-item>
      </text:list>
      <text:h text:style-name="P743" text:outline-level="1"><text:bookmark-start text:name="__RefHeading___Toc12882_4230435934"/>Výbava<text:bookmark-end text:name="__RefHeading___Toc12882_4230435934"/></text:h>
      <text:h text:style-name="P689" text:outline-level="4">Zbraně, zbroje <text:span text:style-name="T1182">a štíty</text:span></text:h>
      <text:p text:style-name="P365">/<text:span text:style-name="T1509">* Přesunuto z boje, zatím needitováno. Asi by tady mohla bejt tabulka. */</text:span></text:p>
      <text:list xml:id="list352941647" text:style-name="L92">
        <text:list-item>
          <text:p text:style-name="P1171">Zbraně mají zranění, které se přičítá pouze v případě zásahu (tedy když hodíš stejně nebo více než tvůj protivník a jako jednu z možností si vybereš ho zranit).</text:p>
        </text:list-item>
        <text:list-item>
          <text:p text:style-name="P1172">Boj beze zbraně má zranění 0 a hází se vždy Silou.</text:p>
        </text:list-item>
        <text:list-item>
          <text:p text:style-name="P1172">Jednoruční lehké zbraně (například dýka) mají zranění +1, dvojruční lehké zbraně (třeba kopí) mají zranění +2. Můžeš si s nimi počítat <text:s/>Sílu nebo Finesu podle svého výběru.</text:p>
        </text:list-item>
        <text:list-item>
          <text:p text:style-name="P1172">Jednoruční těžké zbraně (například palcát nebo bojová sekera) mají zranění +2, dvojruční těžké zbraně (třeba dvojruční meč) mají zranění +3. Počítáš si s nimi vždy Sílu.</text:p>
        </text:list-item>
        <text:list-item>
          <text:p text:style-name="P1173">Improvizované nebo primitivní zbraně (obušek, hůl, kámen, kyj a podobně) mají zranění o 1 nižší (může být i 0 – v tom případě od pěstí liší jen v tom, co přesně můžeš protivníkovi udělat).</text:p>
        </text:list-item>
        <text:list-item>
          <text:p text:style-name="P1172">Pokud máš dvě jednoruční zbraně, ke zranění té, kterou zrovna útočíš, si přičti 1. Pokud je alespoň jedna z nich těžká, počítáš si Sílu. Když jsou obě lehké, můžeš si vybrat mezi Silou a Finesou.</text:p>
        </text:list-item>
        <text:list-item>
          <text:p text:style-name="P1172">Štít snižuje zranění o 1. Můžeš si s ním počítat Sílu nebo Finesu podle svého výběru.</text:p>
        </text:list-item>
        <text:list-item>
          <text:p text:style-name="P117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44" text:outline-level="1"><text:bookmark-start text:name="__RefHeading___Toc12884_4230435934"/><text:span text:style-name="T5">M</text:span><text:span text:style-name="T1">agické předměty</text:span><text:bookmark-end text:name="__RefHeading___Toc12884_4230435934"/></text:h>
      <text:p text:style-name="P349"><text:span text:style-name="T11">V</text:span><text:span text:style-name="T7">lastnosti magických předmětů se projeví až po jejich připoutání.</text:span></text:p>
      <text:list xml:id="list163238352" text:style-name="L93">
        <text:list-item>
          <text:p text:style-name="P1176"><text:span text:style-name="T11">P</text:span><text:span text:style-name="T7">řipoutání zabere 1 kolo </text:span><text:span text:style-name="T21">soustředění</text:span><text:span text:style-name="T7">.</text:span></text:p>
        </text:list-item>
        <text:list-item>
          <text:p text:style-name="P1012">Není možné připoutat předmět, který má připoutaný někdo jiný.</text:p>
        </text:list-item>
        <text:list-item>
          <text:p text:style-name="P117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54"><text:span text:style-name="T11">L</text:span><text:span text:style-name="T7">ektvary není třeba připoutávat, účinkují automaticky po vypití.</text:span></text:p>
      <text:p text:style-name="P114">Svitky (TODO)</text:p>
      <text:list xml:id="list3911343415" text:style-name="L94">
        <text:list-item>
          <text:p text:style-name="P1013">Kouzlo ze svitku může seslat jen povolání, pro které je určeno.</text:p>
        </text:list-item>
        <text:list-item>
          <text:p text:style-name="P1014">Můžeš sesílat jen kouzla, na které máš úroveň (na začátečnických úrovních jen začátečnická, na pokročilých úrovních začátečnická a pokročilá, atd.)</text:p>
        </text:list-item>
        <text:list-item>
          <text:p text:style-name="P117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745" text:outline-level="1"><text:bookmark-start text:name="__RefHeading___Toc12886_4230435934"/>Hraní za postavu<text:bookmark-end text:name="__RefHeading___Toc12886_4230435934"/></text:h>
      <text:p text:style-name="P442">V této kapitole se nebudeme bavit o tom, jak co nejlíp pobíjet nestvůry nebo jak překonávat různé překážky – to by ani nebylo vhodné, protože součástí zábavy ze hry je, na tyhle věci <text:span text:style-name="T1861">spolu se svou postavou</text:span> postupně přicházet <text:span text:style-name="T1847">metodou pokusu a omylu</text:span>. Místo toho se podíváme na to, jak hrát za postavu tak, abys tím bavil <text:span text:style-name="T1848">nejen sebe, ale i</text:span> své spoluhráče a Pána jeskyně.</text:p>
      <text:h text:style-name="P725" text:outline-level="2"><text:bookmark-start text:name="__RefHeading___Toc12888_4230435934"/>Rozlišuj, co víš ty a co tvoje postava<text:bookmark-end text:name="__RefHeading___Toc12888_4230435934"/></text:h>
      <text:p text:style-name="P358">Tvoje postava nezná většinu z toho, co znáš ty. Neumí například pracovat s počítačem a ani netuší, že by něco takového mohlo existovat. Nezná fyzikální zákony a chemické <text:span text:style-name="T1737">reakce</text:span>. <text:span text:style-name="T1717">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85">modrý blesk</text:span><text:span text:style-name="T1717">!“</text:span></text:p>
      <text:h text:style-name="P782" text:outline-level="3">Oddělování <text:span text:style-name="T1718">informací hráče a postavy</text:span></text:h>
      <text:p text:style-name="P359">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719">Při hře bys měl rozlišovat, co opravdu ví tvoje postava a rozhodovat se jen podle toho. Jsou ale případy, kdy to neplatí:</text:span></text:p>
      <text:list xml:id="list123887923" text:style-name="L95">
        <text:list-item>
          <text:p text:style-name="P1178">Vždycky ber v potaz, co bude tvoje rozhodnutí znamenat pro vaše společné hraní. Pokud by ses kvůli tomu například měl rozhádat se svými spoluhráči, rozhodně to nedělej.</text:p>
        </text:list-item>
        <text:list-item>
          <text:p text:style-name="P117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44">Když si nejsi jistý, jestli je něco dobrý nápad, řekni to nahlas a promluvte si o tom společně.</text:p>
      <text:h text:style-name="P782" text:outline-level="3">Opakovaní informací, které už hráči znají</text:h>
      <text:p text:style-name="P445">Pokud chcete hrát opravdu důsledně v rolích, tak byste měli informace zopakovat pokaždé, když je některá z postav slyší poprvé.</text:p>
      <text:p text:style-name="P551">Příklad:</text:p>
      <text:p text:style-name="P650">Naria na výzvědách narazí na tábor skřetů. Pán jeskyně popíše, jak to tam vypadá. <text:span text:style-name="T1849">Ostatní postavy ale neví, co tam</text:span> Naria <text:span text:style-name="T1849">viděla</text:span>, takže až se vrátí do tábora, měla by <text:span text:style-name="T1850">to</text:span> Katka svými slovy zopakovat, <text:span text:style-name="T1851">přestože jste to už všichni slyšeli od Pána jeskyně</text:span>. <text:span text:style-name="T1862">Ostatní hráči teď mohou pracovat s tím, co jim řekla Katka, ale ne s tím, co jí předtím řekl Pán jeskyně.</text:span></text:p>
      <text:p text:style-name="P443">Přeříkávání informací vlastními slovy postav může mít smysl a často bývá docela zábavné:<text:span text:style-name="T1720"> Postava totiž obvykle nemá dokonalou paměť, případně si může své zážitky vyložit po svém, </text:span>což nezřídka vede k zajímavým <text:span text:style-name="T1863">situacím</text:span>. Dejte ale pozor na to šlo vždy o nedorozumění mezi postavami, nikoliv mezi hráči. Pokud něco špatně pochopil hráč, co nejdřív si to vyjasněte.<text:line-break/><text:tab/><text:span text:style-name="T1853">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50">Příklad:</text:p>
      <text:p text:style-name="P650"><text:span text:style-name="T1302">Katka:</text:span><text:span text:style-name="T1852"> </text:span>„Řeknu ostatním, co jsem tam viděla“.</text:p>
      <text:h text:style-name="P782" text:outline-level="3"><text:soft-page-break/>Nenechávejte si své informace pro sebe!</text:h>
      <text:p text:style-name="P437">Představ si, že by Naria na dotaz, co při svém průzkumu viděla, řekla: „Nic zajímavýho.“ Ostatní hráči by teď museli hrát s tím, že jejich postavy o skřetím táboru nevědí. To povede ke dvěma věcem:</text:p>
      <text:list xml:id="list4089350337" text:style-name="L96">
        <text:list-item>
          <text:p text:style-name="P1180">Až na <text:span text:style-name="T1864">tábor</text:span> ostatní postavy narazí, uvědomí si, že jim o něm Naria neřekla, a budou na ni po právu naštvané, protože to je docela důležitá informace.</text:p>
        </text:list-item>
        <text:list-item>
          <text:p text:style-name="P118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38">Pokud by se vám tohle stávalo často, možná byste měli hrát spíš se „společným vědomím“, kdy všichni hráči mohou používat všechny informace, i když je jejich postavy <text:span text:style-name="T1865">nemohou znát</text:span>.</text:p>
      <text:h text:style-name="P782" text:outline-level="3">Hraní se „společným vědomím“</text:h>
      <text:p text:style-name="P444">Striktní oddělování informací hráče a postavy je sice obvyklý a doporučený styl hry, ale není jediný možný. Někteří hráči r<text:span text:style-name="T1866">a</text:span>ději uvažují v taktické rovině a tolik se nevžívají do rolí postav. Pokud vás to tak baví, není na tom nic špatného – nezapomeňte na to ale upozornit případné zájemce o hru ve vaší skupině, <text:span text:style-name="T1867">protože na to nemusejí být zvyklí</text:span>.</text:p>
      <text:h text:style-name="P726" text:outline-level="2"><text:bookmark-start text:name="__RefHeading___Toc12890_4230435934"/>Říkej rovnou, čeho se snažíš dosáhnout<text:bookmark-end text:name="__RefHeading___Toc12890_4230435934"/></text:h>
      <text:p text:style-name="P357">Mnoha nedorozuměním můžeš předejít, když nebudeš pouze popisovat, co děláš, ale řekneš také, čeho se tím snažíš dosáhnout. Představ si následující situaci:</text:p>
      <text:p text:style-name="P650"><text:soft-page-break/><text:span text:style-name="T1303">Katka</text:span><text:span text:style-name="T1288">:</text:span> <text:span text:style-name="T908">„V jedn</text:span><text:span text:style-name="T949">ý</text:span><text:span text:style-name="T908"> z předchozích místností byla hromada dřeva. Nanosím ho sem.“</text:span></text:p>
      <text:p text:style-name="P650"><text:span text:style-name="T1280">Pán jeskyně:</text:span> <text:span text:style-name="T908">„Jasně, není problém. Zabere to pár minut.“</text:span></text:p>
      <text:p text:style-name="P650"><text:span text:style-name="T1303">Katka</text:span><text:span text:style-name="T1288">:</text:span><text:span text:style-name="T1573"> </text:span><text:span text:style-name="T949">„Zapálím ho.“</text:span></text:p>
      <text:p text:style-name="P650"><text:span text:style-name="T1288">Pán jeskyně:</text:span><text:span text:style-name="T1573"> </text:span><text:span text:style-name="T949">„Hele, to asi nepůjde. </text:span><text:span text:style-name="T970">T</text:span><text:span text:style-name="T949">o dřevo tam prakticky leželo ve vodě. Je totálně nasáklý a napůl shnilý.“</text:span></text:p>
      <text:p text:style-name="P436"><text:span text:style-name="T969">Naria</text:span><text:span text:style-name="T949"> by si určitě všimla, že nosí dřevo, které rozhodně nepůjde zapálit. Pán jeskyně ale nevěděl, že </text:span><text:span text:style-name="T962">zrovna</text:span><text:span text:style-name="T949"> </text:span><text:span text:style-name="T962">to chce udělat</text:span><text:span text:style-name="T949">, takže neměl důvod to </text:span><text:span text:style-name="T969">Katce</text:span><text:span text:style-name="T949"> říct.<text:line-break/><text:tab/></text:span><text:span text:style-name="T950">Podobná nedorozumění jsou nepříjemná zvláště v boji. </text:span><text:span text:style-name="T1027">Ř</text:span><text:span text:style-name="T1288">íkej proto vždycky nahlas, </text:span><text:span text:style-name="T1304">čeho se</text:span><text:span text:style-name="T1288"> snažíš </text:span><text:span text:style-name="T1304">dosáhnout</text:span><text:span text:style-name="T1280">.</text:span></text:p>
      <text:list xml:id="list2139455727" text:style-name="L97">
        <text:list-item>
          <text:p text:style-name="P1182">Zapojíš tím do hry ostatní hráče, mohou pak nad tím přemýšlet také.</text:p>
        </text:list-item>
        <text:list-item>
          <text:p text:style-name="P1182"><text:span text:style-name="T908">Pán jeskyně ti </text:span><text:span text:style-name="T949">díky tomu bude moci</text:span><text:span text:style-name="T908"> rovnou říct, </text:span><text:span text:style-name="T971">jestli to</text:span><text:span text:style-name="T908"> bude fungovat a případně navrhnout alternativu.</text:span></text:p>
        </text:list-item>
      </text:list>
      <text:h text:style-name="P727" text:outline-level="2"><text:bookmark-start text:name="__RefHeading___Toc12892_4230435934"/><text:span text:style-name="T1870">Rozhodování</text:span> v roli a mimo ni<text:bookmark-end text:name="__RefHeading___Toc12892_4230435934"/></text:h>
      <text:p text:style-name="P446">Velká část tvých rozhodnutí <text:span text:style-name="T1868">bude</text:span> „v roli“ <text:span text:style-name="T1855">neboli „za postavu“</text:span>: Co <text:span text:style-name="T1869">tvoje postava udělá</text:span>, jak si poradí s nějakým problémem, jestli bude lhát nebo řekne pravdu atd. <text:span text:style-name="T185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854">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728" text:outline-level="2"><text:bookmark-start text:name="__RefHeading___Toc12894_4230435934"/>Stav svou postavu do nepříjemných situací<text:bookmark-end text:name="__RefHeading___Toc12894_4230435934"/></text:h>
      <text:p text:style-name="P446">-<text:span text:style-name="T1871">MARK-</text:span></text:p>
      <text:h text:style-name="P745" text:outline-level="1"><text:bookmark-start text:name="__RefHeading___Toc12896_4230435934"/>Hraní družiny<text:bookmark-end text:name="__RefHeading___Toc12896_4230435934"/></text:h>
      <text:h text:style-name="P726" text:outline-level="2"><text:bookmark-start text:name="__RefHeading___Toc12898_4230435934"/><text:span text:style-name="T1860">Spřádejte</text:span> plány a <text:span text:style-name="T1860">určujte</text:span> si cíle<text:bookmark-end text:name="__RefHeading___Toc12898_4230435934"/></text:h>
      <text:p text:style-name="P450">/<text:span text:style-name="T1877">* Tohle možná není do hraní za postavu, ale do hraní za družinu... */</text:span></text:p>
      <text:p text:style-name="P450">- <text:span text:style-name="T1859">budete tím sami určovat směřování příběhu.</text:span></text:p>
      <text:p text:style-name="P450">- <text:span text:style-name="T1859">usnadníte tím Pánovi jeskyně přípravu (bude vědět, co může očekávat).</text:span></text:p>
      <text:h text:style-name="P783" text:outline-level="3">Pracujte na získání společné základny</text:h>
      <text:list xml:id="list215715005" text:style-name="L98">
        <text:list-item>
          <text:p text:style-name="P1183">Vezměte si za svůj cíl, pořídit si dům, tvrz, nebo třeba loď.</text:p>
          <text:list>
            <text:list-item>
              <text:p text:style-name="P1183">Když budete něco vlastnit, bude vám na tom záležet a budete se také díky tomu zajímat o dění kolem.</text:p>
            </text:list-item>
            <text:list-item>
              <text:p text:style-name="P1183">Získávání majetku může být navíc zajímavé samo o sobě.</text:p>
            </text:list-item>
          </text:list>
        </text:list-item>
        <text:list-item>
          <text:p text:style-name="P1184">Buďte součástí nějaké širší organizace: žoldnéřské kumpanie, šlechtického panství, města a podobně.</text:p>
          <text:list>
            <text:list-item>
              <text:p text:style-name="P1184">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729" text:outline-level="2"><text:bookmark-start text:name="__RefHeading___Toc12902_4230435934"/>Obecné rady<text:bookmark-end text:name="__RefHeading___Toc12902_4230435934"/></text:h>
      <text:h text:style-name="Heading_20_3" text:outline-level="3">Be fan of player characters</text:h>
      <text:p text:style-name="P431">(chce to napsat nějak jinak, ale na Quentinově pohledu určitě něco je.)</text:p>
      <text:h text:style-name="P784" text:outline-level="3">Buď fér</text:h>
      <text:p text:style-name="P304">Nikomu nenadržuj, nedělej hráčům naschvály. Nepodváděj, a to ani když to myslíš dobře a chceš hráčům pomoct.</text:p>
      <text:h text:style-name="P784" text:outline-level="3">Hraj otevřeně</text:h>
      <text:p text:style-name="P305">Kostky házej <text:span text:style-name="T1618">tak</text:span>, aby na ně hráči dobře viděli.</text:p>
      <text:p text:style-name="P315">TODO: Zvážit a případně přeformulovat.</text:p>
      <text:p text:style-name="P333">Počítej nahlas všechny výhody a nevýhody, a to jak postavám, tak jejich protivníkům.</text:p>
      <text:h text:style-name="P785" text:outline-level="3">Když někdo udělá chybu</text:h>
      <text:p text:style-name="P306">Když uděláš chybu ty, řekni to nahlas a omluv se za to. Když udělá chybu jiný hráč, <text:span text:style-name="T1619">tak mu to řekni, ale</text:span> nevyčítej mu to. V každém případě si o tom promluvte a domluvte se, jak náprava chyby změní situaci ve hře.</text:p>
      <text:h text:style-name="P784" text:outline-level="3"><text:soft-page-break/>Pomáhej hráčům, <text:span text:style-name="T1620">ale ne postavám</text:span></text:h>
      <text:p text:style-name="P30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84" text:outline-level="3">Neraď hráčům, co mají <text:span text:style-name="T1621">dělat</text:span> jejich postavy</text:h>
      <text:p text:style-name="P314">Když se hráči zaseknou:</text:p>
      <text:list xml:id="list3532041584" text:style-name="L99">
        <text:list-item>
          <text:p text:style-name="P1185">Můžeš zopakovat věci, které postavy vidí nebo <text:span text:style-name="T1622">vědí</text:span>.</text:p>
          <text:list>
            <text:list-item>
              <text:p text:style-name="P978">„Nahoře byly dřevěné trámy.“</text:p>
            </text:list-item>
          </text:list>
        </text:list-item>
        <text:list-item>
          <text:p text:style-name="P1186">Můžeš připomenout, co postavy dokáží:</text:p>
          <text:list>
            <text:list-item>
              <text:p text:style-name="P979">„Jsi tesař, určitě dokážeš vyrobit žebřík.“</text:p>
            </text:list-item>
          </text:list>
        </text:list-item>
        <text:list-item>
          <text:p text:style-name="P1102">Můžeš také nápady hráčů rozvádět a upřesňovat:</text:p>
          <text:list>
            <text:list-item>
              <text:p text:style-name="P980">„<text:span text:style-name="T1623">Ze shnilého dřeva asi žebřík nepostavíš, ale o místnost předem byl velkej stůl, z toho by to možná šlo.</text:span>“</text:p>
            </text:list-item>
          </text:list>
        </text:list-item>
      </text:list>
      <text:p text:style-name="P231">Neříkej jim ale přímo, co mají dělat. Když řekneš třeba: <text:span text:style-name="T810">„</text:span><text:span text:style-name="T872">P</text:span><text:span text:style-name="T810">ostav žebřík, jsi přece tesař“</text:span>, <text:span text:style-name="T1623">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30" text:outline-level="2"><text:bookmark-start text:name="__RefHeading___Toc13253_3822832400"/>Situační rozhodnutí<text:bookmark-end text:name="__RefHeading___Toc13253_3822832400"/></text:h>
      <text:p text:style-name="P308">/*</text:p>
      <text:p text:style-name="P308"><text:soft-page-break/>TODO: Tenhle text se mi nelíbí (ale nemám teď sílu napsat to líp). <text:span text:style-name="T1624">Asi bych úplně vyhodil, co pravidla řeší a neřeší.</text:span></text:p>
      <text:list xml:id="list713725566" text:style-name="L100">
        <text:list-item>
          <text:p text:style-name="P1187">Prostě se domluv s hráči a rozhodni, situaci od situace.</text:p>
        </text:list-item>
        <text:list-item>
          <text:p text:style-name="P1187">Nevymýšlej nová pravidla, <text:span text:style-name="T1625">interpretuj ta stávající.</text:span></text:p>
        </text:list-item>
      </text:list>
      <text:p text:style-name="P309">*/</text:p>
      <text:p text:style-name="P310">Pravidla jsou jako zákony: <text:span text:style-name="T1626">Je dobré se jimi řídit, aby hra byla férová a zábavná pro všechny</text:span>. <text:span text:style-name="T1626">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093232108" text:style-name="L101">
        <text:list-item>
          <text:p text:style-name="P1188">Snaž se hráčům vycházet vstříc. <text:span text:style-name="T1627">Když si nejsi absolutně jistý, že to, co hráč navrhuje, nemůže fungovat, kývni, že to fungovat bude.</text:span></text:p>
        </text:list-item>
        <text:list-item>
          <text:p text:style-name="P1189">I když si jistý jsi, ale všichni ostatní hráči se shodnou na opaku, je lepší dát na ně.</text:p>
          <text:list>
            <text:list-item>
              <text:p text:style-name="P1190">Mysli na to, že hrajete ve vymyšleném světě. Mnohem důležitější, než aby fungoval naprosto realisticky, je, aby hráče hra bavila.</text:p>
            </text:list-item>
          </text:list>
        </text:list-item>
      </text:list>
      <text:p text:style-name="P311">TODO: Nevytvářej nová pravidla. Vyber nějaké z existujících, nebo o výsledku rovnou rozhodni.</text:p>
      <text:h text:style-name="P784" text:outline-level="3"><text:soft-page-break/>Po<text:span text:style-name="T1628">čítání</text:span> vlastností</text:h>
      <text:p text:style-name="P312"><text:span text:style-name="T1629">J</text:span>ak<text:span text:style-name="T1630">á</text:span> se kd<text:span text:style-name="T1630">y</text:span> počítá <text:span text:style-name="T1630">vlastnost, není tesané do kamene</text:span>. <text:span text:style-name="T1631">Ba právě naopak: Je tvým úkolem zohledňovat konkrétní situaci ve vaší hře.</text:span> Ber při tom v úvahu názor hráčů a to, jak akci popíšou: Když například někdo kličkuje mezi překážkami, může si určitě na <text:span text:style-name="T810">útěk</text:span> z boje hodit Finesou, přestože běh je normálně od Síly.</text:p>
      <text:list xml:id="list793997644" text:style-name="L102">
        <text:list-item>
          <text:p text:style-name="P1191"><text:span text:style-name="T1289">Určitě ale neměň, čím se hází na</text:span><text:span text:style-name="T1632"> </text:span><text:span text:style-name="T873">útok</text:span><text:span text:style-name="T951"> </text:span><text:span text:style-name="T952">(ať už kouzlem, zbraní nebo čímkoliv jiným)</text:span><text:span text:style-name="T951">,</text:span><text:span text:style-name="T1632"> protože to může nabourat rovnováhu hry.</text:span></text:p>
          <text:list>
            <text:list-item>
              <text:p text:style-name="P1192">Mohlo by se třeba stát, že všichni hráči budou maxovat Sílu, protože se nic jiného nevyplatí.</text:p>
            </text:list-item>
          </text:list>
        </text:list-item>
      </text:list>
      <text:p text:style-name="P313">Když ale nejde o útok, tak se neboj hráčům povolit cokoliv, co dává smysl.</text:p>
      <text:h text:style-name="P784" text:outline-level="3">Přidělování výhod a nevýhod</text:h>
      <text:p text:style-name="P312">Co se kdy počítá za výhody a nevýhody, <text:span text:style-name="T1633">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4105470105" text:style-name="L103">
        <text:list-item>
          <text:p text:style-name="P1193">Když se hráč rozhoduje, co by mohl udělat, <text:span text:style-name="T1634">můžeš</text:span> mu <text:span text:style-name="T1634">připomenout</text:span>, jaké má jeho postava možnosti:</text:p>
          <text:list>
            <text:list-item>
              <text:p text:style-name="P981">„V místnosti jsou sloupy, za které by se šlo schovat.“</text:p>
            </text:list-item>
          </text:list>
        </text:list-item>
      </text:list>
      <text:h text:style-name="P784" text:outline-level="3">Kreativní použití kouzel</text:h>
      <text:p text:style-name="P303">TODO</text:p>
      <text:p text:style-name="P303"><text:soft-page-break/>/* Možná to spíš hodit do části pro hráče. Smyslem je, abych nemusel všechna možná použití vypisovat na karty kouzel. */</text:p>
      <text:p text:style-name="P303">Kouzlem <text:span text:style-name="T810">Vzplanutí</text:span> je například možné něco zapálit, kouzlem <text:span text:style-name="T810">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16">Karty se rámečkem s drobounkými stříbrnými runami představují magické předměty a kouzla. Když některá z postav holou rukou dotkne libovolného z těchto předmětů, ucítí jemné brnění.</text:p>
      <text:list xml:id="list1622272924" text:style-name="L104">
        <text:list-item>
          <text:p text:style-name="P1194">Až se to poprvé stane, nezapomeň to hráčům popsat.</text:p>
        </text:list-item>
        <text:list-item>
          <text:p text:style-name="P1195">Postavy takto poznají, jestli je libovolný předmět magický, musí se jej ale na to dotknout.</text:p>
        </text:list-item>
      </text:list>
      <text:p text:style-name="P317"><text:span text:style-name="T1635">Předmět se následně pokusí s postavou</text:span> „sladit“. <text:span text:style-name="T1636">Ta to může odmítnout, v tom případě se nic nestane. Když tomu nechá volný průběh, brnění se změní v příjemný, hřejivý pocit. Od té chvíle má postava předmět </text:span><text:span text:style-name="T874">připoutaný</text:span><text:span text:style-name="T1636">.</text:span></text:p>
      <text:list xml:id="list3857305044" text:style-name="L105">
        <text:list-item>
          <text:p text:style-name="P1196"><text:span text:style-name="T1635">Připoutání předmětu zabere jedno kolo </text:span><text:span text:style-name="T875">soustředění</text:span><text:span text:style-name="T1637">.</text:span></text:p>
        </text:list-item>
        <text:list-item>
          <text:p text:style-name="P1197"><text:span text:style-name="T1638">Na odpoutání stačí pomyslet (nestojí to akci)</text:span>.</text:p>
        </text:list-item>
      </text:list>
      <text:p text:style-name="P317">Některé předměty není možné připoutat. <text:span text:style-name="T1639">Při dotyku se s postavou nepokusí sladit</text:span>.</text:p>
      <text:list xml:id="list3313361822" text:style-name="L106">
        <text:list-item>
          <text:p text:style-name="P1198">Není možné připoutat předmět, který má již připoutaný někdo jiný.</text:p>
        </text:list-item>
        <text:list-item>
          <text:p text:style-name="P1198">Připoutat také nejdou různé <text:span text:style-name="T1640">magické</text:span> pasti, <text:span text:style-name="T1640">očarované</text:span> truhly a podobně, které jsou „pořád aktivní“.</text:p>
        </text:list-item>
      </text:list>
      <text:p text:style-name="P318"><text:soft-page-break/>Předměty přestanou být připoutané, když postava umře. <text:span text:style-name="T1641">Spánek ani bezvědomí ale připoutání nezruší.</text:span></text:p>
      <text:h text:style-name="P786" text:outline-level="3">Jak postava pozná, co předmět dělá?</text:h>
      <text:p text:style-name="P319">Když si postava připoutá nějaký magický předmět <text:span text:style-name="T1642">(včetně lektvarů a svitků s kouzly)</text:span>, tak tím také zjistí, jak se používá a co dělá. Můžeš tedy rovnou dát hráči <text:span text:style-name="T1643">příslušnou</text:span> kartu <text:span text:style-name="T1643">a pokud je to kouzlo, tak mu také vysvětlit, jak se sesílá (viz následující odstavec)</text:span>.</text:p>
      <text:list xml:id="list3739908853" text:style-name="L107">
        <text:list-item>
          <text:p text:style-name="P1199">Některé magické předměty <text:span text:style-name="T1644">skrývají, co umí</text:span>, případně <text:span text:style-name="T1645">o sobě</text:span> neprozradí úplně všechno. <text:span text:style-name="T1645">Co dělají a jak se používají, musí postavy zjistit jinak – například si to přečíst v nějaké staré knize.</text:span></text:p>
          <text:list>
            <text:list-item>
              <text:p text:style-name="P1200"><text:span text:style-name="T1646">Na kartě je pak napsáno například: </text:span><text:span text:style-name="T876">Magický předmět neznámé funkce</text:span><text:span text:style-name="T810">.</text:span></text:p>
            </text:list-item>
          </text:list>
        </text:list-item>
      </text:list>
      <text:p text:style-name="P232">Lektvary účinkují, i když nejsou připoutané. Připoutat ale jdou a postava tím zjistí, co lektvar dělá.</text:p>
      <text:h text:style-name="P787" text:outline-level="3">Sesílání kouzel <text:span text:style-name="T1652">ze svitků</text:span></text:h>
      <text:p text:style-name="P323"><text:span text:style-name="T1648">Aby mohla postava seslat kouzlo, musí si nejprve připoutat svitek, na kterém je napsané. Na to se jej musí dotknout a strávit jedno kolo </text:span><text:span text:style-name="T877">soustředěním</text:span><text:span text:style-name="T953"> </text:span><text:span text:style-name="T954">(stejně jako když připoutává jakýkoliv jiný magický předmět)</text:span><text:span text:style-name="T953">.</text:span></text:p>
      <text:list xml:id="list3991370128" text:style-name="L108">
        <text:list-item>
          <text:p text:style-name="P1103">Svitky s kouzly a rituály jsou magické předměty počítají se tedy do počtu předmětů, které může mít postava současně připoutané.</text:p>
        </text:list-item>
      </text:list>
      <text:p text:style-name="P323"><text:span text:style-name="T1648">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78">zaklínací formuli</text:span><text:span text:style-name="T1649">, která je </text:span><text:soft-page-break/><text:span text:style-name="T1649">uvedená na kartě s kouzlem.<text:line-break/><text:tab/>Formuli ovšem nemusí vyslovit hned. Kouzlo tedy může mít připravené a kdykoliv později jej seslat vyslovením zaklínací formule, což vyžaduje jen jedno kolo </text:span><text:span text:style-name="T877">soustředění</text:span><text:span text:style-name="T1648">.</text:span></text:p>
      <text:list xml:id="list4040091985" text:style-name="L109">
        <text:list-item>
          <text:p text:style-name="P1201">Při vyslovení zaklínací formule <text:span text:style-name="T1650">postava</text:span> nemusí svitek držet, dokonce jej ani nemusí mít u sebe (při připoutávání a čtení kouzla samozřejmě ano).</text:p>
        </text:list-item>
        <text:list-item>
          <text:p text:style-name="P1203">Když si postava svitek odpoutá a znovu připoutá, kouzlo přestane být připravené. Před použitím ho musí znovu celé přečíst.</text:p>
        </text:list-item>
      </text:list>
      <text:p text:style-name="P320">Když chce <text:span text:style-name="T1651">postava</text:span> kouzlo seslat znovu, musí opět přečíst celý text svitku.</text:p>
      <text:list xml:id="list3225319347" text:style-name="L110">
        <text:list-item>
          <text:p text:style-name="P1202">Od druhé úrovně si postavy mohou připoutat víc magických předmětů současně, takže mohou mít připravených víc kouzel a každé z nich seslat v jednom kole.</text:p>
        </text:list-item>
      </text:list>
      <text:p text:style-name="P321">Rituály sesílací formuli nemají, nejdou tedy připravit a dokončit později. Účinkují vždy hned po dokončení sesílání.</text:p>
      <text:h text:style-name="Heading_20_3" text:outline-level="3">Sesílání kouzel z hůlek</text:h>
      <text:p text:style-name="P322">Hůlky, magické prsteny a podobně mohou také umožňovat sesílat kouzla. Na rozdíl od svitků na nich ale není kouzlo celé napsané, je tam jen <text:span text:style-name="T810">sesílací formule</text:span>. Stejně jako u svitků si ale postava předmět musí nejdříve připoutat.</text:p>
      <text:list xml:id="list2808895067" text:style-name="L111">
        <text:list-item>
          <text:p text:style-name="P1204">Kouzla z hůlek, prstenů a podobných předmětů není třeba připravovat. Sesílají se rovnou vyslovením <text:span text:style-name="T810">sesílací formule</text:span>.</text:p>
        </text:list-item>
        <text:list-item>
          <text:p text:style-name="P1204">Jsou vždy ale o poznání slabší než kouzla na svitcích.</text:p>
        </text:list-item>
      </text:list>
      <text:h text:style-name="Heading_20_3" text:outline-level="3"><text:soft-page-break/>Sesílání kouzel z holí</text:h>
      <text:p text:style-name="P233">Některé kouzelné hole, případně jiné <text:span text:style-name="T1647">podobné</text:span> předměty, umožňují bez přípravy sesílat kouzla v plné síle. Mají vždy v sobě vsazené drahokamy zářící vnitřním světlem. Po každém seslání kouzla (vyslovením <text:span text:style-name="T810">zaklínací formule</text:span>) jeden z těchto drahokamů pohasne. Kouzlo nejde seslat, když už žádný nezáří.</text:p>
      <text:h text:style-name="P731" text:outline-level="2"><text:bookmark-start text:name="__RefHeading___Toc12906_4230435934"/>Putování<text:bookmark-end text:name="__RefHeading___Toc12906_4230435934"/></text:h>
      <text:p text:style-name="P368"><text:span text:style-name="T94">K</text:span><text:span text:style-name="T1">dyž postavy někam putují, jsou v zásadě tři možnosti, jak k tomu můžeš přistoupit:</text:span></text:p>
      <text:list xml:id="list3507658342" text:style-name="L112">
        <text:list-item>
          <text:p text:style-name="P1020">Shrnout to jednou větou: „Po týdnu jste dorazili do hlavního města. Po cestě se nic zajímavého nestalo“.</text:p>
        </text:list-item>
        <text:list-item>
          <text:p text:style-name="P1020">Určit úvahou, k čemu po cestě dojde.</text:p>
        </text:list-item>
        <text:list-item>
          <text:p text:style-name="P1020">Hodit si na to kostkou.</text:p>
        </text:list-item>
      </text:list>
      <text:p text:style-name="P118">První možnost se hodí, když cesta není zajímavá z hlediska příběhu, a odehrává se v bezpečných končinách.</text:p>
      <text:h text:style-name="P788" text:outline-level="3">Připravená událost</text:h>
      <text:p text:style-name="P369"><text:span text:style-name="T198">Setkání nebo událost si připrav předem</text:span><text:span text:style-name="T1">, pokud chceš nějak posunout příběh, </text:span><text:span text:style-name="T197">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71"><text:span text:style-name="T195">N</text:span><text:span text:style-name="T1">áhodné setkání znamená, </text:span><text:span text:style-name="T204">že si </text:span><text:span text:style-name="T1">dopředu </text:span><text:span text:style-name="T204">připravíš</text:span><text:span text:style-name="T1"> několik možností, co se po cestě může stát. Při hře si potom hodíš kostkou a odehraješ to, co padlo. </text:span><text:span text:style-name="T204">N</text:span><text:span text:style-name="T1">apříklad:</text:span></text:p>
      <text:p text:style-name="P673">(1)<text:tab/>přepadení postav<text:line-break/>(2)<text:tab/>přepadení jiné výpravy<text:line-break/>(3)<text:tab/>útok nebezpečné nestvůry<text:line-break/>(4 – 6)<text:tab/>nic se nestalo</text:p>
      <text:p text:style-name="P370"><text:span text:style-name="T1">V tomto případě hráčům </text:span><text:span text:style-name="T205">před hodem</text:span><text:span text:style-name="T1"> neříkej, co znamenají jednotlivé možnosti, ale řekni jim, že házíš na náhodné setkání.<text:line-break/><text:tab/></text:span><text:span text:style-name="T199">Smyslem </text:span><text:span text:style-name="T200">tohoto</text:span><text:span text:style-name="T199"> hodu je vytvořit dojem, že herní svět funguje sám o sobě, a že události nezávisí na tvojí libovůli, nebo alespoň ne všechny. </text:span><text:span text:style-name="T201">Hodí se,</text:span><text:span text:style-name="T195"> zejména když se postavy vydávají do nebezpečných končin.<text:line-break/><text:tab/></text:span><text:span text:style-name="T19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2">příležitost</text:span><text:span text:style-name="T1"> své protivníky přechytračit – můžeš třeba nejdřív zmínit ohořelé pozůstatky vozu, nebo jiné zmínky, že zde v nedávné době došlo k přepadení. </text:span><text:span text:style-name="T203">Hráči pak budou moci</text:span><text:span text:style-name="T1"> vyslat </text:span><text:span text:style-name="T203">zvědy</text:span><text:span text:style-name="T1"> a zjistit předem, že na ně někdo číhá.</text:span></text:p>
      <text:h text:style-name="P732" text:outline-level="2"><text:bookmark-start text:name="__RefHeading___Toc12908_4230435934"/>Překonávání překážek<text:bookmark-end text:name="__RefHeading___Toc12908_4230435934"/></text:h>
      <text:p text:style-name="P324">Na <text:span text:style-name="T1653">překonávání překážek</text:span> se nehá<text:span text:style-name="T1654">zí</text:span>. Cílem není dobře si hodit na kostce, ale vymyslet, jak si s <text:span text:style-name="T1655">problémem</text:span> poradit.</text:p>
      <text:h text:style-name="P690" text:outline-level="4"><text:soft-page-break/>Přeskakování propasti</text:h>
      <text:p text:style-name="P32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277911283" text:style-name="L113">
        <text:list-item>
          <text:p text:style-name="P1205">Je to dost daleko, ale zvládne to každý, kdo nemá vážné zranění a odloží veškerou zátěž.</text:p>
        </text:list-item>
      </text:list>
      <text:p text:style-name="P330"><text:span text:style-name="T1656">Když se tě pak hráč zeptá </text:span><text:span text:style-name="T879">„Jak je to </text:span><text:span text:style-name="T880">ta díra široká</text:span><text:span text:style-name="T879">?“</text:span><text:span text:style-name="T957">, můžeš odpovědět třeba takhle:</text:span></text:p>
      <text:p text:style-name="P286"><text:tab/>„Asi to všichni zvládnete přeskočit, ale je to fakt docela daleko a není tu moc místa k roz<text:span text:style-name="T1657">e</text:span>běhu. <text:span text:style-name="T1658">Bude to dost natěsno.</text:span>“</text:p>
      <text:p text:style-name="P287"><text:span text:style-name="T958">Je možné, že si hráči nesprávně vyloží, co jsi tím popisem myslel. </text:span><text:span text:style-name="T908">Nikdy nepředpokládej, že chce postava dobrovolně skočit do propasti, vždycky hráči </text:span><text:span text:style-name="T959">jasně</text:span><text:span text:style-name="T908"> řekni, že se chce pokusit o něco nemožného, </text:span><text:span text:style-name="T960">respektive smrtelného</text:span><text:span text:style-name="T908">:</text:span></text:p>
      <text:p text:style-name="P288"><text:tab/>„Hele, s batohem na zádech to určitě nedáš.“</text:p>
      <text:p text:style-name="P288"><text:tab/>„Ty chceš skákat s probodnutým břichem? To si můžeš rovnou dole vykopat hrob.“</text:p>
      <text:p text:style-name="P234">Ale můžeš taky říct:</text:p>
      <text:p text:style-name="P289"><text:tab/>„Asi to půjde i s batohem, ale nejspíš se na druhé straně zachytíš jen rukama a nohy ti budou viset dolů.“</text:p>
      <text:p text:style-name="P235">Tímhle popisem dáš hráči možnost překonat překážku za cenu toho, že se dostane do jiné problematické situace. Může to být zajímavé, například pokud postavu někdo pronásleduje.</text:p>
      <text:h text:style-name="P690" text:outline-level="4">Šplhání</text:h>
      <text:p text:style-name="P326">Pro šplhání platí to samé, co pro přeskakování: Nehází se, ale mohou nastat problémy, které bude hráč muset nějak překonat:</text:p>
      <text:list xml:id="list2462418575" text:style-name="L114">
        <text:list-item>
          <text:p text:style-name="P1206"><text:soft-page-break/>Stěna je tak příkrá, že na ni bez pomůcek </text:p>
        </text:list-item>
      </text:list>
      <text:h text:style-name="P789" text:outline-level="3">Může vůbec postava <text:span text:style-name="T1659">spadnout</text:span>?</text:h>
      <text:p text:style-name="P327">Postava může <text:span text:style-name="T1660">odněkud</text:span> spadnout jen v jednom z těchto případů:</text:p>
      <text:list xml:id="list2646783592" text:style-name="L115">
        <text:list-item>
          <text:p text:style-name="P1207">J<text:span text:style-name="T1661">d</text:span>e o past <text:span text:style-name="T1662">a hráč neuspěje v hodu na obranu</text:span>.</text:p>
        </text:list-item>
        <text:list-item>
          <text:p text:style-name="P1207">Někdo ji shodí <text:span text:style-name="T1663">(viz akce </text:span><text:span text:style-name="T881">zatlačení</text:span><text:span text:style-name="T1663">)</text:span>.</text:p>
        </text:list-item>
        <text:list-item>
          <text:p text:style-name="P1207">Rozhodne se <text:span text:style-name="T1664">tak</text:span> její hráč.</text:p>
        </text:list-item>
      </text:list>
      <text:h text:style-name="P789" text:outline-level="3"><text:span text:style-name="T1665">R</text:span>ozbilo se ti něco?</text:h>
      <text:p text:style-name="P328">Při různém skákání, <text:span text:style-name="T1666">šplhání</text:span> a padání tě může svádět říct něco ve stylu:</text:p>
      <text:p text:style-name="P328"><text:tab/><text:span text:style-name="T810">„Rozbily se ti ty flakónky, co máš v batohu“.</text:span></text:p>
      <text:p text:style-name="P329">To bys ale dělat neměl. <text:span text:style-name="T1667">Když to totiž řekneš takhle, tak hráči nedáš možnost pro něj nepříjemný výsledek jakkoliv ovlivnit a bude to znít, jako že jsi mu to způsobil ty.</text:span></text:p>
      <text:list xml:id="list307398597" text:style-name="L116">
        <text:list-item>
          <text:p text:style-name="P1208">Pokud tě napadne předem, že by se postavě mohlo něco rozbít, nabídni to hráči <text:span text:style-name="T1668">jako cenu za bezpečné provedení akce</text:span>:</text:p>
          <text:list>
            <text:list-header>
              <text:p text:style-name="P982">„Když dole uděláš parakotoul, nic se ti nestane, ale asi to nepřežijou křehké věci, co máš v torně. Chceš to udělat?“</text:p>
            </text:list-header>
          </text:list>
        </text:list-item>
        <text:list-item>
          <text:p text:style-name="P1208">Když tě to napadne až potom, co výsledek popíšeš, neoznamuj to jako hotovou věc, ale nech na hráči, ať si sám rozhodne, co (a jestli) se mu rozbilo:</text:p>
          <text:list>
            <text:list-header>
              <text:p text:style-name="P983">„<text:span text:style-name="T1669">Hele, jak jsi dole udělal parakotoul, tak jsi určitě dal svý torně zabrat. Nerozbilo se ti něco?</text:span>“</text:p>
            </text:list-header>
          </text:list>
        </text:list-item>
      </text:list>
      <text:p text:style-name="P330"><text:soft-page-break/><text:span text:style-name="T955">Když dáš hráči najevo, že spoléháš na jeho úsudek, </text:span><text:span text:style-name="T956">velmi pravděpodobně si rozbité věci popíše sám. Pokud to ale odmítne, nenuť ho do toho.</text:span></text:p>
      <text:h text:style-name="P733" text:outline-level="2"><text:bookmark-start text:name="__RefHeading___Toc12910_4230435934"/>Vedení soubojů<text:bookmark-end text:name="__RefHeading___Toc12910_4230435934"/></text:h>
      <text:h text:style-name="Heading_20_3" text:outline-level="3"><text:span text:style-name="T1574">Z</text:span>áměr<text:span text:style-name="T1574">y</text:span></text:h>
      <text:p text:style-name="P291"><text:span text:style-name="T757">T</text:span><text:span text:style-name="T291">ODO (pro PJ): </text:span><text:span text:style-name="T758">Na začá</text:span><text:span text:style-name="T759">t</text:span><text:span text:style-name="T758">ku každého kola boje vždycky </text:span><text:span text:style-name="T760">jednoho po druhém projdi všechny hráče, na každého se</text:span><text:span text:style-name="T758"> </text:span><text:span text:style-name="T760">podívej </text:span><text:span text:style-name="T758">zeptej </text:span><text:span text:style-name="T760">se</text:span><text:span text:style-name="T758">, co </text:span><text:span text:style-name="T761">bude jeho postava dělat</text:span><text:span text:style-name="T758">.</text:span></text:p>
      <text:list xml:id="list241148810" text:style-name="L117">
        <text:list-item>
          <text:p text:style-name="P1209"><text:span text:style-name="T759">N</text:span><text:span text:style-name="T762">ěkterým hráčům </text:span><text:span text:style-name="T761">totiž</text:span><text:span text:style-name="T762"> může být nepříjemné skákat ostatním do řeči, nebo se neustále hlásit o slovo, což vede k tomu, že většinu hry mlčí a nebaví se. J</text:span><text:span text:style-name="T763">edním z tvých hlavních úkolů </text:span><text:span text:style-name="T762">je zajistit, aby k tomu nedošlo</text:span><text:span text:style-name="T763">. Boj je rozdělen na kola právě proto, abys </text:span><text:span text:style-name="T764">to měl jednodušší</text:span><text:span text:style-name="T763">.</text:span></text:p>
        </text:list-item>
        <text:list-item>
          <text:p text:style-name="P1210"><text:span text:style-name="T763">O</text:span><text:span text:style-name="T291">ční kontakt je velmi důležitý – </text:span><text:span text:style-name="T765">díky němu dáš pasivnějším hráčům jasně najevo, že jsi tam i pro ně. Velice jim tím pomůžeš zapojit se do hry.</text:span></text:p>
        </text:list-item>
      </text:list>
      <text:h text:style-name="Heading_20_3" text:outline-level="3"><text:span text:style-name="T765">H</text:span><text:span text:style-name="T291">ody</text:span></text:h>
      <text:p text:style-name="P49">TODO: Tohle bude jinak – postihy a bonusy si vyjmenovávají hráči.</text:p>
      <text:p text:style-name="P48">Počítej nahlas a vyjmenuj všechno, za co má kdo postih nebo bonus.</text:p>
      <text:p text:style-name="P536">Příklad:</text:p>
      <text:p text:style-name="P617">Ork má 6 základ, +2 za přípravu, -1 za probodnutý rameno a -2, protože na něm ležíš. Takže 5 plus na kostce 3, celkem 8. Kolik máš ty?</text:p>
      <text:p text:style-name="P290">Je to důležité, protože jednak tím dáš hráčům možnost opravit případné chyby a navíc je ujistíš, že to, co protivníkům, dělají, se opravdu projevilo. </text:p>
      <text:h text:style-name="P790" text:outline-level="3"><text:soft-page-break/>Popisy</text:h>
      <text:p text:style-name="P387">Dávej si záležet na popisech <text:span text:style-name="T1755">účinků kouzel a schopností. Když je totiž zredukuješ na pravidlový efekt, tak nejsou nijak zvlášť zajímavé – </text:span><text:span text:style-name="T884">modrý blesk</text:span><text:span text:style-name="T1754"> prostě zraňuje, </text:span><text:span text:style-name="T884">hromový palcát</text:span><text:span text:style-name="T1754"> odhazuje a podobně. Až díky tvým barvitým popisům si hráč řekne: „Tohle vážně umím? To je super!“</text:span></text:p>
      <text:p text:style-name="Example_20_Header">Příklad:</text:p>
      <text:p text:style-name="Example"><text:span text:style-name="T1759">Zásah </text:span><text:span text:style-name="T883">hromovým palcátem</text:span><text:span text:style-name="T1753">, což je kouzelná zbraň, která protivníka se zahřměním odhodí zpět, bys mohl popsat takhle:</text:span></text:p>
      <text:p text:style-name="Example"><text:span text:style-name="T1028">Pán jeskyně:</text:span><text:span text:style-name="T1753"> „</text:span>Zranil jsi ho za tři a odhodil jsi ho kus zpět.“</text:p>
      <text:p text:style-name="P632">Ale takhle je to mnohem lepší:</text:p>
      <text:p text:style-name="P628"><text:span text:style-name="T1293">Pán jeskyně:</text:span><text:span text:style-name="T1753"> „</text:span>Ozvalo se ohlušující zahřmění, skřet odlítnul přes celou místnost <text:span text:style-name="T1756">a</text:span> se zaduněním <text:span text:style-name="T1756">se rozplácnul o</text:span> protější stěn<text:span text:style-name="T1756">u</text:span>. <text:span text:style-name="T1757">Tváří se poněkud překvapeně.</text:span>“</text:p>
      <text:p text:style-name="Example"><text:span text:style-name="T1760">P</text:span>ři zásahu modrým bleskem můžeš <text:span text:style-name="T1760">zase</text:span> popsat zápach spáleného masa, naježené vlasy a podobně.</text:p>
      <text:h text:style-name="Heading_20_3" text:outline-level="3">Nech hráče popisovat výsledek</text:h>
      <text:p text:style-name="P388">Nemusíš všechno popisovat sám. Je dokonce lepší <text:span text:style-name="T1758">hráče vyzvat, ať si </text:span>výsledek <text:span text:style-name="T1758">popíše sám</text:span> a pak <text:span text:style-name="T1761">to</text:span> případně doplnit, protože <text:span text:style-name="T1758">tím jej víc zapojíš do hry a navíc ho může napadnou něco zajímavého, co by tebe třeba nenapadlo.</text:span></text:p>
      <text:p text:style-name="P543">Příklad:</text:p>
      <text:p text:style-name="P629"><text:span text:style-name="T1293">Pán jeskyně:</text:span><text:span text:style-name="T1753"> „Máš proti němu dva úspěchy. Co jsi mu udělal a jak to vypadalo?“</text:span></text:p>
      <text:h text:style-name="P791" text:outline-level="3">Boj s nestvůrami</text:h>
      <text:p text:style-name="P331"><text:span text:style-name="T1670">TODO:</text:span> <text:span text:style-name="T1670">Možná to hodit do kapitoly pro PJ</text:span></text:p>
      <text:p text:style-name="P331"><text:soft-page-break/>Některé <text:span text:style-name="T1671">obzvláště nebezpečné</text:span> nestvůry používají speciální pravidla.</text:p>
      <text:h text:style-name="P691" text:outline-level="4"><text:bookmark-start text:name="__RefHeading___Toc2537_690236890"/><text:span text:style-name="T1672">V</text:span>ícenásob<text:span text:style-name="T1672">né</text:span> útoky<text:bookmark-end text:name="__RefHeading___Toc2537_690236890"/></text:h>
      <text:p text:style-name="P332">Některé nestvůry, jako třeba obří štír nebo hydra, mají tělo stavěné tak, že mohou současně útočit z několika směrů.</text:p>
      <text:list xml:id="list2660754450" text:style-name="L118">
        <text:list-item>
          <text:p text:style-name="P1211">Tyto nestvůry mohou <text:span text:style-name="T1673">provést více akcí</text:span> v jednom kole, a to i na stejný cíl.</text:p>
        </text:list-item>
      </text:list>
      <text:h text:style-name="P791" text:outline-level="3"><text:bookmark-start text:name="__RefHeading___Toc2539_690236890"/>Zranitelnost nestvůr<text:bookmark-end text:name="__RefHeading___Toc2539_690236890"/></text:h>
      <text:p text:style-name="P50"><text:span text:style-name="T1674">Nezapomeň </text:span>dát hráčům vědět, že jejich <text:span text:style-name="T1674">útok</text:span> má jiný než očekávaný účinek: <text:span text:style-name="T810">„Po zásahu palicí se na soše udělaly pukliny a odpadl z ní velký kus kamene. Vypadá to, že tvoje zbraň je proti ní velmi účinná.“</text:span></text:p>
      <text:h text:style-name="P791" text:outline-level="3">Boj s nehmotným protivníkem</text:h>
      <text:list xml:id="list3236399828" text:style-name="L119">
        <text:list-item>
          <text:p text:style-name="P1212">Může procházet zdmi nebo se třeba někde vynořit ze země.</text:p>
        </text:list-item>
        <text:list-item>
          <text:p text:style-name="P1213">Nemagické zbraně a jiná než duševní kouzla skrz něj projdou a nic mu neudělají.</text:p>
        </text:list-item>
        <text:list-item>
          <text:p text:style-name="P1214">Bránit se proti němu dá pouze Finesou (úhyb) nebo Duší (odolávání). Bonus za zbraň ani štít se nepočítá.</text:p>
        </text:list-item>
        <text:list-item>
          <text:p text:style-name="P1104"><text:span text:style-name="T495">Pokud p</text:span><text:span text:style-name="T496">ostava </text:span><text:span text:style-name="T495">nemá </text:span><text:span text:style-name="T497">nehmotnou bytost</text:span><text:span text:style-name="T495"> jak ohrozit, </text:span><text:span text:style-name="T497">tak si proti ní vždycky hází na obranu a nemůže si počítat zbraň</text:span><text:span text:style-name="T498">.</text:span></text:p>
        </text:list-item>
      </text:list>
      <text:h text:style-name="Heading_20_2" text:outline-level="2"><text:bookmark-start text:name="__RefHeading___Toc12912_4230435934"/>Smrt hráčských postav<text:bookmark-end text:name="__RefHeading___Toc12912_4230435934"/></text:h>
      <text:p text:style-name="P184">Pokud jste se dohodli, že ve hře chcete mít možnost smrti hráčských postav, <text:span text:style-name="T127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271">jsi umístil</text:span> chodbu, skrz kterou přeskakují blesky, s tím, že něco takového nikdo nemůže přežít. Hráč následně řekne: „Zkusím to proběhnout.“</text:p>
      <text:p text:style-name="P185">V tenhle moment rozhodně nestačí oznámit, že je postava mrtvá, přestože by to k tomu mohlo svádět. <text:span text:style-name="T1272">Zeptej se hráče, proč to chce udělat:</text:span></text:p>
      <text:p text:style-name="Example"><text:span text:style-name="T832">PJ:</text:span><text:span text:style-name="T1272"> </text:span>„<text:span text:style-name="T1272">Uvědomuješ si, doufám, že tohle nemůžeš v žádném případě přežít?“</text:span></text:p>
      <text:p text:style-name="Example"><text:span text:style-name="T810">Hráč:</text:span> „<text:span text:style-name="T1276">Tak to jsem fakt nečekal. </text:span>Myslel jsem, že si normálně hodím na obranu a dá mi to jen nějaký zranění.“</text:p>
      <text:p text:style-name="P186">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611090080" text:style-name="L120">
        <text:list-item>
          <text:p text:style-name="P1215">Aby k takovým situacím nedocházelo, <text:span text:style-name="T1279">tak </text:span><text:span text:style-name="T1281">kdykoliv chce hráč udělat něco zjevně sebevražedného,</text:span><text:span text:style-name="T1280"> vždycky </text:span><text:span text:style-name="T1281">se ho</text:span><text:span text:style-name="T1280"> zeptej, </text:span><text:span text:style-name="T1281">proč to dělá a čeho se tím snaží dosáhnout</text:span>, a ujisti se, že si plně uvědomuje riziko smrti své postavy.</text:p>
        </text:list-item>
      </text:list>
      <text:p text:style-name="P186">Hráč se potom může rozhodnout, že to <text:span text:style-name="T1277">i</text:span> přesto riskne. Může <text:span text:style-name="T1274">to také chtít udělat třeba proto, že</text:span> se <text:span text:style-name="T1274">tím jeho</text:span> postava obětuje za ostatní - <text:span text:style-name="T1278">na takovou smrt </text:span>budete <text:span text:style-name="T1274">jistě</text:span> ještě dlouho vzpomínat. V takov<text:span text:style-name="T1275">ých</text:span> případě postava opravdu umře. <text:span text:style-name="T1273">Vždycky se ale ujisti, že to dělá s plným vědomím rizika a nikoliv proto, že si představuje situaci a její důsledky jinak než ty.</text:span></text:p>
      <text:h text:style-name="P734" text:outline-level="2"><text:bookmark-start text:name="__RefHeading___Toc12914_4230435934"/><text:soft-page-break/>Vedení kampaně<text:bookmark-end text:name="__RefHeading___Toc12914_4230435934"/></text:h>
      <text:h text:style-name="P792" text:outline-level="3">Začátek hry</text:h>
      <text:p text:style-name="P378">Příklady:</text:p>
      <text:list xml:id="list3082680579" text:style-name="L121">
        <text:list-item>
          <text:p text:style-name="P1216">Jedna z postav hledá parťáky na výpravu za pokladem.</text:p>
        </text:list-item>
        <text:list-item>
          <text:p text:style-name="P1216">Postavy společně přijmou nějaký úkol.</text:p>
        </text:list-item>
        <text:list-item>
          <text:p text:style-name="P1216">Postavy společně začínají v nebezpečné situaci: Jsou na potápějící lodi, doprovází karavanu, která je zrovna pod útokem a podobně.</text:p>
        </text:list-item>
      </text:list>
      <text:h text:style-name="P793" text:outline-level="3">Zapojení postav do děje</text:h>
      <text:p text:style-name="P418">Pokud tvoji hráči sami vymýšlí, co budou jejich postavy dělat a čeho <text:s/>chtějí dosáhnout, tak to máš jednoduché: Stačí jim <text:span text:style-name="T1789">dávat</text:span> do cesty překážky, komplikace, záhady a podobně. Hráči ale většinou bývají spíš pasivní a v tom případě je na tebe, abys jim nějaké cíle nabídnul.<text:line-break/><text:tab/><text:span text:style-name="T1790">Zde je pár možností, jak to můžeš udělat:</text:span></text:p>
      <text:list xml:id="list986781763" text:style-name="L122">
        <text:list-item>
          <text:p text:style-name="P1217">Ohrož <text:span text:style-name="T1786">někoho nebo</text:span> něco, na čem postavy záleží.</text:p>
          <text:list>
            <text:list-item>
              <text:p text:style-name="P1217"><text:span text:style-name="T1787">M</text:span>ůžete <text:span text:style-name="T1787">před tím</text:span> dotvořit část minulosti postav, abys měl co ohrozit.</text:p>
            </text:list-item>
            <text:list-item>
              <text:p text:style-name="P1218">Pomůže také dát postavám možnost něco hodnotného získat – třeba dům ve městě nebo hrad. <text:s/><text:span text:style-name="T1788">Když budou postavy vlastnit, budou díky tomu zainteresované do toho, co se děje kolem.</text:span></text:p>
            </text:list-item>
          </text:list>
        </text:list-item>
        <text:list-item>
          <text:p text:style-name="P1219">Nech někoho, ať postavám zadá úkol.</text:p>
          <text:list>
            <text:list-item>
              <text:p text:style-name="P1220">Obvykle za to nabídne odměnu. Pokud jsou ale postavy v něčích službách, mohou to klidně dostat rozkazem.</text:p>
            </text:list-item>
          </text:list>
        </text:list-item>
        <text:list-item>
          <text:p text:style-name="P1221"><text:soft-page-break/>Předlož před postavy něco zajímavého, co by mohly chtít prozkoumat.</text:p>
          <text:list>
            <text:list-item>
              <text:p text:style-name="P1222">Může to být nějaká záhada (tajemná vražda nebo krádež), <text:span text:style-name="T1791">tajemný poutník,</text:span> nebo třeba zmínka o tom, že nedaleko je zřícenina věže slavného mága.</text:p>
            </text:list-item>
          </text:list>
        </text:list-item>
        <text:list-item>
          <text:p text:style-name="P1223">Představ postavám situaci, kdy někdo potřebuje pomoct (může to být jednotlivec, ale také třeba město nebo celé království).</text:p>
          <text:list>
            <text:list-item>
              <text:p text:style-name="P1224">Nejlépe to funguje, když o pomoc požádá někdo, koho postavy znají – ať už z předchozího děje, nebo v rámci své minulosti.</text:p>
            </text:list-item>
          </text:list>
        </text:list-item>
      </text:list>
      <text:h text:style-name="Heading_20_3" text:outline-level="3">Růst síly postav</text:h>
      <text:p text:style-name="P475">Postavy v Dračáku začínají jako čerstvě zaškolení dobrodruzi a s tím, jak zažívají dobrodružství, získávají nové, silnější schopnosti a dokáží porazit silnější protivníky.<text:line-break/><text:tab/><text:span text:style-name="T1675">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bookmark-start text:name="__RefHeading___Toc14159_729341476"/><text:soft-page-break/>Tvorba podzemí<text:bookmark-end text:name="__RefHeading___Toc14159_729341476"/></text:h>
      <text:h text:style-name="Heading_20_3" text:outline-level="3">Pasti</text:h>
      <text:p text:style-name="P476">Pasti <text:span text:style-name="T1930">v podzemí, kde někdo žije,</text:span> často mívají deaktivační mechanismus – ten, kdo je nalíčil, tudy nejspíš potřeboval chodit bez toho, aby se do pasti pokaždé sám lapil. <text:span text:style-name="T1930">V zapečetěných hrobkách, tohle většinou neplatí – pohřbený past nespustí a nikdo jiný v hrobce nemá co pohledávat.</text:span></text:p>
      <text:h text:style-name="P746" text:outline-level="1"><text:bookmark-start text:name="__RefHeading___Toc12916_4230435934"/>Domlouvání hry<text:bookmark-end text:name="__RefHeading___Toc12916_4230435934"/></text:h>
      <text:list xml:id="list1300017104" text:style-name="L123">
        <text:list-item>
          <text:p text:style-name="P1225">Pokud nemůžeš nebo nechceš na hru dorazit, řekni to ostatním co nejdřív, ať si mohou udělat jiné plány.</text:p>
        </text:list-item>
        <text:list-item>
          <text:p text:style-name="P1225">Dejte vždycky všem hráčům vědět, že je hra zrušená, ať se na ní někdo netrmácí zbytečně.</text:p>
        </text:list-item>
        <text:list-item>
          <text:p text:style-name="P1226">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4T20:45:29.944000000</dc:date>
    <meta:print-date>2113-01-01T00:00:00</meta:print-date>
    <meta:editing-cycles>16732</meta:editing-cycles>
    <meta:editing-duration>P48DT16H44M29S</meta:editing-duration>
    <meta:generator>LibreOffice/6.0.5.2$Windows_X86_64 LibreOffice_project/54c8cbb85f300ac59db32fe8a675ff7683cd5a16</meta:generator>
    <meta:document-statistic meta:table-count="0" meta:image-count="0" meta:object-count="0" meta:page-count="185" meta:paragraph-count="1957" meta:word-count="34938" meta:character-count="209048" meta:non-whitespace-character-count="176277"/>
  </office:meta>
</office:document-meta>
</file>